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201in"/>
    </style:style>
    <style:style style:name="co3" style:family="table-column">
      <style:table-column-properties fo:break-before="auto" style:column-width="5.8898in"/>
    </style:style>
    <style:style style:name="co4" style:family="table-column">
      <style:table-column-properties fo:break-before="auto" style:column-width="5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table:formula="of:=TEXT([.B1];&quot;00&quot;)" office:value-type="string" office:string-value="01">
            <text:p>01</text:p>
          </table:table-cell>
          <table:table-cell table:formula="of:=TEXT([.C1];&quot;00&quot;)" office:value-type="string" office:string-value="02">
            <text:p>02</text:p>
          </table:table-cell>
          <table:table-cell table:formula="of:=TEXT([.D1];&quot;00&quot;)" office:value-type="string" office:string-value="03">
            <text:p>03</text:p>
          </table:table-cell>
          <table:table-cell table:formula="of:=TEXT([.E1];&quot;00&quot;)" office:value-type="string" office:string-value="04">
            <text:p>04</text:p>
          </table:table-cell>
          <table:table-cell table:formula="of:=TEXT([.F1];&quot;00&quot;)" office:value-type="string" office:string-value="05">
            <text:p>05</text:p>
          </table:table-cell>
          <table:table-cell table:formula="of:=TEXT([.G1];&quot;00&quot;)" office:value-type="string" office:string-value="06">
            <text:p>06</text:p>
          </table:table-cell>
          <table:table-cell table:formula="of:=TEXT([.H1];&quot;00&quot;)" office:value-type="string" office:string-value="07">
            <text:p>07</text:p>
          </table:table-cell>
          <table:table-cell table:formula="of:=TEXT([.I1];&quot;00&quot;)" office:value-type="string" office:string-value="08">
            <text:p>08</text:p>
          </table:table-cell>
          <table:table-cell table:formula="of:=TEXT([.J1];&quot;00&quot;)" office:value-type="string" office:string-value="09">
            <text:p>09</text:p>
          </table:table-cell>
          <table:table-cell table:formula="of:=TEXT([.K1];&quot;00&quot;)" office:value-type="string" office:string-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 table:formula="of:=TEXT([.$A4];&quot;000&quot;)" office:value-type="string" office:string-value="001">
            <text:p>001</text:p>
          </table:table-cell>
          <table:table-cell/>
          <table:table-cell table:formula="of:=&quot;echo $vcfdir/case_100k_bin_&quot;&amp;[.B$2]&amp;&quot;_&quot;&amp;[.B4]&amp;&quot;.vcf &gt;&gt; $logfile&quot;&amp;CHAR(10)&amp;&quot;$scriptdir/../../bin/bvd-add.pl -s $vcfdir/case_100k_bin_&quot;&amp;[.B$2]&amp;&quot;_&quot;&amp;[.B4]&amp;&quot;.vcf -T &quot;&amp;[.B$3]&amp;[.B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1.vcf &gt;&gt; $logfile&#10;$scriptdir/../../bin/bvd-add.pl -s $vcfdir/case_100k_bin_01_001.vcf -T A001_cancer  -d $dbdir&#10;endtime=$(date +%s)&#10;timediff=$((endtime-starttime))&#10;echo total excutetime so far $timediff seconds &gt;&gt; $logfile">
            <text:p>echo $vcfdir/case_100k_bin_01_001.vcf &gt;&gt; $logfile<text:line-break/>$scriptdir/../../bin/bvd-add.pl -s $vcfdir/case_100k_bin_01_001.vcf -T A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]&amp;&quot;.vcf &gt;&gt; $logfile&quot;&amp;CHAR(10)&amp;&quot;$scriptdir/../../bin/bvd-add.pl -s $vcfdir/case_100k_bin_&quot;&amp;[.C$2]&amp;&quot;_&quot;&amp;[.C4]&amp;&quot;.vcf -T &quot;&amp;[.C$3]&amp;[.C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1.vcf &gt;&gt; $logfile&#10;$scriptdir/../../bin/bvd-add.pl -s $vcfdir/case_100k_bin_02_001.vcf -T B001_cancer  -d $dbdir&#10;endtime=$(date +%s)&#10;timediff=$((endtime-starttime))&#10;echo total excutetime so far $timediff seconds &gt;&gt; $logfile">
            <text:p>echo $vcfdir/case_100k_bin_02_001.vcf &gt;&gt; $logfile<text:line-break/>$scriptdir/../../bin/bvd-add.pl -s $vcfdir/case_100k_bin_02_001.vcf -T B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]&amp;&quot;.vcf &gt;&gt; $logfile&quot;&amp;CHAR(10)&amp;&quot;$scriptdir/../../bin/bvd-add.pl -s $vcfdir/case_100k_bin_&quot;&amp;[.D$2]&amp;&quot;_&quot;&amp;[.D4]&amp;&quot;.vcf -T &quot;&amp;[.D$3]&amp;[.D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1.vcf &gt;&gt; $logfile&#10;$scriptdir/../../bin/bvd-add.pl -s $vcfdir/case_100k_bin_03_001.vcf -T C001_cancer  -d $dbdir&#10;endtime=$(date +%s)&#10;timediff=$((endtime-starttime))&#10;echo total excutetime so far $timediff seconds &gt;&gt; $logfile">
            <text:p>echo $vcfdir/case_100k_bin_03_001.vcf &gt;&gt; $logfile<text:line-break/>$scriptdir/../../bin/bvd-add.pl -s $vcfdir/case_100k_bin_03_001.vcf -T C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]&amp;&quot;.vcf &gt;&gt; $logfile&quot;&amp;CHAR(10)&amp;&quot;$scriptdir/../../bin/bvd-add.pl -s $vcfdir/case_100k_bin_&quot;&amp;[.E$2]&amp;&quot;_&quot;&amp;[.E4]&amp;&quot;.vcf -T &quot;&amp;[.E$3]&amp;[.E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1.vcf &gt;&gt; $logfile&#10;$scriptdir/../../bin/bvd-add.pl -s $vcfdir/case_100k_bin_04_001.vcf -T D001_cancer  -d $dbdir&#10;endtime=$(date +%s)&#10;timediff=$((endtime-starttime))&#10;echo total excutetime so far $timediff seconds &gt;&gt; $logfile">
            <text:p>echo $vcfdir/case_100k_bin_04_001.vcf &gt;&gt; $logfile<text:line-break/>$scriptdir/../../bin/bvd-add.pl -s $vcfdir/case_100k_bin_04_001.vcf -T D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]&amp;&quot;.vcf &gt;&gt; $logfile&quot;&amp;CHAR(10)&amp;&quot;$scriptdir/../../bin/bvd-add.pl -s $vcfdir/case_100k_bin_&quot;&amp;[.F$2]&amp;&quot;_&quot;&amp;[.F4]&amp;&quot;.vcf -T &quot;&amp;[.F$3]&amp;[.F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1.vcf &gt;&gt; $logfile&#10;$scriptdir/../../bin/bvd-add.pl -s $vcfdir/case_100k_bin_05_001.vcf -T E001_cancer  -d $dbdir&#10;endtime=$(date +%s)&#10;timediff=$((endtime-starttime))&#10;echo total excutetime so far $timediff seconds &gt;&gt; $logfile">
            <text:p>echo $vcfdir/case_100k_bin_05_001.vcf &gt;&gt; $logfile<text:line-break/>$scriptdir/../../bin/bvd-add.pl -s $vcfdir/case_100k_bin_05_001.vcf -T E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]&amp;&quot;.vcf &gt;&gt; $logfile&quot;&amp;CHAR(10)&amp;&quot;$scriptdir/../../bin/bvd-add.pl -s $vcfdir/case_100k_bin_&quot;&amp;[.G$2]&amp;&quot;_&quot;&amp;[.G4]&amp;&quot;.vcf -T &quot;&amp;[.G$3]&amp;[.G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1.vcf &gt;&gt; $logfile&#10;$scriptdir/../../bin/bvd-add.pl -s $vcfdir/case_100k_bin_06_001.vcf -T F001_cancer  -d $dbdir&#10;endtime=$(date +%s)&#10;timediff=$((endtime-starttime))&#10;echo total excutetime so far $timediff seconds &gt;&gt; $logfile">
            <text:p>echo $vcfdir/case_100k_bin_06_001.vcf &gt;&gt; $logfile<text:line-break/>$scriptdir/../../bin/bvd-add.pl -s $vcfdir/case_100k_bin_06_001.vcf -T F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]&amp;&quot;.vcf &gt;&gt; $logfile&quot;&amp;CHAR(10)&amp;&quot;$scriptdir/../../bin/bvd-add.pl -s $vcfdir/case_100k_bin_&quot;&amp;[.H$2]&amp;&quot;_&quot;&amp;[.H4]&amp;&quot;.vcf -T &quot;&amp;[.H$3]&amp;[.H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1.vcf &gt;&gt; $logfile&#10;$scriptdir/../../bin/bvd-add.pl -s $vcfdir/case_100k_bin_07_001.vcf -T G001_cancer  -d $dbdir&#10;endtime=$(date +%s)&#10;timediff=$((endtime-starttime))&#10;echo total excutetime so far $timediff seconds &gt;&gt; $logfile">
            <text:p>echo $vcfdir/case_100k_bin_07_001.vcf &gt;&gt; $logfile<text:line-break/>$scriptdir/../../bin/bvd-add.pl -s $vcfdir/case_100k_bin_07_001.vcf -T G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]&amp;&quot;.vcf &gt;&gt; $logfile&quot;&amp;CHAR(10)&amp;&quot;$scriptdir/../../bin/bvd-add.pl -s $vcfdir/case_100k_bin_&quot;&amp;[.I$2]&amp;&quot;_&quot;&amp;[.I4]&amp;&quot;.vcf -T &quot;&amp;[.I$3]&amp;[.I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1.vcf &gt;&gt; $logfile&#10;$scriptdir/../../bin/bvd-add.pl -s $vcfdir/case_100k_bin_08_001.vcf -T H001_cancer  -d $dbdir&#10;endtime=$(date +%s)&#10;timediff=$((endtime-starttime))&#10;echo total excutetime so far $timediff seconds &gt;&gt; $logfile">
            <text:p>echo $vcfdir/case_100k_bin_08_001.vcf &gt;&gt; $logfile<text:line-break/>$scriptdir/../../bin/bvd-add.pl -s $vcfdir/case_100k_bin_08_001.vcf -T H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]&amp;&quot;.vcf &gt;&gt; $logfile&quot;&amp;CHAR(10)&amp;&quot;$scriptdir/../../bin/bvd-add.pl -s $vcfdir/case_100k_bin_&quot;&amp;[.J$2]&amp;&quot;_&quot;&amp;[.J4]&amp;&quot;.vcf -T &quot;&amp;[.J$3]&amp;[.J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1.vcf &gt;&gt; $logfile&#10;$scriptdir/../../bin/bvd-add.pl -s $vcfdir/case_100k_bin_09_001.vcf -T I001_cancer  -d $dbdir&#10;endtime=$(date +%s)&#10;timediff=$((endtime-starttime))&#10;echo total excutetime so far $timediff seconds &gt;&gt; $logfile">
            <text:p>echo $vcfdir/case_100k_bin_09_001.vcf &gt;&gt; $logfile<text:line-break/>$scriptdir/../../bin/bvd-add.pl -s $vcfdir/case_100k_bin_09_001.vcf -T I00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]&amp;&quot;.vcf &gt;&gt; $logfile&quot;&amp;CHAR(10)&amp;&quot;$scriptdir/../../bin/bvd-add.pl -s $vcfdir/case_100k_bin_&quot;&amp;[.K$2]&amp;&quot;_&quot;&amp;[.K4]&amp;&quot;.vcf -T &quot;&amp;[.K$3]&amp;[.K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1.vcf &gt;&gt; $logfile&#10;$scriptdir/../../bin/bvd-add.pl -s $vcfdir/case_100k_bin_10_001.vcf -T J001_cancer  -d $dbdir&#10;endtime=$(date +%s)&#10;timediff=$((endtime-starttime))&#10;echo total excutetime so far $timediff seconds &gt;&gt; $logfile">
            <text:p>echo $vcfdir/case_100k_bin_10_001.vcf &gt;&gt; $logfile<text:line-break/>$scriptdir/../../bin/bvd-add.pl -s $vcfdir/case_100k_bin_10_001.vcf -T J00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 table:formula="of:=TEXT([.$A5];&quot;000&quot;)" office:value-type="string" office:string-value="002">
            <text:p>002</text:p>
          </table:table-cell>
          <table:table-cell/>
          <table:table-cell table:formula="of:=&quot;echo $vcfdir/case_100k_bin_&quot;&amp;[.B$2]&amp;&quot;_&quot;&amp;[.B5]&amp;&quot;.vcf &gt;&gt; $logfile&quot;&amp;CHAR(10)&amp;&quot;$scriptdir/../../bin/bvd-add.pl -s $vcfdir/case_100k_bin_&quot;&amp;[.B$2]&amp;&quot;_&quot;&amp;[.B5]&amp;&quot;.vcf -T &quot;&amp;[.B$3]&amp;[.B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2.vcf &gt;&gt; $logfile&#10;$scriptdir/../../bin/bvd-add.pl -s $vcfdir/case_100k_bin_01_002.vcf -T A002_cancer  -d $dbdir&#10;endtime=$(date +%s)&#10;timediff=$((endtime-starttime))&#10;echo total excutetime so far $timediff seconds &gt;&gt; $logfile">
            <text:p>echo $vcfdir/case_100k_bin_01_002.vcf &gt;&gt; $logfile<text:line-break/>$scriptdir/../../bin/bvd-add.pl -s $vcfdir/case_100k_bin_01_002.vcf -T A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]&amp;&quot;.vcf &gt;&gt; $logfile&quot;&amp;CHAR(10)&amp;&quot;$scriptdir/../../bin/bvd-add.pl -s $vcfdir/case_100k_bin_&quot;&amp;[.C$2]&amp;&quot;_&quot;&amp;[.C5]&amp;&quot;.vcf -T &quot;&amp;[.C$3]&amp;[.C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2.vcf &gt;&gt; $logfile&#10;$scriptdir/../../bin/bvd-add.pl -s $vcfdir/case_100k_bin_02_002.vcf -T B002_cancer  -d $dbdir&#10;endtime=$(date +%s)&#10;timediff=$((endtime-starttime))&#10;echo total excutetime so far $timediff seconds &gt;&gt; $logfile">
            <text:p>echo $vcfdir/case_100k_bin_02_002.vcf &gt;&gt; $logfile<text:line-break/>$scriptdir/../../bin/bvd-add.pl -s $vcfdir/case_100k_bin_02_002.vcf -T B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]&amp;&quot;.vcf &gt;&gt; $logfile&quot;&amp;CHAR(10)&amp;&quot;$scriptdir/../../bin/bvd-add.pl -s $vcfdir/case_100k_bin_&quot;&amp;[.D$2]&amp;&quot;_&quot;&amp;[.D5]&amp;&quot;.vcf -T &quot;&amp;[.D$3]&amp;[.D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2.vcf &gt;&gt; $logfile&#10;$scriptdir/../../bin/bvd-add.pl -s $vcfdir/case_100k_bin_03_002.vcf -T C002_cancer  -d $dbdir&#10;endtime=$(date +%s)&#10;timediff=$((endtime-starttime))&#10;echo total excutetime so far $timediff seconds &gt;&gt; $logfile">
            <text:p>echo $vcfdir/case_100k_bin_03_002.vcf &gt;&gt; $logfile<text:line-break/>$scriptdir/../../bin/bvd-add.pl -s $vcfdir/case_100k_bin_03_002.vcf -T C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]&amp;&quot;.vcf &gt;&gt; $logfile&quot;&amp;CHAR(10)&amp;&quot;$scriptdir/../../bin/bvd-add.pl -s $vcfdir/case_100k_bin_&quot;&amp;[.E$2]&amp;&quot;_&quot;&amp;[.E5]&amp;&quot;.vcf -T &quot;&amp;[.E$3]&amp;[.E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2.vcf &gt;&gt; $logfile&#10;$scriptdir/../../bin/bvd-add.pl -s $vcfdir/case_100k_bin_04_002.vcf -T D002_cancer  -d $dbdir&#10;endtime=$(date +%s)&#10;timediff=$((endtime-starttime))&#10;echo total excutetime so far $timediff seconds &gt;&gt; $logfile">
            <text:p>echo $vcfdir/case_100k_bin_04_002.vcf &gt;&gt; $logfile<text:line-break/>$scriptdir/../../bin/bvd-add.pl -s $vcfdir/case_100k_bin_04_002.vcf -T D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]&amp;&quot;.vcf &gt;&gt; $logfile&quot;&amp;CHAR(10)&amp;&quot;$scriptdir/../../bin/bvd-add.pl -s $vcfdir/case_100k_bin_&quot;&amp;[.F$2]&amp;&quot;_&quot;&amp;[.F5]&amp;&quot;.vcf -T &quot;&amp;[.F$3]&amp;[.F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2.vcf &gt;&gt; $logfile&#10;$scriptdir/../../bin/bvd-add.pl -s $vcfdir/case_100k_bin_05_002.vcf -T E002_cancer  -d $dbdir&#10;endtime=$(date +%s)&#10;timediff=$((endtime-starttime))&#10;echo total excutetime so far $timediff seconds &gt;&gt; $logfile">
            <text:p>echo $vcfdir/case_100k_bin_05_002.vcf &gt;&gt; $logfile<text:line-break/>$scriptdir/../../bin/bvd-add.pl -s $vcfdir/case_100k_bin_05_002.vcf -T E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]&amp;&quot;.vcf &gt;&gt; $logfile&quot;&amp;CHAR(10)&amp;&quot;$scriptdir/../../bin/bvd-add.pl -s $vcfdir/case_100k_bin_&quot;&amp;[.G$2]&amp;&quot;_&quot;&amp;[.G5]&amp;&quot;.vcf -T &quot;&amp;[.G$3]&amp;[.G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2.vcf &gt;&gt; $logfile&#10;$scriptdir/../../bin/bvd-add.pl -s $vcfdir/case_100k_bin_06_002.vcf -T F002_cancer  -d $dbdir&#10;endtime=$(date +%s)&#10;timediff=$((endtime-starttime))&#10;echo total excutetime so far $timediff seconds &gt;&gt; $logfile">
            <text:p>echo $vcfdir/case_100k_bin_06_002.vcf &gt;&gt; $logfile<text:line-break/>$scriptdir/../../bin/bvd-add.pl -s $vcfdir/case_100k_bin_06_002.vcf -T F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]&amp;&quot;.vcf &gt;&gt; $logfile&quot;&amp;CHAR(10)&amp;&quot;$scriptdir/../../bin/bvd-add.pl -s $vcfdir/case_100k_bin_&quot;&amp;[.H$2]&amp;&quot;_&quot;&amp;[.H5]&amp;&quot;.vcf -T &quot;&amp;[.H$3]&amp;[.H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2.vcf &gt;&gt; $logfile&#10;$scriptdir/../../bin/bvd-add.pl -s $vcfdir/case_100k_bin_07_002.vcf -T G002_cancer  -d $dbdir&#10;endtime=$(date +%s)&#10;timediff=$((endtime-starttime))&#10;echo total excutetime so far $timediff seconds &gt;&gt; $logfile">
            <text:p>echo $vcfdir/case_100k_bin_07_002.vcf &gt;&gt; $logfile<text:line-break/>$scriptdir/../../bin/bvd-add.pl -s $vcfdir/case_100k_bin_07_002.vcf -T G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]&amp;&quot;.vcf &gt;&gt; $logfile&quot;&amp;CHAR(10)&amp;&quot;$scriptdir/../../bin/bvd-add.pl -s $vcfdir/case_100k_bin_&quot;&amp;[.I$2]&amp;&quot;_&quot;&amp;[.I5]&amp;&quot;.vcf -T &quot;&amp;[.I$3]&amp;[.I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2.vcf &gt;&gt; $logfile&#10;$scriptdir/../../bin/bvd-add.pl -s $vcfdir/case_100k_bin_08_002.vcf -T H002_cancer  -d $dbdir&#10;endtime=$(date +%s)&#10;timediff=$((endtime-starttime))&#10;echo total excutetime so far $timediff seconds &gt;&gt; $logfile">
            <text:p>echo $vcfdir/case_100k_bin_08_002.vcf &gt;&gt; $logfile<text:line-break/>$scriptdir/../../bin/bvd-add.pl -s $vcfdir/case_100k_bin_08_002.vcf -T H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]&amp;&quot;.vcf &gt;&gt; $logfile&quot;&amp;CHAR(10)&amp;&quot;$scriptdir/../../bin/bvd-add.pl -s $vcfdir/case_100k_bin_&quot;&amp;[.J$2]&amp;&quot;_&quot;&amp;[.J5]&amp;&quot;.vcf -T &quot;&amp;[.J$3]&amp;[.J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2.vcf &gt;&gt; $logfile&#10;$scriptdir/../../bin/bvd-add.pl -s $vcfdir/case_100k_bin_09_002.vcf -T I002_cancer  -d $dbdir&#10;endtime=$(date +%s)&#10;timediff=$((endtime-starttime))&#10;echo total excutetime so far $timediff seconds &gt;&gt; $logfile">
            <text:p>echo $vcfdir/case_100k_bin_09_002.vcf &gt;&gt; $logfile<text:line-break/>$scriptdir/../../bin/bvd-add.pl -s $vcfdir/case_100k_bin_09_002.vcf -T I00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]&amp;&quot;.vcf &gt;&gt; $logfile&quot;&amp;CHAR(10)&amp;&quot;$scriptdir/../../bin/bvd-add.pl -s $vcfdir/case_100k_bin_&quot;&amp;[.K$2]&amp;&quot;_&quot;&amp;[.K5]&amp;&quot;.vcf -T &quot;&amp;[.K$3]&amp;[.K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2.vcf &gt;&gt; $logfile&#10;$scriptdir/../../bin/bvd-add.pl -s $vcfdir/case_100k_bin_10_002.vcf -T J002_cancer  -d $dbdir&#10;endtime=$(date +%s)&#10;timediff=$((endtime-starttime))&#10;echo total excutetime so far $timediff seconds &gt;&gt; $logfile">
            <text:p>echo $vcfdir/case_100k_bin_10_002.vcf &gt;&gt; $logfile<text:line-break/>$scriptdir/../../bin/bvd-add.pl -s $vcfdir/case_100k_bin_10_002.vcf -T J00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 table:formula="of:=TEXT([.$A6];&quot;000&quot;)" office:value-type="string" office:string-value="003">
            <text:p>003</text:p>
          </table:table-cell>
          <table:table-cell/>
          <table:table-cell table:formula="of:=&quot;echo $vcfdir/case_100k_bin_&quot;&amp;[.B$2]&amp;&quot;_&quot;&amp;[.B6]&amp;&quot;.vcf &gt;&gt; $logfile&quot;&amp;CHAR(10)&amp;&quot;$scriptdir/../../bin/bvd-add.pl -s $vcfdir/case_100k_bin_&quot;&amp;[.B$2]&amp;&quot;_&quot;&amp;[.B6]&amp;&quot;.vcf -T &quot;&amp;[.B$3]&amp;[.B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3.vcf &gt;&gt; $logfile&#10;$scriptdir/../../bin/bvd-add.pl -s $vcfdir/case_100k_bin_01_003.vcf -T A003_cancer  -d $dbdir&#10;endtime=$(date +%s)&#10;timediff=$((endtime-starttime))&#10;echo total excutetime so far $timediff seconds &gt;&gt; $logfile">
            <text:p>echo $vcfdir/case_100k_bin_01_003.vcf &gt;&gt; $logfile<text:line-break/>$scriptdir/../../bin/bvd-add.pl -s $vcfdir/case_100k_bin_01_003.vcf -T A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]&amp;&quot;.vcf &gt;&gt; $logfile&quot;&amp;CHAR(10)&amp;&quot;$scriptdir/../../bin/bvd-add.pl -s $vcfdir/case_100k_bin_&quot;&amp;[.C$2]&amp;&quot;_&quot;&amp;[.C6]&amp;&quot;.vcf -T &quot;&amp;[.C$3]&amp;[.C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3.vcf &gt;&gt; $logfile&#10;$scriptdir/../../bin/bvd-add.pl -s $vcfdir/case_100k_bin_02_003.vcf -T B003_cancer  -d $dbdir&#10;endtime=$(date +%s)&#10;timediff=$((endtime-starttime))&#10;echo total excutetime so far $timediff seconds &gt;&gt; $logfile">
            <text:p>echo $vcfdir/case_100k_bin_02_003.vcf &gt;&gt; $logfile<text:line-break/>$scriptdir/../../bin/bvd-add.pl -s $vcfdir/case_100k_bin_02_003.vcf -T B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]&amp;&quot;.vcf &gt;&gt; $logfile&quot;&amp;CHAR(10)&amp;&quot;$scriptdir/../../bin/bvd-add.pl -s $vcfdir/case_100k_bin_&quot;&amp;[.D$2]&amp;&quot;_&quot;&amp;[.D6]&amp;&quot;.vcf -T &quot;&amp;[.D$3]&amp;[.D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3.vcf &gt;&gt; $logfile&#10;$scriptdir/../../bin/bvd-add.pl -s $vcfdir/case_100k_bin_03_003.vcf -T C003_cancer  -d $dbdir&#10;endtime=$(date +%s)&#10;timediff=$((endtime-starttime))&#10;echo total excutetime so far $timediff seconds &gt;&gt; $logfile">
            <text:p>echo $vcfdir/case_100k_bin_03_003.vcf &gt;&gt; $logfile<text:line-break/>$scriptdir/../../bin/bvd-add.pl -s $vcfdir/case_100k_bin_03_003.vcf -T C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]&amp;&quot;.vcf &gt;&gt; $logfile&quot;&amp;CHAR(10)&amp;&quot;$scriptdir/../../bin/bvd-add.pl -s $vcfdir/case_100k_bin_&quot;&amp;[.E$2]&amp;&quot;_&quot;&amp;[.E6]&amp;&quot;.vcf -T &quot;&amp;[.E$3]&amp;[.E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3.vcf &gt;&gt; $logfile&#10;$scriptdir/../../bin/bvd-add.pl -s $vcfdir/case_100k_bin_04_003.vcf -T D003_cancer  -d $dbdir&#10;endtime=$(date +%s)&#10;timediff=$((endtime-starttime))&#10;echo total excutetime so far $timediff seconds &gt;&gt; $logfile">
            <text:p>echo $vcfdir/case_100k_bin_04_003.vcf &gt;&gt; $logfile<text:line-break/>$scriptdir/../../bin/bvd-add.pl -s $vcfdir/case_100k_bin_04_003.vcf -T D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]&amp;&quot;.vcf &gt;&gt; $logfile&quot;&amp;CHAR(10)&amp;&quot;$scriptdir/../../bin/bvd-add.pl -s $vcfdir/case_100k_bin_&quot;&amp;[.F$2]&amp;&quot;_&quot;&amp;[.F6]&amp;&quot;.vcf -T &quot;&amp;[.F$3]&amp;[.F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3.vcf &gt;&gt; $logfile&#10;$scriptdir/../../bin/bvd-add.pl -s $vcfdir/case_100k_bin_05_003.vcf -T E003_cancer  -d $dbdir&#10;endtime=$(date +%s)&#10;timediff=$((endtime-starttime))&#10;echo total excutetime so far $timediff seconds &gt;&gt; $logfile">
            <text:p>echo $vcfdir/case_100k_bin_05_003.vcf &gt;&gt; $logfile<text:line-break/>$scriptdir/../../bin/bvd-add.pl -s $vcfdir/case_100k_bin_05_003.vcf -T E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]&amp;&quot;.vcf &gt;&gt; $logfile&quot;&amp;CHAR(10)&amp;&quot;$scriptdir/../../bin/bvd-add.pl -s $vcfdir/case_100k_bin_&quot;&amp;[.G$2]&amp;&quot;_&quot;&amp;[.G6]&amp;&quot;.vcf -T &quot;&amp;[.G$3]&amp;[.G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3.vcf &gt;&gt; $logfile&#10;$scriptdir/../../bin/bvd-add.pl -s $vcfdir/case_100k_bin_06_003.vcf -T F003_cancer  -d $dbdir&#10;endtime=$(date +%s)&#10;timediff=$((endtime-starttime))&#10;echo total excutetime so far $timediff seconds &gt;&gt; $logfile">
            <text:p>echo $vcfdir/case_100k_bin_06_003.vcf &gt;&gt; $logfile<text:line-break/>$scriptdir/../../bin/bvd-add.pl -s $vcfdir/case_100k_bin_06_003.vcf -T F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]&amp;&quot;.vcf &gt;&gt; $logfile&quot;&amp;CHAR(10)&amp;&quot;$scriptdir/../../bin/bvd-add.pl -s $vcfdir/case_100k_bin_&quot;&amp;[.H$2]&amp;&quot;_&quot;&amp;[.H6]&amp;&quot;.vcf -T &quot;&amp;[.H$3]&amp;[.H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3.vcf &gt;&gt; $logfile&#10;$scriptdir/../../bin/bvd-add.pl -s $vcfdir/case_100k_bin_07_003.vcf -T G003_cancer  -d $dbdir&#10;endtime=$(date +%s)&#10;timediff=$((endtime-starttime))&#10;echo total excutetime so far $timediff seconds &gt;&gt; $logfile">
            <text:p>echo $vcfdir/case_100k_bin_07_003.vcf &gt;&gt; $logfile<text:line-break/>$scriptdir/../../bin/bvd-add.pl -s $vcfdir/case_100k_bin_07_003.vcf -T G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]&amp;&quot;.vcf &gt;&gt; $logfile&quot;&amp;CHAR(10)&amp;&quot;$scriptdir/../../bin/bvd-add.pl -s $vcfdir/case_100k_bin_&quot;&amp;[.I$2]&amp;&quot;_&quot;&amp;[.I6]&amp;&quot;.vcf -T &quot;&amp;[.I$3]&amp;[.I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3.vcf &gt;&gt; $logfile&#10;$scriptdir/../../bin/bvd-add.pl -s $vcfdir/case_100k_bin_08_003.vcf -T H003_cancer  -d $dbdir&#10;endtime=$(date +%s)&#10;timediff=$((endtime-starttime))&#10;echo total excutetime so far $timediff seconds &gt;&gt; $logfile">
            <text:p>echo $vcfdir/case_100k_bin_08_003.vcf &gt;&gt; $logfile<text:line-break/>$scriptdir/../../bin/bvd-add.pl -s $vcfdir/case_100k_bin_08_003.vcf -T H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]&amp;&quot;.vcf &gt;&gt; $logfile&quot;&amp;CHAR(10)&amp;&quot;$scriptdir/../../bin/bvd-add.pl -s $vcfdir/case_100k_bin_&quot;&amp;[.J$2]&amp;&quot;_&quot;&amp;[.J6]&amp;&quot;.vcf -T &quot;&amp;[.J$3]&amp;[.J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3.vcf &gt;&gt; $logfile&#10;$scriptdir/../../bin/bvd-add.pl -s $vcfdir/case_100k_bin_09_003.vcf -T I003_cancer  -d $dbdir&#10;endtime=$(date +%s)&#10;timediff=$((endtime-starttime))&#10;echo total excutetime so far $timediff seconds &gt;&gt; $logfile">
            <text:p>echo $vcfdir/case_100k_bin_09_003.vcf &gt;&gt; $logfile<text:line-break/>$scriptdir/../../bin/bvd-add.pl -s $vcfdir/case_100k_bin_09_003.vcf -T I00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]&amp;&quot;.vcf &gt;&gt; $logfile&quot;&amp;CHAR(10)&amp;&quot;$scriptdir/../../bin/bvd-add.pl -s $vcfdir/case_100k_bin_&quot;&amp;[.K$2]&amp;&quot;_&quot;&amp;[.K6]&amp;&quot;.vcf -T &quot;&amp;[.K$3]&amp;[.K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3.vcf &gt;&gt; $logfile&#10;$scriptdir/../../bin/bvd-add.pl -s $vcfdir/case_100k_bin_10_003.vcf -T J003_cancer  -d $dbdir&#10;endtime=$(date +%s)&#10;timediff=$((endtime-starttime))&#10;echo total excutetime so far $timediff seconds &gt;&gt; $logfile">
            <text:p>echo $vcfdir/case_100k_bin_10_003.vcf &gt;&gt; $logfile<text:line-break/>$scriptdir/../../bin/bvd-add.pl -s $vcfdir/case_100k_bin_10_003.vcf -T J00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 table:formula="of:=TEXT([.$A7];&quot;000&quot;)" office:value-type="string" office:string-value="004">
            <text:p>004</text:p>
          </table:table-cell>
          <table:table-cell/>
          <table:table-cell table:formula="of:=&quot;echo $vcfdir/case_100k_bin_&quot;&amp;[.B$2]&amp;&quot;_&quot;&amp;[.B7]&amp;&quot;.vcf &gt;&gt; $logfile&quot;&amp;CHAR(10)&amp;&quot;$scriptdir/../../bin/bvd-add.pl -s $vcfdir/case_100k_bin_&quot;&amp;[.B$2]&amp;&quot;_&quot;&amp;[.B7]&amp;&quot;.vcf -T &quot;&amp;[.B$3]&amp;[.B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4.vcf &gt;&gt; $logfile&#10;$scriptdir/../../bin/bvd-add.pl -s $vcfdir/case_100k_bin_01_004.vcf -T A004_cancer  -d $dbdir&#10;endtime=$(date +%s)&#10;timediff=$((endtime-starttime))&#10;echo total excutetime so far $timediff seconds &gt;&gt; $logfile">
            <text:p>echo $vcfdir/case_100k_bin_01_004.vcf &gt;&gt; $logfile<text:line-break/>$scriptdir/../../bin/bvd-add.pl -s $vcfdir/case_100k_bin_01_004.vcf -T A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]&amp;&quot;.vcf &gt;&gt; $logfile&quot;&amp;CHAR(10)&amp;&quot;$scriptdir/../../bin/bvd-add.pl -s $vcfdir/case_100k_bin_&quot;&amp;[.C$2]&amp;&quot;_&quot;&amp;[.C7]&amp;&quot;.vcf -T &quot;&amp;[.C$3]&amp;[.C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4.vcf &gt;&gt; $logfile&#10;$scriptdir/../../bin/bvd-add.pl -s $vcfdir/case_100k_bin_02_004.vcf -T B004_cancer  -d $dbdir&#10;endtime=$(date +%s)&#10;timediff=$((endtime-starttime))&#10;echo total excutetime so far $timediff seconds &gt;&gt; $logfile">
            <text:p>echo $vcfdir/case_100k_bin_02_004.vcf &gt;&gt; $logfile<text:line-break/>$scriptdir/../../bin/bvd-add.pl -s $vcfdir/case_100k_bin_02_004.vcf -T B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]&amp;&quot;.vcf &gt;&gt; $logfile&quot;&amp;CHAR(10)&amp;&quot;$scriptdir/../../bin/bvd-add.pl -s $vcfdir/case_100k_bin_&quot;&amp;[.D$2]&amp;&quot;_&quot;&amp;[.D7]&amp;&quot;.vcf -T &quot;&amp;[.D$3]&amp;[.D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4.vcf &gt;&gt; $logfile&#10;$scriptdir/../../bin/bvd-add.pl -s $vcfdir/case_100k_bin_03_004.vcf -T C004_cancer  -d $dbdir&#10;endtime=$(date +%s)&#10;timediff=$((endtime-starttime))&#10;echo total excutetime so far $timediff seconds &gt;&gt; $logfile">
            <text:p>echo $vcfdir/case_100k_bin_03_004.vcf &gt;&gt; $logfile<text:line-break/>$scriptdir/../../bin/bvd-add.pl -s $vcfdir/case_100k_bin_03_004.vcf -T C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]&amp;&quot;.vcf &gt;&gt; $logfile&quot;&amp;CHAR(10)&amp;&quot;$scriptdir/../../bin/bvd-add.pl -s $vcfdir/case_100k_bin_&quot;&amp;[.E$2]&amp;&quot;_&quot;&amp;[.E7]&amp;&quot;.vcf -T &quot;&amp;[.E$3]&amp;[.E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4.vcf &gt;&gt; $logfile&#10;$scriptdir/../../bin/bvd-add.pl -s $vcfdir/case_100k_bin_04_004.vcf -T D004_cancer  -d $dbdir&#10;endtime=$(date +%s)&#10;timediff=$((endtime-starttime))&#10;echo total excutetime so far $timediff seconds &gt;&gt; $logfile">
            <text:p>echo $vcfdir/case_100k_bin_04_004.vcf &gt;&gt; $logfile<text:line-break/>$scriptdir/../../bin/bvd-add.pl -s $vcfdir/case_100k_bin_04_004.vcf -T D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]&amp;&quot;.vcf &gt;&gt; $logfile&quot;&amp;CHAR(10)&amp;&quot;$scriptdir/../../bin/bvd-add.pl -s $vcfdir/case_100k_bin_&quot;&amp;[.F$2]&amp;&quot;_&quot;&amp;[.F7]&amp;&quot;.vcf -T &quot;&amp;[.F$3]&amp;[.F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4.vcf &gt;&gt; $logfile&#10;$scriptdir/../../bin/bvd-add.pl -s $vcfdir/case_100k_bin_05_004.vcf -T E004_cancer  -d $dbdir&#10;endtime=$(date +%s)&#10;timediff=$((endtime-starttime))&#10;echo total excutetime so far $timediff seconds &gt;&gt; $logfile">
            <text:p>echo $vcfdir/case_100k_bin_05_004.vcf &gt;&gt; $logfile<text:line-break/>$scriptdir/../../bin/bvd-add.pl -s $vcfdir/case_100k_bin_05_004.vcf -T E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]&amp;&quot;.vcf &gt;&gt; $logfile&quot;&amp;CHAR(10)&amp;&quot;$scriptdir/../../bin/bvd-add.pl -s $vcfdir/case_100k_bin_&quot;&amp;[.G$2]&amp;&quot;_&quot;&amp;[.G7]&amp;&quot;.vcf -T &quot;&amp;[.G$3]&amp;[.G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4.vcf &gt;&gt; $logfile&#10;$scriptdir/../../bin/bvd-add.pl -s $vcfdir/case_100k_bin_06_004.vcf -T F004_cancer  -d $dbdir&#10;endtime=$(date +%s)&#10;timediff=$((endtime-starttime))&#10;echo total excutetime so far $timediff seconds &gt;&gt; $logfile">
            <text:p>echo $vcfdir/case_100k_bin_06_004.vcf &gt;&gt; $logfile<text:line-break/>$scriptdir/../../bin/bvd-add.pl -s $vcfdir/case_100k_bin_06_004.vcf -T F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]&amp;&quot;.vcf &gt;&gt; $logfile&quot;&amp;CHAR(10)&amp;&quot;$scriptdir/../../bin/bvd-add.pl -s $vcfdir/case_100k_bin_&quot;&amp;[.H$2]&amp;&quot;_&quot;&amp;[.H7]&amp;&quot;.vcf -T &quot;&amp;[.H$3]&amp;[.H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4.vcf &gt;&gt; $logfile&#10;$scriptdir/../../bin/bvd-add.pl -s $vcfdir/case_100k_bin_07_004.vcf -T G004_cancer  -d $dbdir&#10;endtime=$(date +%s)&#10;timediff=$((endtime-starttime))&#10;echo total excutetime so far $timediff seconds &gt;&gt; $logfile">
            <text:p>echo $vcfdir/case_100k_bin_07_004.vcf &gt;&gt; $logfile<text:line-break/>$scriptdir/../../bin/bvd-add.pl -s $vcfdir/case_100k_bin_07_004.vcf -T G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]&amp;&quot;.vcf &gt;&gt; $logfile&quot;&amp;CHAR(10)&amp;&quot;$scriptdir/../../bin/bvd-add.pl -s $vcfdir/case_100k_bin_&quot;&amp;[.I$2]&amp;&quot;_&quot;&amp;[.I7]&amp;&quot;.vcf -T &quot;&amp;[.I$3]&amp;[.I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4.vcf &gt;&gt; $logfile&#10;$scriptdir/../../bin/bvd-add.pl -s $vcfdir/case_100k_bin_08_004.vcf -T H004_cancer  -d $dbdir&#10;endtime=$(date +%s)&#10;timediff=$((endtime-starttime))&#10;echo total excutetime so far $timediff seconds &gt;&gt; $logfile">
            <text:p>echo $vcfdir/case_100k_bin_08_004.vcf &gt;&gt; $logfile<text:line-break/>$scriptdir/../../bin/bvd-add.pl -s $vcfdir/case_100k_bin_08_004.vcf -T H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]&amp;&quot;.vcf &gt;&gt; $logfile&quot;&amp;CHAR(10)&amp;&quot;$scriptdir/../../bin/bvd-add.pl -s $vcfdir/case_100k_bin_&quot;&amp;[.J$2]&amp;&quot;_&quot;&amp;[.J7]&amp;&quot;.vcf -T &quot;&amp;[.J$3]&amp;[.J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4.vcf &gt;&gt; $logfile&#10;$scriptdir/../../bin/bvd-add.pl -s $vcfdir/case_100k_bin_09_004.vcf -T I004_cancer  -d $dbdir&#10;endtime=$(date +%s)&#10;timediff=$((endtime-starttime))&#10;echo total excutetime so far $timediff seconds &gt;&gt; $logfile">
            <text:p>echo $vcfdir/case_100k_bin_09_004.vcf &gt;&gt; $logfile<text:line-break/>$scriptdir/../../bin/bvd-add.pl -s $vcfdir/case_100k_bin_09_004.vcf -T I00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]&amp;&quot;.vcf &gt;&gt; $logfile&quot;&amp;CHAR(10)&amp;&quot;$scriptdir/../../bin/bvd-add.pl -s $vcfdir/case_100k_bin_&quot;&amp;[.K$2]&amp;&quot;_&quot;&amp;[.K7]&amp;&quot;.vcf -T &quot;&amp;[.K$3]&amp;[.K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4.vcf &gt;&gt; $logfile&#10;$scriptdir/../../bin/bvd-add.pl -s $vcfdir/case_100k_bin_10_004.vcf -T J004_cancer  -d $dbdir&#10;endtime=$(date +%s)&#10;timediff=$((endtime-starttime))&#10;echo total excutetime so far $timediff seconds &gt;&gt; $logfile">
            <text:p>echo $vcfdir/case_100k_bin_10_004.vcf &gt;&gt; $logfile<text:line-break/>$scriptdir/../../bin/bvd-add.pl -s $vcfdir/case_100k_bin_10_004.vcf -T J00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 table:formula="of:=TEXT([.$A8];&quot;000&quot;)" office:value-type="string" office:string-value="005">
            <text:p>005</text:p>
          </table:table-cell>
          <table:table-cell/>
          <table:table-cell table:formula="of:=&quot;echo $vcfdir/case_100k_bin_&quot;&amp;[.B$2]&amp;&quot;_&quot;&amp;[.B8]&amp;&quot;.vcf &gt;&gt; $logfile&quot;&amp;CHAR(10)&amp;&quot;$scriptdir/../../bin/bvd-add.pl -s $vcfdir/case_100k_bin_&quot;&amp;[.B$2]&amp;&quot;_&quot;&amp;[.B8]&amp;&quot;.vcf -T &quot;&amp;[.B$3]&amp;[.B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5.vcf &gt;&gt; $logfile&#10;$scriptdir/../../bin/bvd-add.pl -s $vcfdir/case_100k_bin_01_005.vcf -T A005_cancer  -d $dbdir&#10;endtime=$(date +%s)&#10;timediff=$((endtime-starttime))&#10;echo total excutetime so far $timediff seconds &gt;&gt; $logfile">
            <text:p>echo $vcfdir/case_100k_bin_01_005.vcf &gt;&gt; $logfile<text:line-break/>$scriptdir/../../bin/bvd-add.pl -s $vcfdir/case_100k_bin_01_005.vcf -T A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]&amp;&quot;.vcf &gt;&gt; $logfile&quot;&amp;CHAR(10)&amp;&quot;$scriptdir/../../bin/bvd-add.pl -s $vcfdir/case_100k_bin_&quot;&amp;[.C$2]&amp;&quot;_&quot;&amp;[.C8]&amp;&quot;.vcf -T &quot;&amp;[.C$3]&amp;[.C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5.vcf &gt;&gt; $logfile&#10;$scriptdir/../../bin/bvd-add.pl -s $vcfdir/case_100k_bin_02_005.vcf -T B005_cancer  -d $dbdir&#10;endtime=$(date +%s)&#10;timediff=$((endtime-starttime))&#10;echo total excutetime so far $timediff seconds &gt;&gt; $logfile">
            <text:p>echo $vcfdir/case_100k_bin_02_005.vcf &gt;&gt; $logfile<text:line-break/>$scriptdir/../../bin/bvd-add.pl -s $vcfdir/case_100k_bin_02_005.vcf -T B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]&amp;&quot;.vcf &gt;&gt; $logfile&quot;&amp;CHAR(10)&amp;&quot;$scriptdir/../../bin/bvd-add.pl -s $vcfdir/case_100k_bin_&quot;&amp;[.D$2]&amp;&quot;_&quot;&amp;[.D8]&amp;&quot;.vcf -T &quot;&amp;[.D$3]&amp;[.D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5.vcf &gt;&gt; $logfile&#10;$scriptdir/../../bin/bvd-add.pl -s $vcfdir/case_100k_bin_03_005.vcf -T C005_cancer  -d $dbdir&#10;endtime=$(date +%s)&#10;timediff=$((endtime-starttime))&#10;echo total excutetime so far $timediff seconds &gt;&gt; $logfile">
            <text:p>echo $vcfdir/case_100k_bin_03_005.vcf &gt;&gt; $logfile<text:line-break/>$scriptdir/../../bin/bvd-add.pl -s $vcfdir/case_100k_bin_03_005.vcf -T C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]&amp;&quot;.vcf &gt;&gt; $logfile&quot;&amp;CHAR(10)&amp;&quot;$scriptdir/../../bin/bvd-add.pl -s $vcfdir/case_100k_bin_&quot;&amp;[.E$2]&amp;&quot;_&quot;&amp;[.E8]&amp;&quot;.vcf -T &quot;&amp;[.E$3]&amp;[.E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5.vcf &gt;&gt; $logfile&#10;$scriptdir/../../bin/bvd-add.pl -s $vcfdir/case_100k_bin_04_005.vcf -T D005_cancer  -d $dbdir&#10;endtime=$(date +%s)&#10;timediff=$((endtime-starttime))&#10;echo total excutetime so far $timediff seconds &gt;&gt; $logfile">
            <text:p>echo $vcfdir/case_100k_bin_04_005.vcf &gt;&gt; $logfile<text:line-break/>$scriptdir/../../bin/bvd-add.pl -s $vcfdir/case_100k_bin_04_005.vcf -T D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]&amp;&quot;.vcf &gt;&gt; $logfile&quot;&amp;CHAR(10)&amp;&quot;$scriptdir/../../bin/bvd-add.pl -s $vcfdir/case_100k_bin_&quot;&amp;[.F$2]&amp;&quot;_&quot;&amp;[.F8]&amp;&quot;.vcf -T &quot;&amp;[.F$3]&amp;[.F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5.vcf &gt;&gt; $logfile&#10;$scriptdir/../../bin/bvd-add.pl -s $vcfdir/case_100k_bin_05_005.vcf -T E005_cancer  -d $dbdir&#10;endtime=$(date +%s)&#10;timediff=$((endtime-starttime))&#10;echo total excutetime so far $timediff seconds &gt;&gt; $logfile">
            <text:p>echo $vcfdir/case_100k_bin_05_005.vcf &gt;&gt; $logfile<text:line-break/>$scriptdir/../../bin/bvd-add.pl -s $vcfdir/case_100k_bin_05_005.vcf -T E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]&amp;&quot;.vcf &gt;&gt; $logfile&quot;&amp;CHAR(10)&amp;&quot;$scriptdir/../../bin/bvd-add.pl -s $vcfdir/case_100k_bin_&quot;&amp;[.G$2]&amp;&quot;_&quot;&amp;[.G8]&amp;&quot;.vcf -T &quot;&amp;[.G$3]&amp;[.G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5.vcf &gt;&gt; $logfile&#10;$scriptdir/../../bin/bvd-add.pl -s $vcfdir/case_100k_bin_06_005.vcf -T F005_cancer  -d $dbdir&#10;endtime=$(date +%s)&#10;timediff=$((endtime-starttime))&#10;echo total excutetime so far $timediff seconds &gt;&gt; $logfile">
            <text:p>echo $vcfdir/case_100k_bin_06_005.vcf &gt;&gt; $logfile<text:line-break/>$scriptdir/../../bin/bvd-add.pl -s $vcfdir/case_100k_bin_06_005.vcf -T F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]&amp;&quot;.vcf &gt;&gt; $logfile&quot;&amp;CHAR(10)&amp;&quot;$scriptdir/../../bin/bvd-add.pl -s $vcfdir/case_100k_bin_&quot;&amp;[.H$2]&amp;&quot;_&quot;&amp;[.H8]&amp;&quot;.vcf -T &quot;&amp;[.H$3]&amp;[.H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5.vcf &gt;&gt; $logfile&#10;$scriptdir/../../bin/bvd-add.pl -s $vcfdir/case_100k_bin_07_005.vcf -T G005_cancer  -d $dbdir&#10;endtime=$(date +%s)&#10;timediff=$((endtime-starttime))&#10;echo total excutetime so far $timediff seconds &gt;&gt; $logfile">
            <text:p>echo $vcfdir/case_100k_bin_07_005.vcf &gt;&gt; $logfile<text:line-break/>$scriptdir/../../bin/bvd-add.pl -s $vcfdir/case_100k_bin_07_005.vcf -T G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]&amp;&quot;.vcf &gt;&gt; $logfile&quot;&amp;CHAR(10)&amp;&quot;$scriptdir/../../bin/bvd-add.pl -s $vcfdir/case_100k_bin_&quot;&amp;[.I$2]&amp;&quot;_&quot;&amp;[.I8]&amp;&quot;.vcf -T &quot;&amp;[.I$3]&amp;[.I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5.vcf &gt;&gt; $logfile&#10;$scriptdir/../../bin/bvd-add.pl -s $vcfdir/case_100k_bin_08_005.vcf -T H005_cancer  -d $dbdir&#10;endtime=$(date +%s)&#10;timediff=$((endtime-starttime))&#10;echo total excutetime so far $timediff seconds &gt;&gt; $logfile">
            <text:p>echo $vcfdir/case_100k_bin_08_005.vcf &gt;&gt; $logfile<text:line-break/>$scriptdir/../../bin/bvd-add.pl -s $vcfdir/case_100k_bin_08_005.vcf -T H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]&amp;&quot;.vcf &gt;&gt; $logfile&quot;&amp;CHAR(10)&amp;&quot;$scriptdir/../../bin/bvd-add.pl -s $vcfdir/case_100k_bin_&quot;&amp;[.J$2]&amp;&quot;_&quot;&amp;[.J8]&amp;&quot;.vcf -T &quot;&amp;[.J$3]&amp;[.J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5.vcf &gt;&gt; $logfile&#10;$scriptdir/../../bin/bvd-add.pl -s $vcfdir/case_100k_bin_09_005.vcf -T I005_cancer  -d $dbdir&#10;endtime=$(date +%s)&#10;timediff=$((endtime-starttime))&#10;echo total excutetime so far $timediff seconds &gt;&gt; $logfile">
            <text:p>echo $vcfdir/case_100k_bin_09_005.vcf &gt;&gt; $logfile<text:line-break/>$scriptdir/../../bin/bvd-add.pl -s $vcfdir/case_100k_bin_09_005.vcf -T I00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]&amp;&quot;.vcf &gt;&gt; $logfile&quot;&amp;CHAR(10)&amp;&quot;$scriptdir/../../bin/bvd-add.pl -s $vcfdir/case_100k_bin_&quot;&amp;[.K$2]&amp;&quot;_&quot;&amp;[.K8]&amp;&quot;.vcf -T &quot;&amp;[.K$3]&amp;[.K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5.vcf &gt;&gt; $logfile&#10;$scriptdir/../../bin/bvd-add.pl -s $vcfdir/case_100k_bin_10_005.vcf -T J005_cancer  -d $dbdir&#10;endtime=$(date +%s)&#10;timediff=$((endtime-starttime))&#10;echo total excutetime so far $timediff seconds &gt;&gt; $logfile">
            <text:p>echo $vcfdir/case_100k_bin_10_005.vcf &gt;&gt; $logfile<text:line-break/>$scriptdir/../../bin/bvd-add.pl -s $vcfdir/case_100k_bin_10_005.vcf -T J00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 table:formula="of:=TEXT([.$A9];&quot;000&quot;)" office:value-type="string" office:string-value="006">
            <text:p>006</text:p>
          </table:table-cell>
          <table:table-cell/>
          <table:table-cell table:formula="of:=&quot;echo $vcfdir/case_100k_bin_&quot;&amp;[.B$2]&amp;&quot;_&quot;&amp;[.B9]&amp;&quot;.vcf &gt;&gt; $logfile&quot;&amp;CHAR(10)&amp;&quot;$scriptdir/../../bin/bvd-add.pl -s $vcfdir/case_100k_bin_&quot;&amp;[.B$2]&amp;&quot;_&quot;&amp;[.B9]&amp;&quot;.vcf -T &quot;&amp;[.B$3]&amp;[.B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6.vcf &gt;&gt; $logfile&#10;$scriptdir/../../bin/bvd-add.pl -s $vcfdir/case_100k_bin_01_006.vcf -T A006_cancer  -d $dbdir&#10;endtime=$(date +%s)&#10;timediff=$((endtime-starttime))&#10;echo total excutetime so far $timediff seconds &gt;&gt; $logfile">
            <text:p>echo $vcfdir/case_100k_bin_01_006.vcf &gt;&gt; $logfile<text:line-break/>$scriptdir/../../bin/bvd-add.pl -s $vcfdir/case_100k_bin_01_006.vcf -T A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]&amp;&quot;.vcf &gt;&gt; $logfile&quot;&amp;CHAR(10)&amp;&quot;$scriptdir/../../bin/bvd-add.pl -s $vcfdir/case_100k_bin_&quot;&amp;[.C$2]&amp;&quot;_&quot;&amp;[.C9]&amp;&quot;.vcf -T &quot;&amp;[.C$3]&amp;[.C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6.vcf &gt;&gt; $logfile&#10;$scriptdir/../../bin/bvd-add.pl -s $vcfdir/case_100k_bin_02_006.vcf -T B006_cancer  -d $dbdir&#10;endtime=$(date +%s)&#10;timediff=$((endtime-starttime))&#10;echo total excutetime so far $timediff seconds &gt;&gt; $logfile">
            <text:p>echo $vcfdir/case_100k_bin_02_006.vcf &gt;&gt; $logfile<text:line-break/>$scriptdir/../../bin/bvd-add.pl -s $vcfdir/case_100k_bin_02_006.vcf -T B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]&amp;&quot;.vcf &gt;&gt; $logfile&quot;&amp;CHAR(10)&amp;&quot;$scriptdir/../../bin/bvd-add.pl -s $vcfdir/case_100k_bin_&quot;&amp;[.D$2]&amp;&quot;_&quot;&amp;[.D9]&amp;&quot;.vcf -T &quot;&amp;[.D$3]&amp;[.D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6.vcf &gt;&gt; $logfile&#10;$scriptdir/../../bin/bvd-add.pl -s $vcfdir/case_100k_bin_03_006.vcf -T C006_cancer  -d $dbdir&#10;endtime=$(date +%s)&#10;timediff=$((endtime-starttime))&#10;echo total excutetime so far $timediff seconds &gt;&gt; $logfile">
            <text:p>echo $vcfdir/case_100k_bin_03_006.vcf &gt;&gt; $logfile<text:line-break/>$scriptdir/../../bin/bvd-add.pl -s $vcfdir/case_100k_bin_03_006.vcf -T C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]&amp;&quot;.vcf &gt;&gt; $logfile&quot;&amp;CHAR(10)&amp;&quot;$scriptdir/../../bin/bvd-add.pl -s $vcfdir/case_100k_bin_&quot;&amp;[.E$2]&amp;&quot;_&quot;&amp;[.E9]&amp;&quot;.vcf -T &quot;&amp;[.E$3]&amp;[.E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6.vcf &gt;&gt; $logfile&#10;$scriptdir/../../bin/bvd-add.pl -s $vcfdir/case_100k_bin_04_006.vcf -T D006_cancer  -d $dbdir&#10;endtime=$(date +%s)&#10;timediff=$((endtime-starttime))&#10;echo total excutetime so far $timediff seconds &gt;&gt; $logfile">
            <text:p>echo $vcfdir/case_100k_bin_04_006.vcf &gt;&gt; $logfile<text:line-break/>$scriptdir/../../bin/bvd-add.pl -s $vcfdir/case_100k_bin_04_006.vcf -T D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]&amp;&quot;.vcf &gt;&gt; $logfile&quot;&amp;CHAR(10)&amp;&quot;$scriptdir/../../bin/bvd-add.pl -s $vcfdir/case_100k_bin_&quot;&amp;[.F$2]&amp;&quot;_&quot;&amp;[.F9]&amp;&quot;.vcf -T &quot;&amp;[.F$3]&amp;[.F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6.vcf &gt;&gt; $logfile&#10;$scriptdir/../../bin/bvd-add.pl -s $vcfdir/case_100k_bin_05_006.vcf -T E006_cancer  -d $dbdir&#10;endtime=$(date +%s)&#10;timediff=$((endtime-starttime))&#10;echo total excutetime so far $timediff seconds &gt;&gt; $logfile">
            <text:p>echo $vcfdir/case_100k_bin_05_006.vcf &gt;&gt; $logfile<text:line-break/>$scriptdir/../../bin/bvd-add.pl -s $vcfdir/case_100k_bin_05_006.vcf -T E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]&amp;&quot;.vcf &gt;&gt; $logfile&quot;&amp;CHAR(10)&amp;&quot;$scriptdir/../../bin/bvd-add.pl -s $vcfdir/case_100k_bin_&quot;&amp;[.G$2]&amp;&quot;_&quot;&amp;[.G9]&amp;&quot;.vcf -T &quot;&amp;[.G$3]&amp;[.G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6.vcf &gt;&gt; $logfile&#10;$scriptdir/../../bin/bvd-add.pl -s $vcfdir/case_100k_bin_06_006.vcf -T F006_cancer  -d $dbdir&#10;endtime=$(date +%s)&#10;timediff=$((endtime-starttime))&#10;echo total excutetime so far $timediff seconds &gt;&gt; $logfile">
            <text:p>echo $vcfdir/case_100k_bin_06_006.vcf &gt;&gt; $logfile<text:line-break/>$scriptdir/../../bin/bvd-add.pl -s $vcfdir/case_100k_bin_06_006.vcf -T F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]&amp;&quot;.vcf &gt;&gt; $logfile&quot;&amp;CHAR(10)&amp;&quot;$scriptdir/../../bin/bvd-add.pl -s $vcfdir/case_100k_bin_&quot;&amp;[.H$2]&amp;&quot;_&quot;&amp;[.H9]&amp;&quot;.vcf -T &quot;&amp;[.H$3]&amp;[.H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6.vcf &gt;&gt; $logfile&#10;$scriptdir/../../bin/bvd-add.pl -s $vcfdir/case_100k_bin_07_006.vcf -T G006_cancer  -d $dbdir&#10;endtime=$(date +%s)&#10;timediff=$((endtime-starttime))&#10;echo total excutetime so far $timediff seconds &gt;&gt; $logfile">
            <text:p>echo $vcfdir/case_100k_bin_07_006.vcf &gt;&gt; $logfile<text:line-break/>$scriptdir/../../bin/bvd-add.pl -s $vcfdir/case_100k_bin_07_006.vcf -T G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]&amp;&quot;.vcf &gt;&gt; $logfile&quot;&amp;CHAR(10)&amp;&quot;$scriptdir/../../bin/bvd-add.pl -s $vcfdir/case_100k_bin_&quot;&amp;[.I$2]&amp;&quot;_&quot;&amp;[.I9]&amp;&quot;.vcf -T &quot;&amp;[.I$3]&amp;[.I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6.vcf &gt;&gt; $logfile&#10;$scriptdir/../../bin/bvd-add.pl -s $vcfdir/case_100k_bin_08_006.vcf -T H006_cancer  -d $dbdir&#10;endtime=$(date +%s)&#10;timediff=$((endtime-starttime))&#10;echo total excutetime so far $timediff seconds &gt;&gt; $logfile">
            <text:p>echo $vcfdir/case_100k_bin_08_006.vcf &gt;&gt; $logfile<text:line-break/>$scriptdir/../../bin/bvd-add.pl -s $vcfdir/case_100k_bin_08_006.vcf -T H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]&amp;&quot;.vcf &gt;&gt; $logfile&quot;&amp;CHAR(10)&amp;&quot;$scriptdir/../../bin/bvd-add.pl -s $vcfdir/case_100k_bin_&quot;&amp;[.J$2]&amp;&quot;_&quot;&amp;[.J9]&amp;&quot;.vcf -T &quot;&amp;[.J$3]&amp;[.J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6.vcf &gt;&gt; $logfile&#10;$scriptdir/../../bin/bvd-add.pl -s $vcfdir/case_100k_bin_09_006.vcf -T I006_cancer  -d $dbdir&#10;endtime=$(date +%s)&#10;timediff=$((endtime-starttime))&#10;echo total excutetime so far $timediff seconds &gt;&gt; $logfile">
            <text:p>echo $vcfdir/case_100k_bin_09_006.vcf &gt;&gt; $logfile<text:line-break/>$scriptdir/../../bin/bvd-add.pl -s $vcfdir/case_100k_bin_09_006.vcf -T I00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]&amp;&quot;.vcf &gt;&gt; $logfile&quot;&amp;CHAR(10)&amp;&quot;$scriptdir/../../bin/bvd-add.pl -s $vcfdir/case_100k_bin_&quot;&amp;[.K$2]&amp;&quot;_&quot;&amp;[.K9]&amp;&quot;.vcf -T &quot;&amp;[.K$3]&amp;[.K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6.vcf &gt;&gt; $logfile&#10;$scriptdir/../../bin/bvd-add.pl -s $vcfdir/case_100k_bin_10_006.vcf -T J006_cancer  -d $dbdir&#10;endtime=$(date +%s)&#10;timediff=$((endtime-starttime))&#10;echo total excutetime so far $timediff seconds &gt;&gt; $logfile">
            <text:p>echo $vcfdir/case_100k_bin_10_006.vcf &gt;&gt; $logfile<text:line-break/>$scriptdir/../../bin/bvd-add.pl -s $vcfdir/case_100k_bin_10_006.vcf -T J00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 table:formula="of:=TEXT([.$A10];&quot;000&quot;)" office:value-type="string" office:string-value="007">
            <text:p>007</text:p>
          </table:table-cell>
          <table:table-cell/>
          <table:table-cell table:formula="of:=&quot;echo $vcfdir/case_100k_bin_&quot;&amp;[.B$2]&amp;&quot;_&quot;&amp;[.B10]&amp;&quot;.vcf &gt;&gt; $logfile&quot;&amp;CHAR(10)&amp;&quot;$scriptdir/../../bin/bvd-add.pl -s $vcfdir/case_100k_bin_&quot;&amp;[.B$2]&amp;&quot;_&quot;&amp;[.B10]&amp;&quot;.vcf -T &quot;&amp;[.B$3]&amp;[.B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7.vcf &gt;&gt; $logfile&#10;$scriptdir/../../bin/bvd-add.pl -s $vcfdir/case_100k_bin_01_007.vcf -T A007_cancer  -d $dbdir&#10;endtime=$(date +%s)&#10;timediff=$((endtime-starttime))&#10;echo total excutetime so far $timediff seconds &gt;&gt; $logfile">
            <text:p>echo $vcfdir/case_100k_bin_01_007.vcf &gt;&gt; $logfile<text:line-break/>$scriptdir/../../bin/bvd-add.pl -s $vcfdir/case_100k_bin_01_007.vcf -T A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0]&amp;&quot;.vcf &gt;&gt; $logfile&quot;&amp;CHAR(10)&amp;&quot;$scriptdir/../../bin/bvd-add.pl -s $vcfdir/case_100k_bin_&quot;&amp;[.C$2]&amp;&quot;_&quot;&amp;[.C10]&amp;&quot;.vcf -T &quot;&amp;[.C$3]&amp;[.C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7.vcf &gt;&gt; $logfile&#10;$scriptdir/../../bin/bvd-add.pl -s $vcfdir/case_100k_bin_02_007.vcf -T B007_cancer  -d $dbdir&#10;endtime=$(date +%s)&#10;timediff=$((endtime-starttime))&#10;echo total excutetime so far $timediff seconds &gt;&gt; $logfile">
            <text:p>echo $vcfdir/case_100k_bin_02_007.vcf &gt;&gt; $logfile<text:line-break/>$scriptdir/../../bin/bvd-add.pl -s $vcfdir/case_100k_bin_02_007.vcf -T B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0]&amp;&quot;.vcf &gt;&gt; $logfile&quot;&amp;CHAR(10)&amp;&quot;$scriptdir/../../bin/bvd-add.pl -s $vcfdir/case_100k_bin_&quot;&amp;[.D$2]&amp;&quot;_&quot;&amp;[.D10]&amp;&quot;.vcf -T &quot;&amp;[.D$3]&amp;[.D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7.vcf &gt;&gt; $logfile&#10;$scriptdir/../../bin/bvd-add.pl -s $vcfdir/case_100k_bin_03_007.vcf -T C007_cancer  -d $dbdir&#10;endtime=$(date +%s)&#10;timediff=$((endtime-starttime))&#10;echo total excutetime so far $timediff seconds &gt;&gt; $logfile">
            <text:p>echo $vcfdir/case_100k_bin_03_007.vcf &gt;&gt; $logfile<text:line-break/>$scriptdir/../../bin/bvd-add.pl -s $vcfdir/case_100k_bin_03_007.vcf -T C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0]&amp;&quot;.vcf &gt;&gt; $logfile&quot;&amp;CHAR(10)&amp;&quot;$scriptdir/../../bin/bvd-add.pl -s $vcfdir/case_100k_bin_&quot;&amp;[.E$2]&amp;&quot;_&quot;&amp;[.E10]&amp;&quot;.vcf -T &quot;&amp;[.E$3]&amp;[.E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7.vcf &gt;&gt; $logfile&#10;$scriptdir/../../bin/bvd-add.pl -s $vcfdir/case_100k_bin_04_007.vcf -T D007_cancer  -d $dbdir&#10;endtime=$(date +%s)&#10;timediff=$((endtime-starttime))&#10;echo total excutetime so far $timediff seconds &gt;&gt; $logfile">
            <text:p>echo $vcfdir/case_100k_bin_04_007.vcf &gt;&gt; $logfile<text:line-break/>$scriptdir/../../bin/bvd-add.pl -s $vcfdir/case_100k_bin_04_007.vcf -T D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0]&amp;&quot;.vcf &gt;&gt; $logfile&quot;&amp;CHAR(10)&amp;&quot;$scriptdir/../../bin/bvd-add.pl -s $vcfdir/case_100k_bin_&quot;&amp;[.F$2]&amp;&quot;_&quot;&amp;[.F10]&amp;&quot;.vcf -T &quot;&amp;[.F$3]&amp;[.F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7.vcf &gt;&gt; $logfile&#10;$scriptdir/../../bin/bvd-add.pl -s $vcfdir/case_100k_bin_05_007.vcf -T E007_cancer  -d $dbdir&#10;endtime=$(date +%s)&#10;timediff=$((endtime-starttime))&#10;echo total excutetime so far $timediff seconds &gt;&gt; $logfile">
            <text:p>echo $vcfdir/case_100k_bin_05_007.vcf &gt;&gt; $logfile<text:line-break/>$scriptdir/../../bin/bvd-add.pl -s $vcfdir/case_100k_bin_05_007.vcf -T E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0]&amp;&quot;.vcf &gt;&gt; $logfile&quot;&amp;CHAR(10)&amp;&quot;$scriptdir/../../bin/bvd-add.pl -s $vcfdir/case_100k_bin_&quot;&amp;[.G$2]&amp;&quot;_&quot;&amp;[.G10]&amp;&quot;.vcf -T &quot;&amp;[.G$3]&amp;[.G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7.vcf &gt;&gt; $logfile&#10;$scriptdir/../../bin/bvd-add.pl -s $vcfdir/case_100k_bin_06_007.vcf -T F007_cancer  -d $dbdir&#10;endtime=$(date +%s)&#10;timediff=$((endtime-starttime))&#10;echo total excutetime so far $timediff seconds &gt;&gt; $logfile">
            <text:p>echo $vcfdir/case_100k_bin_06_007.vcf &gt;&gt; $logfile<text:line-break/>$scriptdir/../../bin/bvd-add.pl -s $vcfdir/case_100k_bin_06_007.vcf -T F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0]&amp;&quot;.vcf &gt;&gt; $logfile&quot;&amp;CHAR(10)&amp;&quot;$scriptdir/../../bin/bvd-add.pl -s $vcfdir/case_100k_bin_&quot;&amp;[.H$2]&amp;&quot;_&quot;&amp;[.H10]&amp;&quot;.vcf -T &quot;&amp;[.H$3]&amp;[.H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7.vcf &gt;&gt; $logfile&#10;$scriptdir/../../bin/bvd-add.pl -s $vcfdir/case_100k_bin_07_007.vcf -T G007_cancer  -d $dbdir&#10;endtime=$(date +%s)&#10;timediff=$((endtime-starttime))&#10;echo total excutetime so far $timediff seconds &gt;&gt; $logfile">
            <text:p>echo $vcfdir/case_100k_bin_07_007.vcf &gt;&gt; $logfile<text:line-break/>$scriptdir/../../bin/bvd-add.pl -s $vcfdir/case_100k_bin_07_007.vcf -T G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0]&amp;&quot;.vcf &gt;&gt; $logfile&quot;&amp;CHAR(10)&amp;&quot;$scriptdir/../../bin/bvd-add.pl -s $vcfdir/case_100k_bin_&quot;&amp;[.I$2]&amp;&quot;_&quot;&amp;[.I10]&amp;&quot;.vcf -T &quot;&amp;[.I$3]&amp;[.I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7.vcf &gt;&gt; $logfile&#10;$scriptdir/../../bin/bvd-add.pl -s $vcfdir/case_100k_bin_08_007.vcf -T H007_cancer  -d $dbdir&#10;endtime=$(date +%s)&#10;timediff=$((endtime-starttime))&#10;echo total excutetime so far $timediff seconds &gt;&gt; $logfile">
            <text:p>echo $vcfdir/case_100k_bin_08_007.vcf &gt;&gt; $logfile<text:line-break/>$scriptdir/../../bin/bvd-add.pl -s $vcfdir/case_100k_bin_08_007.vcf -T H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0]&amp;&quot;.vcf &gt;&gt; $logfile&quot;&amp;CHAR(10)&amp;&quot;$scriptdir/../../bin/bvd-add.pl -s $vcfdir/case_100k_bin_&quot;&amp;[.J$2]&amp;&quot;_&quot;&amp;[.J10]&amp;&quot;.vcf -T &quot;&amp;[.J$3]&amp;[.J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7.vcf &gt;&gt; $logfile&#10;$scriptdir/../../bin/bvd-add.pl -s $vcfdir/case_100k_bin_09_007.vcf -T I007_cancer  -d $dbdir&#10;endtime=$(date +%s)&#10;timediff=$((endtime-starttime))&#10;echo total excutetime so far $timediff seconds &gt;&gt; $logfile">
            <text:p>echo $vcfdir/case_100k_bin_09_007.vcf &gt;&gt; $logfile<text:line-break/>$scriptdir/../../bin/bvd-add.pl -s $vcfdir/case_100k_bin_09_007.vcf -T I00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0]&amp;&quot;.vcf &gt;&gt; $logfile&quot;&amp;CHAR(10)&amp;&quot;$scriptdir/../../bin/bvd-add.pl -s $vcfdir/case_100k_bin_&quot;&amp;[.K$2]&amp;&quot;_&quot;&amp;[.K10]&amp;&quot;.vcf -T &quot;&amp;[.K$3]&amp;[.K1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7.vcf &gt;&gt; $logfile&#10;$scriptdir/../../bin/bvd-add.pl -s $vcfdir/case_100k_bin_10_007.vcf -T J007_cancer  -d $dbdir&#10;endtime=$(date +%s)&#10;timediff=$((endtime-starttime))&#10;echo total excutetime so far $timediff seconds &gt;&gt; $logfile">
            <text:p>echo $vcfdir/case_100k_bin_10_007.vcf &gt;&gt; $logfile<text:line-break/>$scriptdir/../../bin/bvd-add.pl -s $vcfdir/case_100k_bin_10_007.vcf -T J00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 table:formula="of:=TEXT([.$A11];&quot;000&quot;)" office:value-type="string" office:string-value="008">
            <text:p>008</text:p>
          </table:table-cell>
          <table:table-cell/>
          <table:table-cell table:formula="of:=&quot;echo $vcfdir/case_100k_bin_&quot;&amp;[.B$2]&amp;&quot;_&quot;&amp;[.B11]&amp;&quot;.vcf &gt;&gt; $logfile&quot;&amp;CHAR(10)&amp;&quot;$scriptdir/../../bin/bvd-add.pl -s $vcfdir/case_100k_bin_&quot;&amp;[.B$2]&amp;&quot;_&quot;&amp;[.B11]&amp;&quot;.vcf -T &quot;&amp;[.B$3]&amp;[.B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8.vcf &gt;&gt; $logfile&#10;$scriptdir/../../bin/bvd-add.pl -s $vcfdir/case_100k_bin_01_008.vcf -T A008_cancer  -d $dbdir&#10;endtime=$(date +%s)&#10;timediff=$((endtime-starttime))&#10;echo total excutetime so far $timediff seconds &gt;&gt; $logfile">
            <text:p>echo $vcfdir/case_100k_bin_01_008.vcf &gt;&gt; $logfile<text:line-break/>$scriptdir/../../bin/bvd-add.pl -s $vcfdir/case_100k_bin_01_008.vcf -T A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1]&amp;&quot;.vcf &gt;&gt; $logfile&quot;&amp;CHAR(10)&amp;&quot;$scriptdir/../../bin/bvd-add.pl -s $vcfdir/case_100k_bin_&quot;&amp;[.C$2]&amp;&quot;_&quot;&amp;[.C11]&amp;&quot;.vcf -T &quot;&amp;[.C$3]&amp;[.C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8.vcf &gt;&gt; $logfile&#10;$scriptdir/../../bin/bvd-add.pl -s $vcfdir/case_100k_bin_02_008.vcf -T B008_cancer  -d $dbdir&#10;endtime=$(date +%s)&#10;timediff=$((endtime-starttime))&#10;echo total excutetime so far $timediff seconds &gt;&gt; $logfile">
            <text:p>echo $vcfdir/case_100k_bin_02_008.vcf &gt;&gt; $logfile<text:line-break/>$scriptdir/../../bin/bvd-add.pl -s $vcfdir/case_100k_bin_02_008.vcf -T B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1]&amp;&quot;.vcf &gt;&gt; $logfile&quot;&amp;CHAR(10)&amp;&quot;$scriptdir/../../bin/bvd-add.pl -s $vcfdir/case_100k_bin_&quot;&amp;[.D$2]&amp;&quot;_&quot;&amp;[.D11]&amp;&quot;.vcf -T &quot;&amp;[.D$3]&amp;[.D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8.vcf &gt;&gt; $logfile&#10;$scriptdir/../../bin/bvd-add.pl -s $vcfdir/case_100k_bin_03_008.vcf -T C008_cancer  -d $dbdir&#10;endtime=$(date +%s)&#10;timediff=$((endtime-starttime))&#10;echo total excutetime so far $timediff seconds &gt;&gt; $logfile">
            <text:p>echo $vcfdir/case_100k_bin_03_008.vcf &gt;&gt; $logfile<text:line-break/>$scriptdir/../../bin/bvd-add.pl -s $vcfdir/case_100k_bin_03_008.vcf -T C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1]&amp;&quot;.vcf &gt;&gt; $logfile&quot;&amp;CHAR(10)&amp;&quot;$scriptdir/../../bin/bvd-add.pl -s $vcfdir/case_100k_bin_&quot;&amp;[.E$2]&amp;&quot;_&quot;&amp;[.E11]&amp;&quot;.vcf -T &quot;&amp;[.E$3]&amp;[.E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8.vcf &gt;&gt; $logfile&#10;$scriptdir/../../bin/bvd-add.pl -s $vcfdir/case_100k_bin_04_008.vcf -T D008_cancer  -d $dbdir&#10;endtime=$(date +%s)&#10;timediff=$((endtime-starttime))&#10;echo total excutetime so far $timediff seconds &gt;&gt; $logfile">
            <text:p>echo $vcfdir/case_100k_bin_04_008.vcf &gt;&gt; $logfile<text:line-break/>$scriptdir/../../bin/bvd-add.pl -s $vcfdir/case_100k_bin_04_008.vcf -T D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1]&amp;&quot;.vcf &gt;&gt; $logfile&quot;&amp;CHAR(10)&amp;&quot;$scriptdir/../../bin/bvd-add.pl -s $vcfdir/case_100k_bin_&quot;&amp;[.F$2]&amp;&quot;_&quot;&amp;[.F11]&amp;&quot;.vcf -T &quot;&amp;[.F$3]&amp;[.F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8.vcf &gt;&gt; $logfile&#10;$scriptdir/../../bin/bvd-add.pl -s $vcfdir/case_100k_bin_05_008.vcf -T E008_cancer  -d $dbdir&#10;endtime=$(date +%s)&#10;timediff=$((endtime-starttime))&#10;echo total excutetime so far $timediff seconds &gt;&gt; $logfile">
            <text:p>echo $vcfdir/case_100k_bin_05_008.vcf &gt;&gt; $logfile<text:line-break/>$scriptdir/../../bin/bvd-add.pl -s $vcfdir/case_100k_bin_05_008.vcf -T E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1]&amp;&quot;.vcf &gt;&gt; $logfile&quot;&amp;CHAR(10)&amp;&quot;$scriptdir/../../bin/bvd-add.pl -s $vcfdir/case_100k_bin_&quot;&amp;[.G$2]&amp;&quot;_&quot;&amp;[.G11]&amp;&quot;.vcf -T &quot;&amp;[.G$3]&amp;[.G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8.vcf &gt;&gt; $logfile&#10;$scriptdir/../../bin/bvd-add.pl -s $vcfdir/case_100k_bin_06_008.vcf -T F008_cancer  -d $dbdir&#10;endtime=$(date +%s)&#10;timediff=$((endtime-starttime))&#10;echo total excutetime so far $timediff seconds &gt;&gt; $logfile">
            <text:p>echo $vcfdir/case_100k_bin_06_008.vcf &gt;&gt; $logfile<text:line-break/>$scriptdir/../../bin/bvd-add.pl -s $vcfdir/case_100k_bin_06_008.vcf -T F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1]&amp;&quot;.vcf &gt;&gt; $logfile&quot;&amp;CHAR(10)&amp;&quot;$scriptdir/../../bin/bvd-add.pl -s $vcfdir/case_100k_bin_&quot;&amp;[.H$2]&amp;&quot;_&quot;&amp;[.H11]&amp;&quot;.vcf -T &quot;&amp;[.H$3]&amp;[.H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8.vcf &gt;&gt; $logfile&#10;$scriptdir/../../bin/bvd-add.pl -s $vcfdir/case_100k_bin_07_008.vcf -T G008_cancer  -d $dbdir&#10;endtime=$(date +%s)&#10;timediff=$((endtime-starttime))&#10;echo total excutetime so far $timediff seconds &gt;&gt; $logfile">
            <text:p>echo $vcfdir/case_100k_bin_07_008.vcf &gt;&gt; $logfile<text:line-break/>$scriptdir/../../bin/bvd-add.pl -s $vcfdir/case_100k_bin_07_008.vcf -T G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1]&amp;&quot;.vcf &gt;&gt; $logfile&quot;&amp;CHAR(10)&amp;&quot;$scriptdir/../../bin/bvd-add.pl -s $vcfdir/case_100k_bin_&quot;&amp;[.I$2]&amp;&quot;_&quot;&amp;[.I11]&amp;&quot;.vcf -T &quot;&amp;[.I$3]&amp;[.I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8.vcf &gt;&gt; $logfile&#10;$scriptdir/../../bin/bvd-add.pl -s $vcfdir/case_100k_bin_08_008.vcf -T H008_cancer  -d $dbdir&#10;endtime=$(date +%s)&#10;timediff=$((endtime-starttime))&#10;echo total excutetime so far $timediff seconds &gt;&gt; $logfile">
            <text:p>echo $vcfdir/case_100k_bin_08_008.vcf &gt;&gt; $logfile<text:line-break/>$scriptdir/../../bin/bvd-add.pl -s $vcfdir/case_100k_bin_08_008.vcf -T H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1]&amp;&quot;.vcf &gt;&gt; $logfile&quot;&amp;CHAR(10)&amp;&quot;$scriptdir/../../bin/bvd-add.pl -s $vcfdir/case_100k_bin_&quot;&amp;[.J$2]&amp;&quot;_&quot;&amp;[.J11]&amp;&quot;.vcf -T &quot;&amp;[.J$3]&amp;[.J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8.vcf &gt;&gt; $logfile&#10;$scriptdir/../../bin/bvd-add.pl -s $vcfdir/case_100k_bin_09_008.vcf -T I008_cancer  -d $dbdir&#10;endtime=$(date +%s)&#10;timediff=$((endtime-starttime))&#10;echo total excutetime so far $timediff seconds &gt;&gt; $logfile">
            <text:p>echo $vcfdir/case_100k_bin_09_008.vcf &gt;&gt; $logfile<text:line-break/>$scriptdir/../../bin/bvd-add.pl -s $vcfdir/case_100k_bin_09_008.vcf -T I00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1]&amp;&quot;.vcf &gt;&gt; $logfile&quot;&amp;CHAR(10)&amp;&quot;$scriptdir/../../bin/bvd-add.pl -s $vcfdir/case_100k_bin_&quot;&amp;[.K$2]&amp;&quot;_&quot;&amp;[.K11]&amp;&quot;.vcf -T &quot;&amp;[.K$3]&amp;[.K1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8.vcf &gt;&gt; $logfile&#10;$scriptdir/../../bin/bvd-add.pl -s $vcfdir/case_100k_bin_10_008.vcf -T J008_cancer  -d $dbdir&#10;endtime=$(date +%s)&#10;timediff=$((endtime-starttime))&#10;echo total excutetime so far $timediff seconds &gt;&gt; $logfile">
            <text:p>echo $vcfdir/case_100k_bin_10_008.vcf &gt;&gt; $logfile<text:line-break/>$scriptdir/../../bin/bvd-add.pl -s $vcfdir/case_100k_bin_10_008.vcf -T J00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 table:formula="of:=TEXT([.$A12];&quot;000&quot;)" office:value-type="string" office:string-value="009">
            <text:p>009</text:p>
          </table:table-cell>
          <table:table-cell/>
          <table:table-cell table:formula="of:=&quot;echo $vcfdir/case_100k_bin_&quot;&amp;[.B$2]&amp;&quot;_&quot;&amp;[.B12]&amp;&quot;.vcf &gt;&gt; $logfile&quot;&amp;CHAR(10)&amp;&quot;$scriptdir/../../bin/bvd-add.pl -s $vcfdir/case_100k_bin_&quot;&amp;[.B$2]&amp;&quot;_&quot;&amp;[.B12]&amp;&quot;.vcf -T &quot;&amp;[.B$3]&amp;[.B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09.vcf &gt;&gt; $logfile&#10;$scriptdir/../../bin/bvd-add.pl -s $vcfdir/case_100k_bin_01_009.vcf -T A009_cancer  -d $dbdir&#10;endtime=$(date +%s)&#10;timediff=$((endtime-starttime))&#10;echo total excutetime so far $timediff seconds &gt;&gt; $logfile">
            <text:p>echo $vcfdir/case_100k_bin_01_009.vcf &gt;&gt; $logfile<text:line-break/>$scriptdir/../../bin/bvd-add.pl -s $vcfdir/case_100k_bin_01_009.vcf -T A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2]&amp;&quot;.vcf &gt;&gt; $logfile&quot;&amp;CHAR(10)&amp;&quot;$scriptdir/../../bin/bvd-add.pl -s $vcfdir/case_100k_bin_&quot;&amp;[.C$2]&amp;&quot;_&quot;&amp;[.C12]&amp;&quot;.vcf -T &quot;&amp;[.C$3]&amp;[.C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09.vcf &gt;&gt; $logfile&#10;$scriptdir/../../bin/bvd-add.pl -s $vcfdir/case_100k_bin_02_009.vcf -T B009_cancer  -d $dbdir&#10;endtime=$(date +%s)&#10;timediff=$((endtime-starttime))&#10;echo total excutetime so far $timediff seconds &gt;&gt; $logfile">
            <text:p>echo $vcfdir/case_100k_bin_02_009.vcf &gt;&gt; $logfile<text:line-break/>$scriptdir/../../bin/bvd-add.pl -s $vcfdir/case_100k_bin_02_009.vcf -T B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2]&amp;&quot;.vcf &gt;&gt; $logfile&quot;&amp;CHAR(10)&amp;&quot;$scriptdir/../../bin/bvd-add.pl -s $vcfdir/case_100k_bin_&quot;&amp;[.D$2]&amp;&quot;_&quot;&amp;[.D12]&amp;&quot;.vcf -T &quot;&amp;[.D$3]&amp;[.D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09.vcf &gt;&gt; $logfile&#10;$scriptdir/../../bin/bvd-add.pl -s $vcfdir/case_100k_bin_03_009.vcf -T C009_cancer  -d $dbdir&#10;endtime=$(date +%s)&#10;timediff=$((endtime-starttime))&#10;echo total excutetime so far $timediff seconds &gt;&gt; $logfile">
            <text:p>echo $vcfdir/case_100k_bin_03_009.vcf &gt;&gt; $logfile<text:line-break/>$scriptdir/../../bin/bvd-add.pl -s $vcfdir/case_100k_bin_03_009.vcf -T C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2]&amp;&quot;.vcf &gt;&gt; $logfile&quot;&amp;CHAR(10)&amp;&quot;$scriptdir/../../bin/bvd-add.pl -s $vcfdir/case_100k_bin_&quot;&amp;[.E$2]&amp;&quot;_&quot;&amp;[.E12]&amp;&quot;.vcf -T &quot;&amp;[.E$3]&amp;[.E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09.vcf &gt;&gt; $logfile&#10;$scriptdir/../../bin/bvd-add.pl -s $vcfdir/case_100k_bin_04_009.vcf -T D009_cancer  -d $dbdir&#10;endtime=$(date +%s)&#10;timediff=$((endtime-starttime))&#10;echo total excutetime so far $timediff seconds &gt;&gt; $logfile">
            <text:p>echo $vcfdir/case_100k_bin_04_009.vcf &gt;&gt; $logfile<text:line-break/>$scriptdir/../../bin/bvd-add.pl -s $vcfdir/case_100k_bin_04_009.vcf -T D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2]&amp;&quot;.vcf &gt;&gt; $logfile&quot;&amp;CHAR(10)&amp;&quot;$scriptdir/../../bin/bvd-add.pl -s $vcfdir/case_100k_bin_&quot;&amp;[.F$2]&amp;&quot;_&quot;&amp;[.F12]&amp;&quot;.vcf -T &quot;&amp;[.F$3]&amp;[.F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09.vcf &gt;&gt; $logfile&#10;$scriptdir/../../bin/bvd-add.pl -s $vcfdir/case_100k_bin_05_009.vcf -T E009_cancer  -d $dbdir&#10;endtime=$(date +%s)&#10;timediff=$((endtime-starttime))&#10;echo total excutetime so far $timediff seconds &gt;&gt; $logfile">
            <text:p>echo $vcfdir/case_100k_bin_05_009.vcf &gt;&gt; $logfile<text:line-break/>$scriptdir/../../bin/bvd-add.pl -s $vcfdir/case_100k_bin_05_009.vcf -T E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2]&amp;&quot;.vcf &gt;&gt; $logfile&quot;&amp;CHAR(10)&amp;&quot;$scriptdir/../../bin/bvd-add.pl -s $vcfdir/case_100k_bin_&quot;&amp;[.G$2]&amp;&quot;_&quot;&amp;[.G12]&amp;&quot;.vcf -T &quot;&amp;[.G$3]&amp;[.G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09.vcf &gt;&gt; $logfile&#10;$scriptdir/../../bin/bvd-add.pl -s $vcfdir/case_100k_bin_06_009.vcf -T F009_cancer  -d $dbdir&#10;endtime=$(date +%s)&#10;timediff=$((endtime-starttime))&#10;echo total excutetime so far $timediff seconds &gt;&gt; $logfile">
            <text:p>echo $vcfdir/case_100k_bin_06_009.vcf &gt;&gt; $logfile<text:line-break/>$scriptdir/../../bin/bvd-add.pl -s $vcfdir/case_100k_bin_06_009.vcf -T F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2]&amp;&quot;.vcf &gt;&gt; $logfile&quot;&amp;CHAR(10)&amp;&quot;$scriptdir/../../bin/bvd-add.pl -s $vcfdir/case_100k_bin_&quot;&amp;[.H$2]&amp;&quot;_&quot;&amp;[.H12]&amp;&quot;.vcf -T &quot;&amp;[.H$3]&amp;[.H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09.vcf &gt;&gt; $logfile&#10;$scriptdir/../../bin/bvd-add.pl -s $vcfdir/case_100k_bin_07_009.vcf -T G009_cancer  -d $dbdir&#10;endtime=$(date +%s)&#10;timediff=$((endtime-starttime))&#10;echo total excutetime so far $timediff seconds &gt;&gt; $logfile">
            <text:p>echo $vcfdir/case_100k_bin_07_009.vcf &gt;&gt; $logfile<text:line-break/>$scriptdir/../../bin/bvd-add.pl -s $vcfdir/case_100k_bin_07_009.vcf -T G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2]&amp;&quot;.vcf &gt;&gt; $logfile&quot;&amp;CHAR(10)&amp;&quot;$scriptdir/../../bin/bvd-add.pl -s $vcfdir/case_100k_bin_&quot;&amp;[.I$2]&amp;&quot;_&quot;&amp;[.I12]&amp;&quot;.vcf -T &quot;&amp;[.I$3]&amp;[.I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09.vcf &gt;&gt; $logfile&#10;$scriptdir/../../bin/bvd-add.pl -s $vcfdir/case_100k_bin_08_009.vcf -T H009_cancer  -d $dbdir&#10;endtime=$(date +%s)&#10;timediff=$((endtime-starttime))&#10;echo total excutetime so far $timediff seconds &gt;&gt; $logfile">
            <text:p>echo $vcfdir/case_100k_bin_08_009.vcf &gt;&gt; $logfile<text:line-break/>$scriptdir/../../bin/bvd-add.pl -s $vcfdir/case_100k_bin_08_009.vcf -T H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2]&amp;&quot;.vcf &gt;&gt; $logfile&quot;&amp;CHAR(10)&amp;&quot;$scriptdir/../../bin/bvd-add.pl -s $vcfdir/case_100k_bin_&quot;&amp;[.J$2]&amp;&quot;_&quot;&amp;[.J12]&amp;&quot;.vcf -T &quot;&amp;[.J$3]&amp;[.J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09.vcf &gt;&gt; $logfile&#10;$scriptdir/../../bin/bvd-add.pl -s $vcfdir/case_100k_bin_09_009.vcf -T I009_cancer  -d $dbdir&#10;endtime=$(date +%s)&#10;timediff=$((endtime-starttime))&#10;echo total excutetime so far $timediff seconds &gt;&gt; $logfile">
            <text:p>echo $vcfdir/case_100k_bin_09_009.vcf &gt;&gt; $logfile<text:line-break/>$scriptdir/../../bin/bvd-add.pl -s $vcfdir/case_100k_bin_09_009.vcf -T I00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2]&amp;&quot;.vcf &gt;&gt; $logfile&quot;&amp;CHAR(10)&amp;&quot;$scriptdir/../../bin/bvd-add.pl -s $vcfdir/case_100k_bin_&quot;&amp;[.K$2]&amp;&quot;_&quot;&amp;[.K12]&amp;&quot;.vcf -T &quot;&amp;[.K$3]&amp;[.K1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09.vcf &gt;&gt; $logfile&#10;$scriptdir/../../bin/bvd-add.pl -s $vcfdir/case_100k_bin_10_009.vcf -T J009_cancer  -d $dbdir&#10;endtime=$(date +%s)&#10;timediff=$((endtime-starttime))&#10;echo total excutetime so far $timediff seconds &gt;&gt; $logfile">
            <text:p>echo $vcfdir/case_100k_bin_10_009.vcf &gt;&gt; $logfile<text:line-break/>$scriptdir/../../bin/bvd-add.pl -s $vcfdir/case_100k_bin_10_009.vcf -T J00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 table:formula="of:=TEXT([.$A13];&quot;000&quot;)" office:value-type="string" office:string-value="010">
            <text:p>010</text:p>
          </table:table-cell>
          <table:table-cell/>
          <table:table-cell table:formula="of:=&quot;echo $vcfdir/case_100k_bin_&quot;&amp;[.B$2]&amp;&quot;_&quot;&amp;[.B13]&amp;&quot;.vcf &gt;&gt; $logfile&quot;&amp;CHAR(10)&amp;&quot;$scriptdir/../../bin/bvd-add.pl -s $vcfdir/case_100k_bin_&quot;&amp;[.B$2]&amp;&quot;_&quot;&amp;[.B13]&amp;&quot;.vcf -T &quot;&amp;[.B$3]&amp;[.B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0.vcf &gt;&gt; $logfile&#10;$scriptdir/../../bin/bvd-add.pl -s $vcfdir/case_100k_bin_01_010.vcf -T A010_cancer  -d $dbdir&#10;endtime=$(date +%s)&#10;timediff=$((endtime-starttime))&#10;echo total excutetime so far $timediff seconds &gt;&gt; $logfile">
            <text:p>echo $vcfdir/case_100k_bin_01_010.vcf &gt;&gt; $logfile<text:line-break/>$scriptdir/../../bin/bvd-add.pl -s $vcfdir/case_100k_bin_01_010.vcf -T A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3]&amp;&quot;.vcf &gt;&gt; $logfile&quot;&amp;CHAR(10)&amp;&quot;$scriptdir/../../bin/bvd-add.pl -s $vcfdir/case_100k_bin_&quot;&amp;[.C$2]&amp;&quot;_&quot;&amp;[.C13]&amp;&quot;.vcf -T &quot;&amp;[.C$3]&amp;[.C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0.vcf &gt;&gt; $logfile&#10;$scriptdir/../../bin/bvd-add.pl -s $vcfdir/case_100k_bin_02_010.vcf -T B010_cancer  -d $dbdir&#10;endtime=$(date +%s)&#10;timediff=$((endtime-starttime))&#10;echo total excutetime so far $timediff seconds &gt;&gt; $logfile">
            <text:p>echo $vcfdir/case_100k_bin_02_010.vcf &gt;&gt; $logfile<text:line-break/>$scriptdir/../../bin/bvd-add.pl -s $vcfdir/case_100k_bin_02_010.vcf -T B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3]&amp;&quot;.vcf &gt;&gt; $logfile&quot;&amp;CHAR(10)&amp;&quot;$scriptdir/../../bin/bvd-add.pl -s $vcfdir/case_100k_bin_&quot;&amp;[.D$2]&amp;&quot;_&quot;&amp;[.D13]&amp;&quot;.vcf -T &quot;&amp;[.D$3]&amp;[.D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0.vcf &gt;&gt; $logfile&#10;$scriptdir/../../bin/bvd-add.pl -s $vcfdir/case_100k_bin_03_010.vcf -T C010_cancer  -d $dbdir&#10;endtime=$(date +%s)&#10;timediff=$((endtime-starttime))&#10;echo total excutetime so far $timediff seconds &gt;&gt; $logfile">
            <text:p>echo $vcfdir/case_100k_bin_03_010.vcf &gt;&gt; $logfile<text:line-break/>$scriptdir/../../bin/bvd-add.pl -s $vcfdir/case_100k_bin_03_010.vcf -T C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3]&amp;&quot;.vcf &gt;&gt; $logfile&quot;&amp;CHAR(10)&amp;&quot;$scriptdir/../../bin/bvd-add.pl -s $vcfdir/case_100k_bin_&quot;&amp;[.E$2]&amp;&quot;_&quot;&amp;[.E13]&amp;&quot;.vcf -T &quot;&amp;[.E$3]&amp;[.E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0.vcf &gt;&gt; $logfile&#10;$scriptdir/../../bin/bvd-add.pl -s $vcfdir/case_100k_bin_04_010.vcf -T D010_cancer  -d $dbdir&#10;endtime=$(date +%s)&#10;timediff=$((endtime-starttime))&#10;echo total excutetime so far $timediff seconds &gt;&gt; $logfile">
            <text:p>echo $vcfdir/case_100k_bin_04_010.vcf &gt;&gt; $logfile<text:line-break/>$scriptdir/../../bin/bvd-add.pl -s $vcfdir/case_100k_bin_04_010.vcf -T D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3]&amp;&quot;.vcf &gt;&gt; $logfile&quot;&amp;CHAR(10)&amp;&quot;$scriptdir/../../bin/bvd-add.pl -s $vcfdir/case_100k_bin_&quot;&amp;[.F$2]&amp;&quot;_&quot;&amp;[.F13]&amp;&quot;.vcf -T &quot;&amp;[.F$3]&amp;[.F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0.vcf &gt;&gt; $logfile&#10;$scriptdir/../../bin/bvd-add.pl -s $vcfdir/case_100k_bin_05_010.vcf -T E010_cancer  -d $dbdir&#10;endtime=$(date +%s)&#10;timediff=$((endtime-starttime))&#10;echo total excutetime so far $timediff seconds &gt;&gt; $logfile">
            <text:p>echo $vcfdir/case_100k_bin_05_010.vcf &gt;&gt; $logfile<text:line-break/>$scriptdir/../../bin/bvd-add.pl -s $vcfdir/case_100k_bin_05_010.vcf -T E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3]&amp;&quot;.vcf &gt;&gt; $logfile&quot;&amp;CHAR(10)&amp;&quot;$scriptdir/../../bin/bvd-add.pl -s $vcfdir/case_100k_bin_&quot;&amp;[.G$2]&amp;&quot;_&quot;&amp;[.G13]&amp;&quot;.vcf -T &quot;&amp;[.G$3]&amp;[.G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0.vcf &gt;&gt; $logfile&#10;$scriptdir/../../bin/bvd-add.pl -s $vcfdir/case_100k_bin_06_010.vcf -T F010_cancer  -d $dbdir&#10;endtime=$(date +%s)&#10;timediff=$((endtime-starttime))&#10;echo total excutetime so far $timediff seconds &gt;&gt; $logfile">
            <text:p>echo $vcfdir/case_100k_bin_06_010.vcf &gt;&gt; $logfile<text:line-break/>$scriptdir/../../bin/bvd-add.pl -s $vcfdir/case_100k_bin_06_010.vcf -T F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3]&amp;&quot;.vcf &gt;&gt; $logfile&quot;&amp;CHAR(10)&amp;&quot;$scriptdir/../../bin/bvd-add.pl -s $vcfdir/case_100k_bin_&quot;&amp;[.H$2]&amp;&quot;_&quot;&amp;[.H13]&amp;&quot;.vcf -T &quot;&amp;[.H$3]&amp;[.H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0.vcf &gt;&gt; $logfile&#10;$scriptdir/../../bin/bvd-add.pl -s $vcfdir/case_100k_bin_07_010.vcf -T G010_cancer  -d $dbdir&#10;endtime=$(date +%s)&#10;timediff=$((endtime-starttime))&#10;echo total excutetime so far $timediff seconds &gt;&gt; $logfile">
            <text:p>echo $vcfdir/case_100k_bin_07_010.vcf &gt;&gt; $logfile<text:line-break/>$scriptdir/../../bin/bvd-add.pl -s $vcfdir/case_100k_bin_07_010.vcf -T G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3]&amp;&quot;.vcf &gt;&gt; $logfile&quot;&amp;CHAR(10)&amp;&quot;$scriptdir/../../bin/bvd-add.pl -s $vcfdir/case_100k_bin_&quot;&amp;[.I$2]&amp;&quot;_&quot;&amp;[.I13]&amp;&quot;.vcf -T &quot;&amp;[.I$3]&amp;[.I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0.vcf &gt;&gt; $logfile&#10;$scriptdir/../../bin/bvd-add.pl -s $vcfdir/case_100k_bin_08_010.vcf -T H010_cancer  -d $dbdir&#10;endtime=$(date +%s)&#10;timediff=$((endtime-starttime))&#10;echo total excutetime so far $timediff seconds &gt;&gt; $logfile">
            <text:p>echo $vcfdir/case_100k_bin_08_010.vcf &gt;&gt; $logfile<text:line-break/>$scriptdir/../../bin/bvd-add.pl -s $vcfdir/case_100k_bin_08_010.vcf -T H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3]&amp;&quot;.vcf &gt;&gt; $logfile&quot;&amp;CHAR(10)&amp;&quot;$scriptdir/../../bin/bvd-add.pl -s $vcfdir/case_100k_bin_&quot;&amp;[.J$2]&amp;&quot;_&quot;&amp;[.J13]&amp;&quot;.vcf -T &quot;&amp;[.J$3]&amp;[.J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0.vcf &gt;&gt; $logfile&#10;$scriptdir/../../bin/bvd-add.pl -s $vcfdir/case_100k_bin_09_010.vcf -T I010_cancer  -d $dbdir&#10;endtime=$(date +%s)&#10;timediff=$((endtime-starttime))&#10;echo total excutetime so far $timediff seconds &gt;&gt; $logfile">
            <text:p>echo $vcfdir/case_100k_bin_09_010.vcf &gt;&gt; $logfile<text:line-break/>$scriptdir/../../bin/bvd-add.pl -s $vcfdir/case_100k_bin_09_010.vcf -T I01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3]&amp;&quot;.vcf &gt;&gt; $logfile&quot;&amp;CHAR(10)&amp;&quot;$scriptdir/../../bin/bvd-add.pl -s $vcfdir/case_100k_bin_&quot;&amp;[.K$2]&amp;&quot;_&quot;&amp;[.K13]&amp;&quot;.vcf -T &quot;&amp;[.K$3]&amp;[.K1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0.vcf &gt;&gt; $logfile&#10;$scriptdir/../../bin/bvd-add.pl -s $vcfdir/case_100k_bin_10_010.vcf -T J010_cancer  -d $dbdir&#10;endtime=$(date +%s)&#10;timediff=$((endtime-starttime))&#10;echo total excutetime so far $timediff seconds &gt;&gt; $logfile">
            <text:p>echo $vcfdir/case_100k_bin_10_010.vcf &gt;&gt; $logfile<text:line-break/>$scriptdir/../../bin/bvd-add.pl -s $vcfdir/case_100k_bin_10_010.vcf -T J01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 table:formula="of:=TEXT([.$A14];&quot;000&quot;)" office:value-type="string" office:string-value="011">
            <text:p>011</text:p>
          </table:table-cell>
          <table:table-cell/>
          <table:table-cell table:formula="of:=&quot;echo $vcfdir/case_100k_bin_&quot;&amp;[.B$2]&amp;&quot;_&quot;&amp;[.B14]&amp;&quot;.vcf &gt;&gt; $logfile&quot;&amp;CHAR(10)&amp;&quot;$scriptdir/../../bin/bvd-add.pl -s $vcfdir/case_100k_bin_&quot;&amp;[.B$2]&amp;&quot;_&quot;&amp;[.B14]&amp;&quot;.vcf -T &quot;&amp;[.B$3]&amp;[.B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1.vcf &gt;&gt; $logfile&#10;$scriptdir/../../bin/bvd-add.pl -s $vcfdir/case_100k_bin_01_011.vcf -T A011_cancer  -d $dbdir&#10;endtime=$(date +%s)&#10;timediff=$((endtime-starttime))&#10;echo total excutetime so far $timediff seconds &gt;&gt; $logfile">
            <text:p>echo $vcfdir/case_100k_bin_01_011.vcf &gt;&gt; $logfile<text:line-break/>$scriptdir/../../bin/bvd-add.pl -s $vcfdir/case_100k_bin_01_011.vcf -T A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4]&amp;&quot;.vcf &gt;&gt; $logfile&quot;&amp;CHAR(10)&amp;&quot;$scriptdir/../../bin/bvd-add.pl -s $vcfdir/case_100k_bin_&quot;&amp;[.C$2]&amp;&quot;_&quot;&amp;[.C14]&amp;&quot;.vcf -T &quot;&amp;[.C$3]&amp;[.C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1.vcf &gt;&gt; $logfile&#10;$scriptdir/../../bin/bvd-add.pl -s $vcfdir/case_100k_bin_02_011.vcf -T B011_cancer  -d $dbdir&#10;endtime=$(date +%s)&#10;timediff=$((endtime-starttime))&#10;echo total excutetime so far $timediff seconds &gt;&gt; $logfile">
            <text:p>echo $vcfdir/case_100k_bin_02_011.vcf &gt;&gt; $logfile<text:line-break/>$scriptdir/../../bin/bvd-add.pl -s $vcfdir/case_100k_bin_02_011.vcf -T B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4]&amp;&quot;.vcf &gt;&gt; $logfile&quot;&amp;CHAR(10)&amp;&quot;$scriptdir/../../bin/bvd-add.pl -s $vcfdir/case_100k_bin_&quot;&amp;[.D$2]&amp;&quot;_&quot;&amp;[.D14]&amp;&quot;.vcf -T &quot;&amp;[.D$3]&amp;[.D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1.vcf &gt;&gt; $logfile&#10;$scriptdir/../../bin/bvd-add.pl -s $vcfdir/case_100k_bin_03_011.vcf -T C011_cancer  -d $dbdir&#10;endtime=$(date +%s)&#10;timediff=$((endtime-starttime))&#10;echo total excutetime so far $timediff seconds &gt;&gt; $logfile">
            <text:p>echo $vcfdir/case_100k_bin_03_011.vcf &gt;&gt; $logfile<text:line-break/>$scriptdir/../../bin/bvd-add.pl -s $vcfdir/case_100k_bin_03_011.vcf -T C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4]&amp;&quot;.vcf &gt;&gt; $logfile&quot;&amp;CHAR(10)&amp;&quot;$scriptdir/../../bin/bvd-add.pl -s $vcfdir/case_100k_bin_&quot;&amp;[.E$2]&amp;&quot;_&quot;&amp;[.E14]&amp;&quot;.vcf -T &quot;&amp;[.E$3]&amp;[.E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1.vcf &gt;&gt; $logfile&#10;$scriptdir/../../bin/bvd-add.pl -s $vcfdir/case_100k_bin_04_011.vcf -T D011_cancer  -d $dbdir&#10;endtime=$(date +%s)&#10;timediff=$((endtime-starttime))&#10;echo total excutetime so far $timediff seconds &gt;&gt; $logfile">
            <text:p>echo $vcfdir/case_100k_bin_04_011.vcf &gt;&gt; $logfile<text:line-break/>$scriptdir/../../bin/bvd-add.pl -s $vcfdir/case_100k_bin_04_011.vcf -T D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4]&amp;&quot;.vcf &gt;&gt; $logfile&quot;&amp;CHAR(10)&amp;&quot;$scriptdir/../../bin/bvd-add.pl -s $vcfdir/case_100k_bin_&quot;&amp;[.F$2]&amp;&quot;_&quot;&amp;[.F14]&amp;&quot;.vcf -T &quot;&amp;[.F$3]&amp;[.F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1.vcf &gt;&gt; $logfile&#10;$scriptdir/../../bin/bvd-add.pl -s $vcfdir/case_100k_bin_05_011.vcf -T E011_cancer  -d $dbdir&#10;endtime=$(date +%s)&#10;timediff=$((endtime-starttime))&#10;echo total excutetime so far $timediff seconds &gt;&gt; $logfile">
            <text:p>echo $vcfdir/case_100k_bin_05_011.vcf &gt;&gt; $logfile<text:line-break/>$scriptdir/../../bin/bvd-add.pl -s $vcfdir/case_100k_bin_05_011.vcf -T E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4]&amp;&quot;.vcf &gt;&gt; $logfile&quot;&amp;CHAR(10)&amp;&quot;$scriptdir/../../bin/bvd-add.pl -s $vcfdir/case_100k_bin_&quot;&amp;[.G$2]&amp;&quot;_&quot;&amp;[.G14]&amp;&quot;.vcf -T &quot;&amp;[.G$3]&amp;[.G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1.vcf &gt;&gt; $logfile&#10;$scriptdir/../../bin/bvd-add.pl -s $vcfdir/case_100k_bin_06_011.vcf -T F011_cancer  -d $dbdir&#10;endtime=$(date +%s)&#10;timediff=$((endtime-starttime))&#10;echo total excutetime so far $timediff seconds &gt;&gt; $logfile">
            <text:p>echo $vcfdir/case_100k_bin_06_011.vcf &gt;&gt; $logfile<text:line-break/>$scriptdir/../../bin/bvd-add.pl -s $vcfdir/case_100k_bin_06_011.vcf -T F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4]&amp;&quot;.vcf &gt;&gt; $logfile&quot;&amp;CHAR(10)&amp;&quot;$scriptdir/../../bin/bvd-add.pl -s $vcfdir/case_100k_bin_&quot;&amp;[.H$2]&amp;&quot;_&quot;&amp;[.H14]&amp;&quot;.vcf -T &quot;&amp;[.H$3]&amp;[.H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1.vcf &gt;&gt; $logfile&#10;$scriptdir/../../bin/bvd-add.pl -s $vcfdir/case_100k_bin_07_011.vcf -T G011_cancer  -d $dbdir&#10;endtime=$(date +%s)&#10;timediff=$((endtime-starttime))&#10;echo total excutetime so far $timediff seconds &gt;&gt; $logfile">
            <text:p>echo $vcfdir/case_100k_bin_07_011.vcf &gt;&gt; $logfile<text:line-break/>$scriptdir/../../bin/bvd-add.pl -s $vcfdir/case_100k_bin_07_011.vcf -T G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4]&amp;&quot;.vcf &gt;&gt; $logfile&quot;&amp;CHAR(10)&amp;&quot;$scriptdir/../../bin/bvd-add.pl -s $vcfdir/case_100k_bin_&quot;&amp;[.I$2]&amp;&quot;_&quot;&amp;[.I14]&amp;&quot;.vcf -T &quot;&amp;[.I$3]&amp;[.I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1.vcf &gt;&gt; $logfile&#10;$scriptdir/../../bin/bvd-add.pl -s $vcfdir/case_100k_bin_08_011.vcf -T H011_cancer  -d $dbdir&#10;endtime=$(date +%s)&#10;timediff=$((endtime-starttime))&#10;echo total excutetime so far $timediff seconds &gt;&gt; $logfile">
            <text:p>echo $vcfdir/case_100k_bin_08_011.vcf &gt;&gt; $logfile<text:line-break/>$scriptdir/../../bin/bvd-add.pl -s $vcfdir/case_100k_bin_08_011.vcf -T H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4]&amp;&quot;.vcf &gt;&gt; $logfile&quot;&amp;CHAR(10)&amp;&quot;$scriptdir/../../bin/bvd-add.pl -s $vcfdir/case_100k_bin_&quot;&amp;[.J$2]&amp;&quot;_&quot;&amp;[.J14]&amp;&quot;.vcf -T &quot;&amp;[.J$3]&amp;[.J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1.vcf &gt;&gt; $logfile&#10;$scriptdir/../../bin/bvd-add.pl -s $vcfdir/case_100k_bin_09_011.vcf -T I011_cancer  -d $dbdir&#10;endtime=$(date +%s)&#10;timediff=$((endtime-starttime))&#10;echo total excutetime so far $timediff seconds &gt;&gt; $logfile">
            <text:p>echo $vcfdir/case_100k_bin_09_011.vcf &gt;&gt; $logfile<text:line-break/>$scriptdir/../../bin/bvd-add.pl -s $vcfdir/case_100k_bin_09_011.vcf -T I01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4]&amp;&quot;.vcf &gt;&gt; $logfile&quot;&amp;CHAR(10)&amp;&quot;$scriptdir/../../bin/bvd-add.pl -s $vcfdir/case_100k_bin_&quot;&amp;[.K$2]&amp;&quot;_&quot;&amp;[.K14]&amp;&quot;.vcf -T &quot;&amp;[.K$3]&amp;[.K1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1.vcf &gt;&gt; $logfile&#10;$scriptdir/../../bin/bvd-add.pl -s $vcfdir/case_100k_bin_10_011.vcf -T J011_cancer  -d $dbdir&#10;endtime=$(date +%s)&#10;timediff=$((endtime-starttime))&#10;echo total excutetime so far $timediff seconds &gt;&gt; $logfile">
            <text:p>echo $vcfdir/case_100k_bin_10_011.vcf &gt;&gt; $logfile<text:line-break/>$scriptdir/../../bin/bvd-add.pl -s $vcfdir/case_100k_bin_10_011.vcf -T J01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 table:formula="of:=TEXT([.$A15];&quot;000&quot;)" office:value-type="string" office:string-value="012">
            <text:p>012</text:p>
          </table:table-cell>
          <table:table-cell/>
          <table:table-cell table:formula="of:=&quot;echo $vcfdir/case_100k_bin_&quot;&amp;[.B$2]&amp;&quot;_&quot;&amp;[.B15]&amp;&quot;.vcf &gt;&gt; $logfile&quot;&amp;CHAR(10)&amp;&quot;$scriptdir/../../bin/bvd-add.pl -s $vcfdir/case_100k_bin_&quot;&amp;[.B$2]&amp;&quot;_&quot;&amp;[.B15]&amp;&quot;.vcf -T &quot;&amp;[.B$3]&amp;[.B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2.vcf &gt;&gt; $logfile&#10;$scriptdir/../../bin/bvd-add.pl -s $vcfdir/case_100k_bin_01_012.vcf -T A012_cancer  -d $dbdir&#10;endtime=$(date +%s)&#10;timediff=$((endtime-starttime))&#10;echo total excutetime so far $timediff seconds &gt;&gt; $logfile">
            <text:p>echo $vcfdir/case_100k_bin_01_012.vcf &gt;&gt; $logfile<text:line-break/>$scriptdir/../../bin/bvd-add.pl -s $vcfdir/case_100k_bin_01_012.vcf -T A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5]&amp;&quot;.vcf &gt;&gt; $logfile&quot;&amp;CHAR(10)&amp;&quot;$scriptdir/../../bin/bvd-add.pl -s $vcfdir/case_100k_bin_&quot;&amp;[.C$2]&amp;&quot;_&quot;&amp;[.C15]&amp;&quot;.vcf -T &quot;&amp;[.C$3]&amp;[.C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2.vcf &gt;&gt; $logfile&#10;$scriptdir/../../bin/bvd-add.pl -s $vcfdir/case_100k_bin_02_012.vcf -T B012_cancer  -d $dbdir&#10;endtime=$(date +%s)&#10;timediff=$((endtime-starttime))&#10;echo total excutetime so far $timediff seconds &gt;&gt; $logfile">
            <text:p>echo $vcfdir/case_100k_bin_02_012.vcf &gt;&gt; $logfile<text:line-break/>$scriptdir/../../bin/bvd-add.pl -s $vcfdir/case_100k_bin_02_012.vcf -T B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5]&amp;&quot;.vcf &gt;&gt; $logfile&quot;&amp;CHAR(10)&amp;&quot;$scriptdir/../../bin/bvd-add.pl -s $vcfdir/case_100k_bin_&quot;&amp;[.D$2]&amp;&quot;_&quot;&amp;[.D15]&amp;&quot;.vcf -T &quot;&amp;[.D$3]&amp;[.D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2.vcf &gt;&gt; $logfile&#10;$scriptdir/../../bin/bvd-add.pl -s $vcfdir/case_100k_bin_03_012.vcf -T C012_cancer  -d $dbdir&#10;endtime=$(date +%s)&#10;timediff=$((endtime-starttime))&#10;echo total excutetime so far $timediff seconds &gt;&gt; $logfile">
            <text:p>echo $vcfdir/case_100k_bin_03_012.vcf &gt;&gt; $logfile<text:line-break/>$scriptdir/../../bin/bvd-add.pl -s $vcfdir/case_100k_bin_03_012.vcf -T C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5]&amp;&quot;.vcf &gt;&gt; $logfile&quot;&amp;CHAR(10)&amp;&quot;$scriptdir/../../bin/bvd-add.pl -s $vcfdir/case_100k_bin_&quot;&amp;[.E$2]&amp;&quot;_&quot;&amp;[.E15]&amp;&quot;.vcf -T &quot;&amp;[.E$3]&amp;[.E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2.vcf &gt;&gt; $logfile&#10;$scriptdir/../../bin/bvd-add.pl -s $vcfdir/case_100k_bin_04_012.vcf -T D012_cancer  -d $dbdir&#10;endtime=$(date +%s)&#10;timediff=$((endtime-starttime))&#10;echo total excutetime so far $timediff seconds &gt;&gt; $logfile">
            <text:p>echo $vcfdir/case_100k_bin_04_012.vcf &gt;&gt; $logfile<text:line-break/>$scriptdir/../../bin/bvd-add.pl -s $vcfdir/case_100k_bin_04_012.vcf -T D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5]&amp;&quot;.vcf &gt;&gt; $logfile&quot;&amp;CHAR(10)&amp;&quot;$scriptdir/../../bin/bvd-add.pl -s $vcfdir/case_100k_bin_&quot;&amp;[.F$2]&amp;&quot;_&quot;&amp;[.F15]&amp;&quot;.vcf -T &quot;&amp;[.F$3]&amp;[.F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2.vcf &gt;&gt; $logfile&#10;$scriptdir/../../bin/bvd-add.pl -s $vcfdir/case_100k_bin_05_012.vcf -T E012_cancer  -d $dbdir&#10;endtime=$(date +%s)&#10;timediff=$((endtime-starttime))&#10;echo total excutetime so far $timediff seconds &gt;&gt; $logfile">
            <text:p>echo $vcfdir/case_100k_bin_05_012.vcf &gt;&gt; $logfile<text:line-break/>$scriptdir/../../bin/bvd-add.pl -s $vcfdir/case_100k_bin_05_012.vcf -T E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5]&amp;&quot;.vcf &gt;&gt; $logfile&quot;&amp;CHAR(10)&amp;&quot;$scriptdir/../../bin/bvd-add.pl -s $vcfdir/case_100k_bin_&quot;&amp;[.G$2]&amp;&quot;_&quot;&amp;[.G15]&amp;&quot;.vcf -T &quot;&amp;[.G$3]&amp;[.G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2.vcf &gt;&gt; $logfile&#10;$scriptdir/../../bin/bvd-add.pl -s $vcfdir/case_100k_bin_06_012.vcf -T F012_cancer  -d $dbdir&#10;endtime=$(date +%s)&#10;timediff=$((endtime-starttime))&#10;echo total excutetime so far $timediff seconds &gt;&gt; $logfile">
            <text:p>echo $vcfdir/case_100k_bin_06_012.vcf &gt;&gt; $logfile<text:line-break/>$scriptdir/../../bin/bvd-add.pl -s $vcfdir/case_100k_bin_06_012.vcf -T F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5]&amp;&quot;.vcf &gt;&gt; $logfile&quot;&amp;CHAR(10)&amp;&quot;$scriptdir/../../bin/bvd-add.pl -s $vcfdir/case_100k_bin_&quot;&amp;[.H$2]&amp;&quot;_&quot;&amp;[.H15]&amp;&quot;.vcf -T &quot;&amp;[.H$3]&amp;[.H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2.vcf &gt;&gt; $logfile&#10;$scriptdir/../../bin/bvd-add.pl -s $vcfdir/case_100k_bin_07_012.vcf -T G012_cancer  -d $dbdir&#10;endtime=$(date +%s)&#10;timediff=$((endtime-starttime))&#10;echo total excutetime so far $timediff seconds &gt;&gt; $logfile">
            <text:p>echo $vcfdir/case_100k_bin_07_012.vcf &gt;&gt; $logfile<text:line-break/>$scriptdir/../../bin/bvd-add.pl -s $vcfdir/case_100k_bin_07_012.vcf -T G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5]&amp;&quot;.vcf &gt;&gt; $logfile&quot;&amp;CHAR(10)&amp;&quot;$scriptdir/../../bin/bvd-add.pl -s $vcfdir/case_100k_bin_&quot;&amp;[.I$2]&amp;&quot;_&quot;&amp;[.I15]&amp;&quot;.vcf -T &quot;&amp;[.I$3]&amp;[.I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2.vcf &gt;&gt; $logfile&#10;$scriptdir/../../bin/bvd-add.pl -s $vcfdir/case_100k_bin_08_012.vcf -T H012_cancer  -d $dbdir&#10;endtime=$(date +%s)&#10;timediff=$((endtime-starttime))&#10;echo total excutetime so far $timediff seconds &gt;&gt; $logfile">
            <text:p>echo $vcfdir/case_100k_bin_08_012.vcf &gt;&gt; $logfile<text:line-break/>$scriptdir/../../bin/bvd-add.pl -s $vcfdir/case_100k_bin_08_012.vcf -T H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5]&amp;&quot;.vcf &gt;&gt; $logfile&quot;&amp;CHAR(10)&amp;&quot;$scriptdir/../../bin/bvd-add.pl -s $vcfdir/case_100k_bin_&quot;&amp;[.J$2]&amp;&quot;_&quot;&amp;[.J15]&amp;&quot;.vcf -T &quot;&amp;[.J$3]&amp;[.J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2.vcf &gt;&gt; $logfile&#10;$scriptdir/../../bin/bvd-add.pl -s $vcfdir/case_100k_bin_09_012.vcf -T I012_cancer  -d $dbdir&#10;endtime=$(date +%s)&#10;timediff=$((endtime-starttime))&#10;echo total excutetime so far $timediff seconds &gt;&gt; $logfile">
            <text:p>echo $vcfdir/case_100k_bin_09_012.vcf &gt;&gt; $logfile<text:line-break/>$scriptdir/../../bin/bvd-add.pl -s $vcfdir/case_100k_bin_09_012.vcf -T I01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5]&amp;&quot;.vcf &gt;&gt; $logfile&quot;&amp;CHAR(10)&amp;&quot;$scriptdir/../../bin/bvd-add.pl -s $vcfdir/case_100k_bin_&quot;&amp;[.K$2]&amp;&quot;_&quot;&amp;[.K15]&amp;&quot;.vcf -T &quot;&amp;[.K$3]&amp;[.K1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2.vcf &gt;&gt; $logfile&#10;$scriptdir/../../bin/bvd-add.pl -s $vcfdir/case_100k_bin_10_012.vcf -T J012_cancer  -d $dbdir&#10;endtime=$(date +%s)&#10;timediff=$((endtime-starttime))&#10;echo total excutetime so far $timediff seconds &gt;&gt; $logfile">
            <text:p>echo $vcfdir/case_100k_bin_10_012.vcf &gt;&gt; $logfile<text:line-break/>$scriptdir/../../bin/bvd-add.pl -s $vcfdir/case_100k_bin_10_012.vcf -T J01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 table:formula="of:=TEXT([.$A16];&quot;000&quot;)" office:value-type="string" office:string-value="013">
            <text:p>013</text:p>
          </table:table-cell>
          <table:table-cell/>
          <table:table-cell table:formula="of:=&quot;echo $vcfdir/case_100k_bin_&quot;&amp;[.B$2]&amp;&quot;_&quot;&amp;[.B16]&amp;&quot;.vcf &gt;&gt; $logfile&quot;&amp;CHAR(10)&amp;&quot;$scriptdir/../../bin/bvd-add.pl -s $vcfdir/case_100k_bin_&quot;&amp;[.B$2]&amp;&quot;_&quot;&amp;[.B16]&amp;&quot;.vcf -T &quot;&amp;[.B$3]&amp;[.B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3.vcf &gt;&gt; $logfile&#10;$scriptdir/../../bin/bvd-add.pl -s $vcfdir/case_100k_bin_01_013.vcf -T A013_cancer  -d $dbdir&#10;endtime=$(date +%s)&#10;timediff=$((endtime-starttime))&#10;echo total excutetime so far $timediff seconds &gt;&gt; $logfile">
            <text:p>echo $vcfdir/case_100k_bin_01_013.vcf &gt;&gt; $logfile<text:line-break/>$scriptdir/../../bin/bvd-add.pl -s $vcfdir/case_100k_bin_01_013.vcf -T A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6]&amp;&quot;.vcf &gt;&gt; $logfile&quot;&amp;CHAR(10)&amp;&quot;$scriptdir/../../bin/bvd-add.pl -s $vcfdir/case_100k_bin_&quot;&amp;[.C$2]&amp;&quot;_&quot;&amp;[.C16]&amp;&quot;.vcf -T &quot;&amp;[.C$3]&amp;[.C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3.vcf &gt;&gt; $logfile&#10;$scriptdir/../../bin/bvd-add.pl -s $vcfdir/case_100k_bin_02_013.vcf -T B013_cancer  -d $dbdir&#10;endtime=$(date +%s)&#10;timediff=$((endtime-starttime))&#10;echo total excutetime so far $timediff seconds &gt;&gt; $logfile">
            <text:p>echo $vcfdir/case_100k_bin_02_013.vcf &gt;&gt; $logfile<text:line-break/>$scriptdir/../../bin/bvd-add.pl -s $vcfdir/case_100k_bin_02_013.vcf -T B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6]&amp;&quot;.vcf &gt;&gt; $logfile&quot;&amp;CHAR(10)&amp;&quot;$scriptdir/../../bin/bvd-add.pl -s $vcfdir/case_100k_bin_&quot;&amp;[.D$2]&amp;&quot;_&quot;&amp;[.D16]&amp;&quot;.vcf -T &quot;&amp;[.D$3]&amp;[.D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3.vcf &gt;&gt; $logfile&#10;$scriptdir/../../bin/bvd-add.pl -s $vcfdir/case_100k_bin_03_013.vcf -T C013_cancer  -d $dbdir&#10;endtime=$(date +%s)&#10;timediff=$((endtime-starttime))&#10;echo total excutetime so far $timediff seconds &gt;&gt; $logfile">
            <text:p>echo $vcfdir/case_100k_bin_03_013.vcf &gt;&gt; $logfile<text:line-break/>$scriptdir/../../bin/bvd-add.pl -s $vcfdir/case_100k_bin_03_013.vcf -T C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6]&amp;&quot;.vcf &gt;&gt; $logfile&quot;&amp;CHAR(10)&amp;&quot;$scriptdir/../../bin/bvd-add.pl -s $vcfdir/case_100k_bin_&quot;&amp;[.E$2]&amp;&quot;_&quot;&amp;[.E16]&amp;&quot;.vcf -T &quot;&amp;[.E$3]&amp;[.E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3.vcf &gt;&gt; $logfile&#10;$scriptdir/../../bin/bvd-add.pl -s $vcfdir/case_100k_bin_04_013.vcf -T D013_cancer  -d $dbdir&#10;endtime=$(date +%s)&#10;timediff=$((endtime-starttime))&#10;echo total excutetime so far $timediff seconds &gt;&gt; $logfile">
            <text:p>echo $vcfdir/case_100k_bin_04_013.vcf &gt;&gt; $logfile<text:line-break/>$scriptdir/../../bin/bvd-add.pl -s $vcfdir/case_100k_bin_04_013.vcf -T D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6]&amp;&quot;.vcf &gt;&gt; $logfile&quot;&amp;CHAR(10)&amp;&quot;$scriptdir/../../bin/bvd-add.pl -s $vcfdir/case_100k_bin_&quot;&amp;[.F$2]&amp;&quot;_&quot;&amp;[.F16]&amp;&quot;.vcf -T &quot;&amp;[.F$3]&amp;[.F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3.vcf &gt;&gt; $logfile&#10;$scriptdir/../../bin/bvd-add.pl -s $vcfdir/case_100k_bin_05_013.vcf -T E013_cancer  -d $dbdir&#10;endtime=$(date +%s)&#10;timediff=$((endtime-starttime))&#10;echo total excutetime so far $timediff seconds &gt;&gt; $logfile">
            <text:p>echo $vcfdir/case_100k_bin_05_013.vcf &gt;&gt; $logfile<text:line-break/>$scriptdir/../../bin/bvd-add.pl -s $vcfdir/case_100k_bin_05_013.vcf -T E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6]&amp;&quot;.vcf &gt;&gt; $logfile&quot;&amp;CHAR(10)&amp;&quot;$scriptdir/../../bin/bvd-add.pl -s $vcfdir/case_100k_bin_&quot;&amp;[.G$2]&amp;&quot;_&quot;&amp;[.G16]&amp;&quot;.vcf -T &quot;&amp;[.G$3]&amp;[.G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3.vcf &gt;&gt; $logfile&#10;$scriptdir/../../bin/bvd-add.pl -s $vcfdir/case_100k_bin_06_013.vcf -T F013_cancer  -d $dbdir&#10;endtime=$(date +%s)&#10;timediff=$((endtime-starttime))&#10;echo total excutetime so far $timediff seconds &gt;&gt; $logfile">
            <text:p>echo $vcfdir/case_100k_bin_06_013.vcf &gt;&gt; $logfile<text:line-break/>$scriptdir/../../bin/bvd-add.pl -s $vcfdir/case_100k_bin_06_013.vcf -T F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6]&amp;&quot;.vcf &gt;&gt; $logfile&quot;&amp;CHAR(10)&amp;&quot;$scriptdir/../../bin/bvd-add.pl -s $vcfdir/case_100k_bin_&quot;&amp;[.H$2]&amp;&quot;_&quot;&amp;[.H16]&amp;&quot;.vcf -T &quot;&amp;[.H$3]&amp;[.H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3.vcf &gt;&gt; $logfile&#10;$scriptdir/../../bin/bvd-add.pl -s $vcfdir/case_100k_bin_07_013.vcf -T G013_cancer  -d $dbdir&#10;endtime=$(date +%s)&#10;timediff=$((endtime-starttime))&#10;echo total excutetime so far $timediff seconds &gt;&gt; $logfile">
            <text:p>echo $vcfdir/case_100k_bin_07_013.vcf &gt;&gt; $logfile<text:line-break/>$scriptdir/../../bin/bvd-add.pl -s $vcfdir/case_100k_bin_07_013.vcf -T G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6]&amp;&quot;.vcf &gt;&gt; $logfile&quot;&amp;CHAR(10)&amp;&quot;$scriptdir/../../bin/bvd-add.pl -s $vcfdir/case_100k_bin_&quot;&amp;[.I$2]&amp;&quot;_&quot;&amp;[.I16]&amp;&quot;.vcf -T &quot;&amp;[.I$3]&amp;[.I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3.vcf &gt;&gt; $logfile&#10;$scriptdir/../../bin/bvd-add.pl -s $vcfdir/case_100k_bin_08_013.vcf -T H013_cancer  -d $dbdir&#10;endtime=$(date +%s)&#10;timediff=$((endtime-starttime))&#10;echo total excutetime so far $timediff seconds &gt;&gt; $logfile">
            <text:p>echo $vcfdir/case_100k_bin_08_013.vcf &gt;&gt; $logfile<text:line-break/>$scriptdir/../../bin/bvd-add.pl -s $vcfdir/case_100k_bin_08_013.vcf -T H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6]&amp;&quot;.vcf &gt;&gt; $logfile&quot;&amp;CHAR(10)&amp;&quot;$scriptdir/../../bin/bvd-add.pl -s $vcfdir/case_100k_bin_&quot;&amp;[.J$2]&amp;&quot;_&quot;&amp;[.J16]&amp;&quot;.vcf -T &quot;&amp;[.J$3]&amp;[.J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3.vcf &gt;&gt; $logfile&#10;$scriptdir/../../bin/bvd-add.pl -s $vcfdir/case_100k_bin_09_013.vcf -T I013_cancer  -d $dbdir&#10;endtime=$(date +%s)&#10;timediff=$((endtime-starttime))&#10;echo total excutetime so far $timediff seconds &gt;&gt; $logfile">
            <text:p>echo $vcfdir/case_100k_bin_09_013.vcf &gt;&gt; $logfile<text:line-break/>$scriptdir/../../bin/bvd-add.pl -s $vcfdir/case_100k_bin_09_013.vcf -T I01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6]&amp;&quot;.vcf &gt;&gt; $logfile&quot;&amp;CHAR(10)&amp;&quot;$scriptdir/../../bin/bvd-add.pl -s $vcfdir/case_100k_bin_&quot;&amp;[.K$2]&amp;&quot;_&quot;&amp;[.K16]&amp;&quot;.vcf -T &quot;&amp;[.K$3]&amp;[.K1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3.vcf &gt;&gt; $logfile&#10;$scriptdir/../../bin/bvd-add.pl -s $vcfdir/case_100k_bin_10_013.vcf -T J013_cancer  -d $dbdir&#10;endtime=$(date +%s)&#10;timediff=$((endtime-starttime))&#10;echo total excutetime so far $timediff seconds &gt;&gt; $logfile">
            <text:p>echo $vcfdir/case_100k_bin_10_013.vcf &gt;&gt; $logfile<text:line-break/>$scriptdir/../../bin/bvd-add.pl -s $vcfdir/case_100k_bin_10_013.vcf -T J01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 table:formula="of:=TEXT([.$A17];&quot;000&quot;)" office:value-type="string" office:string-value="014">
            <text:p>014</text:p>
          </table:table-cell>
          <table:table-cell/>
          <table:table-cell table:formula="of:=&quot;echo $vcfdir/case_100k_bin_&quot;&amp;[.B$2]&amp;&quot;_&quot;&amp;[.B17]&amp;&quot;.vcf &gt;&gt; $logfile&quot;&amp;CHAR(10)&amp;&quot;$scriptdir/../../bin/bvd-add.pl -s $vcfdir/case_100k_bin_&quot;&amp;[.B$2]&amp;&quot;_&quot;&amp;[.B17]&amp;&quot;.vcf -T &quot;&amp;[.B$3]&amp;[.B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4.vcf &gt;&gt; $logfile&#10;$scriptdir/../../bin/bvd-add.pl -s $vcfdir/case_100k_bin_01_014.vcf -T A014_cancer  -d $dbdir&#10;endtime=$(date +%s)&#10;timediff=$((endtime-starttime))&#10;echo total excutetime so far $timediff seconds &gt;&gt; $logfile">
            <text:p>echo $vcfdir/case_100k_bin_01_014.vcf &gt;&gt; $logfile<text:line-break/>$scriptdir/../../bin/bvd-add.pl -s $vcfdir/case_100k_bin_01_014.vcf -T A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7]&amp;&quot;.vcf &gt;&gt; $logfile&quot;&amp;CHAR(10)&amp;&quot;$scriptdir/../../bin/bvd-add.pl -s $vcfdir/case_100k_bin_&quot;&amp;[.C$2]&amp;&quot;_&quot;&amp;[.C17]&amp;&quot;.vcf -T &quot;&amp;[.C$3]&amp;[.C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4.vcf &gt;&gt; $logfile&#10;$scriptdir/../../bin/bvd-add.pl -s $vcfdir/case_100k_bin_02_014.vcf -T B014_cancer  -d $dbdir&#10;endtime=$(date +%s)&#10;timediff=$((endtime-starttime))&#10;echo total excutetime so far $timediff seconds &gt;&gt; $logfile">
            <text:p>echo $vcfdir/case_100k_bin_02_014.vcf &gt;&gt; $logfile<text:line-break/>$scriptdir/../../bin/bvd-add.pl -s $vcfdir/case_100k_bin_02_014.vcf -T B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7]&amp;&quot;.vcf &gt;&gt; $logfile&quot;&amp;CHAR(10)&amp;&quot;$scriptdir/../../bin/bvd-add.pl -s $vcfdir/case_100k_bin_&quot;&amp;[.D$2]&amp;&quot;_&quot;&amp;[.D17]&amp;&quot;.vcf -T &quot;&amp;[.D$3]&amp;[.D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4.vcf &gt;&gt; $logfile&#10;$scriptdir/../../bin/bvd-add.pl -s $vcfdir/case_100k_bin_03_014.vcf -T C014_cancer  -d $dbdir&#10;endtime=$(date +%s)&#10;timediff=$((endtime-starttime))&#10;echo total excutetime so far $timediff seconds &gt;&gt; $logfile">
            <text:p>echo $vcfdir/case_100k_bin_03_014.vcf &gt;&gt; $logfile<text:line-break/>$scriptdir/../../bin/bvd-add.pl -s $vcfdir/case_100k_bin_03_014.vcf -T C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7]&amp;&quot;.vcf &gt;&gt; $logfile&quot;&amp;CHAR(10)&amp;&quot;$scriptdir/../../bin/bvd-add.pl -s $vcfdir/case_100k_bin_&quot;&amp;[.E$2]&amp;&quot;_&quot;&amp;[.E17]&amp;&quot;.vcf -T &quot;&amp;[.E$3]&amp;[.E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4.vcf &gt;&gt; $logfile&#10;$scriptdir/../../bin/bvd-add.pl -s $vcfdir/case_100k_bin_04_014.vcf -T D014_cancer  -d $dbdir&#10;endtime=$(date +%s)&#10;timediff=$((endtime-starttime))&#10;echo total excutetime so far $timediff seconds &gt;&gt; $logfile">
            <text:p>echo $vcfdir/case_100k_bin_04_014.vcf &gt;&gt; $logfile<text:line-break/>$scriptdir/../../bin/bvd-add.pl -s $vcfdir/case_100k_bin_04_014.vcf -T D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7]&amp;&quot;.vcf &gt;&gt; $logfile&quot;&amp;CHAR(10)&amp;&quot;$scriptdir/../../bin/bvd-add.pl -s $vcfdir/case_100k_bin_&quot;&amp;[.F$2]&amp;&quot;_&quot;&amp;[.F17]&amp;&quot;.vcf -T &quot;&amp;[.F$3]&amp;[.F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4.vcf &gt;&gt; $logfile&#10;$scriptdir/../../bin/bvd-add.pl -s $vcfdir/case_100k_bin_05_014.vcf -T E014_cancer  -d $dbdir&#10;endtime=$(date +%s)&#10;timediff=$((endtime-starttime))&#10;echo total excutetime so far $timediff seconds &gt;&gt; $logfile">
            <text:p>echo $vcfdir/case_100k_bin_05_014.vcf &gt;&gt; $logfile<text:line-break/>$scriptdir/../../bin/bvd-add.pl -s $vcfdir/case_100k_bin_05_014.vcf -T E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7]&amp;&quot;.vcf &gt;&gt; $logfile&quot;&amp;CHAR(10)&amp;&quot;$scriptdir/../../bin/bvd-add.pl -s $vcfdir/case_100k_bin_&quot;&amp;[.G$2]&amp;&quot;_&quot;&amp;[.G17]&amp;&quot;.vcf -T &quot;&amp;[.G$3]&amp;[.G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4.vcf &gt;&gt; $logfile&#10;$scriptdir/../../bin/bvd-add.pl -s $vcfdir/case_100k_bin_06_014.vcf -T F014_cancer  -d $dbdir&#10;endtime=$(date +%s)&#10;timediff=$((endtime-starttime))&#10;echo total excutetime so far $timediff seconds &gt;&gt; $logfile">
            <text:p>echo $vcfdir/case_100k_bin_06_014.vcf &gt;&gt; $logfile<text:line-break/>$scriptdir/../../bin/bvd-add.pl -s $vcfdir/case_100k_bin_06_014.vcf -T F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7]&amp;&quot;.vcf &gt;&gt; $logfile&quot;&amp;CHAR(10)&amp;&quot;$scriptdir/../../bin/bvd-add.pl -s $vcfdir/case_100k_bin_&quot;&amp;[.H$2]&amp;&quot;_&quot;&amp;[.H17]&amp;&quot;.vcf -T &quot;&amp;[.H$3]&amp;[.H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4.vcf &gt;&gt; $logfile&#10;$scriptdir/../../bin/bvd-add.pl -s $vcfdir/case_100k_bin_07_014.vcf -T G014_cancer  -d $dbdir&#10;endtime=$(date +%s)&#10;timediff=$((endtime-starttime))&#10;echo total excutetime so far $timediff seconds &gt;&gt; $logfile">
            <text:p>echo $vcfdir/case_100k_bin_07_014.vcf &gt;&gt; $logfile<text:line-break/>$scriptdir/../../bin/bvd-add.pl -s $vcfdir/case_100k_bin_07_014.vcf -T G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7]&amp;&quot;.vcf &gt;&gt; $logfile&quot;&amp;CHAR(10)&amp;&quot;$scriptdir/../../bin/bvd-add.pl -s $vcfdir/case_100k_bin_&quot;&amp;[.I$2]&amp;&quot;_&quot;&amp;[.I17]&amp;&quot;.vcf -T &quot;&amp;[.I$3]&amp;[.I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4.vcf &gt;&gt; $logfile&#10;$scriptdir/../../bin/bvd-add.pl -s $vcfdir/case_100k_bin_08_014.vcf -T H014_cancer  -d $dbdir&#10;endtime=$(date +%s)&#10;timediff=$((endtime-starttime))&#10;echo total excutetime so far $timediff seconds &gt;&gt; $logfile">
            <text:p>echo $vcfdir/case_100k_bin_08_014.vcf &gt;&gt; $logfile<text:line-break/>$scriptdir/../../bin/bvd-add.pl -s $vcfdir/case_100k_bin_08_014.vcf -T H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7]&amp;&quot;.vcf &gt;&gt; $logfile&quot;&amp;CHAR(10)&amp;&quot;$scriptdir/../../bin/bvd-add.pl -s $vcfdir/case_100k_bin_&quot;&amp;[.J$2]&amp;&quot;_&quot;&amp;[.J17]&amp;&quot;.vcf -T &quot;&amp;[.J$3]&amp;[.J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4.vcf &gt;&gt; $logfile&#10;$scriptdir/../../bin/bvd-add.pl -s $vcfdir/case_100k_bin_09_014.vcf -T I014_cancer  -d $dbdir&#10;endtime=$(date +%s)&#10;timediff=$((endtime-starttime))&#10;echo total excutetime so far $timediff seconds &gt;&gt; $logfile">
            <text:p>echo $vcfdir/case_100k_bin_09_014.vcf &gt;&gt; $logfile<text:line-break/>$scriptdir/../../bin/bvd-add.pl -s $vcfdir/case_100k_bin_09_014.vcf -T I01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7]&amp;&quot;.vcf &gt;&gt; $logfile&quot;&amp;CHAR(10)&amp;&quot;$scriptdir/../../bin/bvd-add.pl -s $vcfdir/case_100k_bin_&quot;&amp;[.K$2]&amp;&quot;_&quot;&amp;[.K17]&amp;&quot;.vcf -T &quot;&amp;[.K$3]&amp;[.K1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4.vcf &gt;&gt; $logfile&#10;$scriptdir/../../bin/bvd-add.pl -s $vcfdir/case_100k_bin_10_014.vcf -T J014_cancer  -d $dbdir&#10;endtime=$(date +%s)&#10;timediff=$((endtime-starttime))&#10;echo total excutetime so far $timediff seconds &gt;&gt; $logfile">
            <text:p>echo $vcfdir/case_100k_bin_10_014.vcf &gt;&gt; $logfile<text:line-break/>$scriptdir/../../bin/bvd-add.pl -s $vcfdir/case_100k_bin_10_014.vcf -T J01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 table:formula="of:=TEXT([.$A18];&quot;000&quot;)" office:value-type="string" office:string-value="015">
            <text:p>015</text:p>
          </table:table-cell>
          <table:table-cell/>
          <table:table-cell table:formula="of:=&quot;echo $vcfdir/case_100k_bin_&quot;&amp;[.B$2]&amp;&quot;_&quot;&amp;[.B18]&amp;&quot;.vcf &gt;&gt; $logfile&quot;&amp;CHAR(10)&amp;&quot;$scriptdir/../../bin/bvd-add.pl -s $vcfdir/case_100k_bin_&quot;&amp;[.B$2]&amp;&quot;_&quot;&amp;[.B18]&amp;&quot;.vcf -T &quot;&amp;[.B$3]&amp;[.B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5.vcf &gt;&gt; $logfile&#10;$scriptdir/../../bin/bvd-add.pl -s $vcfdir/case_100k_bin_01_015.vcf -T A015_cancer  -d $dbdir&#10;endtime=$(date +%s)&#10;timediff=$((endtime-starttime))&#10;echo total excutetime so far $timediff seconds &gt;&gt; $logfile">
            <text:p>echo $vcfdir/case_100k_bin_01_015.vcf &gt;&gt; $logfile<text:line-break/>$scriptdir/../../bin/bvd-add.pl -s $vcfdir/case_100k_bin_01_015.vcf -T A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8]&amp;&quot;.vcf &gt;&gt; $logfile&quot;&amp;CHAR(10)&amp;&quot;$scriptdir/../../bin/bvd-add.pl -s $vcfdir/case_100k_bin_&quot;&amp;[.C$2]&amp;&quot;_&quot;&amp;[.C18]&amp;&quot;.vcf -T &quot;&amp;[.C$3]&amp;[.C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5.vcf &gt;&gt; $logfile&#10;$scriptdir/../../bin/bvd-add.pl -s $vcfdir/case_100k_bin_02_015.vcf -T B015_cancer  -d $dbdir&#10;endtime=$(date +%s)&#10;timediff=$((endtime-starttime))&#10;echo total excutetime so far $timediff seconds &gt;&gt; $logfile">
            <text:p>echo $vcfdir/case_100k_bin_02_015.vcf &gt;&gt; $logfile<text:line-break/>$scriptdir/../../bin/bvd-add.pl -s $vcfdir/case_100k_bin_02_015.vcf -T B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8]&amp;&quot;.vcf &gt;&gt; $logfile&quot;&amp;CHAR(10)&amp;&quot;$scriptdir/../../bin/bvd-add.pl -s $vcfdir/case_100k_bin_&quot;&amp;[.D$2]&amp;&quot;_&quot;&amp;[.D18]&amp;&quot;.vcf -T &quot;&amp;[.D$3]&amp;[.D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5.vcf &gt;&gt; $logfile&#10;$scriptdir/../../bin/bvd-add.pl -s $vcfdir/case_100k_bin_03_015.vcf -T C015_cancer  -d $dbdir&#10;endtime=$(date +%s)&#10;timediff=$((endtime-starttime))&#10;echo total excutetime so far $timediff seconds &gt;&gt; $logfile">
            <text:p>echo $vcfdir/case_100k_bin_03_015.vcf &gt;&gt; $logfile<text:line-break/>$scriptdir/../../bin/bvd-add.pl -s $vcfdir/case_100k_bin_03_015.vcf -T C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8]&amp;&quot;.vcf &gt;&gt; $logfile&quot;&amp;CHAR(10)&amp;&quot;$scriptdir/../../bin/bvd-add.pl -s $vcfdir/case_100k_bin_&quot;&amp;[.E$2]&amp;&quot;_&quot;&amp;[.E18]&amp;&quot;.vcf -T &quot;&amp;[.E$3]&amp;[.E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5.vcf &gt;&gt; $logfile&#10;$scriptdir/../../bin/bvd-add.pl -s $vcfdir/case_100k_bin_04_015.vcf -T D015_cancer  -d $dbdir&#10;endtime=$(date +%s)&#10;timediff=$((endtime-starttime))&#10;echo total excutetime so far $timediff seconds &gt;&gt; $logfile">
            <text:p>echo $vcfdir/case_100k_bin_04_015.vcf &gt;&gt; $logfile<text:line-break/>$scriptdir/../../bin/bvd-add.pl -s $vcfdir/case_100k_bin_04_015.vcf -T D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8]&amp;&quot;.vcf &gt;&gt; $logfile&quot;&amp;CHAR(10)&amp;&quot;$scriptdir/../../bin/bvd-add.pl -s $vcfdir/case_100k_bin_&quot;&amp;[.F$2]&amp;&quot;_&quot;&amp;[.F18]&amp;&quot;.vcf -T &quot;&amp;[.F$3]&amp;[.F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5.vcf &gt;&gt; $logfile&#10;$scriptdir/../../bin/bvd-add.pl -s $vcfdir/case_100k_bin_05_015.vcf -T E015_cancer  -d $dbdir&#10;endtime=$(date +%s)&#10;timediff=$((endtime-starttime))&#10;echo total excutetime so far $timediff seconds &gt;&gt; $logfile">
            <text:p>echo $vcfdir/case_100k_bin_05_015.vcf &gt;&gt; $logfile<text:line-break/>$scriptdir/../../bin/bvd-add.pl -s $vcfdir/case_100k_bin_05_015.vcf -T E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8]&amp;&quot;.vcf &gt;&gt; $logfile&quot;&amp;CHAR(10)&amp;&quot;$scriptdir/../../bin/bvd-add.pl -s $vcfdir/case_100k_bin_&quot;&amp;[.G$2]&amp;&quot;_&quot;&amp;[.G18]&amp;&quot;.vcf -T &quot;&amp;[.G$3]&amp;[.G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5.vcf &gt;&gt; $logfile&#10;$scriptdir/../../bin/bvd-add.pl -s $vcfdir/case_100k_bin_06_015.vcf -T F015_cancer  -d $dbdir&#10;endtime=$(date +%s)&#10;timediff=$((endtime-starttime))&#10;echo total excutetime so far $timediff seconds &gt;&gt; $logfile">
            <text:p>echo $vcfdir/case_100k_bin_06_015.vcf &gt;&gt; $logfile<text:line-break/>$scriptdir/../../bin/bvd-add.pl -s $vcfdir/case_100k_bin_06_015.vcf -T F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8]&amp;&quot;.vcf &gt;&gt; $logfile&quot;&amp;CHAR(10)&amp;&quot;$scriptdir/../../bin/bvd-add.pl -s $vcfdir/case_100k_bin_&quot;&amp;[.H$2]&amp;&quot;_&quot;&amp;[.H18]&amp;&quot;.vcf -T &quot;&amp;[.H$3]&amp;[.H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5.vcf &gt;&gt; $logfile&#10;$scriptdir/../../bin/bvd-add.pl -s $vcfdir/case_100k_bin_07_015.vcf -T G015_cancer  -d $dbdir&#10;endtime=$(date +%s)&#10;timediff=$((endtime-starttime))&#10;echo total excutetime so far $timediff seconds &gt;&gt; $logfile">
            <text:p>echo $vcfdir/case_100k_bin_07_015.vcf &gt;&gt; $logfile<text:line-break/>$scriptdir/../../bin/bvd-add.pl -s $vcfdir/case_100k_bin_07_015.vcf -T G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8]&amp;&quot;.vcf &gt;&gt; $logfile&quot;&amp;CHAR(10)&amp;&quot;$scriptdir/../../bin/bvd-add.pl -s $vcfdir/case_100k_bin_&quot;&amp;[.I$2]&amp;&quot;_&quot;&amp;[.I18]&amp;&quot;.vcf -T &quot;&amp;[.I$3]&amp;[.I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5.vcf &gt;&gt; $logfile&#10;$scriptdir/../../bin/bvd-add.pl -s $vcfdir/case_100k_bin_08_015.vcf -T H015_cancer  -d $dbdir&#10;endtime=$(date +%s)&#10;timediff=$((endtime-starttime))&#10;echo total excutetime so far $timediff seconds &gt;&gt; $logfile">
            <text:p>echo $vcfdir/case_100k_bin_08_015.vcf &gt;&gt; $logfile<text:line-break/>$scriptdir/../../bin/bvd-add.pl -s $vcfdir/case_100k_bin_08_015.vcf -T H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8]&amp;&quot;.vcf &gt;&gt; $logfile&quot;&amp;CHAR(10)&amp;&quot;$scriptdir/../../bin/bvd-add.pl -s $vcfdir/case_100k_bin_&quot;&amp;[.J$2]&amp;&quot;_&quot;&amp;[.J18]&amp;&quot;.vcf -T &quot;&amp;[.J$3]&amp;[.J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5.vcf &gt;&gt; $logfile&#10;$scriptdir/../../bin/bvd-add.pl -s $vcfdir/case_100k_bin_09_015.vcf -T I015_cancer  -d $dbdir&#10;endtime=$(date +%s)&#10;timediff=$((endtime-starttime))&#10;echo total excutetime so far $timediff seconds &gt;&gt; $logfile">
            <text:p>echo $vcfdir/case_100k_bin_09_015.vcf &gt;&gt; $logfile<text:line-break/>$scriptdir/../../bin/bvd-add.pl -s $vcfdir/case_100k_bin_09_015.vcf -T I01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8]&amp;&quot;.vcf &gt;&gt; $logfile&quot;&amp;CHAR(10)&amp;&quot;$scriptdir/../../bin/bvd-add.pl -s $vcfdir/case_100k_bin_&quot;&amp;[.K$2]&amp;&quot;_&quot;&amp;[.K18]&amp;&quot;.vcf -T &quot;&amp;[.K$3]&amp;[.K1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5.vcf &gt;&gt; $logfile&#10;$scriptdir/../../bin/bvd-add.pl -s $vcfdir/case_100k_bin_10_015.vcf -T J015_cancer  -d $dbdir&#10;endtime=$(date +%s)&#10;timediff=$((endtime-starttime))&#10;echo total excutetime so far $timediff seconds &gt;&gt; $logfile">
            <text:p>echo $vcfdir/case_100k_bin_10_015.vcf &gt;&gt; $logfile<text:line-break/>$scriptdir/../../bin/bvd-add.pl -s $vcfdir/case_100k_bin_10_015.vcf -T J01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 table:formula="of:=TEXT([.$A19];&quot;000&quot;)" office:value-type="string" office:string-value="016">
            <text:p>016</text:p>
          </table:table-cell>
          <table:table-cell/>
          <table:table-cell table:formula="of:=&quot;echo $vcfdir/case_100k_bin_&quot;&amp;[.B$2]&amp;&quot;_&quot;&amp;[.B19]&amp;&quot;.vcf &gt;&gt; $logfile&quot;&amp;CHAR(10)&amp;&quot;$scriptdir/../../bin/bvd-add.pl -s $vcfdir/case_100k_bin_&quot;&amp;[.B$2]&amp;&quot;_&quot;&amp;[.B19]&amp;&quot;.vcf -T &quot;&amp;[.B$3]&amp;[.B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6.vcf &gt;&gt; $logfile&#10;$scriptdir/../../bin/bvd-add.pl -s $vcfdir/case_100k_bin_01_016.vcf -T A016_cancer  -d $dbdir&#10;endtime=$(date +%s)&#10;timediff=$((endtime-starttime))&#10;echo total excutetime so far $timediff seconds &gt;&gt; $logfile">
            <text:p>echo $vcfdir/case_100k_bin_01_016.vcf &gt;&gt; $logfile<text:line-break/>$scriptdir/../../bin/bvd-add.pl -s $vcfdir/case_100k_bin_01_016.vcf -T A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9]&amp;&quot;.vcf &gt;&gt; $logfile&quot;&amp;CHAR(10)&amp;&quot;$scriptdir/../../bin/bvd-add.pl -s $vcfdir/case_100k_bin_&quot;&amp;[.C$2]&amp;&quot;_&quot;&amp;[.C19]&amp;&quot;.vcf -T &quot;&amp;[.C$3]&amp;[.C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6.vcf &gt;&gt; $logfile&#10;$scriptdir/../../bin/bvd-add.pl -s $vcfdir/case_100k_bin_02_016.vcf -T B016_cancer  -d $dbdir&#10;endtime=$(date +%s)&#10;timediff=$((endtime-starttime))&#10;echo total excutetime so far $timediff seconds &gt;&gt; $logfile">
            <text:p>echo $vcfdir/case_100k_bin_02_016.vcf &gt;&gt; $logfile<text:line-break/>$scriptdir/../../bin/bvd-add.pl -s $vcfdir/case_100k_bin_02_016.vcf -T B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9]&amp;&quot;.vcf &gt;&gt; $logfile&quot;&amp;CHAR(10)&amp;&quot;$scriptdir/../../bin/bvd-add.pl -s $vcfdir/case_100k_bin_&quot;&amp;[.D$2]&amp;&quot;_&quot;&amp;[.D19]&amp;&quot;.vcf -T &quot;&amp;[.D$3]&amp;[.D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6.vcf &gt;&gt; $logfile&#10;$scriptdir/../../bin/bvd-add.pl -s $vcfdir/case_100k_bin_03_016.vcf -T C016_cancer  -d $dbdir&#10;endtime=$(date +%s)&#10;timediff=$((endtime-starttime))&#10;echo total excutetime so far $timediff seconds &gt;&gt; $logfile">
            <text:p>echo $vcfdir/case_100k_bin_03_016.vcf &gt;&gt; $logfile<text:line-break/>$scriptdir/../../bin/bvd-add.pl -s $vcfdir/case_100k_bin_03_016.vcf -T C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9]&amp;&quot;.vcf &gt;&gt; $logfile&quot;&amp;CHAR(10)&amp;&quot;$scriptdir/../../bin/bvd-add.pl -s $vcfdir/case_100k_bin_&quot;&amp;[.E$2]&amp;&quot;_&quot;&amp;[.E19]&amp;&quot;.vcf -T &quot;&amp;[.E$3]&amp;[.E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6.vcf &gt;&gt; $logfile&#10;$scriptdir/../../bin/bvd-add.pl -s $vcfdir/case_100k_bin_04_016.vcf -T D016_cancer  -d $dbdir&#10;endtime=$(date +%s)&#10;timediff=$((endtime-starttime))&#10;echo total excutetime so far $timediff seconds &gt;&gt; $logfile">
            <text:p>echo $vcfdir/case_100k_bin_04_016.vcf &gt;&gt; $logfile<text:line-break/>$scriptdir/../../bin/bvd-add.pl -s $vcfdir/case_100k_bin_04_016.vcf -T D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9]&amp;&quot;.vcf &gt;&gt; $logfile&quot;&amp;CHAR(10)&amp;&quot;$scriptdir/../../bin/bvd-add.pl -s $vcfdir/case_100k_bin_&quot;&amp;[.F$2]&amp;&quot;_&quot;&amp;[.F19]&amp;&quot;.vcf -T &quot;&amp;[.F$3]&amp;[.F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6.vcf &gt;&gt; $logfile&#10;$scriptdir/../../bin/bvd-add.pl -s $vcfdir/case_100k_bin_05_016.vcf -T E016_cancer  -d $dbdir&#10;endtime=$(date +%s)&#10;timediff=$((endtime-starttime))&#10;echo total excutetime so far $timediff seconds &gt;&gt; $logfile">
            <text:p>echo $vcfdir/case_100k_bin_05_016.vcf &gt;&gt; $logfile<text:line-break/>$scriptdir/../../bin/bvd-add.pl -s $vcfdir/case_100k_bin_05_016.vcf -T E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9]&amp;&quot;.vcf &gt;&gt; $logfile&quot;&amp;CHAR(10)&amp;&quot;$scriptdir/../../bin/bvd-add.pl -s $vcfdir/case_100k_bin_&quot;&amp;[.G$2]&amp;&quot;_&quot;&amp;[.G19]&amp;&quot;.vcf -T &quot;&amp;[.G$3]&amp;[.G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6.vcf &gt;&gt; $logfile&#10;$scriptdir/../../bin/bvd-add.pl -s $vcfdir/case_100k_bin_06_016.vcf -T F016_cancer  -d $dbdir&#10;endtime=$(date +%s)&#10;timediff=$((endtime-starttime))&#10;echo total excutetime so far $timediff seconds &gt;&gt; $logfile">
            <text:p>echo $vcfdir/case_100k_bin_06_016.vcf &gt;&gt; $logfile<text:line-break/>$scriptdir/../../bin/bvd-add.pl -s $vcfdir/case_100k_bin_06_016.vcf -T F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9]&amp;&quot;.vcf &gt;&gt; $logfile&quot;&amp;CHAR(10)&amp;&quot;$scriptdir/../../bin/bvd-add.pl -s $vcfdir/case_100k_bin_&quot;&amp;[.H$2]&amp;&quot;_&quot;&amp;[.H19]&amp;&quot;.vcf -T &quot;&amp;[.H$3]&amp;[.H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6.vcf &gt;&gt; $logfile&#10;$scriptdir/../../bin/bvd-add.pl -s $vcfdir/case_100k_bin_07_016.vcf -T G016_cancer  -d $dbdir&#10;endtime=$(date +%s)&#10;timediff=$((endtime-starttime))&#10;echo total excutetime so far $timediff seconds &gt;&gt; $logfile">
            <text:p>echo $vcfdir/case_100k_bin_07_016.vcf &gt;&gt; $logfile<text:line-break/>$scriptdir/../../bin/bvd-add.pl -s $vcfdir/case_100k_bin_07_016.vcf -T G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9]&amp;&quot;.vcf &gt;&gt; $logfile&quot;&amp;CHAR(10)&amp;&quot;$scriptdir/../../bin/bvd-add.pl -s $vcfdir/case_100k_bin_&quot;&amp;[.I$2]&amp;&quot;_&quot;&amp;[.I19]&amp;&quot;.vcf -T &quot;&amp;[.I$3]&amp;[.I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6.vcf &gt;&gt; $logfile&#10;$scriptdir/../../bin/bvd-add.pl -s $vcfdir/case_100k_bin_08_016.vcf -T H016_cancer  -d $dbdir&#10;endtime=$(date +%s)&#10;timediff=$((endtime-starttime))&#10;echo total excutetime so far $timediff seconds &gt;&gt; $logfile">
            <text:p>echo $vcfdir/case_100k_bin_08_016.vcf &gt;&gt; $logfile<text:line-break/>$scriptdir/../../bin/bvd-add.pl -s $vcfdir/case_100k_bin_08_016.vcf -T H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9]&amp;&quot;.vcf &gt;&gt; $logfile&quot;&amp;CHAR(10)&amp;&quot;$scriptdir/../../bin/bvd-add.pl -s $vcfdir/case_100k_bin_&quot;&amp;[.J$2]&amp;&quot;_&quot;&amp;[.J19]&amp;&quot;.vcf -T &quot;&amp;[.J$3]&amp;[.J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6.vcf &gt;&gt; $logfile&#10;$scriptdir/../../bin/bvd-add.pl -s $vcfdir/case_100k_bin_09_016.vcf -T I016_cancer  -d $dbdir&#10;endtime=$(date +%s)&#10;timediff=$((endtime-starttime))&#10;echo total excutetime so far $timediff seconds &gt;&gt; $logfile">
            <text:p>echo $vcfdir/case_100k_bin_09_016.vcf &gt;&gt; $logfile<text:line-break/>$scriptdir/../../bin/bvd-add.pl -s $vcfdir/case_100k_bin_09_016.vcf -T I01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9]&amp;&quot;.vcf &gt;&gt; $logfile&quot;&amp;CHAR(10)&amp;&quot;$scriptdir/../../bin/bvd-add.pl -s $vcfdir/case_100k_bin_&quot;&amp;[.K$2]&amp;&quot;_&quot;&amp;[.K19]&amp;&quot;.vcf -T &quot;&amp;[.K$3]&amp;[.K1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6.vcf &gt;&gt; $logfile&#10;$scriptdir/../../bin/bvd-add.pl -s $vcfdir/case_100k_bin_10_016.vcf -T J016_cancer  -d $dbdir&#10;endtime=$(date +%s)&#10;timediff=$((endtime-starttime))&#10;echo total excutetime so far $timediff seconds &gt;&gt; $logfile">
            <text:p>echo $vcfdir/case_100k_bin_10_016.vcf &gt;&gt; $logfile<text:line-break/>$scriptdir/../../bin/bvd-add.pl -s $vcfdir/case_100k_bin_10_016.vcf -T J01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 table:formula="of:=TEXT([.$A20];&quot;000&quot;)" office:value-type="string" office:string-value="017">
            <text:p>017</text:p>
          </table:table-cell>
          <table:table-cell/>
          <table:table-cell table:formula="of:=&quot;echo $vcfdir/case_100k_bin_&quot;&amp;[.B$2]&amp;&quot;_&quot;&amp;[.B20]&amp;&quot;.vcf &gt;&gt; $logfile&quot;&amp;CHAR(10)&amp;&quot;$scriptdir/../../bin/bvd-add.pl -s $vcfdir/case_100k_bin_&quot;&amp;[.B$2]&amp;&quot;_&quot;&amp;[.B20]&amp;&quot;.vcf -T &quot;&amp;[.B$3]&amp;[.B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7.vcf &gt;&gt; $logfile&#10;$scriptdir/../../bin/bvd-add.pl -s $vcfdir/case_100k_bin_01_017.vcf -T A017_cancer  -d $dbdir&#10;endtime=$(date +%s)&#10;timediff=$((endtime-starttime))&#10;echo total excutetime so far $timediff seconds &gt;&gt; $logfile">
            <text:p>echo $vcfdir/case_100k_bin_01_017.vcf &gt;&gt; $logfile<text:line-break/>$scriptdir/../../bin/bvd-add.pl -s $vcfdir/case_100k_bin_01_017.vcf -T A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0]&amp;&quot;.vcf &gt;&gt; $logfile&quot;&amp;CHAR(10)&amp;&quot;$scriptdir/../../bin/bvd-add.pl -s $vcfdir/case_100k_bin_&quot;&amp;[.C$2]&amp;&quot;_&quot;&amp;[.C20]&amp;&quot;.vcf -T &quot;&amp;[.C$3]&amp;[.C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7.vcf &gt;&gt; $logfile&#10;$scriptdir/../../bin/bvd-add.pl -s $vcfdir/case_100k_bin_02_017.vcf -T B017_cancer  -d $dbdir&#10;endtime=$(date +%s)&#10;timediff=$((endtime-starttime))&#10;echo total excutetime so far $timediff seconds &gt;&gt; $logfile">
            <text:p>echo $vcfdir/case_100k_bin_02_017.vcf &gt;&gt; $logfile<text:line-break/>$scriptdir/../../bin/bvd-add.pl -s $vcfdir/case_100k_bin_02_017.vcf -T B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0]&amp;&quot;.vcf &gt;&gt; $logfile&quot;&amp;CHAR(10)&amp;&quot;$scriptdir/../../bin/bvd-add.pl -s $vcfdir/case_100k_bin_&quot;&amp;[.D$2]&amp;&quot;_&quot;&amp;[.D20]&amp;&quot;.vcf -T &quot;&amp;[.D$3]&amp;[.D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7.vcf &gt;&gt; $logfile&#10;$scriptdir/../../bin/bvd-add.pl -s $vcfdir/case_100k_bin_03_017.vcf -T C017_cancer  -d $dbdir&#10;endtime=$(date +%s)&#10;timediff=$((endtime-starttime))&#10;echo total excutetime so far $timediff seconds &gt;&gt; $logfile">
            <text:p>echo $vcfdir/case_100k_bin_03_017.vcf &gt;&gt; $logfile<text:line-break/>$scriptdir/../../bin/bvd-add.pl -s $vcfdir/case_100k_bin_03_017.vcf -T C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0]&amp;&quot;.vcf &gt;&gt; $logfile&quot;&amp;CHAR(10)&amp;&quot;$scriptdir/../../bin/bvd-add.pl -s $vcfdir/case_100k_bin_&quot;&amp;[.E$2]&amp;&quot;_&quot;&amp;[.E20]&amp;&quot;.vcf -T &quot;&amp;[.E$3]&amp;[.E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7.vcf &gt;&gt; $logfile&#10;$scriptdir/../../bin/bvd-add.pl -s $vcfdir/case_100k_bin_04_017.vcf -T D017_cancer  -d $dbdir&#10;endtime=$(date +%s)&#10;timediff=$((endtime-starttime))&#10;echo total excutetime so far $timediff seconds &gt;&gt; $logfile">
            <text:p>echo $vcfdir/case_100k_bin_04_017.vcf &gt;&gt; $logfile<text:line-break/>$scriptdir/../../bin/bvd-add.pl -s $vcfdir/case_100k_bin_04_017.vcf -T D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0]&amp;&quot;.vcf &gt;&gt; $logfile&quot;&amp;CHAR(10)&amp;&quot;$scriptdir/../../bin/bvd-add.pl -s $vcfdir/case_100k_bin_&quot;&amp;[.F$2]&amp;&quot;_&quot;&amp;[.F20]&amp;&quot;.vcf -T &quot;&amp;[.F$3]&amp;[.F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7.vcf &gt;&gt; $logfile&#10;$scriptdir/../../bin/bvd-add.pl -s $vcfdir/case_100k_bin_05_017.vcf -T E017_cancer  -d $dbdir&#10;endtime=$(date +%s)&#10;timediff=$((endtime-starttime))&#10;echo total excutetime so far $timediff seconds &gt;&gt; $logfile">
            <text:p>echo $vcfdir/case_100k_bin_05_017.vcf &gt;&gt; $logfile<text:line-break/>$scriptdir/../../bin/bvd-add.pl -s $vcfdir/case_100k_bin_05_017.vcf -T E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0]&amp;&quot;.vcf &gt;&gt; $logfile&quot;&amp;CHAR(10)&amp;&quot;$scriptdir/../../bin/bvd-add.pl -s $vcfdir/case_100k_bin_&quot;&amp;[.G$2]&amp;&quot;_&quot;&amp;[.G20]&amp;&quot;.vcf -T &quot;&amp;[.G$3]&amp;[.G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7.vcf &gt;&gt; $logfile&#10;$scriptdir/../../bin/bvd-add.pl -s $vcfdir/case_100k_bin_06_017.vcf -T F017_cancer  -d $dbdir&#10;endtime=$(date +%s)&#10;timediff=$((endtime-starttime))&#10;echo total excutetime so far $timediff seconds &gt;&gt; $logfile">
            <text:p>echo $vcfdir/case_100k_bin_06_017.vcf &gt;&gt; $logfile<text:line-break/>$scriptdir/../../bin/bvd-add.pl -s $vcfdir/case_100k_bin_06_017.vcf -T F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0]&amp;&quot;.vcf &gt;&gt; $logfile&quot;&amp;CHAR(10)&amp;&quot;$scriptdir/../../bin/bvd-add.pl -s $vcfdir/case_100k_bin_&quot;&amp;[.H$2]&amp;&quot;_&quot;&amp;[.H20]&amp;&quot;.vcf -T &quot;&amp;[.H$3]&amp;[.H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7.vcf &gt;&gt; $logfile&#10;$scriptdir/../../bin/bvd-add.pl -s $vcfdir/case_100k_bin_07_017.vcf -T G017_cancer  -d $dbdir&#10;endtime=$(date +%s)&#10;timediff=$((endtime-starttime))&#10;echo total excutetime so far $timediff seconds &gt;&gt; $logfile">
            <text:p>echo $vcfdir/case_100k_bin_07_017.vcf &gt;&gt; $logfile<text:line-break/>$scriptdir/../../bin/bvd-add.pl -s $vcfdir/case_100k_bin_07_017.vcf -T G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0]&amp;&quot;.vcf &gt;&gt; $logfile&quot;&amp;CHAR(10)&amp;&quot;$scriptdir/../../bin/bvd-add.pl -s $vcfdir/case_100k_bin_&quot;&amp;[.I$2]&amp;&quot;_&quot;&amp;[.I20]&amp;&quot;.vcf -T &quot;&amp;[.I$3]&amp;[.I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7.vcf &gt;&gt; $logfile&#10;$scriptdir/../../bin/bvd-add.pl -s $vcfdir/case_100k_bin_08_017.vcf -T H017_cancer  -d $dbdir&#10;endtime=$(date +%s)&#10;timediff=$((endtime-starttime))&#10;echo total excutetime so far $timediff seconds &gt;&gt; $logfile">
            <text:p>echo $vcfdir/case_100k_bin_08_017.vcf &gt;&gt; $logfile<text:line-break/>$scriptdir/../../bin/bvd-add.pl -s $vcfdir/case_100k_bin_08_017.vcf -T H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0]&amp;&quot;.vcf &gt;&gt; $logfile&quot;&amp;CHAR(10)&amp;&quot;$scriptdir/../../bin/bvd-add.pl -s $vcfdir/case_100k_bin_&quot;&amp;[.J$2]&amp;&quot;_&quot;&amp;[.J20]&amp;&quot;.vcf -T &quot;&amp;[.J$3]&amp;[.J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7.vcf &gt;&gt; $logfile&#10;$scriptdir/../../bin/bvd-add.pl -s $vcfdir/case_100k_bin_09_017.vcf -T I017_cancer  -d $dbdir&#10;endtime=$(date +%s)&#10;timediff=$((endtime-starttime))&#10;echo total excutetime so far $timediff seconds &gt;&gt; $logfile">
            <text:p>echo $vcfdir/case_100k_bin_09_017.vcf &gt;&gt; $logfile<text:line-break/>$scriptdir/../../bin/bvd-add.pl -s $vcfdir/case_100k_bin_09_017.vcf -T I01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0]&amp;&quot;.vcf &gt;&gt; $logfile&quot;&amp;CHAR(10)&amp;&quot;$scriptdir/../../bin/bvd-add.pl -s $vcfdir/case_100k_bin_&quot;&amp;[.K$2]&amp;&quot;_&quot;&amp;[.K20]&amp;&quot;.vcf -T &quot;&amp;[.K$3]&amp;[.K2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7.vcf &gt;&gt; $logfile&#10;$scriptdir/../../bin/bvd-add.pl -s $vcfdir/case_100k_bin_10_017.vcf -T J017_cancer  -d $dbdir&#10;endtime=$(date +%s)&#10;timediff=$((endtime-starttime))&#10;echo total excutetime so far $timediff seconds &gt;&gt; $logfile">
            <text:p>echo $vcfdir/case_100k_bin_10_017.vcf &gt;&gt; $logfile<text:line-break/>$scriptdir/../../bin/bvd-add.pl -s $vcfdir/case_100k_bin_10_017.vcf -T J01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 table:formula="of:=TEXT([.$A21];&quot;000&quot;)" office:value-type="string" office:string-value="018">
            <text:p>018</text:p>
          </table:table-cell>
          <table:table-cell/>
          <table:table-cell table:formula="of:=&quot;echo $vcfdir/case_100k_bin_&quot;&amp;[.B$2]&amp;&quot;_&quot;&amp;[.B21]&amp;&quot;.vcf &gt;&gt; $logfile&quot;&amp;CHAR(10)&amp;&quot;$scriptdir/../../bin/bvd-add.pl -s $vcfdir/case_100k_bin_&quot;&amp;[.B$2]&amp;&quot;_&quot;&amp;[.B21]&amp;&quot;.vcf -T &quot;&amp;[.B$3]&amp;[.B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8.vcf &gt;&gt; $logfile&#10;$scriptdir/../../bin/bvd-add.pl -s $vcfdir/case_100k_bin_01_018.vcf -T A018_cancer  -d $dbdir&#10;endtime=$(date +%s)&#10;timediff=$((endtime-starttime))&#10;echo total excutetime so far $timediff seconds &gt;&gt; $logfile">
            <text:p>echo $vcfdir/case_100k_bin_01_018.vcf &gt;&gt; $logfile<text:line-break/>$scriptdir/../../bin/bvd-add.pl -s $vcfdir/case_100k_bin_01_018.vcf -T A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1]&amp;&quot;.vcf &gt;&gt; $logfile&quot;&amp;CHAR(10)&amp;&quot;$scriptdir/../../bin/bvd-add.pl -s $vcfdir/case_100k_bin_&quot;&amp;[.C$2]&amp;&quot;_&quot;&amp;[.C21]&amp;&quot;.vcf -T &quot;&amp;[.C$3]&amp;[.C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8.vcf &gt;&gt; $logfile&#10;$scriptdir/../../bin/bvd-add.pl -s $vcfdir/case_100k_bin_02_018.vcf -T B018_cancer  -d $dbdir&#10;endtime=$(date +%s)&#10;timediff=$((endtime-starttime))&#10;echo total excutetime so far $timediff seconds &gt;&gt; $logfile">
            <text:p>echo $vcfdir/case_100k_bin_02_018.vcf &gt;&gt; $logfile<text:line-break/>$scriptdir/../../bin/bvd-add.pl -s $vcfdir/case_100k_bin_02_018.vcf -T B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1]&amp;&quot;.vcf &gt;&gt; $logfile&quot;&amp;CHAR(10)&amp;&quot;$scriptdir/../../bin/bvd-add.pl -s $vcfdir/case_100k_bin_&quot;&amp;[.D$2]&amp;&quot;_&quot;&amp;[.D21]&amp;&quot;.vcf -T &quot;&amp;[.D$3]&amp;[.D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8.vcf &gt;&gt; $logfile&#10;$scriptdir/../../bin/bvd-add.pl -s $vcfdir/case_100k_bin_03_018.vcf -T C018_cancer  -d $dbdir&#10;endtime=$(date +%s)&#10;timediff=$((endtime-starttime))&#10;echo total excutetime so far $timediff seconds &gt;&gt; $logfile">
            <text:p>echo $vcfdir/case_100k_bin_03_018.vcf &gt;&gt; $logfile<text:line-break/>$scriptdir/../../bin/bvd-add.pl -s $vcfdir/case_100k_bin_03_018.vcf -T C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1]&amp;&quot;.vcf &gt;&gt; $logfile&quot;&amp;CHAR(10)&amp;&quot;$scriptdir/../../bin/bvd-add.pl -s $vcfdir/case_100k_bin_&quot;&amp;[.E$2]&amp;&quot;_&quot;&amp;[.E21]&amp;&quot;.vcf -T &quot;&amp;[.E$3]&amp;[.E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8.vcf &gt;&gt; $logfile&#10;$scriptdir/../../bin/bvd-add.pl -s $vcfdir/case_100k_bin_04_018.vcf -T D018_cancer  -d $dbdir&#10;endtime=$(date +%s)&#10;timediff=$((endtime-starttime))&#10;echo total excutetime so far $timediff seconds &gt;&gt; $logfile">
            <text:p>echo $vcfdir/case_100k_bin_04_018.vcf &gt;&gt; $logfile<text:line-break/>$scriptdir/../../bin/bvd-add.pl -s $vcfdir/case_100k_bin_04_018.vcf -T D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1]&amp;&quot;.vcf &gt;&gt; $logfile&quot;&amp;CHAR(10)&amp;&quot;$scriptdir/../../bin/bvd-add.pl -s $vcfdir/case_100k_bin_&quot;&amp;[.F$2]&amp;&quot;_&quot;&amp;[.F21]&amp;&quot;.vcf -T &quot;&amp;[.F$3]&amp;[.F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8.vcf &gt;&gt; $logfile&#10;$scriptdir/../../bin/bvd-add.pl -s $vcfdir/case_100k_bin_05_018.vcf -T E018_cancer  -d $dbdir&#10;endtime=$(date +%s)&#10;timediff=$((endtime-starttime))&#10;echo total excutetime so far $timediff seconds &gt;&gt; $logfile">
            <text:p>echo $vcfdir/case_100k_bin_05_018.vcf &gt;&gt; $logfile<text:line-break/>$scriptdir/../../bin/bvd-add.pl -s $vcfdir/case_100k_bin_05_018.vcf -T E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1]&amp;&quot;.vcf &gt;&gt; $logfile&quot;&amp;CHAR(10)&amp;&quot;$scriptdir/../../bin/bvd-add.pl -s $vcfdir/case_100k_bin_&quot;&amp;[.G$2]&amp;&quot;_&quot;&amp;[.G21]&amp;&quot;.vcf -T &quot;&amp;[.G$3]&amp;[.G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8.vcf &gt;&gt; $logfile&#10;$scriptdir/../../bin/bvd-add.pl -s $vcfdir/case_100k_bin_06_018.vcf -T F018_cancer  -d $dbdir&#10;endtime=$(date +%s)&#10;timediff=$((endtime-starttime))&#10;echo total excutetime so far $timediff seconds &gt;&gt; $logfile">
            <text:p>echo $vcfdir/case_100k_bin_06_018.vcf &gt;&gt; $logfile<text:line-break/>$scriptdir/../../bin/bvd-add.pl -s $vcfdir/case_100k_bin_06_018.vcf -T F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1]&amp;&quot;.vcf &gt;&gt; $logfile&quot;&amp;CHAR(10)&amp;&quot;$scriptdir/../../bin/bvd-add.pl -s $vcfdir/case_100k_bin_&quot;&amp;[.H$2]&amp;&quot;_&quot;&amp;[.H21]&amp;&quot;.vcf -T &quot;&amp;[.H$3]&amp;[.H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8.vcf &gt;&gt; $logfile&#10;$scriptdir/../../bin/bvd-add.pl -s $vcfdir/case_100k_bin_07_018.vcf -T G018_cancer  -d $dbdir&#10;endtime=$(date +%s)&#10;timediff=$((endtime-starttime))&#10;echo total excutetime so far $timediff seconds &gt;&gt; $logfile">
            <text:p>echo $vcfdir/case_100k_bin_07_018.vcf &gt;&gt; $logfile<text:line-break/>$scriptdir/../../bin/bvd-add.pl -s $vcfdir/case_100k_bin_07_018.vcf -T G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1]&amp;&quot;.vcf &gt;&gt; $logfile&quot;&amp;CHAR(10)&amp;&quot;$scriptdir/../../bin/bvd-add.pl -s $vcfdir/case_100k_bin_&quot;&amp;[.I$2]&amp;&quot;_&quot;&amp;[.I21]&amp;&quot;.vcf -T &quot;&amp;[.I$3]&amp;[.I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8.vcf &gt;&gt; $logfile&#10;$scriptdir/../../bin/bvd-add.pl -s $vcfdir/case_100k_bin_08_018.vcf -T H018_cancer  -d $dbdir&#10;endtime=$(date +%s)&#10;timediff=$((endtime-starttime))&#10;echo total excutetime so far $timediff seconds &gt;&gt; $logfile">
            <text:p>echo $vcfdir/case_100k_bin_08_018.vcf &gt;&gt; $logfile<text:line-break/>$scriptdir/../../bin/bvd-add.pl -s $vcfdir/case_100k_bin_08_018.vcf -T H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1]&amp;&quot;.vcf &gt;&gt; $logfile&quot;&amp;CHAR(10)&amp;&quot;$scriptdir/../../bin/bvd-add.pl -s $vcfdir/case_100k_bin_&quot;&amp;[.J$2]&amp;&quot;_&quot;&amp;[.J21]&amp;&quot;.vcf -T &quot;&amp;[.J$3]&amp;[.J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8.vcf &gt;&gt; $logfile&#10;$scriptdir/../../bin/bvd-add.pl -s $vcfdir/case_100k_bin_09_018.vcf -T I018_cancer  -d $dbdir&#10;endtime=$(date +%s)&#10;timediff=$((endtime-starttime))&#10;echo total excutetime so far $timediff seconds &gt;&gt; $logfile">
            <text:p>echo $vcfdir/case_100k_bin_09_018.vcf &gt;&gt; $logfile<text:line-break/>$scriptdir/../../bin/bvd-add.pl -s $vcfdir/case_100k_bin_09_018.vcf -T I01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1]&amp;&quot;.vcf &gt;&gt; $logfile&quot;&amp;CHAR(10)&amp;&quot;$scriptdir/../../bin/bvd-add.pl -s $vcfdir/case_100k_bin_&quot;&amp;[.K$2]&amp;&quot;_&quot;&amp;[.K21]&amp;&quot;.vcf -T &quot;&amp;[.K$3]&amp;[.K2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8.vcf &gt;&gt; $logfile&#10;$scriptdir/../../bin/bvd-add.pl -s $vcfdir/case_100k_bin_10_018.vcf -T J018_cancer  -d $dbdir&#10;endtime=$(date +%s)&#10;timediff=$((endtime-starttime))&#10;echo total excutetime so far $timediff seconds &gt;&gt; $logfile">
            <text:p>echo $vcfdir/case_100k_bin_10_018.vcf &gt;&gt; $logfile<text:line-break/>$scriptdir/../../bin/bvd-add.pl -s $vcfdir/case_100k_bin_10_018.vcf -T J01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 table:formula="of:=TEXT([.$A22];&quot;000&quot;)" office:value-type="string" office:string-value="019">
            <text:p>019</text:p>
          </table:table-cell>
          <table:table-cell/>
          <table:table-cell table:formula="of:=&quot;echo $vcfdir/case_100k_bin_&quot;&amp;[.B$2]&amp;&quot;_&quot;&amp;[.B22]&amp;&quot;.vcf &gt;&gt; $logfile&quot;&amp;CHAR(10)&amp;&quot;$scriptdir/../../bin/bvd-add.pl -s $vcfdir/case_100k_bin_&quot;&amp;[.B$2]&amp;&quot;_&quot;&amp;[.B22]&amp;&quot;.vcf -T &quot;&amp;[.B$3]&amp;[.B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19.vcf &gt;&gt; $logfile&#10;$scriptdir/../../bin/bvd-add.pl -s $vcfdir/case_100k_bin_01_019.vcf -T A019_cancer  -d $dbdir&#10;endtime=$(date +%s)&#10;timediff=$((endtime-starttime))&#10;echo total excutetime so far $timediff seconds &gt;&gt; $logfile">
            <text:p>echo $vcfdir/case_100k_bin_01_019.vcf &gt;&gt; $logfile<text:line-break/>$scriptdir/../../bin/bvd-add.pl -s $vcfdir/case_100k_bin_01_019.vcf -T A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2]&amp;&quot;.vcf &gt;&gt; $logfile&quot;&amp;CHAR(10)&amp;&quot;$scriptdir/../../bin/bvd-add.pl -s $vcfdir/case_100k_bin_&quot;&amp;[.C$2]&amp;&quot;_&quot;&amp;[.C22]&amp;&quot;.vcf -T &quot;&amp;[.C$3]&amp;[.C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19.vcf &gt;&gt; $logfile&#10;$scriptdir/../../bin/bvd-add.pl -s $vcfdir/case_100k_bin_02_019.vcf -T B019_cancer  -d $dbdir&#10;endtime=$(date +%s)&#10;timediff=$((endtime-starttime))&#10;echo total excutetime so far $timediff seconds &gt;&gt; $logfile">
            <text:p>echo $vcfdir/case_100k_bin_02_019.vcf &gt;&gt; $logfile<text:line-break/>$scriptdir/../../bin/bvd-add.pl -s $vcfdir/case_100k_bin_02_019.vcf -T B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2]&amp;&quot;.vcf &gt;&gt; $logfile&quot;&amp;CHAR(10)&amp;&quot;$scriptdir/../../bin/bvd-add.pl -s $vcfdir/case_100k_bin_&quot;&amp;[.D$2]&amp;&quot;_&quot;&amp;[.D22]&amp;&quot;.vcf -T &quot;&amp;[.D$3]&amp;[.D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19.vcf &gt;&gt; $logfile&#10;$scriptdir/../../bin/bvd-add.pl -s $vcfdir/case_100k_bin_03_019.vcf -T C019_cancer  -d $dbdir&#10;endtime=$(date +%s)&#10;timediff=$((endtime-starttime))&#10;echo total excutetime so far $timediff seconds &gt;&gt; $logfile">
            <text:p>echo $vcfdir/case_100k_bin_03_019.vcf &gt;&gt; $logfile<text:line-break/>$scriptdir/../../bin/bvd-add.pl -s $vcfdir/case_100k_bin_03_019.vcf -T C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2]&amp;&quot;.vcf &gt;&gt; $logfile&quot;&amp;CHAR(10)&amp;&quot;$scriptdir/../../bin/bvd-add.pl -s $vcfdir/case_100k_bin_&quot;&amp;[.E$2]&amp;&quot;_&quot;&amp;[.E22]&amp;&quot;.vcf -T &quot;&amp;[.E$3]&amp;[.E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19.vcf &gt;&gt; $logfile&#10;$scriptdir/../../bin/bvd-add.pl -s $vcfdir/case_100k_bin_04_019.vcf -T D019_cancer  -d $dbdir&#10;endtime=$(date +%s)&#10;timediff=$((endtime-starttime))&#10;echo total excutetime so far $timediff seconds &gt;&gt; $logfile">
            <text:p>echo $vcfdir/case_100k_bin_04_019.vcf &gt;&gt; $logfile<text:line-break/>$scriptdir/../../bin/bvd-add.pl -s $vcfdir/case_100k_bin_04_019.vcf -T D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2]&amp;&quot;.vcf &gt;&gt; $logfile&quot;&amp;CHAR(10)&amp;&quot;$scriptdir/../../bin/bvd-add.pl -s $vcfdir/case_100k_bin_&quot;&amp;[.F$2]&amp;&quot;_&quot;&amp;[.F22]&amp;&quot;.vcf -T &quot;&amp;[.F$3]&amp;[.F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19.vcf &gt;&gt; $logfile&#10;$scriptdir/../../bin/bvd-add.pl -s $vcfdir/case_100k_bin_05_019.vcf -T E019_cancer  -d $dbdir&#10;endtime=$(date +%s)&#10;timediff=$((endtime-starttime))&#10;echo total excutetime so far $timediff seconds &gt;&gt; $logfile">
            <text:p>echo $vcfdir/case_100k_bin_05_019.vcf &gt;&gt; $logfile<text:line-break/>$scriptdir/../../bin/bvd-add.pl -s $vcfdir/case_100k_bin_05_019.vcf -T E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2]&amp;&quot;.vcf &gt;&gt; $logfile&quot;&amp;CHAR(10)&amp;&quot;$scriptdir/../../bin/bvd-add.pl -s $vcfdir/case_100k_bin_&quot;&amp;[.G$2]&amp;&quot;_&quot;&amp;[.G22]&amp;&quot;.vcf -T &quot;&amp;[.G$3]&amp;[.G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19.vcf &gt;&gt; $logfile&#10;$scriptdir/../../bin/bvd-add.pl -s $vcfdir/case_100k_bin_06_019.vcf -T F019_cancer  -d $dbdir&#10;endtime=$(date +%s)&#10;timediff=$((endtime-starttime))&#10;echo total excutetime so far $timediff seconds &gt;&gt; $logfile">
            <text:p>echo $vcfdir/case_100k_bin_06_019.vcf &gt;&gt; $logfile<text:line-break/>$scriptdir/../../bin/bvd-add.pl -s $vcfdir/case_100k_bin_06_019.vcf -T F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2]&amp;&quot;.vcf &gt;&gt; $logfile&quot;&amp;CHAR(10)&amp;&quot;$scriptdir/../../bin/bvd-add.pl -s $vcfdir/case_100k_bin_&quot;&amp;[.H$2]&amp;&quot;_&quot;&amp;[.H22]&amp;&quot;.vcf -T &quot;&amp;[.H$3]&amp;[.H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19.vcf &gt;&gt; $logfile&#10;$scriptdir/../../bin/bvd-add.pl -s $vcfdir/case_100k_bin_07_019.vcf -T G019_cancer  -d $dbdir&#10;endtime=$(date +%s)&#10;timediff=$((endtime-starttime))&#10;echo total excutetime so far $timediff seconds &gt;&gt; $logfile">
            <text:p>echo $vcfdir/case_100k_bin_07_019.vcf &gt;&gt; $logfile<text:line-break/>$scriptdir/../../bin/bvd-add.pl -s $vcfdir/case_100k_bin_07_019.vcf -T G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2]&amp;&quot;.vcf &gt;&gt; $logfile&quot;&amp;CHAR(10)&amp;&quot;$scriptdir/../../bin/bvd-add.pl -s $vcfdir/case_100k_bin_&quot;&amp;[.I$2]&amp;&quot;_&quot;&amp;[.I22]&amp;&quot;.vcf -T &quot;&amp;[.I$3]&amp;[.I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19.vcf &gt;&gt; $logfile&#10;$scriptdir/../../bin/bvd-add.pl -s $vcfdir/case_100k_bin_08_019.vcf -T H019_cancer  -d $dbdir&#10;endtime=$(date +%s)&#10;timediff=$((endtime-starttime))&#10;echo total excutetime so far $timediff seconds &gt;&gt; $logfile">
            <text:p>echo $vcfdir/case_100k_bin_08_019.vcf &gt;&gt; $logfile<text:line-break/>$scriptdir/../../bin/bvd-add.pl -s $vcfdir/case_100k_bin_08_019.vcf -T H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2]&amp;&quot;.vcf &gt;&gt; $logfile&quot;&amp;CHAR(10)&amp;&quot;$scriptdir/../../bin/bvd-add.pl -s $vcfdir/case_100k_bin_&quot;&amp;[.J$2]&amp;&quot;_&quot;&amp;[.J22]&amp;&quot;.vcf -T &quot;&amp;[.J$3]&amp;[.J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19.vcf &gt;&gt; $logfile&#10;$scriptdir/../../bin/bvd-add.pl -s $vcfdir/case_100k_bin_09_019.vcf -T I019_cancer  -d $dbdir&#10;endtime=$(date +%s)&#10;timediff=$((endtime-starttime))&#10;echo total excutetime so far $timediff seconds &gt;&gt; $logfile">
            <text:p>echo $vcfdir/case_100k_bin_09_019.vcf &gt;&gt; $logfile<text:line-break/>$scriptdir/../../bin/bvd-add.pl -s $vcfdir/case_100k_bin_09_019.vcf -T I01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2]&amp;&quot;.vcf &gt;&gt; $logfile&quot;&amp;CHAR(10)&amp;&quot;$scriptdir/../../bin/bvd-add.pl -s $vcfdir/case_100k_bin_&quot;&amp;[.K$2]&amp;&quot;_&quot;&amp;[.K22]&amp;&quot;.vcf -T &quot;&amp;[.K$3]&amp;[.K2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19.vcf &gt;&gt; $logfile&#10;$scriptdir/../../bin/bvd-add.pl -s $vcfdir/case_100k_bin_10_019.vcf -T J019_cancer  -d $dbdir&#10;endtime=$(date +%s)&#10;timediff=$((endtime-starttime))&#10;echo total excutetime so far $timediff seconds &gt;&gt; $logfile">
            <text:p>echo $vcfdir/case_100k_bin_10_019.vcf &gt;&gt; $logfile<text:line-break/>$scriptdir/../../bin/bvd-add.pl -s $vcfdir/case_100k_bin_10_019.vcf -T J01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 table:formula="of:=TEXT([.$A23];&quot;000&quot;)" office:value-type="string" office:string-value="020">
            <text:p>020</text:p>
          </table:table-cell>
          <table:table-cell/>
          <table:table-cell table:formula="of:=&quot;echo $vcfdir/case_100k_bin_&quot;&amp;[.B$2]&amp;&quot;_&quot;&amp;[.B23]&amp;&quot;.vcf &gt;&gt; $logfile&quot;&amp;CHAR(10)&amp;&quot;$scriptdir/../../bin/bvd-add.pl -s $vcfdir/case_100k_bin_&quot;&amp;[.B$2]&amp;&quot;_&quot;&amp;[.B23]&amp;&quot;.vcf -T &quot;&amp;[.B$3]&amp;[.B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0.vcf &gt;&gt; $logfile&#10;$scriptdir/../../bin/bvd-add.pl -s $vcfdir/case_100k_bin_01_020.vcf -T A020_cancer  -d $dbdir&#10;endtime=$(date +%s)&#10;timediff=$((endtime-starttime))&#10;echo total excutetime so far $timediff seconds &gt;&gt; $logfile">
            <text:p>echo $vcfdir/case_100k_bin_01_020.vcf &gt;&gt; $logfile<text:line-break/>$scriptdir/../../bin/bvd-add.pl -s $vcfdir/case_100k_bin_01_020.vcf -T A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3]&amp;&quot;.vcf &gt;&gt; $logfile&quot;&amp;CHAR(10)&amp;&quot;$scriptdir/../../bin/bvd-add.pl -s $vcfdir/case_100k_bin_&quot;&amp;[.C$2]&amp;&quot;_&quot;&amp;[.C23]&amp;&quot;.vcf -T &quot;&amp;[.C$3]&amp;[.C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0.vcf &gt;&gt; $logfile&#10;$scriptdir/../../bin/bvd-add.pl -s $vcfdir/case_100k_bin_02_020.vcf -T B020_cancer  -d $dbdir&#10;endtime=$(date +%s)&#10;timediff=$((endtime-starttime))&#10;echo total excutetime so far $timediff seconds &gt;&gt; $logfile">
            <text:p>echo $vcfdir/case_100k_bin_02_020.vcf &gt;&gt; $logfile<text:line-break/>$scriptdir/../../bin/bvd-add.pl -s $vcfdir/case_100k_bin_02_020.vcf -T B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3]&amp;&quot;.vcf &gt;&gt; $logfile&quot;&amp;CHAR(10)&amp;&quot;$scriptdir/../../bin/bvd-add.pl -s $vcfdir/case_100k_bin_&quot;&amp;[.D$2]&amp;&quot;_&quot;&amp;[.D23]&amp;&quot;.vcf -T &quot;&amp;[.D$3]&amp;[.D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0.vcf &gt;&gt; $logfile&#10;$scriptdir/../../bin/bvd-add.pl -s $vcfdir/case_100k_bin_03_020.vcf -T C020_cancer  -d $dbdir&#10;endtime=$(date +%s)&#10;timediff=$((endtime-starttime))&#10;echo total excutetime so far $timediff seconds &gt;&gt; $logfile">
            <text:p>echo $vcfdir/case_100k_bin_03_020.vcf &gt;&gt; $logfile<text:line-break/>$scriptdir/../../bin/bvd-add.pl -s $vcfdir/case_100k_bin_03_020.vcf -T C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3]&amp;&quot;.vcf &gt;&gt; $logfile&quot;&amp;CHAR(10)&amp;&quot;$scriptdir/../../bin/bvd-add.pl -s $vcfdir/case_100k_bin_&quot;&amp;[.E$2]&amp;&quot;_&quot;&amp;[.E23]&amp;&quot;.vcf -T &quot;&amp;[.E$3]&amp;[.E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0.vcf &gt;&gt; $logfile&#10;$scriptdir/../../bin/bvd-add.pl -s $vcfdir/case_100k_bin_04_020.vcf -T D020_cancer  -d $dbdir&#10;endtime=$(date +%s)&#10;timediff=$((endtime-starttime))&#10;echo total excutetime so far $timediff seconds &gt;&gt; $logfile">
            <text:p>echo $vcfdir/case_100k_bin_04_020.vcf &gt;&gt; $logfile<text:line-break/>$scriptdir/../../bin/bvd-add.pl -s $vcfdir/case_100k_bin_04_020.vcf -T D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3]&amp;&quot;.vcf &gt;&gt; $logfile&quot;&amp;CHAR(10)&amp;&quot;$scriptdir/../../bin/bvd-add.pl -s $vcfdir/case_100k_bin_&quot;&amp;[.F$2]&amp;&quot;_&quot;&amp;[.F23]&amp;&quot;.vcf -T &quot;&amp;[.F$3]&amp;[.F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0.vcf &gt;&gt; $logfile&#10;$scriptdir/../../bin/bvd-add.pl -s $vcfdir/case_100k_bin_05_020.vcf -T E020_cancer  -d $dbdir&#10;endtime=$(date +%s)&#10;timediff=$((endtime-starttime))&#10;echo total excutetime so far $timediff seconds &gt;&gt; $logfile">
            <text:p>echo $vcfdir/case_100k_bin_05_020.vcf &gt;&gt; $logfile<text:line-break/>$scriptdir/../../bin/bvd-add.pl -s $vcfdir/case_100k_bin_05_020.vcf -T E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3]&amp;&quot;.vcf &gt;&gt; $logfile&quot;&amp;CHAR(10)&amp;&quot;$scriptdir/../../bin/bvd-add.pl -s $vcfdir/case_100k_bin_&quot;&amp;[.G$2]&amp;&quot;_&quot;&amp;[.G23]&amp;&quot;.vcf -T &quot;&amp;[.G$3]&amp;[.G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0.vcf &gt;&gt; $logfile&#10;$scriptdir/../../bin/bvd-add.pl -s $vcfdir/case_100k_bin_06_020.vcf -T F020_cancer  -d $dbdir&#10;endtime=$(date +%s)&#10;timediff=$((endtime-starttime))&#10;echo total excutetime so far $timediff seconds &gt;&gt; $logfile">
            <text:p>echo $vcfdir/case_100k_bin_06_020.vcf &gt;&gt; $logfile<text:line-break/>$scriptdir/../../bin/bvd-add.pl -s $vcfdir/case_100k_bin_06_020.vcf -T F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3]&amp;&quot;.vcf &gt;&gt; $logfile&quot;&amp;CHAR(10)&amp;&quot;$scriptdir/../../bin/bvd-add.pl -s $vcfdir/case_100k_bin_&quot;&amp;[.H$2]&amp;&quot;_&quot;&amp;[.H23]&amp;&quot;.vcf -T &quot;&amp;[.H$3]&amp;[.H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0.vcf &gt;&gt; $logfile&#10;$scriptdir/../../bin/bvd-add.pl -s $vcfdir/case_100k_bin_07_020.vcf -T G020_cancer  -d $dbdir&#10;endtime=$(date +%s)&#10;timediff=$((endtime-starttime))&#10;echo total excutetime so far $timediff seconds &gt;&gt; $logfile">
            <text:p>echo $vcfdir/case_100k_bin_07_020.vcf &gt;&gt; $logfile<text:line-break/>$scriptdir/../../bin/bvd-add.pl -s $vcfdir/case_100k_bin_07_020.vcf -T G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3]&amp;&quot;.vcf &gt;&gt; $logfile&quot;&amp;CHAR(10)&amp;&quot;$scriptdir/../../bin/bvd-add.pl -s $vcfdir/case_100k_bin_&quot;&amp;[.I$2]&amp;&quot;_&quot;&amp;[.I23]&amp;&quot;.vcf -T &quot;&amp;[.I$3]&amp;[.I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0.vcf &gt;&gt; $logfile&#10;$scriptdir/../../bin/bvd-add.pl -s $vcfdir/case_100k_bin_08_020.vcf -T H020_cancer  -d $dbdir&#10;endtime=$(date +%s)&#10;timediff=$((endtime-starttime))&#10;echo total excutetime so far $timediff seconds &gt;&gt; $logfile">
            <text:p>echo $vcfdir/case_100k_bin_08_020.vcf &gt;&gt; $logfile<text:line-break/>$scriptdir/../../bin/bvd-add.pl -s $vcfdir/case_100k_bin_08_020.vcf -T H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3]&amp;&quot;.vcf &gt;&gt; $logfile&quot;&amp;CHAR(10)&amp;&quot;$scriptdir/../../bin/bvd-add.pl -s $vcfdir/case_100k_bin_&quot;&amp;[.J$2]&amp;&quot;_&quot;&amp;[.J23]&amp;&quot;.vcf -T &quot;&amp;[.J$3]&amp;[.J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0.vcf &gt;&gt; $logfile&#10;$scriptdir/../../bin/bvd-add.pl -s $vcfdir/case_100k_bin_09_020.vcf -T I020_cancer  -d $dbdir&#10;endtime=$(date +%s)&#10;timediff=$((endtime-starttime))&#10;echo total excutetime so far $timediff seconds &gt;&gt; $logfile">
            <text:p>echo $vcfdir/case_100k_bin_09_020.vcf &gt;&gt; $logfile<text:line-break/>$scriptdir/../../bin/bvd-add.pl -s $vcfdir/case_100k_bin_09_020.vcf -T I02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3]&amp;&quot;.vcf &gt;&gt; $logfile&quot;&amp;CHAR(10)&amp;&quot;$scriptdir/../../bin/bvd-add.pl -s $vcfdir/case_100k_bin_&quot;&amp;[.K$2]&amp;&quot;_&quot;&amp;[.K23]&amp;&quot;.vcf -T &quot;&amp;[.K$3]&amp;[.K2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0.vcf &gt;&gt; $logfile&#10;$scriptdir/../../bin/bvd-add.pl -s $vcfdir/case_100k_bin_10_020.vcf -T J020_cancer  -d $dbdir&#10;endtime=$(date +%s)&#10;timediff=$((endtime-starttime))&#10;echo total excutetime so far $timediff seconds &gt;&gt; $logfile">
            <text:p>echo $vcfdir/case_100k_bin_10_020.vcf &gt;&gt; $logfile<text:line-break/>$scriptdir/../../bin/bvd-add.pl -s $vcfdir/case_100k_bin_10_020.vcf -T J02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 table:formula="of:=TEXT([.$A24];&quot;000&quot;)" office:value-type="string" office:string-value="021">
            <text:p>021</text:p>
          </table:table-cell>
          <table:table-cell/>
          <table:table-cell table:formula="of:=&quot;echo $vcfdir/case_100k_bin_&quot;&amp;[.B$2]&amp;&quot;_&quot;&amp;[.B24]&amp;&quot;.vcf &gt;&gt; $logfile&quot;&amp;CHAR(10)&amp;&quot;$scriptdir/../../bin/bvd-add.pl -s $vcfdir/case_100k_bin_&quot;&amp;[.B$2]&amp;&quot;_&quot;&amp;[.B24]&amp;&quot;.vcf -T &quot;&amp;[.B$3]&amp;[.B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1.vcf &gt;&gt; $logfile&#10;$scriptdir/../../bin/bvd-add.pl -s $vcfdir/case_100k_bin_01_021.vcf -T A021_cancer  -d $dbdir&#10;endtime=$(date +%s)&#10;timediff=$((endtime-starttime))&#10;echo total excutetime so far $timediff seconds &gt;&gt; $logfile">
            <text:p>echo $vcfdir/case_100k_bin_01_021.vcf &gt;&gt; $logfile<text:line-break/>$scriptdir/../../bin/bvd-add.pl -s $vcfdir/case_100k_bin_01_021.vcf -T A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4]&amp;&quot;.vcf &gt;&gt; $logfile&quot;&amp;CHAR(10)&amp;&quot;$scriptdir/../../bin/bvd-add.pl -s $vcfdir/case_100k_bin_&quot;&amp;[.C$2]&amp;&quot;_&quot;&amp;[.C24]&amp;&quot;.vcf -T &quot;&amp;[.C$3]&amp;[.C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1.vcf &gt;&gt; $logfile&#10;$scriptdir/../../bin/bvd-add.pl -s $vcfdir/case_100k_bin_02_021.vcf -T B021_cancer  -d $dbdir&#10;endtime=$(date +%s)&#10;timediff=$((endtime-starttime))&#10;echo total excutetime so far $timediff seconds &gt;&gt; $logfile">
            <text:p>echo $vcfdir/case_100k_bin_02_021.vcf &gt;&gt; $logfile<text:line-break/>$scriptdir/../../bin/bvd-add.pl -s $vcfdir/case_100k_bin_02_021.vcf -T B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4]&amp;&quot;.vcf &gt;&gt; $logfile&quot;&amp;CHAR(10)&amp;&quot;$scriptdir/../../bin/bvd-add.pl -s $vcfdir/case_100k_bin_&quot;&amp;[.D$2]&amp;&quot;_&quot;&amp;[.D24]&amp;&quot;.vcf -T &quot;&amp;[.D$3]&amp;[.D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1.vcf &gt;&gt; $logfile&#10;$scriptdir/../../bin/bvd-add.pl -s $vcfdir/case_100k_bin_03_021.vcf -T C021_cancer  -d $dbdir&#10;endtime=$(date +%s)&#10;timediff=$((endtime-starttime))&#10;echo total excutetime so far $timediff seconds &gt;&gt; $logfile">
            <text:p>echo $vcfdir/case_100k_bin_03_021.vcf &gt;&gt; $logfile<text:line-break/>$scriptdir/../../bin/bvd-add.pl -s $vcfdir/case_100k_bin_03_021.vcf -T C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4]&amp;&quot;.vcf &gt;&gt; $logfile&quot;&amp;CHAR(10)&amp;&quot;$scriptdir/../../bin/bvd-add.pl -s $vcfdir/case_100k_bin_&quot;&amp;[.E$2]&amp;&quot;_&quot;&amp;[.E24]&amp;&quot;.vcf -T &quot;&amp;[.E$3]&amp;[.E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1.vcf &gt;&gt; $logfile&#10;$scriptdir/../../bin/bvd-add.pl -s $vcfdir/case_100k_bin_04_021.vcf -T D021_cancer  -d $dbdir&#10;endtime=$(date +%s)&#10;timediff=$((endtime-starttime))&#10;echo total excutetime so far $timediff seconds &gt;&gt; $logfile">
            <text:p>echo $vcfdir/case_100k_bin_04_021.vcf &gt;&gt; $logfile<text:line-break/>$scriptdir/../../bin/bvd-add.pl -s $vcfdir/case_100k_bin_04_021.vcf -T D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4]&amp;&quot;.vcf &gt;&gt; $logfile&quot;&amp;CHAR(10)&amp;&quot;$scriptdir/../../bin/bvd-add.pl -s $vcfdir/case_100k_bin_&quot;&amp;[.F$2]&amp;&quot;_&quot;&amp;[.F24]&amp;&quot;.vcf -T &quot;&amp;[.F$3]&amp;[.F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1.vcf &gt;&gt; $logfile&#10;$scriptdir/../../bin/bvd-add.pl -s $vcfdir/case_100k_bin_05_021.vcf -T E021_cancer  -d $dbdir&#10;endtime=$(date +%s)&#10;timediff=$((endtime-starttime))&#10;echo total excutetime so far $timediff seconds &gt;&gt; $logfile">
            <text:p>echo $vcfdir/case_100k_bin_05_021.vcf &gt;&gt; $logfile<text:line-break/>$scriptdir/../../bin/bvd-add.pl -s $vcfdir/case_100k_bin_05_021.vcf -T E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4]&amp;&quot;.vcf &gt;&gt; $logfile&quot;&amp;CHAR(10)&amp;&quot;$scriptdir/../../bin/bvd-add.pl -s $vcfdir/case_100k_bin_&quot;&amp;[.G$2]&amp;&quot;_&quot;&amp;[.G24]&amp;&quot;.vcf -T &quot;&amp;[.G$3]&amp;[.G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1.vcf &gt;&gt; $logfile&#10;$scriptdir/../../bin/bvd-add.pl -s $vcfdir/case_100k_bin_06_021.vcf -T F021_cancer  -d $dbdir&#10;endtime=$(date +%s)&#10;timediff=$((endtime-starttime))&#10;echo total excutetime so far $timediff seconds &gt;&gt; $logfile">
            <text:p>echo $vcfdir/case_100k_bin_06_021.vcf &gt;&gt; $logfile<text:line-break/>$scriptdir/../../bin/bvd-add.pl -s $vcfdir/case_100k_bin_06_021.vcf -T F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4]&amp;&quot;.vcf &gt;&gt; $logfile&quot;&amp;CHAR(10)&amp;&quot;$scriptdir/../../bin/bvd-add.pl -s $vcfdir/case_100k_bin_&quot;&amp;[.H$2]&amp;&quot;_&quot;&amp;[.H24]&amp;&quot;.vcf -T &quot;&amp;[.H$3]&amp;[.H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1.vcf &gt;&gt; $logfile&#10;$scriptdir/../../bin/bvd-add.pl -s $vcfdir/case_100k_bin_07_021.vcf -T G021_cancer  -d $dbdir&#10;endtime=$(date +%s)&#10;timediff=$((endtime-starttime))&#10;echo total excutetime so far $timediff seconds &gt;&gt; $logfile">
            <text:p>echo $vcfdir/case_100k_bin_07_021.vcf &gt;&gt; $logfile<text:line-break/>$scriptdir/../../bin/bvd-add.pl -s $vcfdir/case_100k_bin_07_021.vcf -T G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4]&amp;&quot;.vcf &gt;&gt; $logfile&quot;&amp;CHAR(10)&amp;&quot;$scriptdir/../../bin/bvd-add.pl -s $vcfdir/case_100k_bin_&quot;&amp;[.I$2]&amp;&quot;_&quot;&amp;[.I24]&amp;&quot;.vcf -T &quot;&amp;[.I$3]&amp;[.I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1.vcf &gt;&gt; $logfile&#10;$scriptdir/../../bin/bvd-add.pl -s $vcfdir/case_100k_bin_08_021.vcf -T H021_cancer  -d $dbdir&#10;endtime=$(date +%s)&#10;timediff=$((endtime-starttime))&#10;echo total excutetime so far $timediff seconds &gt;&gt; $logfile">
            <text:p>echo $vcfdir/case_100k_bin_08_021.vcf &gt;&gt; $logfile<text:line-break/>$scriptdir/../../bin/bvd-add.pl -s $vcfdir/case_100k_bin_08_021.vcf -T H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4]&amp;&quot;.vcf &gt;&gt; $logfile&quot;&amp;CHAR(10)&amp;&quot;$scriptdir/../../bin/bvd-add.pl -s $vcfdir/case_100k_bin_&quot;&amp;[.J$2]&amp;&quot;_&quot;&amp;[.J24]&amp;&quot;.vcf -T &quot;&amp;[.J$3]&amp;[.J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1.vcf &gt;&gt; $logfile&#10;$scriptdir/../../bin/bvd-add.pl -s $vcfdir/case_100k_bin_09_021.vcf -T I021_cancer  -d $dbdir&#10;endtime=$(date +%s)&#10;timediff=$((endtime-starttime))&#10;echo total excutetime so far $timediff seconds &gt;&gt; $logfile">
            <text:p>echo $vcfdir/case_100k_bin_09_021.vcf &gt;&gt; $logfile<text:line-break/>$scriptdir/../../bin/bvd-add.pl -s $vcfdir/case_100k_bin_09_021.vcf -T I02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4]&amp;&quot;.vcf &gt;&gt; $logfile&quot;&amp;CHAR(10)&amp;&quot;$scriptdir/../../bin/bvd-add.pl -s $vcfdir/case_100k_bin_&quot;&amp;[.K$2]&amp;&quot;_&quot;&amp;[.K24]&amp;&quot;.vcf -T &quot;&amp;[.K$3]&amp;[.K2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1.vcf &gt;&gt; $logfile&#10;$scriptdir/../../bin/bvd-add.pl -s $vcfdir/case_100k_bin_10_021.vcf -T J021_cancer  -d $dbdir&#10;endtime=$(date +%s)&#10;timediff=$((endtime-starttime))&#10;echo total excutetime so far $timediff seconds &gt;&gt; $logfile">
            <text:p>echo $vcfdir/case_100k_bin_10_021.vcf &gt;&gt; $logfile<text:line-break/>$scriptdir/../../bin/bvd-add.pl -s $vcfdir/case_100k_bin_10_021.vcf -T J02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 table:formula="of:=TEXT([.$A25];&quot;000&quot;)" office:value-type="string" office:string-value="022">
            <text:p>022</text:p>
          </table:table-cell>
          <table:table-cell/>
          <table:table-cell table:formula="of:=&quot;echo $vcfdir/case_100k_bin_&quot;&amp;[.B$2]&amp;&quot;_&quot;&amp;[.B25]&amp;&quot;.vcf &gt;&gt; $logfile&quot;&amp;CHAR(10)&amp;&quot;$scriptdir/../../bin/bvd-add.pl -s $vcfdir/case_100k_bin_&quot;&amp;[.B$2]&amp;&quot;_&quot;&amp;[.B25]&amp;&quot;.vcf -T &quot;&amp;[.B$3]&amp;[.B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2.vcf &gt;&gt; $logfile&#10;$scriptdir/../../bin/bvd-add.pl -s $vcfdir/case_100k_bin_01_022.vcf -T A022_cancer  -d $dbdir&#10;endtime=$(date +%s)&#10;timediff=$((endtime-starttime))&#10;echo total excutetime so far $timediff seconds &gt;&gt; $logfile">
            <text:p>echo $vcfdir/case_100k_bin_01_022.vcf &gt;&gt; $logfile<text:line-break/>$scriptdir/../../bin/bvd-add.pl -s $vcfdir/case_100k_bin_01_022.vcf -T A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5]&amp;&quot;.vcf &gt;&gt; $logfile&quot;&amp;CHAR(10)&amp;&quot;$scriptdir/../../bin/bvd-add.pl -s $vcfdir/case_100k_bin_&quot;&amp;[.C$2]&amp;&quot;_&quot;&amp;[.C25]&amp;&quot;.vcf -T &quot;&amp;[.C$3]&amp;[.C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2.vcf &gt;&gt; $logfile&#10;$scriptdir/../../bin/bvd-add.pl -s $vcfdir/case_100k_bin_02_022.vcf -T B022_cancer  -d $dbdir&#10;endtime=$(date +%s)&#10;timediff=$((endtime-starttime))&#10;echo total excutetime so far $timediff seconds &gt;&gt; $logfile">
            <text:p>echo $vcfdir/case_100k_bin_02_022.vcf &gt;&gt; $logfile<text:line-break/>$scriptdir/../../bin/bvd-add.pl -s $vcfdir/case_100k_bin_02_022.vcf -T B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5]&amp;&quot;.vcf &gt;&gt; $logfile&quot;&amp;CHAR(10)&amp;&quot;$scriptdir/../../bin/bvd-add.pl -s $vcfdir/case_100k_bin_&quot;&amp;[.D$2]&amp;&quot;_&quot;&amp;[.D25]&amp;&quot;.vcf -T &quot;&amp;[.D$3]&amp;[.D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2.vcf &gt;&gt; $logfile&#10;$scriptdir/../../bin/bvd-add.pl -s $vcfdir/case_100k_bin_03_022.vcf -T C022_cancer  -d $dbdir&#10;endtime=$(date +%s)&#10;timediff=$((endtime-starttime))&#10;echo total excutetime so far $timediff seconds &gt;&gt; $logfile">
            <text:p>echo $vcfdir/case_100k_bin_03_022.vcf &gt;&gt; $logfile<text:line-break/>$scriptdir/../../bin/bvd-add.pl -s $vcfdir/case_100k_bin_03_022.vcf -T C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5]&amp;&quot;.vcf &gt;&gt; $logfile&quot;&amp;CHAR(10)&amp;&quot;$scriptdir/../../bin/bvd-add.pl -s $vcfdir/case_100k_bin_&quot;&amp;[.E$2]&amp;&quot;_&quot;&amp;[.E25]&amp;&quot;.vcf -T &quot;&amp;[.E$3]&amp;[.E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2.vcf &gt;&gt; $logfile&#10;$scriptdir/../../bin/bvd-add.pl -s $vcfdir/case_100k_bin_04_022.vcf -T D022_cancer  -d $dbdir&#10;endtime=$(date +%s)&#10;timediff=$((endtime-starttime))&#10;echo total excutetime so far $timediff seconds &gt;&gt; $logfile">
            <text:p>echo $vcfdir/case_100k_bin_04_022.vcf &gt;&gt; $logfile<text:line-break/>$scriptdir/../../bin/bvd-add.pl -s $vcfdir/case_100k_bin_04_022.vcf -T D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5]&amp;&quot;.vcf &gt;&gt; $logfile&quot;&amp;CHAR(10)&amp;&quot;$scriptdir/../../bin/bvd-add.pl -s $vcfdir/case_100k_bin_&quot;&amp;[.F$2]&amp;&quot;_&quot;&amp;[.F25]&amp;&quot;.vcf -T &quot;&amp;[.F$3]&amp;[.F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2.vcf &gt;&gt; $logfile&#10;$scriptdir/../../bin/bvd-add.pl -s $vcfdir/case_100k_bin_05_022.vcf -T E022_cancer  -d $dbdir&#10;endtime=$(date +%s)&#10;timediff=$((endtime-starttime))&#10;echo total excutetime so far $timediff seconds &gt;&gt; $logfile">
            <text:p>echo $vcfdir/case_100k_bin_05_022.vcf &gt;&gt; $logfile<text:line-break/>$scriptdir/../../bin/bvd-add.pl -s $vcfdir/case_100k_bin_05_022.vcf -T E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5]&amp;&quot;.vcf &gt;&gt; $logfile&quot;&amp;CHAR(10)&amp;&quot;$scriptdir/../../bin/bvd-add.pl -s $vcfdir/case_100k_bin_&quot;&amp;[.G$2]&amp;&quot;_&quot;&amp;[.G25]&amp;&quot;.vcf -T &quot;&amp;[.G$3]&amp;[.G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2.vcf &gt;&gt; $logfile&#10;$scriptdir/../../bin/bvd-add.pl -s $vcfdir/case_100k_bin_06_022.vcf -T F022_cancer  -d $dbdir&#10;endtime=$(date +%s)&#10;timediff=$((endtime-starttime))&#10;echo total excutetime so far $timediff seconds &gt;&gt; $logfile">
            <text:p>echo $vcfdir/case_100k_bin_06_022.vcf &gt;&gt; $logfile<text:line-break/>$scriptdir/../../bin/bvd-add.pl -s $vcfdir/case_100k_bin_06_022.vcf -T F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5]&amp;&quot;.vcf &gt;&gt; $logfile&quot;&amp;CHAR(10)&amp;&quot;$scriptdir/../../bin/bvd-add.pl -s $vcfdir/case_100k_bin_&quot;&amp;[.H$2]&amp;&quot;_&quot;&amp;[.H25]&amp;&quot;.vcf -T &quot;&amp;[.H$3]&amp;[.H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2.vcf &gt;&gt; $logfile&#10;$scriptdir/../../bin/bvd-add.pl -s $vcfdir/case_100k_bin_07_022.vcf -T G022_cancer  -d $dbdir&#10;endtime=$(date +%s)&#10;timediff=$((endtime-starttime))&#10;echo total excutetime so far $timediff seconds &gt;&gt; $logfile">
            <text:p>echo $vcfdir/case_100k_bin_07_022.vcf &gt;&gt; $logfile<text:line-break/>$scriptdir/../../bin/bvd-add.pl -s $vcfdir/case_100k_bin_07_022.vcf -T G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5]&amp;&quot;.vcf &gt;&gt; $logfile&quot;&amp;CHAR(10)&amp;&quot;$scriptdir/../../bin/bvd-add.pl -s $vcfdir/case_100k_bin_&quot;&amp;[.I$2]&amp;&quot;_&quot;&amp;[.I25]&amp;&quot;.vcf -T &quot;&amp;[.I$3]&amp;[.I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2.vcf &gt;&gt; $logfile&#10;$scriptdir/../../bin/bvd-add.pl -s $vcfdir/case_100k_bin_08_022.vcf -T H022_cancer  -d $dbdir&#10;endtime=$(date +%s)&#10;timediff=$((endtime-starttime))&#10;echo total excutetime so far $timediff seconds &gt;&gt; $logfile">
            <text:p>echo $vcfdir/case_100k_bin_08_022.vcf &gt;&gt; $logfile<text:line-break/>$scriptdir/../../bin/bvd-add.pl -s $vcfdir/case_100k_bin_08_022.vcf -T H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5]&amp;&quot;.vcf &gt;&gt; $logfile&quot;&amp;CHAR(10)&amp;&quot;$scriptdir/../../bin/bvd-add.pl -s $vcfdir/case_100k_bin_&quot;&amp;[.J$2]&amp;&quot;_&quot;&amp;[.J25]&amp;&quot;.vcf -T &quot;&amp;[.J$3]&amp;[.J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2.vcf &gt;&gt; $logfile&#10;$scriptdir/../../bin/bvd-add.pl -s $vcfdir/case_100k_bin_09_022.vcf -T I022_cancer  -d $dbdir&#10;endtime=$(date +%s)&#10;timediff=$((endtime-starttime))&#10;echo total excutetime so far $timediff seconds &gt;&gt; $logfile">
            <text:p>echo $vcfdir/case_100k_bin_09_022.vcf &gt;&gt; $logfile<text:line-break/>$scriptdir/../../bin/bvd-add.pl -s $vcfdir/case_100k_bin_09_022.vcf -T I02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5]&amp;&quot;.vcf &gt;&gt; $logfile&quot;&amp;CHAR(10)&amp;&quot;$scriptdir/../../bin/bvd-add.pl -s $vcfdir/case_100k_bin_&quot;&amp;[.K$2]&amp;&quot;_&quot;&amp;[.K25]&amp;&quot;.vcf -T &quot;&amp;[.K$3]&amp;[.K2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2.vcf &gt;&gt; $logfile&#10;$scriptdir/../../bin/bvd-add.pl -s $vcfdir/case_100k_bin_10_022.vcf -T J022_cancer  -d $dbdir&#10;endtime=$(date +%s)&#10;timediff=$((endtime-starttime))&#10;echo total excutetime so far $timediff seconds &gt;&gt; $logfile">
            <text:p>echo $vcfdir/case_100k_bin_10_022.vcf &gt;&gt; $logfile<text:line-break/>$scriptdir/../../bin/bvd-add.pl -s $vcfdir/case_100k_bin_10_022.vcf -T J02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 table:formula="of:=TEXT([.$A26];&quot;000&quot;)" office:value-type="string" office:string-value="023">
            <text:p>023</text:p>
          </table:table-cell>
          <table:table-cell/>
          <table:table-cell table:formula="of:=&quot;echo $vcfdir/case_100k_bin_&quot;&amp;[.B$2]&amp;&quot;_&quot;&amp;[.B26]&amp;&quot;.vcf &gt;&gt; $logfile&quot;&amp;CHAR(10)&amp;&quot;$scriptdir/../../bin/bvd-add.pl -s $vcfdir/case_100k_bin_&quot;&amp;[.B$2]&amp;&quot;_&quot;&amp;[.B26]&amp;&quot;.vcf -T &quot;&amp;[.B$3]&amp;[.B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3.vcf &gt;&gt; $logfile&#10;$scriptdir/../../bin/bvd-add.pl -s $vcfdir/case_100k_bin_01_023.vcf -T A023_cancer  -d $dbdir&#10;endtime=$(date +%s)&#10;timediff=$((endtime-starttime))&#10;echo total excutetime so far $timediff seconds &gt;&gt; $logfile">
            <text:p>echo $vcfdir/case_100k_bin_01_023.vcf &gt;&gt; $logfile<text:line-break/>$scriptdir/../../bin/bvd-add.pl -s $vcfdir/case_100k_bin_01_023.vcf -T A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6]&amp;&quot;.vcf &gt;&gt; $logfile&quot;&amp;CHAR(10)&amp;&quot;$scriptdir/../../bin/bvd-add.pl -s $vcfdir/case_100k_bin_&quot;&amp;[.C$2]&amp;&quot;_&quot;&amp;[.C26]&amp;&quot;.vcf -T &quot;&amp;[.C$3]&amp;[.C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3.vcf &gt;&gt; $logfile&#10;$scriptdir/../../bin/bvd-add.pl -s $vcfdir/case_100k_bin_02_023.vcf -T B023_cancer  -d $dbdir&#10;endtime=$(date +%s)&#10;timediff=$((endtime-starttime))&#10;echo total excutetime so far $timediff seconds &gt;&gt; $logfile">
            <text:p>echo $vcfdir/case_100k_bin_02_023.vcf &gt;&gt; $logfile<text:line-break/>$scriptdir/../../bin/bvd-add.pl -s $vcfdir/case_100k_bin_02_023.vcf -T B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6]&amp;&quot;.vcf &gt;&gt; $logfile&quot;&amp;CHAR(10)&amp;&quot;$scriptdir/../../bin/bvd-add.pl -s $vcfdir/case_100k_bin_&quot;&amp;[.D$2]&amp;&quot;_&quot;&amp;[.D26]&amp;&quot;.vcf -T &quot;&amp;[.D$3]&amp;[.D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3.vcf &gt;&gt; $logfile&#10;$scriptdir/../../bin/bvd-add.pl -s $vcfdir/case_100k_bin_03_023.vcf -T C023_cancer  -d $dbdir&#10;endtime=$(date +%s)&#10;timediff=$((endtime-starttime))&#10;echo total excutetime so far $timediff seconds &gt;&gt; $logfile">
            <text:p>echo $vcfdir/case_100k_bin_03_023.vcf &gt;&gt; $logfile<text:line-break/>$scriptdir/../../bin/bvd-add.pl -s $vcfdir/case_100k_bin_03_023.vcf -T C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6]&amp;&quot;.vcf &gt;&gt; $logfile&quot;&amp;CHAR(10)&amp;&quot;$scriptdir/../../bin/bvd-add.pl -s $vcfdir/case_100k_bin_&quot;&amp;[.E$2]&amp;&quot;_&quot;&amp;[.E26]&amp;&quot;.vcf -T &quot;&amp;[.E$3]&amp;[.E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3.vcf &gt;&gt; $logfile&#10;$scriptdir/../../bin/bvd-add.pl -s $vcfdir/case_100k_bin_04_023.vcf -T D023_cancer  -d $dbdir&#10;endtime=$(date +%s)&#10;timediff=$((endtime-starttime))&#10;echo total excutetime so far $timediff seconds &gt;&gt; $logfile">
            <text:p>echo $vcfdir/case_100k_bin_04_023.vcf &gt;&gt; $logfile<text:line-break/>$scriptdir/../../bin/bvd-add.pl -s $vcfdir/case_100k_bin_04_023.vcf -T D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6]&amp;&quot;.vcf &gt;&gt; $logfile&quot;&amp;CHAR(10)&amp;&quot;$scriptdir/../../bin/bvd-add.pl -s $vcfdir/case_100k_bin_&quot;&amp;[.F$2]&amp;&quot;_&quot;&amp;[.F26]&amp;&quot;.vcf -T &quot;&amp;[.F$3]&amp;[.F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3.vcf &gt;&gt; $logfile&#10;$scriptdir/../../bin/bvd-add.pl -s $vcfdir/case_100k_bin_05_023.vcf -T E023_cancer  -d $dbdir&#10;endtime=$(date +%s)&#10;timediff=$((endtime-starttime))&#10;echo total excutetime so far $timediff seconds &gt;&gt; $logfile">
            <text:p>echo $vcfdir/case_100k_bin_05_023.vcf &gt;&gt; $logfile<text:line-break/>$scriptdir/../../bin/bvd-add.pl -s $vcfdir/case_100k_bin_05_023.vcf -T E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6]&amp;&quot;.vcf &gt;&gt; $logfile&quot;&amp;CHAR(10)&amp;&quot;$scriptdir/../../bin/bvd-add.pl -s $vcfdir/case_100k_bin_&quot;&amp;[.G$2]&amp;&quot;_&quot;&amp;[.G26]&amp;&quot;.vcf -T &quot;&amp;[.G$3]&amp;[.G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3.vcf &gt;&gt; $logfile&#10;$scriptdir/../../bin/bvd-add.pl -s $vcfdir/case_100k_bin_06_023.vcf -T F023_cancer  -d $dbdir&#10;endtime=$(date +%s)&#10;timediff=$((endtime-starttime))&#10;echo total excutetime so far $timediff seconds &gt;&gt; $logfile">
            <text:p>echo $vcfdir/case_100k_bin_06_023.vcf &gt;&gt; $logfile<text:line-break/>$scriptdir/../../bin/bvd-add.pl -s $vcfdir/case_100k_bin_06_023.vcf -T F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6]&amp;&quot;.vcf &gt;&gt; $logfile&quot;&amp;CHAR(10)&amp;&quot;$scriptdir/../../bin/bvd-add.pl -s $vcfdir/case_100k_bin_&quot;&amp;[.H$2]&amp;&quot;_&quot;&amp;[.H26]&amp;&quot;.vcf -T &quot;&amp;[.H$3]&amp;[.H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3.vcf &gt;&gt; $logfile&#10;$scriptdir/../../bin/bvd-add.pl -s $vcfdir/case_100k_bin_07_023.vcf -T G023_cancer  -d $dbdir&#10;endtime=$(date +%s)&#10;timediff=$((endtime-starttime))&#10;echo total excutetime so far $timediff seconds &gt;&gt; $logfile">
            <text:p>echo $vcfdir/case_100k_bin_07_023.vcf &gt;&gt; $logfile<text:line-break/>$scriptdir/../../bin/bvd-add.pl -s $vcfdir/case_100k_bin_07_023.vcf -T G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6]&amp;&quot;.vcf &gt;&gt; $logfile&quot;&amp;CHAR(10)&amp;&quot;$scriptdir/../../bin/bvd-add.pl -s $vcfdir/case_100k_bin_&quot;&amp;[.I$2]&amp;&quot;_&quot;&amp;[.I26]&amp;&quot;.vcf -T &quot;&amp;[.I$3]&amp;[.I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3.vcf &gt;&gt; $logfile&#10;$scriptdir/../../bin/bvd-add.pl -s $vcfdir/case_100k_bin_08_023.vcf -T H023_cancer  -d $dbdir&#10;endtime=$(date +%s)&#10;timediff=$((endtime-starttime))&#10;echo total excutetime so far $timediff seconds &gt;&gt; $logfile">
            <text:p>echo $vcfdir/case_100k_bin_08_023.vcf &gt;&gt; $logfile<text:line-break/>$scriptdir/../../bin/bvd-add.pl -s $vcfdir/case_100k_bin_08_023.vcf -T H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6]&amp;&quot;.vcf &gt;&gt; $logfile&quot;&amp;CHAR(10)&amp;&quot;$scriptdir/../../bin/bvd-add.pl -s $vcfdir/case_100k_bin_&quot;&amp;[.J$2]&amp;&quot;_&quot;&amp;[.J26]&amp;&quot;.vcf -T &quot;&amp;[.J$3]&amp;[.J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3.vcf &gt;&gt; $logfile&#10;$scriptdir/../../bin/bvd-add.pl -s $vcfdir/case_100k_bin_09_023.vcf -T I023_cancer  -d $dbdir&#10;endtime=$(date +%s)&#10;timediff=$((endtime-starttime))&#10;echo total excutetime so far $timediff seconds &gt;&gt; $logfile">
            <text:p>echo $vcfdir/case_100k_bin_09_023.vcf &gt;&gt; $logfile<text:line-break/>$scriptdir/../../bin/bvd-add.pl -s $vcfdir/case_100k_bin_09_023.vcf -T I02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6]&amp;&quot;.vcf &gt;&gt; $logfile&quot;&amp;CHAR(10)&amp;&quot;$scriptdir/../../bin/bvd-add.pl -s $vcfdir/case_100k_bin_&quot;&amp;[.K$2]&amp;&quot;_&quot;&amp;[.K26]&amp;&quot;.vcf -T &quot;&amp;[.K$3]&amp;[.K2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3.vcf &gt;&gt; $logfile&#10;$scriptdir/../../bin/bvd-add.pl -s $vcfdir/case_100k_bin_10_023.vcf -T J023_cancer  -d $dbdir&#10;endtime=$(date +%s)&#10;timediff=$((endtime-starttime))&#10;echo total excutetime so far $timediff seconds &gt;&gt; $logfile">
            <text:p>echo $vcfdir/case_100k_bin_10_023.vcf &gt;&gt; $logfile<text:line-break/>$scriptdir/../../bin/bvd-add.pl -s $vcfdir/case_100k_bin_10_023.vcf -T J02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 table:formula="of:=TEXT([.$A27];&quot;000&quot;)" office:value-type="string" office:string-value="024">
            <text:p>024</text:p>
          </table:table-cell>
          <table:table-cell/>
          <table:table-cell table:formula="of:=&quot;echo $vcfdir/case_100k_bin_&quot;&amp;[.B$2]&amp;&quot;_&quot;&amp;[.B27]&amp;&quot;.vcf &gt;&gt; $logfile&quot;&amp;CHAR(10)&amp;&quot;$scriptdir/../../bin/bvd-add.pl -s $vcfdir/case_100k_bin_&quot;&amp;[.B$2]&amp;&quot;_&quot;&amp;[.B27]&amp;&quot;.vcf -T &quot;&amp;[.B$3]&amp;[.B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4.vcf &gt;&gt; $logfile&#10;$scriptdir/../../bin/bvd-add.pl -s $vcfdir/case_100k_bin_01_024.vcf -T A024_cancer  -d $dbdir&#10;endtime=$(date +%s)&#10;timediff=$((endtime-starttime))&#10;echo total excutetime so far $timediff seconds &gt;&gt; $logfile">
            <text:p>echo $vcfdir/case_100k_bin_01_024.vcf &gt;&gt; $logfile<text:line-break/>$scriptdir/../../bin/bvd-add.pl -s $vcfdir/case_100k_bin_01_024.vcf -T A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7]&amp;&quot;.vcf &gt;&gt; $logfile&quot;&amp;CHAR(10)&amp;&quot;$scriptdir/../../bin/bvd-add.pl -s $vcfdir/case_100k_bin_&quot;&amp;[.C$2]&amp;&quot;_&quot;&amp;[.C27]&amp;&quot;.vcf -T &quot;&amp;[.C$3]&amp;[.C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4.vcf &gt;&gt; $logfile&#10;$scriptdir/../../bin/bvd-add.pl -s $vcfdir/case_100k_bin_02_024.vcf -T B024_cancer  -d $dbdir&#10;endtime=$(date +%s)&#10;timediff=$((endtime-starttime))&#10;echo total excutetime so far $timediff seconds &gt;&gt; $logfile">
            <text:p>echo $vcfdir/case_100k_bin_02_024.vcf &gt;&gt; $logfile<text:line-break/>$scriptdir/../../bin/bvd-add.pl -s $vcfdir/case_100k_bin_02_024.vcf -T B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7]&amp;&quot;.vcf &gt;&gt; $logfile&quot;&amp;CHAR(10)&amp;&quot;$scriptdir/../../bin/bvd-add.pl -s $vcfdir/case_100k_bin_&quot;&amp;[.D$2]&amp;&quot;_&quot;&amp;[.D27]&amp;&quot;.vcf -T &quot;&amp;[.D$3]&amp;[.D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4.vcf &gt;&gt; $logfile&#10;$scriptdir/../../bin/bvd-add.pl -s $vcfdir/case_100k_bin_03_024.vcf -T C024_cancer  -d $dbdir&#10;endtime=$(date +%s)&#10;timediff=$((endtime-starttime))&#10;echo total excutetime so far $timediff seconds &gt;&gt; $logfile">
            <text:p>echo $vcfdir/case_100k_bin_03_024.vcf &gt;&gt; $logfile<text:line-break/>$scriptdir/../../bin/bvd-add.pl -s $vcfdir/case_100k_bin_03_024.vcf -T C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7]&amp;&quot;.vcf &gt;&gt; $logfile&quot;&amp;CHAR(10)&amp;&quot;$scriptdir/../../bin/bvd-add.pl -s $vcfdir/case_100k_bin_&quot;&amp;[.E$2]&amp;&quot;_&quot;&amp;[.E27]&amp;&quot;.vcf -T &quot;&amp;[.E$3]&amp;[.E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4.vcf &gt;&gt; $logfile&#10;$scriptdir/../../bin/bvd-add.pl -s $vcfdir/case_100k_bin_04_024.vcf -T D024_cancer  -d $dbdir&#10;endtime=$(date +%s)&#10;timediff=$((endtime-starttime))&#10;echo total excutetime so far $timediff seconds &gt;&gt; $logfile">
            <text:p>echo $vcfdir/case_100k_bin_04_024.vcf &gt;&gt; $logfile<text:line-break/>$scriptdir/../../bin/bvd-add.pl -s $vcfdir/case_100k_bin_04_024.vcf -T D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7]&amp;&quot;.vcf &gt;&gt; $logfile&quot;&amp;CHAR(10)&amp;&quot;$scriptdir/../../bin/bvd-add.pl -s $vcfdir/case_100k_bin_&quot;&amp;[.F$2]&amp;&quot;_&quot;&amp;[.F27]&amp;&quot;.vcf -T &quot;&amp;[.F$3]&amp;[.F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4.vcf &gt;&gt; $logfile&#10;$scriptdir/../../bin/bvd-add.pl -s $vcfdir/case_100k_bin_05_024.vcf -T E024_cancer  -d $dbdir&#10;endtime=$(date +%s)&#10;timediff=$((endtime-starttime))&#10;echo total excutetime so far $timediff seconds &gt;&gt; $logfile">
            <text:p>echo $vcfdir/case_100k_bin_05_024.vcf &gt;&gt; $logfile<text:line-break/>$scriptdir/../../bin/bvd-add.pl -s $vcfdir/case_100k_bin_05_024.vcf -T E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7]&amp;&quot;.vcf &gt;&gt; $logfile&quot;&amp;CHAR(10)&amp;&quot;$scriptdir/../../bin/bvd-add.pl -s $vcfdir/case_100k_bin_&quot;&amp;[.G$2]&amp;&quot;_&quot;&amp;[.G27]&amp;&quot;.vcf -T &quot;&amp;[.G$3]&amp;[.G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4.vcf &gt;&gt; $logfile&#10;$scriptdir/../../bin/bvd-add.pl -s $vcfdir/case_100k_bin_06_024.vcf -T F024_cancer  -d $dbdir&#10;endtime=$(date +%s)&#10;timediff=$((endtime-starttime))&#10;echo total excutetime so far $timediff seconds &gt;&gt; $logfile">
            <text:p>echo $vcfdir/case_100k_bin_06_024.vcf &gt;&gt; $logfile<text:line-break/>$scriptdir/../../bin/bvd-add.pl -s $vcfdir/case_100k_bin_06_024.vcf -T F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7]&amp;&quot;.vcf &gt;&gt; $logfile&quot;&amp;CHAR(10)&amp;&quot;$scriptdir/../../bin/bvd-add.pl -s $vcfdir/case_100k_bin_&quot;&amp;[.H$2]&amp;&quot;_&quot;&amp;[.H27]&amp;&quot;.vcf -T &quot;&amp;[.H$3]&amp;[.H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4.vcf &gt;&gt; $logfile&#10;$scriptdir/../../bin/bvd-add.pl -s $vcfdir/case_100k_bin_07_024.vcf -T G024_cancer  -d $dbdir&#10;endtime=$(date +%s)&#10;timediff=$((endtime-starttime))&#10;echo total excutetime so far $timediff seconds &gt;&gt; $logfile">
            <text:p>echo $vcfdir/case_100k_bin_07_024.vcf &gt;&gt; $logfile<text:line-break/>$scriptdir/../../bin/bvd-add.pl -s $vcfdir/case_100k_bin_07_024.vcf -T G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7]&amp;&quot;.vcf &gt;&gt; $logfile&quot;&amp;CHAR(10)&amp;&quot;$scriptdir/../../bin/bvd-add.pl -s $vcfdir/case_100k_bin_&quot;&amp;[.I$2]&amp;&quot;_&quot;&amp;[.I27]&amp;&quot;.vcf -T &quot;&amp;[.I$3]&amp;[.I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4.vcf &gt;&gt; $logfile&#10;$scriptdir/../../bin/bvd-add.pl -s $vcfdir/case_100k_bin_08_024.vcf -T H024_cancer  -d $dbdir&#10;endtime=$(date +%s)&#10;timediff=$((endtime-starttime))&#10;echo total excutetime so far $timediff seconds &gt;&gt; $logfile">
            <text:p>echo $vcfdir/case_100k_bin_08_024.vcf &gt;&gt; $logfile<text:line-break/>$scriptdir/../../bin/bvd-add.pl -s $vcfdir/case_100k_bin_08_024.vcf -T H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7]&amp;&quot;.vcf &gt;&gt; $logfile&quot;&amp;CHAR(10)&amp;&quot;$scriptdir/../../bin/bvd-add.pl -s $vcfdir/case_100k_bin_&quot;&amp;[.J$2]&amp;&quot;_&quot;&amp;[.J27]&amp;&quot;.vcf -T &quot;&amp;[.J$3]&amp;[.J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4.vcf &gt;&gt; $logfile&#10;$scriptdir/../../bin/bvd-add.pl -s $vcfdir/case_100k_bin_09_024.vcf -T I024_cancer  -d $dbdir&#10;endtime=$(date +%s)&#10;timediff=$((endtime-starttime))&#10;echo total excutetime so far $timediff seconds &gt;&gt; $logfile">
            <text:p>echo $vcfdir/case_100k_bin_09_024.vcf &gt;&gt; $logfile<text:line-break/>$scriptdir/../../bin/bvd-add.pl -s $vcfdir/case_100k_bin_09_024.vcf -T I02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7]&amp;&quot;.vcf &gt;&gt; $logfile&quot;&amp;CHAR(10)&amp;&quot;$scriptdir/../../bin/bvd-add.pl -s $vcfdir/case_100k_bin_&quot;&amp;[.K$2]&amp;&quot;_&quot;&amp;[.K27]&amp;&quot;.vcf -T &quot;&amp;[.K$3]&amp;[.K2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4.vcf &gt;&gt; $logfile&#10;$scriptdir/../../bin/bvd-add.pl -s $vcfdir/case_100k_bin_10_024.vcf -T J024_cancer  -d $dbdir&#10;endtime=$(date +%s)&#10;timediff=$((endtime-starttime))&#10;echo total excutetime so far $timediff seconds &gt;&gt; $logfile">
            <text:p>echo $vcfdir/case_100k_bin_10_024.vcf &gt;&gt; $logfile<text:line-break/>$scriptdir/../../bin/bvd-add.pl -s $vcfdir/case_100k_bin_10_024.vcf -T J02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 table:formula="of:=TEXT([.$A28];&quot;000&quot;)" office:value-type="string" office:string-value="025">
            <text:p>025</text:p>
          </table:table-cell>
          <table:table-cell/>
          <table:table-cell table:formula="of:=&quot;echo $vcfdir/case_100k_bin_&quot;&amp;[.B$2]&amp;&quot;_&quot;&amp;[.B28]&amp;&quot;.vcf &gt;&gt; $logfile&quot;&amp;CHAR(10)&amp;&quot;$scriptdir/../../bin/bvd-add.pl -s $vcfdir/case_100k_bin_&quot;&amp;[.B$2]&amp;&quot;_&quot;&amp;[.B28]&amp;&quot;.vcf -T &quot;&amp;[.B$3]&amp;[.B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5.vcf &gt;&gt; $logfile&#10;$scriptdir/../../bin/bvd-add.pl -s $vcfdir/case_100k_bin_01_025.vcf -T A025_cancer  -d $dbdir&#10;endtime=$(date +%s)&#10;timediff=$((endtime-starttime))&#10;echo total excutetime so far $timediff seconds &gt;&gt; $logfile">
            <text:p>echo $vcfdir/case_100k_bin_01_025.vcf &gt;&gt; $logfile<text:line-break/>$scriptdir/../../bin/bvd-add.pl -s $vcfdir/case_100k_bin_01_025.vcf -T A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8]&amp;&quot;.vcf &gt;&gt; $logfile&quot;&amp;CHAR(10)&amp;&quot;$scriptdir/../../bin/bvd-add.pl -s $vcfdir/case_100k_bin_&quot;&amp;[.C$2]&amp;&quot;_&quot;&amp;[.C28]&amp;&quot;.vcf -T &quot;&amp;[.C$3]&amp;[.C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5.vcf &gt;&gt; $logfile&#10;$scriptdir/../../bin/bvd-add.pl -s $vcfdir/case_100k_bin_02_025.vcf -T B025_cancer  -d $dbdir&#10;endtime=$(date +%s)&#10;timediff=$((endtime-starttime))&#10;echo total excutetime so far $timediff seconds &gt;&gt; $logfile">
            <text:p>echo $vcfdir/case_100k_bin_02_025.vcf &gt;&gt; $logfile<text:line-break/>$scriptdir/../../bin/bvd-add.pl -s $vcfdir/case_100k_bin_02_025.vcf -T B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8]&amp;&quot;.vcf &gt;&gt; $logfile&quot;&amp;CHAR(10)&amp;&quot;$scriptdir/../../bin/bvd-add.pl -s $vcfdir/case_100k_bin_&quot;&amp;[.D$2]&amp;&quot;_&quot;&amp;[.D28]&amp;&quot;.vcf -T &quot;&amp;[.D$3]&amp;[.D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5.vcf &gt;&gt; $logfile&#10;$scriptdir/../../bin/bvd-add.pl -s $vcfdir/case_100k_bin_03_025.vcf -T C025_cancer  -d $dbdir&#10;endtime=$(date +%s)&#10;timediff=$((endtime-starttime))&#10;echo total excutetime so far $timediff seconds &gt;&gt; $logfile">
            <text:p>echo $vcfdir/case_100k_bin_03_025.vcf &gt;&gt; $logfile<text:line-break/>$scriptdir/../../bin/bvd-add.pl -s $vcfdir/case_100k_bin_03_025.vcf -T C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8]&amp;&quot;.vcf &gt;&gt; $logfile&quot;&amp;CHAR(10)&amp;&quot;$scriptdir/../../bin/bvd-add.pl -s $vcfdir/case_100k_bin_&quot;&amp;[.E$2]&amp;&quot;_&quot;&amp;[.E28]&amp;&quot;.vcf -T &quot;&amp;[.E$3]&amp;[.E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5.vcf &gt;&gt; $logfile&#10;$scriptdir/../../bin/bvd-add.pl -s $vcfdir/case_100k_bin_04_025.vcf -T D025_cancer  -d $dbdir&#10;endtime=$(date +%s)&#10;timediff=$((endtime-starttime))&#10;echo total excutetime so far $timediff seconds &gt;&gt; $logfile">
            <text:p>echo $vcfdir/case_100k_bin_04_025.vcf &gt;&gt; $logfile<text:line-break/>$scriptdir/../../bin/bvd-add.pl -s $vcfdir/case_100k_bin_04_025.vcf -T D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8]&amp;&quot;.vcf &gt;&gt; $logfile&quot;&amp;CHAR(10)&amp;&quot;$scriptdir/../../bin/bvd-add.pl -s $vcfdir/case_100k_bin_&quot;&amp;[.F$2]&amp;&quot;_&quot;&amp;[.F28]&amp;&quot;.vcf -T &quot;&amp;[.F$3]&amp;[.F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5.vcf &gt;&gt; $logfile&#10;$scriptdir/../../bin/bvd-add.pl -s $vcfdir/case_100k_bin_05_025.vcf -T E025_cancer  -d $dbdir&#10;endtime=$(date +%s)&#10;timediff=$((endtime-starttime))&#10;echo total excutetime so far $timediff seconds &gt;&gt; $logfile">
            <text:p>echo $vcfdir/case_100k_bin_05_025.vcf &gt;&gt; $logfile<text:line-break/>$scriptdir/../../bin/bvd-add.pl -s $vcfdir/case_100k_bin_05_025.vcf -T E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8]&amp;&quot;.vcf &gt;&gt; $logfile&quot;&amp;CHAR(10)&amp;&quot;$scriptdir/../../bin/bvd-add.pl -s $vcfdir/case_100k_bin_&quot;&amp;[.G$2]&amp;&quot;_&quot;&amp;[.G28]&amp;&quot;.vcf -T &quot;&amp;[.G$3]&amp;[.G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5.vcf &gt;&gt; $logfile&#10;$scriptdir/../../bin/bvd-add.pl -s $vcfdir/case_100k_bin_06_025.vcf -T F025_cancer  -d $dbdir&#10;endtime=$(date +%s)&#10;timediff=$((endtime-starttime))&#10;echo total excutetime so far $timediff seconds &gt;&gt; $logfile">
            <text:p>echo $vcfdir/case_100k_bin_06_025.vcf &gt;&gt; $logfile<text:line-break/>$scriptdir/../../bin/bvd-add.pl -s $vcfdir/case_100k_bin_06_025.vcf -T F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8]&amp;&quot;.vcf &gt;&gt; $logfile&quot;&amp;CHAR(10)&amp;&quot;$scriptdir/../../bin/bvd-add.pl -s $vcfdir/case_100k_bin_&quot;&amp;[.H$2]&amp;&quot;_&quot;&amp;[.H28]&amp;&quot;.vcf -T &quot;&amp;[.H$3]&amp;[.H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5.vcf &gt;&gt; $logfile&#10;$scriptdir/../../bin/bvd-add.pl -s $vcfdir/case_100k_bin_07_025.vcf -T G025_cancer  -d $dbdir&#10;endtime=$(date +%s)&#10;timediff=$((endtime-starttime))&#10;echo total excutetime so far $timediff seconds &gt;&gt; $logfile">
            <text:p>echo $vcfdir/case_100k_bin_07_025.vcf &gt;&gt; $logfile<text:line-break/>$scriptdir/../../bin/bvd-add.pl -s $vcfdir/case_100k_bin_07_025.vcf -T G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8]&amp;&quot;.vcf &gt;&gt; $logfile&quot;&amp;CHAR(10)&amp;&quot;$scriptdir/../../bin/bvd-add.pl -s $vcfdir/case_100k_bin_&quot;&amp;[.I$2]&amp;&quot;_&quot;&amp;[.I28]&amp;&quot;.vcf -T &quot;&amp;[.I$3]&amp;[.I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5.vcf &gt;&gt; $logfile&#10;$scriptdir/../../bin/bvd-add.pl -s $vcfdir/case_100k_bin_08_025.vcf -T H025_cancer  -d $dbdir&#10;endtime=$(date +%s)&#10;timediff=$((endtime-starttime))&#10;echo total excutetime so far $timediff seconds &gt;&gt; $logfile">
            <text:p>echo $vcfdir/case_100k_bin_08_025.vcf &gt;&gt; $logfile<text:line-break/>$scriptdir/../../bin/bvd-add.pl -s $vcfdir/case_100k_bin_08_025.vcf -T H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8]&amp;&quot;.vcf &gt;&gt; $logfile&quot;&amp;CHAR(10)&amp;&quot;$scriptdir/../../bin/bvd-add.pl -s $vcfdir/case_100k_bin_&quot;&amp;[.J$2]&amp;&quot;_&quot;&amp;[.J28]&amp;&quot;.vcf -T &quot;&amp;[.J$3]&amp;[.J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5.vcf &gt;&gt; $logfile&#10;$scriptdir/../../bin/bvd-add.pl -s $vcfdir/case_100k_bin_09_025.vcf -T I025_cancer  -d $dbdir&#10;endtime=$(date +%s)&#10;timediff=$((endtime-starttime))&#10;echo total excutetime so far $timediff seconds &gt;&gt; $logfile">
            <text:p>echo $vcfdir/case_100k_bin_09_025.vcf &gt;&gt; $logfile<text:line-break/>$scriptdir/../../bin/bvd-add.pl -s $vcfdir/case_100k_bin_09_025.vcf -T I02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8]&amp;&quot;.vcf &gt;&gt; $logfile&quot;&amp;CHAR(10)&amp;&quot;$scriptdir/../../bin/bvd-add.pl -s $vcfdir/case_100k_bin_&quot;&amp;[.K$2]&amp;&quot;_&quot;&amp;[.K28]&amp;&quot;.vcf -T &quot;&amp;[.K$3]&amp;[.K2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5.vcf &gt;&gt; $logfile&#10;$scriptdir/../../bin/bvd-add.pl -s $vcfdir/case_100k_bin_10_025.vcf -T J025_cancer  -d $dbdir&#10;endtime=$(date +%s)&#10;timediff=$((endtime-starttime))&#10;echo total excutetime so far $timediff seconds &gt;&gt; $logfile">
            <text:p>echo $vcfdir/case_100k_bin_10_025.vcf &gt;&gt; $logfile<text:line-break/>$scriptdir/../../bin/bvd-add.pl -s $vcfdir/case_100k_bin_10_025.vcf -T J02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 table:formula="of:=TEXT([.$A29];&quot;000&quot;)" office:value-type="string" office:string-value="026">
            <text:p>026</text:p>
          </table:table-cell>
          <table:table-cell/>
          <table:table-cell table:formula="of:=&quot;echo $vcfdir/case_100k_bin_&quot;&amp;[.B$2]&amp;&quot;_&quot;&amp;[.B29]&amp;&quot;.vcf &gt;&gt; $logfile&quot;&amp;CHAR(10)&amp;&quot;$scriptdir/../../bin/bvd-add.pl -s $vcfdir/case_100k_bin_&quot;&amp;[.B$2]&amp;&quot;_&quot;&amp;[.B29]&amp;&quot;.vcf -T &quot;&amp;[.B$3]&amp;[.B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6.vcf &gt;&gt; $logfile&#10;$scriptdir/../../bin/bvd-add.pl -s $vcfdir/case_100k_bin_01_026.vcf -T A026_cancer  -d $dbdir&#10;endtime=$(date +%s)&#10;timediff=$((endtime-starttime))&#10;echo total excutetime so far $timediff seconds &gt;&gt; $logfile">
            <text:p>echo $vcfdir/case_100k_bin_01_026.vcf &gt;&gt; $logfile<text:line-break/>$scriptdir/../../bin/bvd-add.pl -s $vcfdir/case_100k_bin_01_026.vcf -T A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29]&amp;&quot;.vcf &gt;&gt; $logfile&quot;&amp;CHAR(10)&amp;&quot;$scriptdir/../../bin/bvd-add.pl -s $vcfdir/case_100k_bin_&quot;&amp;[.C$2]&amp;&quot;_&quot;&amp;[.C29]&amp;&quot;.vcf -T &quot;&amp;[.C$3]&amp;[.C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6.vcf &gt;&gt; $logfile&#10;$scriptdir/../../bin/bvd-add.pl -s $vcfdir/case_100k_bin_02_026.vcf -T B026_cancer  -d $dbdir&#10;endtime=$(date +%s)&#10;timediff=$((endtime-starttime))&#10;echo total excutetime so far $timediff seconds &gt;&gt; $logfile">
            <text:p>echo $vcfdir/case_100k_bin_02_026.vcf &gt;&gt; $logfile<text:line-break/>$scriptdir/../../bin/bvd-add.pl -s $vcfdir/case_100k_bin_02_026.vcf -T B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29]&amp;&quot;.vcf &gt;&gt; $logfile&quot;&amp;CHAR(10)&amp;&quot;$scriptdir/../../bin/bvd-add.pl -s $vcfdir/case_100k_bin_&quot;&amp;[.D$2]&amp;&quot;_&quot;&amp;[.D29]&amp;&quot;.vcf -T &quot;&amp;[.D$3]&amp;[.D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6.vcf &gt;&gt; $logfile&#10;$scriptdir/../../bin/bvd-add.pl -s $vcfdir/case_100k_bin_03_026.vcf -T C026_cancer  -d $dbdir&#10;endtime=$(date +%s)&#10;timediff=$((endtime-starttime))&#10;echo total excutetime so far $timediff seconds &gt;&gt; $logfile">
            <text:p>echo $vcfdir/case_100k_bin_03_026.vcf &gt;&gt; $logfile<text:line-break/>$scriptdir/../../bin/bvd-add.pl -s $vcfdir/case_100k_bin_03_026.vcf -T C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29]&amp;&quot;.vcf &gt;&gt; $logfile&quot;&amp;CHAR(10)&amp;&quot;$scriptdir/../../bin/bvd-add.pl -s $vcfdir/case_100k_bin_&quot;&amp;[.E$2]&amp;&quot;_&quot;&amp;[.E29]&amp;&quot;.vcf -T &quot;&amp;[.E$3]&amp;[.E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6.vcf &gt;&gt; $logfile&#10;$scriptdir/../../bin/bvd-add.pl -s $vcfdir/case_100k_bin_04_026.vcf -T D026_cancer  -d $dbdir&#10;endtime=$(date +%s)&#10;timediff=$((endtime-starttime))&#10;echo total excutetime so far $timediff seconds &gt;&gt; $logfile">
            <text:p>echo $vcfdir/case_100k_bin_04_026.vcf &gt;&gt; $logfile<text:line-break/>$scriptdir/../../bin/bvd-add.pl -s $vcfdir/case_100k_bin_04_026.vcf -T D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29]&amp;&quot;.vcf &gt;&gt; $logfile&quot;&amp;CHAR(10)&amp;&quot;$scriptdir/../../bin/bvd-add.pl -s $vcfdir/case_100k_bin_&quot;&amp;[.F$2]&amp;&quot;_&quot;&amp;[.F29]&amp;&quot;.vcf -T &quot;&amp;[.F$3]&amp;[.F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6.vcf &gt;&gt; $logfile&#10;$scriptdir/../../bin/bvd-add.pl -s $vcfdir/case_100k_bin_05_026.vcf -T E026_cancer  -d $dbdir&#10;endtime=$(date +%s)&#10;timediff=$((endtime-starttime))&#10;echo total excutetime so far $timediff seconds &gt;&gt; $logfile">
            <text:p>echo $vcfdir/case_100k_bin_05_026.vcf &gt;&gt; $logfile<text:line-break/>$scriptdir/../../bin/bvd-add.pl -s $vcfdir/case_100k_bin_05_026.vcf -T E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29]&amp;&quot;.vcf &gt;&gt; $logfile&quot;&amp;CHAR(10)&amp;&quot;$scriptdir/../../bin/bvd-add.pl -s $vcfdir/case_100k_bin_&quot;&amp;[.G$2]&amp;&quot;_&quot;&amp;[.G29]&amp;&quot;.vcf -T &quot;&amp;[.G$3]&amp;[.G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6.vcf &gt;&gt; $logfile&#10;$scriptdir/../../bin/bvd-add.pl -s $vcfdir/case_100k_bin_06_026.vcf -T F026_cancer  -d $dbdir&#10;endtime=$(date +%s)&#10;timediff=$((endtime-starttime))&#10;echo total excutetime so far $timediff seconds &gt;&gt; $logfile">
            <text:p>echo $vcfdir/case_100k_bin_06_026.vcf &gt;&gt; $logfile<text:line-break/>$scriptdir/../../bin/bvd-add.pl -s $vcfdir/case_100k_bin_06_026.vcf -T F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29]&amp;&quot;.vcf &gt;&gt; $logfile&quot;&amp;CHAR(10)&amp;&quot;$scriptdir/../../bin/bvd-add.pl -s $vcfdir/case_100k_bin_&quot;&amp;[.H$2]&amp;&quot;_&quot;&amp;[.H29]&amp;&quot;.vcf -T &quot;&amp;[.H$3]&amp;[.H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6.vcf &gt;&gt; $logfile&#10;$scriptdir/../../bin/bvd-add.pl -s $vcfdir/case_100k_bin_07_026.vcf -T G026_cancer  -d $dbdir&#10;endtime=$(date +%s)&#10;timediff=$((endtime-starttime))&#10;echo total excutetime so far $timediff seconds &gt;&gt; $logfile">
            <text:p>echo $vcfdir/case_100k_bin_07_026.vcf &gt;&gt; $logfile<text:line-break/>$scriptdir/../../bin/bvd-add.pl -s $vcfdir/case_100k_bin_07_026.vcf -T G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29]&amp;&quot;.vcf &gt;&gt; $logfile&quot;&amp;CHAR(10)&amp;&quot;$scriptdir/../../bin/bvd-add.pl -s $vcfdir/case_100k_bin_&quot;&amp;[.I$2]&amp;&quot;_&quot;&amp;[.I29]&amp;&quot;.vcf -T &quot;&amp;[.I$3]&amp;[.I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6.vcf &gt;&gt; $logfile&#10;$scriptdir/../../bin/bvd-add.pl -s $vcfdir/case_100k_bin_08_026.vcf -T H026_cancer  -d $dbdir&#10;endtime=$(date +%s)&#10;timediff=$((endtime-starttime))&#10;echo total excutetime so far $timediff seconds &gt;&gt; $logfile">
            <text:p>echo $vcfdir/case_100k_bin_08_026.vcf &gt;&gt; $logfile<text:line-break/>$scriptdir/../../bin/bvd-add.pl -s $vcfdir/case_100k_bin_08_026.vcf -T H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29]&amp;&quot;.vcf &gt;&gt; $logfile&quot;&amp;CHAR(10)&amp;&quot;$scriptdir/../../bin/bvd-add.pl -s $vcfdir/case_100k_bin_&quot;&amp;[.J$2]&amp;&quot;_&quot;&amp;[.J29]&amp;&quot;.vcf -T &quot;&amp;[.J$3]&amp;[.J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6.vcf &gt;&gt; $logfile&#10;$scriptdir/../../bin/bvd-add.pl -s $vcfdir/case_100k_bin_09_026.vcf -T I026_cancer  -d $dbdir&#10;endtime=$(date +%s)&#10;timediff=$((endtime-starttime))&#10;echo total excutetime so far $timediff seconds &gt;&gt; $logfile">
            <text:p>echo $vcfdir/case_100k_bin_09_026.vcf &gt;&gt; $logfile<text:line-break/>$scriptdir/../../bin/bvd-add.pl -s $vcfdir/case_100k_bin_09_026.vcf -T I02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29]&amp;&quot;.vcf &gt;&gt; $logfile&quot;&amp;CHAR(10)&amp;&quot;$scriptdir/../../bin/bvd-add.pl -s $vcfdir/case_100k_bin_&quot;&amp;[.K$2]&amp;&quot;_&quot;&amp;[.K29]&amp;&quot;.vcf -T &quot;&amp;[.K$3]&amp;[.K2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6.vcf &gt;&gt; $logfile&#10;$scriptdir/../../bin/bvd-add.pl -s $vcfdir/case_100k_bin_10_026.vcf -T J026_cancer  -d $dbdir&#10;endtime=$(date +%s)&#10;timediff=$((endtime-starttime))&#10;echo total excutetime so far $timediff seconds &gt;&gt; $logfile">
            <text:p>echo $vcfdir/case_100k_bin_10_026.vcf &gt;&gt; $logfile<text:line-break/>$scriptdir/../../bin/bvd-add.pl -s $vcfdir/case_100k_bin_10_026.vcf -T J02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 table:formula="of:=TEXT([.$A30];&quot;000&quot;)" office:value-type="string" office:string-value="027">
            <text:p>027</text:p>
          </table:table-cell>
          <table:table-cell/>
          <table:table-cell table:formula="of:=&quot;echo $vcfdir/case_100k_bin_&quot;&amp;[.B$2]&amp;&quot;_&quot;&amp;[.B30]&amp;&quot;.vcf &gt;&gt; $logfile&quot;&amp;CHAR(10)&amp;&quot;$scriptdir/../../bin/bvd-add.pl -s $vcfdir/case_100k_bin_&quot;&amp;[.B$2]&amp;&quot;_&quot;&amp;[.B30]&amp;&quot;.vcf -T &quot;&amp;[.B$3]&amp;[.B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7.vcf &gt;&gt; $logfile&#10;$scriptdir/../../bin/bvd-add.pl -s $vcfdir/case_100k_bin_01_027.vcf -T A027_cancer  -d $dbdir&#10;endtime=$(date +%s)&#10;timediff=$((endtime-starttime))&#10;echo total excutetime so far $timediff seconds &gt;&gt; $logfile">
            <text:p>echo $vcfdir/case_100k_bin_01_027.vcf &gt;&gt; $logfile<text:line-break/>$scriptdir/../../bin/bvd-add.pl -s $vcfdir/case_100k_bin_01_027.vcf -T A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0]&amp;&quot;.vcf &gt;&gt; $logfile&quot;&amp;CHAR(10)&amp;&quot;$scriptdir/../../bin/bvd-add.pl -s $vcfdir/case_100k_bin_&quot;&amp;[.C$2]&amp;&quot;_&quot;&amp;[.C30]&amp;&quot;.vcf -T &quot;&amp;[.C$3]&amp;[.C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7.vcf &gt;&gt; $logfile&#10;$scriptdir/../../bin/bvd-add.pl -s $vcfdir/case_100k_bin_02_027.vcf -T B027_cancer  -d $dbdir&#10;endtime=$(date +%s)&#10;timediff=$((endtime-starttime))&#10;echo total excutetime so far $timediff seconds &gt;&gt; $logfile">
            <text:p>echo $vcfdir/case_100k_bin_02_027.vcf &gt;&gt; $logfile<text:line-break/>$scriptdir/../../bin/bvd-add.pl -s $vcfdir/case_100k_bin_02_027.vcf -T B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0]&amp;&quot;.vcf &gt;&gt; $logfile&quot;&amp;CHAR(10)&amp;&quot;$scriptdir/../../bin/bvd-add.pl -s $vcfdir/case_100k_bin_&quot;&amp;[.D$2]&amp;&quot;_&quot;&amp;[.D30]&amp;&quot;.vcf -T &quot;&amp;[.D$3]&amp;[.D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7.vcf &gt;&gt; $logfile&#10;$scriptdir/../../bin/bvd-add.pl -s $vcfdir/case_100k_bin_03_027.vcf -T C027_cancer  -d $dbdir&#10;endtime=$(date +%s)&#10;timediff=$((endtime-starttime))&#10;echo total excutetime so far $timediff seconds &gt;&gt; $logfile">
            <text:p>echo $vcfdir/case_100k_bin_03_027.vcf &gt;&gt; $logfile<text:line-break/>$scriptdir/../../bin/bvd-add.pl -s $vcfdir/case_100k_bin_03_027.vcf -T C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0]&amp;&quot;.vcf &gt;&gt; $logfile&quot;&amp;CHAR(10)&amp;&quot;$scriptdir/../../bin/bvd-add.pl -s $vcfdir/case_100k_bin_&quot;&amp;[.E$2]&amp;&quot;_&quot;&amp;[.E30]&amp;&quot;.vcf -T &quot;&amp;[.E$3]&amp;[.E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7.vcf &gt;&gt; $logfile&#10;$scriptdir/../../bin/bvd-add.pl -s $vcfdir/case_100k_bin_04_027.vcf -T D027_cancer  -d $dbdir&#10;endtime=$(date +%s)&#10;timediff=$((endtime-starttime))&#10;echo total excutetime so far $timediff seconds &gt;&gt; $logfile">
            <text:p>echo $vcfdir/case_100k_bin_04_027.vcf &gt;&gt; $logfile<text:line-break/>$scriptdir/../../bin/bvd-add.pl -s $vcfdir/case_100k_bin_04_027.vcf -T D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0]&amp;&quot;.vcf &gt;&gt; $logfile&quot;&amp;CHAR(10)&amp;&quot;$scriptdir/../../bin/bvd-add.pl -s $vcfdir/case_100k_bin_&quot;&amp;[.F$2]&amp;&quot;_&quot;&amp;[.F30]&amp;&quot;.vcf -T &quot;&amp;[.F$3]&amp;[.F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7.vcf &gt;&gt; $logfile&#10;$scriptdir/../../bin/bvd-add.pl -s $vcfdir/case_100k_bin_05_027.vcf -T E027_cancer  -d $dbdir&#10;endtime=$(date +%s)&#10;timediff=$((endtime-starttime))&#10;echo total excutetime so far $timediff seconds &gt;&gt; $logfile">
            <text:p>echo $vcfdir/case_100k_bin_05_027.vcf &gt;&gt; $logfile<text:line-break/>$scriptdir/../../bin/bvd-add.pl -s $vcfdir/case_100k_bin_05_027.vcf -T E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0]&amp;&quot;.vcf &gt;&gt; $logfile&quot;&amp;CHAR(10)&amp;&quot;$scriptdir/../../bin/bvd-add.pl -s $vcfdir/case_100k_bin_&quot;&amp;[.G$2]&amp;&quot;_&quot;&amp;[.G30]&amp;&quot;.vcf -T &quot;&amp;[.G$3]&amp;[.G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7.vcf &gt;&gt; $logfile&#10;$scriptdir/../../bin/bvd-add.pl -s $vcfdir/case_100k_bin_06_027.vcf -T F027_cancer  -d $dbdir&#10;endtime=$(date +%s)&#10;timediff=$((endtime-starttime))&#10;echo total excutetime so far $timediff seconds &gt;&gt; $logfile">
            <text:p>echo $vcfdir/case_100k_bin_06_027.vcf &gt;&gt; $logfile<text:line-break/>$scriptdir/../../bin/bvd-add.pl -s $vcfdir/case_100k_bin_06_027.vcf -T F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0]&amp;&quot;.vcf &gt;&gt; $logfile&quot;&amp;CHAR(10)&amp;&quot;$scriptdir/../../bin/bvd-add.pl -s $vcfdir/case_100k_bin_&quot;&amp;[.H$2]&amp;&quot;_&quot;&amp;[.H30]&amp;&quot;.vcf -T &quot;&amp;[.H$3]&amp;[.H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7.vcf &gt;&gt; $logfile&#10;$scriptdir/../../bin/bvd-add.pl -s $vcfdir/case_100k_bin_07_027.vcf -T G027_cancer  -d $dbdir&#10;endtime=$(date +%s)&#10;timediff=$((endtime-starttime))&#10;echo total excutetime so far $timediff seconds &gt;&gt; $logfile">
            <text:p>echo $vcfdir/case_100k_bin_07_027.vcf &gt;&gt; $logfile<text:line-break/>$scriptdir/../../bin/bvd-add.pl -s $vcfdir/case_100k_bin_07_027.vcf -T G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0]&amp;&quot;.vcf &gt;&gt; $logfile&quot;&amp;CHAR(10)&amp;&quot;$scriptdir/../../bin/bvd-add.pl -s $vcfdir/case_100k_bin_&quot;&amp;[.I$2]&amp;&quot;_&quot;&amp;[.I30]&amp;&quot;.vcf -T &quot;&amp;[.I$3]&amp;[.I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7.vcf &gt;&gt; $logfile&#10;$scriptdir/../../bin/bvd-add.pl -s $vcfdir/case_100k_bin_08_027.vcf -T H027_cancer  -d $dbdir&#10;endtime=$(date +%s)&#10;timediff=$((endtime-starttime))&#10;echo total excutetime so far $timediff seconds &gt;&gt; $logfile">
            <text:p>echo $vcfdir/case_100k_bin_08_027.vcf &gt;&gt; $logfile<text:line-break/>$scriptdir/../../bin/bvd-add.pl -s $vcfdir/case_100k_bin_08_027.vcf -T H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0]&amp;&quot;.vcf &gt;&gt; $logfile&quot;&amp;CHAR(10)&amp;&quot;$scriptdir/../../bin/bvd-add.pl -s $vcfdir/case_100k_bin_&quot;&amp;[.J$2]&amp;&quot;_&quot;&amp;[.J30]&amp;&quot;.vcf -T &quot;&amp;[.J$3]&amp;[.J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7.vcf &gt;&gt; $logfile&#10;$scriptdir/../../bin/bvd-add.pl -s $vcfdir/case_100k_bin_09_027.vcf -T I027_cancer  -d $dbdir&#10;endtime=$(date +%s)&#10;timediff=$((endtime-starttime))&#10;echo total excutetime so far $timediff seconds &gt;&gt; $logfile">
            <text:p>echo $vcfdir/case_100k_bin_09_027.vcf &gt;&gt; $logfile<text:line-break/>$scriptdir/../../bin/bvd-add.pl -s $vcfdir/case_100k_bin_09_027.vcf -T I02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0]&amp;&quot;.vcf &gt;&gt; $logfile&quot;&amp;CHAR(10)&amp;&quot;$scriptdir/../../bin/bvd-add.pl -s $vcfdir/case_100k_bin_&quot;&amp;[.K$2]&amp;&quot;_&quot;&amp;[.K30]&amp;&quot;.vcf -T &quot;&amp;[.K$3]&amp;[.K3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7.vcf &gt;&gt; $logfile&#10;$scriptdir/../../bin/bvd-add.pl -s $vcfdir/case_100k_bin_10_027.vcf -T J027_cancer  -d $dbdir&#10;endtime=$(date +%s)&#10;timediff=$((endtime-starttime))&#10;echo total excutetime so far $timediff seconds &gt;&gt; $logfile">
            <text:p>echo $vcfdir/case_100k_bin_10_027.vcf &gt;&gt; $logfile<text:line-break/>$scriptdir/../../bin/bvd-add.pl -s $vcfdir/case_100k_bin_10_027.vcf -T J02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 table:formula="of:=TEXT([.$A31];&quot;000&quot;)" office:value-type="string" office:string-value="028">
            <text:p>028</text:p>
          </table:table-cell>
          <table:table-cell/>
          <table:table-cell table:formula="of:=&quot;echo $vcfdir/case_100k_bin_&quot;&amp;[.B$2]&amp;&quot;_&quot;&amp;[.B31]&amp;&quot;.vcf &gt;&gt; $logfile&quot;&amp;CHAR(10)&amp;&quot;$scriptdir/../../bin/bvd-add.pl -s $vcfdir/case_100k_bin_&quot;&amp;[.B$2]&amp;&quot;_&quot;&amp;[.B31]&amp;&quot;.vcf -T &quot;&amp;[.B$3]&amp;[.B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8.vcf &gt;&gt; $logfile&#10;$scriptdir/../../bin/bvd-add.pl -s $vcfdir/case_100k_bin_01_028.vcf -T A028_cancer  -d $dbdir&#10;endtime=$(date +%s)&#10;timediff=$((endtime-starttime))&#10;echo total excutetime so far $timediff seconds &gt;&gt; $logfile">
            <text:p>echo $vcfdir/case_100k_bin_01_028.vcf &gt;&gt; $logfile<text:line-break/>$scriptdir/../../bin/bvd-add.pl -s $vcfdir/case_100k_bin_01_028.vcf -T A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1]&amp;&quot;.vcf &gt;&gt; $logfile&quot;&amp;CHAR(10)&amp;&quot;$scriptdir/../../bin/bvd-add.pl -s $vcfdir/case_100k_bin_&quot;&amp;[.C$2]&amp;&quot;_&quot;&amp;[.C31]&amp;&quot;.vcf -T &quot;&amp;[.C$3]&amp;[.C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8.vcf &gt;&gt; $logfile&#10;$scriptdir/../../bin/bvd-add.pl -s $vcfdir/case_100k_bin_02_028.vcf -T B028_cancer  -d $dbdir&#10;endtime=$(date +%s)&#10;timediff=$((endtime-starttime))&#10;echo total excutetime so far $timediff seconds &gt;&gt; $logfile">
            <text:p>echo $vcfdir/case_100k_bin_02_028.vcf &gt;&gt; $logfile<text:line-break/>$scriptdir/../../bin/bvd-add.pl -s $vcfdir/case_100k_bin_02_028.vcf -T B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1]&amp;&quot;.vcf &gt;&gt; $logfile&quot;&amp;CHAR(10)&amp;&quot;$scriptdir/../../bin/bvd-add.pl -s $vcfdir/case_100k_bin_&quot;&amp;[.D$2]&amp;&quot;_&quot;&amp;[.D31]&amp;&quot;.vcf -T &quot;&amp;[.D$3]&amp;[.D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8.vcf &gt;&gt; $logfile&#10;$scriptdir/../../bin/bvd-add.pl -s $vcfdir/case_100k_bin_03_028.vcf -T C028_cancer  -d $dbdir&#10;endtime=$(date +%s)&#10;timediff=$((endtime-starttime))&#10;echo total excutetime so far $timediff seconds &gt;&gt; $logfile">
            <text:p>echo $vcfdir/case_100k_bin_03_028.vcf &gt;&gt; $logfile<text:line-break/>$scriptdir/../../bin/bvd-add.pl -s $vcfdir/case_100k_bin_03_028.vcf -T C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1]&amp;&quot;.vcf &gt;&gt; $logfile&quot;&amp;CHAR(10)&amp;&quot;$scriptdir/../../bin/bvd-add.pl -s $vcfdir/case_100k_bin_&quot;&amp;[.E$2]&amp;&quot;_&quot;&amp;[.E31]&amp;&quot;.vcf -T &quot;&amp;[.E$3]&amp;[.E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8.vcf &gt;&gt; $logfile&#10;$scriptdir/../../bin/bvd-add.pl -s $vcfdir/case_100k_bin_04_028.vcf -T D028_cancer  -d $dbdir&#10;endtime=$(date +%s)&#10;timediff=$((endtime-starttime))&#10;echo total excutetime so far $timediff seconds &gt;&gt; $logfile">
            <text:p>echo $vcfdir/case_100k_bin_04_028.vcf &gt;&gt; $logfile<text:line-break/>$scriptdir/../../bin/bvd-add.pl -s $vcfdir/case_100k_bin_04_028.vcf -T D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1]&amp;&quot;.vcf &gt;&gt; $logfile&quot;&amp;CHAR(10)&amp;&quot;$scriptdir/../../bin/bvd-add.pl -s $vcfdir/case_100k_bin_&quot;&amp;[.F$2]&amp;&quot;_&quot;&amp;[.F31]&amp;&quot;.vcf -T &quot;&amp;[.F$3]&amp;[.F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8.vcf &gt;&gt; $logfile&#10;$scriptdir/../../bin/bvd-add.pl -s $vcfdir/case_100k_bin_05_028.vcf -T E028_cancer  -d $dbdir&#10;endtime=$(date +%s)&#10;timediff=$((endtime-starttime))&#10;echo total excutetime so far $timediff seconds &gt;&gt; $logfile">
            <text:p>echo $vcfdir/case_100k_bin_05_028.vcf &gt;&gt; $logfile<text:line-break/>$scriptdir/../../bin/bvd-add.pl -s $vcfdir/case_100k_bin_05_028.vcf -T E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1]&amp;&quot;.vcf &gt;&gt; $logfile&quot;&amp;CHAR(10)&amp;&quot;$scriptdir/../../bin/bvd-add.pl -s $vcfdir/case_100k_bin_&quot;&amp;[.G$2]&amp;&quot;_&quot;&amp;[.G31]&amp;&quot;.vcf -T &quot;&amp;[.G$3]&amp;[.G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8.vcf &gt;&gt; $logfile&#10;$scriptdir/../../bin/bvd-add.pl -s $vcfdir/case_100k_bin_06_028.vcf -T F028_cancer  -d $dbdir&#10;endtime=$(date +%s)&#10;timediff=$((endtime-starttime))&#10;echo total excutetime so far $timediff seconds &gt;&gt; $logfile">
            <text:p>echo $vcfdir/case_100k_bin_06_028.vcf &gt;&gt; $logfile<text:line-break/>$scriptdir/../../bin/bvd-add.pl -s $vcfdir/case_100k_bin_06_028.vcf -T F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1]&amp;&quot;.vcf &gt;&gt; $logfile&quot;&amp;CHAR(10)&amp;&quot;$scriptdir/../../bin/bvd-add.pl -s $vcfdir/case_100k_bin_&quot;&amp;[.H$2]&amp;&quot;_&quot;&amp;[.H31]&amp;&quot;.vcf -T &quot;&amp;[.H$3]&amp;[.H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8.vcf &gt;&gt; $logfile&#10;$scriptdir/../../bin/bvd-add.pl -s $vcfdir/case_100k_bin_07_028.vcf -T G028_cancer  -d $dbdir&#10;endtime=$(date +%s)&#10;timediff=$((endtime-starttime))&#10;echo total excutetime so far $timediff seconds &gt;&gt; $logfile">
            <text:p>echo $vcfdir/case_100k_bin_07_028.vcf &gt;&gt; $logfile<text:line-break/>$scriptdir/../../bin/bvd-add.pl -s $vcfdir/case_100k_bin_07_028.vcf -T G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1]&amp;&quot;.vcf &gt;&gt; $logfile&quot;&amp;CHAR(10)&amp;&quot;$scriptdir/../../bin/bvd-add.pl -s $vcfdir/case_100k_bin_&quot;&amp;[.I$2]&amp;&quot;_&quot;&amp;[.I31]&amp;&quot;.vcf -T &quot;&amp;[.I$3]&amp;[.I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8.vcf &gt;&gt; $logfile&#10;$scriptdir/../../bin/bvd-add.pl -s $vcfdir/case_100k_bin_08_028.vcf -T H028_cancer  -d $dbdir&#10;endtime=$(date +%s)&#10;timediff=$((endtime-starttime))&#10;echo total excutetime so far $timediff seconds &gt;&gt; $logfile">
            <text:p>echo $vcfdir/case_100k_bin_08_028.vcf &gt;&gt; $logfile<text:line-break/>$scriptdir/../../bin/bvd-add.pl -s $vcfdir/case_100k_bin_08_028.vcf -T H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1]&amp;&quot;.vcf &gt;&gt; $logfile&quot;&amp;CHAR(10)&amp;&quot;$scriptdir/../../bin/bvd-add.pl -s $vcfdir/case_100k_bin_&quot;&amp;[.J$2]&amp;&quot;_&quot;&amp;[.J31]&amp;&quot;.vcf -T &quot;&amp;[.J$3]&amp;[.J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8.vcf &gt;&gt; $logfile&#10;$scriptdir/../../bin/bvd-add.pl -s $vcfdir/case_100k_bin_09_028.vcf -T I028_cancer  -d $dbdir&#10;endtime=$(date +%s)&#10;timediff=$((endtime-starttime))&#10;echo total excutetime so far $timediff seconds &gt;&gt; $logfile">
            <text:p>echo $vcfdir/case_100k_bin_09_028.vcf &gt;&gt; $logfile<text:line-break/>$scriptdir/../../bin/bvd-add.pl -s $vcfdir/case_100k_bin_09_028.vcf -T I02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1]&amp;&quot;.vcf &gt;&gt; $logfile&quot;&amp;CHAR(10)&amp;&quot;$scriptdir/../../bin/bvd-add.pl -s $vcfdir/case_100k_bin_&quot;&amp;[.K$2]&amp;&quot;_&quot;&amp;[.K31]&amp;&quot;.vcf -T &quot;&amp;[.K$3]&amp;[.K3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8.vcf &gt;&gt; $logfile&#10;$scriptdir/../../bin/bvd-add.pl -s $vcfdir/case_100k_bin_10_028.vcf -T J028_cancer  -d $dbdir&#10;endtime=$(date +%s)&#10;timediff=$((endtime-starttime))&#10;echo total excutetime so far $timediff seconds &gt;&gt; $logfile">
            <text:p>echo $vcfdir/case_100k_bin_10_028.vcf &gt;&gt; $logfile<text:line-break/>$scriptdir/../../bin/bvd-add.pl -s $vcfdir/case_100k_bin_10_028.vcf -T J02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 table:formula="of:=TEXT([.$A32];&quot;000&quot;)" office:value-type="string" office:string-value="029">
            <text:p>029</text:p>
          </table:table-cell>
          <table:table-cell/>
          <table:table-cell table:formula="of:=&quot;echo $vcfdir/case_100k_bin_&quot;&amp;[.B$2]&amp;&quot;_&quot;&amp;[.B32]&amp;&quot;.vcf &gt;&gt; $logfile&quot;&amp;CHAR(10)&amp;&quot;$scriptdir/../../bin/bvd-add.pl -s $vcfdir/case_100k_bin_&quot;&amp;[.B$2]&amp;&quot;_&quot;&amp;[.B32]&amp;&quot;.vcf -T &quot;&amp;[.B$3]&amp;[.B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29.vcf &gt;&gt; $logfile&#10;$scriptdir/../../bin/bvd-add.pl -s $vcfdir/case_100k_bin_01_029.vcf -T A029_cancer  -d $dbdir&#10;endtime=$(date +%s)&#10;timediff=$((endtime-starttime))&#10;echo total excutetime so far $timediff seconds &gt;&gt; $logfile">
            <text:p>echo $vcfdir/case_100k_bin_01_029.vcf &gt;&gt; $logfile<text:line-break/>$scriptdir/../../bin/bvd-add.pl -s $vcfdir/case_100k_bin_01_029.vcf -T A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2]&amp;&quot;.vcf &gt;&gt; $logfile&quot;&amp;CHAR(10)&amp;&quot;$scriptdir/../../bin/bvd-add.pl -s $vcfdir/case_100k_bin_&quot;&amp;[.C$2]&amp;&quot;_&quot;&amp;[.C32]&amp;&quot;.vcf -T &quot;&amp;[.C$3]&amp;[.C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29.vcf &gt;&gt; $logfile&#10;$scriptdir/../../bin/bvd-add.pl -s $vcfdir/case_100k_bin_02_029.vcf -T B029_cancer  -d $dbdir&#10;endtime=$(date +%s)&#10;timediff=$((endtime-starttime))&#10;echo total excutetime so far $timediff seconds &gt;&gt; $logfile">
            <text:p>echo $vcfdir/case_100k_bin_02_029.vcf &gt;&gt; $logfile<text:line-break/>$scriptdir/../../bin/bvd-add.pl -s $vcfdir/case_100k_bin_02_029.vcf -T B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2]&amp;&quot;.vcf &gt;&gt; $logfile&quot;&amp;CHAR(10)&amp;&quot;$scriptdir/../../bin/bvd-add.pl -s $vcfdir/case_100k_bin_&quot;&amp;[.D$2]&amp;&quot;_&quot;&amp;[.D32]&amp;&quot;.vcf -T &quot;&amp;[.D$3]&amp;[.D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29.vcf &gt;&gt; $logfile&#10;$scriptdir/../../bin/bvd-add.pl -s $vcfdir/case_100k_bin_03_029.vcf -T C029_cancer  -d $dbdir&#10;endtime=$(date +%s)&#10;timediff=$((endtime-starttime))&#10;echo total excutetime so far $timediff seconds &gt;&gt; $logfile">
            <text:p>echo $vcfdir/case_100k_bin_03_029.vcf &gt;&gt; $logfile<text:line-break/>$scriptdir/../../bin/bvd-add.pl -s $vcfdir/case_100k_bin_03_029.vcf -T C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2]&amp;&quot;.vcf &gt;&gt; $logfile&quot;&amp;CHAR(10)&amp;&quot;$scriptdir/../../bin/bvd-add.pl -s $vcfdir/case_100k_bin_&quot;&amp;[.E$2]&amp;&quot;_&quot;&amp;[.E32]&amp;&quot;.vcf -T &quot;&amp;[.E$3]&amp;[.E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29.vcf &gt;&gt; $logfile&#10;$scriptdir/../../bin/bvd-add.pl -s $vcfdir/case_100k_bin_04_029.vcf -T D029_cancer  -d $dbdir&#10;endtime=$(date +%s)&#10;timediff=$((endtime-starttime))&#10;echo total excutetime so far $timediff seconds &gt;&gt; $logfile">
            <text:p>echo $vcfdir/case_100k_bin_04_029.vcf &gt;&gt; $logfile<text:line-break/>$scriptdir/../../bin/bvd-add.pl -s $vcfdir/case_100k_bin_04_029.vcf -T D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2]&amp;&quot;.vcf &gt;&gt; $logfile&quot;&amp;CHAR(10)&amp;&quot;$scriptdir/../../bin/bvd-add.pl -s $vcfdir/case_100k_bin_&quot;&amp;[.F$2]&amp;&quot;_&quot;&amp;[.F32]&amp;&quot;.vcf -T &quot;&amp;[.F$3]&amp;[.F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29.vcf &gt;&gt; $logfile&#10;$scriptdir/../../bin/bvd-add.pl -s $vcfdir/case_100k_bin_05_029.vcf -T E029_cancer  -d $dbdir&#10;endtime=$(date +%s)&#10;timediff=$((endtime-starttime))&#10;echo total excutetime so far $timediff seconds &gt;&gt; $logfile">
            <text:p>echo $vcfdir/case_100k_bin_05_029.vcf &gt;&gt; $logfile<text:line-break/>$scriptdir/../../bin/bvd-add.pl -s $vcfdir/case_100k_bin_05_029.vcf -T E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2]&amp;&quot;.vcf &gt;&gt; $logfile&quot;&amp;CHAR(10)&amp;&quot;$scriptdir/../../bin/bvd-add.pl -s $vcfdir/case_100k_bin_&quot;&amp;[.G$2]&amp;&quot;_&quot;&amp;[.G32]&amp;&quot;.vcf -T &quot;&amp;[.G$3]&amp;[.G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29.vcf &gt;&gt; $logfile&#10;$scriptdir/../../bin/bvd-add.pl -s $vcfdir/case_100k_bin_06_029.vcf -T F029_cancer  -d $dbdir&#10;endtime=$(date +%s)&#10;timediff=$((endtime-starttime))&#10;echo total excutetime so far $timediff seconds &gt;&gt; $logfile">
            <text:p>echo $vcfdir/case_100k_bin_06_029.vcf &gt;&gt; $logfile<text:line-break/>$scriptdir/../../bin/bvd-add.pl -s $vcfdir/case_100k_bin_06_029.vcf -T F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2]&amp;&quot;.vcf &gt;&gt; $logfile&quot;&amp;CHAR(10)&amp;&quot;$scriptdir/../../bin/bvd-add.pl -s $vcfdir/case_100k_bin_&quot;&amp;[.H$2]&amp;&quot;_&quot;&amp;[.H32]&amp;&quot;.vcf -T &quot;&amp;[.H$3]&amp;[.H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29.vcf &gt;&gt; $logfile&#10;$scriptdir/../../bin/bvd-add.pl -s $vcfdir/case_100k_bin_07_029.vcf -T G029_cancer  -d $dbdir&#10;endtime=$(date +%s)&#10;timediff=$((endtime-starttime))&#10;echo total excutetime so far $timediff seconds &gt;&gt; $logfile">
            <text:p>echo $vcfdir/case_100k_bin_07_029.vcf &gt;&gt; $logfile<text:line-break/>$scriptdir/../../bin/bvd-add.pl -s $vcfdir/case_100k_bin_07_029.vcf -T G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2]&amp;&quot;.vcf &gt;&gt; $logfile&quot;&amp;CHAR(10)&amp;&quot;$scriptdir/../../bin/bvd-add.pl -s $vcfdir/case_100k_bin_&quot;&amp;[.I$2]&amp;&quot;_&quot;&amp;[.I32]&amp;&quot;.vcf -T &quot;&amp;[.I$3]&amp;[.I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29.vcf &gt;&gt; $logfile&#10;$scriptdir/../../bin/bvd-add.pl -s $vcfdir/case_100k_bin_08_029.vcf -T H029_cancer  -d $dbdir&#10;endtime=$(date +%s)&#10;timediff=$((endtime-starttime))&#10;echo total excutetime so far $timediff seconds &gt;&gt; $logfile">
            <text:p>echo $vcfdir/case_100k_bin_08_029.vcf &gt;&gt; $logfile<text:line-break/>$scriptdir/../../bin/bvd-add.pl -s $vcfdir/case_100k_bin_08_029.vcf -T H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2]&amp;&quot;.vcf &gt;&gt; $logfile&quot;&amp;CHAR(10)&amp;&quot;$scriptdir/../../bin/bvd-add.pl -s $vcfdir/case_100k_bin_&quot;&amp;[.J$2]&amp;&quot;_&quot;&amp;[.J32]&amp;&quot;.vcf -T &quot;&amp;[.J$3]&amp;[.J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29.vcf &gt;&gt; $logfile&#10;$scriptdir/../../bin/bvd-add.pl -s $vcfdir/case_100k_bin_09_029.vcf -T I029_cancer  -d $dbdir&#10;endtime=$(date +%s)&#10;timediff=$((endtime-starttime))&#10;echo total excutetime so far $timediff seconds &gt;&gt; $logfile">
            <text:p>echo $vcfdir/case_100k_bin_09_029.vcf &gt;&gt; $logfile<text:line-break/>$scriptdir/../../bin/bvd-add.pl -s $vcfdir/case_100k_bin_09_029.vcf -T I02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2]&amp;&quot;.vcf &gt;&gt; $logfile&quot;&amp;CHAR(10)&amp;&quot;$scriptdir/../../bin/bvd-add.pl -s $vcfdir/case_100k_bin_&quot;&amp;[.K$2]&amp;&quot;_&quot;&amp;[.K32]&amp;&quot;.vcf -T &quot;&amp;[.K$3]&amp;[.K3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29.vcf &gt;&gt; $logfile&#10;$scriptdir/../../bin/bvd-add.pl -s $vcfdir/case_100k_bin_10_029.vcf -T J029_cancer  -d $dbdir&#10;endtime=$(date +%s)&#10;timediff=$((endtime-starttime))&#10;echo total excutetime so far $timediff seconds &gt;&gt; $logfile">
            <text:p>echo $vcfdir/case_100k_bin_10_029.vcf &gt;&gt; $logfile<text:line-break/>$scriptdir/../../bin/bvd-add.pl -s $vcfdir/case_100k_bin_10_029.vcf -T J02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 table:formula="of:=TEXT([.$A33];&quot;000&quot;)" office:value-type="string" office:string-value="030">
            <text:p>030</text:p>
          </table:table-cell>
          <table:table-cell/>
          <table:table-cell table:formula="of:=&quot;echo $vcfdir/case_100k_bin_&quot;&amp;[.B$2]&amp;&quot;_&quot;&amp;[.B33]&amp;&quot;.vcf &gt;&gt; $logfile&quot;&amp;CHAR(10)&amp;&quot;$scriptdir/../../bin/bvd-add.pl -s $vcfdir/case_100k_bin_&quot;&amp;[.B$2]&amp;&quot;_&quot;&amp;[.B33]&amp;&quot;.vcf -T &quot;&amp;[.B$3]&amp;[.B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0.vcf &gt;&gt; $logfile&#10;$scriptdir/../../bin/bvd-add.pl -s $vcfdir/case_100k_bin_01_030.vcf -T A030_cancer  -d $dbdir&#10;endtime=$(date +%s)&#10;timediff=$((endtime-starttime))&#10;echo total excutetime so far $timediff seconds &gt;&gt; $logfile">
            <text:p>echo $vcfdir/case_100k_bin_01_030.vcf &gt;&gt; $logfile<text:line-break/>$scriptdir/../../bin/bvd-add.pl -s $vcfdir/case_100k_bin_01_030.vcf -T A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3]&amp;&quot;.vcf &gt;&gt; $logfile&quot;&amp;CHAR(10)&amp;&quot;$scriptdir/../../bin/bvd-add.pl -s $vcfdir/case_100k_bin_&quot;&amp;[.C$2]&amp;&quot;_&quot;&amp;[.C33]&amp;&quot;.vcf -T &quot;&amp;[.C$3]&amp;[.C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0.vcf &gt;&gt; $logfile&#10;$scriptdir/../../bin/bvd-add.pl -s $vcfdir/case_100k_bin_02_030.vcf -T B030_cancer  -d $dbdir&#10;endtime=$(date +%s)&#10;timediff=$((endtime-starttime))&#10;echo total excutetime so far $timediff seconds &gt;&gt; $logfile">
            <text:p>echo $vcfdir/case_100k_bin_02_030.vcf &gt;&gt; $logfile<text:line-break/>$scriptdir/../../bin/bvd-add.pl -s $vcfdir/case_100k_bin_02_030.vcf -T B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3]&amp;&quot;.vcf &gt;&gt; $logfile&quot;&amp;CHAR(10)&amp;&quot;$scriptdir/../../bin/bvd-add.pl -s $vcfdir/case_100k_bin_&quot;&amp;[.D$2]&amp;&quot;_&quot;&amp;[.D33]&amp;&quot;.vcf -T &quot;&amp;[.D$3]&amp;[.D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0.vcf &gt;&gt; $logfile&#10;$scriptdir/../../bin/bvd-add.pl -s $vcfdir/case_100k_bin_03_030.vcf -T C030_cancer  -d $dbdir&#10;endtime=$(date +%s)&#10;timediff=$((endtime-starttime))&#10;echo total excutetime so far $timediff seconds &gt;&gt; $logfile">
            <text:p>echo $vcfdir/case_100k_bin_03_030.vcf &gt;&gt; $logfile<text:line-break/>$scriptdir/../../bin/bvd-add.pl -s $vcfdir/case_100k_bin_03_030.vcf -T C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3]&amp;&quot;.vcf &gt;&gt; $logfile&quot;&amp;CHAR(10)&amp;&quot;$scriptdir/../../bin/bvd-add.pl -s $vcfdir/case_100k_bin_&quot;&amp;[.E$2]&amp;&quot;_&quot;&amp;[.E33]&amp;&quot;.vcf -T &quot;&amp;[.E$3]&amp;[.E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0.vcf &gt;&gt; $logfile&#10;$scriptdir/../../bin/bvd-add.pl -s $vcfdir/case_100k_bin_04_030.vcf -T D030_cancer  -d $dbdir&#10;endtime=$(date +%s)&#10;timediff=$((endtime-starttime))&#10;echo total excutetime so far $timediff seconds &gt;&gt; $logfile">
            <text:p>echo $vcfdir/case_100k_bin_04_030.vcf &gt;&gt; $logfile<text:line-break/>$scriptdir/../../bin/bvd-add.pl -s $vcfdir/case_100k_bin_04_030.vcf -T D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3]&amp;&quot;.vcf &gt;&gt; $logfile&quot;&amp;CHAR(10)&amp;&quot;$scriptdir/../../bin/bvd-add.pl -s $vcfdir/case_100k_bin_&quot;&amp;[.F$2]&amp;&quot;_&quot;&amp;[.F33]&amp;&quot;.vcf -T &quot;&amp;[.F$3]&amp;[.F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0.vcf &gt;&gt; $logfile&#10;$scriptdir/../../bin/bvd-add.pl -s $vcfdir/case_100k_bin_05_030.vcf -T E030_cancer  -d $dbdir&#10;endtime=$(date +%s)&#10;timediff=$((endtime-starttime))&#10;echo total excutetime so far $timediff seconds &gt;&gt; $logfile">
            <text:p>echo $vcfdir/case_100k_bin_05_030.vcf &gt;&gt; $logfile<text:line-break/>$scriptdir/../../bin/bvd-add.pl -s $vcfdir/case_100k_bin_05_030.vcf -T E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3]&amp;&quot;.vcf &gt;&gt; $logfile&quot;&amp;CHAR(10)&amp;&quot;$scriptdir/../../bin/bvd-add.pl -s $vcfdir/case_100k_bin_&quot;&amp;[.G$2]&amp;&quot;_&quot;&amp;[.G33]&amp;&quot;.vcf -T &quot;&amp;[.G$3]&amp;[.G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0.vcf &gt;&gt; $logfile&#10;$scriptdir/../../bin/bvd-add.pl -s $vcfdir/case_100k_bin_06_030.vcf -T F030_cancer  -d $dbdir&#10;endtime=$(date +%s)&#10;timediff=$((endtime-starttime))&#10;echo total excutetime so far $timediff seconds &gt;&gt; $logfile">
            <text:p>echo $vcfdir/case_100k_bin_06_030.vcf &gt;&gt; $logfile<text:line-break/>$scriptdir/../../bin/bvd-add.pl -s $vcfdir/case_100k_bin_06_030.vcf -T F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3]&amp;&quot;.vcf &gt;&gt; $logfile&quot;&amp;CHAR(10)&amp;&quot;$scriptdir/../../bin/bvd-add.pl -s $vcfdir/case_100k_bin_&quot;&amp;[.H$2]&amp;&quot;_&quot;&amp;[.H33]&amp;&quot;.vcf -T &quot;&amp;[.H$3]&amp;[.H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0.vcf &gt;&gt; $logfile&#10;$scriptdir/../../bin/bvd-add.pl -s $vcfdir/case_100k_bin_07_030.vcf -T G030_cancer  -d $dbdir&#10;endtime=$(date +%s)&#10;timediff=$((endtime-starttime))&#10;echo total excutetime so far $timediff seconds &gt;&gt; $logfile">
            <text:p>echo $vcfdir/case_100k_bin_07_030.vcf &gt;&gt; $logfile<text:line-break/>$scriptdir/../../bin/bvd-add.pl -s $vcfdir/case_100k_bin_07_030.vcf -T G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3]&amp;&quot;.vcf &gt;&gt; $logfile&quot;&amp;CHAR(10)&amp;&quot;$scriptdir/../../bin/bvd-add.pl -s $vcfdir/case_100k_bin_&quot;&amp;[.I$2]&amp;&quot;_&quot;&amp;[.I33]&amp;&quot;.vcf -T &quot;&amp;[.I$3]&amp;[.I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0.vcf &gt;&gt; $logfile&#10;$scriptdir/../../bin/bvd-add.pl -s $vcfdir/case_100k_bin_08_030.vcf -T H030_cancer  -d $dbdir&#10;endtime=$(date +%s)&#10;timediff=$((endtime-starttime))&#10;echo total excutetime so far $timediff seconds &gt;&gt; $logfile">
            <text:p>echo $vcfdir/case_100k_bin_08_030.vcf &gt;&gt; $logfile<text:line-break/>$scriptdir/../../bin/bvd-add.pl -s $vcfdir/case_100k_bin_08_030.vcf -T H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3]&amp;&quot;.vcf &gt;&gt; $logfile&quot;&amp;CHAR(10)&amp;&quot;$scriptdir/../../bin/bvd-add.pl -s $vcfdir/case_100k_bin_&quot;&amp;[.J$2]&amp;&quot;_&quot;&amp;[.J33]&amp;&quot;.vcf -T &quot;&amp;[.J$3]&amp;[.J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0.vcf &gt;&gt; $logfile&#10;$scriptdir/../../bin/bvd-add.pl -s $vcfdir/case_100k_bin_09_030.vcf -T I030_cancer  -d $dbdir&#10;endtime=$(date +%s)&#10;timediff=$((endtime-starttime))&#10;echo total excutetime so far $timediff seconds &gt;&gt; $logfile">
            <text:p>echo $vcfdir/case_100k_bin_09_030.vcf &gt;&gt; $logfile<text:line-break/>$scriptdir/../../bin/bvd-add.pl -s $vcfdir/case_100k_bin_09_030.vcf -T I03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3]&amp;&quot;.vcf &gt;&gt; $logfile&quot;&amp;CHAR(10)&amp;&quot;$scriptdir/../../bin/bvd-add.pl -s $vcfdir/case_100k_bin_&quot;&amp;[.K$2]&amp;&quot;_&quot;&amp;[.K33]&amp;&quot;.vcf -T &quot;&amp;[.K$3]&amp;[.K3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0.vcf &gt;&gt; $logfile&#10;$scriptdir/../../bin/bvd-add.pl -s $vcfdir/case_100k_bin_10_030.vcf -T J030_cancer  -d $dbdir&#10;endtime=$(date +%s)&#10;timediff=$((endtime-starttime))&#10;echo total excutetime so far $timediff seconds &gt;&gt; $logfile">
            <text:p>echo $vcfdir/case_100k_bin_10_030.vcf &gt;&gt; $logfile<text:line-break/>$scriptdir/../../bin/bvd-add.pl -s $vcfdir/case_100k_bin_10_030.vcf -T J03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 table:formula="of:=TEXT([.$A34];&quot;000&quot;)" office:value-type="string" office:string-value="031">
            <text:p>031</text:p>
          </table:table-cell>
          <table:table-cell/>
          <table:table-cell table:formula="of:=&quot;echo $vcfdir/case_100k_bin_&quot;&amp;[.B$2]&amp;&quot;_&quot;&amp;[.B34]&amp;&quot;.vcf &gt;&gt; $logfile&quot;&amp;CHAR(10)&amp;&quot;$scriptdir/../../bin/bvd-add.pl -s $vcfdir/case_100k_bin_&quot;&amp;[.B$2]&amp;&quot;_&quot;&amp;[.B34]&amp;&quot;.vcf -T &quot;&amp;[.B$3]&amp;[.B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1.vcf &gt;&gt; $logfile&#10;$scriptdir/../../bin/bvd-add.pl -s $vcfdir/case_100k_bin_01_031.vcf -T A031_cancer  -d $dbdir&#10;endtime=$(date +%s)&#10;timediff=$((endtime-starttime))&#10;echo total excutetime so far $timediff seconds &gt;&gt; $logfile">
            <text:p>echo $vcfdir/case_100k_bin_01_031.vcf &gt;&gt; $logfile<text:line-break/>$scriptdir/../../bin/bvd-add.pl -s $vcfdir/case_100k_bin_01_031.vcf -T A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4]&amp;&quot;.vcf &gt;&gt; $logfile&quot;&amp;CHAR(10)&amp;&quot;$scriptdir/../../bin/bvd-add.pl -s $vcfdir/case_100k_bin_&quot;&amp;[.C$2]&amp;&quot;_&quot;&amp;[.C34]&amp;&quot;.vcf -T &quot;&amp;[.C$3]&amp;[.C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1.vcf &gt;&gt; $logfile&#10;$scriptdir/../../bin/bvd-add.pl -s $vcfdir/case_100k_bin_02_031.vcf -T B031_cancer  -d $dbdir&#10;endtime=$(date +%s)&#10;timediff=$((endtime-starttime))&#10;echo total excutetime so far $timediff seconds &gt;&gt; $logfile">
            <text:p>echo $vcfdir/case_100k_bin_02_031.vcf &gt;&gt; $logfile<text:line-break/>$scriptdir/../../bin/bvd-add.pl -s $vcfdir/case_100k_bin_02_031.vcf -T B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4]&amp;&quot;.vcf &gt;&gt; $logfile&quot;&amp;CHAR(10)&amp;&quot;$scriptdir/../../bin/bvd-add.pl -s $vcfdir/case_100k_bin_&quot;&amp;[.D$2]&amp;&quot;_&quot;&amp;[.D34]&amp;&quot;.vcf -T &quot;&amp;[.D$3]&amp;[.D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1.vcf &gt;&gt; $logfile&#10;$scriptdir/../../bin/bvd-add.pl -s $vcfdir/case_100k_bin_03_031.vcf -T C031_cancer  -d $dbdir&#10;endtime=$(date +%s)&#10;timediff=$((endtime-starttime))&#10;echo total excutetime so far $timediff seconds &gt;&gt; $logfile">
            <text:p>echo $vcfdir/case_100k_bin_03_031.vcf &gt;&gt; $logfile<text:line-break/>$scriptdir/../../bin/bvd-add.pl -s $vcfdir/case_100k_bin_03_031.vcf -T C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4]&amp;&quot;.vcf &gt;&gt; $logfile&quot;&amp;CHAR(10)&amp;&quot;$scriptdir/../../bin/bvd-add.pl -s $vcfdir/case_100k_bin_&quot;&amp;[.E$2]&amp;&quot;_&quot;&amp;[.E34]&amp;&quot;.vcf -T &quot;&amp;[.E$3]&amp;[.E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1.vcf &gt;&gt; $logfile&#10;$scriptdir/../../bin/bvd-add.pl -s $vcfdir/case_100k_bin_04_031.vcf -T D031_cancer  -d $dbdir&#10;endtime=$(date +%s)&#10;timediff=$((endtime-starttime))&#10;echo total excutetime so far $timediff seconds &gt;&gt; $logfile">
            <text:p>echo $vcfdir/case_100k_bin_04_031.vcf &gt;&gt; $logfile<text:line-break/>$scriptdir/../../bin/bvd-add.pl -s $vcfdir/case_100k_bin_04_031.vcf -T D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4]&amp;&quot;.vcf &gt;&gt; $logfile&quot;&amp;CHAR(10)&amp;&quot;$scriptdir/../../bin/bvd-add.pl -s $vcfdir/case_100k_bin_&quot;&amp;[.F$2]&amp;&quot;_&quot;&amp;[.F34]&amp;&quot;.vcf -T &quot;&amp;[.F$3]&amp;[.F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1.vcf &gt;&gt; $logfile&#10;$scriptdir/../../bin/bvd-add.pl -s $vcfdir/case_100k_bin_05_031.vcf -T E031_cancer  -d $dbdir&#10;endtime=$(date +%s)&#10;timediff=$((endtime-starttime))&#10;echo total excutetime so far $timediff seconds &gt;&gt; $logfile">
            <text:p>echo $vcfdir/case_100k_bin_05_031.vcf &gt;&gt; $logfile<text:line-break/>$scriptdir/../../bin/bvd-add.pl -s $vcfdir/case_100k_bin_05_031.vcf -T E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4]&amp;&quot;.vcf &gt;&gt; $logfile&quot;&amp;CHAR(10)&amp;&quot;$scriptdir/../../bin/bvd-add.pl -s $vcfdir/case_100k_bin_&quot;&amp;[.G$2]&amp;&quot;_&quot;&amp;[.G34]&amp;&quot;.vcf -T &quot;&amp;[.G$3]&amp;[.G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1.vcf &gt;&gt; $logfile&#10;$scriptdir/../../bin/bvd-add.pl -s $vcfdir/case_100k_bin_06_031.vcf -T F031_cancer  -d $dbdir&#10;endtime=$(date +%s)&#10;timediff=$((endtime-starttime))&#10;echo total excutetime so far $timediff seconds &gt;&gt; $logfile">
            <text:p>echo $vcfdir/case_100k_bin_06_031.vcf &gt;&gt; $logfile<text:line-break/>$scriptdir/../../bin/bvd-add.pl -s $vcfdir/case_100k_bin_06_031.vcf -T F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4]&amp;&quot;.vcf &gt;&gt; $logfile&quot;&amp;CHAR(10)&amp;&quot;$scriptdir/../../bin/bvd-add.pl -s $vcfdir/case_100k_bin_&quot;&amp;[.H$2]&amp;&quot;_&quot;&amp;[.H34]&amp;&quot;.vcf -T &quot;&amp;[.H$3]&amp;[.H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1.vcf &gt;&gt; $logfile&#10;$scriptdir/../../bin/bvd-add.pl -s $vcfdir/case_100k_bin_07_031.vcf -T G031_cancer  -d $dbdir&#10;endtime=$(date +%s)&#10;timediff=$((endtime-starttime))&#10;echo total excutetime so far $timediff seconds &gt;&gt; $logfile">
            <text:p>echo $vcfdir/case_100k_bin_07_031.vcf &gt;&gt; $logfile<text:line-break/>$scriptdir/../../bin/bvd-add.pl -s $vcfdir/case_100k_bin_07_031.vcf -T G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4]&amp;&quot;.vcf &gt;&gt; $logfile&quot;&amp;CHAR(10)&amp;&quot;$scriptdir/../../bin/bvd-add.pl -s $vcfdir/case_100k_bin_&quot;&amp;[.I$2]&amp;&quot;_&quot;&amp;[.I34]&amp;&quot;.vcf -T &quot;&amp;[.I$3]&amp;[.I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1.vcf &gt;&gt; $logfile&#10;$scriptdir/../../bin/bvd-add.pl -s $vcfdir/case_100k_bin_08_031.vcf -T H031_cancer  -d $dbdir&#10;endtime=$(date +%s)&#10;timediff=$((endtime-starttime))&#10;echo total excutetime so far $timediff seconds &gt;&gt; $logfile">
            <text:p>echo $vcfdir/case_100k_bin_08_031.vcf &gt;&gt; $logfile<text:line-break/>$scriptdir/../../bin/bvd-add.pl -s $vcfdir/case_100k_bin_08_031.vcf -T H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4]&amp;&quot;.vcf &gt;&gt; $logfile&quot;&amp;CHAR(10)&amp;&quot;$scriptdir/../../bin/bvd-add.pl -s $vcfdir/case_100k_bin_&quot;&amp;[.J$2]&amp;&quot;_&quot;&amp;[.J34]&amp;&quot;.vcf -T &quot;&amp;[.J$3]&amp;[.J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1.vcf &gt;&gt; $logfile&#10;$scriptdir/../../bin/bvd-add.pl -s $vcfdir/case_100k_bin_09_031.vcf -T I031_cancer  -d $dbdir&#10;endtime=$(date +%s)&#10;timediff=$((endtime-starttime))&#10;echo total excutetime so far $timediff seconds &gt;&gt; $logfile">
            <text:p>echo $vcfdir/case_100k_bin_09_031.vcf &gt;&gt; $logfile<text:line-break/>$scriptdir/../../bin/bvd-add.pl -s $vcfdir/case_100k_bin_09_031.vcf -T I03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4]&amp;&quot;.vcf &gt;&gt; $logfile&quot;&amp;CHAR(10)&amp;&quot;$scriptdir/../../bin/bvd-add.pl -s $vcfdir/case_100k_bin_&quot;&amp;[.K$2]&amp;&quot;_&quot;&amp;[.K34]&amp;&quot;.vcf -T &quot;&amp;[.K$3]&amp;[.K3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1.vcf &gt;&gt; $logfile&#10;$scriptdir/../../bin/bvd-add.pl -s $vcfdir/case_100k_bin_10_031.vcf -T J031_cancer  -d $dbdir&#10;endtime=$(date +%s)&#10;timediff=$((endtime-starttime))&#10;echo total excutetime so far $timediff seconds &gt;&gt; $logfile">
            <text:p>echo $vcfdir/case_100k_bin_10_031.vcf &gt;&gt; $logfile<text:line-break/>$scriptdir/../../bin/bvd-add.pl -s $vcfdir/case_100k_bin_10_031.vcf -T J03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 table:formula="of:=TEXT([.$A35];&quot;000&quot;)" office:value-type="string" office:string-value="032">
            <text:p>032</text:p>
          </table:table-cell>
          <table:table-cell/>
          <table:table-cell table:formula="of:=&quot;echo $vcfdir/case_100k_bin_&quot;&amp;[.B$2]&amp;&quot;_&quot;&amp;[.B35]&amp;&quot;.vcf &gt;&gt; $logfile&quot;&amp;CHAR(10)&amp;&quot;$scriptdir/../../bin/bvd-add.pl -s $vcfdir/case_100k_bin_&quot;&amp;[.B$2]&amp;&quot;_&quot;&amp;[.B35]&amp;&quot;.vcf -T &quot;&amp;[.B$3]&amp;[.B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2.vcf &gt;&gt; $logfile&#10;$scriptdir/../../bin/bvd-add.pl -s $vcfdir/case_100k_bin_01_032.vcf -T A032_cancer  -d $dbdir&#10;endtime=$(date +%s)&#10;timediff=$((endtime-starttime))&#10;echo total excutetime so far $timediff seconds &gt;&gt; $logfile">
            <text:p>echo $vcfdir/case_100k_bin_01_032.vcf &gt;&gt; $logfile<text:line-break/>$scriptdir/../../bin/bvd-add.pl -s $vcfdir/case_100k_bin_01_032.vcf -T A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5]&amp;&quot;.vcf &gt;&gt; $logfile&quot;&amp;CHAR(10)&amp;&quot;$scriptdir/../../bin/bvd-add.pl -s $vcfdir/case_100k_bin_&quot;&amp;[.C$2]&amp;&quot;_&quot;&amp;[.C35]&amp;&quot;.vcf -T &quot;&amp;[.C$3]&amp;[.C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2.vcf &gt;&gt; $logfile&#10;$scriptdir/../../bin/bvd-add.pl -s $vcfdir/case_100k_bin_02_032.vcf -T B032_cancer  -d $dbdir&#10;endtime=$(date +%s)&#10;timediff=$((endtime-starttime))&#10;echo total excutetime so far $timediff seconds &gt;&gt; $logfile">
            <text:p>echo $vcfdir/case_100k_bin_02_032.vcf &gt;&gt; $logfile<text:line-break/>$scriptdir/../../bin/bvd-add.pl -s $vcfdir/case_100k_bin_02_032.vcf -T B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5]&amp;&quot;.vcf &gt;&gt; $logfile&quot;&amp;CHAR(10)&amp;&quot;$scriptdir/../../bin/bvd-add.pl -s $vcfdir/case_100k_bin_&quot;&amp;[.D$2]&amp;&quot;_&quot;&amp;[.D35]&amp;&quot;.vcf -T &quot;&amp;[.D$3]&amp;[.D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2.vcf &gt;&gt; $logfile&#10;$scriptdir/../../bin/bvd-add.pl -s $vcfdir/case_100k_bin_03_032.vcf -T C032_cancer  -d $dbdir&#10;endtime=$(date +%s)&#10;timediff=$((endtime-starttime))&#10;echo total excutetime so far $timediff seconds &gt;&gt; $logfile">
            <text:p>echo $vcfdir/case_100k_bin_03_032.vcf &gt;&gt; $logfile<text:line-break/>$scriptdir/../../bin/bvd-add.pl -s $vcfdir/case_100k_bin_03_032.vcf -T C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5]&amp;&quot;.vcf &gt;&gt; $logfile&quot;&amp;CHAR(10)&amp;&quot;$scriptdir/../../bin/bvd-add.pl -s $vcfdir/case_100k_bin_&quot;&amp;[.E$2]&amp;&quot;_&quot;&amp;[.E35]&amp;&quot;.vcf -T &quot;&amp;[.E$3]&amp;[.E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2.vcf &gt;&gt; $logfile&#10;$scriptdir/../../bin/bvd-add.pl -s $vcfdir/case_100k_bin_04_032.vcf -T D032_cancer  -d $dbdir&#10;endtime=$(date +%s)&#10;timediff=$((endtime-starttime))&#10;echo total excutetime so far $timediff seconds &gt;&gt; $logfile">
            <text:p>echo $vcfdir/case_100k_bin_04_032.vcf &gt;&gt; $logfile<text:line-break/>$scriptdir/../../bin/bvd-add.pl -s $vcfdir/case_100k_bin_04_032.vcf -T D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5]&amp;&quot;.vcf &gt;&gt; $logfile&quot;&amp;CHAR(10)&amp;&quot;$scriptdir/../../bin/bvd-add.pl -s $vcfdir/case_100k_bin_&quot;&amp;[.F$2]&amp;&quot;_&quot;&amp;[.F35]&amp;&quot;.vcf -T &quot;&amp;[.F$3]&amp;[.F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2.vcf &gt;&gt; $logfile&#10;$scriptdir/../../bin/bvd-add.pl -s $vcfdir/case_100k_bin_05_032.vcf -T E032_cancer  -d $dbdir&#10;endtime=$(date +%s)&#10;timediff=$((endtime-starttime))&#10;echo total excutetime so far $timediff seconds &gt;&gt; $logfile">
            <text:p>echo $vcfdir/case_100k_bin_05_032.vcf &gt;&gt; $logfile<text:line-break/>$scriptdir/../../bin/bvd-add.pl -s $vcfdir/case_100k_bin_05_032.vcf -T E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5]&amp;&quot;.vcf &gt;&gt; $logfile&quot;&amp;CHAR(10)&amp;&quot;$scriptdir/../../bin/bvd-add.pl -s $vcfdir/case_100k_bin_&quot;&amp;[.G$2]&amp;&quot;_&quot;&amp;[.G35]&amp;&quot;.vcf -T &quot;&amp;[.G$3]&amp;[.G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2.vcf &gt;&gt; $logfile&#10;$scriptdir/../../bin/bvd-add.pl -s $vcfdir/case_100k_bin_06_032.vcf -T F032_cancer  -d $dbdir&#10;endtime=$(date +%s)&#10;timediff=$((endtime-starttime))&#10;echo total excutetime so far $timediff seconds &gt;&gt; $logfile">
            <text:p>echo $vcfdir/case_100k_bin_06_032.vcf &gt;&gt; $logfile<text:line-break/>$scriptdir/../../bin/bvd-add.pl -s $vcfdir/case_100k_bin_06_032.vcf -T F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5]&amp;&quot;.vcf &gt;&gt; $logfile&quot;&amp;CHAR(10)&amp;&quot;$scriptdir/../../bin/bvd-add.pl -s $vcfdir/case_100k_bin_&quot;&amp;[.H$2]&amp;&quot;_&quot;&amp;[.H35]&amp;&quot;.vcf -T &quot;&amp;[.H$3]&amp;[.H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2.vcf &gt;&gt; $logfile&#10;$scriptdir/../../bin/bvd-add.pl -s $vcfdir/case_100k_bin_07_032.vcf -T G032_cancer  -d $dbdir&#10;endtime=$(date +%s)&#10;timediff=$((endtime-starttime))&#10;echo total excutetime so far $timediff seconds &gt;&gt; $logfile">
            <text:p>echo $vcfdir/case_100k_bin_07_032.vcf &gt;&gt; $logfile<text:line-break/>$scriptdir/../../bin/bvd-add.pl -s $vcfdir/case_100k_bin_07_032.vcf -T G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5]&amp;&quot;.vcf &gt;&gt; $logfile&quot;&amp;CHAR(10)&amp;&quot;$scriptdir/../../bin/bvd-add.pl -s $vcfdir/case_100k_bin_&quot;&amp;[.I$2]&amp;&quot;_&quot;&amp;[.I35]&amp;&quot;.vcf -T &quot;&amp;[.I$3]&amp;[.I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2.vcf &gt;&gt; $logfile&#10;$scriptdir/../../bin/bvd-add.pl -s $vcfdir/case_100k_bin_08_032.vcf -T H032_cancer  -d $dbdir&#10;endtime=$(date +%s)&#10;timediff=$((endtime-starttime))&#10;echo total excutetime so far $timediff seconds &gt;&gt; $logfile">
            <text:p>echo $vcfdir/case_100k_bin_08_032.vcf &gt;&gt; $logfile<text:line-break/>$scriptdir/../../bin/bvd-add.pl -s $vcfdir/case_100k_bin_08_032.vcf -T H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5]&amp;&quot;.vcf &gt;&gt; $logfile&quot;&amp;CHAR(10)&amp;&quot;$scriptdir/../../bin/bvd-add.pl -s $vcfdir/case_100k_bin_&quot;&amp;[.J$2]&amp;&quot;_&quot;&amp;[.J35]&amp;&quot;.vcf -T &quot;&amp;[.J$3]&amp;[.J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2.vcf &gt;&gt; $logfile&#10;$scriptdir/../../bin/bvd-add.pl -s $vcfdir/case_100k_bin_09_032.vcf -T I032_cancer  -d $dbdir&#10;endtime=$(date +%s)&#10;timediff=$((endtime-starttime))&#10;echo total excutetime so far $timediff seconds &gt;&gt; $logfile">
            <text:p>echo $vcfdir/case_100k_bin_09_032.vcf &gt;&gt; $logfile<text:line-break/>$scriptdir/../../bin/bvd-add.pl -s $vcfdir/case_100k_bin_09_032.vcf -T I03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5]&amp;&quot;.vcf &gt;&gt; $logfile&quot;&amp;CHAR(10)&amp;&quot;$scriptdir/../../bin/bvd-add.pl -s $vcfdir/case_100k_bin_&quot;&amp;[.K$2]&amp;&quot;_&quot;&amp;[.K35]&amp;&quot;.vcf -T &quot;&amp;[.K$3]&amp;[.K3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2.vcf &gt;&gt; $logfile&#10;$scriptdir/../../bin/bvd-add.pl -s $vcfdir/case_100k_bin_10_032.vcf -T J032_cancer  -d $dbdir&#10;endtime=$(date +%s)&#10;timediff=$((endtime-starttime))&#10;echo total excutetime so far $timediff seconds &gt;&gt; $logfile">
            <text:p>echo $vcfdir/case_100k_bin_10_032.vcf &gt;&gt; $logfile<text:line-break/>$scriptdir/../../bin/bvd-add.pl -s $vcfdir/case_100k_bin_10_032.vcf -T J03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 table:formula="of:=TEXT([.$A36];&quot;000&quot;)" office:value-type="string" office:string-value="033">
            <text:p>033</text:p>
          </table:table-cell>
          <table:table-cell/>
          <table:table-cell table:formula="of:=&quot;echo $vcfdir/case_100k_bin_&quot;&amp;[.B$2]&amp;&quot;_&quot;&amp;[.B36]&amp;&quot;.vcf &gt;&gt; $logfile&quot;&amp;CHAR(10)&amp;&quot;$scriptdir/../../bin/bvd-add.pl -s $vcfdir/case_100k_bin_&quot;&amp;[.B$2]&amp;&quot;_&quot;&amp;[.B36]&amp;&quot;.vcf -T &quot;&amp;[.B$3]&amp;[.B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3.vcf &gt;&gt; $logfile&#10;$scriptdir/../../bin/bvd-add.pl -s $vcfdir/case_100k_bin_01_033.vcf -T A033_cancer  -d $dbdir&#10;endtime=$(date +%s)&#10;timediff=$((endtime-starttime))&#10;echo total excutetime so far $timediff seconds &gt;&gt; $logfile">
            <text:p>echo $vcfdir/case_100k_bin_01_033.vcf &gt;&gt; $logfile<text:line-break/>$scriptdir/../../bin/bvd-add.pl -s $vcfdir/case_100k_bin_01_033.vcf -T A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6]&amp;&quot;.vcf &gt;&gt; $logfile&quot;&amp;CHAR(10)&amp;&quot;$scriptdir/../../bin/bvd-add.pl -s $vcfdir/case_100k_bin_&quot;&amp;[.C$2]&amp;&quot;_&quot;&amp;[.C36]&amp;&quot;.vcf -T &quot;&amp;[.C$3]&amp;[.C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3.vcf &gt;&gt; $logfile&#10;$scriptdir/../../bin/bvd-add.pl -s $vcfdir/case_100k_bin_02_033.vcf -T B033_cancer  -d $dbdir&#10;endtime=$(date +%s)&#10;timediff=$((endtime-starttime))&#10;echo total excutetime so far $timediff seconds &gt;&gt; $logfile">
            <text:p>echo $vcfdir/case_100k_bin_02_033.vcf &gt;&gt; $logfile<text:line-break/>$scriptdir/../../bin/bvd-add.pl -s $vcfdir/case_100k_bin_02_033.vcf -T B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6]&amp;&quot;.vcf &gt;&gt; $logfile&quot;&amp;CHAR(10)&amp;&quot;$scriptdir/../../bin/bvd-add.pl -s $vcfdir/case_100k_bin_&quot;&amp;[.D$2]&amp;&quot;_&quot;&amp;[.D36]&amp;&quot;.vcf -T &quot;&amp;[.D$3]&amp;[.D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3.vcf &gt;&gt; $logfile&#10;$scriptdir/../../bin/bvd-add.pl -s $vcfdir/case_100k_bin_03_033.vcf -T C033_cancer  -d $dbdir&#10;endtime=$(date +%s)&#10;timediff=$((endtime-starttime))&#10;echo total excutetime so far $timediff seconds &gt;&gt; $logfile">
            <text:p>echo $vcfdir/case_100k_bin_03_033.vcf &gt;&gt; $logfile<text:line-break/>$scriptdir/../../bin/bvd-add.pl -s $vcfdir/case_100k_bin_03_033.vcf -T C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6]&amp;&quot;.vcf &gt;&gt; $logfile&quot;&amp;CHAR(10)&amp;&quot;$scriptdir/../../bin/bvd-add.pl -s $vcfdir/case_100k_bin_&quot;&amp;[.E$2]&amp;&quot;_&quot;&amp;[.E36]&amp;&quot;.vcf -T &quot;&amp;[.E$3]&amp;[.E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3.vcf &gt;&gt; $logfile&#10;$scriptdir/../../bin/bvd-add.pl -s $vcfdir/case_100k_bin_04_033.vcf -T D033_cancer  -d $dbdir&#10;endtime=$(date +%s)&#10;timediff=$((endtime-starttime))&#10;echo total excutetime so far $timediff seconds &gt;&gt; $logfile">
            <text:p>echo $vcfdir/case_100k_bin_04_033.vcf &gt;&gt; $logfile<text:line-break/>$scriptdir/../../bin/bvd-add.pl -s $vcfdir/case_100k_bin_04_033.vcf -T D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6]&amp;&quot;.vcf &gt;&gt; $logfile&quot;&amp;CHAR(10)&amp;&quot;$scriptdir/../../bin/bvd-add.pl -s $vcfdir/case_100k_bin_&quot;&amp;[.F$2]&amp;&quot;_&quot;&amp;[.F36]&amp;&quot;.vcf -T &quot;&amp;[.F$3]&amp;[.F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3.vcf &gt;&gt; $logfile&#10;$scriptdir/../../bin/bvd-add.pl -s $vcfdir/case_100k_bin_05_033.vcf -T E033_cancer  -d $dbdir&#10;endtime=$(date +%s)&#10;timediff=$((endtime-starttime))&#10;echo total excutetime so far $timediff seconds &gt;&gt; $logfile">
            <text:p>echo $vcfdir/case_100k_bin_05_033.vcf &gt;&gt; $logfile<text:line-break/>$scriptdir/../../bin/bvd-add.pl -s $vcfdir/case_100k_bin_05_033.vcf -T E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6]&amp;&quot;.vcf &gt;&gt; $logfile&quot;&amp;CHAR(10)&amp;&quot;$scriptdir/../../bin/bvd-add.pl -s $vcfdir/case_100k_bin_&quot;&amp;[.G$2]&amp;&quot;_&quot;&amp;[.G36]&amp;&quot;.vcf -T &quot;&amp;[.G$3]&amp;[.G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3.vcf &gt;&gt; $logfile&#10;$scriptdir/../../bin/bvd-add.pl -s $vcfdir/case_100k_bin_06_033.vcf -T F033_cancer  -d $dbdir&#10;endtime=$(date +%s)&#10;timediff=$((endtime-starttime))&#10;echo total excutetime so far $timediff seconds &gt;&gt; $logfile">
            <text:p>echo $vcfdir/case_100k_bin_06_033.vcf &gt;&gt; $logfile<text:line-break/>$scriptdir/../../bin/bvd-add.pl -s $vcfdir/case_100k_bin_06_033.vcf -T F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6]&amp;&quot;.vcf &gt;&gt; $logfile&quot;&amp;CHAR(10)&amp;&quot;$scriptdir/../../bin/bvd-add.pl -s $vcfdir/case_100k_bin_&quot;&amp;[.H$2]&amp;&quot;_&quot;&amp;[.H36]&amp;&quot;.vcf -T &quot;&amp;[.H$3]&amp;[.H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3.vcf &gt;&gt; $logfile&#10;$scriptdir/../../bin/bvd-add.pl -s $vcfdir/case_100k_bin_07_033.vcf -T G033_cancer  -d $dbdir&#10;endtime=$(date +%s)&#10;timediff=$((endtime-starttime))&#10;echo total excutetime so far $timediff seconds &gt;&gt; $logfile">
            <text:p>echo $vcfdir/case_100k_bin_07_033.vcf &gt;&gt; $logfile<text:line-break/>$scriptdir/../../bin/bvd-add.pl -s $vcfdir/case_100k_bin_07_033.vcf -T G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6]&amp;&quot;.vcf &gt;&gt; $logfile&quot;&amp;CHAR(10)&amp;&quot;$scriptdir/../../bin/bvd-add.pl -s $vcfdir/case_100k_bin_&quot;&amp;[.I$2]&amp;&quot;_&quot;&amp;[.I36]&amp;&quot;.vcf -T &quot;&amp;[.I$3]&amp;[.I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3.vcf &gt;&gt; $logfile&#10;$scriptdir/../../bin/bvd-add.pl -s $vcfdir/case_100k_bin_08_033.vcf -T H033_cancer  -d $dbdir&#10;endtime=$(date +%s)&#10;timediff=$((endtime-starttime))&#10;echo total excutetime so far $timediff seconds &gt;&gt; $logfile">
            <text:p>echo $vcfdir/case_100k_bin_08_033.vcf &gt;&gt; $logfile<text:line-break/>$scriptdir/../../bin/bvd-add.pl -s $vcfdir/case_100k_bin_08_033.vcf -T H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6]&amp;&quot;.vcf &gt;&gt; $logfile&quot;&amp;CHAR(10)&amp;&quot;$scriptdir/../../bin/bvd-add.pl -s $vcfdir/case_100k_bin_&quot;&amp;[.J$2]&amp;&quot;_&quot;&amp;[.J36]&amp;&quot;.vcf -T &quot;&amp;[.J$3]&amp;[.J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3.vcf &gt;&gt; $logfile&#10;$scriptdir/../../bin/bvd-add.pl -s $vcfdir/case_100k_bin_09_033.vcf -T I033_cancer  -d $dbdir&#10;endtime=$(date +%s)&#10;timediff=$((endtime-starttime))&#10;echo total excutetime so far $timediff seconds &gt;&gt; $logfile">
            <text:p>echo $vcfdir/case_100k_bin_09_033.vcf &gt;&gt; $logfile<text:line-break/>$scriptdir/../../bin/bvd-add.pl -s $vcfdir/case_100k_bin_09_033.vcf -T I03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6]&amp;&quot;.vcf &gt;&gt; $logfile&quot;&amp;CHAR(10)&amp;&quot;$scriptdir/../../bin/bvd-add.pl -s $vcfdir/case_100k_bin_&quot;&amp;[.K$2]&amp;&quot;_&quot;&amp;[.K36]&amp;&quot;.vcf -T &quot;&amp;[.K$3]&amp;[.K3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3.vcf &gt;&gt; $logfile&#10;$scriptdir/../../bin/bvd-add.pl -s $vcfdir/case_100k_bin_10_033.vcf -T J033_cancer  -d $dbdir&#10;endtime=$(date +%s)&#10;timediff=$((endtime-starttime))&#10;echo total excutetime so far $timediff seconds &gt;&gt; $logfile">
            <text:p>echo $vcfdir/case_100k_bin_10_033.vcf &gt;&gt; $logfile<text:line-break/>$scriptdir/../../bin/bvd-add.pl -s $vcfdir/case_100k_bin_10_033.vcf -T J03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 table:formula="of:=TEXT([.$A37];&quot;000&quot;)" office:value-type="string" office:string-value="034">
            <text:p>034</text:p>
          </table:table-cell>
          <table:table-cell/>
          <table:table-cell table:formula="of:=&quot;echo $vcfdir/case_100k_bin_&quot;&amp;[.B$2]&amp;&quot;_&quot;&amp;[.B37]&amp;&quot;.vcf &gt;&gt; $logfile&quot;&amp;CHAR(10)&amp;&quot;$scriptdir/../../bin/bvd-add.pl -s $vcfdir/case_100k_bin_&quot;&amp;[.B$2]&amp;&quot;_&quot;&amp;[.B37]&amp;&quot;.vcf -T &quot;&amp;[.B$3]&amp;[.B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4.vcf &gt;&gt; $logfile&#10;$scriptdir/../../bin/bvd-add.pl -s $vcfdir/case_100k_bin_01_034.vcf -T A034_cancer  -d $dbdir&#10;endtime=$(date +%s)&#10;timediff=$((endtime-starttime))&#10;echo total excutetime so far $timediff seconds &gt;&gt; $logfile">
            <text:p>echo $vcfdir/case_100k_bin_01_034.vcf &gt;&gt; $logfile<text:line-break/>$scriptdir/../../bin/bvd-add.pl -s $vcfdir/case_100k_bin_01_034.vcf -T A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7]&amp;&quot;.vcf &gt;&gt; $logfile&quot;&amp;CHAR(10)&amp;&quot;$scriptdir/../../bin/bvd-add.pl -s $vcfdir/case_100k_bin_&quot;&amp;[.C$2]&amp;&quot;_&quot;&amp;[.C37]&amp;&quot;.vcf -T &quot;&amp;[.C$3]&amp;[.C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4.vcf &gt;&gt; $logfile&#10;$scriptdir/../../bin/bvd-add.pl -s $vcfdir/case_100k_bin_02_034.vcf -T B034_cancer  -d $dbdir&#10;endtime=$(date +%s)&#10;timediff=$((endtime-starttime))&#10;echo total excutetime so far $timediff seconds &gt;&gt; $logfile">
            <text:p>echo $vcfdir/case_100k_bin_02_034.vcf &gt;&gt; $logfile<text:line-break/>$scriptdir/../../bin/bvd-add.pl -s $vcfdir/case_100k_bin_02_034.vcf -T B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7]&amp;&quot;.vcf &gt;&gt; $logfile&quot;&amp;CHAR(10)&amp;&quot;$scriptdir/../../bin/bvd-add.pl -s $vcfdir/case_100k_bin_&quot;&amp;[.D$2]&amp;&quot;_&quot;&amp;[.D37]&amp;&quot;.vcf -T &quot;&amp;[.D$3]&amp;[.D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4.vcf &gt;&gt; $logfile&#10;$scriptdir/../../bin/bvd-add.pl -s $vcfdir/case_100k_bin_03_034.vcf -T C034_cancer  -d $dbdir&#10;endtime=$(date +%s)&#10;timediff=$((endtime-starttime))&#10;echo total excutetime so far $timediff seconds &gt;&gt; $logfile">
            <text:p>echo $vcfdir/case_100k_bin_03_034.vcf &gt;&gt; $logfile<text:line-break/>$scriptdir/../../bin/bvd-add.pl -s $vcfdir/case_100k_bin_03_034.vcf -T C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7]&amp;&quot;.vcf &gt;&gt; $logfile&quot;&amp;CHAR(10)&amp;&quot;$scriptdir/../../bin/bvd-add.pl -s $vcfdir/case_100k_bin_&quot;&amp;[.E$2]&amp;&quot;_&quot;&amp;[.E37]&amp;&quot;.vcf -T &quot;&amp;[.E$3]&amp;[.E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4.vcf &gt;&gt; $logfile&#10;$scriptdir/../../bin/bvd-add.pl -s $vcfdir/case_100k_bin_04_034.vcf -T D034_cancer  -d $dbdir&#10;endtime=$(date +%s)&#10;timediff=$((endtime-starttime))&#10;echo total excutetime so far $timediff seconds &gt;&gt; $logfile">
            <text:p>echo $vcfdir/case_100k_bin_04_034.vcf &gt;&gt; $logfile<text:line-break/>$scriptdir/../../bin/bvd-add.pl -s $vcfdir/case_100k_bin_04_034.vcf -T D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7]&amp;&quot;.vcf &gt;&gt; $logfile&quot;&amp;CHAR(10)&amp;&quot;$scriptdir/../../bin/bvd-add.pl -s $vcfdir/case_100k_bin_&quot;&amp;[.F$2]&amp;&quot;_&quot;&amp;[.F37]&amp;&quot;.vcf -T &quot;&amp;[.F$3]&amp;[.F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4.vcf &gt;&gt; $logfile&#10;$scriptdir/../../bin/bvd-add.pl -s $vcfdir/case_100k_bin_05_034.vcf -T E034_cancer  -d $dbdir&#10;endtime=$(date +%s)&#10;timediff=$((endtime-starttime))&#10;echo total excutetime so far $timediff seconds &gt;&gt; $logfile">
            <text:p>echo $vcfdir/case_100k_bin_05_034.vcf &gt;&gt; $logfile<text:line-break/>$scriptdir/../../bin/bvd-add.pl -s $vcfdir/case_100k_bin_05_034.vcf -T E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7]&amp;&quot;.vcf &gt;&gt; $logfile&quot;&amp;CHAR(10)&amp;&quot;$scriptdir/../../bin/bvd-add.pl -s $vcfdir/case_100k_bin_&quot;&amp;[.G$2]&amp;&quot;_&quot;&amp;[.G37]&amp;&quot;.vcf -T &quot;&amp;[.G$3]&amp;[.G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4.vcf &gt;&gt; $logfile&#10;$scriptdir/../../bin/bvd-add.pl -s $vcfdir/case_100k_bin_06_034.vcf -T F034_cancer  -d $dbdir&#10;endtime=$(date +%s)&#10;timediff=$((endtime-starttime))&#10;echo total excutetime so far $timediff seconds &gt;&gt; $logfile">
            <text:p>echo $vcfdir/case_100k_bin_06_034.vcf &gt;&gt; $logfile<text:line-break/>$scriptdir/../../bin/bvd-add.pl -s $vcfdir/case_100k_bin_06_034.vcf -T F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7]&amp;&quot;.vcf &gt;&gt; $logfile&quot;&amp;CHAR(10)&amp;&quot;$scriptdir/../../bin/bvd-add.pl -s $vcfdir/case_100k_bin_&quot;&amp;[.H$2]&amp;&quot;_&quot;&amp;[.H37]&amp;&quot;.vcf -T &quot;&amp;[.H$3]&amp;[.H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4.vcf &gt;&gt; $logfile&#10;$scriptdir/../../bin/bvd-add.pl -s $vcfdir/case_100k_bin_07_034.vcf -T G034_cancer  -d $dbdir&#10;endtime=$(date +%s)&#10;timediff=$((endtime-starttime))&#10;echo total excutetime so far $timediff seconds &gt;&gt; $logfile">
            <text:p>echo $vcfdir/case_100k_bin_07_034.vcf &gt;&gt; $logfile<text:line-break/>$scriptdir/../../bin/bvd-add.pl -s $vcfdir/case_100k_bin_07_034.vcf -T G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7]&amp;&quot;.vcf &gt;&gt; $logfile&quot;&amp;CHAR(10)&amp;&quot;$scriptdir/../../bin/bvd-add.pl -s $vcfdir/case_100k_bin_&quot;&amp;[.I$2]&amp;&quot;_&quot;&amp;[.I37]&amp;&quot;.vcf -T &quot;&amp;[.I$3]&amp;[.I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4.vcf &gt;&gt; $logfile&#10;$scriptdir/../../bin/bvd-add.pl -s $vcfdir/case_100k_bin_08_034.vcf -T H034_cancer  -d $dbdir&#10;endtime=$(date +%s)&#10;timediff=$((endtime-starttime))&#10;echo total excutetime so far $timediff seconds &gt;&gt; $logfile">
            <text:p>echo $vcfdir/case_100k_bin_08_034.vcf &gt;&gt; $logfile<text:line-break/>$scriptdir/../../bin/bvd-add.pl -s $vcfdir/case_100k_bin_08_034.vcf -T H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7]&amp;&quot;.vcf &gt;&gt; $logfile&quot;&amp;CHAR(10)&amp;&quot;$scriptdir/../../bin/bvd-add.pl -s $vcfdir/case_100k_bin_&quot;&amp;[.J$2]&amp;&quot;_&quot;&amp;[.J37]&amp;&quot;.vcf -T &quot;&amp;[.J$3]&amp;[.J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4.vcf &gt;&gt; $logfile&#10;$scriptdir/../../bin/bvd-add.pl -s $vcfdir/case_100k_bin_09_034.vcf -T I034_cancer  -d $dbdir&#10;endtime=$(date +%s)&#10;timediff=$((endtime-starttime))&#10;echo total excutetime so far $timediff seconds &gt;&gt; $logfile">
            <text:p>echo $vcfdir/case_100k_bin_09_034.vcf &gt;&gt; $logfile<text:line-break/>$scriptdir/../../bin/bvd-add.pl -s $vcfdir/case_100k_bin_09_034.vcf -T I03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7]&amp;&quot;.vcf &gt;&gt; $logfile&quot;&amp;CHAR(10)&amp;&quot;$scriptdir/../../bin/bvd-add.pl -s $vcfdir/case_100k_bin_&quot;&amp;[.K$2]&amp;&quot;_&quot;&amp;[.K37]&amp;&quot;.vcf -T &quot;&amp;[.K$3]&amp;[.K3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4.vcf &gt;&gt; $logfile&#10;$scriptdir/../../bin/bvd-add.pl -s $vcfdir/case_100k_bin_10_034.vcf -T J034_cancer  -d $dbdir&#10;endtime=$(date +%s)&#10;timediff=$((endtime-starttime))&#10;echo total excutetime so far $timediff seconds &gt;&gt; $logfile">
            <text:p>echo $vcfdir/case_100k_bin_10_034.vcf &gt;&gt; $logfile<text:line-break/>$scriptdir/../../bin/bvd-add.pl -s $vcfdir/case_100k_bin_10_034.vcf -T J03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 table:formula="of:=TEXT([.$A38];&quot;000&quot;)" office:value-type="string" office:string-value="035">
            <text:p>035</text:p>
          </table:table-cell>
          <table:table-cell/>
          <table:table-cell table:formula="of:=&quot;echo $vcfdir/case_100k_bin_&quot;&amp;[.B$2]&amp;&quot;_&quot;&amp;[.B38]&amp;&quot;.vcf &gt;&gt; $logfile&quot;&amp;CHAR(10)&amp;&quot;$scriptdir/../../bin/bvd-add.pl -s $vcfdir/case_100k_bin_&quot;&amp;[.B$2]&amp;&quot;_&quot;&amp;[.B38]&amp;&quot;.vcf -T &quot;&amp;[.B$3]&amp;[.B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5.vcf &gt;&gt; $logfile&#10;$scriptdir/../../bin/bvd-add.pl -s $vcfdir/case_100k_bin_01_035.vcf -T A035_cancer  -d $dbdir&#10;endtime=$(date +%s)&#10;timediff=$((endtime-starttime))&#10;echo total excutetime so far $timediff seconds &gt;&gt; $logfile">
            <text:p>echo $vcfdir/case_100k_bin_01_035.vcf &gt;&gt; $logfile<text:line-break/>$scriptdir/../../bin/bvd-add.pl -s $vcfdir/case_100k_bin_01_035.vcf -T A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8]&amp;&quot;.vcf &gt;&gt; $logfile&quot;&amp;CHAR(10)&amp;&quot;$scriptdir/../../bin/bvd-add.pl -s $vcfdir/case_100k_bin_&quot;&amp;[.C$2]&amp;&quot;_&quot;&amp;[.C38]&amp;&quot;.vcf -T &quot;&amp;[.C$3]&amp;[.C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5.vcf &gt;&gt; $logfile&#10;$scriptdir/../../bin/bvd-add.pl -s $vcfdir/case_100k_bin_02_035.vcf -T B035_cancer  -d $dbdir&#10;endtime=$(date +%s)&#10;timediff=$((endtime-starttime))&#10;echo total excutetime so far $timediff seconds &gt;&gt; $logfile">
            <text:p>echo $vcfdir/case_100k_bin_02_035.vcf &gt;&gt; $logfile<text:line-break/>$scriptdir/../../bin/bvd-add.pl -s $vcfdir/case_100k_bin_02_035.vcf -T B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8]&amp;&quot;.vcf &gt;&gt; $logfile&quot;&amp;CHAR(10)&amp;&quot;$scriptdir/../../bin/bvd-add.pl -s $vcfdir/case_100k_bin_&quot;&amp;[.D$2]&amp;&quot;_&quot;&amp;[.D38]&amp;&quot;.vcf -T &quot;&amp;[.D$3]&amp;[.D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5.vcf &gt;&gt; $logfile&#10;$scriptdir/../../bin/bvd-add.pl -s $vcfdir/case_100k_bin_03_035.vcf -T C035_cancer  -d $dbdir&#10;endtime=$(date +%s)&#10;timediff=$((endtime-starttime))&#10;echo total excutetime so far $timediff seconds &gt;&gt; $logfile">
            <text:p>echo $vcfdir/case_100k_bin_03_035.vcf &gt;&gt; $logfile<text:line-break/>$scriptdir/../../bin/bvd-add.pl -s $vcfdir/case_100k_bin_03_035.vcf -T C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8]&amp;&quot;.vcf &gt;&gt; $logfile&quot;&amp;CHAR(10)&amp;&quot;$scriptdir/../../bin/bvd-add.pl -s $vcfdir/case_100k_bin_&quot;&amp;[.E$2]&amp;&quot;_&quot;&amp;[.E38]&amp;&quot;.vcf -T &quot;&amp;[.E$3]&amp;[.E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5.vcf &gt;&gt; $logfile&#10;$scriptdir/../../bin/bvd-add.pl -s $vcfdir/case_100k_bin_04_035.vcf -T D035_cancer  -d $dbdir&#10;endtime=$(date +%s)&#10;timediff=$((endtime-starttime))&#10;echo total excutetime so far $timediff seconds &gt;&gt; $logfile">
            <text:p>echo $vcfdir/case_100k_bin_04_035.vcf &gt;&gt; $logfile<text:line-break/>$scriptdir/../../bin/bvd-add.pl -s $vcfdir/case_100k_bin_04_035.vcf -T D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8]&amp;&quot;.vcf &gt;&gt; $logfile&quot;&amp;CHAR(10)&amp;&quot;$scriptdir/../../bin/bvd-add.pl -s $vcfdir/case_100k_bin_&quot;&amp;[.F$2]&amp;&quot;_&quot;&amp;[.F38]&amp;&quot;.vcf -T &quot;&amp;[.F$3]&amp;[.F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5.vcf &gt;&gt; $logfile&#10;$scriptdir/../../bin/bvd-add.pl -s $vcfdir/case_100k_bin_05_035.vcf -T E035_cancer  -d $dbdir&#10;endtime=$(date +%s)&#10;timediff=$((endtime-starttime))&#10;echo total excutetime so far $timediff seconds &gt;&gt; $logfile">
            <text:p>echo $vcfdir/case_100k_bin_05_035.vcf &gt;&gt; $logfile<text:line-break/>$scriptdir/../../bin/bvd-add.pl -s $vcfdir/case_100k_bin_05_035.vcf -T E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8]&amp;&quot;.vcf &gt;&gt; $logfile&quot;&amp;CHAR(10)&amp;&quot;$scriptdir/../../bin/bvd-add.pl -s $vcfdir/case_100k_bin_&quot;&amp;[.G$2]&amp;&quot;_&quot;&amp;[.G38]&amp;&quot;.vcf -T &quot;&amp;[.G$3]&amp;[.G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5.vcf &gt;&gt; $logfile&#10;$scriptdir/../../bin/bvd-add.pl -s $vcfdir/case_100k_bin_06_035.vcf -T F035_cancer  -d $dbdir&#10;endtime=$(date +%s)&#10;timediff=$((endtime-starttime))&#10;echo total excutetime so far $timediff seconds &gt;&gt; $logfile">
            <text:p>echo $vcfdir/case_100k_bin_06_035.vcf &gt;&gt; $logfile<text:line-break/>$scriptdir/../../bin/bvd-add.pl -s $vcfdir/case_100k_bin_06_035.vcf -T F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8]&amp;&quot;.vcf &gt;&gt; $logfile&quot;&amp;CHAR(10)&amp;&quot;$scriptdir/../../bin/bvd-add.pl -s $vcfdir/case_100k_bin_&quot;&amp;[.H$2]&amp;&quot;_&quot;&amp;[.H38]&amp;&quot;.vcf -T &quot;&amp;[.H$3]&amp;[.H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5.vcf &gt;&gt; $logfile&#10;$scriptdir/../../bin/bvd-add.pl -s $vcfdir/case_100k_bin_07_035.vcf -T G035_cancer  -d $dbdir&#10;endtime=$(date +%s)&#10;timediff=$((endtime-starttime))&#10;echo total excutetime so far $timediff seconds &gt;&gt; $logfile">
            <text:p>echo $vcfdir/case_100k_bin_07_035.vcf &gt;&gt; $logfile<text:line-break/>$scriptdir/../../bin/bvd-add.pl -s $vcfdir/case_100k_bin_07_035.vcf -T G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8]&amp;&quot;.vcf &gt;&gt; $logfile&quot;&amp;CHAR(10)&amp;&quot;$scriptdir/../../bin/bvd-add.pl -s $vcfdir/case_100k_bin_&quot;&amp;[.I$2]&amp;&quot;_&quot;&amp;[.I38]&amp;&quot;.vcf -T &quot;&amp;[.I$3]&amp;[.I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5.vcf &gt;&gt; $logfile&#10;$scriptdir/../../bin/bvd-add.pl -s $vcfdir/case_100k_bin_08_035.vcf -T H035_cancer  -d $dbdir&#10;endtime=$(date +%s)&#10;timediff=$((endtime-starttime))&#10;echo total excutetime so far $timediff seconds &gt;&gt; $logfile">
            <text:p>echo $vcfdir/case_100k_bin_08_035.vcf &gt;&gt; $logfile<text:line-break/>$scriptdir/../../bin/bvd-add.pl -s $vcfdir/case_100k_bin_08_035.vcf -T H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8]&amp;&quot;.vcf &gt;&gt; $logfile&quot;&amp;CHAR(10)&amp;&quot;$scriptdir/../../bin/bvd-add.pl -s $vcfdir/case_100k_bin_&quot;&amp;[.J$2]&amp;&quot;_&quot;&amp;[.J38]&amp;&quot;.vcf -T &quot;&amp;[.J$3]&amp;[.J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5.vcf &gt;&gt; $logfile&#10;$scriptdir/../../bin/bvd-add.pl -s $vcfdir/case_100k_bin_09_035.vcf -T I035_cancer  -d $dbdir&#10;endtime=$(date +%s)&#10;timediff=$((endtime-starttime))&#10;echo total excutetime so far $timediff seconds &gt;&gt; $logfile">
            <text:p>echo $vcfdir/case_100k_bin_09_035.vcf &gt;&gt; $logfile<text:line-break/>$scriptdir/../../bin/bvd-add.pl -s $vcfdir/case_100k_bin_09_035.vcf -T I03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8]&amp;&quot;.vcf &gt;&gt; $logfile&quot;&amp;CHAR(10)&amp;&quot;$scriptdir/../../bin/bvd-add.pl -s $vcfdir/case_100k_bin_&quot;&amp;[.K$2]&amp;&quot;_&quot;&amp;[.K38]&amp;&quot;.vcf -T &quot;&amp;[.K$3]&amp;[.K3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5.vcf &gt;&gt; $logfile&#10;$scriptdir/../../bin/bvd-add.pl -s $vcfdir/case_100k_bin_10_035.vcf -T J035_cancer  -d $dbdir&#10;endtime=$(date +%s)&#10;timediff=$((endtime-starttime))&#10;echo total excutetime so far $timediff seconds &gt;&gt; $logfile">
            <text:p>echo $vcfdir/case_100k_bin_10_035.vcf &gt;&gt; $logfile<text:line-break/>$scriptdir/../../bin/bvd-add.pl -s $vcfdir/case_100k_bin_10_035.vcf -T J03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 table:formula="of:=TEXT([.$A39];&quot;000&quot;)" office:value-type="string" office:string-value="036">
            <text:p>036</text:p>
          </table:table-cell>
          <table:table-cell/>
          <table:table-cell table:formula="of:=&quot;echo $vcfdir/case_100k_bin_&quot;&amp;[.B$2]&amp;&quot;_&quot;&amp;[.B39]&amp;&quot;.vcf &gt;&gt; $logfile&quot;&amp;CHAR(10)&amp;&quot;$scriptdir/../../bin/bvd-add.pl -s $vcfdir/case_100k_bin_&quot;&amp;[.B$2]&amp;&quot;_&quot;&amp;[.B39]&amp;&quot;.vcf -T &quot;&amp;[.B$3]&amp;[.B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6.vcf &gt;&gt; $logfile&#10;$scriptdir/../../bin/bvd-add.pl -s $vcfdir/case_100k_bin_01_036.vcf -T A036_cancer  -d $dbdir&#10;endtime=$(date +%s)&#10;timediff=$((endtime-starttime))&#10;echo total excutetime so far $timediff seconds &gt;&gt; $logfile">
            <text:p>echo $vcfdir/case_100k_bin_01_036.vcf &gt;&gt; $logfile<text:line-break/>$scriptdir/../../bin/bvd-add.pl -s $vcfdir/case_100k_bin_01_036.vcf -T A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39]&amp;&quot;.vcf &gt;&gt; $logfile&quot;&amp;CHAR(10)&amp;&quot;$scriptdir/../../bin/bvd-add.pl -s $vcfdir/case_100k_bin_&quot;&amp;[.C$2]&amp;&quot;_&quot;&amp;[.C39]&amp;&quot;.vcf -T &quot;&amp;[.C$3]&amp;[.C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6.vcf &gt;&gt; $logfile&#10;$scriptdir/../../bin/bvd-add.pl -s $vcfdir/case_100k_bin_02_036.vcf -T B036_cancer  -d $dbdir&#10;endtime=$(date +%s)&#10;timediff=$((endtime-starttime))&#10;echo total excutetime so far $timediff seconds &gt;&gt; $logfile">
            <text:p>echo $vcfdir/case_100k_bin_02_036.vcf &gt;&gt; $logfile<text:line-break/>$scriptdir/../../bin/bvd-add.pl -s $vcfdir/case_100k_bin_02_036.vcf -T B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39]&amp;&quot;.vcf &gt;&gt; $logfile&quot;&amp;CHAR(10)&amp;&quot;$scriptdir/../../bin/bvd-add.pl -s $vcfdir/case_100k_bin_&quot;&amp;[.D$2]&amp;&quot;_&quot;&amp;[.D39]&amp;&quot;.vcf -T &quot;&amp;[.D$3]&amp;[.D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6.vcf &gt;&gt; $logfile&#10;$scriptdir/../../bin/bvd-add.pl -s $vcfdir/case_100k_bin_03_036.vcf -T C036_cancer  -d $dbdir&#10;endtime=$(date +%s)&#10;timediff=$((endtime-starttime))&#10;echo total excutetime so far $timediff seconds &gt;&gt; $logfile">
            <text:p>echo $vcfdir/case_100k_bin_03_036.vcf &gt;&gt; $logfile<text:line-break/>$scriptdir/../../bin/bvd-add.pl -s $vcfdir/case_100k_bin_03_036.vcf -T C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39]&amp;&quot;.vcf &gt;&gt; $logfile&quot;&amp;CHAR(10)&amp;&quot;$scriptdir/../../bin/bvd-add.pl -s $vcfdir/case_100k_bin_&quot;&amp;[.E$2]&amp;&quot;_&quot;&amp;[.E39]&amp;&quot;.vcf -T &quot;&amp;[.E$3]&amp;[.E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6.vcf &gt;&gt; $logfile&#10;$scriptdir/../../bin/bvd-add.pl -s $vcfdir/case_100k_bin_04_036.vcf -T D036_cancer  -d $dbdir&#10;endtime=$(date +%s)&#10;timediff=$((endtime-starttime))&#10;echo total excutetime so far $timediff seconds &gt;&gt; $logfile">
            <text:p>echo $vcfdir/case_100k_bin_04_036.vcf &gt;&gt; $logfile<text:line-break/>$scriptdir/../../bin/bvd-add.pl -s $vcfdir/case_100k_bin_04_036.vcf -T D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39]&amp;&quot;.vcf &gt;&gt; $logfile&quot;&amp;CHAR(10)&amp;&quot;$scriptdir/../../bin/bvd-add.pl -s $vcfdir/case_100k_bin_&quot;&amp;[.F$2]&amp;&quot;_&quot;&amp;[.F39]&amp;&quot;.vcf -T &quot;&amp;[.F$3]&amp;[.F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6.vcf &gt;&gt; $logfile&#10;$scriptdir/../../bin/bvd-add.pl -s $vcfdir/case_100k_bin_05_036.vcf -T E036_cancer  -d $dbdir&#10;endtime=$(date +%s)&#10;timediff=$((endtime-starttime))&#10;echo total excutetime so far $timediff seconds &gt;&gt; $logfile">
            <text:p>echo $vcfdir/case_100k_bin_05_036.vcf &gt;&gt; $logfile<text:line-break/>$scriptdir/../../bin/bvd-add.pl -s $vcfdir/case_100k_bin_05_036.vcf -T E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39]&amp;&quot;.vcf &gt;&gt; $logfile&quot;&amp;CHAR(10)&amp;&quot;$scriptdir/../../bin/bvd-add.pl -s $vcfdir/case_100k_bin_&quot;&amp;[.G$2]&amp;&quot;_&quot;&amp;[.G39]&amp;&quot;.vcf -T &quot;&amp;[.G$3]&amp;[.G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6.vcf &gt;&gt; $logfile&#10;$scriptdir/../../bin/bvd-add.pl -s $vcfdir/case_100k_bin_06_036.vcf -T F036_cancer  -d $dbdir&#10;endtime=$(date +%s)&#10;timediff=$((endtime-starttime))&#10;echo total excutetime so far $timediff seconds &gt;&gt; $logfile">
            <text:p>echo $vcfdir/case_100k_bin_06_036.vcf &gt;&gt; $logfile<text:line-break/>$scriptdir/../../bin/bvd-add.pl -s $vcfdir/case_100k_bin_06_036.vcf -T F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39]&amp;&quot;.vcf &gt;&gt; $logfile&quot;&amp;CHAR(10)&amp;&quot;$scriptdir/../../bin/bvd-add.pl -s $vcfdir/case_100k_bin_&quot;&amp;[.H$2]&amp;&quot;_&quot;&amp;[.H39]&amp;&quot;.vcf -T &quot;&amp;[.H$3]&amp;[.H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6.vcf &gt;&gt; $logfile&#10;$scriptdir/../../bin/bvd-add.pl -s $vcfdir/case_100k_bin_07_036.vcf -T G036_cancer  -d $dbdir&#10;endtime=$(date +%s)&#10;timediff=$((endtime-starttime))&#10;echo total excutetime so far $timediff seconds &gt;&gt; $logfile">
            <text:p>echo $vcfdir/case_100k_bin_07_036.vcf &gt;&gt; $logfile<text:line-break/>$scriptdir/../../bin/bvd-add.pl -s $vcfdir/case_100k_bin_07_036.vcf -T G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39]&amp;&quot;.vcf &gt;&gt; $logfile&quot;&amp;CHAR(10)&amp;&quot;$scriptdir/../../bin/bvd-add.pl -s $vcfdir/case_100k_bin_&quot;&amp;[.I$2]&amp;&quot;_&quot;&amp;[.I39]&amp;&quot;.vcf -T &quot;&amp;[.I$3]&amp;[.I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6.vcf &gt;&gt; $logfile&#10;$scriptdir/../../bin/bvd-add.pl -s $vcfdir/case_100k_bin_08_036.vcf -T H036_cancer  -d $dbdir&#10;endtime=$(date +%s)&#10;timediff=$((endtime-starttime))&#10;echo total excutetime so far $timediff seconds &gt;&gt; $logfile">
            <text:p>echo $vcfdir/case_100k_bin_08_036.vcf &gt;&gt; $logfile<text:line-break/>$scriptdir/../../bin/bvd-add.pl -s $vcfdir/case_100k_bin_08_036.vcf -T H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39]&amp;&quot;.vcf &gt;&gt; $logfile&quot;&amp;CHAR(10)&amp;&quot;$scriptdir/../../bin/bvd-add.pl -s $vcfdir/case_100k_bin_&quot;&amp;[.J$2]&amp;&quot;_&quot;&amp;[.J39]&amp;&quot;.vcf -T &quot;&amp;[.J$3]&amp;[.J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6.vcf &gt;&gt; $logfile&#10;$scriptdir/../../bin/bvd-add.pl -s $vcfdir/case_100k_bin_09_036.vcf -T I036_cancer  -d $dbdir&#10;endtime=$(date +%s)&#10;timediff=$((endtime-starttime))&#10;echo total excutetime so far $timediff seconds &gt;&gt; $logfile">
            <text:p>echo $vcfdir/case_100k_bin_09_036.vcf &gt;&gt; $logfile<text:line-break/>$scriptdir/../../bin/bvd-add.pl -s $vcfdir/case_100k_bin_09_036.vcf -T I03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39]&amp;&quot;.vcf &gt;&gt; $logfile&quot;&amp;CHAR(10)&amp;&quot;$scriptdir/../../bin/bvd-add.pl -s $vcfdir/case_100k_bin_&quot;&amp;[.K$2]&amp;&quot;_&quot;&amp;[.K39]&amp;&quot;.vcf -T &quot;&amp;[.K$3]&amp;[.K3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6.vcf &gt;&gt; $logfile&#10;$scriptdir/../../bin/bvd-add.pl -s $vcfdir/case_100k_bin_10_036.vcf -T J036_cancer  -d $dbdir&#10;endtime=$(date +%s)&#10;timediff=$((endtime-starttime))&#10;echo total excutetime so far $timediff seconds &gt;&gt; $logfile">
            <text:p>echo $vcfdir/case_100k_bin_10_036.vcf &gt;&gt; $logfile<text:line-break/>$scriptdir/../../bin/bvd-add.pl -s $vcfdir/case_100k_bin_10_036.vcf -T J03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 table:formula="of:=TEXT([.$A40];&quot;000&quot;)" office:value-type="string" office:string-value="037">
            <text:p>037</text:p>
          </table:table-cell>
          <table:table-cell/>
          <table:table-cell table:formula="of:=&quot;echo $vcfdir/case_100k_bin_&quot;&amp;[.B$2]&amp;&quot;_&quot;&amp;[.B40]&amp;&quot;.vcf &gt;&gt; $logfile&quot;&amp;CHAR(10)&amp;&quot;$scriptdir/../../bin/bvd-add.pl -s $vcfdir/case_100k_bin_&quot;&amp;[.B$2]&amp;&quot;_&quot;&amp;[.B40]&amp;&quot;.vcf -T &quot;&amp;[.B$3]&amp;[.B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7.vcf &gt;&gt; $logfile&#10;$scriptdir/../../bin/bvd-add.pl -s $vcfdir/case_100k_bin_01_037.vcf -T A037_cancer  -d $dbdir&#10;endtime=$(date +%s)&#10;timediff=$((endtime-starttime))&#10;echo total excutetime so far $timediff seconds &gt;&gt; $logfile">
            <text:p>echo $vcfdir/case_100k_bin_01_037.vcf &gt;&gt; $logfile<text:line-break/>$scriptdir/../../bin/bvd-add.pl -s $vcfdir/case_100k_bin_01_037.vcf -T A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0]&amp;&quot;.vcf &gt;&gt; $logfile&quot;&amp;CHAR(10)&amp;&quot;$scriptdir/../../bin/bvd-add.pl -s $vcfdir/case_100k_bin_&quot;&amp;[.C$2]&amp;&quot;_&quot;&amp;[.C40]&amp;&quot;.vcf -T &quot;&amp;[.C$3]&amp;[.C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7.vcf &gt;&gt; $logfile&#10;$scriptdir/../../bin/bvd-add.pl -s $vcfdir/case_100k_bin_02_037.vcf -T B037_cancer  -d $dbdir&#10;endtime=$(date +%s)&#10;timediff=$((endtime-starttime))&#10;echo total excutetime so far $timediff seconds &gt;&gt; $logfile">
            <text:p>echo $vcfdir/case_100k_bin_02_037.vcf &gt;&gt; $logfile<text:line-break/>$scriptdir/../../bin/bvd-add.pl -s $vcfdir/case_100k_bin_02_037.vcf -T B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0]&amp;&quot;.vcf &gt;&gt; $logfile&quot;&amp;CHAR(10)&amp;&quot;$scriptdir/../../bin/bvd-add.pl -s $vcfdir/case_100k_bin_&quot;&amp;[.D$2]&amp;&quot;_&quot;&amp;[.D40]&amp;&quot;.vcf -T &quot;&amp;[.D$3]&amp;[.D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7.vcf &gt;&gt; $logfile&#10;$scriptdir/../../bin/bvd-add.pl -s $vcfdir/case_100k_bin_03_037.vcf -T C037_cancer  -d $dbdir&#10;endtime=$(date +%s)&#10;timediff=$((endtime-starttime))&#10;echo total excutetime so far $timediff seconds &gt;&gt; $logfile">
            <text:p>echo $vcfdir/case_100k_bin_03_037.vcf &gt;&gt; $logfile<text:line-break/>$scriptdir/../../bin/bvd-add.pl -s $vcfdir/case_100k_bin_03_037.vcf -T C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0]&amp;&quot;.vcf &gt;&gt; $logfile&quot;&amp;CHAR(10)&amp;&quot;$scriptdir/../../bin/bvd-add.pl -s $vcfdir/case_100k_bin_&quot;&amp;[.E$2]&amp;&quot;_&quot;&amp;[.E40]&amp;&quot;.vcf -T &quot;&amp;[.E$3]&amp;[.E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7.vcf &gt;&gt; $logfile&#10;$scriptdir/../../bin/bvd-add.pl -s $vcfdir/case_100k_bin_04_037.vcf -T D037_cancer  -d $dbdir&#10;endtime=$(date +%s)&#10;timediff=$((endtime-starttime))&#10;echo total excutetime so far $timediff seconds &gt;&gt; $logfile">
            <text:p>echo $vcfdir/case_100k_bin_04_037.vcf &gt;&gt; $logfile<text:line-break/>$scriptdir/../../bin/bvd-add.pl -s $vcfdir/case_100k_bin_04_037.vcf -T D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0]&amp;&quot;.vcf &gt;&gt; $logfile&quot;&amp;CHAR(10)&amp;&quot;$scriptdir/../../bin/bvd-add.pl -s $vcfdir/case_100k_bin_&quot;&amp;[.F$2]&amp;&quot;_&quot;&amp;[.F40]&amp;&quot;.vcf -T &quot;&amp;[.F$3]&amp;[.F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7.vcf &gt;&gt; $logfile&#10;$scriptdir/../../bin/bvd-add.pl -s $vcfdir/case_100k_bin_05_037.vcf -T E037_cancer  -d $dbdir&#10;endtime=$(date +%s)&#10;timediff=$((endtime-starttime))&#10;echo total excutetime so far $timediff seconds &gt;&gt; $logfile">
            <text:p>echo $vcfdir/case_100k_bin_05_037.vcf &gt;&gt; $logfile<text:line-break/>$scriptdir/../../bin/bvd-add.pl -s $vcfdir/case_100k_bin_05_037.vcf -T E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0]&amp;&quot;.vcf &gt;&gt; $logfile&quot;&amp;CHAR(10)&amp;&quot;$scriptdir/../../bin/bvd-add.pl -s $vcfdir/case_100k_bin_&quot;&amp;[.G$2]&amp;&quot;_&quot;&amp;[.G40]&amp;&quot;.vcf -T &quot;&amp;[.G$3]&amp;[.G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7.vcf &gt;&gt; $logfile&#10;$scriptdir/../../bin/bvd-add.pl -s $vcfdir/case_100k_bin_06_037.vcf -T F037_cancer  -d $dbdir&#10;endtime=$(date +%s)&#10;timediff=$((endtime-starttime))&#10;echo total excutetime so far $timediff seconds &gt;&gt; $logfile">
            <text:p>echo $vcfdir/case_100k_bin_06_037.vcf &gt;&gt; $logfile<text:line-break/>$scriptdir/../../bin/bvd-add.pl -s $vcfdir/case_100k_bin_06_037.vcf -T F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0]&amp;&quot;.vcf &gt;&gt; $logfile&quot;&amp;CHAR(10)&amp;&quot;$scriptdir/../../bin/bvd-add.pl -s $vcfdir/case_100k_bin_&quot;&amp;[.H$2]&amp;&quot;_&quot;&amp;[.H40]&amp;&quot;.vcf -T &quot;&amp;[.H$3]&amp;[.H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7.vcf &gt;&gt; $logfile&#10;$scriptdir/../../bin/bvd-add.pl -s $vcfdir/case_100k_bin_07_037.vcf -T G037_cancer  -d $dbdir&#10;endtime=$(date +%s)&#10;timediff=$((endtime-starttime))&#10;echo total excutetime so far $timediff seconds &gt;&gt; $logfile">
            <text:p>echo $vcfdir/case_100k_bin_07_037.vcf &gt;&gt; $logfile<text:line-break/>$scriptdir/../../bin/bvd-add.pl -s $vcfdir/case_100k_bin_07_037.vcf -T G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0]&amp;&quot;.vcf &gt;&gt; $logfile&quot;&amp;CHAR(10)&amp;&quot;$scriptdir/../../bin/bvd-add.pl -s $vcfdir/case_100k_bin_&quot;&amp;[.I$2]&amp;&quot;_&quot;&amp;[.I40]&amp;&quot;.vcf -T &quot;&amp;[.I$3]&amp;[.I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7.vcf &gt;&gt; $logfile&#10;$scriptdir/../../bin/bvd-add.pl -s $vcfdir/case_100k_bin_08_037.vcf -T H037_cancer  -d $dbdir&#10;endtime=$(date +%s)&#10;timediff=$((endtime-starttime))&#10;echo total excutetime so far $timediff seconds &gt;&gt; $logfile">
            <text:p>echo $vcfdir/case_100k_bin_08_037.vcf &gt;&gt; $logfile<text:line-break/>$scriptdir/../../bin/bvd-add.pl -s $vcfdir/case_100k_bin_08_037.vcf -T H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0]&amp;&quot;.vcf &gt;&gt; $logfile&quot;&amp;CHAR(10)&amp;&quot;$scriptdir/../../bin/bvd-add.pl -s $vcfdir/case_100k_bin_&quot;&amp;[.J$2]&amp;&quot;_&quot;&amp;[.J40]&amp;&quot;.vcf -T &quot;&amp;[.J$3]&amp;[.J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7.vcf &gt;&gt; $logfile&#10;$scriptdir/../../bin/bvd-add.pl -s $vcfdir/case_100k_bin_09_037.vcf -T I037_cancer  -d $dbdir&#10;endtime=$(date +%s)&#10;timediff=$((endtime-starttime))&#10;echo total excutetime so far $timediff seconds &gt;&gt; $logfile">
            <text:p>echo $vcfdir/case_100k_bin_09_037.vcf &gt;&gt; $logfile<text:line-break/>$scriptdir/../../bin/bvd-add.pl -s $vcfdir/case_100k_bin_09_037.vcf -T I03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0]&amp;&quot;.vcf &gt;&gt; $logfile&quot;&amp;CHAR(10)&amp;&quot;$scriptdir/../../bin/bvd-add.pl -s $vcfdir/case_100k_bin_&quot;&amp;[.K$2]&amp;&quot;_&quot;&amp;[.K40]&amp;&quot;.vcf -T &quot;&amp;[.K$3]&amp;[.K4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7.vcf &gt;&gt; $logfile&#10;$scriptdir/../../bin/bvd-add.pl -s $vcfdir/case_100k_bin_10_037.vcf -T J037_cancer  -d $dbdir&#10;endtime=$(date +%s)&#10;timediff=$((endtime-starttime))&#10;echo total excutetime so far $timediff seconds &gt;&gt; $logfile">
            <text:p>echo $vcfdir/case_100k_bin_10_037.vcf &gt;&gt; $logfile<text:line-break/>$scriptdir/../../bin/bvd-add.pl -s $vcfdir/case_100k_bin_10_037.vcf -T J03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 table:formula="of:=TEXT([.$A41];&quot;000&quot;)" office:value-type="string" office:string-value="038">
            <text:p>038</text:p>
          </table:table-cell>
          <table:table-cell/>
          <table:table-cell table:formula="of:=&quot;echo $vcfdir/case_100k_bin_&quot;&amp;[.B$2]&amp;&quot;_&quot;&amp;[.B41]&amp;&quot;.vcf &gt;&gt; $logfile&quot;&amp;CHAR(10)&amp;&quot;$scriptdir/../../bin/bvd-add.pl -s $vcfdir/case_100k_bin_&quot;&amp;[.B$2]&amp;&quot;_&quot;&amp;[.B41]&amp;&quot;.vcf -T &quot;&amp;[.B$3]&amp;[.B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8.vcf &gt;&gt; $logfile&#10;$scriptdir/../../bin/bvd-add.pl -s $vcfdir/case_100k_bin_01_038.vcf -T A038_cancer  -d $dbdir&#10;endtime=$(date +%s)&#10;timediff=$((endtime-starttime))&#10;echo total excutetime so far $timediff seconds &gt;&gt; $logfile">
            <text:p>echo $vcfdir/case_100k_bin_01_038.vcf &gt;&gt; $logfile<text:line-break/>$scriptdir/../../bin/bvd-add.pl -s $vcfdir/case_100k_bin_01_038.vcf -T A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1]&amp;&quot;.vcf &gt;&gt; $logfile&quot;&amp;CHAR(10)&amp;&quot;$scriptdir/../../bin/bvd-add.pl -s $vcfdir/case_100k_bin_&quot;&amp;[.C$2]&amp;&quot;_&quot;&amp;[.C41]&amp;&quot;.vcf -T &quot;&amp;[.C$3]&amp;[.C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8.vcf &gt;&gt; $logfile&#10;$scriptdir/../../bin/bvd-add.pl -s $vcfdir/case_100k_bin_02_038.vcf -T B038_cancer  -d $dbdir&#10;endtime=$(date +%s)&#10;timediff=$((endtime-starttime))&#10;echo total excutetime so far $timediff seconds &gt;&gt; $logfile">
            <text:p>echo $vcfdir/case_100k_bin_02_038.vcf &gt;&gt; $logfile<text:line-break/>$scriptdir/../../bin/bvd-add.pl -s $vcfdir/case_100k_bin_02_038.vcf -T B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1]&amp;&quot;.vcf &gt;&gt; $logfile&quot;&amp;CHAR(10)&amp;&quot;$scriptdir/../../bin/bvd-add.pl -s $vcfdir/case_100k_bin_&quot;&amp;[.D$2]&amp;&quot;_&quot;&amp;[.D41]&amp;&quot;.vcf -T &quot;&amp;[.D$3]&amp;[.D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8.vcf &gt;&gt; $logfile&#10;$scriptdir/../../bin/bvd-add.pl -s $vcfdir/case_100k_bin_03_038.vcf -T C038_cancer  -d $dbdir&#10;endtime=$(date +%s)&#10;timediff=$((endtime-starttime))&#10;echo total excutetime so far $timediff seconds &gt;&gt; $logfile">
            <text:p>echo $vcfdir/case_100k_bin_03_038.vcf &gt;&gt; $logfile<text:line-break/>$scriptdir/../../bin/bvd-add.pl -s $vcfdir/case_100k_bin_03_038.vcf -T C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1]&amp;&quot;.vcf &gt;&gt; $logfile&quot;&amp;CHAR(10)&amp;&quot;$scriptdir/../../bin/bvd-add.pl -s $vcfdir/case_100k_bin_&quot;&amp;[.E$2]&amp;&quot;_&quot;&amp;[.E41]&amp;&quot;.vcf -T &quot;&amp;[.E$3]&amp;[.E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8.vcf &gt;&gt; $logfile&#10;$scriptdir/../../bin/bvd-add.pl -s $vcfdir/case_100k_bin_04_038.vcf -T D038_cancer  -d $dbdir&#10;endtime=$(date +%s)&#10;timediff=$((endtime-starttime))&#10;echo total excutetime so far $timediff seconds &gt;&gt; $logfile">
            <text:p>echo $vcfdir/case_100k_bin_04_038.vcf &gt;&gt; $logfile<text:line-break/>$scriptdir/../../bin/bvd-add.pl -s $vcfdir/case_100k_bin_04_038.vcf -T D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1]&amp;&quot;.vcf &gt;&gt; $logfile&quot;&amp;CHAR(10)&amp;&quot;$scriptdir/../../bin/bvd-add.pl -s $vcfdir/case_100k_bin_&quot;&amp;[.F$2]&amp;&quot;_&quot;&amp;[.F41]&amp;&quot;.vcf -T &quot;&amp;[.F$3]&amp;[.F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8.vcf &gt;&gt; $logfile&#10;$scriptdir/../../bin/bvd-add.pl -s $vcfdir/case_100k_bin_05_038.vcf -T E038_cancer  -d $dbdir&#10;endtime=$(date +%s)&#10;timediff=$((endtime-starttime))&#10;echo total excutetime so far $timediff seconds &gt;&gt; $logfile">
            <text:p>echo $vcfdir/case_100k_bin_05_038.vcf &gt;&gt; $logfile<text:line-break/>$scriptdir/../../bin/bvd-add.pl -s $vcfdir/case_100k_bin_05_038.vcf -T E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1]&amp;&quot;.vcf &gt;&gt; $logfile&quot;&amp;CHAR(10)&amp;&quot;$scriptdir/../../bin/bvd-add.pl -s $vcfdir/case_100k_bin_&quot;&amp;[.G$2]&amp;&quot;_&quot;&amp;[.G41]&amp;&quot;.vcf -T &quot;&amp;[.G$3]&amp;[.G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8.vcf &gt;&gt; $logfile&#10;$scriptdir/../../bin/bvd-add.pl -s $vcfdir/case_100k_bin_06_038.vcf -T F038_cancer  -d $dbdir&#10;endtime=$(date +%s)&#10;timediff=$((endtime-starttime))&#10;echo total excutetime so far $timediff seconds &gt;&gt; $logfile">
            <text:p>echo $vcfdir/case_100k_bin_06_038.vcf &gt;&gt; $logfile<text:line-break/>$scriptdir/../../bin/bvd-add.pl -s $vcfdir/case_100k_bin_06_038.vcf -T F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1]&amp;&quot;.vcf &gt;&gt; $logfile&quot;&amp;CHAR(10)&amp;&quot;$scriptdir/../../bin/bvd-add.pl -s $vcfdir/case_100k_bin_&quot;&amp;[.H$2]&amp;&quot;_&quot;&amp;[.H41]&amp;&quot;.vcf -T &quot;&amp;[.H$3]&amp;[.H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8.vcf &gt;&gt; $logfile&#10;$scriptdir/../../bin/bvd-add.pl -s $vcfdir/case_100k_bin_07_038.vcf -T G038_cancer  -d $dbdir&#10;endtime=$(date +%s)&#10;timediff=$((endtime-starttime))&#10;echo total excutetime so far $timediff seconds &gt;&gt; $logfile">
            <text:p>echo $vcfdir/case_100k_bin_07_038.vcf &gt;&gt; $logfile<text:line-break/>$scriptdir/../../bin/bvd-add.pl -s $vcfdir/case_100k_bin_07_038.vcf -T G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1]&amp;&quot;.vcf &gt;&gt; $logfile&quot;&amp;CHAR(10)&amp;&quot;$scriptdir/../../bin/bvd-add.pl -s $vcfdir/case_100k_bin_&quot;&amp;[.I$2]&amp;&quot;_&quot;&amp;[.I41]&amp;&quot;.vcf -T &quot;&amp;[.I$3]&amp;[.I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8.vcf &gt;&gt; $logfile&#10;$scriptdir/../../bin/bvd-add.pl -s $vcfdir/case_100k_bin_08_038.vcf -T H038_cancer  -d $dbdir&#10;endtime=$(date +%s)&#10;timediff=$((endtime-starttime))&#10;echo total excutetime so far $timediff seconds &gt;&gt; $logfile">
            <text:p>echo $vcfdir/case_100k_bin_08_038.vcf &gt;&gt; $logfile<text:line-break/>$scriptdir/../../bin/bvd-add.pl -s $vcfdir/case_100k_bin_08_038.vcf -T H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1]&amp;&quot;.vcf &gt;&gt; $logfile&quot;&amp;CHAR(10)&amp;&quot;$scriptdir/../../bin/bvd-add.pl -s $vcfdir/case_100k_bin_&quot;&amp;[.J$2]&amp;&quot;_&quot;&amp;[.J41]&amp;&quot;.vcf -T &quot;&amp;[.J$3]&amp;[.J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8.vcf &gt;&gt; $logfile&#10;$scriptdir/../../bin/bvd-add.pl -s $vcfdir/case_100k_bin_09_038.vcf -T I038_cancer  -d $dbdir&#10;endtime=$(date +%s)&#10;timediff=$((endtime-starttime))&#10;echo total excutetime so far $timediff seconds &gt;&gt; $logfile">
            <text:p>echo $vcfdir/case_100k_bin_09_038.vcf &gt;&gt; $logfile<text:line-break/>$scriptdir/../../bin/bvd-add.pl -s $vcfdir/case_100k_bin_09_038.vcf -T I03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1]&amp;&quot;.vcf &gt;&gt; $logfile&quot;&amp;CHAR(10)&amp;&quot;$scriptdir/../../bin/bvd-add.pl -s $vcfdir/case_100k_bin_&quot;&amp;[.K$2]&amp;&quot;_&quot;&amp;[.K41]&amp;&quot;.vcf -T &quot;&amp;[.K$3]&amp;[.K4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8.vcf &gt;&gt; $logfile&#10;$scriptdir/../../bin/bvd-add.pl -s $vcfdir/case_100k_bin_10_038.vcf -T J038_cancer  -d $dbdir&#10;endtime=$(date +%s)&#10;timediff=$((endtime-starttime))&#10;echo total excutetime so far $timediff seconds &gt;&gt; $logfile">
            <text:p>echo $vcfdir/case_100k_bin_10_038.vcf &gt;&gt; $logfile<text:line-break/>$scriptdir/../../bin/bvd-add.pl -s $vcfdir/case_100k_bin_10_038.vcf -T J03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 table:formula="of:=TEXT([.$A42];&quot;000&quot;)" office:value-type="string" office:string-value="039">
            <text:p>039</text:p>
          </table:table-cell>
          <table:table-cell/>
          <table:table-cell table:formula="of:=&quot;echo $vcfdir/case_100k_bin_&quot;&amp;[.B$2]&amp;&quot;_&quot;&amp;[.B42]&amp;&quot;.vcf &gt;&gt; $logfile&quot;&amp;CHAR(10)&amp;&quot;$scriptdir/../../bin/bvd-add.pl -s $vcfdir/case_100k_bin_&quot;&amp;[.B$2]&amp;&quot;_&quot;&amp;[.B42]&amp;&quot;.vcf -T &quot;&amp;[.B$3]&amp;[.B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39.vcf &gt;&gt; $logfile&#10;$scriptdir/../../bin/bvd-add.pl -s $vcfdir/case_100k_bin_01_039.vcf -T A039_cancer  -d $dbdir&#10;endtime=$(date +%s)&#10;timediff=$((endtime-starttime))&#10;echo total excutetime so far $timediff seconds &gt;&gt; $logfile">
            <text:p>echo $vcfdir/case_100k_bin_01_039.vcf &gt;&gt; $logfile<text:line-break/>$scriptdir/../../bin/bvd-add.pl -s $vcfdir/case_100k_bin_01_039.vcf -T A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2]&amp;&quot;.vcf &gt;&gt; $logfile&quot;&amp;CHAR(10)&amp;&quot;$scriptdir/../../bin/bvd-add.pl -s $vcfdir/case_100k_bin_&quot;&amp;[.C$2]&amp;&quot;_&quot;&amp;[.C42]&amp;&quot;.vcf -T &quot;&amp;[.C$3]&amp;[.C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39.vcf &gt;&gt; $logfile&#10;$scriptdir/../../bin/bvd-add.pl -s $vcfdir/case_100k_bin_02_039.vcf -T B039_cancer  -d $dbdir&#10;endtime=$(date +%s)&#10;timediff=$((endtime-starttime))&#10;echo total excutetime so far $timediff seconds &gt;&gt; $logfile">
            <text:p>echo $vcfdir/case_100k_bin_02_039.vcf &gt;&gt; $logfile<text:line-break/>$scriptdir/../../bin/bvd-add.pl -s $vcfdir/case_100k_bin_02_039.vcf -T B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2]&amp;&quot;.vcf &gt;&gt; $logfile&quot;&amp;CHAR(10)&amp;&quot;$scriptdir/../../bin/bvd-add.pl -s $vcfdir/case_100k_bin_&quot;&amp;[.D$2]&amp;&quot;_&quot;&amp;[.D42]&amp;&quot;.vcf -T &quot;&amp;[.D$3]&amp;[.D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39.vcf &gt;&gt; $logfile&#10;$scriptdir/../../bin/bvd-add.pl -s $vcfdir/case_100k_bin_03_039.vcf -T C039_cancer  -d $dbdir&#10;endtime=$(date +%s)&#10;timediff=$((endtime-starttime))&#10;echo total excutetime so far $timediff seconds &gt;&gt; $logfile">
            <text:p>echo $vcfdir/case_100k_bin_03_039.vcf &gt;&gt; $logfile<text:line-break/>$scriptdir/../../bin/bvd-add.pl -s $vcfdir/case_100k_bin_03_039.vcf -T C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2]&amp;&quot;.vcf &gt;&gt; $logfile&quot;&amp;CHAR(10)&amp;&quot;$scriptdir/../../bin/bvd-add.pl -s $vcfdir/case_100k_bin_&quot;&amp;[.E$2]&amp;&quot;_&quot;&amp;[.E42]&amp;&quot;.vcf -T &quot;&amp;[.E$3]&amp;[.E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39.vcf &gt;&gt; $logfile&#10;$scriptdir/../../bin/bvd-add.pl -s $vcfdir/case_100k_bin_04_039.vcf -T D039_cancer  -d $dbdir&#10;endtime=$(date +%s)&#10;timediff=$((endtime-starttime))&#10;echo total excutetime so far $timediff seconds &gt;&gt; $logfile">
            <text:p>echo $vcfdir/case_100k_bin_04_039.vcf &gt;&gt; $logfile<text:line-break/>$scriptdir/../../bin/bvd-add.pl -s $vcfdir/case_100k_bin_04_039.vcf -T D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2]&amp;&quot;.vcf &gt;&gt; $logfile&quot;&amp;CHAR(10)&amp;&quot;$scriptdir/../../bin/bvd-add.pl -s $vcfdir/case_100k_bin_&quot;&amp;[.F$2]&amp;&quot;_&quot;&amp;[.F42]&amp;&quot;.vcf -T &quot;&amp;[.F$3]&amp;[.F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39.vcf &gt;&gt; $logfile&#10;$scriptdir/../../bin/bvd-add.pl -s $vcfdir/case_100k_bin_05_039.vcf -T E039_cancer  -d $dbdir&#10;endtime=$(date +%s)&#10;timediff=$((endtime-starttime))&#10;echo total excutetime so far $timediff seconds &gt;&gt; $logfile">
            <text:p>echo $vcfdir/case_100k_bin_05_039.vcf &gt;&gt; $logfile<text:line-break/>$scriptdir/../../bin/bvd-add.pl -s $vcfdir/case_100k_bin_05_039.vcf -T E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2]&amp;&quot;.vcf &gt;&gt; $logfile&quot;&amp;CHAR(10)&amp;&quot;$scriptdir/../../bin/bvd-add.pl -s $vcfdir/case_100k_bin_&quot;&amp;[.G$2]&amp;&quot;_&quot;&amp;[.G42]&amp;&quot;.vcf -T &quot;&amp;[.G$3]&amp;[.G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39.vcf &gt;&gt; $logfile&#10;$scriptdir/../../bin/bvd-add.pl -s $vcfdir/case_100k_bin_06_039.vcf -T F039_cancer  -d $dbdir&#10;endtime=$(date +%s)&#10;timediff=$((endtime-starttime))&#10;echo total excutetime so far $timediff seconds &gt;&gt; $logfile">
            <text:p>echo $vcfdir/case_100k_bin_06_039.vcf &gt;&gt; $logfile<text:line-break/>$scriptdir/../../bin/bvd-add.pl -s $vcfdir/case_100k_bin_06_039.vcf -T F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2]&amp;&quot;.vcf &gt;&gt; $logfile&quot;&amp;CHAR(10)&amp;&quot;$scriptdir/../../bin/bvd-add.pl -s $vcfdir/case_100k_bin_&quot;&amp;[.H$2]&amp;&quot;_&quot;&amp;[.H42]&amp;&quot;.vcf -T &quot;&amp;[.H$3]&amp;[.H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39.vcf &gt;&gt; $logfile&#10;$scriptdir/../../bin/bvd-add.pl -s $vcfdir/case_100k_bin_07_039.vcf -T G039_cancer  -d $dbdir&#10;endtime=$(date +%s)&#10;timediff=$((endtime-starttime))&#10;echo total excutetime so far $timediff seconds &gt;&gt; $logfile">
            <text:p>echo $vcfdir/case_100k_bin_07_039.vcf &gt;&gt; $logfile<text:line-break/>$scriptdir/../../bin/bvd-add.pl -s $vcfdir/case_100k_bin_07_039.vcf -T G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2]&amp;&quot;.vcf &gt;&gt; $logfile&quot;&amp;CHAR(10)&amp;&quot;$scriptdir/../../bin/bvd-add.pl -s $vcfdir/case_100k_bin_&quot;&amp;[.I$2]&amp;&quot;_&quot;&amp;[.I42]&amp;&quot;.vcf -T &quot;&amp;[.I$3]&amp;[.I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39.vcf &gt;&gt; $logfile&#10;$scriptdir/../../bin/bvd-add.pl -s $vcfdir/case_100k_bin_08_039.vcf -T H039_cancer  -d $dbdir&#10;endtime=$(date +%s)&#10;timediff=$((endtime-starttime))&#10;echo total excutetime so far $timediff seconds &gt;&gt; $logfile">
            <text:p>echo $vcfdir/case_100k_bin_08_039.vcf &gt;&gt; $logfile<text:line-break/>$scriptdir/../../bin/bvd-add.pl -s $vcfdir/case_100k_bin_08_039.vcf -T H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2]&amp;&quot;.vcf &gt;&gt; $logfile&quot;&amp;CHAR(10)&amp;&quot;$scriptdir/../../bin/bvd-add.pl -s $vcfdir/case_100k_bin_&quot;&amp;[.J$2]&amp;&quot;_&quot;&amp;[.J42]&amp;&quot;.vcf -T &quot;&amp;[.J$3]&amp;[.J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39.vcf &gt;&gt; $logfile&#10;$scriptdir/../../bin/bvd-add.pl -s $vcfdir/case_100k_bin_09_039.vcf -T I039_cancer  -d $dbdir&#10;endtime=$(date +%s)&#10;timediff=$((endtime-starttime))&#10;echo total excutetime so far $timediff seconds &gt;&gt; $logfile">
            <text:p>echo $vcfdir/case_100k_bin_09_039.vcf &gt;&gt; $logfile<text:line-break/>$scriptdir/../../bin/bvd-add.pl -s $vcfdir/case_100k_bin_09_039.vcf -T I03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2]&amp;&quot;.vcf &gt;&gt; $logfile&quot;&amp;CHAR(10)&amp;&quot;$scriptdir/../../bin/bvd-add.pl -s $vcfdir/case_100k_bin_&quot;&amp;[.K$2]&amp;&quot;_&quot;&amp;[.K42]&amp;&quot;.vcf -T &quot;&amp;[.K$3]&amp;[.K4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39.vcf &gt;&gt; $logfile&#10;$scriptdir/../../bin/bvd-add.pl -s $vcfdir/case_100k_bin_10_039.vcf -T J039_cancer  -d $dbdir&#10;endtime=$(date +%s)&#10;timediff=$((endtime-starttime))&#10;echo total excutetime so far $timediff seconds &gt;&gt; $logfile">
            <text:p>echo $vcfdir/case_100k_bin_10_039.vcf &gt;&gt; $logfile<text:line-break/>$scriptdir/../../bin/bvd-add.pl -s $vcfdir/case_100k_bin_10_039.vcf -T J03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 table:formula="of:=TEXT([.$A43];&quot;000&quot;)" office:value-type="string" office:string-value="040">
            <text:p>040</text:p>
          </table:table-cell>
          <table:table-cell/>
          <table:table-cell table:formula="of:=&quot;echo $vcfdir/case_100k_bin_&quot;&amp;[.B$2]&amp;&quot;_&quot;&amp;[.B43]&amp;&quot;.vcf &gt;&gt; $logfile&quot;&amp;CHAR(10)&amp;&quot;$scriptdir/../../bin/bvd-add.pl -s $vcfdir/case_100k_bin_&quot;&amp;[.B$2]&amp;&quot;_&quot;&amp;[.B43]&amp;&quot;.vcf -T &quot;&amp;[.B$3]&amp;[.B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0.vcf &gt;&gt; $logfile&#10;$scriptdir/../../bin/bvd-add.pl -s $vcfdir/case_100k_bin_01_040.vcf -T A040_cancer  -d $dbdir&#10;endtime=$(date +%s)&#10;timediff=$((endtime-starttime))&#10;echo total excutetime so far $timediff seconds &gt;&gt; $logfile">
            <text:p>echo $vcfdir/case_100k_bin_01_040.vcf &gt;&gt; $logfile<text:line-break/>$scriptdir/../../bin/bvd-add.pl -s $vcfdir/case_100k_bin_01_040.vcf -T A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3]&amp;&quot;.vcf &gt;&gt; $logfile&quot;&amp;CHAR(10)&amp;&quot;$scriptdir/../../bin/bvd-add.pl -s $vcfdir/case_100k_bin_&quot;&amp;[.C$2]&amp;&quot;_&quot;&amp;[.C43]&amp;&quot;.vcf -T &quot;&amp;[.C$3]&amp;[.C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0.vcf &gt;&gt; $logfile&#10;$scriptdir/../../bin/bvd-add.pl -s $vcfdir/case_100k_bin_02_040.vcf -T B040_cancer  -d $dbdir&#10;endtime=$(date +%s)&#10;timediff=$((endtime-starttime))&#10;echo total excutetime so far $timediff seconds &gt;&gt; $logfile">
            <text:p>echo $vcfdir/case_100k_bin_02_040.vcf &gt;&gt; $logfile<text:line-break/>$scriptdir/../../bin/bvd-add.pl -s $vcfdir/case_100k_bin_02_040.vcf -T B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3]&amp;&quot;.vcf &gt;&gt; $logfile&quot;&amp;CHAR(10)&amp;&quot;$scriptdir/../../bin/bvd-add.pl -s $vcfdir/case_100k_bin_&quot;&amp;[.D$2]&amp;&quot;_&quot;&amp;[.D43]&amp;&quot;.vcf -T &quot;&amp;[.D$3]&amp;[.D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0.vcf &gt;&gt; $logfile&#10;$scriptdir/../../bin/bvd-add.pl -s $vcfdir/case_100k_bin_03_040.vcf -T C040_cancer  -d $dbdir&#10;endtime=$(date +%s)&#10;timediff=$((endtime-starttime))&#10;echo total excutetime so far $timediff seconds &gt;&gt; $logfile">
            <text:p>echo $vcfdir/case_100k_bin_03_040.vcf &gt;&gt; $logfile<text:line-break/>$scriptdir/../../bin/bvd-add.pl -s $vcfdir/case_100k_bin_03_040.vcf -T C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3]&amp;&quot;.vcf &gt;&gt; $logfile&quot;&amp;CHAR(10)&amp;&quot;$scriptdir/../../bin/bvd-add.pl -s $vcfdir/case_100k_bin_&quot;&amp;[.E$2]&amp;&quot;_&quot;&amp;[.E43]&amp;&quot;.vcf -T &quot;&amp;[.E$3]&amp;[.E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0.vcf &gt;&gt; $logfile&#10;$scriptdir/../../bin/bvd-add.pl -s $vcfdir/case_100k_bin_04_040.vcf -T D040_cancer  -d $dbdir&#10;endtime=$(date +%s)&#10;timediff=$((endtime-starttime))&#10;echo total excutetime so far $timediff seconds &gt;&gt; $logfile">
            <text:p>echo $vcfdir/case_100k_bin_04_040.vcf &gt;&gt; $logfile<text:line-break/>$scriptdir/../../bin/bvd-add.pl -s $vcfdir/case_100k_bin_04_040.vcf -T D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3]&amp;&quot;.vcf &gt;&gt; $logfile&quot;&amp;CHAR(10)&amp;&quot;$scriptdir/../../bin/bvd-add.pl -s $vcfdir/case_100k_bin_&quot;&amp;[.F$2]&amp;&quot;_&quot;&amp;[.F43]&amp;&quot;.vcf -T &quot;&amp;[.F$3]&amp;[.F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0.vcf &gt;&gt; $logfile&#10;$scriptdir/../../bin/bvd-add.pl -s $vcfdir/case_100k_bin_05_040.vcf -T E040_cancer  -d $dbdir&#10;endtime=$(date +%s)&#10;timediff=$((endtime-starttime))&#10;echo total excutetime so far $timediff seconds &gt;&gt; $logfile">
            <text:p>echo $vcfdir/case_100k_bin_05_040.vcf &gt;&gt; $logfile<text:line-break/>$scriptdir/../../bin/bvd-add.pl -s $vcfdir/case_100k_bin_05_040.vcf -T E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3]&amp;&quot;.vcf &gt;&gt; $logfile&quot;&amp;CHAR(10)&amp;&quot;$scriptdir/../../bin/bvd-add.pl -s $vcfdir/case_100k_bin_&quot;&amp;[.G$2]&amp;&quot;_&quot;&amp;[.G43]&amp;&quot;.vcf -T &quot;&amp;[.G$3]&amp;[.G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0.vcf &gt;&gt; $logfile&#10;$scriptdir/../../bin/bvd-add.pl -s $vcfdir/case_100k_bin_06_040.vcf -T F040_cancer  -d $dbdir&#10;endtime=$(date +%s)&#10;timediff=$((endtime-starttime))&#10;echo total excutetime so far $timediff seconds &gt;&gt; $logfile">
            <text:p>echo $vcfdir/case_100k_bin_06_040.vcf &gt;&gt; $logfile<text:line-break/>$scriptdir/../../bin/bvd-add.pl -s $vcfdir/case_100k_bin_06_040.vcf -T F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3]&amp;&quot;.vcf &gt;&gt; $logfile&quot;&amp;CHAR(10)&amp;&quot;$scriptdir/../../bin/bvd-add.pl -s $vcfdir/case_100k_bin_&quot;&amp;[.H$2]&amp;&quot;_&quot;&amp;[.H43]&amp;&quot;.vcf -T &quot;&amp;[.H$3]&amp;[.H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0.vcf &gt;&gt; $logfile&#10;$scriptdir/../../bin/bvd-add.pl -s $vcfdir/case_100k_bin_07_040.vcf -T G040_cancer  -d $dbdir&#10;endtime=$(date +%s)&#10;timediff=$((endtime-starttime))&#10;echo total excutetime so far $timediff seconds &gt;&gt; $logfile">
            <text:p>echo $vcfdir/case_100k_bin_07_040.vcf &gt;&gt; $logfile<text:line-break/>$scriptdir/../../bin/bvd-add.pl -s $vcfdir/case_100k_bin_07_040.vcf -T G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3]&amp;&quot;.vcf &gt;&gt; $logfile&quot;&amp;CHAR(10)&amp;&quot;$scriptdir/../../bin/bvd-add.pl -s $vcfdir/case_100k_bin_&quot;&amp;[.I$2]&amp;&quot;_&quot;&amp;[.I43]&amp;&quot;.vcf -T &quot;&amp;[.I$3]&amp;[.I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0.vcf &gt;&gt; $logfile&#10;$scriptdir/../../bin/bvd-add.pl -s $vcfdir/case_100k_bin_08_040.vcf -T H040_cancer  -d $dbdir&#10;endtime=$(date +%s)&#10;timediff=$((endtime-starttime))&#10;echo total excutetime so far $timediff seconds &gt;&gt; $logfile">
            <text:p>echo $vcfdir/case_100k_bin_08_040.vcf &gt;&gt; $logfile<text:line-break/>$scriptdir/../../bin/bvd-add.pl -s $vcfdir/case_100k_bin_08_040.vcf -T H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3]&amp;&quot;.vcf &gt;&gt; $logfile&quot;&amp;CHAR(10)&amp;&quot;$scriptdir/../../bin/bvd-add.pl -s $vcfdir/case_100k_bin_&quot;&amp;[.J$2]&amp;&quot;_&quot;&amp;[.J43]&amp;&quot;.vcf -T &quot;&amp;[.J$3]&amp;[.J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0.vcf &gt;&gt; $logfile&#10;$scriptdir/../../bin/bvd-add.pl -s $vcfdir/case_100k_bin_09_040.vcf -T I040_cancer  -d $dbdir&#10;endtime=$(date +%s)&#10;timediff=$((endtime-starttime))&#10;echo total excutetime so far $timediff seconds &gt;&gt; $logfile">
            <text:p>echo $vcfdir/case_100k_bin_09_040.vcf &gt;&gt; $logfile<text:line-break/>$scriptdir/../../bin/bvd-add.pl -s $vcfdir/case_100k_bin_09_040.vcf -T I04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3]&amp;&quot;.vcf &gt;&gt; $logfile&quot;&amp;CHAR(10)&amp;&quot;$scriptdir/../../bin/bvd-add.pl -s $vcfdir/case_100k_bin_&quot;&amp;[.K$2]&amp;&quot;_&quot;&amp;[.K43]&amp;&quot;.vcf -T &quot;&amp;[.K$3]&amp;[.K4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0.vcf &gt;&gt; $logfile&#10;$scriptdir/../../bin/bvd-add.pl -s $vcfdir/case_100k_bin_10_040.vcf -T J040_cancer  -d $dbdir&#10;endtime=$(date +%s)&#10;timediff=$((endtime-starttime))&#10;echo total excutetime so far $timediff seconds &gt;&gt; $logfile">
            <text:p>echo $vcfdir/case_100k_bin_10_040.vcf &gt;&gt; $logfile<text:line-break/>$scriptdir/../../bin/bvd-add.pl -s $vcfdir/case_100k_bin_10_040.vcf -T J04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 table:formula="of:=TEXT([.$A44];&quot;000&quot;)" office:value-type="string" office:string-value="041">
            <text:p>041</text:p>
          </table:table-cell>
          <table:table-cell/>
          <table:table-cell table:formula="of:=&quot;echo $vcfdir/case_100k_bin_&quot;&amp;[.B$2]&amp;&quot;_&quot;&amp;[.B44]&amp;&quot;.vcf &gt;&gt; $logfile&quot;&amp;CHAR(10)&amp;&quot;$scriptdir/../../bin/bvd-add.pl -s $vcfdir/case_100k_bin_&quot;&amp;[.B$2]&amp;&quot;_&quot;&amp;[.B44]&amp;&quot;.vcf -T &quot;&amp;[.B$3]&amp;[.B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1.vcf &gt;&gt; $logfile&#10;$scriptdir/../../bin/bvd-add.pl -s $vcfdir/case_100k_bin_01_041.vcf -T A041_cancer  -d $dbdir&#10;endtime=$(date +%s)&#10;timediff=$((endtime-starttime))&#10;echo total excutetime so far $timediff seconds &gt;&gt; $logfile">
            <text:p>echo $vcfdir/case_100k_bin_01_041.vcf &gt;&gt; $logfile<text:line-break/>$scriptdir/../../bin/bvd-add.pl -s $vcfdir/case_100k_bin_01_041.vcf -T A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4]&amp;&quot;.vcf &gt;&gt; $logfile&quot;&amp;CHAR(10)&amp;&quot;$scriptdir/../../bin/bvd-add.pl -s $vcfdir/case_100k_bin_&quot;&amp;[.C$2]&amp;&quot;_&quot;&amp;[.C44]&amp;&quot;.vcf -T &quot;&amp;[.C$3]&amp;[.C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1.vcf &gt;&gt; $logfile&#10;$scriptdir/../../bin/bvd-add.pl -s $vcfdir/case_100k_bin_02_041.vcf -T B041_cancer  -d $dbdir&#10;endtime=$(date +%s)&#10;timediff=$((endtime-starttime))&#10;echo total excutetime so far $timediff seconds &gt;&gt; $logfile">
            <text:p>echo $vcfdir/case_100k_bin_02_041.vcf &gt;&gt; $logfile<text:line-break/>$scriptdir/../../bin/bvd-add.pl -s $vcfdir/case_100k_bin_02_041.vcf -T B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4]&amp;&quot;.vcf &gt;&gt; $logfile&quot;&amp;CHAR(10)&amp;&quot;$scriptdir/../../bin/bvd-add.pl -s $vcfdir/case_100k_bin_&quot;&amp;[.D$2]&amp;&quot;_&quot;&amp;[.D44]&amp;&quot;.vcf -T &quot;&amp;[.D$3]&amp;[.D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1.vcf &gt;&gt; $logfile&#10;$scriptdir/../../bin/bvd-add.pl -s $vcfdir/case_100k_bin_03_041.vcf -T C041_cancer  -d $dbdir&#10;endtime=$(date +%s)&#10;timediff=$((endtime-starttime))&#10;echo total excutetime so far $timediff seconds &gt;&gt; $logfile">
            <text:p>echo $vcfdir/case_100k_bin_03_041.vcf &gt;&gt; $logfile<text:line-break/>$scriptdir/../../bin/bvd-add.pl -s $vcfdir/case_100k_bin_03_041.vcf -T C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4]&amp;&quot;.vcf &gt;&gt; $logfile&quot;&amp;CHAR(10)&amp;&quot;$scriptdir/../../bin/bvd-add.pl -s $vcfdir/case_100k_bin_&quot;&amp;[.E$2]&amp;&quot;_&quot;&amp;[.E44]&amp;&quot;.vcf -T &quot;&amp;[.E$3]&amp;[.E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1.vcf &gt;&gt; $logfile&#10;$scriptdir/../../bin/bvd-add.pl -s $vcfdir/case_100k_bin_04_041.vcf -T D041_cancer  -d $dbdir&#10;endtime=$(date +%s)&#10;timediff=$((endtime-starttime))&#10;echo total excutetime so far $timediff seconds &gt;&gt; $logfile">
            <text:p>echo $vcfdir/case_100k_bin_04_041.vcf &gt;&gt; $logfile<text:line-break/>$scriptdir/../../bin/bvd-add.pl -s $vcfdir/case_100k_bin_04_041.vcf -T D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4]&amp;&quot;.vcf &gt;&gt; $logfile&quot;&amp;CHAR(10)&amp;&quot;$scriptdir/../../bin/bvd-add.pl -s $vcfdir/case_100k_bin_&quot;&amp;[.F$2]&amp;&quot;_&quot;&amp;[.F44]&amp;&quot;.vcf -T &quot;&amp;[.F$3]&amp;[.F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1.vcf &gt;&gt; $logfile&#10;$scriptdir/../../bin/bvd-add.pl -s $vcfdir/case_100k_bin_05_041.vcf -T E041_cancer  -d $dbdir&#10;endtime=$(date +%s)&#10;timediff=$((endtime-starttime))&#10;echo total excutetime so far $timediff seconds &gt;&gt; $logfile">
            <text:p>echo $vcfdir/case_100k_bin_05_041.vcf &gt;&gt; $logfile<text:line-break/>$scriptdir/../../bin/bvd-add.pl -s $vcfdir/case_100k_bin_05_041.vcf -T E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4]&amp;&quot;.vcf &gt;&gt; $logfile&quot;&amp;CHAR(10)&amp;&quot;$scriptdir/../../bin/bvd-add.pl -s $vcfdir/case_100k_bin_&quot;&amp;[.G$2]&amp;&quot;_&quot;&amp;[.G44]&amp;&quot;.vcf -T &quot;&amp;[.G$3]&amp;[.G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1.vcf &gt;&gt; $logfile&#10;$scriptdir/../../bin/bvd-add.pl -s $vcfdir/case_100k_bin_06_041.vcf -T F041_cancer  -d $dbdir&#10;endtime=$(date +%s)&#10;timediff=$((endtime-starttime))&#10;echo total excutetime so far $timediff seconds &gt;&gt; $logfile">
            <text:p>echo $vcfdir/case_100k_bin_06_041.vcf &gt;&gt; $logfile<text:line-break/>$scriptdir/../../bin/bvd-add.pl -s $vcfdir/case_100k_bin_06_041.vcf -T F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4]&amp;&quot;.vcf &gt;&gt; $logfile&quot;&amp;CHAR(10)&amp;&quot;$scriptdir/../../bin/bvd-add.pl -s $vcfdir/case_100k_bin_&quot;&amp;[.H$2]&amp;&quot;_&quot;&amp;[.H44]&amp;&quot;.vcf -T &quot;&amp;[.H$3]&amp;[.H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1.vcf &gt;&gt; $logfile&#10;$scriptdir/../../bin/bvd-add.pl -s $vcfdir/case_100k_bin_07_041.vcf -T G041_cancer  -d $dbdir&#10;endtime=$(date +%s)&#10;timediff=$((endtime-starttime))&#10;echo total excutetime so far $timediff seconds &gt;&gt; $logfile">
            <text:p>echo $vcfdir/case_100k_bin_07_041.vcf &gt;&gt; $logfile<text:line-break/>$scriptdir/../../bin/bvd-add.pl -s $vcfdir/case_100k_bin_07_041.vcf -T G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4]&amp;&quot;.vcf &gt;&gt; $logfile&quot;&amp;CHAR(10)&amp;&quot;$scriptdir/../../bin/bvd-add.pl -s $vcfdir/case_100k_bin_&quot;&amp;[.I$2]&amp;&quot;_&quot;&amp;[.I44]&amp;&quot;.vcf -T &quot;&amp;[.I$3]&amp;[.I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1.vcf &gt;&gt; $logfile&#10;$scriptdir/../../bin/bvd-add.pl -s $vcfdir/case_100k_bin_08_041.vcf -T H041_cancer  -d $dbdir&#10;endtime=$(date +%s)&#10;timediff=$((endtime-starttime))&#10;echo total excutetime so far $timediff seconds &gt;&gt; $logfile">
            <text:p>echo $vcfdir/case_100k_bin_08_041.vcf &gt;&gt; $logfile<text:line-break/>$scriptdir/../../bin/bvd-add.pl -s $vcfdir/case_100k_bin_08_041.vcf -T H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4]&amp;&quot;.vcf &gt;&gt; $logfile&quot;&amp;CHAR(10)&amp;&quot;$scriptdir/../../bin/bvd-add.pl -s $vcfdir/case_100k_bin_&quot;&amp;[.J$2]&amp;&quot;_&quot;&amp;[.J44]&amp;&quot;.vcf -T &quot;&amp;[.J$3]&amp;[.J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1.vcf &gt;&gt; $logfile&#10;$scriptdir/../../bin/bvd-add.pl -s $vcfdir/case_100k_bin_09_041.vcf -T I041_cancer  -d $dbdir&#10;endtime=$(date +%s)&#10;timediff=$((endtime-starttime))&#10;echo total excutetime so far $timediff seconds &gt;&gt; $logfile">
            <text:p>echo $vcfdir/case_100k_bin_09_041.vcf &gt;&gt; $logfile<text:line-break/>$scriptdir/../../bin/bvd-add.pl -s $vcfdir/case_100k_bin_09_041.vcf -T I04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4]&amp;&quot;.vcf &gt;&gt; $logfile&quot;&amp;CHAR(10)&amp;&quot;$scriptdir/../../bin/bvd-add.pl -s $vcfdir/case_100k_bin_&quot;&amp;[.K$2]&amp;&quot;_&quot;&amp;[.K44]&amp;&quot;.vcf -T &quot;&amp;[.K$3]&amp;[.K4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1.vcf &gt;&gt; $logfile&#10;$scriptdir/../../bin/bvd-add.pl -s $vcfdir/case_100k_bin_10_041.vcf -T J041_cancer  -d $dbdir&#10;endtime=$(date +%s)&#10;timediff=$((endtime-starttime))&#10;echo total excutetime so far $timediff seconds &gt;&gt; $logfile">
            <text:p>echo $vcfdir/case_100k_bin_10_041.vcf &gt;&gt; $logfile<text:line-break/>$scriptdir/../../bin/bvd-add.pl -s $vcfdir/case_100k_bin_10_041.vcf -T J04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 table:formula="of:=TEXT([.$A45];&quot;000&quot;)" office:value-type="string" office:string-value="042">
            <text:p>042</text:p>
          </table:table-cell>
          <table:table-cell/>
          <table:table-cell table:formula="of:=&quot;echo $vcfdir/case_100k_bin_&quot;&amp;[.B$2]&amp;&quot;_&quot;&amp;[.B45]&amp;&quot;.vcf &gt;&gt; $logfile&quot;&amp;CHAR(10)&amp;&quot;$scriptdir/../../bin/bvd-add.pl -s $vcfdir/case_100k_bin_&quot;&amp;[.B$2]&amp;&quot;_&quot;&amp;[.B45]&amp;&quot;.vcf -T &quot;&amp;[.B$3]&amp;[.B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2.vcf &gt;&gt; $logfile&#10;$scriptdir/../../bin/bvd-add.pl -s $vcfdir/case_100k_bin_01_042.vcf -T A042_cancer  -d $dbdir&#10;endtime=$(date +%s)&#10;timediff=$((endtime-starttime))&#10;echo total excutetime so far $timediff seconds &gt;&gt; $logfile">
            <text:p>echo $vcfdir/case_100k_bin_01_042.vcf &gt;&gt; $logfile<text:line-break/>$scriptdir/../../bin/bvd-add.pl -s $vcfdir/case_100k_bin_01_042.vcf -T A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5]&amp;&quot;.vcf &gt;&gt; $logfile&quot;&amp;CHAR(10)&amp;&quot;$scriptdir/../../bin/bvd-add.pl -s $vcfdir/case_100k_bin_&quot;&amp;[.C$2]&amp;&quot;_&quot;&amp;[.C45]&amp;&quot;.vcf -T &quot;&amp;[.C$3]&amp;[.C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2.vcf &gt;&gt; $logfile&#10;$scriptdir/../../bin/bvd-add.pl -s $vcfdir/case_100k_bin_02_042.vcf -T B042_cancer  -d $dbdir&#10;endtime=$(date +%s)&#10;timediff=$((endtime-starttime))&#10;echo total excutetime so far $timediff seconds &gt;&gt; $logfile">
            <text:p>echo $vcfdir/case_100k_bin_02_042.vcf &gt;&gt; $logfile<text:line-break/>$scriptdir/../../bin/bvd-add.pl -s $vcfdir/case_100k_bin_02_042.vcf -T B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5]&amp;&quot;.vcf &gt;&gt; $logfile&quot;&amp;CHAR(10)&amp;&quot;$scriptdir/../../bin/bvd-add.pl -s $vcfdir/case_100k_bin_&quot;&amp;[.D$2]&amp;&quot;_&quot;&amp;[.D45]&amp;&quot;.vcf -T &quot;&amp;[.D$3]&amp;[.D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2.vcf &gt;&gt; $logfile&#10;$scriptdir/../../bin/bvd-add.pl -s $vcfdir/case_100k_bin_03_042.vcf -T C042_cancer  -d $dbdir&#10;endtime=$(date +%s)&#10;timediff=$((endtime-starttime))&#10;echo total excutetime so far $timediff seconds &gt;&gt; $logfile">
            <text:p>echo $vcfdir/case_100k_bin_03_042.vcf &gt;&gt; $logfile<text:line-break/>$scriptdir/../../bin/bvd-add.pl -s $vcfdir/case_100k_bin_03_042.vcf -T C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5]&amp;&quot;.vcf &gt;&gt; $logfile&quot;&amp;CHAR(10)&amp;&quot;$scriptdir/../../bin/bvd-add.pl -s $vcfdir/case_100k_bin_&quot;&amp;[.E$2]&amp;&quot;_&quot;&amp;[.E45]&amp;&quot;.vcf -T &quot;&amp;[.E$3]&amp;[.E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2.vcf &gt;&gt; $logfile&#10;$scriptdir/../../bin/bvd-add.pl -s $vcfdir/case_100k_bin_04_042.vcf -T D042_cancer  -d $dbdir&#10;endtime=$(date +%s)&#10;timediff=$((endtime-starttime))&#10;echo total excutetime so far $timediff seconds &gt;&gt; $logfile">
            <text:p>echo $vcfdir/case_100k_bin_04_042.vcf &gt;&gt; $logfile<text:line-break/>$scriptdir/../../bin/bvd-add.pl -s $vcfdir/case_100k_bin_04_042.vcf -T D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5]&amp;&quot;.vcf &gt;&gt; $logfile&quot;&amp;CHAR(10)&amp;&quot;$scriptdir/../../bin/bvd-add.pl -s $vcfdir/case_100k_bin_&quot;&amp;[.F$2]&amp;&quot;_&quot;&amp;[.F45]&amp;&quot;.vcf -T &quot;&amp;[.F$3]&amp;[.F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2.vcf &gt;&gt; $logfile&#10;$scriptdir/../../bin/bvd-add.pl -s $vcfdir/case_100k_bin_05_042.vcf -T E042_cancer  -d $dbdir&#10;endtime=$(date +%s)&#10;timediff=$((endtime-starttime))&#10;echo total excutetime so far $timediff seconds &gt;&gt; $logfile">
            <text:p>echo $vcfdir/case_100k_bin_05_042.vcf &gt;&gt; $logfile<text:line-break/>$scriptdir/../../bin/bvd-add.pl -s $vcfdir/case_100k_bin_05_042.vcf -T E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5]&amp;&quot;.vcf &gt;&gt; $logfile&quot;&amp;CHAR(10)&amp;&quot;$scriptdir/../../bin/bvd-add.pl -s $vcfdir/case_100k_bin_&quot;&amp;[.G$2]&amp;&quot;_&quot;&amp;[.G45]&amp;&quot;.vcf -T &quot;&amp;[.G$3]&amp;[.G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2.vcf &gt;&gt; $logfile&#10;$scriptdir/../../bin/bvd-add.pl -s $vcfdir/case_100k_bin_06_042.vcf -T F042_cancer  -d $dbdir&#10;endtime=$(date +%s)&#10;timediff=$((endtime-starttime))&#10;echo total excutetime so far $timediff seconds &gt;&gt; $logfile">
            <text:p>echo $vcfdir/case_100k_bin_06_042.vcf &gt;&gt; $logfile<text:line-break/>$scriptdir/../../bin/bvd-add.pl -s $vcfdir/case_100k_bin_06_042.vcf -T F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5]&amp;&quot;.vcf &gt;&gt; $logfile&quot;&amp;CHAR(10)&amp;&quot;$scriptdir/../../bin/bvd-add.pl -s $vcfdir/case_100k_bin_&quot;&amp;[.H$2]&amp;&quot;_&quot;&amp;[.H45]&amp;&quot;.vcf -T &quot;&amp;[.H$3]&amp;[.H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2.vcf &gt;&gt; $logfile&#10;$scriptdir/../../bin/bvd-add.pl -s $vcfdir/case_100k_bin_07_042.vcf -T G042_cancer  -d $dbdir&#10;endtime=$(date +%s)&#10;timediff=$((endtime-starttime))&#10;echo total excutetime so far $timediff seconds &gt;&gt; $logfile">
            <text:p>echo $vcfdir/case_100k_bin_07_042.vcf &gt;&gt; $logfile<text:line-break/>$scriptdir/../../bin/bvd-add.pl -s $vcfdir/case_100k_bin_07_042.vcf -T G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5]&amp;&quot;.vcf &gt;&gt; $logfile&quot;&amp;CHAR(10)&amp;&quot;$scriptdir/../../bin/bvd-add.pl -s $vcfdir/case_100k_bin_&quot;&amp;[.I$2]&amp;&quot;_&quot;&amp;[.I45]&amp;&quot;.vcf -T &quot;&amp;[.I$3]&amp;[.I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2.vcf &gt;&gt; $logfile&#10;$scriptdir/../../bin/bvd-add.pl -s $vcfdir/case_100k_bin_08_042.vcf -T H042_cancer  -d $dbdir&#10;endtime=$(date +%s)&#10;timediff=$((endtime-starttime))&#10;echo total excutetime so far $timediff seconds &gt;&gt; $logfile">
            <text:p>echo $vcfdir/case_100k_bin_08_042.vcf &gt;&gt; $logfile<text:line-break/>$scriptdir/../../bin/bvd-add.pl -s $vcfdir/case_100k_bin_08_042.vcf -T H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5]&amp;&quot;.vcf &gt;&gt; $logfile&quot;&amp;CHAR(10)&amp;&quot;$scriptdir/../../bin/bvd-add.pl -s $vcfdir/case_100k_bin_&quot;&amp;[.J$2]&amp;&quot;_&quot;&amp;[.J45]&amp;&quot;.vcf -T &quot;&amp;[.J$3]&amp;[.J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2.vcf &gt;&gt; $logfile&#10;$scriptdir/../../bin/bvd-add.pl -s $vcfdir/case_100k_bin_09_042.vcf -T I042_cancer  -d $dbdir&#10;endtime=$(date +%s)&#10;timediff=$((endtime-starttime))&#10;echo total excutetime so far $timediff seconds &gt;&gt; $logfile">
            <text:p>echo $vcfdir/case_100k_bin_09_042.vcf &gt;&gt; $logfile<text:line-break/>$scriptdir/../../bin/bvd-add.pl -s $vcfdir/case_100k_bin_09_042.vcf -T I04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5]&amp;&quot;.vcf &gt;&gt; $logfile&quot;&amp;CHAR(10)&amp;&quot;$scriptdir/../../bin/bvd-add.pl -s $vcfdir/case_100k_bin_&quot;&amp;[.K$2]&amp;&quot;_&quot;&amp;[.K45]&amp;&quot;.vcf -T &quot;&amp;[.K$3]&amp;[.K4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2.vcf &gt;&gt; $logfile&#10;$scriptdir/../../bin/bvd-add.pl -s $vcfdir/case_100k_bin_10_042.vcf -T J042_cancer  -d $dbdir&#10;endtime=$(date +%s)&#10;timediff=$((endtime-starttime))&#10;echo total excutetime so far $timediff seconds &gt;&gt; $logfile">
            <text:p>echo $vcfdir/case_100k_bin_10_042.vcf &gt;&gt; $logfile<text:line-break/>$scriptdir/../../bin/bvd-add.pl -s $vcfdir/case_100k_bin_10_042.vcf -T J04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 table:formula="of:=TEXT([.$A46];&quot;000&quot;)" office:value-type="string" office:string-value="043">
            <text:p>043</text:p>
          </table:table-cell>
          <table:table-cell/>
          <table:table-cell table:formula="of:=&quot;echo $vcfdir/case_100k_bin_&quot;&amp;[.B$2]&amp;&quot;_&quot;&amp;[.B46]&amp;&quot;.vcf &gt;&gt; $logfile&quot;&amp;CHAR(10)&amp;&quot;$scriptdir/../../bin/bvd-add.pl -s $vcfdir/case_100k_bin_&quot;&amp;[.B$2]&amp;&quot;_&quot;&amp;[.B46]&amp;&quot;.vcf -T &quot;&amp;[.B$3]&amp;[.B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3.vcf &gt;&gt; $logfile&#10;$scriptdir/../../bin/bvd-add.pl -s $vcfdir/case_100k_bin_01_043.vcf -T A043_cancer  -d $dbdir&#10;endtime=$(date +%s)&#10;timediff=$((endtime-starttime))&#10;echo total excutetime so far $timediff seconds &gt;&gt; $logfile">
            <text:p>echo $vcfdir/case_100k_bin_01_043.vcf &gt;&gt; $logfile<text:line-break/>$scriptdir/../../bin/bvd-add.pl -s $vcfdir/case_100k_bin_01_043.vcf -T A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6]&amp;&quot;.vcf &gt;&gt; $logfile&quot;&amp;CHAR(10)&amp;&quot;$scriptdir/../../bin/bvd-add.pl -s $vcfdir/case_100k_bin_&quot;&amp;[.C$2]&amp;&quot;_&quot;&amp;[.C46]&amp;&quot;.vcf -T &quot;&amp;[.C$3]&amp;[.C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3.vcf &gt;&gt; $logfile&#10;$scriptdir/../../bin/bvd-add.pl -s $vcfdir/case_100k_bin_02_043.vcf -T B043_cancer  -d $dbdir&#10;endtime=$(date +%s)&#10;timediff=$((endtime-starttime))&#10;echo total excutetime so far $timediff seconds &gt;&gt; $logfile">
            <text:p>echo $vcfdir/case_100k_bin_02_043.vcf &gt;&gt; $logfile<text:line-break/>$scriptdir/../../bin/bvd-add.pl -s $vcfdir/case_100k_bin_02_043.vcf -T B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6]&amp;&quot;.vcf &gt;&gt; $logfile&quot;&amp;CHAR(10)&amp;&quot;$scriptdir/../../bin/bvd-add.pl -s $vcfdir/case_100k_bin_&quot;&amp;[.D$2]&amp;&quot;_&quot;&amp;[.D46]&amp;&quot;.vcf -T &quot;&amp;[.D$3]&amp;[.D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3.vcf &gt;&gt; $logfile&#10;$scriptdir/../../bin/bvd-add.pl -s $vcfdir/case_100k_bin_03_043.vcf -T C043_cancer  -d $dbdir&#10;endtime=$(date +%s)&#10;timediff=$((endtime-starttime))&#10;echo total excutetime so far $timediff seconds &gt;&gt; $logfile">
            <text:p>echo $vcfdir/case_100k_bin_03_043.vcf &gt;&gt; $logfile<text:line-break/>$scriptdir/../../bin/bvd-add.pl -s $vcfdir/case_100k_bin_03_043.vcf -T C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6]&amp;&quot;.vcf &gt;&gt; $logfile&quot;&amp;CHAR(10)&amp;&quot;$scriptdir/../../bin/bvd-add.pl -s $vcfdir/case_100k_bin_&quot;&amp;[.E$2]&amp;&quot;_&quot;&amp;[.E46]&amp;&quot;.vcf -T &quot;&amp;[.E$3]&amp;[.E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3.vcf &gt;&gt; $logfile&#10;$scriptdir/../../bin/bvd-add.pl -s $vcfdir/case_100k_bin_04_043.vcf -T D043_cancer  -d $dbdir&#10;endtime=$(date +%s)&#10;timediff=$((endtime-starttime))&#10;echo total excutetime so far $timediff seconds &gt;&gt; $logfile">
            <text:p>echo $vcfdir/case_100k_bin_04_043.vcf &gt;&gt; $logfile<text:line-break/>$scriptdir/../../bin/bvd-add.pl -s $vcfdir/case_100k_bin_04_043.vcf -T D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6]&amp;&quot;.vcf &gt;&gt; $logfile&quot;&amp;CHAR(10)&amp;&quot;$scriptdir/../../bin/bvd-add.pl -s $vcfdir/case_100k_bin_&quot;&amp;[.F$2]&amp;&quot;_&quot;&amp;[.F46]&amp;&quot;.vcf -T &quot;&amp;[.F$3]&amp;[.F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3.vcf &gt;&gt; $logfile&#10;$scriptdir/../../bin/bvd-add.pl -s $vcfdir/case_100k_bin_05_043.vcf -T E043_cancer  -d $dbdir&#10;endtime=$(date +%s)&#10;timediff=$((endtime-starttime))&#10;echo total excutetime so far $timediff seconds &gt;&gt; $logfile">
            <text:p>echo $vcfdir/case_100k_bin_05_043.vcf &gt;&gt; $logfile<text:line-break/>$scriptdir/../../bin/bvd-add.pl -s $vcfdir/case_100k_bin_05_043.vcf -T E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6]&amp;&quot;.vcf &gt;&gt; $logfile&quot;&amp;CHAR(10)&amp;&quot;$scriptdir/../../bin/bvd-add.pl -s $vcfdir/case_100k_bin_&quot;&amp;[.G$2]&amp;&quot;_&quot;&amp;[.G46]&amp;&quot;.vcf -T &quot;&amp;[.G$3]&amp;[.G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3.vcf &gt;&gt; $logfile&#10;$scriptdir/../../bin/bvd-add.pl -s $vcfdir/case_100k_bin_06_043.vcf -T F043_cancer  -d $dbdir&#10;endtime=$(date +%s)&#10;timediff=$((endtime-starttime))&#10;echo total excutetime so far $timediff seconds &gt;&gt; $logfile">
            <text:p>echo $vcfdir/case_100k_bin_06_043.vcf &gt;&gt; $logfile<text:line-break/>$scriptdir/../../bin/bvd-add.pl -s $vcfdir/case_100k_bin_06_043.vcf -T F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6]&amp;&quot;.vcf &gt;&gt; $logfile&quot;&amp;CHAR(10)&amp;&quot;$scriptdir/../../bin/bvd-add.pl -s $vcfdir/case_100k_bin_&quot;&amp;[.H$2]&amp;&quot;_&quot;&amp;[.H46]&amp;&quot;.vcf -T &quot;&amp;[.H$3]&amp;[.H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3.vcf &gt;&gt; $logfile&#10;$scriptdir/../../bin/bvd-add.pl -s $vcfdir/case_100k_bin_07_043.vcf -T G043_cancer  -d $dbdir&#10;endtime=$(date +%s)&#10;timediff=$((endtime-starttime))&#10;echo total excutetime so far $timediff seconds &gt;&gt; $logfile">
            <text:p>echo $vcfdir/case_100k_bin_07_043.vcf &gt;&gt; $logfile<text:line-break/>$scriptdir/../../bin/bvd-add.pl -s $vcfdir/case_100k_bin_07_043.vcf -T G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6]&amp;&quot;.vcf &gt;&gt; $logfile&quot;&amp;CHAR(10)&amp;&quot;$scriptdir/../../bin/bvd-add.pl -s $vcfdir/case_100k_bin_&quot;&amp;[.I$2]&amp;&quot;_&quot;&amp;[.I46]&amp;&quot;.vcf -T &quot;&amp;[.I$3]&amp;[.I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3.vcf &gt;&gt; $logfile&#10;$scriptdir/../../bin/bvd-add.pl -s $vcfdir/case_100k_bin_08_043.vcf -T H043_cancer  -d $dbdir&#10;endtime=$(date +%s)&#10;timediff=$((endtime-starttime))&#10;echo total excutetime so far $timediff seconds &gt;&gt; $logfile">
            <text:p>echo $vcfdir/case_100k_bin_08_043.vcf &gt;&gt; $logfile<text:line-break/>$scriptdir/../../bin/bvd-add.pl -s $vcfdir/case_100k_bin_08_043.vcf -T H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6]&amp;&quot;.vcf &gt;&gt; $logfile&quot;&amp;CHAR(10)&amp;&quot;$scriptdir/../../bin/bvd-add.pl -s $vcfdir/case_100k_bin_&quot;&amp;[.J$2]&amp;&quot;_&quot;&amp;[.J46]&amp;&quot;.vcf -T &quot;&amp;[.J$3]&amp;[.J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3.vcf &gt;&gt; $logfile&#10;$scriptdir/../../bin/bvd-add.pl -s $vcfdir/case_100k_bin_09_043.vcf -T I043_cancer  -d $dbdir&#10;endtime=$(date +%s)&#10;timediff=$((endtime-starttime))&#10;echo total excutetime so far $timediff seconds &gt;&gt; $logfile">
            <text:p>echo $vcfdir/case_100k_bin_09_043.vcf &gt;&gt; $logfile<text:line-break/>$scriptdir/../../bin/bvd-add.pl -s $vcfdir/case_100k_bin_09_043.vcf -T I04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6]&amp;&quot;.vcf &gt;&gt; $logfile&quot;&amp;CHAR(10)&amp;&quot;$scriptdir/../../bin/bvd-add.pl -s $vcfdir/case_100k_bin_&quot;&amp;[.K$2]&amp;&quot;_&quot;&amp;[.K46]&amp;&quot;.vcf -T &quot;&amp;[.K$3]&amp;[.K4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3.vcf &gt;&gt; $logfile&#10;$scriptdir/../../bin/bvd-add.pl -s $vcfdir/case_100k_bin_10_043.vcf -T J043_cancer  -d $dbdir&#10;endtime=$(date +%s)&#10;timediff=$((endtime-starttime))&#10;echo total excutetime so far $timediff seconds &gt;&gt; $logfile">
            <text:p>echo $vcfdir/case_100k_bin_10_043.vcf &gt;&gt; $logfile<text:line-break/>$scriptdir/../../bin/bvd-add.pl -s $vcfdir/case_100k_bin_10_043.vcf -T J04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 table:formula="of:=TEXT([.$A47];&quot;000&quot;)" office:value-type="string" office:string-value="044">
            <text:p>044</text:p>
          </table:table-cell>
          <table:table-cell/>
          <table:table-cell table:formula="of:=&quot;echo $vcfdir/case_100k_bin_&quot;&amp;[.B$2]&amp;&quot;_&quot;&amp;[.B47]&amp;&quot;.vcf &gt;&gt; $logfile&quot;&amp;CHAR(10)&amp;&quot;$scriptdir/../../bin/bvd-add.pl -s $vcfdir/case_100k_bin_&quot;&amp;[.B$2]&amp;&quot;_&quot;&amp;[.B47]&amp;&quot;.vcf -T &quot;&amp;[.B$3]&amp;[.B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4.vcf &gt;&gt; $logfile&#10;$scriptdir/../../bin/bvd-add.pl -s $vcfdir/case_100k_bin_01_044.vcf -T A044_cancer  -d $dbdir&#10;endtime=$(date +%s)&#10;timediff=$((endtime-starttime))&#10;echo total excutetime so far $timediff seconds &gt;&gt; $logfile">
            <text:p>echo $vcfdir/case_100k_bin_01_044.vcf &gt;&gt; $logfile<text:line-break/>$scriptdir/../../bin/bvd-add.pl -s $vcfdir/case_100k_bin_01_044.vcf -T A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7]&amp;&quot;.vcf &gt;&gt; $logfile&quot;&amp;CHAR(10)&amp;&quot;$scriptdir/../../bin/bvd-add.pl -s $vcfdir/case_100k_bin_&quot;&amp;[.C$2]&amp;&quot;_&quot;&amp;[.C47]&amp;&quot;.vcf -T &quot;&amp;[.C$3]&amp;[.C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4.vcf &gt;&gt; $logfile&#10;$scriptdir/../../bin/bvd-add.pl -s $vcfdir/case_100k_bin_02_044.vcf -T B044_cancer  -d $dbdir&#10;endtime=$(date +%s)&#10;timediff=$((endtime-starttime))&#10;echo total excutetime so far $timediff seconds &gt;&gt; $logfile">
            <text:p>echo $vcfdir/case_100k_bin_02_044.vcf &gt;&gt; $logfile<text:line-break/>$scriptdir/../../bin/bvd-add.pl -s $vcfdir/case_100k_bin_02_044.vcf -T B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7]&amp;&quot;.vcf &gt;&gt; $logfile&quot;&amp;CHAR(10)&amp;&quot;$scriptdir/../../bin/bvd-add.pl -s $vcfdir/case_100k_bin_&quot;&amp;[.D$2]&amp;&quot;_&quot;&amp;[.D47]&amp;&quot;.vcf -T &quot;&amp;[.D$3]&amp;[.D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4.vcf &gt;&gt; $logfile&#10;$scriptdir/../../bin/bvd-add.pl -s $vcfdir/case_100k_bin_03_044.vcf -T C044_cancer  -d $dbdir&#10;endtime=$(date +%s)&#10;timediff=$((endtime-starttime))&#10;echo total excutetime so far $timediff seconds &gt;&gt; $logfile">
            <text:p>echo $vcfdir/case_100k_bin_03_044.vcf &gt;&gt; $logfile<text:line-break/>$scriptdir/../../bin/bvd-add.pl -s $vcfdir/case_100k_bin_03_044.vcf -T C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7]&amp;&quot;.vcf &gt;&gt; $logfile&quot;&amp;CHAR(10)&amp;&quot;$scriptdir/../../bin/bvd-add.pl -s $vcfdir/case_100k_bin_&quot;&amp;[.E$2]&amp;&quot;_&quot;&amp;[.E47]&amp;&quot;.vcf -T &quot;&amp;[.E$3]&amp;[.E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4.vcf &gt;&gt; $logfile&#10;$scriptdir/../../bin/bvd-add.pl -s $vcfdir/case_100k_bin_04_044.vcf -T D044_cancer  -d $dbdir&#10;endtime=$(date +%s)&#10;timediff=$((endtime-starttime))&#10;echo total excutetime so far $timediff seconds &gt;&gt; $logfile">
            <text:p>echo $vcfdir/case_100k_bin_04_044.vcf &gt;&gt; $logfile<text:line-break/>$scriptdir/../../bin/bvd-add.pl -s $vcfdir/case_100k_bin_04_044.vcf -T D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7]&amp;&quot;.vcf &gt;&gt; $logfile&quot;&amp;CHAR(10)&amp;&quot;$scriptdir/../../bin/bvd-add.pl -s $vcfdir/case_100k_bin_&quot;&amp;[.F$2]&amp;&quot;_&quot;&amp;[.F47]&amp;&quot;.vcf -T &quot;&amp;[.F$3]&amp;[.F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4.vcf &gt;&gt; $logfile&#10;$scriptdir/../../bin/bvd-add.pl -s $vcfdir/case_100k_bin_05_044.vcf -T E044_cancer  -d $dbdir&#10;endtime=$(date +%s)&#10;timediff=$((endtime-starttime))&#10;echo total excutetime so far $timediff seconds &gt;&gt; $logfile">
            <text:p>echo $vcfdir/case_100k_bin_05_044.vcf &gt;&gt; $logfile<text:line-break/>$scriptdir/../../bin/bvd-add.pl -s $vcfdir/case_100k_bin_05_044.vcf -T E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7]&amp;&quot;.vcf &gt;&gt; $logfile&quot;&amp;CHAR(10)&amp;&quot;$scriptdir/../../bin/bvd-add.pl -s $vcfdir/case_100k_bin_&quot;&amp;[.G$2]&amp;&quot;_&quot;&amp;[.G47]&amp;&quot;.vcf -T &quot;&amp;[.G$3]&amp;[.G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4.vcf &gt;&gt; $logfile&#10;$scriptdir/../../bin/bvd-add.pl -s $vcfdir/case_100k_bin_06_044.vcf -T F044_cancer  -d $dbdir&#10;endtime=$(date +%s)&#10;timediff=$((endtime-starttime))&#10;echo total excutetime so far $timediff seconds &gt;&gt; $logfile">
            <text:p>echo $vcfdir/case_100k_bin_06_044.vcf &gt;&gt; $logfile<text:line-break/>$scriptdir/../../bin/bvd-add.pl -s $vcfdir/case_100k_bin_06_044.vcf -T F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7]&amp;&quot;.vcf &gt;&gt; $logfile&quot;&amp;CHAR(10)&amp;&quot;$scriptdir/../../bin/bvd-add.pl -s $vcfdir/case_100k_bin_&quot;&amp;[.H$2]&amp;&quot;_&quot;&amp;[.H47]&amp;&quot;.vcf -T &quot;&amp;[.H$3]&amp;[.H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4.vcf &gt;&gt; $logfile&#10;$scriptdir/../../bin/bvd-add.pl -s $vcfdir/case_100k_bin_07_044.vcf -T G044_cancer  -d $dbdir&#10;endtime=$(date +%s)&#10;timediff=$((endtime-starttime))&#10;echo total excutetime so far $timediff seconds &gt;&gt; $logfile">
            <text:p>echo $vcfdir/case_100k_bin_07_044.vcf &gt;&gt; $logfile<text:line-break/>$scriptdir/../../bin/bvd-add.pl -s $vcfdir/case_100k_bin_07_044.vcf -T G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7]&amp;&quot;.vcf &gt;&gt; $logfile&quot;&amp;CHAR(10)&amp;&quot;$scriptdir/../../bin/bvd-add.pl -s $vcfdir/case_100k_bin_&quot;&amp;[.I$2]&amp;&quot;_&quot;&amp;[.I47]&amp;&quot;.vcf -T &quot;&amp;[.I$3]&amp;[.I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4.vcf &gt;&gt; $logfile&#10;$scriptdir/../../bin/bvd-add.pl -s $vcfdir/case_100k_bin_08_044.vcf -T H044_cancer  -d $dbdir&#10;endtime=$(date +%s)&#10;timediff=$((endtime-starttime))&#10;echo total excutetime so far $timediff seconds &gt;&gt; $logfile">
            <text:p>echo $vcfdir/case_100k_bin_08_044.vcf &gt;&gt; $logfile<text:line-break/>$scriptdir/../../bin/bvd-add.pl -s $vcfdir/case_100k_bin_08_044.vcf -T H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7]&amp;&quot;.vcf &gt;&gt; $logfile&quot;&amp;CHAR(10)&amp;&quot;$scriptdir/../../bin/bvd-add.pl -s $vcfdir/case_100k_bin_&quot;&amp;[.J$2]&amp;&quot;_&quot;&amp;[.J47]&amp;&quot;.vcf -T &quot;&amp;[.J$3]&amp;[.J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4.vcf &gt;&gt; $logfile&#10;$scriptdir/../../bin/bvd-add.pl -s $vcfdir/case_100k_bin_09_044.vcf -T I044_cancer  -d $dbdir&#10;endtime=$(date +%s)&#10;timediff=$((endtime-starttime))&#10;echo total excutetime so far $timediff seconds &gt;&gt; $logfile">
            <text:p>echo $vcfdir/case_100k_bin_09_044.vcf &gt;&gt; $logfile<text:line-break/>$scriptdir/../../bin/bvd-add.pl -s $vcfdir/case_100k_bin_09_044.vcf -T I04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7]&amp;&quot;.vcf &gt;&gt; $logfile&quot;&amp;CHAR(10)&amp;&quot;$scriptdir/../../bin/bvd-add.pl -s $vcfdir/case_100k_bin_&quot;&amp;[.K$2]&amp;&quot;_&quot;&amp;[.K47]&amp;&quot;.vcf -T &quot;&amp;[.K$3]&amp;[.K4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4.vcf &gt;&gt; $logfile&#10;$scriptdir/../../bin/bvd-add.pl -s $vcfdir/case_100k_bin_10_044.vcf -T J044_cancer  -d $dbdir&#10;endtime=$(date +%s)&#10;timediff=$((endtime-starttime))&#10;echo total excutetime so far $timediff seconds &gt;&gt; $logfile">
            <text:p>echo $vcfdir/case_100k_bin_10_044.vcf &gt;&gt; $logfile<text:line-break/>$scriptdir/../../bin/bvd-add.pl -s $vcfdir/case_100k_bin_10_044.vcf -T J04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 table:formula="of:=TEXT([.$A48];&quot;000&quot;)" office:value-type="string" office:string-value="045">
            <text:p>045</text:p>
          </table:table-cell>
          <table:table-cell/>
          <table:table-cell table:formula="of:=&quot;echo $vcfdir/case_100k_bin_&quot;&amp;[.B$2]&amp;&quot;_&quot;&amp;[.B48]&amp;&quot;.vcf &gt;&gt; $logfile&quot;&amp;CHAR(10)&amp;&quot;$scriptdir/../../bin/bvd-add.pl -s $vcfdir/case_100k_bin_&quot;&amp;[.B$2]&amp;&quot;_&quot;&amp;[.B48]&amp;&quot;.vcf -T &quot;&amp;[.B$3]&amp;[.B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5.vcf &gt;&gt; $logfile&#10;$scriptdir/../../bin/bvd-add.pl -s $vcfdir/case_100k_bin_01_045.vcf -T A045_cancer  -d $dbdir&#10;endtime=$(date +%s)&#10;timediff=$((endtime-starttime))&#10;echo total excutetime so far $timediff seconds &gt;&gt; $logfile">
            <text:p>echo $vcfdir/case_100k_bin_01_045.vcf &gt;&gt; $logfile<text:line-break/>$scriptdir/../../bin/bvd-add.pl -s $vcfdir/case_100k_bin_01_045.vcf -T A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8]&amp;&quot;.vcf &gt;&gt; $logfile&quot;&amp;CHAR(10)&amp;&quot;$scriptdir/../../bin/bvd-add.pl -s $vcfdir/case_100k_bin_&quot;&amp;[.C$2]&amp;&quot;_&quot;&amp;[.C48]&amp;&quot;.vcf -T &quot;&amp;[.C$3]&amp;[.C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5.vcf &gt;&gt; $logfile&#10;$scriptdir/../../bin/bvd-add.pl -s $vcfdir/case_100k_bin_02_045.vcf -T B045_cancer  -d $dbdir&#10;endtime=$(date +%s)&#10;timediff=$((endtime-starttime))&#10;echo total excutetime so far $timediff seconds &gt;&gt; $logfile">
            <text:p>echo $vcfdir/case_100k_bin_02_045.vcf &gt;&gt; $logfile<text:line-break/>$scriptdir/../../bin/bvd-add.pl -s $vcfdir/case_100k_bin_02_045.vcf -T B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8]&amp;&quot;.vcf &gt;&gt; $logfile&quot;&amp;CHAR(10)&amp;&quot;$scriptdir/../../bin/bvd-add.pl -s $vcfdir/case_100k_bin_&quot;&amp;[.D$2]&amp;&quot;_&quot;&amp;[.D48]&amp;&quot;.vcf -T &quot;&amp;[.D$3]&amp;[.D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5.vcf &gt;&gt; $logfile&#10;$scriptdir/../../bin/bvd-add.pl -s $vcfdir/case_100k_bin_03_045.vcf -T C045_cancer  -d $dbdir&#10;endtime=$(date +%s)&#10;timediff=$((endtime-starttime))&#10;echo total excutetime so far $timediff seconds &gt;&gt; $logfile">
            <text:p>echo $vcfdir/case_100k_bin_03_045.vcf &gt;&gt; $logfile<text:line-break/>$scriptdir/../../bin/bvd-add.pl -s $vcfdir/case_100k_bin_03_045.vcf -T C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8]&amp;&quot;.vcf &gt;&gt; $logfile&quot;&amp;CHAR(10)&amp;&quot;$scriptdir/../../bin/bvd-add.pl -s $vcfdir/case_100k_bin_&quot;&amp;[.E$2]&amp;&quot;_&quot;&amp;[.E48]&amp;&quot;.vcf -T &quot;&amp;[.E$3]&amp;[.E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5.vcf &gt;&gt; $logfile&#10;$scriptdir/../../bin/bvd-add.pl -s $vcfdir/case_100k_bin_04_045.vcf -T D045_cancer  -d $dbdir&#10;endtime=$(date +%s)&#10;timediff=$((endtime-starttime))&#10;echo total excutetime so far $timediff seconds &gt;&gt; $logfile">
            <text:p>echo $vcfdir/case_100k_bin_04_045.vcf &gt;&gt; $logfile<text:line-break/>$scriptdir/../../bin/bvd-add.pl -s $vcfdir/case_100k_bin_04_045.vcf -T D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8]&amp;&quot;.vcf &gt;&gt; $logfile&quot;&amp;CHAR(10)&amp;&quot;$scriptdir/../../bin/bvd-add.pl -s $vcfdir/case_100k_bin_&quot;&amp;[.F$2]&amp;&quot;_&quot;&amp;[.F48]&amp;&quot;.vcf -T &quot;&amp;[.F$3]&amp;[.F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5.vcf &gt;&gt; $logfile&#10;$scriptdir/../../bin/bvd-add.pl -s $vcfdir/case_100k_bin_05_045.vcf -T E045_cancer  -d $dbdir&#10;endtime=$(date +%s)&#10;timediff=$((endtime-starttime))&#10;echo total excutetime so far $timediff seconds &gt;&gt; $logfile">
            <text:p>echo $vcfdir/case_100k_bin_05_045.vcf &gt;&gt; $logfile<text:line-break/>$scriptdir/../../bin/bvd-add.pl -s $vcfdir/case_100k_bin_05_045.vcf -T E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8]&amp;&quot;.vcf &gt;&gt; $logfile&quot;&amp;CHAR(10)&amp;&quot;$scriptdir/../../bin/bvd-add.pl -s $vcfdir/case_100k_bin_&quot;&amp;[.G$2]&amp;&quot;_&quot;&amp;[.G48]&amp;&quot;.vcf -T &quot;&amp;[.G$3]&amp;[.G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5.vcf &gt;&gt; $logfile&#10;$scriptdir/../../bin/bvd-add.pl -s $vcfdir/case_100k_bin_06_045.vcf -T F045_cancer  -d $dbdir&#10;endtime=$(date +%s)&#10;timediff=$((endtime-starttime))&#10;echo total excutetime so far $timediff seconds &gt;&gt; $logfile">
            <text:p>echo $vcfdir/case_100k_bin_06_045.vcf &gt;&gt; $logfile<text:line-break/>$scriptdir/../../bin/bvd-add.pl -s $vcfdir/case_100k_bin_06_045.vcf -T F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8]&amp;&quot;.vcf &gt;&gt; $logfile&quot;&amp;CHAR(10)&amp;&quot;$scriptdir/../../bin/bvd-add.pl -s $vcfdir/case_100k_bin_&quot;&amp;[.H$2]&amp;&quot;_&quot;&amp;[.H48]&amp;&quot;.vcf -T &quot;&amp;[.H$3]&amp;[.H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5.vcf &gt;&gt; $logfile&#10;$scriptdir/../../bin/bvd-add.pl -s $vcfdir/case_100k_bin_07_045.vcf -T G045_cancer  -d $dbdir&#10;endtime=$(date +%s)&#10;timediff=$((endtime-starttime))&#10;echo total excutetime so far $timediff seconds &gt;&gt; $logfile">
            <text:p>echo $vcfdir/case_100k_bin_07_045.vcf &gt;&gt; $logfile<text:line-break/>$scriptdir/../../bin/bvd-add.pl -s $vcfdir/case_100k_bin_07_045.vcf -T G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8]&amp;&quot;.vcf &gt;&gt; $logfile&quot;&amp;CHAR(10)&amp;&quot;$scriptdir/../../bin/bvd-add.pl -s $vcfdir/case_100k_bin_&quot;&amp;[.I$2]&amp;&quot;_&quot;&amp;[.I48]&amp;&quot;.vcf -T &quot;&amp;[.I$3]&amp;[.I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5.vcf &gt;&gt; $logfile&#10;$scriptdir/../../bin/bvd-add.pl -s $vcfdir/case_100k_bin_08_045.vcf -T H045_cancer  -d $dbdir&#10;endtime=$(date +%s)&#10;timediff=$((endtime-starttime))&#10;echo total excutetime so far $timediff seconds &gt;&gt; $logfile">
            <text:p>echo $vcfdir/case_100k_bin_08_045.vcf &gt;&gt; $logfile<text:line-break/>$scriptdir/../../bin/bvd-add.pl -s $vcfdir/case_100k_bin_08_045.vcf -T H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8]&amp;&quot;.vcf &gt;&gt; $logfile&quot;&amp;CHAR(10)&amp;&quot;$scriptdir/../../bin/bvd-add.pl -s $vcfdir/case_100k_bin_&quot;&amp;[.J$2]&amp;&quot;_&quot;&amp;[.J48]&amp;&quot;.vcf -T &quot;&amp;[.J$3]&amp;[.J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5.vcf &gt;&gt; $logfile&#10;$scriptdir/../../bin/bvd-add.pl -s $vcfdir/case_100k_bin_09_045.vcf -T I045_cancer  -d $dbdir&#10;endtime=$(date +%s)&#10;timediff=$((endtime-starttime))&#10;echo total excutetime so far $timediff seconds &gt;&gt; $logfile">
            <text:p>echo $vcfdir/case_100k_bin_09_045.vcf &gt;&gt; $logfile<text:line-break/>$scriptdir/../../bin/bvd-add.pl -s $vcfdir/case_100k_bin_09_045.vcf -T I04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8]&amp;&quot;.vcf &gt;&gt; $logfile&quot;&amp;CHAR(10)&amp;&quot;$scriptdir/../../bin/bvd-add.pl -s $vcfdir/case_100k_bin_&quot;&amp;[.K$2]&amp;&quot;_&quot;&amp;[.K48]&amp;&quot;.vcf -T &quot;&amp;[.K$3]&amp;[.K4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5.vcf &gt;&gt; $logfile&#10;$scriptdir/../../bin/bvd-add.pl -s $vcfdir/case_100k_bin_10_045.vcf -T J045_cancer  -d $dbdir&#10;endtime=$(date +%s)&#10;timediff=$((endtime-starttime))&#10;echo total excutetime so far $timediff seconds &gt;&gt; $logfile">
            <text:p>echo $vcfdir/case_100k_bin_10_045.vcf &gt;&gt; $logfile<text:line-break/>$scriptdir/../../bin/bvd-add.pl -s $vcfdir/case_100k_bin_10_045.vcf -T J04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 table:formula="of:=TEXT([.$A49];&quot;000&quot;)" office:value-type="string" office:string-value="046">
            <text:p>046</text:p>
          </table:table-cell>
          <table:table-cell/>
          <table:table-cell table:formula="of:=&quot;echo $vcfdir/case_100k_bin_&quot;&amp;[.B$2]&amp;&quot;_&quot;&amp;[.B49]&amp;&quot;.vcf &gt;&gt; $logfile&quot;&amp;CHAR(10)&amp;&quot;$scriptdir/../../bin/bvd-add.pl -s $vcfdir/case_100k_bin_&quot;&amp;[.B$2]&amp;&quot;_&quot;&amp;[.B49]&amp;&quot;.vcf -T &quot;&amp;[.B$3]&amp;[.B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6.vcf &gt;&gt; $logfile&#10;$scriptdir/../../bin/bvd-add.pl -s $vcfdir/case_100k_bin_01_046.vcf -T A046_cancer  -d $dbdir&#10;endtime=$(date +%s)&#10;timediff=$((endtime-starttime))&#10;echo total excutetime so far $timediff seconds &gt;&gt; $logfile">
            <text:p>echo $vcfdir/case_100k_bin_01_046.vcf &gt;&gt; $logfile<text:line-break/>$scriptdir/../../bin/bvd-add.pl -s $vcfdir/case_100k_bin_01_046.vcf -T A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49]&amp;&quot;.vcf &gt;&gt; $logfile&quot;&amp;CHAR(10)&amp;&quot;$scriptdir/../../bin/bvd-add.pl -s $vcfdir/case_100k_bin_&quot;&amp;[.C$2]&amp;&quot;_&quot;&amp;[.C49]&amp;&quot;.vcf -T &quot;&amp;[.C$3]&amp;[.C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6.vcf &gt;&gt; $logfile&#10;$scriptdir/../../bin/bvd-add.pl -s $vcfdir/case_100k_bin_02_046.vcf -T B046_cancer  -d $dbdir&#10;endtime=$(date +%s)&#10;timediff=$((endtime-starttime))&#10;echo total excutetime so far $timediff seconds &gt;&gt; $logfile">
            <text:p>echo $vcfdir/case_100k_bin_02_046.vcf &gt;&gt; $logfile<text:line-break/>$scriptdir/../../bin/bvd-add.pl -s $vcfdir/case_100k_bin_02_046.vcf -T B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49]&amp;&quot;.vcf &gt;&gt; $logfile&quot;&amp;CHAR(10)&amp;&quot;$scriptdir/../../bin/bvd-add.pl -s $vcfdir/case_100k_bin_&quot;&amp;[.D$2]&amp;&quot;_&quot;&amp;[.D49]&amp;&quot;.vcf -T &quot;&amp;[.D$3]&amp;[.D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6.vcf &gt;&gt; $logfile&#10;$scriptdir/../../bin/bvd-add.pl -s $vcfdir/case_100k_bin_03_046.vcf -T C046_cancer  -d $dbdir&#10;endtime=$(date +%s)&#10;timediff=$((endtime-starttime))&#10;echo total excutetime so far $timediff seconds &gt;&gt; $logfile">
            <text:p>echo $vcfdir/case_100k_bin_03_046.vcf &gt;&gt; $logfile<text:line-break/>$scriptdir/../../bin/bvd-add.pl -s $vcfdir/case_100k_bin_03_046.vcf -T C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49]&amp;&quot;.vcf &gt;&gt; $logfile&quot;&amp;CHAR(10)&amp;&quot;$scriptdir/../../bin/bvd-add.pl -s $vcfdir/case_100k_bin_&quot;&amp;[.E$2]&amp;&quot;_&quot;&amp;[.E49]&amp;&quot;.vcf -T &quot;&amp;[.E$3]&amp;[.E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6.vcf &gt;&gt; $logfile&#10;$scriptdir/../../bin/bvd-add.pl -s $vcfdir/case_100k_bin_04_046.vcf -T D046_cancer  -d $dbdir&#10;endtime=$(date +%s)&#10;timediff=$((endtime-starttime))&#10;echo total excutetime so far $timediff seconds &gt;&gt; $logfile">
            <text:p>echo $vcfdir/case_100k_bin_04_046.vcf &gt;&gt; $logfile<text:line-break/>$scriptdir/../../bin/bvd-add.pl -s $vcfdir/case_100k_bin_04_046.vcf -T D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49]&amp;&quot;.vcf &gt;&gt; $logfile&quot;&amp;CHAR(10)&amp;&quot;$scriptdir/../../bin/bvd-add.pl -s $vcfdir/case_100k_bin_&quot;&amp;[.F$2]&amp;&quot;_&quot;&amp;[.F49]&amp;&quot;.vcf -T &quot;&amp;[.F$3]&amp;[.F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6.vcf &gt;&gt; $logfile&#10;$scriptdir/../../bin/bvd-add.pl -s $vcfdir/case_100k_bin_05_046.vcf -T E046_cancer  -d $dbdir&#10;endtime=$(date +%s)&#10;timediff=$((endtime-starttime))&#10;echo total excutetime so far $timediff seconds &gt;&gt; $logfile">
            <text:p>echo $vcfdir/case_100k_bin_05_046.vcf &gt;&gt; $logfile<text:line-break/>$scriptdir/../../bin/bvd-add.pl -s $vcfdir/case_100k_bin_05_046.vcf -T E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49]&amp;&quot;.vcf &gt;&gt; $logfile&quot;&amp;CHAR(10)&amp;&quot;$scriptdir/../../bin/bvd-add.pl -s $vcfdir/case_100k_bin_&quot;&amp;[.G$2]&amp;&quot;_&quot;&amp;[.G49]&amp;&quot;.vcf -T &quot;&amp;[.G$3]&amp;[.G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6.vcf &gt;&gt; $logfile&#10;$scriptdir/../../bin/bvd-add.pl -s $vcfdir/case_100k_bin_06_046.vcf -T F046_cancer  -d $dbdir&#10;endtime=$(date +%s)&#10;timediff=$((endtime-starttime))&#10;echo total excutetime so far $timediff seconds &gt;&gt; $logfile">
            <text:p>echo $vcfdir/case_100k_bin_06_046.vcf &gt;&gt; $logfile<text:line-break/>$scriptdir/../../bin/bvd-add.pl -s $vcfdir/case_100k_bin_06_046.vcf -T F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49]&amp;&quot;.vcf &gt;&gt; $logfile&quot;&amp;CHAR(10)&amp;&quot;$scriptdir/../../bin/bvd-add.pl -s $vcfdir/case_100k_bin_&quot;&amp;[.H$2]&amp;&quot;_&quot;&amp;[.H49]&amp;&quot;.vcf -T &quot;&amp;[.H$3]&amp;[.H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6.vcf &gt;&gt; $logfile&#10;$scriptdir/../../bin/bvd-add.pl -s $vcfdir/case_100k_bin_07_046.vcf -T G046_cancer  -d $dbdir&#10;endtime=$(date +%s)&#10;timediff=$((endtime-starttime))&#10;echo total excutetime so far $timediff seconds &gt;&gt; $logfile">
            <text:p>echo $vcfdir/case_100k_bin_07_046.vcf &gt;&gt; $logfile<text:line-break/>$scriptdir/../../bin/bvd-add.pl -s $vcfdir/case_100k_bin_07_046.vcf -T G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49]&amp;&quot;.vcf &gt;&gt; $logfile&quot;&amp;CHAR(10)&amp;&quot;$scriptdir/../../bin/bvd-add.pl -s $vcfdir/case_100k_bin_&quot;&amp;[.I$2]&amp;&quot;_&quot;&amp;[.I49]&amp;&quot;.vcf -T &quot;&amp;[.I$3]&amp;[.I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6.vcf &gt;&gt; $logfile&#10;$scriptdir/../../bin/bvd-add.pl -s $vcfdir/case_100k_bin_08_046.vcf -T H046_cancer  -d $dbdir&#10;endtime=$(date +%s)&#10;timediff=$((endtime-starttime))&#10;echo total excutetime so far $timediff seconds &gt;&gt; $logfile">
            <text:p>echo $vcfdir/case_100k_bin_08_046.vcf &gt;&gt; $logfile<text:line-break/>$scriptdir/../../bin/bvd-add.pl -s $vcfdir/case_100k_bin_08_046.vcf -T H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49]&amp;&quot;.vcf &gt;&gt; $logfile&quot;&amp;CHAR(10)&amp;&quot;$scriptdir/../../bin/bvd-add.pl -s $vcfdir/case_100k_bin_&quot;&amp;[.J$2]&amp;&quot;_&quot;&amp;[.J49]&amp;&quot;.vcf -T &quot;&amp;[.J$3]&amp;[.J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6.vcf &gt;&gt; $logfile&#10;$scriptdir/../../bin/bvd-add.pl -s $vcfdir/case_100k_bin_09_046.vcf -T I046_cancer  -d $dbdir&#10;endtime=$(date +%s)&#10;timediff=$((endtime-starttime))&#10;echo total excutetime so far $timediff seconds &gt;&gt; $logfile">
            <text:p>echo $vcfdir/case_100k_bin_09_046.vcf &gt;&gt; $logfile<text:line-break/>$scriptdir/../../bin/bvd-add.pl -s $vcfdir/case_100k_bin_09_046.vcf -T I04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49]&amp;&quot;.vcf &gt;&gt; $logfile&quot;&amp;CHAR(10)&amp;&quot;$scriptdir/../../bin/bvd-add.pl -s $vcfdir/case_100k_bin_&quot;&amp;[.K$2]&amp;&quot;_&quot;&amp;[.K49]&amp;&quot;.vcf -T &quot;&amp;[.K$3]&amp;[.K4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6.vcf &gt;&gt; $logfile&#10;$scriptdir/../../bin/bvd-add.pl -s $vcfdir/case_100k_bin_10_046.vcf -T J046_cancer  -d $dbdir&#10;endtime=$(date +%s)&#10;timediff=$((endtime-starttime))&#10;echo total excutetime so far $timediff seconds &gt;&gt; $logfile">
            <text:p>echo $vcfdir/case_100k_bin_10_046.vcf &gt;&gt; $logfile<text:line-break/>$scriptdir/../../bin/bvd-add.pl -s $vcfdir/case_100k_bin_10_046.vcf -T J04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 table:formula="of:=TEXT([.$A50];&quot;000&quot;)" office:value-type="string" office:string-value="047">
            <text:p>047</text:p>
          </table:table-cell>
          <table:table-cell/>
          <table:table-cell table:formula="of:=&quot;echo $vcfdir/case_100k_bin_&quot;&amp;[.B$2]&amp;&quot;_&quot;&amp;[.B50]&amp;&quot;.vcf &gt;&gt; $logfile&quot;&amp;CHAR(10)&amp;&quot;$scriptdir/../../bin/bvd-add.pl -s $vcfdir/case_100k_bin_&quot;&amp;[.B$2]&amp;&quot;_&quot;&amp;[.B50]&amp;&quot;.vcf -T &quot;&amp;[.B$3]&amp;[.B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7.vcf &gt;&gt; $logfile&#10;$scriptdir/../../bin/bvd-add.pl -s $vcfdir/case_100k_bin_01_047.vcf -T A047_cancer  -d $dbdir&#10;endtime=$(date +%s)&#10;timediff=$((endtime-starttime))&#10;echo total excutetime so far $timediff seconds &gt;&gt; $logfile">
            <text:p>echo $vcfdir/case_100k_bin_01_047.vcf &gt;&gt; $logfile<text:line-break/>$scriptdir/../../bin/bvd-add.pl -s $vcfdir/case_100k_bin_01_047.vcf -T A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0]&amp;&quot;.vcf &gt;&gt; $logfile&quot;&amp;CHAR(10)&amp;&quot;$scriptdir/../../bin/bvd-add.pl -s $vcfdir/case_100k_bin_&quot;&amp;[.C$2]&amp;&quot;_&quot;&amp;[.C50]&amp;&quot;.vcf -T &quot;&amp;[.C$3]&amp;[.C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7.vcf &gt;&gt; $logfile&#10;$scriptdir/../../bin/bvd-add.pl -s $vcfdir/case_100k_bin_02_047.vcf -T B047_cancer  -d $dbdir&#10;endtime=$(date +%s)&#10;timediff=$((endtime-starttime))&#10;echo total excutetime so far $timediff seconds &gt;&gt; $logfile">
            <text:p>echo $vcfdir/case_100k_bin_02_047.vcf &gt;&gt; $logfile<text:line-break/>$scriptdir/../../bin/bvd-add.pl -s $vcfdir/case_100k_bin_02_047.vcf -T B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0]&amp;&quot;.vcf &gt;&gt; $logfile&quot;&amp;CHAR(10)&amp;&quot;$scriptdir/../../bin/bvd-add.pl -s $vcfdir/case_100k_bin_&quot;&amp;[.D$2]&amp;&quot;_&quot;&amp;[.D50]&amp;&quot;.vcf -T &quot;&amp;[.D$3]&amp;[.D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7.vcf &gt;&gt; $logfile&#10;$scriptdir/../../bin/bvd-add.pl -s $vcfdir/case_100k_bin_03_047.vcf -T C047_cancer  -d $dbdir&#10;endtime=$(date +%s)&#10;timediff=$((endtime-starttime))&#10;echo total excutetime so far $timediff seconds &gt;&gt; $logfile">
            <text:p>echo $vcfdir/case_100k_bin_03_047.vcf &gt;&gt; $logfile<text:line-break/>$scriptdir/../../bin/bvd-add.pl -s $vcfdir/case_100k_bin_03_047.vcf -T C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0]&amp;&quot;.vcf &gt;&gt; $logfile&quot;&amp;CHAR(10)&amp;&quot;$scriptdir/../../bin/bvd-add.pl -s $vcfdir/case_100k_bin_&quot;&amp;[.E$2]&amp;&quot;_&quot;&amp;[.E50]&amp;&quot;.vcf -T &quot;&amp;[.E$3]&amp;[.E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7.vcf &gt;&gt; $logfile&#10;$scriptdir/../../bin/bvd-add.pl -s $vcfdir/case_100k_bin_04_047.vcf -T D047_cancer  -d $dbdir&#10;endtime=$(date +%s)&#10;timediff=$((endtime-starttime))&#10;echo total excutetime so far $timediff seconds &gt;&gt; $logfile">
            <text:p>echo $vcfdir/case_100k_bin_04_047.vcf &gt;&gt; $logfile<text:line-break/>$scriptdir/../../bin/bvd-add.pl -s $vcfdir/case_100k_bin_04_047.vcf -T D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0]&amp;&quot;.vcf &gt;&gt; $logfile&quot;&amp;CHAR(10)&amp;&quot;$scriptdir/../../bin/bvd-add.pl -s $vcfdir/case_100k_bin_&quot;&amp;[.F$2]&amp;&quot;_&quot;&amp;[.F50]&amp;&quot;.vcf -T &quot;&amp;[.F$3]&amp;[.F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7.vcf &gt;&gt; $logfile&#10;$scriptdir/../../bin/bvd-add.pl -s $vcfdir/case_100k_bin_05_047.vcf -T E047_cancer  -d $dbdir&#10;endtime=$(date +%s)&#10;timediff=$((endtime-starttime))&#10;echo total excutetime so far $timediff seconds &gt;&gt; $logfile">
            <text:p>echo $vcfdir/case_100k_bin_05_047.vcf &gt;&gt; $logfile<text:line-break/>$scriptdir/../../bin/bvd-add.pl -s $vcfdir/case_100k_bin_05_047.vcf -T E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0]&amp;&quot;.vcf &gt;&gt; $logfile&quot;&amp;CHAR(10)&amp;&quot;$scriptdir/../../bin/bvd-add.pl -s $vcfdir/case_100k_bin_&quot;&amp;[.G$2]&amp;&quot;_&quot;&amp;[.G50]&amp;&quot;.vcf -T &quot;&amp;[.G$3]&amp;[.G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7.vcf &gt;&gt; $logfile&#10;$scriptdir/../../bin/bvd-add.pl -s $vcfdir/case_100k_bin_06_047.vcf -T F047_cancer  -d $dbdir&#10;endtime=$(date +%s)&#10;timediff=$((endtime-starttime))&#10;echo total excutetime so far $timediff seconds &gt;&gt; $logfile">
            <text:p>echo $vcfdir/case_100k_bin_06_047.vcf &gt;&gt; $logfile<text:line-break/>$scriptdir/../../bin/bvd-add.pl -s $vcfdir/case_100k_bin_06_047.vcf -T F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0]&amp;&quot;.vcf &gt;&gt; $logfile&quot;&amp;CHAR(10)&amp;&quot;$scriptdir/../../bin/bvd-add.pl -s $vcfdir/case_100k_bin_&quot;&amp;[.H$2]&amp;&quot;_&quot;&amp;[.H50]&amp;&quot;.vcf -T &quot;&amp;[.H$3]&amp;[.H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7.vcf &gt;&gt; $logfile&#10;$scriptdir/../../bin/bvd-add.pl -s $vcfdir/case_100k_bin_07_047.vcf -T G047_cancer  -d $dbdir&#10;endtime=$(date +%s)&#10;timediff=$((endtime-starttime))&#10;echo total excutetime so far $timediff seconds &gt;&gt; $logfile">
            <text:p>echo $vcfdir/case_100k_bin_07_047.vcf &gt;&gt; $logfile<text:line-break/>$scriptdir/../../bin/bvd-add.pl -s $vcfdir/case_100k_bin_07_047.vcf -T G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0]&amp;&quot;.vcf &gt;&gt; $logfile&quot;&amp;CHAR(10)&amp;&quot;$scriptdir/../../bin/bvd-add.pl -s $vcfdir/case_100k_bin_&quot;&amp;[.I$2]&amp;&quot;_&quot;&amp;[.I50]&amp;&quot;.vcf -T &quot;&amp;[.I$3]&amp;[.I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7.vcf &gt;&gt; $logfile&#10;$scriptdir/../../bin/bvd-add.pl -s $vcfdir/case_100k_bin_08_047.vcf -T H047_cancer  -d $dbdir&#10;endtime=$(date +%s)&#10;timediff=$((endtime-starttime))&#10;echo total excutetime so far $timediff seconds &gt;&gt; $logfile">
            <text:p>echo $vcfdir/case_100k_bin_08_047.vcf &gt;&gt; $logfile<text:line-break/>$scriptdir/../../bin/bvd-add.pl -s $vcfdir/case_100k_bin_08_047.vcf -T H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0]&amp;&quot;.vcf &gt;&gt; $logfile&quot;&amp;CHAR(10)&amp;&quot;$scriptdir/../../bin/bvd-add.pl -s $vcfdir/case_100k_bin_&quot;&amp;[.J$2]&amp;&quot;_&quot;&amp;[.J50]&amp;&quot;.vcf -T &quot;&amp;[.J$3]&amp;[.J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7.vcf &gt;&gt; $logfile&#10;$scriptdir/../../bin/bvd-add.pl -s $vcfdir/case_100k_bin_09_047.vcf -T I047_cancer  -d $dbdir&#10;endtime=$(date +%s)&#10;timediff=$((endtime-starttime))&#10;echo total excutetime so far $timediff seconds &gt;&gt; $logfile">
            <text:p>echo $vcfdir/case_100k_bin_09_047.vcf &gt;&gt; $logfile<text:line-break/>$scriptdir/../../bin/bvd-add.pl -s $vcfdir/case_100k_bin_09_047.vcf -T I04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0]&amp;&quot;.vcf &gt;&gt; $logfile&quot;&amp;CHAR(10)&amp;&quot;$scriptdir/../../bin/bvd-add.pl -s $vcfdir/case_100k_bin_&quot;&amp;[.K$2]&amp;&quot;_&quot;&amp;[.K50]&amp;&quot;.vcf -T &quot;&amp;[.K$3]&amp;[.K5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7.vcf &gt;&gt; $logfile&#10;$scriptdir/../../bin/bvd-add.pl -s $vcfdir/case_100k_bin_10_047.vcf -T J047_cancer  -d $dbdir&#10;endtime=$(date +%s)&#10;timediff=$((endtime-starttime))&#10;echo total excutetime so far $timediff seconds &gt;&gt; $logfile">
            <text:p>echo $vcfdir/case_100k_bin_10_047.vcf &gt;&gt; $logfile<text:line-break/>$scriptdir/../../bin/bvd-add.pl -s $vcfdir/case_100k_bin_10_047.vcf -T J04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 table:formula="of:=TEXT([.$A51];&quot;000&quot;)" office:value-type="string" office:string-value="048">
            <text:p>048</text:p>
          </table:table-cell>
          <table:table-cell/>
          <table:table-cell table:formula="of:=&quot;echo $vcfdir/case_100k_bin_&quot;&amp;[.B$2]&amp;&quot;_&quot;&amp;[.B51]&amp;&quot;.vcf &gt;&gt; $logfile&quot;&amp;CHAR(10)&amp;&quot;$scriptdir/../../bin/bvd-add.pl -s $vcfdir/case_100k_bin_&quot;&amp;[.B$2]&amp;&quot;_&quot;&amp;[.B51]&amp;&quot;.vcf -T &quot;&amp;[.B$3]&amp;[.B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8.vcf &gt;&gt; $logfile&#10;$scriptdir/../../bin/bvd-add.pl -s $vcfdir/case_100k_bin_01_048.vcf -T A048_cancer  -d $dbdir&#10;endtime=$(date +%s)&#10;timediff=$((endtime-starttime))&#10;echo total excutetime so far $timediff seconds &gt;&gt; $logfile">
            <text:p>echo $vcfdir/case_100k_bin_01_048.vcf &gt;&gt; $logfile<text:line-break/>$scriptdir/../../bin/bvd-add.pl -s $vcfdir/case_100k_bin_01_048.vcf -T A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1]&amp;&quot;.vcf &gt;&gt; $logfile&quot;&amp;CHAR(10)&amp;&quot;$scriptdir/../../bin/bvd-add.pl -s $vcfdir/case_100k_bin_&quot;&amp;[.C$2]&amp;&quot;_&quot;&amp;[.C51]&amp;&quot;.vcf -T &quot;&amp;[.C$3]&amp;[.C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8.vcf &gt;&gt; $logfile&#10;$scriptdir/../../bin/bvd-add.pl -s $vcfdir/case_100k_bin_02_048.vcf -T B048_cancer  -d $dbdir&#10;endtime=$(date +%s)&#10;timediff=$((endtime-starttime))&#10;echo total excutetime so far $timediff seconds &gt;&gt; $logfile">
            <text:p>echo $vcfdir/case_100k_bin_02_048.vcf &gt;&gt; $logfile<text:line-break/>$scriptdir/../../bin/bvd-add.pl -s $vcfdir/case_100k_bin_02_048.vcf -T B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1]&amp;&quot;.vcf &gt;&gt; $logfile&quot;&amp;CHAR(10)&amp;&quot;$scriptdir/../../bin/bvd-add.pl -s $vcfdir/case_100k_bin_&quot;&amp;[.D$2]&amp;&quot;_&quot;&amp;[.D51]&amp;&quot;.vcf -T &quot;&amp;[.D$3]&amp;[.D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8.vcf &gt;&gt; $logfile&#10;$scriptdir/../../bin/bvd-add.pl -s $vcfdir/case_100k_bin_03_048.vcf -T C048_cancer  -d $dbdir&#10;endtime=$(date +%s)&#10;timediff=$((endtime-starttime))&#10;echo total excutetime so far $timediff seconds &gt;&gt; $logfile">
            <text:p>echo $vcfdir/case_100k_bin_03_048.vcf &gt;&gt; $logfile<text:line-break/>$scriptdir/../../bin/bvd-add.pl -s $vcfdir/case_100k_bin_03_048.vcf -T C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1]&amp;&quot;.vcf &gt;&gt; $logfile&quot;&amp;CHAR(10)&amp;&quot;$scriptdir/../../bin/bvd-add.pl -s $vcfdir/case_100k_bin_&quot;&amp;[.E$2]&amp;&quot;_&quot;&amp;[.E51]&amp;&quot;.vcf -T &quot;&amp;[.E$3]&amp;[.E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8.vcf &gt;&gt; $logfile&#10;$scriptdir/../../bin/bvd-add.pl -s $vcfdir/case_100k_bin_04_048.vcf -T D048_cancer  -d $dbdir&#10;endtime=$(date +%s)&#10;timediff=$((endtime-starttime))&#10;echo total excutetime so far $timediff seconds &gt;&gt; $logfile">
            <text:p>echo $vcfdir/case_100k_bin_04_048.vcf &gt;&gt; $logfile<text:line-break/>$scriptdir/../../bin/bvd-add.pl -s $vcfdir/case_100k_bin_04_048.vcf -T D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1]&amp;&quot;.vcf &gt;&gt; $logfile&quot;&amp;CHAR(10)&amp;&quot;$scriptdir/../../bin/bvd-add.pl -s $vcfdir/case_100k_bin_&quot;&amp;[.F$2]&amp;&quot;_&quot;&amp;[.F51]&amp;&quot;.vcf -T &quot;&amp;[.F$3]&amp;[.F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8.vcf &gt;&gt; $logfile&#10;$scriptdir/../../bin/bvd-add.pl -s $vcfdir/case_100k_bin_05_048.vcf -T E048_cancer  -d $dbdir&#10;endtime=$(date +%s)&#10;timediff=$((endtime-starttime))&#10;echo total excutetime so far $timediff seconds &gt;&gt; $logfile">
            <text:p>echo $vcfdir/case_100k_bin_05_048.vcf &gt;&gt; $logfile<text:line-break/>$scriptdir/../../bin/bvd-add.pl -s $vcfdir/case_100k_bin_05_048.vcf -T E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1]&amp;&quot;.vcf &gt;&gt; $logfile&quot;&amp;CHAR(10)&amp;&quot;$scriptdir/../../bin/bvd-add.pl -s $vcfdir/case_100k_bin_&quot;&amp;[.G$2]&amp;&quot;_&quot;&amp;[.G51]&amp;&quot;.vcf -T &quot;&amp;[.G$3]&amp;[.G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8.vcf &gt;&gt; $logfile&#10;$scriptdir/../../bin/bvd-add.pl -s $vcfdir/case_100k_bin_06_048.vcf -T F048_cancer  -d $dbdir&#10;endtime=$(date +%s)&#10;timediff=$((endtime-starttime))&#10;echo total excutetime so far $timediff seconds &gt;&gt; $logfile">
            <text:p>echo $vcfdir/case_100k_bin_06_048.vcf &gt;&gt; $logfile<text:line-break/>$scriptdir/../../bin/bvd-add.pl -s $vcfdir/case_100k_bin_06_048.vcf -T F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1]&amp;&quot;.vcf &gt;&gt; $logfile&quot;&amp;CHAR(10)&amp;&quot;$scriptdir/../../bin/bvd-add.pl -s $vcfdir/case_100k_bin_&quot;&amp;[.H$2]&amp;&quot;_&quot;&amp;[.H51]&amp;&quot;.vcf -T &quot;&amp;[.H$3]&amp;[.H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8.vcf &gt;&gt; $logfile&#10;$scriptdir/../../bin/bvd-add.pl -s $vcfdir/case_100k_bin_07_048.vcf -T G048_cancer  -d $dbdir&#10;endtime=$(date +%s)&#10;timediff=$((endtime-starttime))&#10;echo total excutetime so far $timediff seconds &gt;&gt; $logfile">
            <text:p>echo $vcfdir/case_100k_bin_07_048.vcf &gt;&gt; $logfile<text:line-break/>$scriptdir/../../bin/bvd-add.pl -s $vcfdir/case_100k_bin_07_048.vcf -T G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1]&amp;&quot;.vcf &gt;&gt; $logfile&quot;&amp;CHAR(10)&amp;&quot;$scriptdir/../../bin/bvd-add.pl -s $vcfdir/case_100k_bin_&quot;&amp;[.I$2]&amp;&quot;_&quot;&amp;[.I51]&amp;&quot;.vcf -T &quot;&amp;[.I$3]&amp;[.I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8.vcf &gt;&gt; $logfile&#10;$scriptdir/../../bin/bvd-add.pl -s $vcfdir/case_100k_bin_08_048.vcf -T H048_cancer  -d $dbdir&#10;endtime=$(date +%s)&#10;timediff=$((endtime-starttime))&#10;echo total excutetime so far $timediff seconds &gt;&gt; $logfile">
            <text:p>echo $vcfdir/case_100k_bin_08_048.vcf &gt;&gt; $logfile<text:line-break/>$scriptdir/../../bin/bvd-add.pl -s $vcfdir/case_100k_bin_08_048.vcf -T H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1]&amp;&quot;.vcf &gt;&gt; $logfile&quot;&amp;CHAR(10)&amp;&quot;$scriptdir/../../bin/bvd-add.pl -s $vcfdir/case_100k_bin_&quot;&amp;[.J$2]&amp;&quot;_&quot;&amp;[.J51]&amp;&quot;.vcf -T &quot;&amp;[.J$3]&amp;[.J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8.vcf &gt;&gt; $logfile&#10;$scriptdir/../../bin/bvd-add.pl -s $vcfdir/case_100k_bin_09_048.vcf -T I048_cancer  -d $dbdir&#10;endtime=$(date +%s)&#10;timediff=$((endtime-starttime))&#10;echo total excutetime so far $timediff seconds &gt;&gt; $logfile">
            <text:p>echo $vcfdir/case_100k_bin_09_048.vcf &gt;&gt; $logfile<text:line-break/>$scriptdir/../../bin/bvd-add.pl -s $vcfdir/case_100k_bin_09_048.vcf -T I04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1]&amp;&quot;.vcf &gt;&gt; $logfile&quot;&amp;CHAR(10)&amp;&quot;$scriptdir/../../bin/bvd-add.pl -s $vcfdir/case_100k_bin_&quot;&amp;[.K$2]&amp;&quot;_&quot;&amp;[.K51]&amp;&quot;.vcf -T &quot;&amp;[.K$3]&amp;[.K5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8.vcf &gt;&gt; $logfile&#10;$scriptdir/../../bin/bvd-add.pl -s $vcfdir/case_100k_bin_10_048.vcf -T J048_cancer  -d $dbdir&#10;endtime=$(date +%s)&#10;timediff=$((endtime-starttime))&#10;echo total excutetime so far $timediff seconds &gt;&gt; $logfile">
            <text:p>echo $vcfdir/case_100k_bin_10_048.vcf &gt;&gt; $logfile<text:line-break/>$scriptdir/../../bin/bvd-add.pl -s $vcfdir/case_100k_bin_10_048.vcf -T J04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 table:formula="of:=TEXT([.$A52];&quot;000&quot;)" office:value-type="string" office:string-value="049">
            <text:p>049</text:p>
          </table:table-cell>
          <table:table-cell/>
          <table:table-cell table:formula="of:=&quot;echo $vcfdir/case_100k_bin_&quot;&amp;[.B$2]&amp;&quot;_&quot;&amp;[.B52]&amp;&quot;.vcf &gt;&gt; $logfile&quot;&amp;CHAR(10)&amp;&quot;$scriptdir/../../bin/bvd-add.pl -s $vcfdir/case_100k_bin_&quot;&amp;[.B$2]&amp;&quot;_&quot;&amp;[.B52]&amp;&quot;.vcf -T &quot;&amp;[.B$3]&amp;[.B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49.vcf &gt;&gt; $logfile&#10;$scriptdir/../../bin/bvd-add.pl -s $vcfdir/case_100k_bin_01_049.vcf -T A049_cancer  -d $dbdir&#10;endtime=$(date +%s)&#10;timediff=$((endtime-starttime))&#10;echo total excutetime so far $timediff seconds &gt;&gt; $logfile">
            <text:p>echo $vcfdir/case_100k_bin_01_049.vcf &gt;&gt; $logfile<text:line-break/>$scriptdir/../../bin/bvd-add.pl -s $vcfdir/case_100k_bin_01_049.vcf -T A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2]&amp;&quot;.vcf &gt;&gt; $logfile&quot;&amp;CHAR(10)&amp;&quot;$scriptdir/../../bin/bvd-add.pl -s $vcfdir/case_100k_bin_&quot;&amp;[.C$2]&amp;&quot;_&quot;&amp;[.C52]&amp;&quot;.vcf -T &quot;&amp;[.C$3]&amp;[.C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49.vcf &gt;&gt; $logfile&#10;$scriptdir/../../bin/bvd-add.pl -s $vcfdir/case_100k_bin_02_049.vcf -T B049_cancer  -d $dbdir&#10;endtime=$(date +%s)&#10;timediff=$((endtime-starttime))&#10;echo total excutetime so far $timediff seconds &gt;&gt; $logfile">
            <text:p>echo $vcfdir/case_100k_bin_02_049.vcf &gt;&gt; $logfile<text:line-break/>$scriptdir/../../bin/bvd-add.pl -s $vcfdir/case_100k_bin_02_049.vcf -T B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2]&amp;&quot;.vcf &gt;&gt; $logfile&quot;&amp;CHAR(10)&amp;&quot;$scriptdir/../../bin/bvd-add.pl -s $vcfdir/case_100k_bin_&quot;&amp;[.D$2]&amp;&quot;_&quot;&amp;[.D52]&amp;&quot;.vcf -T &quot;&amp;[.D$3]&amp;[.D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49.vcf &gt;&gt; $logfile&#10;$scriptdir/../../bin/bvd-add.pl -s $vcfdir/case_100k_bin_03_049.vcf -T C049_cancer  -d $dbdir&#10;endtime=$(date +%s)&#10;timediff=$((endtime-starttime))&#10;echo total excutetime so far $timediff seconds &gt;&gt; $logfile">
            <text:p>echo $vcfdir/case_100k_bin_03_049.vcf &gt;&gt; $logfile<text:line-break/>$scriptdir/../../bin/bvd-add.pl -s $vcfdir/case_100k_bin_03_049.vcf -T C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2]&amp;&quot;.vcf &gt;&gt; $logfile&quot;&amp;CHAR(10)&amp;&quot;$scriptdir/../../bin/bvd-add.pl -s $vcfdir/case_100k_bin_&quot;&amp;[.E$2]&amp;&quot;_&quot;&amp;[.E52]&amp;&quot;.vcf -T &quot;&amp;[.E$3]&amp;[.E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49.vcf &gt;&gt; $logfile&#10;$scriptdir/../../bin/bvd-add.pl -s $vcfdir/case_100k_bin_04_049.vcf -T D049_cancer  -d $dbdir&#10;endtime=$(date +%s)&#10;timediff=$((endtime-starttime))&#10;echo total excutetime so far $timediff seconds &gt;&gt; $logfile">
            <text:p>echo $vcfdir/case_100k_bin_04_049.vcf &gt;&gt; $logfile<text:line-break/>$scriptdir/../../bin/bvd-add.pl -s $vcfdir/case_100k_bin_04_049.vcf -T D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2]&amp;&quot;.vcf &gt;&gt; $logfile&quot;&amp;CHAR(10)&amp;&quot;$scriptdir/../../bin/bvd-add.pl -s $vcfdir/case_100k_bin_&quot;&amp;[.F$2]&amp;&quot;_&quot;&amp;[.F52]&amp;&quot;.vcf -T &quot;&amp;[.F$3]&amp;[.F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49.vcf &gt;&gt; $logfile&#10;$scriptdir/../../bin/bvd-add.pl -s $vcfdir/case_100k_bin_05_049.vcf -T E049_cancer  -d $dbdir&#10;endtime=$(date +%s)&#10;timediff=$((endtime-starttime))&#10;echo total excutetime so far $timediff seconds &gt;&gt; $logfile">
            <text:p>echo $vcfdir/case_100k_bin_05_049.vcf &gt;&gt; $logfile<text:line-break/>$scriptdir/../../bin/bvd-add.pl -s $vcfdir/case_100k_bin_05_049.vcf -T E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2]&amp;&quot;.vcf &gt;&gt; $logfile&quot;&amp;CHAR(10)&amp;&quot;$scriptdir/../../bin/bvd-add.pl -s $vcfdir/case_100k_bin_&quot;&amp;[.G$2]&amp;&quot;_&quot;&amp;[.G52]&amp;&quot;.vcf -T &quot;&amp;[.G$3]&amp;[.G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49.vcf &gt;&gt; $logfile&#10;$scriptdir/../../bin/bvd-add.pl -s $vcfdir/case_100k_bin_06_049.vcf -T F049_cancer  -d $dbdir&#10;endtime=$(date +%s)&#10;timediff=$((endtime-starttime))&#10;echo total excutetime so far $timediff seconds &gt;&gt; $logfile">
            <text:p>echo $vcfdir/case_100k_bin_06_049.vcf &gt;&gt; $logfile<text:line-break/>$scriptdir/../../bin/bvd-add.pl -s $vcfdir/case_100k_bin_06_049.vcf -T F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2]&amp;&quot;.vcf &gt;&gt; $logfile&quot;&amp;CHAR(10)&amp;&quot;$scriptdir/../../bin/bvd-add.pl -s $vcfdir/case_100k_bin_&quot;&amp;[.H$2]&amp;&quot;_&quot;&amp;[.H52]&amp;&quot;.vcf -T &quot;&amp;[.H$3]&amp;[.H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49.vcf &gt;&gt; $logfile&#10;$scriptdir/../../bin/bvd-add.pl -s $vcfdir/case_100k_bin_07_049.vcf -T G049_cancer  -d $dbdir&#10;endtime=$(date +%s)&#10;timediff=$((endtime-starttime))&#10;echo total excutetime so far $timediff seconds &gt;&gt; $logfile">
            <text:p>echo $vcfdir/case_100k_bin_07_049.vcf &gt;&gt; $logfile<text:line-break/>$scriptdir/../../bin/bvd-add.pl -s $vcfdir/case_100k_bin_07_049.vcf -T G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2]&amp;&quot;.vcf &gt;&gt; $logfile&quot;&amp;CHAR(10)&amp;&quot;$scriptdir/../../bin/bvd-add.pl -s $vcfdir/case_100k_bin_&quot;&amp;[.I$2]&amp;&quot;_&quot;&amp;[.I52]&amp;&quot;.vcf -T &quot;&amp;[.I$3]&amp;[.I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49.vcf &gt;&gt; $logfile&#10;$scriptdir/../../bin/bvd-add.pl -s $vcfdir/case_100k_bin_08_049.vcf -T H049_cancer  -d $dbdir&#10;endtime=$(date +%s)&#10;timediff=$((endtime-starttime))&#10;echo total excutetime so far $timediff seconds &gt;&gt; $logfile">
            <text:p>echo $vcfdir/case_100k_bin_08_049.vcf &gt;&gt; $logfile<text:line-break/>$scriptdir/../../bin/bvd-add.pl -s $vcfdir/case_100k_bin_08_049.vcf -T H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2]&amp;&quot;.vcf &gt;&gt; $logfile&quot;&amp;CHAR(10)&amp;&quot;$scriptdir/../../bin/bvd-add.pl -s $vcfdir/case_100k_bin_&quot;&amp;[.J$2]&amp;&quot;_&quot;&amp;[.J52]&amp;&quot;.vcf -T &quot;&amp;[.J$3]&amp;[.J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49.vcf &gt;&gt; $logfile&#10;$scriptdir/../../bin/bvd-add.pl -s $vcfdir/case_100k_bin_09_049.vcf -T I049_cancer  -d $dbdir&#10;endtime=$(date +%s)&#10;timediff=$((endtime-starttime))&#10;echo total excutetime so far $timediff seconds &gt;&gt; $logfile">
            <text:p>echo $vcfdir/case_100k_bin_09_049.vcf &gt;&gt; $logfile<text:line-break/>$scriptdir/../../bin/bvd-add.pl -s $vcfdir/case_100k_bin_09_049.vcf -T I04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2]&amp;&quot;.vcf &gt;&gt; $logfile&quot;&amp;CHAR(10)&amp;&quot;$scriptdir/../../bin/bvd-add.pl -s $vcfdir/case_100k_bin_&quot;&amp;[.K$2]&amp;&quot;_&quot;&amp;[.K52]&amp;&quot;.vcf -T &quot;&amp;[.K$3]&amp;[.K5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49.vcf &gt;&gt; $logfile&#10;$scriptdir/../../bin/bvd-add.pl -s $vcfdir/case_100k_bin_10_049.vcf -T J049_cancer  -d $dbdir&#10;endtime=$(date +%s)&#10;timediff=$((endtime-starttime))&#10;echo total excutetime so far $timediff seconds &gt;&gt; $logfile">
            <text:p>echo $vcfdir/case_100k_bin_10_049.vcf &gt;&gt; $logfile<text:line-break/>$scriptdir/../../bin/bvd-add.pl -s $vcfdir/case_100k_bin_10_049.vcf -T J04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 table:formula="of:=TEXT([.$A53];&quot;000&quot;)" office:value-type="string" office:string-value="050">
            <text:p>050</text:p>
          </table:table-cell>
          <table:table-cell/>
          <table:table-cell table:formula="of:=&quot;echo $vcfdir/case_100k_bin_&quot;&amp;[.B$2]&amp;&quot;_&quot;&amp;[.B53]&amp;&quot;.vcf &gt;&gt; $logfile&quot;&amp;CHAR(10)&amp;&quot;$scriptdir/../../bin/bvd-add.pl -s $vcfdir/case_100k_bin_&quot;&amp;[.B$2]&amp;&quot;_&quot;&amp;[.B53]&amp;&quot;.vcf -T &quot;&amp;[.B$3]&amp;[.B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0.vcf &gt;&gt; $logfile&#10;$scriptdir/../../bin/bvd-add.pl -s $vcfdir/case_100k_bin_01_050.vcf -T A050_cancer  -d $dbdir&#10;endtime=$(date +%s)&#10;timediff=$((endtime-starttime))&#10;echo total excutetime so far $timediff seconds &gt;&gt; $logfile">
            <text:p>echo $vcfdir/case_100k_bin_01_050.vcf &gt;&gt; $logfile<text:line-break/>$scriptdir/../../bin/bvd-add.pl -s $vcfdir/case_100k_bin_01_050.vcf -T A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3]&amp;&quot;.vcf &gt;&gt; $logfile&quot;&amp;CHAR(10)&amp;&quot;$scriptdir/../../bin/bvd-add.pl -s $vcfdir/case_100k_bin_&quot;&amp;[.C$2]&amp;&quot;_&quot;&amp;[.C53]&amp;&quot;.vcf -T &quot;&amp;[.C$3]&amp;[.C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0.vcf &gt;&gt; $logfile&#10;$scriptdir/../../bin/bvd-add.pl -s $vcfdir/case_100k_bin_02_050.vcf -T B050_cancer  -d $dbdir&#10;endtime=$(date +%s)&#10;timediff=$((endtime-starttime))&#10;echo total excutetime so far $timediff seconds &gt;&gt; $logfile">
            <text:p>echo $vcfdir/case_100k_bin_02_050.vcf &gt;&gt; $logfile<text:line-break/>$scriptdir/../../bin/bvd-add.pl -s $vcfdir/case_100k_bin_02_050.vcf -T B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3]&amp;&quot;.vcf &gt;&gt; $logfile&quot;&amp;CHAR(10)&amp;&quot;$scriptdir/../../bin/bvd-add.pl -s $vcfdir/case_100k_bin_&quot;&amp;[.D$2]&amp;&quot;_&quot;&amp;[.D53]&amp;&quot;.vcf -T &quot;&amp;[.D$3]&amp;[.D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0.vcf &gt;&gt; $logfile&#10;$scriptdir/../../bin/bvd-add.pl -s $vcfdir/case_100k_bin_03_050.vcf -T C050_cancer  -d $dbdir&#10;endtime=$(date +%s)&#10;timediff=$((endtime-starttime))&#10;echo total excutetime so far $timediff seconds &gt;&gt; $logfile">
            <text:p>echo $vcfdir/case_100k_bin_03_050.vcf &gt;&gt; $logfile<text:line-break/>$scriptdir/../../bin/bvd-add.pl -s $vcfdir/case_100k_bin_03_050.vcf -T C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3]&amp;&quot;.vcf &gt;&gt; $logfile&quot;&amp;CHAR(10)&amp;&quot;$scriptdir/../../bin/bvd-add.pl -s $vcfdir/case_100k_bin_&quot;&amp;[.E$2]&amp;&quot;_&quot;&amp;[.E53]&amp;&quot;.vcf -T &quot;&amp;[.E$3]&amp;[.E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0.vcf &gt;&gt; $logfile&#10;$scriptdir/../../bin/bvd-add.pl -s $vcfdir/case_100k_bin_04_050.vcf -T D050_cancer  -d $dbdir&#10;endtime=$(date +%s)&#10;timediff=$((endtime-starttime))&#10;echo total excutetime so far $timediff seconds &gt;&gt; $logfile">
            <text:p>echo $vcfdir/case_100k_bin_04_050.vcf &gt;&gt; $logfile<text:line-break/>$scriptdir/../../bin/bvd-add.pl -s $vcfdir/case_100k_bin_04_050.vcf -T D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3]&amp;&quot;.vcf &gt;&gt; $logfile&quot;&amp;CHAR(10)&amp;&quot;$scriptdir/../../bin/bvd-add.pl -s $vcfdir/case_100k_bin_&quot;&amp;[.F$2]&amp;&quot;_&quot;&amp;[.F53]&amp;&quot;.vcf -T &quot;&amp;[.F$3]&amp;[.F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0.vcf &gt;&gt; $logfile&#10;$scriptdir/../../bin/bvd-add.pl -s $vcfdir/case_100k_bin_05_050.vcf -T E050_cancer  -d $dbdir&#10;endtime=$(date +%s)&#10;timediff=$((endtime-starttime))&#10;echo total excutetime so far $timediff seconds &gt;&gt; $logfile">
            <text:p>echo $vcfdir/case_100k_bin_05_050.vcf &gt;&gt; $logfile<text:line-break/>$scriptdir/../../bin/bvd-add.pl -s $vcfdir/case_100k_bin_05_050.vcf -T E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3]&amp;&quot;.vcf &gt;&gt; $logfile&quot;&amp;CHAR(10)&amp;&quot;$scriptdir/../../bin/bvd-add.pl -s $vcfdir/case_100k_bin_&quot;&amp;[.G$2]&amp;&quot;_&quot;&amp;[.G53]&amp;&quot;.vcf -T &quot;&amp;[.G$3]&amp;[.G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0.vcf &gt;&gt; $logfile&#10;$scriptdir/../../bin/bvd-add.pl -s $vcfdir/case_100k_bin_06_050.vcf -T F050_cancer  -d $dbdir&#10;endtime=$(date +%s)&#10;timediff=$((endtime-starttime))&#10;echo total excutetime so far $timediff seconds &gt;&gt; $logfile">
            <text:p>echo $vcfdir/case_100k_bin_06_050.vcf &gt;&gt; $logfile<text:line-break/>$scriptdir/../../bin/bvd-add.pl -s $vcfdir/case_100k_bin_06_050.vcf -T F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3]&amp;&quot;.vcf &gt;&gt; $logfile&quot;&amp;CHAR(10)&amp;&quot;$scriptdir/../../bin/bvd-add.pl -s $vcfdir/case_100k_bin_&quot;&amp;[.H$2]&amp;&quot;_&quot;&amp;[.H53]&amp;&quot;.vcf -T &quot;&amp;[.H$3]&amp;[.H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0.vcf &gt;&gt; $logfile&#10;$scriptdir/../../bin/bvd-add.pl -s $vcfdir/case_100k_bin_07_050.vcf -T G050_cancer  -d $dbdir&#10;endtime=$(date +%s)&#10;timediff=$((endtime-starttime))&#10;echo total excutetime so far $timediff seconds &gt;&gt; $logfile">
            <text:p>echo $vcfdir/case_100k_bin_07_050.vcf &gt;&gt; $logfile<text:line-break/>$scriptdir/../../bin/bvd-add.pl -s $vcfdir/case_100k_bin_07_050.vcf -T G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3]&amp;&quot;.vcf &gt;&gt; $logfile&quot;&amp;CHAR(10)&amp;&quot;$scriptdir/../../bin/bvd-add.pl -s $vcfdir/case_100k_bin_&quot;&amp;[.I$2]&amp;&quot;_&quot;&amp;[.I53]&amp;&quot;.vcf -T &quot;&amp;[.I$3]&amp;[.I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0.vcf &gt;&gt; $logfile&#10;$scriptdir/../../bin/bvd-add.pl -s $vcfdir/case_100k_bin_08_050.vcf -T H050_cancer  -d $dbdir&#10;endtime=$(date +%s)&#10;timediff=$((endtime-starttime))&#10;echo total excutetime so far $timediff seconds &gt;&gt; $logfile">
            <text:p>echo $vcfdir/case_100k_bin_08_050.vcf &gt;&gt; $logfile<text:line-break/>$scriptdir/../../bin/bvd-add.pl -s $vcfdir/case_100k_bin_08_050.vcf -T H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3]&amp;&quot;.vcf &gt;&gt; $logfile&quot;&amp;CHAR(10)&amp;&quot;$scriptdir/../../bin/bvd-add.pl -s $vcfdir/case_100k_bin_&quot;&amp;[.J$2]&amp;&quot;_&quot;&amp;[.J53]&amp;&quot;.vcf -T &quot;&amp;[.J$3]&amp;[.J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0.vcf &gt;&gt; $logfile&#10;$scriptdir/../../bin/bvd-add.pl -s $vcfdir/case_100k_bin_09_050.vcf -T I050_cancer  -d $dbdir&#10;endtime=$(date +%s)&#10;timediff=$((endtime-starttime))&#10;echo total excutetime so far $timediff seconds &gt;&gt; $logfile">
            <text:p>echo $vcfdir/case_100k_bin_09_050.vcf &gt;&gt; $logfile<text:line-break/>$scriptdir/../../bin/bvd-add.pl -s $vcfdir/case_100k_bin_09_050.vcf -T I05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3]&amp;&quot;.vcf &gt;&gt; $logfile&quot;&amp;CHAR(10)&amp;&quot;$scriptdir/../../bin/bvd-add.pl -s $vcfdir/case_100k_bin_&quot;&amp;[.K$2]&amp;&quot;_&quot;&amp;[.K53]&amp;&quot;.vcf -T &quot;&amp;[.K$3]&amp;[.K5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0.vcf &gt;&gt; $logfile&#10;$scriptdir/../../bin/bvd-add.pl -s $vcfdir/case_100k_bin_10_050.vcf -T J050_cancer  -d $dbdir&#10;endtime=$(date +%s)&#10;timediff=$((endtime-starttime))&#10;echo total excutetime so far $timediff seconds &gt;&gt; $logfile">
            <text:p>echo $vcfdir/case_100k_bin_10_050.vcf &gt;&gt; $logfile<text:line-break/>$scriptdir/../../bin/bvd-add.pl -s $vcfdir/case_100k_bin_10_050.vcf -T J05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 table:formula="of:=TEXT([.$A54];&quot;000&quot;)" office:value-type="string" office:string-value="051">
            <text:p>051</text:p>
          </table:table-cell>
          <table:table-cell/>
          <table:table-cell table:formula="of:=&quot;echo $vcfdir/case_100k_bin_&quot;&amp;[.B$2]&amp;&quot;_&quot;&amp;[.B54]&amp;&quot;.vcf &gt;&gt; $logfile&quot;&amp;CHAR(10)&amp;&quot;$scriptdir/../../bin/bvd-add.pl -s $vcfdir/case_100k_bin_&quot;&amp;[.B$2]&amp;&quot;_&quot;&amp;[.B54]&amp;&quot;.vcf -T &quot;&amp;[.B$3]&amp;[.B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1.vcf &gt;&gt; $logfile&#10;$scriptdir/../../bin/bvd-add.pl -s $vcfdir/case_100k_bin_01_051.vcf -T A051_cancer  -d $dbdir&#10;endtime=$(date +%s)&#10;timediff=$((endtime-starttime))&#10;echo total excutetime so far $timediff seconds &gt;&gt; $logfile">
            <text:p>echo $vcfdir/case_100k_bin_01_051.vcf &gt;&gt; $logfile<text:line-break/>$scriptdir/../../bin/bvd-add.pl -s $vcfdir/case_100k_bin_01_051.vcf -T A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4]&amp;&quot;.vcf &gt;&gt; $logfile&quot;&amp;CHAR(10)&amp;&quot;$scriptdir/../../bin/bvd-add.pl -s $vcfdir/case_100k_bin_&quot;&amp;[.C$2]&amp;&quot;_&quot;&amp;[.C54]&amp;&quot;.vcf -T &quot;&amp;[.C$3]&amp;[.C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1.vcf &gt;&gt; $logfile&#10;$scriptdir/../../bin/bvd-add.pl -s $vcfdir/case_100k_bin_02_051.vcf -T B051_cancer  -d $dbdir&#10;endtime=$(date +%s)&#10;timediff=$((endtime-starttime))&#10;echo total excutetime so far $timediff seconds &gt;&gt; $logfile">
            <text:p>echo $vcfdir/case_100k_bin_02_051.vcf &gt;&gt; $logfile<text:line-break/>$scriptdir/../../bin/bvd-add.pl -s $vcfdir/case_100k_bin_02_051.vcf -T B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4]&amp;&quot;.vcf &gt;&gt; $logfile&quot;&amp;CHAR(10)&amp;&quot;$scriptdir/../../bin/bvd-add.pl -s $vcfdir/case_100k_bin_&quot;&amp;[.D$2]&amp;&quot;_&quot;&amp;[.D54]&amp;&quot;.vcf -T &quot;&amp;[.D$3]&amp;[.D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1.vcf &gt;&gt; $logfile&#10;$scriptdir/../../bin/bvd-add.pl -s $vcfdir/case_100k_bin_03_051.vcf -T C051_cancer  -d $dbdir&#10;endtime=$(date +%s)&#10;timediff=$((endtime-starttime))&#10;echo total excutetime so far $timediff seconds &gt;&gt; $logfile">
            <text:p>echo $vcfdir/case_100k_bin_03_051.vcf &gt;&gt; $logfile<text:line-break/>$scriptdir/../../bin/bvd-add.pl -s $vcfdir/case_100k_bin_03_051.vcf -T C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4]&amp;&quot;.vcf &gt;&gt; $logfile&quot;&amp;CHAR(10)&amp;&quot;$scriptdir/../../bin/bvd-add.pl -s $vcfdir/case_100k_bin_&quot;&amp;[.E$2]&amp;&quot;_&quot;&amp;[.E54]&amp;&quot;.vcf -T &quot;&amp;[.E$3]&amp;[.E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1.vcf &gt;&gt; $logfile&#10;$scriptdir/../../bin/bvd-add.pl -s $vcfdir/case_100k_bin_04_051.vcf -T D051_cancer  -d $dbdir&#10;endtime=$(date +%s)&#10;timediff=$((endtime-starttime))&#10;echo total excutetime so far $timediff seconds &gt;&gt; $logfile">
            <text:p>echo $vcfdir/case_100k_bin_04_051.vcf &gt;&gt; $logfile<text:line-break/>$scriptdir/../../bin/bvd-add.pl -s $vcfdir/case_100k_bin_04_051.vcf -T D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4]&amp;&quot;.vcf &gt;&gt; $logfile&quot;&amp;CHAR(10)&amp;&quot;$scriptdir/../../bin/bvd-add.pl -s $vcfdir/case_100k_bin_&quot;&amp;[.F$2]&amp;&quot;_&quot;&amp;[.F54]&amp;&quot;.vcf -T &quot;&amp;[.F$3]&amp;[.F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1.vcf &gt;&gt; $logfile&#10;$scriptdir/../../bin/bvd-add.pl -s $vcfdir/case_100k_bin_05_051.vcf -T E051_cancer  -d $dbdir&#10;endtime=$(date +%s)&#10;timediff=$((endtime-starttime))&#10;echo total excutetime so far $timediff seconds &gt;&gt; $logfile">
            <text:p>echo $vcfdir/case_100k_bin_05_051.vcf &gt;&gt; $logfile<text:line-break/>$scriptdir/../../bin/bvd-add.pl -s $vcfdir/case_100k_bin_05_051.vcf -T E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4]&amp;&quot;.vcf &gt;&gt; $logfile&quot;&amp;CHAR(10)&amp;&quot;$scriptdir/../../bin/bvd-add.pl -s $vcfdir/case_100k_bin_&quot;&amp;[.G$2]&amp;&quot;_&quot;&amp;[.G54]&amp;&quot;.vcf -T &quot;&amp;[.G$3]&amp;[.G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1.vcf &gt;&gt; $logfile&#10;$scriptdir/../../bin/bvd-add.pl -s $vcfdir/case_100k_bin_06_051.vcf -T F051_cancer  -d $dbdir&#10;endtime=$(date +%s)&#10;timediff=$((endtime-starttime))&#10;echo total excutetime so far $timediff seconds &gt;&gt; $logfile">
            <text:p>echo $vcfdir/case_100k_bin_06_051.vcf &gt;&gt; $logfile<text:line-break/>$scriptdir/../../bin/bvd-add.pl -s $vcfdir/case_100k_bin_06_051.vcf -T F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4]&amp;&quot;.vcf &gt;&gt; $logfile&quot;&amp;CHAR(10)&amp;&quot;$scriptdir/../../bin/bvd-add.pl -s $vcfdir/case_100k_bin_&quot;&amp;[.H$2]&amp;&quot;_&quot;&amp;[.H54]&amp;&quot;.vcf -T &quot;&amp;[.H$3]&amp;[.H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1.vcf &gt;&gt; $logfile&#10;$scriptdir/../../bin/bvd-add.pl -s $vcfdir/case_100k_bin_07_051.vcf -T G051_cancer  -d $dbdir&#10;endtime=$(date +%s)&#10;timediff=$((endtime-starttime))&#10;echo total excutetime so far $timediff seconds &gt;&gt; $logfile">
            <text:p>echo $vcfdir/case_100k_bin_07_051.vcf &gt;&gt; $logfile<text:line-break/>$scriptdir/../../bin/bvd-add.pl -s $vcfdir/case_100k_bin_07_051.vcf -T G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4]&amp;&quot;.vcf &gt;&gt; $logfile&quot;&amp;CHAR(10)&amp;&quot;$scriptdir/../../bin/bvd-add.pl -s $vcfdir/case_100k_bin_&quot;&amp;[.I$2]&amp;&quot;_&quot;&amp;[.I54]&amp;&quot;.vcf -T &quot;&amp;[.I$3]&amp;[.I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1.vcf &gt;&gt; $logfile&#10;$scriptdir/../../bin/bvd-add.pl -s $vcfdir/case_100k_bin_08_051.vcf -T H051_cancer  -d $dbdir&#10;endtime=$(date +%s)&#10;timediff=$((endtime-starttime))&#10;echo total excutetime so far $timediff seconds &gt;&gt; $logfile">
            <text:p>echo $vcfdir/case_100k_bin_08_051.vcf &gt;&gt; $logfile<text:line-break/>$scriptdir/../../bin/bvd-add.pl -s $vcfdir/case_100k_bin_08_051.vcf -T H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4]&amp;&quot;.vcf &gt;&gt; $logfile&quot;&amp;CHAR(10)&amp;&quot;$scriptdir/../../bin/bvd-add.pl -s $vcfdir/case_100k_bin_&quot;&amp;[.J$2]&amp;&quot;_&quot;&amp;[.J54]&amp;&quot;.vcf -T &quot;&amp;[.J$3]&amp;[.J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1.vcf &gt;&gt; $logfile&#10;$scriptdir/../../bin/bvd-add.pl -s $vcfdir/case_100k_bin_09_051.vcf -T I051_cancer  -d $dbdir&#10;endtime=$(date +%s)&#10;timediff=$((endtime-starttime))&#10;echo total excutetime so far $timediff seconds &gt;&gt; $logfile">
            <text:p>echo $vcfdir/case_100k_bin_09_051.vcf &gt;&gt; $logfile<text:line-break/>$scriptdir/../../bin/bvd-add.pl -s $vcfdir/case_100k_bin_09_051.vcf -T I05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4]&amp;&quot;.vcf &gt;&gt; $logfile&quot;&amp;CHAR(10)&amp;&quot;$scriptdir/../../bin/bvd-add.pl -s $vcfdir/case_100k_bin_&quot;&amp;[.K$2]&amp;&quot;_&quot;&amp;[.K54]&amp;&quot;.vcf -T &quot;&amp;[.K$3]&amp;[.K5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1.vcf &gt;&gt; $logfile&#10;$scriptdir/../../bin/bvd-add.pl -s $vcfdir/case_100k_bin_10_051.vcf -T J051_cancer  -d $dbdir&#10;endtime=$(date +%s)&#10;timediff=$((endtime-starttime))&#10;echo total excutetime so far $timediff seconds &gt;&gt; $logfile">
            <text:p>echo $vcfdir/case_100k_bin_10_051.vcf &gt;&gt; $logfile<text:line-break/>$scriptdir/../../bin/bvd-add.pl -s $vcfdir/case_100k_bin_10_051.vcf -T J05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 table:formula="of:=TEXT([.$A55];&quot;000&quot;)" office:value-type="string" office:string-value="052">
            <text:p>052</text:p>
          </table:table-cell>
          <table:table-cell/>
          <table:table-cell table:formula="of:=&quot;echo $vcfdir/case_100k_bin_&quot;&amp;[.B$2]&amp;&quot;_&quot;&amp;[.B55]&amp;&quot;.vcf &gt;&gt; $logfile&quot;&amp;CHAR(10)&amp;&quot;$scriptdir/../../bin/bvd-add.pl -s $vcfdir/case_100k_bin_&quot;&amp;[.B$2]&amp;&quot;_&quot;&amp;[.B55]&amp;&quot;.vcf -T &quot;&amp;[.B$3]&amp;[.B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2.vcf &gt;&gt; $logfile&#10;$scriptdir/../../bin/bvd-add.pl -s $vcfdir/case_100k_bin_01_052.vcf -T A052_cancer  -d $dbdir&#10;endtime=$(date +%s)&#10;timediff=$((endtime-starttime))&#10;echo total excutetime so far $timediff seconds &gt;&gt; $logfile">
            <text:p>echo $vcfdir/case_100k_bin_01_052.vcf &gt;&gt; $logfile<text:line-break/>$scriptdir/../../bin/bvd-add.pl -s $vcfdir/case_100k_bin_01_052.vcf -T A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5]&amp;&quot;.vcf &gt;&gt; $logfile&quot;&amp;CHAR(10)&amp;&quot;$scriptdir/../../bin/bvd-add.pl -s $vcfdir/case_100k_bin_&quot;&amp;[.C$2]&amp;&quot;_&quot;&amp;[.C55]&amp;&quot;.vcf -T &quot;&amp;[.C$3]&amp;[.C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2.vcf &gt;&gt; $logfile&#10;$scriptdir/../../bin/bvd-add.pl -s $vcfdir/case_100k_bin_02_052.vcf -T B052_cancer  -d $dbdir&#10;endtime=$(date +%s)&#10;timediff=$((endtime-starttime))&#10;echo total excutetime so far $timediff seconds &gt;&gt; $logfile">
            <text:p>echo $vcfdir/case_100k_bin_02_052.vcf &gt;&gt; $logfile<text:line-break/>$scriptdir/../../bin/bvd-add.pl -s $vcfdir/case_100k_bin_02_052.vcf -T B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5]&amp;&quot;.vcf &gt;&gt; $logfile&quot;&amp;CHAR(10)&amp;&quot;$scriptdir/../../bin/bvd-add.pl -s $vcfdir/case_100k_bin_&quot;&amp;[.D$2]&amp;&quot;_&quot;&amp;[.D55]&amp;&quot;.vcf -T &quot;&amp;[.D$3]&amp;[.D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2.vcf &gt;&gt; $logfile&#10;$scriptdir/../../bin/bvd-add.pl -s $vcfdir/case_100k_bin_03_052.vcf -T C052_cancer  -d $dbdir&#10;endtime=$(date +%s)&#10;timediff=$((endtime-starttime))&#10;echo total excutetime so far $timediff seconds &gt;&gt; $logfile">
            <text:p>echo $vcfdir/case_100k_bin_03_052.vcf &gt;&gt; $logfile<text:line-break/>$scriptdir/../../bin/bvd-add.pl -s $vcfdir/case_100k_bin_03_052.vcf -T C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5]&amp;&quot;.vcf &gt;&gt; $logfile&quot;&amp;CHAR(10)&amp;&quot;$scriptdir/../../bin/bvd-add.pl -s $vcfdir/case_100k_bin_&quot;&amp;[.E$2]&amp;&quot;_&quot;&amp;[.E55]&amp;&quot;.vcf -T &quot;&amp;[.E$3]&amp;[.E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2.vcf &gt;&gt; $logfile&#10;$scriptdir/../../bin/bvd-add.pl -s $vcfdir/case_100k_bin_04_052.vcf -T D052_cancer  -d $dbdir&#10;endtime=$(date +%s)&#10;timediff=$((endtime-starttime))&#10;echo total excutetime so far $timediff seconds &gt;&gt; $logfile">
            <text:p>echo $vcfdir/case_100k_bin_04_052.vcf &gt;&gt; $logfile<text:line-break/>$scriptdir/../../bin/bvd-add.pl -s $vcfdir/case_100k_bin_04_052.vcf -T D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5]&amp;&quot;.vcf &gt;&gt; $logfile&quot;&amp;CHAR(10)&amp;&quot;$scriptdir/../../bin/bvd-add.pl -s $vcfdir/case_100k_bin_&quot;&amp;[.F$2]&amp;&quot;_&quot;&amp;[.F55]&amp;&quot;.vcf -T &quot;&amp;[.F$3]&amp;[.F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2.vcf &gt;&gt; $logfile&#10;$scriptdir/../../bin/bvd-add.pl -s $vcfdir/case_100k_bin_05_052.vcf -T E052_cancer  -d $dbdir&#10;endtime=$(date +%s)&#10;timediff=$((endtime-starttime))&#10;echo total excutetime so far $timediff seconds &gt;&gt; $logfile">
            <text:p>echo $vcfdir/case_100k_bin_05_052.vcf &gt;&gt; $logfile<text:line-break/>$scriptdir/../../bin/bvd-add.pl -s $vcfdir/case_100k_bin_05_052.vcf -T E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5]&amp;&quot;.vcf &gt;&gt; $logfile&quot;&amp;CHAR(10)&amp;&quot;$scriptdir/../../bin/bvd-add.pl -s $vcfdir/case_100k_bin_&quot;&amp;[.G$2]&amp;&quot;_&quot;&amp;[.G55]&amp;&quot;.vcf -T &quot;&amp;[.G$3]&amp;[.G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2.vcf &gt;&gt; $logfile&#10;$scriptdir/../../bin/bvd-add.pl -s $vcfdir/case_100k_bin_06_052.vcf -T F052_cancer  -d $dbdir&#10;endtime=$(date +%s)&#10;timediff=$((endtime-starttime))&#10;echo total excutetime so far $timediff seconds &gt;&gt; $logfile">
            <text:p>echo $vcfdir/case_100k_bin_06_052.vcf &gt;&gt; $logfile<text:line-break/>$scriptdir/../../bin/bvd-add.pl -s $vcfdir/case_100k_bin_06_052.vcf -T F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5]&amp;&quot;.vcf &gt;&gt; $logfile&quot;&amp;CHAR(10)&amp;&quot;$scriptdir/../../bin/bvd-add.pl -s $vcfdir/case_100k_bin_&quot;&amp;[.H$2]&amp;&quot;_&quot;&amp;[.H55]&amp;&quot;.vcf -T &quot;&amp;[.H$3]&amp;[.H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2.vcf &gt;&gt; $logfile&#10;$scriptdir/../../bin/bvd-add.pl -s $vcfdir/case_100k_bin_07_052.vcf -T G052_cancer  -d $dbdir&#10;endtime=$(date +%s)&#10;timediff=$((endtime-starttime))&#10;echo total excutetime so far $timediff seconds &gt;&gt; $logfile">
            <text:p>echo $vcfdir/case_100k_bin_07_052.vcf &gt;&gt; $logfile<text:line-break/>$scriptdir/../../bin/bvd-add.pl -s $vcfdir/case_100k_bin_07_052.vcf -T G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5]&amp;&quot;.vcf &gt;&gt; $logfile&quot;&amp;CHAR(10)&amp;&quot;$scriptdir/../../bin/bvd-add.pl -s $vcfdir/case_100k_bin_&quot;&amp;[.I$2]&amp;&quot;_&quot;&amp;[.I55]&amp;&quot;.vcf -T &quot;&amp;[.I$3]&amp;[.I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2.vcf &gt;&gt; $logfile&#10;$scriptdir/../../bin/bvd-add.pl -s $vcfdir/case_100k_bin_08_052.vcf -T H052_cancer  -d $dbdir&#10;endtime=$(date +%s)&#10;timediff=$((endtime-starttime))&#10;echo total excutetime so far $timediff seconds &gt;&gt; $logfile">
            <text:p>echo $vcfdir/case_100k_bin_08_052.vcf &gt;&gt; $logfile<text:line-break/>$scriptdir/../../bin/bvd-add.pl -s $vcfdir/case_100k_bin_08_052.vcf -T H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5]&amp;&quot;.vcf &gt;&gt; $logfile&quot;&amp;CHAR(10)&amp;&quot;$scriptdir/../../bin/bvd-add.pl -s $vcfdir/case_100k_bin_&quot;&amp;[.J$2]&amp;&quot;_&quot;&amp;[.J55]&amp;&quot;.vcf -T &quot;&amp;[.J$3]&amp;[.J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2.vcf &gt;&gt; $logfile&#10;$scriptdir/../../bin/bvd-add.pl -s $vcfdir/case_100k_bin_09_052.vcf -T I052_cancer  -d $dbdir&#10;endtime=$(date +%s)&#10;timediff=$((endtime-starttime))&#10;echo total excutetime so far $timediff seconds &gt;&gt; $logfile">
            <text:p>echo $vcfdir/case_100k_bin_09_052.vcf &gt;&gt; $logfile<text:line-break/>$scriptdir/../../bin/bvd-add.pl -s $vcfdir/case_100k_bin_09_052.vcf -T I05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5]&amp;&quot;.vcf &gt;&gt; $logfile&quot;&amp;CHAR(10)&amp;&quot;$scriptdir/../../bin/bvd-add.pl -s $vcfdir/case_100k_bin_&quot;&amp;[.K$2]&amp;&quot;_&quot;&amp;[.K55]&amp;&quot;.vcf -T &quot;&amp;[.K$3]&amp;[.K5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2.vcf &gt;&gt; $logfile&#10;$scriptdir/../../bin/bvd-add.pl -s $vcfdir/case_100k_bin_10_052.vcf -T J052_cancer  -d $dbdir&#10;endtime=$(date +%s)&#10;timediff=$((endtime-starttime))&#10;echo total excutetime so far $timediff seconds &gt;&gt; $logfile">
            <text:p>echo $vcfdir/case_100k_bin_10_052.vcf &gt;&gt; $logfile<text:line-break/>$scriptdir/../../bin/bvd-add.pl -s $vcfdir/case_100k_bin_10_052.vcf -T J05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 table:formula="of:=TEXT([.$A56];&quot;000&quot;)" office:value-type="string" office:string-value="053">
            <text:p>053</text:p>
          </table:table-cell>
          <table:table-cell/>
          <table:table-cell table:formula="of:=&quot;echo $vcfdir/case_100k_bin_&quot;&amp;[.B$2]&amp;&quot;_&quot;&amp;[.B56]&amp;&quot;.vcf &gt;&gt; $logfile&quot;&amp;CHAR(10)&amp;&quot;$scriptdir/../../bin/bvd-add.pl -s $vcfdir/case_100k_bin_&quot;&amp;[.B$2]&amp;&quot;_&quot;&amp;[.B56]&amp;&quot;.vcf -T &quot;&amp;[.B$3]&amp;[.B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3.vcf &gt;&gt; $logfile&#10;$scriptdir/../../bin/bvd-add.pl -s $vcfdir/case_100k_bin_01_053.vcf -T A053_cancer  -d $dbdir&#10;endtime=$(date +%s)&#10;timediff=$((endtime-starttime))&#10;echo total excutetime so far $timediff seconds &gt;&gt; $logfile">
            <text:p>echo $vcfdir/case_100k_bin_01_053.vcf &gt;&gt; $logfile<text:line-break/>$scriptdir/../../bin/bvd-add.pl -s $vcfdir/case_100k_bin_01_053.vcf -T A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6]&amp;&quot;.vcf &gt;&gt; $logfile&quot;&amp;CHAR(10)&amp;&quot;$scriptdir/../../bin/bvd-add.pl -s $vcfdir/case_100k_bin_&quot;&amp;[.C$2]&amp;&quot;_&quot;&amp;[.C56]&amp;&quot;.vcf -T &quot;&amp;[.C$3]&amp;[.C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3.vcf &gt;&gt; $logfile&#10;$scriptdir/../../bin/bvd-add.pl -s $vcfdir/case_100k_bin_02_053.vcf -T B053_cancer  -d $dbdir&#10;endtime=$(date +%s)&#10;timediff=$((endtime-starttime))&#10;echo total excutetime so far $timediff seconds &gt;&gt; $logfile">
            <text:p>echo $vcfdir/case_100k_bin_02_053.vcf &gt;&gt; $logfile<text:line-break/>$scriptdir/../../bin/bvd-add.pl -s $vcfdir/case_100k_bin_02_053.vcf -T B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6]&amp;&quot;.vcf &gt;&gt; $logfile&quot;&amp;CHAR(10)&amp;&quot;$scriptdir/../../bin/bvd-add.pl -s $vcfdir/case_100k_bin_&quot;&amp;[.D$2]&amp;&quot;_&quot;&amp;[.D56]&amp;&quot;.vcf -T &quot;&amp;[.D$3]&amp;[.D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3.vcf &gt;&gt; $logfile&#10;$scriptdir/../../bin/bvd-add.pl -s $vcfdir/case_100k_bin_03_053.vcf -T C053_cancer  -d $dbdir&#10;endtime=$(date +%s)&#10;timediff=$((endtime-starttime))&#10;echo total excutetime so far $timediff seconds &gt;&gt; $logfile">
            <text:p>echo $vcfdir/case_100k_bin_03_053.vcf &gt;&gt; $logfile<text:line-break/>$scriptdir/../../bin/bvd-add.pl -s $vcfdir/case_100k_bin_03_053.vcf -T C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6]&amp;&quot;.vcf &gt;&gt; $logfile&quot;&amp;CHAR(10)&amp;&quot;$scriptdir/../../bin/bvd-add.pl -s $vcfdir/case_100k_bin_&quot;&amp;[.E$2]&amp;&quot;_&quot;&amp;[.E56]&amp;&quot;.vcf -T &quot;&amp;[.E$3]&amp;[.E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3.vcf &gt;&gt; $logfile&#10;$scriptdir/../../bin/bvd-add.pl -s $vcfdir/case_100k_bin_04_053.vcf -T D053_cancer  -d $dbdir&#10;endtime=$(date +%s)&#10;timediff=$((endtime-starttime))&#10;echo total excutetime so far $timediff seconds &gt;&gt; $logfile">
            <text:p>echo $vcfdir/case_100k_bin_04_053.vcf &gt;&gt; $logfile<text:line-break/>$scriptdir/../../bin/bvd-add.pl -s $vcfdir/case_100k_bin_04_053.vcf -T D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6]&amp;&quot;.vcf &gt;&gt; $logfile&quot;&amp;CHAR(10)&amp;&quot;$scriptdir/../../bin/bvd-add.pl -s $vcfdir/case_100k_bin_&quot;&amp;[.F$2]&amp;&quot;_&quot;&amp;[.F56]&amp;&quot;.vcf -T &quot;&amp;[.F$3]&amp;[.F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3.vcf &gt;&gt; $logfile&#10;$scriptdir/../../bin/bvd-add.pl -s $vcfdir/case_100k_bin_05_053.vcf -T E053_cancer  -d $dbdir&#10;endtime=$(date +%s)&#10;timediff=$((endtime-starttime))&#10;echo total excutetime so far $timediff seconds &gt;&gt; $logfile">
            <text:p>echo $vcfdir/case_100k_bin_05_053.vcf &gt;&gt; $logfile<text:line-break/>$scriptdir/../../bin/bvd-add.pl -s $vcfdir/case_100k_bin_05_053.vcf -T E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6]&amp;&quot;.vcf &gt;&gt; $logfile&quot;&amp;CHAR(10)&amp;&quot;$scriptdir/../../bin/bvd-add.pl -s $vcfdir/case_100k_bin_&quot;&amp;[.G$2]&amp;&quot;_&quot;&amp;[.G56]&amp;&quot;.vcf -T &quot;&amp;[.G$3]&amp;[.G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3.vcf &gt;&gt; $logfile&#10;$scriptdir/../../bin/bvd-add.pl -s $vcfdir/case_100k_bin_06_053.vcf -T F053_cancer  -d $dbdir&#10;endtime=$(date +%s)&#10;timediff=$((endtime-starttime))&#10;echo total excutetime so far $timediff seconds &gt;&gt; $logfile">
            <text:p>echo $vcfdir/case_100k_bin_06_053.vcf &gt;&gt; $logfile<text:line-break/>$scriptdir/../../bin/bvd-add.pl -s $vcfdir/case_100k_bin_06_053.vcf -T F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6]&amp;&quot;.vcf &gt;&gt; $logfile&quot;&amp;CHAR(10)&amp;&quot;$scriptdir/../../bin/bvd-add.pl -s $vcfdir/case_100k_bin_&quot;&amp;[.H$2]&amp;&quot;_&quot;&amp;[.H56]&amp;&quot;.vcf -T &quot;&amp;[.H$3]&amp;[.H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3.vcf &gt;&gt; $logfile&#10;$scriptdir/../../bin/bvd-add.pl -s $vcfdir/case_100k_bin_07_053.vcf -T G053_cancer  -d $dbdir&#10;endtime=$(date +%s)&#10;timediff=$((endtime-starttime))&#10;echo total excutetime so far $timediff seconds &gt;&gt; $logfile">
            <text:p>echo $vcfdir/case_100k_bin_07_053.vcf &gt;&gt; $logfile<text:line-break/>$scriptdir/../../bin/bvd-add.pl -s $vcfdir/case_100k_bin_07_053.vcf -T G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6]&amp;&quot;.vcf &gt;&gt; $logfile&quot;&amp;CHAR(10)&amp;&quot;$scriptdir/../../bin/bvd-add.pl -s $vcfdir/case_100k_bin_&quot;&amp;[.I$2]&amp;&quot;_&quot;&amp;[.I56]&amp;&quot;.vcf -T &quot;&amp;[.I$3]&amp;[.I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3.vcf &gt;&gt; $logfile&#10;$scriptdir/../../bin/bvd-add.pl -s $vcfdir/case_100k_bin_08_053.vcf -T H053_cancer  -d $dbdir&#10;endtime=$(date +%s)&#10;timediff=$((endtime-starttime))&#10;echo total excutetime so far $timediff seconds &gt;&gt; $logfile">
            <text:p>echo $vcfdir/case_100k_bin_08_053.vcf &gt;&gt; $logfile<text:line-break/>$scriptdir/../../bin/bvd-add.pl -s $vcfdir/case_100k_bin_08_053.vcf -T H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6]&amp;&quot;.vcf &gt;&gt; $logfile&quot;&amp;CHAR(10)&amp;&quot;$scriptdir/../../bin/bvd-add.pl -s $vcfdir/case_100k_bin_&quot;&amp;[.J$2]&amp;&quot;_&quot;&amp;[.J56]&amp;&quot;.vcf -T &quot;&amp;[.J$3]&amp;[.J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3.vcf &gt;&gt; $logfile&#10;$scriptdir/../../bin/bvd-add.pl -s $vcfdir/case_100k_bin_09_053.vcf -T I053_cancer  -d $dbdir&#10;endtime=$(date +%s)&#10;timediff=$((endtime-starttime))&#10;echo total excutetime so far $timediff seconds &gt;&gt; $logfile">
            <text:p>echo $vcfdir/case_100k_bin_09_053.vcf &gt;&gt; $logfile<text:line-break/>$scriptdir/../../bin/bvd-add.pl -s $vcfdir/case_100k_bin_09_053.vcf -T I05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6]&amp;&quot;.vcf &gt;&gt; $logfile&quot;&amp;CHAR(10)&amp;&quot;$scriptdir/../../bin/bvd-add.pl -s $vcfdir/case_100k_bin_&quot;&amp;[.K$2]&amp;&quot;_&quot;&amp;[.K56]&amp;&quot;.vcf -T &quot;&amp;[.K$3]&amp;[.K5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3.vcf &gt;&gt; $logfile&#10;$scriptdir/../../bin/bvd-add.pl -s $vcfdir/case_100k_bin_10_053.vcf -T J053_cancer  -d $dbdir&#10;endtime=$(date +%s)&#10;timediff=$((endtime-starttime))&#10;echo total excutetime so far $timediff seconds &gt;&gt; $logfile">
            <text:p>echo $vcfdir/case_100k_bin_10_053.vcf &gt;&gt; $logfile<text:line-break/>$scriptdir/../../bin/bvd-add.pl -s $vcfdir/case_100k_bin_10_053.vcf -T J05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 table:formula="of:=TEXT([.$A57];&quot;000&quot;)" office:value-type="string" office:string-value="054">
            <text:p>054</text:p>
          </table:table-cell>
          <table:table-cell/>
          <table:table-cell table:formula="of:=&quot;echo $vcfdir/case_100k_bin_&quot;&amp;[.B$2]&amp;&quot;_&quot;&amp;[.B57]&amp;&quot;.vcf &gt;&gt; $logfile&quot;&amp;CHAR(10)&amp;&quot;$scriptdir/../../bin/bvd-add.pl -s $vcfdir/case_100k_bin_&quot;&amp;[.B$2]&amp;&quot;_&quot;&amp;[.B57]&amp;&quot;.vcf -T &quot;&amp;[.B$3]&amp;[.B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4.vcf &gt;&gt; $logfile&#10;$scriptdir/../../bin/bvd-add.pl -s $vcfdir/case_100k_bin_01_054.vcf -T A054_cancer  -d $dbdir&#10;endtime=$(date +%s)&#10;timediff=$((endtime-starttime))&#10;echo total excutetime so far $timediff seconds &gt;&gt; $logfile">
            <text:p>echo $vcfdir/case_100k_bin_01_054.vcf &gt;&gt; $logfile<text:line-break/>$scriptdir/../../bin/bvd-add.pl -s $vcfdir/case_100k_bin_01_054.vcf -T A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7]&amp;&quot;.vcf &gt;&gt; $logfile&quot;&amp;CHAR(10)&amp;&quot;$scriptdir/../../bin/bvd-add.pl -s $vcfdir/case_100k_bin_&quot;&amp;[.C$2]&amp;&quot;_&quot;&amp;[.C57]&amp;&quot;.vcf -T &quot;&amp;[.C$3]&amp;[.C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4.vcf &gt;&gt; $logfile&#10;$scriptdir/../../bin/bvd-add.pl -s $vcfdir/case_100k_bin_02_054.vcf -T B054_cancer  -d $dbdir&#10;endtime=$(date +%s)&#10;timediff=$((endtime-starttime))&#10;echo total excutetime so far $timediff seconds &gt;&gt; $logfile">
            <text:p>echo $vcfdir/case_100k_bin_02_054.vcf &gt;&gt; $logfile<text:line-break/>$scriptdir/../../bin/bvd-add.pl -s $vcfdir/case_100k_bin_02_054.vcf -T B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7]&amp;&quot;.vcf &gt;&gt; $logfile&quot;&amp;CHAR(10)&amp;&quot;$scriptdir/../../bin/bvd-add.pl -s $vcfdir/case_100k_bin_&quot;&amp;[.D$2]&amp;&quot;_&quot;&amp;[.D57]&amp;&quot;.vcf -T &quot;&amp;[.D$3]&amp;[.D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4.vcf &gt;&gt; $logfile&#10;$scriptdir/../../bin/bvd-add.pl -s $vcfdir/case_100k_bin_03_054.vcf -T C054_cancer  -d $dbdir&#10;endtime=$(date +%s)&#10;timediff=$((endtime-starttime))&#10;echo total excutetime so far $timediff seconds &gt;&gt; $logfile">
            <text:p>echo $vcfdir/case_100k_bin_03_054.vcf &gt;&gt; $logfile<text:line-break/>$scriptdir/../../bin/bvd-add.pl -s $vcfdir/case_100k_bin_03_054.vcf -T C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7]&amp;&quot;.vcf &gt;&gt; $logfile&quot;&amp;CHAR(10)&amp;&quot;$scriptdir/../../bin/bvd-add.pl -s $vcfdir/case_100k_bin_&quot;&amp;[.E$2]&amp;&quot;_&quot;&amp;[.E57]&amp;&quot;.vcf -T &quot;&amp;[.E$3]&amp;[.E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4.vcf &gt;&gt; $logfile&#10;$scriptdir/../../bin/bvd-add.pl -s $vcfdir/case_100k_bin_04_054.vcf -T D054_cancer  -d $dbdir&#10;endtime=$(date +%s)&#10;timediff=$((endtime-starttime))&#10;echo total excutetime so far $timediff seconds &gt;&gt; $logfile">
            <text:p>echo $vcfdir/case_100k_bin_04_054.vcf &gt;&gt; $logfile<text:line-break/>$scriptdir/../../bin/bvd-add.pl -s $vcfdir/case_100k_bin_04_054.vcf -T D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7]&amp;&quot;.vcf &gt;&gt; $logfile&quot;&amp;CHAR(10)&amp;&quot;$scriptdir/../../bin/bvd-add.pl -s $vcfdir/case_100k_bin_&quot;&amp;[.F$2]&amp;&quot;_&quot;&amp;[.F57]&amp;&quot;.vcf -T &quot;&amp;[.F$3]&amp;[.F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4.vcf &gt;&gt; $logfile&#10;$scriptdir/../../bin/bvd-add.pl -s $vcfdir/case_100k_bin_05_054.vcf -T E054_cancer  -d $dbdir&#10;endtime=$(date +%s)&#10;timediff=$((endtime-starttime))&#10;echo total excutetime so far $timediff seconds &gt;&gt; $logfile">
            <text:p>echo $vcfdir/case_100k_bin_05_054.vcf &gt;&gt; $logfile<text:line-break/>$scriptdir/../../bin/bvd-add.pl -s $vcfdir/case_100k_bin_05_054.vcf -T E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7]&amp;&quot;.vcf &gt;&gt; $logfile&quot;&amp;CHAR(10)&amp;&quot;$scriptdir/../../bin/bvd-add.pl -s $vcfdir/case_100k_bin_&quot;&amp;[.G$2]&amp;&quot;_&quot;&amp;[.G57]&amp;&quot;.vcf -T &quot;&amp;[.G$3]&amp;[.G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4.vcf &gt;&gt; $logfile&#10;$scriptdir/../../bin/bvd-add.pl -s $vcfdir/case_100k_bin_06_054.vcf -T F054_cancer  -d $dbdir&#10;endtime=$(date +%s)&#10;timediff=$((endtime-starttime))&#10;echo total excutetime so far $timediff seconds &gt;&gt; $logfile">
            <text:p>echo $vcfdir/case_100k_bin_06_054.vcf &gt;&gt; $logfile<text:line-break/>$scriptdir/../../bin/bvd-add.pl -s $vcfdir/case_100k_bin_06_054.vcf -T F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7]&amp;&quot;.vcf &gt;&gt; $logfile&quot;&amp;CHAR(10)&amp;&quot;$scriptdir/../../bin/bvd-add.pl -s $vcfdir/case_100k_bin_&quot;&amp;[.H$2]&amp;&quot;_&quot;&amp;[.H57]&amp;&quot;.vcf -T &quot;&amp;[.H$3]&amp;[.H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4.vcf &gt;&gt; $logfile&#10;$scriptdir/../../bin/bvd-add.pl -s $vcfdir/case_100k_bin_07_054.vcf -T G054_cancer  -d $dbdir&#10;endtime=$(date +%s)&#10;timediff=$((endtime-starttime))&#10;echo total excutetime so far $timediff seconds &gt;&gt; $logfile">
            <text:p>echo $vcfdir/case_100k_bin_07_054.vcf &gt;&gt; $logfile<text:line-break/>$scriptdir/../../bin/bvd-add.pl -s $vcfdir/case_100k_bin_07_054.vcf -T G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7]&amp;&quot;.vcf &gt;&gt; $logfile&quot;&amp;CHAR(10)&amp;&quot;$scriptdir/../../bin/bvd-add.pl -s $vcfdir/case_100k_bin_&quot;&amp;[.I$2]&amp;&quot;_&quot;&amp;[.I57]&amp;&quot;.vcf -T &quot;&amp;[.I$3]&amp;[.I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4.vcf &gt;&gt; $logfile&#10;$scriptdir/../../bin/bvd-add.pl -s $vcfdir/case_100k_bin_08_054.vcf -T H054_cancer  -d $dbdir&#10;endtime=$(date +%s)&#10;timediff=$((endtime-starttime))&#10;echo total excutetime so far $timediff seconds &gt;&gt; $logfile">
            <text:p>echo $vcfdir/case_100k_bin_08_054.vcf &gt;&gt; $logfile<text:line-break/>$scriptdir/../../bin/bvd-add.pl -s $vcfdir/case_100k_bin_08_054.vcf -T H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7]&amp;&quot;.vcf &gt;&gt; $logfile&quot;&amp;CHAR(10)&amp;&quot;$scriptdir/../../bin/bvd-add.pl -s $vcfdir/case_100k_bin_&quot;&amp;[.J$2]&amp;&quot;_&quot;&amp;[.J57]&amp;&quot;.vcf -T &quot;&amp;[.J$3]&amp;[.J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4.vcf &gt;&gt; $logfile&#10;$scriptdir/../../bin/bvd-add.pl -s $vcfdir/case_100k_bin_09_054.vcf -T I054_cancer  -d $dbdir&#10;endtime=$(date +%s)&#10;timediff=$((endtime-starttime))&#10;echo total excutetime so far $timediff seconds &gt;&gt; $logfile">
            <text:p>echo $vcfdir/case_100k_bin_09_054.vcf &gt;&gt; $logfile<text:line-break/>$scriptdir/../../bin/bvd-add.pl -s $vcfdir/case_100k_bin_09_054.vcf -T I05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7]&amp;&quot;.vcf &gt;&gt; $logfile&quot;&amp;CHAR(10)&amp;&quot;$scriptdir/../../bin/bvd-add.pl -s $vcfdir/case_100k_bin_&quot;&amp;[.K$2]&amp;&quot;_&quot;&amp;[.K57]&amp;&quot;.vcf -T &quot;&amp;[.K$3]&amp;[.K5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4.vcf &gt;&gt; $logfile&#10;$scriptdir/../../bin/bvd-add.pl -s $vcfdir/case_100k_bin_10_054.vcf -T J054_cancer  -d $dbdir&#10;endtime=$(date +%s)&#10;timediff=$((endtime-starttime))&#10;echo total excutetime so far $timediff seconds &gt;&gt; $logfile">
            <text:p>echo $vcfdir/case_100k_bin_10_054.vcf &gt;&gt; $logfile<text:line-break/>$scriptdir/../../bin/bvd-add.pl -s $vcfdir/case_100k_bin_10_054.vcf -T J05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 table:formula="of:=TEXT([.$A58];&quot;000&quot;)" office:value-type="string" office:string-value="055">
            <text:p>055</text:p>
          </table:table-cell>
          <table:table-cell/>
          <table:table-cell table:formula="of:=&quot;echo $vcfdir/case_100k_bin_&quot;&amp;[.B$2]&amp;&quot;_&quot;&amp;[.B58]&amp;&quot;.vcf &gt;&gt; $logfile&quot;&amp;CHAR(10)&amp;&quot;$scriptdir/../../bin/bvd-add.pl -s $vcfdir/case_100k_bin_&quot;&amp;[.B$2]&amp;&quot;_&quot;&amp;[.B58]&amp;&quot;.vcf -T &quot;&amp;[.B$3]&amp;[.B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5.vcf &gt;&gt; $logfile&#10;$scriptdir/../../bin/bvd-add.pl -s $vcfdir/case_100k_bin_01_055.vcf -T A055_cancer  -d $dbdir&#10;endtime=$(date +%s)&#10;timediff=$((endtime-starttime))&#10;echo total excutetime so far $timediff seconds &gt;&gt; $logfile">
            <text:p>echo $vcfdir/case_100k_bin_01_055.vcf &gt;&gt; $logfile<text:line-break/>$scriptdir/../../bin/bvd-add.pl -s $vcfdir/case_100k_bin_01_055.vcf -T A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8]&amp;&quot;.vcf &gt;&gt; $logfile&quot;&amp;CHAR(10)&amp;&quot;$scriptdir/../../bin/bvd-add.pl -s $vcfdir/case_100k_bin_&quot;&amp;[.C$2]&amp;&quot;_&quot;&amp;[.C58]&amp;&quot;.vcf -T &quot;&amp;[.C$3]&amp;[.C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5.vcf &gt;&gt; $logfile&#10;$scriptdir/../../bin/bvd-add.pl -s $vcfdir/case_100k_bin_02_055.vcf -T B055_cancer  -d $dbdir&#10;endtime=$(date +%s)&#10;timediff=$((endtime-starttime))&#10;echo total excutetime so far $timediff seconds &gt;&gt; $logfile">
            <text:p>echo $vcfdir/case_100k_bin_02_055.vcf &gt;&gt; $logfile<text:line-break/>$scriptdir/../../bin/bvd-add.pl -s $vcfdir/case_100k_bin_02_055.vcf -T B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8]&amp;&quot;.vcf &gt;&gt; $logfile&quot;&amp;CHAR(10)&amp;&quot;$scriptdir/../../bin/bvd-add.pl -s $vcfdir/case_100k_bin_&quot;&amp;[.D$2]&amp;&quot;_&quot;&amp;[.D58]&amp;&quot;.vcf -T &quot;&amp;[.D$3]&amp;[.D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5.vcf &gt;&gt; $logfile&#10;$scriptdir/../../bin/bvd-add.pl -s $vcfdir/case_100k_bin_03_055.vcf -T C055_cancer  -d $dbdir&#10;endtime=$(date +%s)&#10;timediff=$((endtime-starttime))&#10;echo total excutetime so far $timediff seconds &gt;&gt; $logfile">
            <text:p>echo $vcfdir/case_100k_bin_03_055.vcf &gt;&gt; $logfile<text:line-break/>$scriptdir/../../bin/bvd-add.pl -s $vcfdir/case_100k_bin_03_055.vcf -T C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8]&amp;&quot;.vcf &gt;&gt; $logfile&quot;&amp;CHAR(10)&amp;&quot;$scriptdir/../../bin/bvd-add.pl -s $vcfdir/case_100k_bin_&quot;&amp;[.E$2]&amp;&quot;_&quot;&amp;[.E58]&amp;&quot;.vcf -T &quot;&amp;[.E$3]&amp;[.E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5.vcf &gt;&gt; $logfile&#10;$scriptdir/../../bin/bvd-add.pl -s $vcfdir/case_100k_bin_04_055.vcf -T D055_cancer  -d $dbdir&#10;endtime=$(date +%s)&#10;timediff=$((endtime-starttime))&#10;echo total excutetime so far $timediff seconds &gt;&gt; $logfile">
            <text:p>echo $vcfdir/case_100k_bin_04_055.vcf &gt;&gt; $logfile<text:line-break/>$scriptdir/../../bin/bvd-add.pl -s $vcfdir/case_100k_bin_04_055.vcf -T D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8]&amp;&quot;.vcf &gt;&gt; $logfile&quot;&amp;CHAR(10)&amp;&quot;$scriptdir/../../bin/bvd-add.pl -s $vcfdir/case_100k_bin_&quot;&amp;[.F$2]&amp;&quot;_&quot;&amp;[.F58]&amp;&quot;.vcf -T &quot;&amp;[.F$3]&amp;[.F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5.vcf &gt;&gt; $logfile&#10;$scriptdir/../../bin/bvd-add.pl -s $vcfdir/case_100k_bin_05_055.vcf -T E055_cancer  -d $dbdir&#10;endtime=$(date +%s)&#10;timediff=$((endtime-starttime))&#10;echo total excutetime so far $timediff seconds &gt;&gt; $logfile">
            <text:p>echo $vcfdir/case_100k_bin_05_055.vcf &gt;&gt; $logfile<text:line-break/>$scriptdir/../../bin/bvd-add.pl -s $vcfdir/case_100k_bin_05_055.vcf -T E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8]&amp;&quot;.vcf &gt;&gt; $logfile&quot;&amp;CHAR(10)&amp;&quot;$scriptdir/../../bin/bvd-add.pl -s $vcfdir/case_100k_bin_&quot;&amp;[.G$2]&amp;&quot;_&quot;&amp;[.G58]&amp;&quot;.vcf -T &quot;&amp;[.G$3]&amp;[.G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5.vcf &gt;&gt; $logfile&#10;$scriptdir/../../bin/bvd-add.pl -s $vcfdir/case_100k_bin_06_055.vcf -T F055_cancer  -d $dbdir&#10;endtime=$(date +%s)&#10;timediff=$((endtime-starttime))&#10;echo total excutetime so far $timediff seconds &gt;&gt; $logfile">
            <text:p>echo $vcfdir/case_100k_bin_06_055.vcf &gt;&gt; $logfile<text:line-break/>$scriptdir/../../bin/bvd-add.pl -s $vcfdir/case_100k_bin_06_055.vcf -T F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8]&amp;&quot;.vcf &gt;&gt; $logfile&quot;&amp;CHAR(10)&amp;&quot;$scriptdir/../../bin/bvd-add.pl -s $vcfdir/case_100k_bin_&quot;&amp;[.H$2]&amp;&quot;_&quot;&amp;[.H58]&amp;&quot;.vcf -T &quot;&amp;[.H$3]&amp;[.H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5.vcf &gt;&gt; $logfile&#10;$scriptdir/../../bin/bvd-add.pl -s $vcfdir/case_100k_bin_07_055.vcf -T G055_cancer  -d $dbdir&#10;endtime=$(date +%s)&#10;timediff=$((endtime-starttime))&#10;echo total excutetime so far $timediff seconds &gt;&gt; $logfile">
            <text:p>echo $vcfdir/case_100k_bin_07_055.vcf &gt;&gt; $logfile<text:line-break/>$scriptdir/../../bin/bvd-add.pl -s $vcfdir/case_100k_bin_07_055.vcf -T G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8]&amp;&quot;.vcf &gt;&gt; $logfile&quot;&amp;CHAR(10)&amp;&quot;$scriptdir/../../bin/bvd-add.pl -s $vcfdir/case_100k_bin_&quot;&amp;[.I$2]&amp;&quot;_&quot;&amp;[.I58]&amp;&quot;.vcf -T &quot;&amp;[.I$3]&amp;[.I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5.vcf &gt;&gt; $logfile&#10;$scriptdir/../../bin/bvd-add.pl -s $vcfdir/case_100k_bin_08_055.vcf -T H055_cancer  -d $dbdir&#10;endtime=$(date +%s)&#10;timediff=$((endtime-starttime))&#10;echo total excutetime so far $timediff seconds &gt;&gt; $logfile">
            <text:p>echo $vcfdir/case_100k_bin_08_055.vcf &gt;&gt; $logfile<text:line-break/>$scriptdir/../../bin/bvd-add.pl -s $vcfdir/case_100k_bin_08_055.vcf -T H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8]&amp;&quot;.vcf &gt;&gt; $logfile&quot;&amp;CHAR(10)&amp;&quot;$scriptdir/../../bin/bvd-add.pl -s $vcfdir/case_100k_bin_&quot;&amp;[.J$2]&amp;&quot;_&quot;&amp;[.J58]&amp;&quot;.vcf -T &quot;&amp;[.J$3]&amp;[.J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5.vcf &gt;&gt; $logfile&#10;$scriptdir/../../bin/bvd-add.pl -s $vcfdir/case_100k_bin_09_055.vcf -T I055_cancer  -d $dbdir&#10;endtime=$(date +%s)&#10;timediff=$((endtime-starttime))&#10;echo total excutetime so far $timediff seconds &gt;&gt; $logfile">
            <text:p>echo $vcfdir/case_100k_bin_09_055.vcf &gt;&gt; $logfile<text:line-break/>$scriptdir/../../bin/bvd-add.pl -s $vcfdir/case_100k_bin_09_055.vcf -T I05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8]&amp;&quot;.vcf &gt;&gt; $logfile&quot;&amp;CHAR(10)&amp;&quot;$scriptdir/../../bin/bvd-add.pl -s $vcfdir/case_100k_bin_&quot;&amp;[.K$2]&amp;&quot;_&quot;&amp;[.K58]&amp;&quot;.vcf -T &quot;&amp;[.K$3]&amp;[.K5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5.vcf &gt;&gt; $logfile&#10;$scriptdir/../../bin/bvd-add.pl -s $vcfdir/case_100k_bin_10_055.vcf -T J055_cancer  -d $dbdir&#10;endtime=$(date +%s)&#10;timediff=$((endtime-starttime))&#10;echo total excutetime so far $timediff seconds &gt;&gt; $logfile">
            <text:p>echo $vcfdir/case_100k_bin_10_055.vcf &gt;&gt; $logfile<text:line-break/>$scriptdir/../../bin/bvd-add.pl -s $vcfdir/case_100k_bin_10_055.vcf -T J05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 table:formula="of:=TEXT([.$A59];&quot;000&quot;)" office:value-type="string" office:string-value="056">
            <text:p>056</text:p>
          </table:table-cell>
          <table:table-cell/>
          <table:table-cell table:formula="of:=&quot;echo $vcfdir/case_100k_bin_&quot;&amp;[.B$2]&amp;&quot;_&quot;&amp;[.B59]&amp;&quot;.vcf &gt;&gt; $logfile&quot;&amp;CHAR(10)&amp;&quot;$scriptdir/../../bin/bvd-add.pl -s $vcfdir/case_100k_bin_&quot;&amp;[.B$2]&amp;&quot;_&quot;&amp;[.B59]&amp;&quot;.vcf -T &quot;&amp;[.B$3]&amp;[.B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6.vcf &gt;&gt; $logfile&#10;$scriptdir/../../bin/bvd-add.pl -s $vcfdir/case_100k_bin_01_056.vcf -T A056_cancer  -d $dbdir&#10;endtime=$(date +%s)&#10;timediff=$((endtime-starttime))&#10;echo total excutetime so far $timediff seconds &gt;&gt; $logfile">
            <text:p>echo $vcfdir/case_100k_bin_01_056.vcf &gt;&gt; $logfile<text:line-break/>$scriptdir/../../bin/bvd-add.pl -s $vcfdir/case_100k_bin_01_056.vcf -T A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59]&amp;&quot;.vcf &gt;&gt; $logfile&quot;&amp;CHAR(10)&amp;&quot;$scriptdir/../../bin/bvd-add.pl -s $vcfdir/case_100k_bin_&quot;&amp;[.C$2]&amp;&quot;_&quot;&amp;[.C59]&amp;&quot;.vcf -T &quot;&amp;[.C$3]&amp;[.C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6.vcf &gt;&gt; $logfile&#10;$scriptdir/../../bin/bvd-add.pl -s $vcfdir/case_100k_bin_02_056.vcf -T B056_cancer  -d $dbdir&#10;endtime=$(date +%s)&#10;timediff=$((endtime-starttime))&#10;echo total excutetime so far $timediff seconds &gt;&gt; $logfile">
            <text:p>echo $vcfdir/case_100k_bin_02_056.vcf &gt;&gt; $logfile<text:line-break/>$scriptdir/../../bin/bvd-add.pl -s $vcfdir/case_100k_bin_02_056.vcf -T B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59]&amp;&quot;.vcf &gt;&gt; $logfile&quot;&amp;CHAR(10)&amp;&quot;$scriptdir/../../bin/bvd-add.pl -s $vcfdir/case_100k_bin_&quot;&amp;[.D$2]&amp;&quot;_&quot;&amp;[.D59]&amp;&quot;.vcf -T &quot;&amp;[.D$3]&amp;[.D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6.vcf &gt;&gt; $logfile&#10;$scriptdir/../../bin/bvd-add.pl -s $vcfdir/case_100k_bin_03_056.vcf -T C056_cancer  -d $dbdir&#10;endtime=$(date +%s)&#10;timediff=$((endtime-starttime))&#10;echo total excutetime so far $timediff seconds &gt;&gt; $logfile">
            <text:p>echo $vcfdir/case_100k_bin_03_056.vcf &gt;&gt; $logfile<text:line-break/>$scriptdir/../../bin/bvd-add.pl -s $vcfdir/case_100k_bin_03_056.vcf -T C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59]&amp;&quot;.vcf &gt;&gt; $logfile&quot;&amp;CHAR(10)&amp;&quot;$scriptdir/../../bin/bvd-add.pl -s $vcfdir/case_100k_bin_&quot;&amp;[.E$2]&amp;&quot;_&quot;&amp;[.E59]&amp;&quot;.vcf -T &quot;&amp;[.E$3]&amp;[.E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6.vcf &gt;&gt; $logfile&#10;$scriptdir/../../bin/bvd-add.pl -s $vcfdir/case_100k_bin_04_056.vcf -T D056_cancer  -d $dbdir&#10;endtime=$(date +%s)&#10;timediff=$((endtime-starttime))&#10;echo total excutetime so far $timediff seconds &gt;&gt; $logfile">
            <text:p>echo $vcfdir/case_100k_bin_04_056.vcf &gt;&gt; $logfile<text:line-break/>$scriptdir/../../bin/bvd-add.pl -s $vcfdir/case_100k_bin_04_056.vcf -T D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59]&amp;&quot;.vcf &gt;&gt; $logfile&quot;&amp;CHAR(10)&amp;&quot;$scriptdir/../../bin/bvd-add.pl -s $vcfdir/case_100k_bin_&quot;&amp;[.F$2]&amp;&quot;_&quot;&amp;[.F59]&amp;&quot;.vcf -T &quot;&amp;[.F$3]&amp;[.F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6.vcf &gt;&gt; $logfile&#10;$scriptdir/../../bin/bvd-add.pl -s $vcfdir/case_100k_bin_05_056.vcf -T E056_cancer  -d $dbdir&#10;endtime=$(date +%s)&#10;timediff=$((endtime-starttime))&#10;echo total excutetime so far $timediff seconds &gt;&gt; $logfile">
            <text:p>echo $vcfdir/case_100k_bin_05_056.vcf &gt;&gt; $logfile<text:line-break/>$scriptdir/../../bin/bvd-add.pl -s $vcfdir/case_100k_bin_05_056.vcf -T E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59]&amp;&quot;.vcf &gt;&gt; $logfile&quot;&amp;CHAR(10)&amp;&quot;$scriptdir/../../bin/bvd-add.pl -s $vcfdir/case_100k_bin_&quot;&amp;[.G$2]&amp;&quot;_&quot;&amp;[.G59]&amp;&quot;.vcf -T &quot;&amp;[.G$3]&amp;[.G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6.vcf &gt;&gt; $logfile&#10;$scriptdir/../../bin/bvd-add.pl -s $vcfdir/case_100k_bin_06_056.vcf -T F056_cancer  -d $dbdir&#10;endtime=$(date +%s)&#10;timediff=$((endtime-starttime))&#10;echo total excutetime so far $timediff seconds &gt;&gt; $logfile">
            <text:p>echo $vcfdir/case_100k_bin_06_056.vcf &gt;&gt; $logfile<text:line-break/>$scriptdir/../../bin/bvd-add.pl -s $vcfdir/case_100k_bin_06_056.vcf -T F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59]&amp;&quot;.vcf &gt;&gt; $logfile&quot;&amp;CHAR(10)&amp;&quot;$scriptdir/../../bin/bvd-add.pl -s $vcfdir/case_100k_bin_&quot;&amp;[.H$2]&amp;&quot;_&quot;&amp;[.H59]&amp;&quot;.vcf -T &quot;&amp;[.H$3]&amp;[.H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6.vcf &gt;&gt; $logfile&#10;$scriptdir/../../bin/bvd-add.pl -s $vcfdir/case_100k_bin_07_056.vcf -T G056_cancer  -d $dbdir&#10;endtime=$(date +%s)&#10;timediff=$((endtime-starttime))&#10;echo total excutetime so far $timediff seconds &gt;&gt; $logfile">
            <text:p>echo $vcfdir/case_100k_bin_07_056.vcf &gt;&gt; $logfile<text:line-break/>$scriptdir/../../bin/bvd-add.pl -s $vcfdir/case_100k_bin_07_056.vcf -T G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59]&amp;&quot;.vcf &gt;&gt; $logfile&quot;&amp;CHAR(10)&amp;&quot;$scriptdir/../../bin/bvd-add.pl -s $vcfdir/case_100k_bin_&quot;&amp;[.I$2]&amp;&quot;_&quot;&amp;[.I59]&amp;&quot;.vcf -T &quot;&amp;[.I$3]&amp;[.I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6.vcf &gt;&gt; $logfile&#10;$scriptdir/../../bin/bvd-add.pl -s $vcfdir/case_100k_bin_08_056.vcf -T H056_cancer  -d $dbdir&#10;endtime=$(date +%s)&#10;timediff=$((endtime-starttime))&#10;echo total excutetime so far $timediff seconds &gt;&gt; $logfile">
            <text:p>echo $vcfdir/case_100k_bin_08_056.vcf &gt;&gt; $logfile<text:line-break/>$scriptdir/../../bin/bvd-add.pl -s $vcfdir/case_100k_bin_08_056.vcf -T H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59]&amp;&quot;.vcf &gt;&gt; $logfile&quot;&amp;CHAR(10)&amp;&quot;$scriptdir/../../bin/bvd-add.pl -s $vcfdir/case_100k_bin_&quot;&amp;[.J$2]&amp;&quot;_&quot;&amp;[.J59]&amp;&quot;.vcf -T &quot;&amp;[.J$3]&amp;[.J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6.vcf &gt;&gt; $logfile&#10;$scriptdir/../../bin/bvd-add.pl -s $vcfdir/case_100k_bin_09_056.vcf -T I056_cancer  -d $dbdir&#10;endtime=$(date +%s)&#10;timediff=$((endtime-starttime))&#10;echo total excutetime so far $timediff seconds &gt;&gt; $logfile">
            <text:p>echo $vcfdir/case_100k_bin_09_056.vcf &gt;&gt; $logfile<text:line-break/>$scriptdir/../../bin/bvd-add.pl -s $vcfdir/case_100k_bin_09_056.vcf -T I05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59]&amp;&quot;.vcf &gt;&gt; $logfile&quot;&amp;CHAR(10)&amp;&quot;$scriptdir/../../bin/bvd-add.pl -s $vcfdir/case_100k_bin_&quot;&amp;[.K$2]&amp;&quot;_&quot;&amp;[.K59]&amp;&quot;.vcf -T &quot;&amp;[.K$3]&amp;[.K5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6.vcf &gt;&gt; $logfile&#10;$scriptdir/../../bin/bvd-add.pl -s $vcfdir/case_100k_bin_10_056.vcf -T J056_cancer  -d $dbdir&#10;endtime=$(date +%s)&#10;timediff=$((endtime-starttime))&#10;echo total excutetime so far $timediff seconds &gt;&gt; $logfile">
            <text:p>echo $vcfdir/case_100k_bin_10_056.vcf &gt;&gt; $logfile<text:line-break/>$scriptdir/../../bin/bvd-add.pl -s $vcfdir/case_100k_bin_10_056.vcf -T J05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 table:formula="of:=TEXT([.$A60];&quot;000&quot;)" office:value-type="string" office:string-value="057">
            <text:p>057</text:p>
          </table:table-cell>
          <table:table-cell/>
          <table:table-cell table:formula="of:=&quot;echo $vcfdir/case_100k_bin_&quot;&amp;[.B$2]&amp;&quot;_&quot;&amp;[.B60]&amp;&quot;.vcf &gt;&gt; $logfile&quot;&amp;CHAR(10)&amp;&quot;$scriptdir/../../bin/bvd-add.pl -s $vcfdir/case_100k_bin_&quot;&amp;[.B$2]&amp;&quot;_&quot;&amp;[.B60]&amp;&quot;.vcf -T &quot;&amp;[.B$3]&amp;[.B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7.vcf &gt;&gt; $logfile&#10;$scriptdir/../../bin/bvd-add.pl -s $vcfdir/case_100k_bin_01_057.vcf -T A057_cancer  -d $dbdir&#10;endtime=$(date +%s)&#10;timediff=$((endtime-starttime))&#10;echo total excutetime so far $timediff seconds &gt;&gt; $logfile">
            <text:p>echo $vcfdir/case_100k_bin_01_057.vcf &gt;&gt; $logfile<text:line-break/>$scriptdir/../../bin/bvd-add.pl -s $vcfdir/case_100k_bin_01_057.vcf -T A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0]&amp;&quot;.vcf &gt;&gt; $logfile&quot;&amp;CHAR(10)&amp;&quot;$scriptdir/../../bin/bvd-add.pl -s $vcfdir/case_100k_bin_&quot;&amp;[.C$2]&amp;&quot;_&quot;&amp;[.C60]&amp;&quot;.vcf -T &quot;&amp;[.C$3]&amp;[.C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7.vcf &gt;&gt; $logfile&#10;$scriptdir/../../bin/bvd-add.pl -s $vcfdir/case_100k_bin_02_057.vcf -T B057_cancer  -d $dbdir&#10;endtime=$(date +%s)&#10;timediff=$((endtime-starttime))&#10;echo total excutetime so far $timediff seconds &gt;&gt; $logfile">
            <text:p>echo $vcfdir/case_100k_bin_02_057.vcf &gt;&gt; $logfile<text:line-break/>$scriptdir/../../bin/bvd-add.pl -s $vcfdir/case_100k_bin_02_057.vcf -T B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0]&amp;&quot;.vcf &gt;&gt; $logfile&quot;&amp;CHAR(10)&amp;&quot;$scriptdir/../../bin/bvd-add.pl -s $vcfdir/case_100k_bin_&quot;&amp;[.D$2]&amp;&quot;_&quot;&amp;[.D60]&amp;&quot;.vcf -T &quot;&amp;[.D$3]&amp;[.D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7.vcf &gt;&gt; $logfile&#10;$scriptdir/../../bin/bvd-add.pl -s $vcfdir/case_100k_bin_03_057.vcf -T C057_cancer  -d $dbdir&#10;endtime=$(date +%s)&#10;timediff=$((endtime-starttime))&#10;echo total excutetime so far $timediff seconds &gt;&gt; $logfile">
            <text:p>echo $vcfdir/case_100k_bin_03_057.vcf &gt;&gt; $logfile<text:line-break/>$scriptdir/../../bin/bvd-add.pl -s $vcfdir/case_100k_bin_03_057.vcf -T C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0]&amp;&quot;.vcf &gt;&gt; $logfile&quot;&amp;CHAR(10)&amp;&quot;$scriptdir/../../bin/bvd-add.pl -s $vcfdir/case_100k_bin_&quot;&amp;[.E$2]&amp;&quot;_&quot;&amp;[.E60]&amp;&quot;.vcf -T &quot;&amp;[.E$3]&amp;[.E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7.vcf &gt;&gt; $logfile&#10;$scriptdir/../../bin/bvd-add.pl -s $vcfdir/case_100k_bin_04_057.vcf -T D057_cancer  -d $dbdir&#10;endtime=$(date +%s)&#10;timediff=$((endtime-starttime))&#10;echo total excutetime so far $timediff seconds &gt;&gt; $logfile">
            <text:p>echo $vcfdir/case_100k_bin_04_057.vcf &gt;&gt; $logfile<text:line-break/>$scriptdir/../../bin/bvd-add.pl -s $vcfdir/case_100k_bin_04_057.vcf -T D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0]&amp;&quot;.vcf &gt;&gt; $logfile&quot;&amp;CHAR(10)&amp;&quot;$scriptdir/../../bin/bvd-add.pl -s $vcfdir/case_100k_bin_&quot;&amp;[.F$2]&amp;&quot;_&quot;&amp;[.F60]&amp;&quot;.vcf -T &quot;&amp;[.F$3]&amp;[.F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7.vcf &gt;&gt; $logfile&#10;$scriptdir/../../bin/bvd-add.pl -s $vcfdir/case_100k_bin_05_057.vcf -T E057_cancer  -d $dbdir&#10;endtime=$(date +%s)&#10;timediff=$((endtime-starttime))&#10;echo total excutetime so far $timediff seconds &gt;&gt; $logfile">
            <text:p>echo $vcfdir/case_100k_bin_05_057.vcf &gt;&gt; $logfile<text:line-break/>$scriptdir/../../bin/bvd-add.pl -s $vcfdir/case_100k_bin_05_057.vcf -T E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0]&amp;&quot;.vcf &gt;&gt; $logfile&quot;&amp;CHAR(10)&amp;&quot;$scriptdir/../../bin/bvd-add.pl -s $vcfdir/case_100k_bin_&quot;&amp;[.G$2]&amp;&quot;_&quot;&amp;[.G60]&amp;&quot;.vcf -T &quot;&amp;[.G$3]&amp;[.G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7.vcf &gt;&gt; $logfile&#10;$scriptdir/../../bin/bvd-add.pl -s $vcfdir/case_100k_bin_06_057.vcf -T F057_cancer  -d $dbdir&#10;endtime=$(date +%s)&#10;timediff=$((endtime-starttime))&#10;echo total excutetime so far $timediff seconds &gt;&gt; $logfile">
            <text:p>echo $vcfdir/case_100k_bin_06_057.vcf &gt;&gt; $logfile<text:line-break/>$scriptdir/../../bin/bvd-add.pl -s $vcfdir/case_100k_bin_06_057.vcf -T F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0]&amp;&quot;.vcf &gt;&gt; $logfile&quot;&amp;CHAR(10)&amp;&quot;$scriptdir/../../bin/bvd-add.pl -s $vcfdir/case_100k_bin_&quot;&amp;[.H$2]&amp;&quot;_&quot;&amp;[.H60]&amp;&quot;.vcf -T &quot;&amp;[.H$3]&amp;[.H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7.vcf &gt;&gt; $logfile&#10;$scriptdir/../../bin/bvd-add.pl -s $vcfdir/case_100k_bin_07_057.vcf -T G057_cancer  -d $dbdir&#10;endtime=$(date +%s)&#10;timediff=$((endtime-starttime))&#10;echo total excutetime so far $timediff seconds &gt;&gt; $logfile">
            <text:p>echo $vcfdir/case_100k_bin_07_057.vcf &gt;&gt; $logfile<text:line-break/>$scriptdir/../../bin/bvd-add.pl -s $vcfdir/case_100k_bin_07_057.vcf -T G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0]&amp;&quot;.vcf &gt;&gt; $logfile&quot;&amp;CHAR(10)&amp;&quot;$scriptdir/../../bin/bvd-add.pl -s $vcfdir/case_100k_bin_&quot;&amp;[.I$2]&amp;&quot;_&quot;&amp;[.I60]&amp;&quot;.vcf -T &quot;&amp;[.I$3]&amp;[.I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7.vcf &gt;&gt; $logfile&#10;$scriptdir/../../bin/bvd-add.pl -s $vcfdir/case_100k_bin_08_057.vcf -T H057_cancer  -d $dbdir&#10;endtime=$(date +%s)&#10;timediff=$((endtime-starttime))&#10;echo total excutetime so far $timediff seconds &gt;&gt; $logfile">
            <text:p>echo $vcfdir/case_100k_bin_08_057.vcf &gt;&gt; $logfile<text:line-break/>$scriptdir/../../bin/bvd-add.pl -s $vcfdir/case_100k_bin_08_057.vcf -T H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0]&amp;&quot;.vcf &gt;&gt; $logfile&quot;&amp;CHAR(10)&amp;&quot;$scriptdir/../../bin/bvd-add.pl -s $vcfdir/case_100k_bin_&quot;&amp;[.J$2]&amp;&quot;_&quot;&amp;[.J60]&amp;&quot;.vcf -T &quot;&amp;[.J$3]&amp;[.J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7.vcf &gt;&gt; $logfile&#10;$scriptdir/../../bin/bvd-add.pl -s $vcfdir/case_100k_bin_09_057.vcf -T I057_cancer  -d $dbdir&#10;endtime=$(date +%s)&#10;timediff=$((endtime-starttime))&#10;echo total excutetime so far $timediff seconds &gt;&gt; $logfile">
            <text:p>echo $vcfdir/case_100k_bin_09_057.vcf &gt;&gt; $logfile<text:line-break/>$scriptdir/../../bin/bvd-add.pl -s $vcfdir/case_100k_bin_09_057.vcf -T I05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0]&amp;&quot;.vcf &gt;&gt; $logfile&quot;&amp;CHAR(10)&amp;&quot;$scriptdir/../../bin/bvd-add.pl -s $vcfdir/case_100k_bin_&quot;&amp;[.K$2]&amp;&quot;_&quot;&amp;[.K60]&amp;&quot;.vcf -T &quot;&amp;[.K$3]&amp;[.K6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7.vcf &gt;&gt; $logfile&#10;$scriptdir/../../bin/bvd-add.pl -s $vcfdir/case_100k_bin_10_057.vcf -T J057_cancer  -d $dbdir&#10;endtime=$(date +%s)&#10;timediff=$((endtime-starttime))&#10;echo total excutetime so far $timediff seconds &gt;&gt; $logfile">
            <text:p>echo $vcfdir/case_100k_bin_10_057.vcf &gt;&gt; $logfile<text:line-break/>$scriptdir/../../bin/bvd-add.pl -s $vcfdir/case_100k_bin_10_057.vcf -T J05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 table:formula="of:=TEXT([.$A61];&quot;000&quot;)" office:value-type="string" office:string-value="058">
            <text:p>058</text:p>
          </table:table-cell>
          <table:table-cell/>
          <table:table-cell table:formula="of:=&quot;echo $vcfdir/case_100k_bin_&quot;&amp;[.B$2]&amp;&quot;_&quot;&amp;[.B61]&amp;&quot;.vcf &gt;&gt; $logfile&quot;&amp;CHAR(10)&amp;&quot;$scriptdir/../../bin/bvd-add.pl -s $vcfdir/case_100k_bin_&quot;&amp;[.B$2]&amp;&quot;_&quot;&amp;[.B61]&amp;&quot;.vcf -T &quot;&amp;[.B$3]&amp;[.B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8.vcf &gt;&gt; $logfile&#10;$scriptdir/../../bin/bvd-add.pl -s $vcfdir/case_100k_bin_01_058.vcf -T A058_cancer  -d $dbdir&#10;endtime=$(date +%s)&#10;timediff=$((endtime-starttime))&#10;echo total excutetime so far $timediff seconds &gt;&gt; $logfile">
            <text:p>echo $vcfdir/case_100k_bin_01_058.vcf &gt;&gt; $logfile<text:line-break/>$scriptdir/../../bin/bvd-add.pl -s $vcfdir/case_100k_bin_01_058.vcf -T A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1]&amp;&quot;.vcf &gt;&gt; $logfile&quot;&amp;CHAR(10)&amp;&quot;$scriptdir/../../bin/bvd-add.pl -s $vcfdir/case_100k_bin_&quot;&amp;[.C$2]&amp;&quot;_&quot;&amp;[.C61]&amp;&quot;.vcf -T &quot;&amp;[.C$3]&amp;[.C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8.vcf &gt;&gt; $logfile&#10;$scriptdir/../../bin/bvd-add.pl -s $vcfdir/case_100k_bin_02_058.vcf -T B058_cancer  -d $dbdir&#10;endtime=$(date +%s)&#10;timediff=$((endtime-starttime))&#10;echo total excutetime so far $timediff seconds &gt;&gt; $logfile">
            <text:p>echo $vcfdir/case_100k_bin_02_058.vcf &gt;&gt; $logfile<text:line-break/>$scriptdir/../../bin/bvd-add.pl -s $vcfdir/case_100k_bin_02_058.vcf -T B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1]&amp;&quot;.vcf &gt;&gt; $logfile&quot;&amp;CHAR(10)&amp;&quot;$scriptdir/../../bin/bvd-add.pl -s $vcfdir/case_100k_bin_&quot;&amp;[.D$2]&amp;&quot;_&quot;&amp;[.D61]&amp;&quot;.vcf -T &quot;&amp;[.D$3]&amp;[.D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8.vcf &gt;&gt; $logfile&#10;$scriptdir/../../bin/bvd-add.pl -s $vcfdir/case_100k_bin_03_058.vcf -T C058_cancer  -d $dbdir&#10;endtime=$(date +%s)&#10;timediff=$((endtime-starttime))&#10;echo total excutetime so far $timediff seconds &gt;&gt; $logfile">
            <text:p>echo $vcfdir/case_100k_bin_03_058.vcf &gt;&gt; $logfile<text:line-break/>$scriptdir/../../bin/bvd-add.pl -s $vcfdir/case_100k_bin_03_058.vcf -T C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1]&amp;&quot;.vcf &gt;&gt; $logfile&quot;&amp;CHAR(10)&amp;&quot;$scriptdir/../../bin/bvd-add.pl -s $vcfdir/case_100k_bin_&quot;&amp;[.E$2]&amp;&quot;_&quot;&amp;[.E61]&amp;&quot;.vcf -T &quot;&amp;[.E$3]&amp;[.E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8.vcf &gt;&gt; $logfile&#10;$scriptdir/../../bin/bvd-add.pl -s $vcfdir/case_100k_bin_04_058.vcf -T D058_cancer  -d $dbdir&#10;endtime=$(date +%s)&#10;timediff=$((endtime-starttime))&#10;echo total excutetime so far $timediff seconds &gt;&gt; $logfile">
            <text:p>echo $vcfdir/case_100k_bin_04_058.vcf &gt;&gt; $logfile<text:line-break/>$scriptdir/../../bin/bvd-add.pl -s $vcfdir/case_100k_bin_04_058.vcf -T D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1]&amp;&quot;.vcf &gt;&gt; $logfile&quot;&amp;CHAR(10)&amp;&quot;$scriptdir/../../bin/bvd-add.pl -s $vcfdir/case_100k_bin_&quot;&amp;[.F$2]&amp;&quot;_&quot;&amp;[.F61]&amp;&quot;.vcf -T &quot;&amp;[.F$3]&amp;[.F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8.vcf &gt;&gt; $logfile&#10;$scriptdir/../../bin/bvd-add.pl -s $vcfdir/case_100k_bin_05_058.vcf -T E058_cancer  -d $dbdir&#10;endtime=$(date +%s)&#10;timediff=$((endtime-starttime))&#10;echo total excutetime so far $timediff seconds &gt;&gt; $logfile">
            <text:p>echo $vcfdir/case_100k_bin_05_058.vcf &gt;&gt; $logfile<text:line-break/>$scriptdir/../../bin/bvd-add.pl -s $vcfdir/case_100k_bin_05_058.vcf -T E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1]&amp;&quot;.vcf &gt;&gt; $logfile&quot;&amp;CHAR(10)&amp;&quot;$scriptdir/../../bin/bvd-add.pl -s $vcfdir/case_100k_bin_&quot;&amp;[.G$2]&amp;&quot;_&quot;&amp;[.G61]&amp;&quot;.vcf -T &quot;&amp;[.G$3]&amp;[.G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8.vcf &gt;&gt; $logfile&#10;$scriptdir/../../bin/bvd-add.pl -s $vcfdir/case_100k_bin_06_058.vcf -T F058_cancer  -d $dbdir&#10;endtime=$(date +%s)&#10;timediff=$((endtime-starttime))&#10;echo total excutetime so far $timediff seconds &gt;&gt; $logfile">
            <text:p>echo $vcfdir/case_100k_bin_06_058.vcf &gt;&gt; $logfile<text:line-break/>$scriptdir/../../bin/bvd-add.pl -s $vcfdir/case_100k_bin_06_058.vcf -T F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1]&amp;&quot;.vcf &gt;&gt; $logfile&quot;&amp;CHAR(10)&amp;&quot;$scriptdir/../../bin/bvd-add.pl -s $vcfdir/case_100k_bin_&quot;&amp;[.H$2]&amp;&quot;_&quot;&amp;[.H61]&amp;&quot;.vcf -T &quot;&amp;[.H$3]&amp;[.H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8.vcf &gt;&gt; $logfile&#10;$scriptdir/../../bin/bvd-add.pl -s $vcfdir/case_100k_bin_07_058.vcf -T G058_cancer  -d $dbdir&#10;endtime=$(date +%s)&#10;timediff=$((endtime-starttime))&#10;echo total excutetime so far $timediff seconds &gt;&gt; $logfile">
            <text:p>echo $vcfdir/case_100k_bin_07_058.vcf &gt;&gt; $logfile<text:line-break/>$scriptdir/../../bin/bvd-add.pl -s $vcfdir/case_100k_bin_07_058.vcf -T G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1]&amp;&quot;.vcf &gt;&gt; $logfile&quot;&amp;CHAR(10)&amp;&quot;$scriptdir/../../bin/bvd-add.pl -s $vcfdir/case_100k_bin_&quot;&amp;[.I$2]&amp;&quot;_&quot;&amp;[.I61]&amp;&quot;.vcf -T &quot;&amp;[.I$3]&amp;[.I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8.vcf &gt;&gt; $logfile&#10;$scriptdir/../../bin/bvd-add.pl -s $vcfdir/case_100k_bin_08_058.vcf -T H058_cancer  -d $dbdir&#10;endtime=$(date +%s)&#10;timediff=$((endtime-starttime))&#10;echo total excutetime so far $timediff seconds &gt;&gt; $logfile">
            <text:p>echo $vcfdir/case_100k_bin_08_058.vcf &gt;&gt; $logfile<text:line-break/>$scriptdir/../../bin/bvd-add.pl -s $vcfdir/case_100k_bin_08_058.vcf -T H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1]&amp;&quot;.vcf &gt;&gt; $logfile&quot;&amp;CHAR(10)&amp;&quot;$scriptdir/../../bin/bvd-add.pl -s $vcfdir/case_100k_bin_&quot;&amp;[.J$2]&amp;&quot;_&quot;&amp;[.J61]&amp;&quot;.vcf -T &quot;&amp;[.J$3]&amp;[.J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8.vcf &gt;&gt; $logfile&#10;$scriptdir/../../bin/bvd-add.pl -s $vcfdir/case_100k_bin_09_058.vcf -T I058_cancer  -d $dbdir&#10;endtime=$(date +%s)&#10;timediff=$((endtime-starttime))&#10;echo total excutetime so far $timediff seconds &gt;&gt; $logfile">
            <text:p>echo $vcfdir/case_100k_bin_09_058.vcf &gt;&gt; $logfile<text:line-break/>$scriptdir/../../bin/bvd-add.pl -s $vcfdir/case_100k_bin_09_058.vcf -T I05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1]&amp;&quot;.vcf &gt;&gt; $logfile&quot;&amp;CHAR(10)&amp;&quot;$scriptdir/../../bin/bvd-add.pl -s $vcfdir/case_100k_bin_&quot;&amp;[.K$2]&amp;&quot;_&quot;&amp;[.K61]&amp;&quot;.vcf -T &quot;&amp;[.K$3]&amp;[.K6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8.vcf &gt;&gt; $logfile&#10;$scriptdir/../../bin/bvd-add.pl -s $vcfdir/case_100k_bin_10_058.vcf -T J058_cancer  -d $dbdir&#10;endtime=$(date +%s)&#10;timediff=$((endtime-starttime))&#10;echo total excutetime so far $timediff seconds &gt;&gt; $logfile">
            <text:p>echo $vcfdir/case_100k_bin_10_058.vcf &gt;&gt; $logfile<text:line-break/>$scriptdir/../../bin/bvd-add.pl -s $vcfdir/case_100k_bin_10_058.vcf -T J05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 table:formula="of:=TEXT([.$A62];&quot;000&quot;)" office:value-type="string" office:string-value="059">
            <text:p>059</text:p>
          </table:table-cell>
          <table:table-cell/>
          <table:table-cell table:formula="of:=&quot;echo $vcfdir/case_100k_bin_&quot;&amp;[.B$2]&amp;&quot;_&quot;&amp;[.B62]&amp;&quot;.vcf &gt;&gt; $logfile&quot;&amp;CHAR(10)&amp;&quot;$scriptdir/../../bin/bvd-add.pl -s $vcfdir/case_100k_bin_&quot;&amp;[.B$2]&amp;&quot;_&quot;&amp;[.B62]&amp;&quot;.vcf -T &quot;&amp;[.B$3]&amp;[.B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59.vcf &gt;&gt; $logfile&#10;$scriptdir/../../bin/bvd-add.pl -s $vcfdir/case_100k_bin_01_059.vcf -T A059_cancer  -d $dbdir&#10;endtime=$(date +%s)&#10;timediff=$((endtime-starttime))&#10;echo total excutetime so far $timediff seconds &gt;&gt; $logfile">
            <text:p>echo $vcfdir/case_100k_bin_01_059.vcf &gt;&gt; $logfile<text:line-break/>$scriptdir/../../bin/bvd-add.pl -s $vcfdir/case_100k_bin_01_059.vcf -T A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2]&amp;&quot;.vcf &gt;&gt; $logfile&quot;&amp;CHAR(10)&amp;&quot;$scriptdir/../../bin/bvd-add.pl -s $vcfdir/case_100k_bin_&quot;&amp;[.C$2]&amp;&quot;_&quot;&amp;[.C62]&amp;&quot;.vcf -T &quot;&amp;[.C$3]&amp;[.C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59.vcf &gt;&gt; $logfile&#10;$scriptdir/../../bin/bvd-add.pl -s $vcfdir/case_100k_bin_02_059.vcf -T B059_cancer  -d $dbdir&#10;endtime=$(date +%s)&#10;timediff=$((endtime-starttime))&#10;echo total excutetime so far $timediff seconds &gt;&gt; $logfile">
            <text:p>echo $vcfdir/case_100k_bin_02_059.vcf &gt;&gt; $logfile<text:line-break/>$scriptdir/../../bin/bvd-add.pl -s $vcfdir/case_100k_bin_02_059.vcf -T B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2]&amp;&quot;.vcf &gt;&gt; $logfile&quot;&amp;CHAR(10)&amp;&quot;$scriptdir/../../bin/bvd-add.pl -s $vcfdir/case_100k_bin_&quot;&amp;[.D$2]&amp;&quot;_&quot;&amp;[.D62]&amp;&quot;.vcf -T &quot;&amp;[.D$3]&amp;[.D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59.vcf &gt;&gt; $logfile&#10;$scriptdir/../../bin/bvd-add.pl -s $vcfdir/case_100k_bin_03_059.vcf -T C059_cancer  -d $dbdir&#10;endtime=$(date +%s)&#10;timediff=$((endtime-starttime))&#10;echo total excutetime so far $timediff seconds &gt;&gt; $logfile">
            <text:p>echo $vcfdir/case_100k_bin_03_059.vcf &gt;&gt; $logfile<text:line-break/>$scriptdir/../../bin/bvd-add.pl -s $vcfdir/case_100k_bin_03_059.vcf -T C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2]&amp;&quot;.vcf &gt;&gt; $logfile&quot;&amp;CHAR(10)&amp;&quot;$scriptdir/../../bin/bvd-add.pl -s $vcfdir/case_100k_bin_&quot;&amp;[.E$2]&amp;&quot;_&quot;&amp;[.E62]&amp;&quot;.vcf -T &quot;&amp;[.E$3]&amp;[.E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59.vcf &gt;&gt; $logfile&#10;$scriptdir/../../bin/bvd-add.pl -s $vcfdir/case_100k_bin_04_059.vcf -T D059_cancer  -d $dbdir&#10;endtime=$(date +%s)&#10;timediff=$((endtime-starttime))&#10;echo total excutetime so far $timediff seconds &gt;&gt; $logfile">
            <text:p>echo $vcfdir/case_100k_bin_04_059.vcf &gt;&gt; $logfile<text:line-break/>$scriptdir/../../bin/bvd-add.pl -s $vcfdir/case_100k_bin_04_059.vcf -T D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2]&amp;&quot;.vcf &gt;&gt; $logfile&quot;&amp;CHAR(10)&amp;&quot;$scriptdir/../../bin/bvd-add.pl -s $vcfdir/case_100k_bin_&quot;&amp;[.F$2]&amp;&quot;_&quot;&amp;[.F62]&amp;&quot;.vcf -T &quot;&amp;[.F$3]&amp;[.F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59.vcf &gt;&gt; $logfile&#10;$scriptdir/../../bin/bvd-add.pl -s $vcfdir/case_100k_bin_05_059.vcf -T E059_cancer  -d $dbdir&#10;endtime=$(date +%s)&#10;timediff=$((endtime-starttime))&#10;echo total excutetime so far $timediff seconds &gt;&gt; $logfile">
            <text:p>echo $vcfdir/case_100k_bin_05_059.vcf &gt;&gt; $logfile<text:line-break/>$scriptdir/../../bin/bvd-add.pl -s $vcfdir/case_100k_bin_05_059.vcf -T E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2]&amp;&quot;.vcf &gt;&gt; $logfile&quot;&amp;CHAR(10)&amp;&quot;$scriptdir/../../bin/bvd-add.pl -s $vcfdir/case_100k_bin_&quot;&amp;[.G$2]&amp;&quot;_&quot;&amp;[.G62]&amp;&quot;.vcf -T &quot;&amp;[.G$3]&amp;[.G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59.vcf &gt;&gt; $logfile&#10;$scriptdir/../../bin/bvd-add.pl -s $vcfdir/case_100k_bin_06_059.vcf -T F059_cancer  -d $dbdir&#10;endtime=$(date +%s)&#10;timediff=$((endtime-starttime))&#10;echo total excutetime so far $timediff seconds &gt;&gt; $logfile">
            <text:p>echo $vcfdir/case_100k_bin_06_059.vcf &gt;&gt; $logfile<text:line-break/>$scriptdir/../../bin/bvd-add.pl -s $vcfdir/case_100k_bin_06_059.vcf -T F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2]&amp;&quot;.vcf &gt;&gt; $logfile&quot;&amp;CHAR(10)&amp;&quot;$scriptdir/../../bin/bvd-add.pl -s $vcfdir/case_100k_bin_&quot;&amp;[.H$2]&amp;&quot;_&quot;&amp;[.H62]&amp;&quot;.vcf -T &quot;&amp;[.H$3]&amp;[.H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59.vcf &gt;&gt; $logfile&#10;$scriptdir/../../bin/bvd-add.pl -s $vcfdir/case_100k_bin_07_059.vcf -T G059_cancer  -d $dbdir&#10;endtime=$(date +%s)&#10;timediff=$((endtime-starttime))&#10;echo total excutetime so far $timediff seconds &gt;&gt; $logfile">
            <text:p>echo $vcfdir/case_100k_bin_07_059.vcf &gt;&gt; $logfile<text:line-break/>$scriptdir/../../bin/bvd-add.pl -s $vcfdir/case_100k_bin_07_059.vcf -T G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2]&amp;&quot;.vcf &gt;&gt; $logfile&quot;&amp;CHAR(10)&amp;&quot;$scriptdir/../../bin/bvd-add.pl -s $vcfdir/case_100k_bin_&quot;&amp;[.I$2]&amp;&quot;_&quot;&amp;[.I62]&amp;&quot;.vcf -T &quot;&amp;[.I$3]&amp;[.I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59.vcf &gt;&gt; $logfile&#10;$scriptdir/../../bin/bvd-add.pl -s $vcfdir/case_100k_bin_08_059.vcf -T H059_cancer  -d $dbdir&#10;endtime=$(date +%s)&#10;timediff=$((endtime-starttime))&#10;echo total excutetime so far $timediff seconds &gt;&gt; $logfile">
            <text:p>echo $vcfdir/case_100k_bin_08_059.vcf &gt;&gt; $logfile<text:line-break/>$scriptdir/../../bin/bvd-add.pl -s $vcfdir/case_100k_bin_08_059.vcf -T H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2]&amp;&quot;.vcf &gt;&gt; $logfile&quot;&amp;CHAR(10)&amp;&quot;$scriptdir/../../bin/bvd-add.pl -s $vcfdir/case_100k_bin_&quot;&amp;[.J$2]&amp;&quot;_&quot;&amp;[.J62]&amp;&quot;.vcf -T &quot;&amp;[.J$3]&amp;[.J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59.vcf &gt;&gt; $logfile&#10;$scriptdir/../../bin/bvd-add.pl -s $vcfdir/case_100k_bin_09_059.vcf -T I059_cancer  -d $dbdir&#10;endtime=$(date +%s)&#10;timediff=$((endtime-starttime))&#10;echo total excutetime so far $timediff seconds &gt;&gt; $logfile">
            <text:p>echo $vcfdir/case_100k_bin_09_059.vcf &gt;&gt; $logfile<text:line-break/>$scriptdir/../../bin/bvd-add.pl -s $vcfdir/case_100k_bin_09_059.vcf -T I05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2]&amp;&quot;.vcf &gt;&gt; $logfile&quot;&amp;CHAR(10)&amp;&quot;$scriptdir/../../bin/bvd-add.pl -s $vcfdir/case_100k_bin_&quot;&amp;[.K$2]&amp;&quot;_&quot;&amp;[.K62]&amp;&quot;.vcf -T &quot;&amp;[.K$3]&amp;[.K6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59.vcf &gt;&gt; $logfile&#10;$scriptdir/../../bin/bvd-add.pl -s $vcfdir/case_100k_bin_10_059.vcf -T J059_cancer  -d $dbdir&#10;endtime=$(date +%s)&#10;timediff=$((endtime-starttime))&#10;echo total excutetime so far $timediff seconds &gt;&gt; $logfile">
            <text:p>echo $vcfdir/case_100k_bin_10_059.vcf &gt;&gt; $logfile<text:line-break/>$scriptdir/../../bin/bvd-add.pl -s $vcfdir/case_100k_bin_10_059.vcf -T J05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 table:formula="of:=TEXT([.$A63];&quot;000&quot;)" office:value-type="string" office:string-value="060">
            <text:p>060</text:p>
          </table:table-cell>
          <table:table-cell/>
          <table:table-cell table:formula="of:=&quot;echo $vcfdir/case_100k_bin_&quot;&amp;[.B$2]&amp;&quot;_&quot;&amp;[.B63]&amp;&quot;.vcf &gt;&gt; $logfile&quot;&amp;CHAR(10)&amp;&quot;$scriptdir/../../bin/bvd-add.pl -s $vcfdir/case_100k_bin_&quot;&amp;[.B$2]&amp;&quot;_&quot;&amp;[.B63]&amp;&quot;.vcf -T &quot;&amp;[.B$3]&amp;[.B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0.vcf &gt;&gt; $logfile&#10;$scriptdir/../../bin/bvd-add.pl -s $vcfdir/case_100k_bin_01_060.vcf -T A060_cancer  -d $dbdir&#10;endtime=$(date +%s)&#10;timediff=$((endtime-starttime))&#10;echo total excutetime so far $timediff seconds &gt;&gt; $logfile">
            <text:p>echo $vcfdir/case_100k_bin_01_060.vcf &gt;&gt; $logfile<text:line-break/>$scriptdir/../../bin/bvd-add.pl -s $vcfdir/case_100k_bin_01_060.vcf -T A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3]&amp;&quot;.vcf &gt;&gt; $logfile&quot;&amp;CHAR(10)&amp;&quot;$scriptdir/../../bin/bvd-add.pl -s $vcfdir/case_100k_bin_&quot;&amp;[.C$2]&amp;&quot;_&quot;&amp;[.C63]&amp;&quot;.vcf -T &quot;&amp;[.C$3]&amp;[.C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0.vcf &gt;&gt; $logfile&#10;$scriptdir/../../bin/bvd-add.pl -s $vcfdir/case_100k_bin_02_060.vcf -T B060_cancer  -d $dbdir&#10;endtime=$(date +%s)&#10;timediff=$((endtime-starttime))&#10;echo total excutetime so far $timediff seconds &gt;&gt; $logfile">
            <text:p>echo $vcfdir/case_100k_bin_02_060.vcf &gt;&gt; $logfile<text:line-break/>$scriptdir/../../bin/bvd-add.pl -s $vcfdir/case_100k_bin_02_060.vcf -T B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3]&amp;&quot;.vcf &gt;&gt; $logfile&quot;&amp;CHAR(10)&amp;&quot;$scriptdir/../../bin/bvd-add.pl -s $vcfdir/case_100k_bin_&quot;&amp;[.D$2]&amp;&quot;_&quot;&amp;[.D63]&amp;&quot;.vcf -T &quot;&amp;[.D$3]&amp;[.D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0.vcf &gt;&gt; $logfile&#10;$scriptdir/../../bin/bvd-add.pl -s $vcfdir/case_100k_bin_03_060.vcf -T C060_cancer  -d $dbdir&#10;endtime=$(date +%s)&#10;timediff=$((endtime-starttime))&#10;echo total excutetime so far $timediff seconds &gt;&gt; $logfile">
            <text:p>echo $vcfdir/case_100k_bin_03_060.vcf &gt;&gt; $logfile<text:line-break/>$scriptdir/../../bin/bvd-add.pl -s $vcfdir/case_100k_bin_03_060.vcf -T C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3]&amp;&quot;.vcf &gt;&gt; $logfile&quot;&amp;CHAR(10)&amp;&quot;$scriptdir/../../bin/bvd-add.pl -s $vcfdir/case_100k_bin_&quot;&amp;[.E$2]&amp;&quot;_&quot;&amp;[.E63]&amp;&quot;.vcf -T &quot;&amp;[.E$3]&amp;[.E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0.vcf &gt;&gt; $logfile&#10;$scriptdir/../../bin/bvd-add.pl -s $vcfdir/case_100k_bin_04_060.vcf -T D060_cancer  -d $dbdir&#10;endtime=$(date +%s)&#10;timediff=$((endtime-starttime))&#10;echo total excutetime so far $timediff seconds &gt;&gt; $logfile">
            <text:p>echo $vcfdir/case_100k_bin_04_060.vcf &gt;&gt; $logfile<text:line-break/>$scriptdir/../../bin/bvd-add.pl -s $vcfdir/case_100k_bin_04_060.vcf -T D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3]&amp;&quot;.vcf &gt;&gt; $logfile&quot;&amp;CHAR(10)&amp;&quot;$scriptdir/../../bin/bvd-add.pl -s $vcfdir/case_100k_bin_&quot;&amp;[.F$2]&amp;&quot;_&quot;&amp;[.F63]&amp;&quot;.vcf -T &quot;&amp;[.F$3]&amp;[.F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0.vcf &gt;&gt; $logfile&#10;$scriptdir/../../bin/bvd-add.pl -s $vcfdir/case_100k_bin_05_060.vcf -T E060_cancer  -d $dbdir&#10;endtime=$(date +%s)&#10;timediff=$((endtime-starttime))&#10;echo total excutetime so far $timediff seconds &gt;&gt; $logfile">
            <text:p>echo $vcfdir/case_100k_bin_05_060.vcf &gt;&gt; $logfile<text:line-break/>$scriptdir/../../bin/bvd-add.pl -s $vcfdir/case_100k_bin_05_060.vcf -T E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3]&amp;&quot;.vcf &gt;&gt; $logfile&quot;&amp;CHAR(10)&amp;&quot;$scriptdir/../../bin/bvd-add.pl -s $vcfdir/case_100k_bin_&quot;&amp;[.G$2]&amp;&quot;_&quot;&amp;[.G63]&amp;&quot;.vcf -T &quot;&amp;[.G$3]&amp;[.G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0.vcf &gt;&gt; $logfile&#10;$scriptdir/../../bin/bvd-add.pl -s $vcfdir/case_100k_bin_06_060.vcf -T F060_cancer  -d $dbdir&#10;endtime=$(date +%s)&#10;timediff=$((endtime-starttime))&#10;echo total excutetime so far $timediff seconds &gt;&gt; $logfile">
            <text:p>echo $vcfdir/case_100k_bin_06_060.vcf &gt;&gt; $logfile<text:line-break/>$scriptdir/../../bin/bvd-add.pl -s $vcfdir/case_100k_bin_06_060.vcf -T F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3]&amp;&quot;.vcf &gt;&gt; $logfile&quot;&amp;CHAR(10)&amp;&quot;$scriptdir/../../bin/bvd-add.pl -s $vcfdir/case_100k_bin_&quot;&amp;[.H$2]&amp;&quot;_&quot;&amp;[.H63]&amp;&quot;.vcf -T &quot;&amp;[.H$3]&amp;[.H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0.vcf &gt;&gt; $logfile&#10;$scriptdir/../../bin/bvd-add.pl -s $vcfdir/case_100k_bin_07_060.vcf -T G060_cancer  -d $dbdir&#10;endtime=$(date +%s)&#10;timediff=$((endtime-starttime))&#10;echo total excutetime so far $timediff seconds &gt;&gt; $logfile">
            <text:p>echo $vcfdir/case_100k_bin_07_060.vcf &gt;&gt; $logfile<text:line-break/>$scriptdir/../../bin/bvd-add.pl -s $vcfdir/case_100k_bin_07_060.vcf -T G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3]&amp;&quot;.vcf &gt;&gt; $logfile&quot;&amp;CHAR(10)&amp;&quot;$scriptdir/../../bin/bvd-add.pl -s $vcfdir/case_100k_bin_&quot;&amp;[.I$2]&amp;&quot;_&quot;&amp;[.I63]&amp;&quot;.vcf -T &quot;&amp;[.I$3]&amp;[.I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0.vcf &gt;&gt; $logfile&#10;$scriptdir/../../bin/bvd-add.pl -s $vcfdir/case_100k_bin_08_060.vcf -T H060_cancer  -d $dbdir&#10;endtime=$(date +%s)&#10;timediff=$((endtime-starttime))&#10;echo total excutetime so far $timediff seconds &gt;&gt; $logfile">
            <text:p>echo $vcfdir/case_100k_bin_08_060.vcf &gt;&gt; $logfile<text:line-break/>$scriptdir/../../bin/bvd-add.pl -s $vcfdir/case_100k_bin_08_060.vcf -T H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3]&amp;&quot;.vcf &gt;&gt; $logfile&quot;&amp;CHAR(10)&amp;&quot;$scriptdir/../../bin/bvd-add.pl -s $vcfdir/case_100k_bin_&quot;&amp;[.J$2]&amp;&quot;_&quot;&amp;[.J63]&amp;&quot;.vcf -T &quot;&amp;[.J$3]&amp;[.J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0.vcf &gt;&gt; $logfile&#10;$scriptdir/../../bin/bvd-add.pl -s $vcfdir/case_100k_bin_09_060.vcf -T I060_cancer  -d $dbdir&#10;endtime=$(date +%s)&#10;timediff=$((endtime-starttime))&#10;echo total excutetime so far $timediff seconds &gt;&gt; $logfile">
            <text:p>echo $vcfdir/case_100k_bin_09_060.vcf &gt;&gt; $logfile<text:line-break/>$scriptdir/../../bin/bvd-add.pl -s $vcfdir/case_100k_bin_09_060.vcf -T I06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3]&amp;&quot;.vcf &gt;&gt; $logfile&quot;&amp;CHAR(10)&amp;&quot;$scriptdir/../../bin/bvd-add.pl -s $vcfdir/case_100k_bin_&quot;&amp;[.K$2]&amp;&quot;_&quot;&amp;[.K63]&amp;&quot;.vcf -T &quot;&amp;[.K$3]&amp;[.K6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0.vcf &gt;&gt; $logfile&#10;$scriptdir/../../bin/bvd-add.pl -s $vcfdir/case_100k_bin_10_060.vcf -T J060_cancer  -d $dbdir&#10;endtime=$(date +%s)&#10;timediff=$((endtime-starttime))&#10;echo total excutetime so far $timediff seconds &gt;&gt; $logfile">
            <text:p>echo $vcfdir/case_100k_bin_10_060.vcf &gt;&gt; $logfile<text:line-break/>$scriptdir/../../bin/bvd-add.pl -s $vcfdir/case_100k_bin_10_060.vcf -T J06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 table:formula="of:=TEXT([.$A64];&quot;000&quot;)" office:value-type="string" office:string-value="061">
            <text:p>061</text:p>
          </table:table-cell>
          <table:table-cell/>
          <table:table-cell table:formula="of:=&quot;echo $vcfdir/case_100k_bin_&quot;&amp;[.B$2]&amp;&quot;_&quot;&amp;[.B64]&amp;&quot;.vcf &gt;&gt; $logfile&quot;&amp;CHAR(10)&amp;&quot;$scriptdir/../../bin/bvd-add.pl -s $vcfdir/case_100k_bin_&quot;&amp;[.B$2]&amp;&quot;_&quot;&amp;[.B64]&amp;&quot;.vcf -T &quot;&amp;[.B$3]&amp;[.B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1.vcf &gt;&gt; $logfile&#10;$scriptdir/../../bin/bvd-add.pl -s $vcfdir/case_100k_bin_01_061.vcf -T A061_cancer  -d $dbdir&#10;endtime=$(date +%s)&#10;timediff=$((endtime-starttime))&#10;echo total excutetime so far $timediff seconds &gt;&gt; $logfile">
            <text:p>echo $vcfdir/case_100k_bin_01_061.vcf &gt;&gt; $logfile<text:line-break/>$scriptdir/../../bin/bvd-add.pl -s $vcfdir/case_100k_bin_01_061.vcf -T A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4]&amp;&quot;.vcf &gt;&gt; $logfile&quot;&amp;CHAR(10)&amp;&quot;$scriptdir/../../bin/bvd-add.pl -s $vcfdir/case_100k_bin_&quot;&amp;[.C$2]&amp;&quot;_&quot;&amp;[.C64]&amp;&quot;.vcf -T &quot;&amp;[.C$3]&amp;[.C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1.vcf &gt;&gt; $logfile&#10;$scriptdir/../../bin/bvd-add.pl -s $vcfdir/case_100k_bin_02_061.vcf -T B061_cancer  -d $dbdir&#10;endtime=$(date +%s)&#10;timediff=$((endtime-starttime))&#10;echo total excutetime so far $timediff seconds &gt;&gt; $logfile">
            <text:p>echo $vcfdir/case_100k_bin_02_061.vcf &gt;&gt; $logfile<text:line-break/>$scriptdir/../../bin/bvd-add.pl -s $vcfdir/case_100k_bin_02_061.vcf -T B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4]&amp;&quot;.vcf &gt;&gt; $logfile&quot;&amp;CHAR(10)&amp;&quot;$scriptdir/../../bin/bvd-add.pl -s $vcfdir/case_100k_bin_&quot;&amp;[.D$2]&amp;&quot;_&quot;&amp;[.D64]&amp;&quot;.vcf -T &quot;&amp;[.D$3]&amp;[.D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1.vcf &gt;&gt; $logfile&#10;$scriptdir/../../bin/bvd-add.pl -s $vcfdir/case_100k_bin_03_061.vcf -T C061_cancer  -d $dbdir&#10;endtime=$(date +%s)&#10;timediff=$((endtime-starttime))&#10;echo total excutetime so far $timediff seconds &gt;&gt; $logfile">
            <text:p>echo $vcfdir/case_100k_bin_03_061.vcf &gt;&gt; $logfile<text:line-break/>$scriptdir/../../bin/bvd-add.pl -s $vcfdir/case_100k_bin_03_061.vcf -T C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4]&amp;&quot;.vcf &gt;&gt; $logfile&quot;&amp;CHAR(10)&amp;&quot;$scriptdir/../../bin/bvd-add.pl -s $vcfdir/case_100k_bin_&quot;&amp;[.E$2]&amp;&quot;_&quot;&amp;[.E64]&amp;&quot;.vcf -T &quot;&amp;[.E$3]&amp;[.E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1.vcf &gt;&gt; $logfile&#10;$scriptdir/../../bin/bvd-add.pl -s $vcfdir/case_100k_bin_04_061.vcf -T D061_cancer  -d $dbdir&#10;endtime=$(date +%s)&#10;timediff=$((endtime-starttime))&#10;echo total excutetime so far $timediff seconds &gt;&gt; $logfile">
            <text:p>echo $vcfdir/case_100k_bin_04_061.vcf &gt;&gt; $logfile<text:line-break/>$scriptdir/../../bin/bvd-add.pl -s $vcfdir/case_100k_bin_04_061.vcf -T D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4]&amp;&quot;.vcf &gt;&gt; $logfile&quot;&amp;CHAR(10)&amp;&quot;$scriptdir/../../bin/bvd-add.pl -s $vcfdir/case_100k_bin_&quot;&amp;[.F$2]&amp;&quot;_&quot;&amp;[.F64]&amp;&quot;.vcf -T &quot;&amp;[.F$3]&amp;[.F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1.vcf &gt;&gt; $logfile&#10;$scriptdir/../../bin/bvd-add.pl -s $vcfdir/case_100k_bin_05_061.vcf -T E061_cancer  -d $dbdir&#10;endtime=$(date +%s)&#10;timediff=$((endtime-starttime))&#10;echo total excutetime so far $timediff seconds &gt;&gt; $logfile">
            <text:p>echo $vcfdir/case_100k_bin_05_061.vcf &gt;&gt; $logfile<text:line-break/>$scriptdir/../../bin/bvd-add.pl -s $vcfdir/case_100k_bin_05_061.vcf -T E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4]&amp;&quot;.vcf &gt;&gt; $logfile&quot;&amp;CHAR(10)&amp;&quot;$scriptdir/../../bin/bvd-add.pl -s $vcfdir/case_100k_bin_&quot;&amp;[.G$2]&amp;&quot;_&quot;&amp;[.G64]&amp;&quot;.vcf -T &quot;&amp;[.G$3]&amp;[.G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1.vcf &gt;&gt; $logfile&#10;$scriptdir/../../bin/bvd-add.pl -s $vcfdir/case_100k_bin_06_061.vcf -T F061_cancer  -d $dbdir&#10;endtime=$(date +%s)&#10;timediff=$((endtime-starttime))&#10;echo total excutetime so far $timediff seconds &gt;&gt; $logfile">
            <text:p>echo $vcfdir/case_100k_bin_06_061.vcf &gt;&gt; $logfile<text:line-break/>$scriptdir/../../bin/bvd-add.pl -s $vcfdir/case_100k_bin_06_061.vcf -T F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4]&amp;&quot;.vcf &gt;&gt; $logfile&quot;&amp;CHAR(10)&amp;&quot;$scriptdir/../../bin/bvd-add.pl -s $vcfdir/case_100k_bin_&quot;&amp;[.H$2]&amp;&quot;_&quot;&amp;[.H64]&amp;&quot;.vcf -T &quot;&amp;[.H$3]&amp;[.H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1.vcf &gt;&gt; $logfile&#10;$scriptdir/../../bin/bvd-add.pl -s $vcfdir/case_100k_bin_07_061.vcf -T G061_cancer  -d $dbdir&#10;endtime=$(date +%s)&#10;timediff=$((endtime-starttime))&#10;echo total excutetime so far $timediff seconds &gt;&gt; $logfile">
            <text:p>echo $vcfdir/case_100k_bin_07_061.vcf &gt;&gt; $logfile<text:line-break/>$scriptdir/../../bin/bvd-add.pl -s $vcfdir/case_100k_bin_07_061.vcf -T G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4]&amp;&quot;.vcf &gt;&gt; $logfile&quot;&amp;CHAR(10)&amp;&quot;$scriptdir/../../bin/bvd-add.pl -s $vcfdir/case_100k_bin_&quot;&amp;[.I$2]&amp;&quot;_&quot;&amp;[.I64]&amp;&quot;.vcf -T &quot;&amp;[.I$3]&amp;[.I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1.vcf &gt;&gt; $logfile&#10;$scriptdir/../../bin/bvd-add.pl -s $vcfdir/case_100k_bin_08_061.vcf -T H061_cancer  -d $dbdir&#10;endtime=$(date +%s)&#10;timediff=$((endtime-starttime))&#10;echo total excutetime so far $timediff seconds &gt;&gt; $logfile">
            <text:p>echo $vcfdir/case_100k_bin_08_061.vcf &gt;&gt; $logfile<text:line-break/>$scriptdir/../../bin/bvd-add.pl -s $vcfdir/case_100k_bin_08_061.vcf -T H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4]&amp;&quot;.vcf &gt;&gt; $logfile&quot;&amp;CHAR(10)&amp;&quot;$scriptdir/../../bin/bvd-add.pl -s $vcfdir/case_100k_bin_&quot;&amp;[.J$2]&amp;&quot;_&quot;&amp;[.J64]&amp;&quot;.vcf -T &quot;&amp;[.J$3]&amp;[.J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1.vcf &gt;&gt; $logfile&#10;$scriptdir/../../bin/bvd-add.pl -s $vcfdir/case_100k_bin_09_061.vcf -T I061_cancer  -d $dbdir&#10;endtime=$(date +%s)&#10;timediff=$((endtime-starttime))&#10;echo total excutetime so far $timediff seconds &gt;&gt; $logfile">
            <text:p>echo $vcfdir/case_100k_bin_09_061.vcf &gt;&gt; $logfile<text:line-break/>$scriptdir/../../bin/bvd-add.pl -s $vcfdir/case_100k_bin_09_061.vcf -T I06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4]&amp;&quot;.vcf &gt;&gt; $logfile&quot;&amp;CHAR(10)&amp;&quot;$scriptdir/../../bin/bvd-add.pl -s $vcfdir/case_100k_bin_&quot;&amp;[.K$2]&amp;&quot;_&quot;&amp;[.K64]&amp;&quot;.vcf -T &quot;&amp;[.K$3]&amp;[.K6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1.vcf &gt;&gt; $logfile&#10;$scriptdir/../../bin/bvd-add.pl -s $vcfdir/case_100k_bin_10_061.vcf -T J061_cancer  -d $dbdir&#10;endtime=$(date +%s)&#10;timediff=$((endtime-starttime))&#10;echo total excutetime so far $timediff seconds &gt;&gt; $logfile">
            <text:p>echo $vcfdir/case_100k_bin_10_061.vcf &gt;&gt; $logfile<text:line-break/>$scriptdir/../../bin/bvd-add.pl -s $vcfdir/case_100k_bin_10_061.vcf -T J06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 table:formula="of:=TEXT([.$A65];&quot;000&quot;)" office:value-type="string" office:string-value="062">
            <text:p>062</text:p>
          </table:table-cell>
          <table:table-cell/>
          <table:table-cell table:formula="of:=&quot;echo $vcfdir/case_100k_bin_&quot;&amp;[.B$2]&amp;&quot;_&quot;&amp;[.B65]&amp;&quot;.vcf &gt;&gt; $logfile&quot;&amp;CHAR(10)&amp;&quot;$scriptdir/../../bin/bvd-add.pl -s $vcfdir/case_100k_bin_&quot;&amp;[.B$2]&amp;&quot;_&quot;&amp;[.B65]&amp;&quot;.vcf -T &quot;&amp;[.B$3]&amp;[.B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2.vcf &gt;&gt; $logfile&#10;$scriptdir/../../bin/bvd-add.pl -s $vcfdir/case_100k_bin_01_062.vcf -T A062_cancer  -d $dbdir&#10;endtime=$(date +%s)&#10;timediff=$((endtime-starttime))&#10;echo total excutetime so far $timediff seconds &gt;&gt; $logfile">
            <text:p>echo $vcfdir/case_100k_bin_01_062.vcf &gt;&gt; $logfile<text:line-break/>$scriptdir/../../bin/bvd-add.pl -s $vcfdir/case_100k_bin_01_062.vcf -T A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5]&amp;&quot;.vcf &gt;&gt; $logfile&quot;&amp;CHAR(10)&amp;&quot;$scriptdir/../../bin/bvd-add.pl -s $vcfdir/case_100k_bin_&quot;&amp;[.C$2]&amp;&quot;_&quot;&amp;[.C65]&amp;&quot;.vcf -T &quot;&amp;[.C$3]&amp;[.C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2.vcf &gt;&gt; $logfile&#10;$scriptdir/../../bin/bvd-add.pl -s $vcfdir/case_100k_bin_02_062.vcf -T B062_cancer  -d $dbdir&#10;endtime=$(date +%s)&#10;timediff=$((endtime-starttime))&#10;echo total excutetime so far $timediff seconds &gt;&gt; $logfile">
            <text:p>echo $vcfdir/case_100k_bin_02_062.vcf &gt;&gt; $logfile<text:line-break/>$scriptdir/../../bin/bvd-add.pl -s $vcfdir/case_100k_bin_02_062.vcf -T B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5]&amp;&quot;.vcf &gt;&gt; $logfile&quot;&amp;CHAR(10)&amp;&quot;$scriptdir/../../bin/bvd-add.pl -s $vcfdir/case_100k_bin_&quot;&amp;[.D$2]&amp;&quot;_&quot;&amp;[.D65]&amp;&quot;.vcf -T &quot;&amp;[.D$3]&amp;[.D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2.vcf &gt;&gt; $logfile&#10;$scriptdir/../../bin/bvd-add.pl -s $vcfdir/case_100k_bin_03_062.vcf -T C062_cancer  -d $dbdir&#10;endtime=$(date +%s)&#10;timediff=$((endtime-starttime))&#10;echo total excutetime so far $timediff seconds &gt;&gt; $logfile">
            <text:p>echo $vcfdir/case_100k_bin_03_062.vcf &gt;&gt; $logfile<text:line-break/>$scriptdir/../../bin/bvd-add.pl -s $vcfdir/case_100k_bin_03_062.vcf -T C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5]&amp;&quot;.vcf &gt;&gt; $logfile&quot;&amp;CHAR(10)&amp;&quot;$scriptdir/../../bin/bvd-add.pl -s $vcfdir/case_100k_bin_&quot;&amp;[.E$2]&amp;&quot;_&quot;&amp;[.E65]&amp;&quot;.vcf -T &quot;&amp;[.E$3]&amp;[.E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2.vcf &gt;&gt; $logfile&#10;$scriptdir/../../bin/bvd-add.pl -s $vcfdir/case_100k_bin_04_062.vcf -T D062_cancer  -d $dbdir&#10;endtime=$(date +%s)&#10;timediff=$((endtime-starttime))&#10;echo total excutetime so far $timediff seconds &gt;&gt; $logfile">
            <text:p>echo $vcfdir/case_100k_bin_04_062.vcf &gt;&gt; $logfile<text:line-break/>$scriptdir/../../bin/bvd-add.pl -s $vcfdir/case_100k_bin_04_062.vcf -T D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5]&amp;&quot;.vcf &gt;&gt; $logfile&quot;&amp;CHAR(10)&amp;&quot;$scriptdir/../../bin/bvd-add.pl -s $vcfdir/case_100k_bin_&quot;&amp;[.F$2]&amp;&quot;_&quot;&amp;[.F65]&amp;&quot;.vcf -T &quot;&amp;[.F$3]&amp;[.F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2.vcf &gt;&gt; $logfile&#10;$scriptdir/../../bin/bvd-add.pl -s $vcfdir/case_100k_bin_05_062.vcf -T E062_cancer  -d $dbdir&#10;endtime=$(date +%s)&#10;timediff=$((endtime-starttime))&#10;echo total excutetime so far $timediff seconds &gt;&gt; $logfile">
            <text:p>echo $vcfdir/case_100k_bin_05_062.vcf &gt;&gt; $logfile<text:line-break/>$scriptdir/../../bin/bvd-add.pl -s $vcfdir/case_100k_bin_05_062.vcf -T E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5]&amp;&quot;.vcf &gt;&gt; $logfile&quot;&amp;CHAR(10)&amp;&quot;$scriptdir/../../bin/bvd-add.pl -s $vcfdir/case_100k_bin_&quot;&amp;[.G$2]&amp;&quot;_&quot;&amp;[.G65]&amp;&quot;.vcf -T &quot;&amp;[.G$3]&amp;[.G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2.vcf &gt;&gt; $logfile&#10;$scriptdir/../../bin/bvd-add.pl -s $vcfdir/case_100k_bin_06_062.vcf -T F062_cancer  -d $dbdir&#10;endtime=$(date +%s)&#10;timediff=$((endtime-starttime))&#10;echo total excutetime so far $timediff seconds &gt;&gt; $logfile">
            <text:p>echo $vcfdir/case_100k_bin_06_062.vcf &gt;&gt; $logfile<text:line-break/>$scriptdir/../../bin/bvd-add.pl -s $vcfdir/case_100k_bin_06_062.vcf -T F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5]&amp;&quot;.vcf &gt;&gt; $logfile&quot;&amp;CHAR(10)&amp;&quot;$scriptdir/../../bin/bvd-add.pl -s $vcfdir/case_100k_bin_&quot;&amp;[.H$2]&amp;&quot;_&quot;&amp;[.H65]&amp;&quot;.vcf -T &quot;&amp;[.H$3]&amp;[.H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2.vcf &gt;&gt; $logfile&#10;$scriptdir/../../bin/bvd-add.pl -s $vcfdir/case_100k_bin_07_062.vcf -T G062_cancer  -d $dbdir&#10;endtime=$(date +%s)&#10;timediff=$((endtime-starttime))&#10;echo total excutetime so far $timediff seconds &gt;&gt; $logfile">
            <text:p>echo $vcfdir/case_100k_bin_07_062.vcf &gt;&gt; $logfile<text:line-break/>$scriptdir/../../bin/bvd-add.pl -s $vcfdir/case_100k_bin_07_062.vcf -T G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5]&amp;&quot;.vcf &gt;&gt; $logfile&quot;&amp;CHAR(10)&amp;&quot;$scriptdir/../../bin/bvd-add.pl -s $vcfdir/case_100k_bin_&quot;&amp;[.I$2]&amp;&quot;_&quot;&amp;[.I65]&amp;&quot;.vcf -T &quot;&amp;[.I$3]&amp;[.I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2.vcf &gt;&gt; $logfile&#10;$scriptdir/../../bin/bvd-add.pl -s $vcfdir/case_100k_bin_08_062.vcf -T H062_cancer  -d $dbdir&#10;endtime=$(date +%s)&#10;timediff=$((endtime-starttime))&#10;echo total excutetime so far $timediff seconds &gt;&gt; $logfile">
            <text:p>echo $vcfdir/case_100k_bin_08_062.vcf &gt;&gt; $logfile<text:line-break/>$scriptdir/../../bin/bvd-add.pl -s $vcfdir/case_100k_bin_08_062.vcf -T H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5]&amp;&quot;.vcf &gt;&gt; $logfile&quot;&amp;CHAR(10)&amp;&quot;$scriptdir/../../bin/bvd-add.pl -s $vcfdir/case_100k_bin_&quot;&amp;[.J$2]&amp;&quot;_&quot;&amp;[.J65]&amp;&quot;.vcf -T &quot;&amp;[.J$3]&amp;[.J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2.vcf &gt;&gt; $logfile&#10;$scriptdir/../../bin/bvd-add.pl -s $vcfdir/case_100k_bin_09_062.vcf -T I062_cancer  -d $dbdir&#10;endtime=$(date +%s)&#10;timediff=$((endtime-starttime))&#10;echo total excutetime so far $timediff seconds &gt;&gt; $logfile">
            <text:p>echo $vcfdir/case_100k_bin_09_062.vcf &gt;&gt; $logfile<text:line-break/>$scriptdir/../../bin/bvd-add.pl -s $vcfdir/case_100k_bin_09_062.vcf -T I06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5]&amp;&quot;.vcf &gt;&gt; $logfile&quot;&amp;CHAR(10)&amp;&quot;$scriptdir/../../bin/bvd-add.pl -s $vcfdir/case_100k_bin_&quot;&amp;[.K$2]&amp;&quot;_&quot;&amp;[.K65]&amp;&quot;.vcf -T &quot;&amp;[.K$3]&amp;[.K6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2.vcf &gt;&gt; $logfile&#10;$scriptdir/../../bin/bvd-add.pl -s $vcfdir/case_100k_bin_10_062.vcf -T J062_cancer  -d $dbdir&#10;endtime=$(date +%s)&#10;timediff=$((endtime-starttime))&#10;echo total excutetime so far $timediff seconds &gt;&gt; $logfile">
            <text:p>echo $vcfdir/case_100k_bin_10_062.vcf &gt;&gt; $logfile<text:line-break/>$scriptdir/../../bin/bvd-add.pl -s $vcfdir/case_100k_bin_10_062.vcf -T J06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 table:formula="of:=TEXT([.$A66];&quot;000&quot;)" office:value-type="string" office:string-value="063">
            <text:p>063</text:p>
          </table:table-cell>
          <table:table-cell/>
          <table:table-cell table:formula="of:=&quot;echo $vcfdir/case_100k_bin_&quot;&amp;[.B$2]&amp;&quot;_&quot;&amp;[.B66]&amp;&quot;.vcf &gt;&gt; $logfile&quot;&amp;CHAR(10)&amp;&quot;$scriptdir/../../bin/bvd-add.pl -s $vcfdir/case_100k_bin_&quot;&amp;[.B$2]&amp;&quot;_&quot;&amp;[.B66]&amp;&quot;.vcf -T &quot;&amp;[.B$3]&amp;[.B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3.vcf &gt;&gt; $logfile&#10;$scriptdir/../../bin/bvd-add.pl -s $vcfdir/case_100k_bin_01_063.vcf -T A063_cancer  -d $dbdir&#10;endtime=$(date +%s)&#10;timediff=$((endtime-starttime))&#10;echo total excutetime so far $timediff seconds &gt;&gt; $logfile">
            <text:p>echo $vcfdir/case_100k_bin_01_063.vcf &gt;&gt; $logfile<text:line-break/>$scriptdir/../../bin/bvd-add.pl -s $vcfdir/case_100k_bin_01_063.vcf -T A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6]&amp;&quot;.vcf &gt;&gt; $logfile&quot;&amp;CHAR(10)&amp;&quot;$scriptdir/../../bin/bvd-add.pl -s $vcfdir/case_100k_bin_&quot;&amp;[.C$2]&amp;&quot;_&quot;&amp;[.C66]&amp;&quot;.vcf -T &quot;&amp;[.C$3]&amp;[.C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3.vcf &gt;&gt; $logfile&#10;$scriptdir/../../bin/bvd-add.pl -s $vcfdir/case_100k_bin_02_063.vcf -T B063_cancer  -d $dbdir&#10;endtime=$(date +%s)&#10;timediff=$((endtime-starttime))&#10;echo total excutetime so far $timediff seconds &gt;&gt; $logfile">
            <text:p>echo $vcfdir/case_100k_bin_02_063.vcf &gt;&gt; $logfile<text:line-break/>$scriptdir/../../bin/bvd-add.pl -s $vcfdir/case_100k_bin_02_063.vcf -T B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6]&amp;&quot;.vcf &gt;&gt; $logfile&quot;&amp;CHAR(10)&amp;&quot;$scriptdir/../../bin/bvd-add.pl -s $vcfdir/case_100k_bin_&quot;&amp;[.D$2]&amp;&quot;_&quot;&amp;[.D66]&amp;&quot;.vcf -T &quot;&amp;[.D$3]&amp;[.D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3.vcf &gt;&gt; $logfile&#10;$scriptdir/../../bin/bvd-add.pl -s $vcfdir/case_100k_bin_03_063.vcf -T C063_cancer  -d $dbdir&#10;endtime=$(date +%s)&#10;timediff=$((endtime-starttime))&#10;echo total excutetime so far $timediff seconds &gt;&gt; $logfile">
            <text:p>echo $vcfdir/case_100k_bin_03_063.vcf &gt;&gt; $logfile<text:line-break/>$scriptdir/../../bin/bvd-add.pl -s $vcfdir/case_100k_bin_03_063.vcf -T C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6]&amp;&quot;.vcf &gt;&gt; $logfile&quot;&amp;CHAR(10)&amp;&quot;$scriptdir/../../bin/bvd-add.pl -s $vcfdir/case_100k_bin_&quot;&amp;[.E$2]&amp;&quot;_&quot;&amp;[.E66]&amp;&quot;.vcf -T &quot;&amp;[.E$3]&amp;[.E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3.vcf &gt;&gt; $logfile&#10;$scriptdir/../../bin/bvd-add.pl -s $vcfdir/case_100k_bin_04_063.vcf -T D063_cancer  -d $dbdir&#10;endtime=$(date +%s)&#10;timediff=$((endtime-starttime))&#10;echo total excutetime so far $timediff seconds &gt;&gt; $logfile">
            <text:p>echo $vcfdir/case_100k_bin_04_063.vcf &gt;&gt; $logfile<text:line-break/>$scriptdir/../../bin/bvd-add.pl -s $vcfdir/case_100k_bin_04_063.vcf -T D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6]&amp;&quot;.vcf &gt;&gt; $logfile&quot;&amp;CHAR(10)&amp;&quot;$scriptdir/../../bin/bvd-add.pl -s $vcfdir/case_100k_bin_&quot;&amp;[.F$2]&amp;&quot;_&quot;&amp;[.F66]&amp;&quot;.vcf -T &quot;&amp;[.F$3]&amp;[.F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3.vcf &gt;&gt; $logfile&#10;$scriptdir/../../bin/bvd-add.pl -s $vcfdir/case_100k_bin_05_063.vcf -T E063_cancer  -d $dbdir&#10;endtime=$(date +%s)&#10;timediff=$((endtime-starttime))&#10;echo total excutetime so far $timediff seconds &gt;&gt; $logfile">
            <text:p>echo $vcfdir/case_100k_bin_05_063.vcf &gt;&gt; $logfile<text:line-break/>$scriptdir/../../bin/bvd-add.pl -s $vcfdir/case_100k_bin_05_063.vcf -T E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6]&amp;&quot;.vcf &gt;&gt; $logfile&quot;&amp;CHAR(10)&amp;&quot;$scriptdir/../../bin/bvd-add.pl -s $vcfdir/case_100k_bin_&quot;&amp;[.G$2]&amp;&quot;_&quot;&amp;[.G66]&amp;&quot;.vcf -T &quot;&amp;[.G$3]&amp;[.G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3.vcf &gt;&gt; $logfile&#10;$scriptdir/../../bin/bvd-add.pl -s $vcfdir/case_100k_bin_06_063.vcf -T F063_cancer  -d $dbdir&#10;endtime=$(date +%s)&#10;timediff=$((endtime-starttime))&#10;echo total excutetime so far $timediff seconds &gt;&gt; $logfile">
            <text:p>echo $vcfdir/case_100k_bin_06_063.vcf &gt;&gt; $logfile<text:line-break/>$scriptdir/../../bin/bvd-add.pl -s $vcfdir/case_100k_bin_06_063.vcf -T F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6]&amp;&quot;.vcf &gt;&gt; $logfile&quot;&amp;CHAR(10)&amp;&quot;$scriptdir/../../bin/bvd-add.pl -s $vcfdir/case_100k_bin_&quot;&amp;[.H$2]&amp;&quot;_&quot;&amp;[.H66]&amp;&quot;.vcf -T &quot;&amp;[.H$3]&amp;[.H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3.vcf &gt;&gt; $logfile&#10;$scriptdir/../../bin/bvd-add.pl -s $vcfdir/case_100k_bin_07_063.vcf -T G063_cancer  -d $dbdir&#10;endtime=$(date +%s)&#10;timediff=$((endtime-starttime))&#10;echo total excutetime so far $timediff seconds &gt;&gt; $logfile">
            <text:p>echo $vcfdir/case_100k_bin_07_063.vcf &gt;&gt; $logfile<text:line-break/>$scriptdir/../../bin/bvd-add.pl -s $vcfdir/case_100k_bin_07_063.vcf -T G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6]&amp;&quot;.vcf &gt;&gt; $logfile&quot;&amp;CHAR(10)&amp;&quot;$scriptdir/../../bin/bvd-add.pl -s $vcfdir/case_100k_bin_&quot;&amp;[.I$2]&amp;&quot;_&quot;&amp;[.I66]&amp;&quot;.vcf -T &quot;&amp;[.I$3]&amp;[.I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3.vcf &gt;&gt; $logfile&#10;$scriptdir/../../bin/bvd-add.pl -s $vcfdir/case_100k_bin_08_063.vcf -T H063_cancer  -d $dbdir&#10;endtime=$(date +%s)&#10;timediff=$((endtime-starttime))&#10;echo total excutetime so far $timediff seconds &gt;&gt; $logfile">
            <text:p>echo $vcfdir/case_100k_bin_08_063.vcf &gt;&gt; $logfile<text:line-break/>$scriptdir/../../bin/bvd-add.pl -s $vcfdir/case_100k_bin_08_063.vcf -T H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6]&amp;&quot;.vcf &gt;&gt; $logfile&quot;&amp;CHAR(10)&amp;&quot;$scriptdir/../../bin/bvd-add.pl -s $vcfdir/case_100k_bin_&quot;&amp;[.J$2]&amp;&quot;_&quot;&amp;[.J66]&amp;&quot;.vcf -T &quot;&amp;[.J$3]&amp;[.J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3.vcf &gt;&gt; $logfile&#10;$scriptdir/../../bin/bvd-add.pl -s $vcfdir/case_100k_bin_09_063.vcf -T I063_cancer  -d $dbdir&#10;endtime=$(date +%s)&#10;timediff=$((endtime-starttime))&#10;echo total excutetime so far $timediff seconds &gt;&gt; $logfile">
            <text:p>echo $vcfdir/case_100k_bin_09_063.vcf &gt;&gt; $logfile<text:line-break/>$scriptdir/../../bin/bvd-add.pl -s $vcfdir/case_100k_bin_09_063.vcf -T I06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6]&amp;&quot;.vcf &gt;&gt; $logfile&quot;&amp;CHAR(10)&amp;&quot;$scriptdir/../../bin/bvd-add.pl -s $vcfdir/case_100k_bin_&quot;&amp;[.K$2]&amp;&quot;_&quot;&amp;[.K66]&amp;&quot;.vcf -T &quot;&amp;[.K$3]&amp;[.K6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3.vcf &gt;&gt; $logfile&#10;$scriptdir/../../bin/bvd-add.pl -s $vcfdir/case_100k_bin_10_063.vcf -T J063_cancer  -d $dbdir&#10;endtime=$(date +%s)&#10;timediff=$((endtime-starttime))&#10;echo total excutetime so far $timediff seconds &gt;&gt; $logfile">
            <text:p>echo $vcfdir/case_100k_bin_10_063.vcf &gt;&gt; $logfile<text:line-break/>$scriptdir/../../bin/bvd-add.pl -s $vcfdir/case_100k_bin_10_063.vcf -T J06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 table:formula="of:=TEXT([.$A67];&quot;000&quot;)" office:value-type="string" office:string-value="064">
            <text:p>064</text:p>
          </table:table-cell>
          <table:table-cell/>
          <table:table-cell table:formula="of:=&quot;echo $vcfdir/case_100k_bin_&quot;&amp;[.B$2]&amp;&quot;_&quot;&amp;[.B67]&amp;&quot;.vcf &gt;&gt; $logfile&quot;&amp;CHAR(10)&amp;&quot;$scriptdir/../../bin/bvd-add.pl -s $vcfdir/case_100k_bin_&quot;&amp;[.B$2]&amp;&quot;_&quot;&amp;[.B67]&amp;&quot;.vcf -T &quot;&amp;[.B$3]&amp;[.B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4.vcf &gt;&gt; $logfile&#10;$scriptdir/../../bin/bvd-add.pl -s $vcfdir/case_100k_bin_01_064.vcf -T A064_cancer  -d $dbdir&#10;endtime=$(date +%s)&#10;timediff=$((endtime-starttime))&#10;echo total excutetime so far $timediff seconds &gt;&gt; $logfile">
            <text:p>echo $vcfdir/case_100k_bin_01_064.vcf &gt;&gt; $logfile<text:line-break/>$scriptdir/../../bin/bvd-add.pl -s $vcfdir/case_100k_bin_01_064.vcf -T A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7]&amp;&quot;.vcf &gt;&gt; $logfile&quot;&amp;CHAR(10)&amp;&quot;$scriptdir/../../bin/bvd-add.pl -s $vcfdir/case_100k_bin_&quot;&amp;[.C$2]&amp;&quot;_&quot;&amp;[.C67]&amp;&quot;.vcf -T &quot;&amp;[.C$3]&amp;[.C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4.vcf &gt;&gt; $logfile&#10;$scriptdir/../../bin/bvd-add.pl -s $vcfdir/case_100k_bin_02_064.vcf -T B064_cancer  -d $dbdir&#10;endtime=$(date +%s)&#10;timediff=$((endtime-starttime))&#10;echo total excutetime so far $timediff seconds &gt;&gt; $logfile">
            <text:p>echo $vcfdir/case_100k_bin_02_064.vcf &gt;&gt; $logfile<text:line-break/>$scriptdir/../../bin/bvd-add.pl -s $vcfdir/case_100k_bin_02_064.vcf -T B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7]&amp;&quot;.vcf &gt;&gt; $logfile&quot;&amp;CHAR(10)&amp;&quot;$scriptdir/../../bin/bvd-add.pl -s $vcfdir/case_100k_bin_&quot;&amp;[.D$2]&amp;&quot;_&quot;&amp;[.D67]&amp;&quot;.vcf -T &quot;&amp;[.D$3]&amp;[.D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4.vcf &gt;&gt; $logfile&#10;$scriptdir/../../bin/bvd-add.pl -s $vcfdir/case_100k_bin_03_064.vcf -T C064_cancer  -d $dbdir&#10;endtime=$(date +%s)&#10;timediff=$((endtime-starttime))&#10;echo total excutetime so far $timediff seconds &gt;&gt; $logfile">
            <text:p>echo $vcfdir/case_100k_bin_03_064.vcf &gt;&gt; $logfile<text:line-break/>$scriptdir/../../bin/bvd-add.pl -s $vcfdir/case_100k_bin_03_064.vcf -T C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7]&amp;&quot;.vcf &gt;&gt; $logfile&quot;&amp;CHAR(10)&amp;&quot;$scriptdir/../../bin/bvd-add.pl -s $vcfdir/case_100k_bin_&quot;&amp;[.E$2]&amp;&quot;_&quot;&amp;[.E67]&amp;&quot;.vcf -T &quot;&amp;[.E$3]&amp;[.E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4.vcf &gt;&gt; $logfile&#10;$scriptdir/../../bin/bvd-add.pl -s $vcfdir/case_100k_bin_04_064.vcf -T D064_cancer  -d $dbdir&#10;endtime=$(date +%s)&#10;timediff=$((endtime-starttime))&#10;echo total excutetime so far $timediff seconds &gt;&gt; $logfile">
            <text:p>echo $vcfdir/case_100k_bin_04_064.vcf &gt;&gt; $logfile<text:line-break/>$scriptdir/../../bin/bvd-add.pl -s $vcfdir/case_100k_bin_04_064.vcf -T D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7]&amp;&quot;.vcf &gt;&gt; $logfile&quot;&amp;CHAR(10)&amp;&quot;$scriptdir/../../bin/bvd-add.pl -s $vcfdir/case_100k_bin_&quot;&amp;[.F$2]&amp;&quot;_&quot;&amp;[.F67]&amp;&quot;.vcf -T &quot;&amp;[.F$3]&amp;[.F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4.vcf &gt;&gt; $logfile&#10;$scriptdir/../../bin/bvd-add.pl -s $vcfdir/case_100k_bin_05_064.vcf -T E064_cancer  -d $dbdir&#10;endtime=$(date +%s)&#10;timediff=$((endtime-starttime))&#10;echo total excutetime so far $timediff seconds &gt;&gt; $logfile">
            <text:p>echo $vcfdir/case_100k_bin_05_064.vcf &gt;&gt; $logfile<text:line-break/>$scriptdir/../../bin/bvd-add.pl -s $vcfdir/case_100k_bin_05_064.vcf -T E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7]&amp;&quot;.vcf &gt;&gt; $logfile&quot;&amp;CHAR(10)&amp;&quot;$scriptdir/../../bin/bvd-add.pl -s $vcfdir/case_100k_bin_&quot;&amp;[.G$2]&amp;&quot;_&quot;&amp;[.G67]&amp;&quot;.vcf -T &quot;&amp;[.G$3]&amp;[.G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4.vcf &gt;&gt; $logfile&#10;$scriptdir/../../bin/bvd-add.pl -s $vcfdir/case_100k_bin_06_064.vcf -T F064_cancer  -d $dbdir&#10;endtime=$(date +%s)&#10;timediff=$((endtime-starttime))&#10;echo total excutetime so far $timediff seconds &gt;&gt; $logfile">
            <text:p>echo $vcfdir/case_100k_bin_06_064.vcf &gt;&gt; $logfile<text:line-break/>$scriptdir/../../bin/bvd-add.pl -s $vcfdir/case_100k_bin_06_064.vcf -T F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7]&amp;&quot;.vcf &gt;&gt; $logfile&quot;&amp;CHAR(10)&amp;&quot;$scriptdir/../../bin/bvd-add.pl -s $vcfdir/case_100k_bin_&quot;&amp;[.H$2]&amp;&quot;_&quot;&amp;[.H67]&amp;&quot;.vcf -T &quot;&amp;[.H$3]&amp;[.H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4.vcf &gt;&gt; $logfile&#10;$scriptdir/../../bin/bvd-add.pl -s $vcfdir/case_100k_bin_07_064.vcf -T G064_cancer  -d $dbdir&#10;endtime=$(date +%s)&#10;timediff=$((endtime-starttime))&#10;echo total excutetime so far $timediff seconds &gt;&gt; $logfile">
            <text:p>echo $vcfdir/case_100k_bin_07_064.vcf &gt;&gt; $logfile<text:line-break/>$scriptdir/../../bin/bvd-add.pl -s $vcfdir/case_100k_bin_07_064.vcf -T G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7]&amp;&quot;.vcf &gt;&gt; $logfile&quot;&amp;CHAR(10)&amp;&quot;$scriptdir/../../bin/bvd-add.pl -s $vcfdir/case_100k_bin_&quot;&amp;[.I$2]&amp;&quot;_&quot;&amp;[.I67]&amp;&quot;.vcf -T &quot;&amp;[.I$3]&amp;[.I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4.vcf &gt;&gt; $logfile&#10;$scriptdir/../../bin/bvd-add.pl -s $vcfdir/case_100k_bin_08_064.vcf -T H064_cancer  -d $dbdir&#10;endtime=$(date +%s)&#10;timediff=$((endtime-starttime))&#10;echo total excutetime so far $timediff seconds &gt;&gt; $logfile">
            <text:p>echo $vcfdir/case_100k_bin_08_064.vcf &gt;&gt; $logfile<text:line-break/>$scriptdir/../../bin/bvd-add.pl -s $vcfdir/case_100k_bin_08_064.vcf -T H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7]&amp;&quot;.vcf &gt;&gt; $logfile&quot;&amp;CHAR(10)&amp;&quot;$scriptdir/../../bin/bvd-add.pl -s $vcfdir/case_100k_bin_&quot;&amp;[.J$2]&amp;&quot;_&quot;&amp;[.J67]&amp;&quot;.vcf -T &quot;&amp;[.J$3]&amp;[.J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4.vcf &gt;&gt; $logfile&#10;$scriptdir/../../bin/bvd-add.pl -s $vcfdir/case_100k_bin_09_064.vcf -T I064_cancer  -d $dbdir&#10;endtime=$(date +%s)&#10;timediff=$((endtime-starttime))&#10;echo total excutetime so far $timediff seconds &gt;&gt; $logfile">
            <text:p>echo $vcfdir/case_100k_bin_09_064.vcf &gt;&gt; $logfile<text:line-break/>$scriptdir/../../bin/bvd-add.pl -s $vcfdir/case_100k_bin_09_064.vcf -T I06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7]&amp;&quot;.vcf &gt;&gt; $logfile&quot;&amp;CHAR(10)&amp;&quot;$scriptdir/../../bin/bvd-add.pl -s $vcfdir/case_100k_bin_&quot;&amp;[.K$2]&amp;&quot;_&quot;&amp;[.K67]&amp;&quot;.vcf -T &quot;&amp;[.K$3]&amp;[.K6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4.vcf &gt;&gt; $logfile&#10;$scriptdir/../../bin/bvd-add.pl -s $vcfdir/case_100k_bin_10_064.vcf -T J064_cancer  -d $dbdir&#10;endtime=$(date +%s)&#10;timediff=$((endtime-starttime))&#10;echo total excutetime so far $timediff seconds &gt;&gt; $logfile">
            <text:p>echo $vcfdir/case_100k_bin_10_064.vcf &gt;&gt; $logfile<text:line-break/>$scriptdir/../../bin/bvd-add.pl -s $vcfdir/case_100k_bin_10_064.vcf -T J06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 table:formula="of:=TEXT([.$A68];&quot;000&quot;)" office:value-type="string" office:string-value="065">
            <text:p>065</text:p>
          </table:table-cell>
          <table:table-cell/>
          <table:table-cell table:formula="of:=&quot;echo $vcfdir/case_100k_bin_&quot;&amp;[.B$2]&amp;&quot;_&quot;&amp;[.B68]&amp;&quot;.vcf &gt;&gt; $logfile&quot;&amp;CHAR(10)&amp;&quot;$scriptdir/../../bin/bvd-add.pl -s $vcfdir/case_100k_bin_&quot;&amp;[.B$2]&amp;&quot;_&quot;&amp;[.B68]&amp;&quot;.vcf -T &quot;&amp;[.B$3]&amp;[.B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5.vcf &gt;&gt; $logfile&#10;$scriptdir/../../bin/bvd-add.pl -s $vcfdir/case_100k_bin_01_065.vcf -T A065_cancer  -d $dbdir&#10;endtime=$(date +%s)&#10;timediff=$((endtime-starttime))&#10;echo total excutetime so far $timediff seconds &gt;&gt; $logfile">
            <text:p>echo $vcfdir/case_100k_bin_01_065.vcf &gt;&gt; $logfile<text:line-break/>$scriptdir/../../bin/bvd-add.pl -s $vcfdir/case_100k_bin_01_065.vcf -T A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8]&amp;&quot;.vcf &gt;&gt; $logfile&quot;&amp;CHAR(10)&amp;&quot;$scriptdir/../../bin/bvd-add.pl -s $vcfdir/case_100k_bin_&quot;&amp;[.C$2]&amp;&quot;_&quot;&amp;[.C68]&amp;&quot;.vcf -T &quot;&amp;[.C$3]&amp;[.C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5.vcf &gt;&gt; $logfile&#10;$scriptdir/../../bin/bvd-add.pl -s $vcfdir/case_100k_bin_02_065.vcf -T B065_cancer  -d $dbdir&#10;endtime=$(date +%s)&#10;timediff=$((endtime-starttime))&#10;echo total excutetime so far $timediff seconds &gt;&gt; $logfile">
            <text:p>echo $vcfdir/case_100k_bin_02_065.vcf &gt;&gt; $logfile<text:line-break/>$scriptdir/../../bin/bvd-add.pl -s $vcfdir/case_100k_bin_02_065.vcf -T B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8]&amp;&quot;.vcf &gt;&gt; $logfile&quot;&amp;CHAR(10)&amp;&quot;$scriptdir/../../bin/bvd-add.pl -s $vcfdir/case_100k_bin_&quot;&amp;[.D$2]&amp;&quot;_&quot;&amp;[.D68]&amp;&quot;.vcf -T &quot;&amp;[.D$3]&amp;[.D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5.vcf &gt;&gt; $logfile&#10;$scriptdir/../../bin/bvd-add.pl -s $vcfdir/case_100k_bin_03_065.vcf -T C065_cancer  -d $dbdir&#10;endtime=$(date +%s)&#10;timediff=$((endtime-starttime))&#10;echo total excutetime so far $timediff seconds &gt;&gt; $logfile">
            <text:p>echo $vcfdir/case_100k_bin_03_065.vcf &gt;&gt; $logfile<text:line-break/>$scriptdir/../../bin/bvd-add.pl -s $vcfdir/case_100k_bin_03_065.vcf -T C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8]&amp;&quot;.vcf &gt;&gt; $logfile&quot;&amp;CHAR(10)&amp;&quot;$scriptdir/../../bin/bvd-add.pl -s $vcfdir/case_100k_bin_&quot;&amp;[.E$2]&amp;&quot;_&quot;&amp;[.E68]&amp;&quot;.vcf -T &quot;&amp;[.E$3]&amp;[.E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5.vcf &gt;&gt; $logfile&#10;$scriptdir/../../bin/bvd-add.pl -s $vcfdir/case_100k_bin_04_065.vcf -T D065_cancer  -d $dbdir&#10;endtime=$(date +%s)&#10;timediff=$((endtime-starttime))&#10;echo total excutetime so far $timediff seconds &gt;&gt; $logfile">
            <text:p>echo $vcfdir/case_100k_bin_04_065.vcf &gt;&gt; $logfile<text:line-break/>$scriptdir/../../bin/bvd-add.pl -s $vcfdir/case_100k_bin_04_065.vcf -T D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8]&amp;&quot;.vcf &gt;&gt; $logfile&quot;&amp;CHAR(10)&amp;&quot;$scriptdir/../../bin/bvd-add.pl -s $vcfdir/case_100k_bin_&quot;&amp;[.F$2]&amp;&quot;_&quot;&amp;[.F68]&amp;&quot;.vcf -T &quot;&amp;[.F$3]&amp;[.F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5.vcf &gt;&gt; $logfile&#10;$scriptdir/../../bin/bvd-add.pl -s $vcfdir/case_100k_bin_05_065.vcf -T E065_cancer  -d $dbdir&#10;endtime=$(date +%s)&#10;timediff=$((endtime-starttime))&#10;echo total excutetime so far $timediff seconds &gt;&gt; $logfile">
            <text:p>echo $vcfdir/case_100k_bin_05_065.vcf &gt;&gt; $logfile<text:line-break/>$scriptdir/../../bin/bvd-add.pl -s $vcfdir/case_100k_bin_05_065.vcf -T E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8]&amp;&quot;.vcf &gt;&gt; $logfile&quot;&amp;CHAR(10)&amp;&quot;$scriptdir/../../bin/bvd-add.pl -s $vcfdir/case_100k_bin_&quot;&amp;[.G$2]&amp;&quot;_&quot;&amp;[.G68]&amp;&quot;.vcf -T &quot;&amp;[.G$3]&amp;[.G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5.vcf &gt;&gt; $logfile&#10;$scriptdir/../../bin/bvd-add.pl -s $vcfdir/case_100k_bin_06_065.vcf -T F065_cancer  -d $dbdir&#10;endtime=$(date +%s)&#10;timediff=$((endtime-starttime))&#10;echo total excutetime so far $timediff seconds &gt;&gt; $logfile">
            <text:p>echo $vcfdir/case_100k_bin_06_065.vcf &gt;&gt; $logfile<text:line-break/>$scriptdir/../../bin/bvd-add.pl -s $vcfdir/case_100k_bin_06_065.vcf -T F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8]&amp;&quot;.vcf &gt;&gt; $logfile&quot;&amp;CHAR(10)&amp;&quot;$scriptdir/../../bin/bvd-add.pl -s $vcfdir/case_100k_bin_&quot;&amp;[.H$2]&amp;&quot;_&quot;&amp;[.H68]&amp;&quot;.vcf -T &quot;&amp;[.H$3]&amp;[.H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5.vcf &gt;&gt; $logfile&#10;$scriptdir/../../bin/bvd-add.pl -s $vcfdir/case_100k_bin_07_065.vcf -T G065_cancer  -d $dbdir&#10;endtime=$(date +%s)&#10;timediff=$((endtime-starttime))&#10;echo total excutetime so far $timediff seconds &gt;&gt; $logfile">
            <text:p>echo $vcfdir/case_100k_bin_07_065.vcf &gt;&gt; $logfile<text:line-break/>$scriptdir/../../bin/bvd-add.pl -s $vcfdir/case_100k_bin_07_065.vcf -T G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8]&amp;&quot;.vcf &gt;&gt; $logfile&quot;&amp;CHAR(10)&amp;&quot;$scriptdir/../../bin/bvd-add.pl -s $vcfdir/case_100k_bin_&quot;&amp;[.I$2]&amp;&quot;_&quot;&amp;[.I68]&amp;&quot;.vcf -T &quot;&amp;[.I$3]&amp;[.I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5.vcf &gt;&gt; $logfile&#10;$scriptdir/../../bin/bvd-add.pl -s $vcfdir/case_100k_bin_08_065.vcf -T H065_cancer  -d $dbdir&#10;endtime=$(date +%s)&#10;timediff=$((endtime-starttime))&#10;echo total excutetime so far $timediff seconds &gt;&gt; $logfile">
            <text:p>echo $vcfdir/case_100k_bin_08_065.vcf &gt;&gt; $logfile<text:line-break/>$scriptdir/../../bin/bvd-add.pl -s $vcfdir/case_100k_bin_08_065.vcf -T H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8]&amp;&quot;.vcf &gt;&gt; $logfile&quot;&amp;CHAR(10)&amp;&quot;$scriptdir/../../bin/bvd-add.pl -s $vcfdir/case_100k_bin_&quot;&amp;[.J$2]&amp;&quot;_&quot;&amp;[.J68]&amp;&quot;.vcf -T &quot;&amp;[.J$3]&amp;[.J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5.vcf &gt;&gt; $logfile&#10;$scriptdir/../../bin/bvd-add.pl -s $vcfdir/case_100k_bin_09_065.vcf -T I065_cancer  -d $dbdir&#10;endtime=$(date +%s)&#10;timediff=$((endtime-starttime))&#10;echo total excutetime so far $timediff seconds &gt;&gt; $logfile">
            <text:p>echo $vcfdir/case_100k_bin_09_065.vcf &gt;&gt; $logfile<text:line-break/>$scriptdir/../../bin/bvd-add.pl -s $vcfdir/case_100k_bin_09_065.vcf -T I06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8]&amp;&quot;.vcf &gt;&gt; $logfile&quot;&amp;CHAR(10)&amp;&quot;$scriptdir/../../bin/bvd-add.pl -s $vcfdir/case_100k_bin_&quot;&amp;[.K$2]&amp;&quot;_&quot;&amp;[.K68]&amp;&quot;.vcf -T &quot;&amp;[.K$3]&amp;[.K6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5.vcf &gt;&gt; $logfile&#10;$scriptdir/../../bin/bvd-add.pl -s $vcfdir/case_100k_bin_10_065.vcf -T J065_cancer  -d $dbdir&#10;endtime=$(date +%s)&#10;timediff=$((endtime-starttime))&#10;echo total excutetime so far $timediff seconds &gt;&gt; $logfile">
            <text:p>echo $vcfdir/case_100k_bin_10_065.vcf &gt;&gt; $logfile<text:line-break/>$scriptdir/../../bin/bvd-add.pl -s $vcfdir/case_100k_bin_10_065.vcf -T J06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 table:formula="of:=TEXT([.$A69];&quot;000&quot;)" office:value-type="string" office:string-value="066">
            <text:p>066</text:p>
          </table:table-cell>
          <table:table-cell/>
          <table:table-cell table:formula="of:=&quot;echo $vcfdir/case_100k_bin_&quot;&amp;[.B$2]&amp;&quot;_&quot;&amp;[.B69]&amp;&quot;.vcf &gt;&gt; $logfile&quot;&amp;CHAR(10)&amp;&quot;$scriptdir/../../bin/bvd-add.pl -s $vcfdir/case_100k_bin_&quot;&amp;[.B$2]&amp;&quot;_&quot;&amp;[.B69]&amp;&quot;.vcf -T &quot;&amp;[.B$3]&amp;[.B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6.vcf &gt;&gt; $logfile&#10;$scriptdir/../../bin/bvd-add.pl -s $vcfdir/case_100k_bin_01_066.vcf -T A066_cancer  -d $dbdir&#10;endtime=$(date +%s)&#10;timediff=$((endtime-starttime))&#10;echo total excutetime so far $timediff seconds &gt;&gt; $logfile">
            <text:p>echo $vcfdir/case_100k_bin_01_066.vcf &gt;&gt; $logfile<text:line-break/>$scriptdir/../../bin/bvd-add.pl -s $vcfdir/case_100k_bin_01_066.vcf -T A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69]&amp;&quot;.vcf &gt;&gt; $logfile&quot;&amp;CHAR(10)&amp;&quot;$scriptdir/../../bin/bvd-add.pl -s $vcfdir/case_100k_bin_&quot;&amp;[.C$2]&amp;&quot;_&quot;&amp;[.C69]&amp;&quot;.vcf -T &quot;&amp;[.C$3]&amp;[.C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6.vcf &gt;&gt; $logfile&#10;$scriptdir/../../bin/bvd-add.pl -s $vcfdir/case_100k_bin_02_066.vcf -T B066_cancer  -d $dbdir&#10;endtime=$(date +%s)&#10;timediff=$((endtime-starttime))&#10;echo total excutetime so far $timediff seconds &gt;&gt; $logfile">
            <text:p>echo $vcfdir/case_100k_bin_02_066.vcf &gt;&gt; $logfile<text:line-break/>$scriptdir/../../bin/bvd-add.pl -s $vcfdir/case_100k_bin_02_066.vcf -T B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69]&amp;&quot;.vcf &gt;&gt; $logfile&quot;&amp;CHAR(10)&amp;&quot;$scriptdir/../../bin/bvd-add.pl -s $vcfdir/case_100k_bin_&quot;&amp;[.D$2]&amp;&quot;_&quot;&amp;[.D69]&amp;&quot;.vcf -T &quot;&amp;[.D$3]&amp;[.D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6.vcf &gt;&gt; $logfile&#10;$scriptdir/../../bin/bvd-add.pl -s $vcfdir/case_100k_bin_03_066.vcf -T C066_cancer  -d $dbdir&#10;endtime=$(date +%s)&#10;timediff=$((endtime-starttime))&#10;echo total excutetime so far $timediff seconds &gt;&gt; $logfile">
            <text:p>echo $vcfdir/case_100k_bin_03_066.vcf &gt;&gt; $logfile<text:line-break/>$scriptdir/../../bin/bvd-add.pl -s $vcfdir/case_100k_bin_03_066.vcf -T C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69]&amp;&quot;.vcf &gt;&gt; $logfile&quot;&amp;CHAR(10)&amp;&quot;$scriptdir/../../bin/bvd-add.pl -s $vcfdir/case_100k_bin_&quot;&amp;[.E$2]&amp;&quot;_&quot;&amp;[.E69]&amp;&quot;.vcf -T &quot;&amp;[.E$3]&amp;[.E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6.vcf &gt;&gt; $logfile&#10;$scriptdir/../../bin/bvd-add.pl -s $vcfdir/case_100k_bin_04_066.vcf -T D066_cancer  -d $dbdir&#10;endtime=$(date +%s)&#10;timediff=$((endtime-starttime))&#10;echo total excutetime so far $timediff seconds &gt;&gt; $logfile">
            <text:p>echo $vcfdir/case_100k_bin_04_066.vcf &gt;&gt; $logfile<text:line-break/>$scriptdir/../../bin/bvd-add.pl -s $vcfdir/case_100k_bin_04_066.vcf -T D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69]&amp;&quot;.vcf &gt;&gt; $logfile&quot;&amp;CHAR(10)&amp;&quot;$scriptdir/../../bin/bvd-add.pl -s $vcfdir/case_100k_bin_&quot;&amp;[.F$2]&amp;&quot;_&quot;&amp;[.F69]&amp;&quot;.vcf -T &quot;&amp;[.F$3]&amp;[.F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6.vcf &gt;&gt; $logfile&#10;$scriptdir/../../bin/bvd-add.pl -s $vcfdir/case_100k_bin_05_066.vcf -T E066_cancer  -d $dbdir&#10;endtime=$(date +%s)&#10;timediff=$((endtime-starttime))&#10;echo total excutetime so far $timediff seconds &gt;&gt; $logfile">
            <text:p>echo $vcfdir/case_100k_bin_05_066.vcf &gt;&gt; $logfile<text:line-break/>$scriptdir/../../bin/bvd-add.pl -s $vcfdir/case_100k_bin_05_066.vcf -T E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69]&amp;&quot;.vcf &gt;&gt; $logfile&quot;&amp;CHAR(10)&amp;&quot;$scriptdir/../../bin/bvd-add.pl -s $vcfdir/case_100k_bin_&quot;&amp;[.G$2]&amp;&quot;_&quot;&amp;[.G69]&amp;&quot;.vcf -T &quot;&amp;[.G$3]&amp;[.G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6.vcf &gt;&gt; $logfile&#10;$scriptdir/../../bin/bvd-add.pl -s $vcfdir/case_100k_bin_06_066.vcf -T F066_cancer  -d $dbdir&#10;endtime=$(date +%s)&#10;timediff=$((endtime-starttime))&#10;echo total excutetime so far $timediff seconds &gt;&gt; $logfile">
            <text:p>echo $vcfdir/case_100k_bin_06_066.vcf &gt;&gt; $logfile<text:line-break/>$scriptdir/../../bin/bvd-add.pl -s $vcfdir/case_100k_bin_06_066.vcf -T F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69]&amp;&quot;.vcf &gt;&gt; $logfile&quot;&amp;CHAR(10)&amp;&quot;$scriptdir/../../bin/bvd-add.pl -s $vcfdir/case_100k_bin_&quot;&amp;[.H$2]&amp;&quot;_&quot;&amp;[.H69]&amp;&quot;.vcf -T &quot;&amp;[.H$3]&amp;[.H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6.vcf &gt;&gt; $logfile&#10;$scriptdir/../../bin/bvd-add.pl -s $vcfdir/case_100k_bin_07_066.vcf -T G066_cancer  -d $dbdir&#10;endtime=$(date +%s)&#10;timediff=$((endtime-starttime))&#10;echo total excutetime so far $timediff seconds &gt;&gt; $logfile">
            <text:p>echo $vcfdir/case_100k_bin_07_066.vcf &gt;&gt; $logfile<text:line-break/>$scriptdir/../../bin/bvd-add.pl -s $vcfdir/case_100k_bin_07_066.vcf -T G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69]&amp;&quot;.vcf &gt;&gt; $logfile&quot;&amp;CHAR(10)&amp;&quot;$scriptdir/../../bin/bvd-add.pl -s $vcfdir/case_100k_bin_&quot;&amp;[.I$2]&amp;&quot;_&quot;&amp;[.I69]&amp;&quot;.vcf -T &quot;&amp;[.I$3]&amp;[.I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6.vcf &gt;&gt; $logfile&#10;$scriptdir/../../bin/bvd-add.pl -s $vcfdir/case_100k_bin_08_066.vcf -T H066_cancer  -d $dbdir&#10;endtime=$(date +%s)&#10;timediff=$((endtime-starttime))&#10;echo total excutetime so far $timediff seconds &gt;&gt; $logfile">
            <text:p>echo $vcfdir/case_100k_bin_08_066.vcf &gt;&gt; $logfile<text:line-break/>$scriptdir/../../bin/bvd-add.pl -s $vcfdir/case_100k_bin_08_066.vcf -T H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69]&amp;&quot;.vcf &gt;&gt; $logfile&quot;&amp;CHAR(10)&amp;&quot;$scriptdir/../../bin/bvd-add.pl -s $vcfdir/case_100k_bin_&quot;&amp;[.J$2]&amp;&quot;_&quot;&amp;[.J69]&amp;&quot;.vcf -T &quot;&amp;[.J$3]&amp;[.J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6.vcf &gt;&gt; $logfile&#10;$scriptdir/../../bin/bvd-add.pl -s $vcfdir/case_100k_bin_09_066.vcf -T I066_cancer  -d $dbdir&#10;endtime=$(date +%s)&#10;timediff=$((endtime-starttime))&#10;echo total excutetime so far $timediff seconds &gt;&gt; $logfile">
            <text:p>echo $vcfdir/case_100k_bin_09_066.vcf &gt;&gt; $logfile<text:line-break/>$scriptdir/../../bin/bvd-add.pl -s $vcfdir/case_100k_bin_09_066.vcf -T I06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69]&amp;&quot;.vcf &gt;&gt; $logfile&quot;&amp;CHAR(10)&amp;&quot;$scriptdir/../../bin/bvd-add.pl -s $vcfdir/case_100k_bin_&quot;&amp;[.K$2]&amp;&quot;_&quot;&amp;[.K69]&amp;&quot;.vcf -T &quot;&amp;[.K$3]&amp;[.K6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6.vcf &gt;&gt; $logfile&#10;$scriptdir/../../bin/bvd-add.pl -s $vcfdir/case_100k_bin_10_066.vcf -T J066_cancer  -d $dbdir&#10;endtime=$(date +%s)&#10;timediff=$((endtime-starttime))&#10;echo total excutetime so far $timediff seconds &gt;&gt; $logfile">
            <text:p>echo $vcfdir/case_100k_bin_10_066.vcf &gt;&gt; $logfile<text:line-break/>$scriptdir/../../bin/bvd-add.pl -s $vcfdir/case_100k_bin_10_066.vcf -T J06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 table:formula="of:=TEXT([.$A70];&quot;000&quot;)" office:value-type="string" office:string-value="067">
            <text:p>067</text:p>
          </table:table-cell>
          <table:table-cell/>
          <table:table-cell table:formula="of:=&quot;echo $vcfdir/case_100k_bin_&quot;&amp;[.B$2]&amp;&quot;_&quot;&amp;[.B70]&amp;&quot;.vcf &gt;&gt; $logfile&quot;&amp;CHAR(10)&amp;&quot;$scriptdir/../../bin/bvd-add.pl -s $vcfdir/case_100k_bin_&quot;&amp;[.B$2]&amp;&quot;_&quot;&amp;[.B70]&amp;&quot;.vcf -T &quot;&amp;[.B$3]&amp;[.B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7.vcf &gt;&gt; $logfile&#10;$scriptdir/../../bin/bvd-add.pl -s $vcfdir/case_100k_bin_01_067.vcf -T A067_cancer  -d $dbdir&#10;endtime=$(date +%s)&#10;timediff=$((endtime-starttime))&#10;echo total excutetime so far $timediff seconds &gt;&gt; $logfile">
            <text:p>echo $vcfdir/case_100k_bin_01_067.vcf &gt;&gt; $logfile<text:line-break/>$scriptdir/../../bin/bvd-add.pl -s $vcfdir/case_100k_bin_01_067.vcf -T A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0]&amp;&quot;.vcf &gt;&gt; $logfile&quot;&amp;CHAR(10)&amp;&quot;$scriptdir/../../bin/bvd-add.pl -s $vcfdir/case_100k_bin_&quot;&amp;[.C$2]&amp;&quot;_&quot;&amp;[.C70]&amp;&quot;.vcf -T &quot;&amp;[.C$3]&amp;[.C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7.vcf &gt;&gt; $logfile&#10;$scriptdir/../../bin/bvd-add.pl -s $vcfdir/case_100k_bin_02_067.vcf -T B067_cancer  -d $dbdir&#10;endtime=$(date +%s)&#10;timediff=$((endtime-starttime))&#10;echo total excutetime so far $timediff seconds &gt;&gt; $logfile">
            <text:p>echo $vcfdir/case_100k_bin_02_067.vcf &gt;&gt; $logfile<text:line-break/>$scriptdir/../../bin/bvd-add.pl -s $vcfdir/case_100k_bin_02_067.vcf -T B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0]&amp;&quot;.vcf &gt;&gt; $logfile&quot;&amp;CHAR(10)&amp;&quot;$scriptdir/../../bin/bvd-add.pl -s $vcfdir/case_100k_bin_&quot;&amp;[.D$2]&amp;&quot;_&quot;&amp;[.D70]&amp;&quot;.vcf -T &quot;&amp;[.D$3]&amp;[.D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7.vcf &gt;&gt; $logfile&#10;$scriptdir/../../bin/bvd-add.pl -s $vcfdir/case_100k_bin_03_067.vcf -T C067_cancer  -d $dbdir&#10;endtime=$(date +%s)&#10;timediff=$((endtime-starttime))&#10;echo total excutetime so far $timediff seconds &gt;&gt; $logfile">
            <text:p>echo $vcfdir/case_100k_bin_03_067.vcf &gt;&gt; $logfile<text:line-break/>$scriptdir/../../bin/bvd-add.pl -s $vcfdir/case_100k_bin_03_067.vcf -T C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0]&amp;&quot;.vcf &gt;&gt; $logfile&quot;&amp;CHAR(10)&amp;&quot;$scriptdir/../../bin/bvd-add.pl -s $vcfdir/case_100k_bin_&quot;&amp;[.E$2]&amp;&quot;_&quot;&amp;[.E70]&amp;&quot;.vcf -T &quot;&amp;[.E$3]&amp;[.E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7.vcf &gt;&gt; $logfile&#10;$scriptdir/../../bin/bvd-add.pl -s $vcfdir/case_100k_bin_04_067.vcf -T D067_cancer  -d $dbdir&#10;endtime=$(date +%s)&#10;timediff=$((endtime-starttime))&#10;echo total excutetime so far $timediff seconds &gt;&gt; $logfile">
            <text:p>echo $vcfdir/case_100k_bin_04_067.vcf &gt;&gt; $logfile<text:line-break/>$scriptdir/../../bin/bvd-add.pl -s $vcfdir/case_100k_bin_04_067.vcf -T D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0]&amp;&quot;.vcf &gt;&gt; $logfile&quot;&amp;CHAR(10)&amp;&quot;$scriptdir/../../bin/bvd-add.pl -s $vcfdir/case_100k_bin_&quot;&amp;[.F$2]&amp;&quot;_&quot;&amp;[.F70]&amp;&quot;.vcf -T &quot;&amp;[.F$3]&amp;[.F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7.vcf &gt;&gt; $logfile&#10;$scriptdir/../../bin/bvd-add.pl -s $vcfdir/case_100k_bin_05_067.vcf -T E067_cancer  -d $dbdir&#10;endtime=$(date +%s)&#10;timediff=$((endtime-starttime))&#10;echo total excutetime so far $timediff seconds &gt;&gt; $logfile">
            <text:p>echo $vcfdir/case_100k_bin_05_067.vcf &gt;&gt; $logfile<text:line-break/>$scriptdir/../../bin/bvd-add.pl -s $vcfdir/case_100k_bin_05_067.vcf -T E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0]&amp;&quot;.vcf &gt;&gt; $logfile&quot;&amp;CHAR(10)&amp;&quot;$scriptdir/../../bin/bvd-add.pl -s $vcfdir/case_100k_bin_&quot;&amp;[.G$2]&amp;&quot;_&quot;&amp;[.G70]&amp;&quot;.vcf -T &quot;&amp;[.G$3]&amp;[.G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7.vcf &gt;&gt; $logfile&#10;$scriptdir/../../bin/bvd-add.pl -s $vcfdir/case_100k_bin_06_067.vcf -T F067_cancer  -d $dbdir&#10;endtime=$(date +%s)&#10;timediff=$((endtime-starttime))&#10;echo total excutetime so far $timediff seconds &gt;&gt; $logfile">
            <text:p>echo $vcfdir/case_100k_bin_06_067.vcf &gt;&gt; $logfile<text:line-break/>$scriptdir/../../bin/bvd-add.pl -s $vcfdir/case_100k_bin_06_067.vcf -T F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0]&amp;&quot;.vcf &gt;&gt; $logfile&quot;&amp;CHAR(10)&amp;&quot;$scriptdir/../../bin/bvd-add.pl -s $vcfdir/case_100k_bin_&quot;&amp;[.H$2]&amp;&quot;_&quot;&amp;[.H70]&amp;&quot;.vcf -T &quot;&amp;[.H$3]&amp;[.H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7.vcf &gt;&gt; $logfile&#10;$scriptdir/../../bin/bvd-add.pl -s $vcfdir/case_100k_bin_07_067.vcf -T G067_cancer  -d $dbdir&#10;endtime=$(date +%s)&#10;timediff=$((endtime-starttime))&#10;echo total excutetime so far $timediff seconds &gt;&gt; $logfile">
            <text:p>echo $vcfdir/case_100k_bin_07_067.vcf &gt;&gt; $logfile<text:line-break/>$scriptdir/../../bin/bvd-add.pl -s $vcfdir/case_100k_bin_07_067.vcf -T G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0]&amp;&quot;.vcf &gt;&gt; $logfile&quot;&amp;CHAR(10)&amp;&quot;$scriptdir/../../bin/bvd-add.pl -s $vcfdir/case_100k_bin_&quot;&amp;[.I$2]&amp;&quot;_&quot;&amp;[.I70]&amp;&quot;.vcf -T &quot;&amp;[.I$3]&amp;[.I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7.vcf &gt;&gt; $logfile&#10;$scriptdir/../../bin/bvd-add.pl -s $vcfdir/case_100k_bin_08_067.vcf -T H067_cancer  -d $dbdir&#10;endtime=$(date +%s)&#10;timediff=$((endtime-starttime))&#10;echo total excutetime so far $timediff seconds &gt;&gt; $logfile">
            <text:p>echo $vcfdir/case_100k_bin_08_067.vcf &gt;&gt; $logfile<text:line-break/>$scriptdir/../../bin/bvd-add.pl -s $vcfdir/case_100k_bin_08_067.vcf -T H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0]&amp;&quot;.vcf &gt;&gt; $logfile&quot;&amp;CHAR(10)&amp;&quot;$scriptdir/../../bin/bvd-add.pl -s $vcfdir/case_100k_bin_&quot;&amp;[.J$2]&amp;&quot;_&quot;&amp;[.J70]&amp;&quot;.vcf -T &quot;&amp;[.J$3]&amp;[.J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7.vcf &gt;&gt; $logfile&#10;$scriptdir/../../bin/bvd-add.pl -s $vcfdir/case_100k_bin_09_067.vcf -T I067_cancer  -d $dbdir&#10;endtime=$(date +%s)&#10;timediff=$((endtime-starttime))&#10;echo total excutetime so far $timediff seconds &gt;&gt; $logfile">
            <text:p>echo $vcfdir/case_100k_bin_09_067.vcf &gt;&gt; $logfile<text:line-break/>$scriptdir/../../bin/bvd-add.pl -s $vcfdir/case_100k_bin_09_067.vcf -T I06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0]&amp;&quot;.vcf &gt;&gt; $logfile&quot;&amp;CHAR(10)&amp;&quot;$scriptdir/../../bin/bvd-add.pl -s $vcfdir/case_100k_bin_&quot;&amp;[.K$2]&amp;&quot;_&quot;&amp;[.K70]&amp;&quot;.vcf -T &quot;&amp;[.K$3]&amp;[.K7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7.vcf &gt;&gt; $logfile&#10;$scriptdir/../../bin/bvd-add.pl -s $vcfdir/case_100k_bin_10_067.vcf -T J067_cancer  -d $dbdir&#10;endtime=$(date +%s)&#10;timediff=$((endtime-starttime))&#10;echo total excutetime so far $timediff seconds &gt;&gt; $logfile">
            <text:p>echo $vcfdir/case_100k_bin_10_067.vcf &gt;&gt; $logfile<text:line-break/>$scriptdir/../../bin/bvd-add.pl -s $vcfdir/case_100k_bin_10_067.vcf -T J06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 table:formula="of:=TEXT([.$A71];&quot;000&quot;)" office:value-type="string" office:string-value="068">
            <text:p>068</text:p>
          </table:table-cell>
          <table:table-cell/>
          <table:table-cell table:formula="of:=&quot;echo $vcfdir/case_100k_bin_&quot;&amp;[.B$2]&amp;&quot;_&quot;&amp;[.B71]&amp;&quot;.vcf &gt;&gt; $logfile&quot;&amp;CHAR(10)&amp;&quot;$scriptdir/../../bin/bvd-add.pl -s $vcfdir/case_100k_bin_&quot;&amp;[.B$2]&amp;&quot;_&quot;&amp;[.B71]&amp;&quot;.vcf -T &quot;&amp;[.B$3]&amp;[.B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8.vcf &gt;&gt; $logfile&#10;$scriptdir/../../bin/bvd-add.pl -s $vcfdir/case_100k_bin_01_068.vcf -T A068_cancer  -d $dbdir&#10;endtime=$(date +%s)&#10;timediff=$((endtime-starttime))&#10;echo total excutetime so far $timediff seconds &gt;&gt; $logfile">
            <text:p>echo $vcfdir/case_100k_bin_01_068.vcf &gt;&gt; $logfile<text:line-break/>$scriptdir/../../bin/bvd-add.pl -s $vcfdir/case_100k_bin_01_068.vcf -T A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1]&amp;&quot;.vcf &gt;&gt; $logfile&quot;&amp;CHAR(10)&amp;&quot;$scriptdir/../../bin/bvd-add.pl -s $vcfdir/case_100k_bin_&quot;&amp;[.C$2]&amp;&quot;_&quot;&amp;[.C71]&amp;&quot;.vcf -T &quot;&amp;[.C$3]&amp;[.C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8.vcf &gt;&gt; $logfile&#10;$scriptdir/../../bin/bvd-add.pl -s $vcfdir/case_100k_bin_02_068.vcf -T B068_cancer  -d $dbdir&#10;endtime=$(date +%s)&#10;timediff=$((endtime-starttime))&#10;echo total excutetime so far $timediff seconds &gt;&gt; $logfile">
            <text:p>echo $vcfdir/case_100k_bin_02_068.vcf &gt;&gt; $logfile<text:line-break/>$scriptdir/../../bin/bvd-add.pl -s $vcfdir/case_100k_bin_02_068.vcf -T B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1]&amp;&quot;.vcf &gt;&gt; $logfile&quot;&amp;CHAR(10)&amp;&quot;$scriptdir/../../bin/bvd-add.pl -s $vcfdir/case_100k_bin_&quot;&amp;[.D$2]&amp;&quot;_&quot;&amp;[.D71]&amp;&quot;.vcf -T &quot;&amp;[.D$3]&amp;[.D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8.vcf &gt;&gt; $logfile&#10;$scriptdir/../../bin/bvd-add.pl -s $vcfdir/case_100k_bin_03_068.vcf -T C068_cancer  -d $dbdir&#10;endtime=$(date +%s)&#10;timediff=$((endtime-starttime))&#10;echo total excutetime so far $timediff seconds &gt;&gt; $logfile">
            <text:p>echo $vcfdir/case_100k_bin_03_068.vcf &gt;&gt; $logfile<text:line-break/>$scriptdir/../../bin/bvd-add.pl -s $vcfdir/case_100k_bin_03_068.vcf -T C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1]&amp;&quot;.vcf &gt;&gt; $logfile&quot;&amp;CHAR(10)&amp;&quot;$scriptdir/../../bin/bvd-add.pl -s $vcfdir/case_100k_bin_&quot;&amp;[.E$2]&amp;&quot;_&quot;&amp;[.E71]&amp;&quot;.vcf -T &quot;&amp;[.E$3]&amp;[.E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8.vcf &gt;&gt; $logfile&#10;$scriptdir/../../bin/bvd-add.pl -s $vcfdir/case_100k_bin_04_068.vcf -T D068_cancer  -d $dbdir&#10;endtime=$(date +%s)&#10;timediff=$((endtime-starttime))&#10;echo total excutetime so far $timediff seconds &gt;&gt; $logfile">
            <text:p>echo $vcfdir/case_100k_bin_04_068.vcf &gt;&gt; $logfile<text:line-break/>$scriptdir/../../bin/bvd-add.pl -s $vcfdir/case_100k_bin_04_068.vcf -T D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1]&amp;&quot;.vcf &gt;&gt; $logfile&quot;&amp;CHAR(10)&amp;&quot;$scriptdir/../../bin/bvd-add.pl -s $vcfdir/case_100k_bin_&quot;&amp;[.F$2]&amp;&quot;_&quot;&amp;[.F71]&amp;&quot;.vcf -T &quot;&amp;[.F$3]&amp;[.F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8.vcf &gt;&gt; $logfile&#10;$scriptdir/../../bin/bvd-add.pl -s $vcfdir/case_100k_bin_05_068.vcf -T E068_cancer  -d $dbdir&#10;endtime=$(date +%s)&#10;timediff=$((endtime-starttime))&#10;echo total excutetime so far $timediff seconds &gt;&gt; $logfile">
            <text:p>echo $vcfdir/case_100k_bin_05_068.vcf &gt;&gt; $logfile<text:line-break/>$scriptdir/../../bin/bvd-add.pl -s $vcfdir/case_100k_bin_05_068.vcf -T E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1]&amp;&quot;.vcf &gt;&gt; $logfile&quot;&amp;CHAR(10)&amp;&quot;$scriptdir/../../bin/bvd-add.pl -s $vcfdir/case_100k_bin_&quot;&amp;[.G$2]&amp;&quot;_&quot;&amp;[.G71]&amp;&quot;.vcf -T &quot;&amp;[.G$3]&amp;[.G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8.vcf &gt;&gt; $logfile&#10;$scriptdir/../../bin/bvd-add.pl -s $vcfdir/case_100k_bin_06_068.vcf -T F068_cancer  -d $dbdir&#10;endtime=$(date +%s)&#10;timediff=$((endtime-starttime))&#10;echo total excutetime so far $timediff seconds &gt;&gt; $logfile">
            <text:p>echo $vcfdir/case_100k_bin_06_068.vcf &gt;&gt; $logfile<text:line-break/>$scriptdir/../../bin/bvd-add.pl -s $vcfdir/case_100k_bin_06_068.vcf -T F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1]&amp;&quot;.vcf &gt;&gt; $logfile&quot;&amp;CHAR(10)&amp;&quot;$scriptdir/../../bin/bvd-add.pl -s $vcfdir/case_100k_bin_&quot;&amp;[.H$2]&amp;&quot;_&quot;&amp;[.H71]&amp;&quot;.vcf -T &quot;&amp;[.H$3]&amp;[.H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8.vcf &gt;&gt; $logfile&#10;$scriptdir/../../bin/bvd-add.pl -s $vcfdir/case_100k_bin_07_068.vcf -T G068_cancer  -d $dbdir&#10;endtime=$(date +%s)&#10;timediff=$((endtime-starttime))&#10;echo total excutetime so far $timediff seconds &gt;&gt; $logfile">
            <text:p>echo $vcfdir/case_100k_bin_07_068.vcf &gt;&gt; $logfile<text:line-break/>$scriptdir/../../bin/bvd-add.pl -s $vcfdir/case_100k_bin_07_068.vcf -T G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1]&amp;&quot;.vcf &gt;&gt; $logfile&quot;&amp;CHAR(10)&amp;&quot;$scriptdir/../../bin/bvd-add.pl -s $vcfdir/case_100k_bin_&quot;&amp;[.I$2]&amp;&quot;_&quot;&amp;[.I71]&amp;&quot;.vcf -T &quot;&amp;[.I$3]&amp;[.I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8.vcf &gt;&gt; $logfile&#10;$scriptdir/../../bin/bvd-add.pl -s $vcfdir/case_100k_bin_08_068.vcf -T H068_cancer  -d $dbdir&#10;endtime=$(date +%s)&#10;timediff=$((endtime-starttime))&#10;echo total excutetime so far $timediff seconds &gt;&gt; $logfile">
            <text:p>echo $vcfdir/case_100k_bin_08_068.vcf &gt;&gt; $logfile<text:line-break/>$scriptdir/../../bin/bvd-add.pl -s $vcfdir/case_100k_bin_08_068.vcf -T H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1]&amp;&quot;.vcf &gt;&gt; $logfile&quot;&amp;CHAR(10)&amp;&quot;$scriptdir/../../bin/bvd-add.pl -s $vcfdir/case_100k_bin_&quot;&amp;[.J$2]&amp;&quot;_&quot;&amp;[.J71]&amp;&quot;.vcf -T &quot;&amp;[.J$3]&amp;[.J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8.vcf &gt;&gt; $logfile&#10;$scriptdir/../../bin/bvd-add.pl -s $vcfdir/case_100k_bin_09_068.vcf -T I068_cancer  -d $dbdir&#10;endtime=$(date +%s)&#10;timediff=$((endtime-starttime))&#10;echo total excutetime so far $timediff seconds &gt;&gt; $logfile">
            <text:p>echo $vcfdir/case_100k_bin_09_068.vcf &gt;&gt; $logfile<text:line-break/>$scriptdir/../../bin/bvd-add.pl -s $vcfdir/case_100k_bin_09_068.vcf -T I06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1]&amp;&quot;.vcf &gt;&gt; $logfile&quot;&amp;CHAR(10)&amp;&quot;$scriptdir/../../bin/bvd-add.pl -s $vcfdir/case_100k_bin_&quot;&amp;[.K$2]&amp;&quot;_&quot;&amp;[.K71]&amp;&quot;.vcf -T &quot;&amp;[.K$3]&amp;[.K7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8.vcf &gt;&gt; $logfile&#10;$scriptdir/../../bin/bvd-add.pl -s $vcfdir/case_100k_bin_10_068.vcf -T J068_cancer  -d $dbdir&#10;endtime=$(date +%s)&#10;timediff=$((endtime-starttime))&#10;echo total excutetime so far $timediff seconds &gt;&gt; $logfile">
            <text:p>echo $vcfdir/case_100k_bin_10_068.vcf &gt;&gt; $logfile<text:line-break/>$scriptdir/../../bin/bvd-add.pl -s $vcfdir/case_100k_bin_10_068.vcf -T J06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 table:formula="of:=TEXT([.$A72];&quot;000&quot;)" office:value-type="string" office:string-value="069">
            <text:p>069</text:p>
          </table:table-cell>
          <table:table-cell/>
          <table:table-cell table:formula="of:=&quot;echo $vcfdir/case_100k_bin_&quot;&amp;[.B$2]&amp;&quot;_&quot;&amp;[.B72]&amp;&quot;.vcf &gt;&gt; $logfile&quot;&amp;CHAR(10)&amp;&quot;$scriptdir/../../bin/bvd-add.pl -s $vcfdir/case_100k_bin_&quot;&amp;[.B$2]&amp;&quot;_&quot;&amp;[.B72]&amp;&quot;.vcf -T &quot;&amp;[.B$3]&amp;[.B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69.vcf &gt;&gt; $logfile&#10;$scriptdir/../../bin/bvd-add.pl -s $vcfdir/case_100k_bin_01_069.vcf -T A069_cancer  -d $dbdir&#10;endtime=$(date +%s)&#10;timediff=$((endtime-starttime))&#10;echo total excutetime so far $timediff seconds &gt;&gt; $logfile">
            <text:p>echo $vcfdir/case_100k_bin_01_069.vcf &gt;&gt; $logfile<text:line-break/>$scriptdir/../../bin/bvd-add.pl -s $vcfdir/case_100k_bin_01_069.vcf -T A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2]&amp;&quot;.vcf &gt;&gt; $logfile&quot;&amp;CHAR(10)&amp;&quot;$scriptdir/../../bin/bvd-add.pl -s $vcfdir/case_100k_bin_&quot;&amp;[.C$2]&amp;&quot;_&quot;&amp;[.C72]&amp;&quot;.vcf -T &quot;&amp;[.C$3]&amp;[.C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69.vcf &gt;&gt; $logfile&#10;$scriptdir/../../bin/bvd-add.pl -s $vcfdir/case_100k_bin_02_069.vcf -T B069_cancer  -d $dbdir&#10;endtime=$(date +%s)&#10;timediff=$((endtime-starttime))&#10;echo total excutetime so far $timediff seconds &gt;&gt; $logfile">
            <text:p>echo $vcfdir/case_100k_bin_02_069.vcf &gt;&gt; $logfile<text:line-break/>$scriptdir/../../bin/bvd-add.pl -s $vcfdir/case_100k_bin_02_069.vcf -T B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2]&amp;&quot;.vcf &gt;&gt; $logfile&quot;&amp;CHAR(10)&amp;&quot;$scriptdir/../../bin/bvd-add.pl -s $vcfdir/case_100k_bin_&quot;&amp;[.D$2]&amp;&quot;_&quot;&amp;[.D72]&amp;&quot;.vcf -T &quot;&amp;[.D$3]&amp;[.D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69.vcf &gt;&gt; $logfile&#10;$scriptdir/../../bin/bvd-add.pl -s $vcfdir/case_100k_bin_03_069.vcf -T C069_cancer  -d $dbdir&#10;endtime=$(date +%s)&#10;timediff=$((endtime-starttime))&#10;echo total excutetime so far $timediff seconds &gt;&gt; $logfile">
            <text:p>echo $vcfdir/case_100k_bin_03_069.vcf &gt;&gt; $logfile<text:line-break/>$scriptdir/../../bin/bvd-add.pl -s $vcfdir/case_100k_bin_03_069.vcf -T C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2]&amp;&quot;.vcf &gt;&gt; $logfile&quot;&amp;CHAR(10)&amp;&quot;$scriptdir/../../bin/bvd-add.pl -s $vcfdir/case_100k_bin_&quot;&amp;[.E$2]&amp;&quot;_&quot;&amp;[.E72]&amp;&quot;.vcf -T &quot;&amp;[.E$3]&amp;[.E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69.vcf &gt;&gt; $logfile&#10;$scriptdir/../../bin/bvd-add.pl -s $vcfdir/case_100k_bin_04_069.vcf -T D069_cancer  -d $dbdir&#10;endtime=$(date +%s)&#10;timediff=$((endtime-starttime))&#10;echo total excutetime so far $timediff seconds &gt;&gt; $logfile">
            <text:p>echo $vcfdir/case_100k_bin_04_069.vcf &gt;&gt; $logfile<text:line-break/>$scriptdir/../../bin/bvd-add.pl -s $vcfdir/case_100k_bin_04_069.vcf -T D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2]&amp;&quot;.vcf &gt;&gt; $logfile&quot;&amp;CHAR(10)&amp;&quot;$scriptdir/../../bin/bvd-add.pl -s $vcfdir/case_100k_bin_&quot;&amp;[.F$2]&amp;&quot;_&quot;&amp;[.F72]&amp;&quot;.vcf -T &quot;&amp;[.F$3]&amp;[.F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69.vcf &gt;&gt; $logfile&#10;$scriptdir/../../bin/bvd-add.pl -s $vcfdir/case_100k_bin_05_069.vcf -T E069_cancer  -d $dbdir&#10;endtime=$(date +%s)&#10;timediff=$((endtime-starttime))&#10;echo total excutetime so far $timediff seconds &gt;&gt; $logfile">
            <text:p>echo $vcfdir/case_100k_bin_05_069.vcf &gt;&gt; $logfile<text:line-break/>$scriptdir/../../bin/bvd-add.pl -s $vcfdir/case_100k_bin_05_069.vcf -T E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2]&amp;&quot;.vcf &gt;&gt; $logfile&quot;&amp;CHAR(10)&amp;&quot;$scriptdir/../../bin/bvd-add.pl -s $vcfdir/case_100k_bin_&quot;&amp;[.G$2]&amp;&quot;_&quot;&amp;[.G72]&amp;&quot;.vcf -T &quot;&amp;[.G$3]&amp;[.G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69.vcf &gt;&gt; $logfile&#10;$scriptdir/../../bin/bvd-add.pl -s $vcfdir/case_100k_bin_06_069.vcf -T F069_cancer  -d $dbdir&#10;endtime=$(date +%s)&#10;timediff=$((endtime-starttime))&#10;echo total excutetime so far $timediff seconds &gt;&gt; $logfile">
            <text:p>echo $vcfdir/case_100k_bin_06_069.vcf &gt;&gt; $logfile<text:line-break/>$scriptdir/../../bin/bvd-add.pl -s $vcfdir/case_100k_bin_06_069.vcf -T F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2]&amp;&quot;.vcf &gt;&gt; $logfile&quot;&amp;CHAR(10)&amp;&quot;$scriptdir/../../bin/bvd-add.pl -s $vcfdir/case_100k_bin_&quot;&amp;[.H$2]&amp;&quot;_&quot;&amp;[.H72]&amp;&quot;.vcf -T &quot;&amp;[.H$3]&amp;[.H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69.vcf &gt;&gt; $logfile&#10;$scriptdir/../../bin/bvd-add.pl -s $vcfdir/case_100k_bin_07_069.vcf -T G069_cancer  -d $dbdir&#10;endtime=$(date +%s)&#10;timediff=$((endtime-starttime))&#10;echo total excutetime so far $timediff seconds &gt;&gt; $logfile">
            <text:p>echo $vcfdir/case_100k_bin_07_069.vcf &gt;&gt; $logfile<text:line-break/>$scriptdir/../../bin/bvd-add.pl -s $vcfdir/case_100k_bin_07_069.vcf -T G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2]&amp;&quot;.vcf &gt;&gt; $logfile&quot;&amp;CHAR(10)&amp;&quot;$scriptdir/../../bin/bvd-add.pl -s $vcfdir/case_100k_bin_&quot;&amp;[.I$2]&amp;&quot;_&quot;&amp;[.I72]&amp;&quot;.vcf -T &quot;&amp;[.I$3]&amp;[.I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69.vcf &gt;&gt; $logfile&#10;$scriptdir/../../bin/bvd-add.pl -s $vcfdir/case_100k_bin_08_069.vcf -T H069_cancer  -d $dbdir&#10;endtime=$(date +%s)&#10;timediff=$((endtime-starttime))&#10;echo total excutetime so far $timediff seconds &gt;&gt; $logfile">
            <text:p>echo $vcfdir/case_100k_bin_08_069.vcf &gt;&gt; $logfile<text:line-break/>$scriptdir/../../bin/bvd-add.pl -s $vcfdir/case_100k_bin_08_069.vcf -T H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2]&amp;&quot;.vcf &gt;&gt; $logfile&quot;&amp;CHAR(10)&amp;&quot;$scriptdir/../../bin/bvd-add.pl -s $vcfdir/case_100k_bin_&quot;&amp;[.J$2]&amp;&quot;_&quot;&amp;[.J72]&amp;&quot;.vcf -T &quot;&amp;[.J$3]&amp;[.J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69.vcf &gt;&gt; $logfile&#10;$scriptdir/../../bin/bvd-add.pl -s $vcfdir/case_100k_bin_09_069.vcf -T I069_cancer  -d $dbdir&#10;endtime=$(date +%s)&#10;timediff=$((endtime-starttime))&#10;echo total excutetime so far $timediff seconds &gt;&gt; $logfile">
            <text:p>echo $vcfdir/case_100k_bin_09_069.vcf &gt;&gt; $logfile<text:line-break/>$scriptdir/../../bin/bvd-add.pl -s $vcfdir/case_100k_bin_09_069.vcf -T I06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2]&amp;&quot;.vcf &gt;&gt; $logfile&quot;&amp;CHAR(10)&amp;&quot;$scriptdir/../../bin/bvd-add.pl -s $vcfdir/case_100k_bin_&quot;&amp;[.K$2]&amp;&quot;_&quot;&amp;[.K72]&amp;&quot;.vcf -T &quot;&amp;[.K$3]&amp;[.K7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69.vcf &gt;&gt; $logfile&#10;$scriptdir/../../bin/bvd-add.pl -s $vcfdir/case_100k_bin_10_069.vcf -T J069_cancer  -d $dbdir&#10;endtime=$(date +%s)&#10;timediff=$((endtime-starttime))&#10;echo total excutetime so far $timediff seconds &gt;&gt; $logfile">
            <text:p>echo $vcfdir/case_100k_bin_10_069.vcf &gt;&gt; $logfile<text:line-break/>$scriptdir/../../bin/bvd-add.pl -s $vcfdir/case_100k_bin_10_069.vcf -T J06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 table:formula="of:=TEXT([.$A73];&quot;000&quot;)" office:value-type="string" office:string-value="070">
            <text:p>070</text:p>
          </table:table-cell>
          <table:table-cell/>
          <table:table-cell table:formula="of:=&quot;echo $vcfdir/case_100k_bin_&quot;&amp;[.B$2]&amp;&quot;_&quot;&amp;[.B73]&amp;&quot;.vcf &gt;&gt; $logfile&quot;&amp;CHAR(10)&amp;&quot;$scriptdir/../../bin/bvd-add.pl -s $vcfdir/case_100k_bin_&quot;&amp;[.B$2]&amp;&quot;_&quot;&amp;[.B73]&amp;&quot;.vcf -T &quot;&amp;[.B$3]&amp;[.B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0.vcf &gt;&gt; $logfile&#10;$scriptdir/../../bin/bvd-add.pl -s $vcfdir/case_100k_bin_01_070.vcf -T A070_cancer  -d $dbdir&#10;endtime=$(date +%s)&#10;timediff=$((endtime-starttime))&#10;echo total excutetime so far $timediff seconds &gt;&gt; $logfile">
            <text:p>echo $vcfdir/case_100k_bin_01_070.vcf &gt;&gt; $logfile<text:line-break/>$scriptdir/../../bin/bvd-add.pl -s $vcfdir/case_100k_bin_01_070.vcf -T A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3]&amp;&quot;.vcf &gt;&gt; $logfile&quot;&amp;CHAR(10)&amp;&quot;$scriptdir/../../bin/bvd-add.pl -s $vcfdir/case_100k_bin_&quot;&amp;[.C$2]&amp;&quot;_&quot;&amp;[.C73]&amp;&quot;.vcf -T &quot;&amp;[.C$3]&amp;[.C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0.vcf &gt;&gt; $logfile&#10;$scriptdir/../../bin/bvd-add.pl -s $vcfdir/case_100k_bin_02_070.vcf -T B070_cancer  -d $dbdir&#10;endtime=$(date +%s)&#10;timediff=$((endtime-starttime))&#10;echo total excutetime so far $timediff seconds &gt;&gt; $logfile">
            <text:p>echo $vcfdir/case_100k_bin_02_070.vcf &gt;&gt; $logfile<text:line-break/>$scriptdir/../../bin/bvd-add.pl -s $vcfdir/case_100k_bin_02_070.vcf -T B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3]&amp;&quot;.vcf &gt;&gt; $logfile&quot;&amp;CHAR(10)&amp;&quot;$scriptdir/../../bin/bvd-add.pl -s $vcfdir/case_100k_bin_&quot;&amp;[.D$2]&amp;&quot;_&quot;&amp;[.D73]&amp;&quot;.vcf -T &quot;&amp;[.D$3]&amp;[.D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0.vcf &gt;&gt; $logfile&#10;$scriptdir/../../bin/bvd-add.pl -s $vcfdir/case_100k_bin_03_070.vcf -T C070_cancer  -d $dbdir&#10;endtime=$(date +%s)&#10;timediff=$((endtime-starttime))&#10;echo total excutetime so far $timediff seconds &gt;&gt; $logfile">
            <text:p>echo $vcfdir/case_100k_bin_03_070.vcf &gt;&gt; $logfile<text:line-break/>$scriptdir/../../bin/bvd-add.pl -s $vcfdir/case_100k_bin_03_070.vcf -T C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3]&amp;&quot;.vcf &gt;&gt; $logfile&quot;&amp;CHAR(10)&amp;&quot;$scriptdir/../../bin/bvd-add.pl -s $vcfdir/case_100k_bin_&quot;&amp;[.E$2]&amp;&quot;_&quot;&amp;[.E73]&amp;&quot;.vcf -T &quot;&amp;[.E$3]&amp;[.E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0.vcf &gt;&gt; $logfile&#10;$scriptdir/../../bin/bvd-add.pl -s $vcfdir/case_100k_bin_04_070.vcf -T D070_cancer  -d $dbdir&#10;endtime=$(date +%s)&#10;timediff=$((endtime-starttime))&#10;echo total excutetime so far $timediff seconds &gt;&gt; $logfile">
            <text:p>echo $vcfdir/case_100k_bin_04_070.vcf &gt;&gt; $logfile<text:line-break/>$scriptdir/../../bin/bvd-add.pl -s $vcfdir/case_100k_bin_04_070.vcf -T D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3]&amp;&quot;.vcf &gt;&gt; $logfile&quot;&amp;CHAR(10)&amp;&quot;$scriptdir/../../bin/bvd-add.pl -s $vcfdir/case_100k_bin_&quot;&amp;[.F$2]&amp;&quot;_&quot;&amp;[.F73]&amp;&quot;.vcf -T &quot;&amp;[.F$3]&amp;[.F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0.vcf &gt;&gt; $logfile&#10;$scriptdir/../../bin/bvd-add.pl -s $vcfdir/case_100k_bin_05_070.vcf -T E070_cancer  -d $dbdir&#10;endtime=$(date +%s)&#10;timediff=$((endtime-starttime))&#10;echo total excutetime so far $timediff seconds &gt;&gt; $logfile">
            <text:p>echo $vcfdir/case_100k_bin_05_070.vcf &gt;&gt; $logfile<text:line-break/>$scriptdir/../../bin/bvd-add.pl -s $vcfdir/case_100k_bin_05_070.vcf -T E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3]&amp;&quot;.vcf &gt;&gt; $logfile&quot;&amp;CHAR(10)&amp;&quot;$scriptdir/../../bin/bvd-add.pl -s $vcfdir/case_100k_bin_&quot;&amp;[.G$2]&amp;&quot;_&quot;&amp;[.G73]&amp;&quot;.vcf -T &quot;&amp;[.G$3]&amp;[.G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0.vcf &gt;&gt; $logfile&#10;$scriptdir/../../bin/bvd-add.pl -s $vcfdir/case_100k_bin_06_070.vcf -T F070_cancer  -d $dbdir&#10;endtime=$(date +%s)&#10;timediff=$((endtime-starttime))&#10;echo total excutetime so far $timediff seconds &gt;&gt; $logfile">
            <text:p>echo $vcfdir/case_100k_bin_06_070.vcf &gt;&gt; $logfile<text:line-break/>$scriptdir/../../bin/bvd-add.pl -s $vcfdir/case_100k_bin_06_070.vcf -T F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3]&amp;&quot;.vcf &gt;&gt; $logfile&quot;&amp;CHAR(10)&amp;&quot;$scriptdir/../../bin/bvd-add.pl -s $vcfdir/case_100k_bin_&quot;&amp;[.H$2]&amp;&quot;_&quot;&amp;[.H73]&amp;&quot;.vcf -T &quot;&amp;[.H$3]&amp;[.H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0.vcf &gt;&gt; $logfile&#10;$scriptdir/../../bin/bvd-add.pl -s $vcfdir/case_100k_bin_07_070.vcf -T G070_cancer  -d $dbdir&#10;endtime=$(date +%s)&#10;timediff=$((endtime-starttime))&#10;echo total excutetime so far $timediff seconds &gt;&gt; $logfile">
            <text:p>echo $vcfdir/case_100k_bin_07_070.vcf &gt;&gt; $logfile<text:line-break/>$scriptdir/../../bin/bvd-add.pl -s $vcfdir/case_100k_bin_07_070.vcf -T G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3]&amp;&quot;.vcf &gt;&gt; $logfile&quot;&amp;CHAR(10)&amp;&quot;$scriptdir/../../bin/bvd-add.pl -s $vcfdir/case_100k_bin_&quot;&amp;[.I$2]&amp;&quot;_&quot;&amp;[.I73]&amp;&quot;.vcf -T &quot;&amp;[.I$3]&amp;[.I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0.vcf &gt;&gt; $logfile&#10;$scriptdir/../../bin/bvd-add.pl -s $vcfdir/case_100k_bin_08_070.vcf -T H070_cancer  -d $dbdir&#10;endtime=$(date +%s)&#10;timediff=$((endtime-starttime))&#10;echo total excutetime so far $timediff seconds &gt;&gt; $logfile">
            <text:p>echo $vcfdir/case_100k_bin_08_070.vcf &gt;&gt; $logfile<text:line-break/>$scriptdir/../../bin/bvd-add.pl -s $vcfdir/case_100k_bin_08_070.vcf -T H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3]&amp;&quot;.vcf &gt;&gt; $logfile&quot;&amp;CHAR(10)&amp;&quot;$scriptdir/../../bin/bvd-add.pl -s $vcfdir/case_100k_bin_&quot;&amp;[.J$2]&amp;&quot;_&quot;&amp;[.J73]&amp;&quot;.vcf -T &quot;&amp;[.J$3]&amp;[.J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0.vcf &gt;&gt; $logfile&#10;$scriptdir/../../bin/bvd-add.pl -s $vcfdir/case_100k_bin_09_070.vcf -T I070_cancer  -d $dbdir&#10;endtime=$(date +%s)&#10;timediff=$((endtime-starttime))&#10;echo total excutetime so far $timediff seconds &gt;&gt; $logfile">
            <text:p>echo $vcfdir/case_100k_bin_09_070.vcf &gt;&gt; $logfile<text:line-break/>$scriptdir/../../bin/bvd-add.pl -s $vcfdir/case_100k_bin_09_070.vcf -T I07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3]&amp;&quot;.vcf &gt;&gt; $logfile&quot;&amp;CHAR(10)&amp;&quot;$scriptdir/../../bin/bvd-add.pl -s $vcfdir/case_100k_bin_&quot;&amp;[.K$2]&amp;&quot;_&quot;&amp;[.K73]&amp;&quot;.vcf -T &quot;&amp;[.K$3]&amp;[.K7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0.vcf &gt;&gt; $logfile&#10;$scriptdir/../../bin/bvd-add.pl -s $vcfdir/case_100k_bin_10_070.vcf -T J070_cancer  -d $dbdir&#10;endtime=$(date +%s)&#10;timediff=$((endtime-starttime))&#10;echo total excutetime so far $timediff seconds &gt;&gt; $logfile">
            <text:p>echo $vcfdir/case_100k_bin_10_070.vcf &gt;&gt; $logfile<text:line-break/>$scriptdir/../../bin/bvd-add.pl -s $vcfdir/case_100k_bin_10_070.vcf -T J07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 table:formula="of:=TEXT([.$A74];&quot;000&quot;)" office:value-type="string" office:string-value="071">
            <text:p>071</text:p>
          </table:table-cell>
          <table:table-cell/>
          <table:table-cell table:formula="of:=&quot;echo $vcfdir/case_100k_bin_&quot;&amp;[.B$2]&amp;&quot;_&quot;&amp;[.B74]&amp;&quot;.vcf &gt;&gt; $logfile&quot;&amp;CHAR(10)&amp;&quot;$scriptdir/../../bin/bvd-add.pl -s $vcfdir/case_100k_bin_&quot;&amp;[.B$2]&amp;&quot;_&quot;&amp;[.B74]&amp;&quot;.vcf -T &quot;&amp;[.B$3]&amp;[.B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1.vcf &gt;&gt; $logfile&#10;$scriptdir/../../bin/bvd-add.pl -s $vcfdir/case_100k_bin_01_071.vcf -T A071_cancer  -d $dbdir&#10;endtime=$(date +%s)&#10;timediff=$((endtime-starttime))&#10;echo total excutetime so far $timediff seconds &gt;&gt; $logfile">
            <text:p>echo $vcfdir/case_100k_bin_01_071.vcf &gt;&gt; $logfile<text:line-break/>$scriptdir/../../bin/bvd-add.pl -s $vcfdir/case_100k_bin_01_071.vcf -T A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4]&amp;&quot;.vcf &gt;&gt; $logfile&quot;&amp;CHAR(10)&amp;&quot;$scriptdir/../../bin/bvd-add.pl -s $vcfdir/case_100k_bin_&quot;&amp;[.C$2]&amp;&quot;_&quot;&amp;[.C74]&amp;&quot;.vcf -T &quot;&amp;[.C$3]&amp;[.C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1.vcf &gt;&gt; $logfile&#10;$scriptdir/../../bin/bvd-add.pl -s $vcfdir/case_100k_bin_02_071.vcf -T B071_cancer  -d $dbdir&#10;endtime=$(date +%s)&#10;timediff=$((endtime-starttime))&#10;echo total excutetime so far $timediff seconds &gt;&gt; $logfile">
            <text:p>echo $vcfdir/case_100k_bin_02_071.vcf &gt;&gt; $logfile<text:line-break/>$scriptdir/../../bin/bvd-add.pl -s $vcfdir/case_100k_bin_02_071.vcf -T B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4]&amp;&quot;.vcf &gt;&gt; $logfile&quot;&amp;CHAR(10)&amp;&quot;$scriptdir/../../bin/bvd-add.pl -s $vcfdir/case_100k_bin_&quot;&amp;[.D$2]&amp;&quot;_&quot;&amp;[.D74]&amp;&quot;.vcf -T &quot;&amp;[.D$3]&amp;[.D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1.vcf &gt;&gt; $logfile&#10;$scriptdir/../../bin/bvd-add.pl -s $vcfdir/case_100k_bin_03_071.vcf -T C071_cancer  -d $dbdir&#10;endtime=$(date +%s)&#10;timediff=$((endtime-starttime))&#10;echo total excutetime so far $timediff seconds &gt;&gt; $logfile">
            <text:p>echo $vcfdir/case_100k_bin_03_071.vcf &gt;&gt; $logfile<text:line-break/>$scriptdir/../../bin/bvd-add.pl -s $vcfdir/case_100k_bin_03_071.vcf -T C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4]&amp;&quot;.vcf &gt;&gt; $logfile&quot;&amp;CHAR(10)&amp;&quot;$scriptdir/../../bin/bvd-add.pl -s $vcfdir/case_100k_bin_&quot;&amp;[.E$2]&amp;&quot;_&quot;&amp;[.E74]&amp;&quot;.vcf -T &quot;&amp;[.E$3]&amp;[.E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1.vcf &gt;&gt; $logfile&#10;$scriptdir/../../bin/bvd-add.pl -s $vcfdir/case_100k_bin_04_071.vcf -T D071_cancer  -d $dbdir&#10;endtime=$(date +%s)&#10;timediff=$((endtime-starttime))&#10;echo total excutetime so far $timediff seconds &gt;&gt; $logfile">
            <text:p>echo $vcfdir/case_100k_bin_04_071.vcf &gt;&gt; $logfile<text:line-break/>$scriptdir/../../bin/bvd-add.pl -s $vcfdir/case_100k_bin_04_071.vcf -T D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4]&amp;&quot;.vcf &gt;&gt; $logfile&quot;&amp;CHAR(10)&amp;&quot;$scriptdir/../../bin/bvd-add.pl -s $vcfdir/case_100k_bin_&quot;&amp;[.F$2]&amp;&quot;_&quot;&amp;[.F74]&amp;&quot;.vcf -T &quot;&amp;[.F$3]&amp;[.F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1.vcf &gt;&gt; $logfile&#10;$scriptdir/../../bin/bvd-add.pl -s $vcfdir/case_100k_bin_05_071.vcf -T E071_cancer  -d $dbdir&#10;endtime=$(date +%s)&#10;timediff=$((endtime-starttime))&#10;echo total excutetime so far $timediff seconds &gt;&gt; $logfile">
            <text:p>echo $vcfdir/case_100k_bin_05_071.vcf &gt;&gt; $logfile<text:line-break/>$scriptdir/../../bin/bvd-add.pl -s $vcfdir/case_100k_bin_05_071.vcf -T E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4]&amp;&quot;.vcf &gt;&gt; $logfile&quot;&amp;CHAR(10)&amp;&quot;$scriptdir/../../bin/bvd-add.pl -s $vcfdir/case_100k_bin_&quot;&amp;[.G$2]&amp;&quot;_&quot;&amp;[.G74]&amp;&quot;.vcf -T &quot;&amp;[.G$3]&amp;[.G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1.vcf &gt;&gt; $logfile&#10;$scriptdir/../../bin/bvd-add.pl -s $vcfdir/case_100k_bin_06_071.vcf -T F071_cancer  -d $dbdir&#10;endtime=$(date +%s)&#10;timediff=$((endtime-starttime))&#10;echo total excutetime so far $timediff seconds &gt;&gt; $logfile">
            <text:p>echo $vcfdir/case_100k_bin_06_071.vcf &gt;&gt; $logfile<text:line-break/>$scriptdir/../../bin/bvd-add.pl -s $vcfdir/case_100k_bin_06_071.vcf -T F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4]&amp;&quot;.vcf &gt;&gt; $logfile&quot;&amp;CHAR(10)&amp;&quot;$scriptdir/../../bin/bvd-add.pl -s $vcfdir/case_100k_bin_&quot;&amp;[.H$2]&amp;&quot;_&quot;&amp;[.H74]&amp;&quot;.vcf -T &quot;&amp;[.H$3]&amp;[.H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1.vcf &gt;&gt; $logfile&#10;$scriptdir/../../bin/bvd-add.pl -s $vcfdir/case_100k_bin_07_071.vcf -T G071_cancer  -d $dbdir&#10;endtime=$(date +%s)&#10;timediff=$((endtime-starttime))&#10;echo total excutetime so far $timediff seconds &gt;&gt; $logfile">
            <text:p>echo $vcfdir/case_100k_bin_07_071.vcf &gt;&gt; $logfile<text:line-break/>$scriptdir/../../bin/bvd-add.pl -s $vcfdir/case_100k_bin_07_071.vcf -T G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4]&amp;&quot;.vcf &gt;&gt; $logfile&quot;&amp;CHAR(10)&amp;&quot;$scriptdir/../../bin/bvd-add.pl -s $vcfdir/case_100k_bin_&quot;&amp;[.I$2]&amp;&quot;_&quot;&amp;[.I74]&amp;&quot;.vcf -T &quot;&amp;[.I$3]&amp;[.I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1.vcf &gt;&gt; $logfile&#10;$scriptdir/../../bin/bvd-add.pl -s $vcfdir/case_100k_bin_08_071.vcf -T H071_cancer  -d $dbdir&#10;endtime=$(date +%s)&#10;timediff=$((endtime-starttime))&#10;echo total excutetime so far $timediff seconds &gt;&gt; $logfile">
            <text:p>echo $vcfdir/case_100k_bin_08_071.vcf &gt;&gt; $logfile<text:line-break/>$scriptdir/../../bin/bvd-add.pl -s $vcfdir/case_100k_bin_08_071.vcf -T H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4]&amp;&quot;.vcf &gt;&gt; $logfile&quot;&amp;CHAR(10)&amp;&quot;$scriptdir/../../bin/bvd-add.pl -s $vcfdir/case_100k_bin_&quot;&amp;[.J$2]&amp;&quot;_&quot;&amp;[.J74]&amp;&quot;.vcf -T &quot;&amp;[.J$3]&amp;[.J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1.vcf &gt;&gt; $logfile&#10;$scriptdir/../../bin/bvd-add.pl -s $vcfdir/case_100k_bin_09_071.vcf -T I071_cancer  -d $dbdir&#10;endtime=$(date +%s)&#10;timediff=$((endtime-starttime))&#10;echo total excutetime so far $timediff seconds &gt;&gt; $logfile">
            <text:p>echo $vcfdir/case_100k_bin_09_071.vcf &gt;&gt; $logfile<text:line-break/>$scriptdir/../../bin/bvd-add.pl -s $vcfdir/case_100k_bin_09_071.vcf -T I07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4]&amp;&quot;.vcf &gt;&gt; $logfile&quot;&amp;CHAR(10)&amp;&quot;$scriptdir/../../bin/bvd-add.pl -s $vcfdir/case_100k_bin_&quot;&amp;[.K$2]&amp;&quot;_&quot;&amp;[.K74]&amp;&quot;.vcf -T &quot;&amp;[.K$3]&amp;[.K7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1.vcf &gt;&gt; $logfile&#10;$scriptdir/../../bin/bvd-add.pl -s $vcfdir/case_100k_bin_10_071.vcf -T J071_cancer  -d $dbdir&#10;endtime=$(date +%s)&#10;timediff=$((endtime-starttime))&#10;echo total excutetime so far $timediff seconds &gt;&gt; $logfile">
            <text:p>echo $vcfdir/case_100k_bin_10_071.vcf &gt;&gt; $logfile<text:line-break/>$scriptdir/../../bin/bvd-add.pl -s $vcfdir/case_100k_bin_10_071.vcf -T J07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 table:formula="of:=TEXT([.$A75];&quot;000&quot;)" office:value-type="string" office:string-value="072">
            <text:p>072</text:p>
          </table:table-cell>
          <table:table-cell/>
          <table:table-cell table:formula="of:=&quot;echo $vcfdir/case_100k_bin_&quot;&amp;[.B$2]&amp;&quot;_&quot;&amp;[.B75]&amp;&quot;.vcf &gt;&gt; $logfile&quot;&amp;CHAR(10)&amp;&quot;$scriptdir/../../bin/bvd-add.pl -s $vcfdir/case_100k_bin_&quot;&amp;[.B$2]&amp;&quot;_&quot;&amp;[.B75]&amp;&quot;.vcf -T &quot;&amp;[.B$3]&amp;[.B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2.vcf &gt;&gt; $logfile&#10;$scriptdir/../../bin/bvd-add.pl -s $vcfdir/case_100k_bin_01_072.vcf -T A072_cancer  -d $dbdir&#10;endtime=$(date +%s)&#10;timediff=$((endtime-starttime))&#10;echo total excutetime so far $timediff seconds &gt;&gt; $logfile">
            <text:p>echo $vcfdir/case_100k_bin_01_072.vcf &gt;&gt; $logfile<text:line-break/>$scriptdir/../../bin/bvd-add.pl -s $vcfdir/case_100k_bin_01_072.vcf -T A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5]&amp;&quot;.vcf &gt;&gt; $logfile&quot;&amp;CHAR(10)&amp;&quot;$scriptdir/../../bin/bvd-add.pl -s $vcfdir/case_100k_bin_&quot;&amp;[.C$2]&amp;&quot;_&quot;&amp;[.C75]&amp;&quot;.vcf -T &quot;&amp;[.C$3]&amp;[.C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2.vcf &gt;&gt; $logfile&#10;$scriptdir/../../bin/bvd-add.pl -s $vcfdir/case_100k_bin_02_072.vcf -T B072_cancer  -d $dbdir&#10;endtime=$(date +%s)&#10;timediff=$((endtime-starttime))&#10;echo total excutetime so far $timediff seconds &gt;&gt; $logfile">
            <text:p>echo $vcfdir/case_100k_bin_02_072.vcf &gt;&gt; $logfile<text:line-break/>$scriptdir/../../bin/bvd-add.pl -s $vcfdir/case_100k_bin_02_072.vcf -T B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5]&amp;&quot;.vcf &gt;&gt; $logfile&quot;&amp;CHAR(10)&amp;&quot;$scriptdir/../../bin/bvd-add.pl -s $vcfdir/case_100k_bin_&quot;&amp;[.D$2]&amp;&quot;_&quot;&amp;[.D75]&amp;&quot;.vcf -T &quot;&amp;[.D$3]&amp;[.D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2.vcf &gt;&gt; $logfile&#10;$scriptdir/../../bin/bvd-add.pl -s $vcfdir/case_100k_bin_03_072.vcf -T C072_cancer  -d $dbdir&#10;endtime=$(date +%s)&#10;timediff=$((endtime-starttime))&#10;echo total excutetime so far $timediff seconds &gt;&gt; $logfile">
            <text:p>echo $vcfdir/case_100k_bin_03_072.vcf &gt;&gt; $logfile<text:line-break/>$scriptdir/../../bin/bvd-add.pl -s $vcfdir/case_100k_bin_03_072.vcf -T C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5]&amp;&quot;.vcf &gt;&gt; $logfile&quot;&amp;CHAR(10)&amp;&quot;$scriptdir/../../bin/bvd-add.pl -s $vcfdir/case_100k_bin_&quot;&amp;[.E$2]&amp;&quot;_&quot;&amp;[.E75]&amp;&quot;.vcf -T &quot;&amp;[.E$3]&amp;[.E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2.vcf &gt;&gt; $logfile&#10;$scriptdir/../../bin/bvd-add.pl -s $vcfdir/case_100k_bin_04_072.vcf -T D072_cancer  -d $dbdir&#10;endtime=$(date +%s)&#10;timediff=$((endtime-starttime))&#10;echo total excutetime so far $timediff seconds &gt;&gt; $logfile">
            <text:p>echo $vcfdir/case_100k_bin_04_072.vcf &gt;&gt; $logfile<text:line-break/>$scriptdir/../../bin/bvd-add.pl -s $vcfdir/case_100k_bin_04_072.vcf -T D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5]&amp;&quot;.vcf &gt;&gt; $logfile&quot;&amp;CHAR(10)&amp;&quot;$scriptdir/../../bin/bvd-add.pl -s $vcfdir/case_100k_bin_&quot;&amp;[.F$2]&amp;&quot;_&quot;&amp;[.F75]&amp;&quot;.vcf -T &quot;&amp;[.F$3]&amp;[.F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2.vcf &gt;&gt; $logfile&#10;$scriptdir/../../bin/bvd-add.pl -s $vcfdir/case_100k_bin_05_072.vcf -T E072_cancer  -d $dbdir&#10;endtime=$(date +%s)&#10;timediff=$((endtime-starttime))&#10;echo total excutetime so far $timediff seconds &gt;&gt; $logfile">
            <text:p>echo $vcfdir/case_100k_bin_05_072.vcf &gt;&gt; $logfile<text:line-break/>$scriptdir/../../bin/bvd-add.pl -s $vcfdir/case_100k_bin_05_072.vcf -T E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5]&amp;&quot;.vcf &gt;&gt; $logfile&quot;&amp;CHAR(10)&amp;&quot;$scriptdir/../../bin/bvd-add.pl -s $vcfdir/case_100k_bin_&quot;&amp;[.G$2]&amp;&quot;_&quot;&amp;[.G75]&amp;&quot;.vcf -T &quot;&amp;[.G$3]&amp;[.G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2.vcf &gt;&gt; $logfile&#10;$scriptdir/../../bin/bvd-add.pl -s $vcfdir/case_100k_bin_06_072.vcf -T F072_cancer  -d $dbdir&#10;endtime=$(date +%s)&#10;timediff=$((endtime-starttime))&#10;echo total excutetime so far $timediff seconds &gt;&gt; $logfile">
            <text:p>echo $vcfdir/case_100k_bin_06_072.vcf &gt;&gt; $logfile<text:line-break/>$scriptdir/../../bin/bvd-add.pl -s $vcfdir/case_100k_bin_06_072.vcf -T F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5]&amp;&quot;.vcf &gt;&gt; $logfile&quot;&amp;CHAR(10)&amp;&quot;$scriptdir/../../bin/bvd-add.pl -s $vcfdir/case_100k_bin_&quot;&amp;[.H$2]&amp;&quot;_&quot;&amp;[.H75]&amp;&quot;.vcf -T &quot;&amp;[.H$3]&amp;[.H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2.vcf &gt;&gt; $logfile&#10;$scriptdir/../../bin/bvd-add.pl -s $vcfdir/case_100k_bin_07_072.vcf -T G072_cancer  -d $dbdir&#10;endtime=$(date +%s)&#10;timediff=$((endtime-starttime))&#10;echo total excutetime so far $timediff seconds &gt;&gt; $logfile">
            <text:p>echo $vcfdir/case_100k_bin_07_072.vcf &gt;&gt; $logfile<text:line-break/>$scriptdir/../../bin/bvd-add.pl -s $vcfdir/case_100k_bin_07_072.vcf -T G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5]&amp;&quot;.vcf &gt;&gt; $logfile&quot;&amp;CHAR(10)&amp;&quot;$scriptdir/../../bin/bvd-add.pl -s $vcfdir/case_100k_bin_&quot;&amp;[.I$2]&amp;&quot;_&quot;&amp;[.I75]&amp;&quot;.vcf -T &quot;&amp;[.I$3]&amp;[.I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2.vcf &gt;&gt; $logfile&#10;$scriptdir/../../bin/bvd-add.pl -s $vcfdir/case_100k_bin_08_072.vcf -T H072_cancer  -d $dbdir&#10;endtime=$(date +%s)&#10;timediff=$((endtime-starttime))&#10;echo total excutetime so far $timediff seconds &gt;&gt; $logfile">
            <text:p>echo $vcfdir/case_100k_bin_08_072.vcf &gt;&gt; $logfile<text:line-break/>$scriptdir/../../bin/bvd-add.pl -s $vcfdir/case_100k_bin_08_072.vcf -T H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5]&amp;&quot;.vcf &gt;&gt; $logfile&quot;&amp;CHAR(10)&amp;&quot;$scriptdir/../../bin/bvd-add.pl -s $vcfdir/case_100k_bin_&quot;&amp;[.J$2]&amp;&quot;_&quot;&amp;[.J75]&amp;&quot;.vcf -T &quot;&amp;[.J$3]&amp;[.J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2.vcf &gt;&gt; $logfile&#10;$scriptdir/../../bin/bvd-add.pl -s $vcfdir/case_100k_bin_09_072.vcf -T I072_cancer  -d $dbdir&#10;endtime=$(date +%s)&#10;timediff=$((endtime-starttime))&#10;echo total excutetime so far $timediff seconds &gt;&gt; $logfile">
            <text:p>echo $vcfdir/case_100k_bin_09_072.vcf &gt;&gt; $logfile<text:line-break/>$scriptdir/../../bin/bvd-add.pl -s $vcfdir/case_100k_bin_09_072.vcf -T I07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5]&amp;&quot;.vcf &gt;&gt; $logfile&quot;&amp;CHAR(10)&amp;&quot;$scriptdir/../../bin/bvd-add.pl -s $vcfdir/case_100k_bin_&quot;&amp;[.K$2]&amp;&quot;_&quot;&amp;[.K75]&amp;&quot;.vcf -T &quot;&amp;[.K$3]&amp;[.K7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2.vcf &gt;&gt; $logfile&#10;$scriptdir/../../bin/bvd-add.pl -s $vcfdir/case_100k_bin_10_072.vcf -T J072_cancer  -d $dbdir&#10;endtime=$(date +%s)&#10;timediff=$((endtime-starttime))&#10;echo total excutetime so far $timediff seconds &gt;&gt; $logfile">
            <text:p>echo $vcfdir/case_100k_bin_10_072.vcf &gt;&gt; $logfile<text:line-break/>$scriptdir/../../bin/bvd-add.pl -s $vcfdir/case_100k_bin_10_072.vcf -T J07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 table:formula="of:=TEXT([.$A76];&quot;000&quot;)" office:value-type="string" office:string-value="073">
            <text:p>073</text:p>
          </table:table-cell>
          <table:table-cell/>
          <table:table-cell table:formula="of:=&quot;echo $vcfdir/case_100k_bin_&quot;&amp;[.B$2]&amp;&quot;_&quot;&amp;[.B76]&amp;&quot;.vcf &gt;&gt; $logfile&quot;&amp;CHAR(10)&amp;&quot;$scriptdir/../../bin/bvd-add.pl -s $vcfdir/case_100k_bin_&quot;&amp;[.B$2]&amp;&quot;_&quot;&amp;[.B76]&amp;&quot;.vcf -T &quot;&amp;[.B$3]&amp;[.B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3.vcf &gt;&gt; $logfile&#10;$scriptdir/../../bin/bvd-add.pl -s $vcfdir/case_100k_bin_01_073.vcf -T A073_cancer  -d $dbdir&#10;endtime=$(date +%s)&#10;timediff=$((endtime-starttime))&#10;echo total excutetime so far $timediff seconds &gt;&gt; $logfile">
            <text:p>echo $vcfdir/case_100k_bin_01_073.vcf &gt;&gt; $logfile<text:line-break/>$scriptdir/../../bin/bvd-add.pl -s $vcfdir/case_100k_bin_01_073.vcf -T A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6]&amp;&quot;.vcf &gt;&gt; $logfile&quot;&amp;CHAR(10)&amp;&quot;$scriptdir/../../bin/bvd-add.pl -s $vcfdir/case_100k_bin_&quot;&amp;[.C$2]&amp;&quot;_&quot;&amp;[.C76]&amp;&quot;.vcf -T &quot;&amp;[.C$3]&amp;[.C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3.vcf &gt;&gt; $logfile&#10;$scriptdir/../../bin/bvd-add.pl -s $vcfdir/case_100k_bin_02_073.vcf -T B073_cancer  -d $dbdir&#10;endtime=$(date +%s)&#10;timediff=$((endtime-starttime))&#10;echo total excutetime so far $timediff seconds &gt;&gt; $logfile">
            <text:p>echo $vcfdir/case_100k_bin_02_073.vcf &gt;&gt; $logfile<text:line-break/>$scriptdir/../../bin/bvd-add.pl -s $vcfdir/case_100k_bin_02_073.vcf -T B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6]&amp;&quot;.vcf &gt;&gt; $logfile&quot;&amp;CHAR(10)&amp;&quot;$scriptdir/../../bin/bvd-add.pl -s $vcfdir/case_100k_bin_&quot;&amp;[.D$2]&amp;&quot;_&quot;&amp;[.D76]&amp;&quot;.vcf -T &quot;&amp;[.D$3]&amp;[.D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3.vcf &gt;&gt; $logfile&#10;$scriptdir/../../bin/bvd-add.pl -s $vcfdir/case_100k_bin_03_073.vcf -T C073_cancer  -d $dbdir&#10;endtime=$(date +%s)&#10;timediff=$((endtime-starttime))&#10;echo total excutetime so far $timediff seconds &gt;&gt; $logfile">
            <text:p>echo $vcfdir/case_100k_bin_03_073.vcf &gt;&gt; $logfile<text:line-break/>$scriptdir/../../bin/bvd-add.pl -s $vcfdir/case_100k_bin_03_073.vcf -T C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6]&amp;&quot;.vcf &gt;&gt; $logfile&quot;&amp;CHAR(10)&amp;&quot;$scriptdir/../../bin/bvd-add.pl -s $vcfdir/case_100k_bin_&quot;&amp;[.E$2]&amp;&quot;_&quot;&amp;[.E76]&amp;&quot;.vcf -T &quot;&amp;[.E$3]&amp;[.E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3.vcf &gt;&gt; $logfile&#10;$scriptdir/../../bin/bvd-add.pl -s $vcfdir/case_100k_bin_04_073.vcf -T D073_cancer  -d $dbdir&#10;endtime=$(date +%s)&#10;timediff=$((endtime-starttime))&#10;echo total excutetime so far $timediff seconds &gt;&gt; $logfile">
            <text:p>echo $vcfdir/case_100k_bin_04_073.vcf &gt;&gt; $logfile<text:line-break/>$scriptdir/../../bin/bvd-add.pl -s $vcfdir/case_100k_bin_04_073.vcf -T D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6]&amp;&quot;.vcf &gt;&gt; $logfile&quot;&amp;CHAR(10)&amp;&quot;$scriptdir/../../bin/bvd-add.pl -s $vcfdir/case_100k_bin_&quot;&amp;[.F$2]&amp;&quot;_&quot;&amp;[.F76]&amp;&quot;.vcf -T &quot;&amp;[.F$3]&amp;[.F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3.vcf &gt;&gt; $logfile&#10;$scriptdir/../../bin/bvd-add.pl -s $vcfdir/case_100k_bin_05_073.vcf -T E073_cancer  -d $dbdir&#10;endtime=$(date +%s)&#10;timediff=$((endtime-starttime))&#10;echo total excutetime so far $timediff seconds &gt;&gt; $logfile">
            <text:p>echo $vcfdir/case_100k_bin_05_073.vcf &gt;&gt; $logfile<text:line-break/>$scriptdir/../../bin/bvd-add.pl -s $vcfdir/case_100k_bin_05_073.vcf -T E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6]&amp;&quot;.vcf &gt;&gt; $logfile&quot;&amp;CHAR(10)&amp;&quot;$scriptdir/../../bin/bvd-add.pl -s $vcfdir/case_100k_bin_&quot;&amp;[.G$2]&amp;&quot;_&quot;&amp;[.G76]&amp;&quot;.vcf -T &quot;&amp;[.G$3]&amp;[.G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3.vcf &gt;&gt; $logfile&#10;$scriptdir/../../bin/bvd-add.pl -s $vcfdir/case_100k_bin_06_073.vcf -T F073_cancer  -d $dbdir&#10;endtime=$(date +%s)&#10;timediff=$((endtime-starttime))&#10;echo total excutetime so far $timediff seconds &gt;&gt; $logfile">
            <text:p>echo $vcfdir/case_100k_bin_06_073.vcf &gt;&gt; $logfile<text:line-break/>$scriptdir/../../bin/bvd-add.pl -s $vcfdir/case_100k_bin_06_073.vcf -T F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6]&amp;&quot;.vcf &gt;&gt; $logfile&quot;&amp;CHAR(10)&amp;&quot;$scriptdir/../../bin/bvd-add.pl -s $vcfdir/case_100k_bin_&quot;&amp;[.H$2]&amp;&quot;_&quot;&amp;[.H76]&amp;&quot;.vcf -T &quot;&amp;[.H$3]&amp;[.H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3.vcf &gt;&gt; $logfile&#10;$scriptdir/../../bin/bvd-add.pl -s $vcfdir/case_100k_bin_07_073.vcf -T G073_cancer  -d $dbdir&#10;endtime=$(date +%s)&#10;timediff=$((endtime-starttime))&#10;echo total excutetime so far $timediff seconds &gt;&gt; $logfile">
            <text:p>echo $vcfdir/case_100k_bin_07_073.vcf &gt;&gt; $logfile<text:line-break/>$scriptdir/../../bin/bvd-add.pl -s $vcfdir/case_100k_bin_07_073.vcf -T G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6]&amp;&quot;.vcf &gt;&gt; $logfile&quot;&amp;CHAR(10)&amp;&quot;$scriptdir/../../bin/bvd-add.pl -s $vcfdir/case_100k_bin_&quot;&amp;[.I$2]&amp;&quot;_&quot;&amp;[.I76]&amp;&quot;.vcf -T &quot;&amp;[.I$3]&amp;[.I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3.vcf &gt;&gt; $logfile&#10;$scriptdir/../../bin/bvd-add.pl -s $vcfdir/case_100k_bin_08_073.vcf -T H073_cancer  -d $dbdir&#10;endtime=$(date +%s)&#10;timediff=$((endtime-starttime))&#10;echo total excutetime so far $timediff seconds &gt;&gt; $logfile">
            <text:p>echo $vcfdir/case_100k_bin_08_073.vcf &gt;&gt; $logfile<text:line-break/>$scriptdir/../../bin/bvd-add.pl -s $vcfdir/case_100k_bin_08_073.vcf -T H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6]&amp;&quot;.vcf &gt;&gt; $logfile&quot;&amp;CHAR(10)&amp;&quot;$scriptdir/../../bin/bvd-add.pl -s $vcfdir/case_100k_bin_&quot;&amp;[.J$2]&amp;&quot;_&quot;&amp;[.J76]&amp;&quot;.vcf -T &quot;&amp;[.J$3]&amp;[.J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3.vcf &gt;&gt; $logfile&#10;$scriptdir/../../bin/bvd-add.pl -s $vcfdir/case_100k_bin_09_073.vcf -T I073_cancer  -d $dbdir&#10;endtime=$(date +%s)&#10;timediff=$((endtime-starttime))&#10;echo total excutetime so far $timediff seconds &gt;&gt; $logfile">
            <text:p>echo $vcfdir/case_100k_bin_09_073.vcf &gt;&gt; $logfile<text:line-break/>$scriptdir/../../bin/bvd-add.pl -s $vcfdir/case_100k_bin_09_073.vcf -T I07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6]&amp;&quot;.vcf &gt;&gt; $logfile&quot;&amp;CHAR(10)&amp;&quot;$scriptdir/../../bin/bvd-add.pl -s $vcfdir/case_100k_bin_&quot;&amp;[.K$2]&amp;&quot;_&quot;&amp;[.K76]&amp;&quot;.vcf -T &quot;&amp;[.K$3]&amp;[.K7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3.vcf &gt;&gt; $logfile&#10;$scriptdir/../../bin/bvd-add.pl -s $vcfdir/case_100k_bin_10_073.vcf -T J073_cancer  -d $dbdir&#10;endtime=$(date +%s)&#10;timediff=$((endtime-starttime))&#10;echo total excutetime so far $timediff seconds &gt;&gt; $logfile">
            <text:p>echo $vcfdir/case_100k_bin_10_073.vcf &gt;&gt; $logfile<text:line-break/>$scriptdir/../../bin/bvd-add.pl -s $vcfdir/case_100k_bin_10_073.vcf -T J07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 table:formula="of:=TEXT([.$A77];&quot;000&quot;)" office:value-type="string" office:string-value="074">
            <text:p>074</text:p>
          </table:table-cell>
          <table:table-cell/>
          <table:table-cell table:formula="of:=&quot;echo $vcfdir/case_100k_bin_&quot;&amp;[.B$2]&amp;&quot;_&quot;&amp;[.B77]&amp;&quot;.vcf &gt;&gt; $logfile&quot;&amp;CHAR(10)&amp;&quot;$scriptdir/../../bin/bvd-add.pl -s $vcfdir/case_100k_bin_&quot;&amp;[.B$2]&amp;&quot;_&quot;&amp;[.B77]&amp;&quot;.vcf -T &quot;&amp;[.B$3]&amp;[.B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4.vcf &gt;&gt; $logfile&#10;$scriptdir/../../bin/bvd-add.pl -s $vcfdir/case_100k_bin_01_074.vcf -T A074_cancer  -d $dbdir&#10;endtime=$(date +%s)&#10;timediff=$((endtime-starttime))&#10;echo total excutetime so far $timediff seconds &gt;&gt; $logfile">
            <text:p>echo $vcfdir/case_100k_bin_01_074.vcf &gt;&gt; $logfile<text:line-break/>$scriptdir/../../bin/bvd-add.pl -s $vcfdir/case_100k_bin_01_074.vcf -T A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7]&amp;&quot;.vcf &gt;&gt; $logfile&quot;&amp;CHAR(10)&amp;&quot;$scriptdir/../../bin/bvd-add.pl -s $vcfdir/case_100k_bin_&quot;&amp;[.C$2]&amp;&quot;_&quot;&amp;[.C77]&amp;&quot;.vcf -T &quot;&amp;[.C$3]&amp;[.C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4.vcf &gt;&gt; $logfile&#10;$scriptdir/../../bin/bvd-add.pl -s $vcfdir/case_100k_bin_02_074.vcf -T B074_cancer  -d $dbdir&#10;endtime=$(date +%s)&#10;timediff=$((endtime-starttime))&#10;echo total excutetime so far $timediff seconds &gt;&gt; $logfile">
            <text:p>echo $vcfdir/case_100k_bin_02_074.vcf &gt;&gt; $logfile<text:line-break/>$scriptdir/../../bin/bvd-add.pl -s $vcfdir/case_100k_bin_02_074.vcf -T B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7]&amp;&quot;.vcf &gt;&gt; $logfile&quot;&amp;CHAR(10)&amp;&quot;$scriptdir/../../bin/bvd-add.pl -s $vcfdir/case_100k_bin_&quot;&amp;[.D$2]&amp;&quot;_&quot;&amp;[.D77]&amp;&quot;.vcf -T &quot;&amp;[.D$3]&amp;[.D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4.vcf &gt;&gt; $logfile&#10;$scriptdir/../../bin/bvd-add.pl -s $vcfdir/case_100k_bin_03_074.vcf -T C074_cancer  -d $dbdir&#10;endtime=$(date +%s)&#10;timediff=$((endtime-starttime))&#10;echo total excutetime so far $timediff seconds &gt;&gt; $logfile">
            <text:p>echo $vcfdir/case_100k_bin_03_074.vcf &gt;&gt; $logfile<text:line-break/>$scriptdir/../../bin/bvd-add.pl -s $vcfdir/case_100k_bin_03_074.vcf -T C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7]&amp;&quot;.vcf &gt;&gt; $logfile&quot;&amp;CHAR(10)&amp;&quot;$scriptdir/../../bin/bvd-add.pl -s $vcfdir/case_100k_bin_&quot;&amp;[.E$2]&amp;&quot;_&quot;&amp;[.E77]&amp;&quot;.vcf -T &quot;&amp;[.E$3]&amp;[.E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4.vcf &gt;&gt; $logfile&#10;$scriptdir/../../bin/bvd-add.pl -s $vcfdir/case_100k_bin_04_074.vcf -T D074_cancer  -d $dbdir&#10;endtime=$(date +%s)&#10;timediff=$((endtime-starttime))&#10;echo total excutetime so far $timediff seconds &gt;&gt; $logfile">
            <text:p>echo $vcfdir/case_100k_bin_04_074.vcf &gt;&gt; $logfile<text:line-break/>$scriptdir/../../bin/bvd-add.pl -s $vcfdir/case_100k_bin_04_074.vcf -T D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7]&amp;&quot;.vcf &gt;&gt; $logfile&quot;&amp;CHAR(10)&amp;&quot;$scriptdir/../../bin/bvd-add.pl -s $vcfdir/case_100k_bin_&quot;&amp;[.F$2]&amp;&quot;_&quot;&amp;[.F77]&amp;&quot;.vcf -T &quot;&amp;[.F$3]&amp;[.F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4.vcf &gt;&gt; $logfile&#10;$scriptdir/../../bin/bvd-add.pl -s $vcfdir/case_100k_bin_05_074.vcf -T E074_cancer  -d $dbdir&#10;endtime=$(date +%s)&#10;timediff=$((endtime-starttime))&#10;echo total excutetime so far $timediff seconds &gt;&gt; $logfile">
            <text:p>echo $vcfdir/case_100k_bin_05_074.vcf &gt;&gt; $logfile<text:line-break/>$scriptdir/../../bin/bvd-add.pl -s $vcfdir/case_100k_bin_05_074.vcf -T E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7]&amp;&quot;.vcf &gt;&gt; $logfile&quot;&amp;CHAR(10)&amp;&quot;$scriptdir/../../bin/bvd-add.pl -s $vcfdir/case_100k_bin_&quot;&amp;[.G$2]&amp;&quot;_&quot;&amp;[.G77]&amp;&quot;.vcf -T &quot;&amp;[.G$3]&amp;[.G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4.vcf &gt;&gt; $logfile&#10;$scriptdir/../../bin/bvd-add.pl -s $vcfdir/case_100k_bin_06_074.vcf -T F074_cancer  -d $dbdir&#10;endtime=$(date +%s)&#10;timediff=$((endtime-starttime))&#10;echo total excutetime so far $timediff seconds &gt;&gt; $logfile">
            <text:p>echo $vcfdir/case_100k_bin_06_074.vcf &gt;&gt; $logfile<text:line-break/>$scriptdir/../../bin/bvd-add.pl -s $vcfdir/case_100k_bin_06_074.vcf -T F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7]&amp;&quot;.vcf &gt;&gt; $logfile&quot;&amp;CHAR(10)&amp;&quot;$scriptdir/../../bin/bvd-add.pl -s $vcfdir/case_100k_bin_&quot;&amp;[.H$2]&amp;&quot;_&quot;&amp;[.H77]&amp;&quot;.vcf -T &quot;&amp;[.H$3]&amp;[.H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4.vcf &gt;&gt; $logfile&#10;$scriptdir/../../bin/bvd-add.pl -s $vcfdir/case_100k_bin_07_074.vcf -T G074_cancer  -d $dbdir&#10;endtime=$(date +%s)&#10;timediff=$((endtime-starttime))&#10;echo total excutetime so far $timediff seconds &gt;&gt; $logfile">
            <text:p>echo $vcfdir/case_100k_bin_07_074.vcf &gt;&gt; $logfile<text:line-break/>$scriptdir/../../bin/bvd-add.pl -s $vcfdir/case_100k_bin_07_074.vcf -T G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7]&amp;&quot;.vcf &gt;&gt; $logfile&quot;&amp;CHAR(10)&amp;&quot;$scriptdir/../../bin/bvd-add.pl -s $vcfdir/case_100k_bin_&quot;&amp;[.I$2]&amp;&quot;_&quot;&amp;[.I77]&amp;&quot;.vcf -T &quot;&amp;[.I$3]&amp;[.I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4.vcf &gt;&gt; $logfile&#10;$scriptdir/../../bin/bvd-add.pl -s $vcfdir/case_100k_bin_08_074.vcf -T H074_cancer  -d $dbdir&#10;endtime=$(date +%s)&#10;timediff=$((endtime-starttime))&#10;echo total excutetime so far $timediff seconds &gt;&gt; $logfile">
            <text:p>echo $vcfdir/case_100k_bin_08_074.vcf &gt;&gt; $logfile<text:line-break/>$scriptdir/../../bin/bvd-add.pl -s $vcfdir/case_100k_bin_08_074.vcf -T H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7]&amp;&quot;.vcf &gt;&gt; $logfile&quot;&amp;CHAR(10)&amp;&quot;$scriptdir/../../bin/bvd-add.pl -s $vcfdir/case_100k_bin_&quot;&amp;[.J$2]&amp;&quot;_&quot;&amp;[.J77]&amp;&quot;.vcf -T &quot;&amp;[.J$3]&amp;[.J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4.vcf &gt;&gt; $logfile&#10;$scriptdir/../../bin/bvd-add.pl -s $vcfdir/case_100k_bin_09_074.vcf -T I074_cancer  -d $dbdir&#10;endtime=$(date +%s)&#10;timediff=$((endtime-starttime))&#10;echo total excutetime so far $timediff seconds &gt;&gt; $logfile">
            <text:p>echo $vcfdir/case_100k_bin_09_074.vcf &gt;&gt; $logfile<text:line-break/>$scriptdir/../../bin/bvd-add.pl -s $vcfdir/case_100k_bin_09_074.vcf -T I07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7]&amp;&quot;.vcf &gt;&gt; $logfile&quot;&amp;CHAR(10)&amp;&quot;$scriptdir/../../bin/bvd-add.pl -s $vcfdir/case_100k_bin_&quot;&amp;[.K$2]&amp;&quot;_&quot;&amp;[.K77]&amp;&quot;.vcf -T &quot;&amp;[.K$3]&amp;[.K7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4.vcf &gt;&gt; $logfile&#10;$scriptdir/../../bin/bvd-add.pl -s $vcfdir/case_100k_bin_10_074.vcf -T J074_cancer  -d $dbdir&#10;endtime=$(date +%s)&#10;timediff=$((endtime-starttime))&#10;echo total excutetime so far $timediff seconds &gt;&gt; $logfile">
            <text:p>echo $vcfdir/case_100k_bin_10_074.vcf &gt;&gt; $logfile<text:line-break/>$scriptdir/../../bin/bvd-add.pl -s $vcfdir/case_100k_bin_10_074.vcf -T J07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 table:formula="of:=TEXT([.$A78];&quot;000&quot;)" office:value-type="string" office:string-value="075">
            <text:p>075</text:p>
          </table:table-cell>
          <table:table-cell/>
          <table:table-cell table:formula="of:=&quot;echo $vcfdir/case_100k_bin_&quot;&amp;[.B$2]&amp;&quot;_&quot;&amp;[.B78]&amp;&quot;.vcf &gt;&gt; $logfile&quot;&amp;CHAR(10)&amp;&quot;$scriptdir/../../bin/bvd-add.pl -s $vcfdir/case_100k_bin_&quot;&amp;[.B$2]&amp;&quot;_&quot;&amp;[.B78]&amp;&quot;.vcf -T &quot;&amp;[.B$3]&amp;[.B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5.vcf &gt;&gt; $logfile&#10;$scriptdir/../../bin/bvd-add.pl -s $vcfdir/case_100k_bin_01_075.vcf -T A075_cancer  -d $dbdir&#10;endtime=$(date +%s)&#10;timediff=$((endtime-starttime))&#10;echo total excutetime so far $timediff seconds &gt;&gt; $logfile">
            <text:p>echo $vcfdir/case_100k_bin_01_075.vcf &gt;&gt; $logfile<text:line-break/>$scriptdir/../../bin/bvd-add.pl -s $vcfdir/case_100k_bin_01_075.vcf -T A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8]&amp;&quot;.vcf &gt;&gt; $logfile&quot;&amp;CHAR(10)&amp;&quot;$scriptdir/../../bin/bvd-add.pl -s $vcfdir/case_100k_bin_&quot;&amp;[.C$2]&amp;&quot;_&quot;&amp;[.C78]&amp;&quot;.vcf -T &quot;&amp;[.C$3]&amp;[.C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5.vcf &gt;&gt; $logfile&#10;$scriptdir/../../bin/bvd-add.pl -s $vcfdir/case_100k_bin_02_075.vcf -T B075_cancer  -d $dbdir&#10;endtime=$(date +%s)&#10;timediff=$((endtime-starttime))&#10;echo total excutetime so far $timediff seconds &gt;&gt; $logfile">
            <text:p>echo $vcfdir/case_100k_bin_02_075.vcf &gt;&gt; $logfile<text:line-break/>$scriptdir/../../bin/bvd-add.pl -s $vcfdir/case_100k_bin_02_075.vcf -T B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8]&amp;&quot;.vcf &gt;&gt; $logfile&quot;&amp;CHAR(10)&amp;&quot;$scriptdir/../../bin/bvd-add.pl -s $vcfdir/case_100k_bin_&quot;&amp;[.D$2]&amp;&quot;_&quot;&amp;[.D78]&amp;&quot;.vcf -T &quot;&amp;[.D$3]&amp;[.D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5.vcf &gt;&gt; $logfile&#10;$scriptdir/../../bin/bvd-add.pl -s $vcfdir/case_100k_bin_03_075.vcf -T C075_cancer  -d $dbdir&#10;endtime=$(date +%s)&#10;timediff=$((endtime-starttime))&#10;echo total excutetime so far $timediff seconds &gt;&gt; $logfile">
            <text:p>echo $vcfdir/case_100k_bin_03_075.vcf &gt;&gt; $logfile<text:line-break/>$scriptdir/../../bin/bvd-add.pl -s $vcfdir/case_100k_bin_03_075.vcf -T C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8]&amp;&quot;.vcf &gt;&gt; $logfile&quot;&amp;CHAR(10)&amp;&quot;$scriptdir/../../bin/bvd-add.pl -s $vcfdir/case_100k_bin_&quot;&amp;[.E$2]&amp;&quot;_&quot;&amp;[.E78]&amp;&quot;.vcf -T &quot;&amp;[.E$3]&amp;[.E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5.vcf &gt;&gt; $logfile&#10;$scriptdir/../../bin/bvd-add.pl -s $vcfdir/case_100k_bin_04_075.vcf -T D075_cancer  -d $dbdir&#10;endtime=$(date +%s)&#10;timediff=$((endtime-starttime))&#10;echo total excutetime so far $timediff seconds &gt;&gt; $logfile">
            <text:p>echo $vcfdir/case_100k_bin_04_075.vcf &gt;&gt; $logfile<text:line-break/>$scriptdir/../../bin/bvd-add.pl -s $vcfdir/case_100k_bin_04_075.vcf -T D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8]&amp;&quot;.vcf &gt;&gt; $logfile&quot;&amp;CHAR(10)&amp;&quot;$scriptdir/../../bin/bvd-add.pl -s $vcfdir/case_100k_bin_&quot;&amp;[.F$2]&amp;&quot;_&quot;&amp;[.F78]&amp;&quot;.vcf -T &quot;&amp;[.F$3]&amp;[.F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5.vcf &gt;&gt; $logfile&#10;$scriptdir/../../bin/bvd-add.pl -s $vcfdir/case_100k_bin_05_075.vcf -T E075_cancer  -d $dbdir&#10;endtime=$(date +%s)&#10;timediff=$((endtime-starttime))&#10;echo total excutetime so far $timediff seconds &gt;&gt; $logfile">
            <text:p>echo $vcfdir/case_100k_bin_05_075.vcf &gt;&gt; $logfile<text:line-break/>$scriptdir/../../bin/bvd-add.pl -s $vcfdir/case_100k_bin_05_075.vcf -T E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8]&amp;&quot;.vcf &gt;&gt; $logfile&quot;&amp;CHAR(10)&amp;&quot;$scriptdir/../../bin/bvd-add.pl -s $vcfdir/case_100k_bin_&quot;&amp;[.G$2]&amp;&quot;_&quot;&amp;[.G78]&amp;&quot;.vcf -T &quot;&amp;[.G$3]&amp;[.G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5.vcf &gt;&gt; $logfile&#10;$scriptdir/../../bin/bvd-add.pl -s $vcfdir/case_100k_bin_06_075.vcf -T F075_cancer  -d $dbdir&#10;endtime=$(date +%s)&#10;timediff=$((endtime-starttime))&#10;echo total excutetime so far $timediff seconds &gt;&gt; $logfile">
            <text:p>echo $vcfdir/case_100k_bin_06_075.vcf &gt;&gt; $logfile<text:line-break/>$scriptdir/../../bin/bvd-add.pl -s $vcfdir/case_100k_bin_06_075.vcf -T F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8]&amp;&quot;.vcf &gt;&gt; $logfile&quot;&amp;CHAR(10)&amp;&quot;$scriptdir/../../bin/bvd-add.pl -s $vcfdir/case_100k_bin_&quot;&amp;[.H$2]&amp;&quot;_&quot;&amp;[.H78]&amp;&quot;.vcf -T &quot;&amp;[.H$3]&amp;[.H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5.vcf &gt;&gt; $logfile&#10;$scriptdir/../../bin/bvd-add.pl -s $vcfdir/case_100k_bin_07_075.vcf -T G075_cancer  -d $dbdir&#10;endtime=$(date +%s)&#10;timediff=$((endtime-starttime))&#10;echo total excutetime so far $timediff seconds &gt;&gt; $logfile">
            <text:p>echo $vcfdir/case_100k_bin_07_075.vcf &gt;&gt; $logfile<text:line-break/>$scriptdir/../../bin/bvd-add.pl -s $vcfdir/case_100k_bin_07_075.vcf -T G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8]&amp;&quot;.vcf &gt;&gt; $logfile&quot;&amp;CHAR(10)&amp;&quot;$scriptdir/../../bin/bvd-add.pl -s $vcfdir/case_100k_bin_&quot;&amp;[.I$2]&amp;&quot;_&quot;&amp;[.I78]&amp;&quot;.vcf -T &quot;&amp;[.I$3]&amp;[.I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5.vcf &gt;&gt; $logfile&#10;$scriptdir/../../bin/bvd-add.pl -s $vcfdir/case_100k_bin_08_075.vcf -T H075_cancer  -d $dbdir&#10;endtime=$(date +%s)&#10;timediff=$((endtime-starttime))&#10;echo total excutetime so far $timediff seconds &gt;&gt; $logfile">
            <text:p>echo $vcfdir/case_100k_bin_08_075.vcf &gt;&gt; $logfile<text:line-break/>$scriptdir/../../bin/bvd-add.pl -s $vcfdir/case_100k_bin_08_075.vcf -T H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8]&amp;&quot;.vcf &gt;&gt; $logfile&quot;&amp;CHAR(10)&amp;&quot;$scriptdir/../../bin/bvd-add.pl -s $vcfdir/case_100k_bin_&quot;&amp;[.J$2]&amp;&quot;_&quot;&amp;[.J78]&amp;&quot;.vcf -T &quot;&amp;[.J$3]&amp;[.J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5.vcf &gt;&gt; $logfile&#10;$scriptdir/../../bin/bvd-add.pl -s $vcfdir/case_100k_bin_09_075.vcf -T I075_cancer  -d $dbdir&#10;endtime=$(date +%s)&#10;timediff=$((endtime-starttime))&#10;echo total excutetime so far $timediff seconds &gt;&gt; $logfile">
            <text:p>echo $vcfdir/case_100k_bin_09_075.vcf &gt;&gt; $logfile<text:line-break/>$scriptdir/../../bin/bvd-add.pl -s $vcfdir/case_100k_bin_09_075.vcf -T I07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8]&amp;&quot;.vcf &gt;&gt; $logfile&quot;&amp;CHAR(10)&amp;&quot;$scriptdir/../../bin/bvd-add.pl -s $vcfdir/case_100k_bin_&quot;&amp;[.K$2]&amp;&quot;_&quot;&amp;[.K78]&amp;&quot;.vcf -T &quot;&amp;[.K$3]&amp;[.K7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5.vcf &gt;&gt; $logfile&#10;$scriptdir/../../bin/bvd-add.pl -s $vcfdir/case_100k_bin_10_075.vcf -T J075_cancer  -d $dbdir&#10;endtime=$(date +%s)&#10;timediff=$((endtime-starttime))&#10;echo total excutetime so far $timediff seconds &gt;&gt; $logfile">
            <text:p>echo $vcfdir/case_100k_bin_10_075.vcf &gt;&gt; $logfile<text:line-break/>$scriptdir/../../bin/bvd-add.pl -s $vcfdir/case_100k_bin_10_075.vcf -T J07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 table:formula="of:=TEXT([.$A79];&quot;000&quot;)" office:value-type="string" office:string-value="076">
            <text:p>076</text:p>
          </table:table-cell>
          <table:table-cell/>
          <table:table-cell table:formula="of:=&quot;echo $vcfdir/case_100k_bin_&quot;&amp;[.B$2]&amp;&quot;_&quot;&amp;[.B79]&amp;&quot;.vcf &gt;&gt; $logfile&quot;&amp;CHAR(10)&amp;&quot;$scriptdir/../../bin/bvd-add.pl -s $vcfdir/case_100k_bin_&quot;&amp;[.B$2]&amp;&quot;_&quot;&amp;[.B79]&amp;&quot;.vcf -T &quot;&amp;[.B$3]&amp;[.B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6.vcf &gt;&gt; $logfile&#10;$scriptdir/../../bin/bvd-add.pl -s $vcfdir/case_100k_bin_01_076.vcf -T A076_cancer  -d $dbdir&#10;endtime=$(date +%s)&#10;timediff=$((endtime-starttime))&#10;echo total excutetime so far $timediff seconds &gt;&gt; $logfile">
            <text:p>echo $vcfdir/case_100k_bin_01_076.vcf &gt;&gt; $logfile<text:line-break/>$scriptdir/../../bin/bvd-add.pl -s $vcfdir/case_100k_bin_01_076.vcf -T A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79]&amp;&quot;.vcf &gt;&gt; $logfile&quot;&amp;CHAR(10)&amp;&quot;$scriptdir/../../bin/bvd-add.pl -s $vcfdir/case_100k_bin_&quot;&amp;[.C$2]&amp;&quot;_&quot;&amp;[.C79]&amp;&quot;.vcf -T &quot;&amp;[.C$3]&amp;[.C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6.vcf &gt;&gt; $logfile&#10;$scriptdir/../../bin/bvd-add.pl -s $vcfdir/case_100k_bin_02_076.vcf -T B076_cancer  -d $dbdir&#10;endtime=$(date +%s)&#10;timediff=$((endtime-starttime))&#10;echo total excutetime so far $timediff seconds &gt;&gt; $logfile">
            <text:p>echo $vcfdir/case_100k_bin_02_076.vcf &gt;&gt; $logfile<text:line-break/>$scriptdir/../../bin/bvd-add.pl -s $vcfdir/case_100k_bin_02_076.vcf -T B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79]&amp;&quot;.vcf &gt;&gt; $logfile&quot;&amp;CHAR(10)&amp;&quot;$scriptdir/../../bin/bvd-add.pl -s $vcfdir/case_100k_bin_&quot;&amp;[.D$2]&amp;&quot;_&quot;&amp;[.D79]&amp;&quot;.vcf -T &quot;&amp;[.D$3]&amp;[.D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6.vcf &gt;&gt; $logfile&#10;$scriptdir/../../bin/bvd-add.pl -s $vcfdir/case_100k_bin_03_076.vcf -T C076_cancer  -d $dbdir&#10;endtime=$(date +%s)&#10;timediff=$((endtime-starttime))&#10;echo total excutetime so far $timediff seconds &gt;&gt; $logfile">
            <text:p>echo $vcfdir/case_100k_bin_03_076.vcf &gt;&gt; $logfile<text:line-break/>$scriptdir/../../bin/bvd-add.pl -s $vcfdir/case_100k_bin_03_076.vcf -T C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79]&amp;&quot;.vcf &gt;&gt; $logfile&quot;&amp;CHAR(10)&amp;&quot;$scriptdir/../../bin/bvd-add.pl -s $vcfdir/case_100k_bin_&quot;&amp;[.E$2]&amp;&quot;_&quot;&amp;[.E79]&amp;&quot;.vcf -T &quot;&amp;[.E$3]&amp;[.E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6.vcf &gt;&gt; $logfile&#10;$scriptdir/../../bin/bvd-add.pl -s $vcfdir/case_100k_bin_04_076.vcf -T D076_cancer  -d $dbdir&#10;endtime=$(date +%s)&#10;timediff=$((endtime-starttime))&#10;echo total excutetime so far $timediff seconds &gt;&gt; $logfile">
            <text:p>echo $vcfdir/case_100k_bin_04_076.vcf &gt;&gt; $logfile<text:line-break/>$scriptdir/../../bin/bvd-add.pl -s $vcfdir/case_100k_bin_04_076.vcf -T D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79]&amp;&quot;.vcf &gt;&gt; $logfile&quot;&amp;CHAR(10)&amp;&quot;$scriptdir/../../bin/bvd-add.pl -s $vcfdir/case_100k_bin_&quot;&amp;[.F$2]&amp;&quot;_&quot;&amp;[.F79]&amp;&quot;.vcf -T &quot;&amp;[.F$3]&amp;[.F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6.vcf &gt;&gt; $logfile&#10;$scriptdir/../../bin/bvd-add.pl -s $vcfdir/case_100k_bin_05_076.vcf -T E076_cancer  -d $dbdir&#10;endtime=$(date +%s)&#10;timediff=$((endtime-starttime))&#10;echo total excutetime so far $timediff seconds &gt;&gt; $logfile">
            <text:p>echo $vcfdir/case_100k_bin_05_076.vcf &gt;&gt; $logfile<text:line-break/>$scriptdir/../../bin/bvd-add.pl -s $vcfdir/case_100k_bin_05_076.vcf -T E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79]&amp;&quot;.vcf &gt;&gt; $logfile&quot;&amp;CHAR(10)&amp;&quot;$scriptdir/../../bin/bvd-add.pl -s $vcfdir/case_100k_bin_&quot;&amp;[.G$2]&amp;&quot;_&quot;&amp;[.G79]&amp;&quot;.vcf -T &quot;&amp;[.G$3]&amp;[.G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6.vcf &gt;&gt; $logfile&#10;$scriptdir/../../bin/bvd-add.pl -s $vcfdir/case_100k_bin_06_076.vcf -T F076_cancer  -d $dbdir&#10;endtime=$(date +%s)&#10;timediff=$((endtime-starttime))&#10;echo total excutetime so far $timediff seconds &gt;&gt; $logfile">
            <text:p>echo $vcfdir/case_100k_bin_06_076.vcf &gt;&gt; $logfile<text:line-break/>$scriptdir/../../bin/bvd-add.pl -s $vcfdir/case_100k_bin_06_076.vcf -T F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79]&amp;&quot;.vcf &gt;&gt; $logfile&quot;&amp;CHAR(10)&amp;&quot;$scriptdir/../../bin/bvd-add.pl -s $vcfdir/case_100k_bin_&quot;&amp;[.H$2]&amp;&quot;_&quot;&amp;[.H79]&amp;&quot;.vcf -T &quot;&amp;[.H$3]&amp;[.H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6.vcf &gt;&gt; $logfile&#10;$scriptdir/../../bin/bvd-add.pl -s $vcfdir/case_100k_bin_07_076.vcf -T G076_cancer  -d $dbdir&#10;endtime=$(date +%s)&#10;timediff=$((endtime-starttime))&#10;echo total excutetime so far $timediff seconds &gt;&gt; $logfile">
            <text:p>echo $vcfdir/case_100k_bin_07_076.vcf &gt;&gt; $logfile<text:line-break/>$scriptdir/../../bin/bvd-add.pl -s $vcfdir/case_100k_bin_07_076.vcf -T G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79]&amp;&quot;.vcf &gt;&gt; $logfile&quot;&amp;CHAR(10)&amp;&quot;$scriptdir/../../bin/bvd-add.pl -s $vcfdir/case_100k_bin_&quot;&amp;[.I$2]&amp;&quot;_&quot;&amp;[.I79]&amp;&quot;.vcf -T &quot;&amp;[.I$3]&amp;[.I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6.vcf &gt;&gt; $logfile&#10;$scriptdir/../../bin/bvd-add.pl -s $vcfdir/case_100k_bin_08_076.vcf -T H076_cancer  -d $dbdir&#10;endtime=$(date +%s)&#10;timediff=$((endtime-starttime))&#10;echo total excutetime so far $timediff seconds &gt;&gt; $logfile">
            <text:p>echo $vcfdir/case_100k_bin_08_076.vcf &gt;&gt; $logfile<text:line-break/>$scriptdir/../../bin/bvd-add.pl -s $vcfdir/case_100k_bin_08_076.vcf -T H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79]&amp;&quot;.vcf &gt;&gt; $logfile&quot;&amp;CHAR(10)&amp;&quot;$scriptdir/../../bin/bvd-add.pl -s $vcfdir/case_100k_bin_&quot;&amp;[.J$2]&amp;&quot;_&quot;&amp;[.J79]&amp;&quot;.vcf -T &quot;&amp;[.J$3]&amp;[.J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6.vcf &gt;&gt; $logfile&#10;$scriptdir/../../bin/bvd-add.pl -s $vcfdir/case_100k_bin_09_076.vcf -T I076_cancer  -d $dbdir&#10;endtime=$(date +%s)&#10;timediff=$((endtime-starttime))&#10;echo total excutetime so far $timediff seconds &gt;&gt; $logfile">
            <text:p>echo $vcfdir/case_100k_bin_09_076.vcf &gt;&gt; $logfile<text:line-break/>$scriptdir/../../bin/bvd-add.pl -s $vcfdir/case_100k_bin_09_076.vcf -T I07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79]&amp;&quot;.vcf &gt;&gt; $logfile&quot;&amp;CHAR(10)&amp;&quot;$scriptdir/../../bin/bvd-add.pl -s $vcfdir/case_100k_bin_&quot;&amp;[.K$2]&amp;&quot;_&quot;&amp;[.K79]&amp;&quot;.vcf -T &quot;&amp;[.K$3]&amp;[.K7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6.vcf &gt;&gt; $logfile&#10;$scriptdir/../../bin/bvd-add.pl -s $vcfdir/case_100k_bin_10_076.vcf -T J076_cancer  -d $dbdir&#10;endtime=$(date +%s)&#10;timediff=$((endtime-starttime))&#10;echo total excutetime so far $timediff seconds &gt;&gt; $logfile">
            <text:p>echo $vcfdir/case_100k_bin_10_076.vcf &gt;&gt; $logfile<text:line-break/>$scriptdir/../../bin/bvd-add.pl -s $vcfdir/case_100k_bin_10_076.vcf -T J07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 table:formula="of:=TEXT([.$A80];&quot;000&quot;)" office:value-type="string" office:string-value="077">
            <text:p>077</text:p>
          </table:table-cell>
          <table:table-cell/>
          <table:table-cell table:formula="of:=&quot;echo $vcfdir/case_100k_bin_&quot;&amp;[.B$2]&amp;&quot;_&quot;&amp;[.B80]&amp;&quot;.vcf &gt;&gt; $logfile&quot;&amp;CHAR(10)&amp;&quot;$scriptdir/../../bin/bvd-add.pl -s $vcfdir/case_100k_bin_&quot;&amp;[.B$2]&amp;&quot;_&quot;&amp;[.B80]&amp;&quot;.vcf -T &quot;&amp;[.B$3]&amp;[.B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7.vcf &gt;&gt; $logfile&#10;$scriptdir/../../bin/bvd-add.pl -s $vcfdir/case_100k_bin_01_077.vcf -T A077_cancer  -d $dbdir&#10;endtime=$(date +%s)&#10;timediff=$((endtime-starttime))&#10;echo total excutetime so far $timediff seconds &gt;&gt; $logfile">
            <text:p>echo $vcfdir/case_100k_bin_01_077.vcf &gt;&gt; $logfile<text:line-break/>$scriptdir/../../bin/bvd-add.pl -s $vcfdir/case_100k_bin_01_077.vcf -T A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0]&amp;&quot;.vcf &gt;&gt; $logfile&quot;&amp;CHAR(10)&amp;&quot;$scriptdir/../../bin/bvd-add.pl -s $vcfdir/case_100k_bin_&quot;&amp;[.C$2]&amp;&quot;_&quot;&amp;[.C80]&amp;&quot;.vcf -T &quot;&amp;[.C$3]&amp;[.C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7.vcf &gt;&gt; $logfile&#10;$scriptdir/../../bin/bvd-add.pl -s $vcfdir/case_100k_bin_02_077.vcf -T B077_cancer  -d $dbdir&#10;endtime=$(date +%s)&#10;timediff=$((endtime-starttime))&#10;echo total excutetime so far $timediff seconds &gt;&gt; $logfile">
            <text:p>echo $vcfdir/case_100k_bin_02_077.vcf &gt;&gt; $logfile<text:line-break/>$scriptdir/../../bin/bvd-add.pl -s $vcfdir/case_100k_bin_02_077.vcf -T B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0]&amp;&quot;.vcf &gt;&gt; $logfile&quot;&amp;CHAR(10)&amp;&quot;$scriptdir/../../bin/bvd-add.pl -s $vcfdir/case_100k_bin_&quot;&amp;[.D$2]&amp;&quot;_&quot;&amp;[.D80]&amp;&quot;.vcf -T &quot;&amp;[.D$3]&amp;[.D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7.vcf &gt;&gt; $logfile&#10;$scriptdir/../../bin/bvd-add.pl -s $vcfdir/case_100k_bin_03_077.vcf -T C077_cancer  -d $dbdir&#10;endtime=$(date +%s)&#10;timediff=$((endtime-starttime))&#10;echo total excutetime so far $timediff seconds &gt;&gt; $logfile">
            <text:p>echo $vcfdir/case_100k_bin_03_077.vcf &gt;&gt; $logfile<text:line-break/>$scriptdir/../../bin/bvd-add.pl -s $vcfdir/case_100k_bin_03_077.vcf -T C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0]&amp;&quot;.vcf &gt;&gt; $logfile&quot;&amp;CHAR(10)&amp;&quot;$scriptdir/../../bin/bvd-add.pl -s $vcfdir/case_100k_bin_&quot;&amp;[.E$2]&amp;&quot;_&quot;&amp;[.E80]&amp;&quot;.vcf -T &quot;&amp;[.E$3]&amp;[.E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7.vcf &gt;&gt; $logfile&#10;$scriptdir/../../bin/bvd-add.pl -s $vcfdir/case_100k_bin_04_077.vcf -T D077_cancer  -d $dbdir&#10;endtime=$(date +%s)&#10;timediff=$((endtime-starttime))&#10;echo total excutetime so far $timediff seconds &gt;&gt; $logfile">
            <text:p>echo $vcfdir/case_100k_bin_04_077.vcf &gt;&gt; $logfile<text:line-break/>$scriptdir/../../bin/bvd-add.pl -s $vcfdir/case_100k_bin_04_077.vcf -T D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0]&amp;&quot;.vcf &gt;&gt; $logfile&quot;&amp;CHAR(10)&amp;&quot;$scriptdir/../../bin/bvd-add.pl -s $vcfdir/case_100k_bin_&quot;&amp;[.F$2]&amp;&quot;_&quot;&amp;[.F80]&amp;&quot;.vcf -T &quot;&amp;[.F$3]&amp;[.F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7.vcf &gt;&gt; $logfile&#10;$scriptdir/../../bin/bvd-add.pl -s $vcfdir/case_100k_bin_05_077.vcf -T E077_cancer  -d $dbdir&#10;endtime=$(date +%s)&#10;timediff=$((endtime-starttime))&#10;echo total excutetime so far $timediff seconds &gt;&gt; $logfile">
            <text:p>echo $vcfdir/case_100k_bin_05_077.vcf &gt;&gt; $logfile<text:line-break/>$scriptdir/../../bin/bvd-add.pl -s $vcfdir/case_100k_bin_05_077.vcf -T E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0]&amp;&quot;.vcf &gt;&gt; $logfile&quot;&amp;CHAR(10)&amp;&quot;$scriptdir/../../bin/bvd-add.pl -s $vcfdir/case_100k_bin_&quot;&amp;[.G$2]&amp;&quot;_&quot;&amp;[.G80]&amp;&quot;.vcf -T &quot;&amp;[.G$3]&amp;[.G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7.vcf &gt;&gt; $logfile&#10;$scriptdir/../../bin/bvd-add.pl -s $vcfdir/case_100k_bin_06_077.vcf -T F077_cancer  -d $dbdir&#10;endtime=$(date +%s)&#10;timediff=$((endtime-starttime))&#10;echo total excutetime so far $timediff seconds &gt;&gt; $logfile">
            <text:p>echo $vcfdir/case_100k_bin_06_077.vcf &gt;&gt; $logfile<text:line-break/>$scriptdir/../../bin/bvd-add.pl -s $vcfdir/case_100k_bin_06_077.vcf -T F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0]&amp;&quot;.vcf &gt;&gt; $logfile&quot;&amp;CHAR(10)&amp;&quot;$scriptdir/../../bin/bvd-add.pl -s $vcfdir/case_100k_bin_&quot;&amp;[.H$2]&amp;&quot;_&quot;&amp;[.H80]&amp;&quot;.vcf -T &quot;&amp;[.H$3]&amp;[.H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7.vcf &gt;&gt; $logfile&#10;$scriptdir/../../bin/bvd-add.pl -s $vcfdir/case_100k_bin_07_077.vcf -T G077_cancer  -d $dbdir&#10;endtime=$(date +%s)&#10;timediff=$((endtime-starttime))&#10;echo total excutetime so far $timediff seconds &gt;&gt; $logfile">
            <text:p>echo $vcfdir/case_100k_bin_07_077.vcf &gt;&gt; $logfile<text:line-break/>$scriptdir/../../bin/bvd-add.pl -s $vcfdir/case_100k_bin_07_077.vcf -T G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0]&amp;&quot;.vcf &gt;&gt; $logfile&quot;&amp;CHAR(10)&amp;&quot;$scriptdir/../../bin/bvd-add.pl -s $vcfdir/case_100k_bin_&quot;&amp;[.I$2]&amp;&quot;_&quot;&amp;[.I80]&amp;&quot;.vcf -T &quot;&amp;[.I$3]&amp;[.I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7.vcf &gt;&gt; $logfile&#10;$scriptdir/../../bin/bvd-add.pl -s $vcfdir/case_100k_bin_08_077.vcf -T H077_cancer  -d $dbdir&#10;endtime=$(date +%s)&#10;timediff=$((endtime-starttime))&#10;echo total excutetime so far $timediff seconds &gt;&gt; $logfile">
            <text:p>echo $vcfdir/case_100k_bin_08_077.vcf &gt;&gt; $logfile<text:line-break/>$scriptdir/../../bin/bvd-add.pl -s $vcfdir/case_100k_bin_08_077.vcf -T H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0]&amp;&quot;.vcf &gt;&gt; $logfile&quot;&amp;CHAR(10)&amp;&quot;$scriptdir/../../bin/bvd-add.pl -s $vcfdir/case_100k_bin_&quot;&amp;[.J$2]&amp;&quot;_&quot;&amp;[.J80]&amp;&quot;.vcf -T &quot;&amp;[.J$3]&amp;[.J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7.vcf &gt;&gt; $logfile&#10;$scriptdir/../../bin/bvd-add.pl -s $vcfdir/case_100k_bin_09_077.vcf -T I077_cancer  -d $dbdir&#10;endtime=$(date +%s)&#10;timediff=$((endtime-starttime))&#10;echo total excutetime so far $timediff seconds &gt;&gt; $logfile">
            <text:p>echo $vcfdir/case_100k_bin_09_077.vcf &gt;&gt; $logfile<text:line-break/>$scriptdir/../../bin/bvd-add.pl -s $vcfdir/case_100k_bin_09_077.vcf -T I07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0]&amp;&quot;.vcf &gt;&gt; $logfile&quot;&amp;CHAR(10)&amp;&quot;$scriptdir/../../bin/bvd-add.pl -s $vcfdir/case_100k_bin_&quot;&amp;[.K$2]&amp;&quot;_&quot;&amp;[.K80]&amp;&quot;.vcf -T &quot;&amp;[.K$3]&amp;[.K8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7.vcf &gt;&gt; $logfile&#10;$scriptdir/../../bin/bvd-add.pl -s $vcfdir/case_100k_bin_10_077.vcf -T J077_cancer  -d $dbdir&#10;endtime=$(date +%s)&#10;timediff=$((endtime-starttime))&#10;echo total excutetime so far $timediff seconds &gt;&gt; $logfile">
            <text:p>echo $vcfdir/case_100k_bin_10_077.vcf &gt;&gt; $logfile<text:line-break/>$scriptdir/../../bin/bvd-add.pl -s $vcfdir/case_100k_bin_10_077.vcf -T J07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 table:formula="of:=TEXT([.$A81];&quot;000&quot;)" office:value-type="string" office:string-value="078">
            <text:p>078</text:p>
          </table:table-cell>
          <table:table-cell/>
          <table:table-cell table:formula="of:=&quot;echo $vcfdir/case_100k_bin_&quot;&amp;[.B$2]&amp;&quot;_&quot;&amp;[.B81]&amp;&quot;.vcf &gt;&gt; $logfile&quot;&amp;CHAR(10)&amp;&quot;$scriptdir/../../bin/bvd-add.pl -s $vcfdir/case_100k_bin_&quot;&amp;[.B$2]&amp;&quot;_&quot;&amp;[.B81]&amp;&quot;.vcf -T &quot;&amp;[.B$3]&amp;[.B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8.vcf &gt;&gt; $logfile&#10;$scriptdir/../../bin/bvd-add.pl -s $vcfdir/case_100k_bin_01_078.vcf -T A078_cancer  -d $dbdir&#10;endtime=$(date +%s)&#10;timediff=$((endtime-starttime))&#10;echo total excutetime so far $timediff seconds &gt;&gt; $logfile">
            <text:p>echo $vcfdir/case_100k_bin_01_078.vcf &gt;&gt; $logfile<text:line-break/>$scriptdir/../../bin/bvd-add.pl -s $vcfdir/case_100k_bin_01_078.vcf -T A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1]&amp;&quot;.vcf &gt;&gt; $logfile&quot;&amp;CHAR(10)&amp;&quot;$scriptdir/../../bin/bvd-add.pl -s $vcfdir/case_100k_bin_&quot;&amp;[.C$2]&amp;&quot;_&quot;&amp;[.C81]&amp;&quot;.vcf -T &quot;&amp;[.C$3]&amp;[.C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8.vcf &gt;&gt; $logfile&#10;$scriptdir/../../bin/bvd-add.pl -s $vcfdir/case_100k_bin_02_078.vcf -T B078_cancer  -d $dbdir&#10;endtime=$(date +%s)&#10;timediff=$((endtime-starttime))&#10;echo total excutetime so far $timediff seconds &gt;&gt; $logfile">
            <text:p>echo $vcfdir/case_100k_bin_02_078.vcf &gt;&gt; $logfile<text:line-break/>$scriptdir/../../bin/bvd-add.pl -s $vcfdir/case_100k_bin_02_078.vcf -T B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1]&amp;&quot;.vcf &gt;&gt; $logfile&quot;&amp;CHAR(10)&amp;&quot;$scriptdir/../../bin/bvd-add.pl -s $vcfdir/case_100k_bin_&quot;&amp;[.D$2]&amp;&quot;_&quot;&amp;[.D81]&amp;&quot;.vcf -T &quot;&amp;[.D$3]&amp;[.D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8.vcf &gt;&gt; $logfile&#10;$scriptdir/../../bin/bvd-add.pl -s $vcfdir/case_100k_bin_03_078.vcf -T C078_cancer  -d $dbdir&#10;endtime=$(date +%s)&#10;timediff=$((endtime-starttime))&#10;echo total excutetime so far $timediff seconds &gt;&gt; $logfile">
            <text:p>echo $vcfdir/case_100k_bin_03_078.vcf &gt;&gt; $logfile<text:line-break/>$scriptdir/../../bin/bvd-add.pl -s $vcfdir/case_100k_bin_03_078.vcf -T C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1]&amp;&quot;.vcf &gt;&gt; $logfile&quot;&amp;CHAR(10)&amp;&quot;$scriptdir/../../bin/bvd-add.pl -s $vcfdir/case_100k_bin_&quot;&amp;[.E$2]&amp;&quot;_&quot;&amp;[.E81]&amp;&quot;.vcf -T &quot;&amp;[.E$3]&amp;[.E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8.vcf &gt;&gt; $logfile&#10;$scriptdir/../../bin/bvd-add.pl -s $vcfdir/case_100k_bin_04_078.vcf -T D078_cancer  -d $dbdir&#10;endtime=$(date +%s)&#10;timediff=$((endtime-starttime))&#10;echo total excutetime so far $timediff seconds &gt;&gt; $logfile">
            <text:p>echo $vcfdir/case_100k_bin_04_078.vcf &gt;&gt; $logfile<text:line-break/>$scriptdir/../../bin/bvd-add.pl -s $vcfdir/case_100k_bin_04_078.vcf -T D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1]&amp;&quot;.vcf &gt;&gt; $logfile&quot;&amp;CHAR(10)&amp;&quot;$scriptdir/../../bin/bvd-add.pl -s $vcfdir/case_100k_bin_&quot;&amp;[.F$2]&amp;&quot;_&quot;&amp;[.F81]&amp;&quot;.vcf -T &quot;&amp;[.F$3]&amp;[.F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8.vcf &gt;&gt; $logfile&#10;$scriptdir/../../bin/bvd-add.pl -s $vcfdir/case_100k_bin_05_078.vcf -T E078_cancer  -d $dbdir&#10;endtime=$(date +%s)&#10;timediff=$((endtime-starttime))&#10;echo total excutetime so far $timediff seconds &gt;&gt; $logfile">
            <text:p>echo $vcfdir/case_100k_bin_05_078.vcf &gt;&gt; $logfile<text:line-break/>$scriptdir/../../bin/bvd-add.pl -s $vcfdir/case_100k_bin_05_078.vcf -T E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1]&amp;&quot;.vcf &gt;&gt; $logfile&quot;&amp;CHAR(10)&amp;&quot;$scriptdir/../../bin/bvd-add.pl -s $vcfdir/case_100k_bin_&quot;&amp;[.G$2]&amp;&quot;_&quot;&amp;[.G81]&amp;&quot;.vcf -T &quot;&amp;[.G$3]&amp;[.G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8.vcf &gt;&gt; $logfile&#10;$scriptdir/../../bin/bvd-add.pl -s $vcfdir/case_100k_bin_06_078.vcf -T F078_cancer  -d $dbdir&#10;endtime=$(date +%s)&#10;timediff=$((endtime-starttime))&#10;echo total excutetime so far $timediff seconds &gt;&gt; $logfile">
            <text:p>echo $vcfdir/case_100k_bin_06_078.vcf &gt;&gt; $logfile<text:line-break/>$scriptdir/../../bin/bvd-add.pl -s $vcfdir/case_100k_bin_06_078.vcf -T F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1]&amp;&quot;.vcf &gt;&gt; $logfile&quot;&amp;CHAR(10)&amp;&quot;$scriptdir/../../bin/bvd-add.pl -s $vcfdir/case_100k_bin_&quot;&amp;[.H$2]&amp;&quot;_&quot;&amp;[.H81]&amp;&quot;.vcf -T &quot;&amp;[.H$3]&amp;[.H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8.vcf &gt;&gt; $logfile&#10;$scriptdir/../../bin/bvd-add.pl -s $vcfdir/case_100k_bin_07_078.vcf -T G078_cancer  -d $dbdir&#10;endtime=$(date +%s)&#10;timediff=$((endtime-starttime))&#10;echo total excutetime so far $timediff seconds &gt;&gt; $logfile">
            <text:p>echo $vcfdir/case_100k_bin_07_078.vcf &gt;&gt; $logfile<text:line-break/>$scriptdir/../../bin/bvd-add.pl -s $vcfdir/case_100k_bin_07_078.vcf -T G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1]&amp;&quot;.vcf &gt;&gt; $logfile&quot;&amp;CHAR(10)&amp;&quot;$scriptdir/../../bin/bvd-add.pl -s $vcfdir/case_100k_bin_&quot;&amp;[.I$2]&amp;&quot;_&quot;&amp;[.I81]&amp;&quot;.vcf -T &quot;&amp;[.I$3]&amp;[.I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8.vcf &gt;&gt; $logfile&#10;$scriptdir/../../bin/bvd-add.pl -s $vcfdir/case_100k_bin_08_078.vcf -T H078_cancer  -d $dbdir&#10;endtime=$(date +%s)&#10;timediff=$((endtime-starttime))&#10;echo total excutetime so far $timediff seconds &gt;&gt; $logfile">
            <text:p>echo $vcfdir/case_100k_bin_08_078.vcf &gt;&gt; $logfile<text:line-break/>$scriptdir/../../bin/bvd-add.pl -s $vcfdir/case_100k_bin_08_078.vcf -T H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1]&amp;&quot;.vcf &gt;&gt; $logfile&quot;&amp;CHAR(10)&amp;&quot;$scriptdir/../../bin/bvd-add.pl -s $vcfdir/case_100k_bin_&quot;&amp;[.J$2]&amp;&quot;_&quot;&amp;[.J81]&amp;&quot;.vcf -T &quot;&amp;[.J$3]&amp;[.J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8.vcf &gt;&gt; $logfile&#10;$scriptdir/../../bin/bvd-add.pl -s $vcfdir/case_100k_bin_09_078.vcf -T I078_cancer  -d $dbdir&#10;endtime=$(date +%s)&#10;timediff=$((endtime-starttime))&#10;echo total excutetime so far $timediff seconds &gt;&gt; $logfile">
            <text:p>echo $vcfdir/case_100k_bin_09_078.vcf &gt;&gt; $logfile<text:line-break/>$scriptdir/../../bin/bvd-add.pl -s $vcfdir/case_100k_bin_09_078.vcf -T I07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1]&amp;&quot;.vcf &gt;&gt; $logfile&quot;&amp;CHAR(10)&amp;&quot;$scriptdir/../../bin/bvd-add.pl -s $vcfdir/case_100k_bin_&quot;&amp;[.K$2]&amp;&quot;_&quot;&amp;[.K81]&amp;&quot;.vcf -T &quot;&amp;[.K$3]&amp;[.K8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8.vcf &gt;&gt; $logfile&#10;$scriptdir/../../bin/bvd-add.pl -s $vcfdir/case_100k_bin_10_078.vcf -T J078_cancer  -d $dbdir&#10;endtime=$(date +%s)&#10;timediff=$((endtime-starttime))&#10;echo total excutetime so far $timediff seconds &gt;&gt; $logfile">
            <text:p>echo $vcfdir/case_100k_bin_10_078.vcf &gt;&gt; $logfile<text:line-break/>$scriptdir/../../bin/bvd-add.pl -s $vcfdir/case_100k_bin_10_078.vcf -T J07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 table:formula="of:=TEXT([.$A82];&quot;000&quot;)" office:value-type="string" office:string-value="079">
            <text:p>079</text:p>
          </table:table-cell>
          <table:table-cell/>
          <table:table-cell table:formula="of:=&quot;echo $vcfdir/case_100k_bin_&quot;&amp;[.B$2]&amp;&quot;_&quot;&amp;[.B82]&amp;&quot;.vcf &gt;&gt; $logfile&quot;&amp;CHAR(10)&amp;&quot;$scriptdir/../../bin/bvd-add.pl -s $vcfdir/case_100k_bin_&quot;&amp;[.B$2]&amp;&quot;_&quot;&amp;[.B82]&amp;&quot;.vcf -T &quot;&amp;[.B$3]&amp;[.B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79.vcf &gt;&gt; $logfile&#10;$scriptdir/../../bin/bvd-add.pl -s $vcfdir/case_100k_bin_01_079.vcf -T A079_cancer  -d $dbdir&#10;endtime=$(date +%s)&#10;timediff=$((endtime-starttime))&#10;echo total excutetime so far $timediff seconds &gt;&gt; $logfile">
            <text:p>echo $vcfdir/case_100k_bin_01_079.vcf &gt;&gt; $logfile<text:line-break/>$scriptdir/../../bin/bvd-add.pl -s $vcfdir/case_100k_bin_01_079.vcf -T A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2]&amp;&quot;.vcf &gt;&gt; $logfile&quot;&amp;CHAR(10)&amp;&quot;$scriptdir/../../bin/bvd-add.pl -s $vcfdir/case_100k_bin_&quot;&amp;[.C$2]&amp;&quot;_&quot;&amp;[.C82]&amp;&quot;.vcf -T &quot;&amp;[.C$3]&amp;[.C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79.vcf &gt;&gt; $logfile&#10;$scriptdir/../../bin/bvd-add.pl -s $vcfdir/case_100k_bin_02_079.vcf -T B079_cancer  -d $dbdir&#10;endtime=$(date +%s)&#10;timediff=$((endtime-starttime))&#10;echo total excutetime so far $timediff seconds &gt;&gt; $logfile">
            <text:p>echo $vcfdir/case_100k_bin_02_079.vcf &gt;&gt; $logfile<text:line-break/>$scriptdir/../../bin/bvd-add.pl -s $vcfdir/case_100k_bin_02_079.vcf -T B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2]&amp;&quot;.vcf &gt;&gt; $logfile&quot;&amp;CHAR(10)&amp;&quot;$scriptdir/../../bin/bvd-add.pl -s $vcfdir/case_100k_bin_&quot;&amp;[.D$2]&amp;&quot;_&quot;&amp;[.D82]&amp;&quot;.vcf -T &quot;&amp;[.D$3]&amp;[.D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79.vcf &gt;&gt; $logfile&#10;$scriptdir/../../bin/bvd-add.pl -s $vcfdir/case_100k_bin_03_079.vcf -T C079_cancer  -d $dbdir&#10;endtime=$(date +%s)&#10;timediff=$((endtime-starttime))&#10;echo total excutetime so far $timediff seconds &gt;&gt; $logfile">
            <text:p>echo $vcfdir/case_100k_bin_03_079.vcf &gt;&gt; $logfile<text:line-break/>$scriptdir/../../bin/bvd-add.pl -s $vcfdir/case_100k_bin_03_079.vcf -T C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2]&amp;&quot;.vcf &gt;&gt; $logfile&quot;&amp;CHAR(10)&amp;&quot;$scriptdir/../../bin/bvd-add.pl -s $vcfdir/case_100k_bin_&quot;&amp;[.E$2]&amp;&quot;_&quot;&amp;[.E82]&amp;&quot;.vcf -T &quot;&amp;[.E$3]&amp;[.E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79.vcf &gt;&gt; $logfile&#10;$scriptdir/../../bin/bvd-add.pl -s $vcfdir/case_100k_bin_04_079.vcf -T D079_cancer  -d $dbdir&#10;endtime=$(date +%s)&#10;timediff=$((endtime-starttime))&#10;echo total excutetime so far $timediff seconds &gt;&gt; $logfile">
            <text:p>echo $vcfdir/case_100k_bin_04_079.vcf &gt;&gt; $logfile<text:line-break/>$scriptdir/../../bin/bvd-add.pl -s $vcfdir/case_100k_bin_04_079.vcf -T D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2]&amp;&quot;.vcf &gt;&gt; $logfile&quot;&amp;CHAR(10)&amp;&quot;$scriptdir/../../bin/bvd-add.pl -s $vcfdir/case_100k_bin_&quot;&amp;[.F$2]&amp;&quot;_&quot;&amp;[.F82]&amp;&quot;.vcf -T &quot;&amp;[.F$3]&amp;[.F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79.vcf &gt;&gt; $logfile&#10;$scriptdir/../../bin/bvd-add.pl -s $vcfdir/case_100k_bin_05_079.vcf -T E079_cancer  -d $dbdir&#10;endtime=$(date +%s)&#10;timediff=$((endtime-starttime))&#10;echo total excutetime so far $timediff seconds &gt;&gt; $logfile">
            <text:p>echo $vcfdir/case_100k_bin_05_079.vcf &gt;&gt; $logfile<text:line-break/>$scriptdir/../../bin/bvd-add.pl -s $vcfdir/case_100k_bin_05_079.vcf -T E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2]&amp;&quot;.vcf &gt;&gt; $logfile&quot;&amp;CHAR(10)&amp;&quot;$scriptdir/../../bin/bvd-add.pl -s $vcfdir/case_100k_bin_&quot;&amp;[.G$2]&amp;&quot;_&quot;&amp;[.G82]&amp;&quot;.vcf -T &quot;&amp;[.G$3]&amp;[.G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79.vcf &gt;&gt; $logfile&#10;$scriptdir/../../bin/bvd-add.pl -s $vcfdir/case_100k_bin_06_079.vcf -T F079_cancer  -d $dbdir&#10;endtime=$(date +%s)&#10;timediff=$((endtime-starttime))&#10;echo total excutetime so far $timediff seconds &gt;&gt; $logfile">
            <text:p>echo $vcfdir/case_100k_bin_06_079.vcf &gt;&gt; $logfile<text:line-break/>$scriptdir/../../bin/bvd-add.pl -s $vcfdir/case_100k_bin_06_079.vcf -T F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2]&amp;&quot;.vcf &gt;&gt; $logfile&quot;&amp;CHAR(10)&amp;&quot;$scriptdir/../../bin/bvd-add.pl -s $vcfdir/case_100k_bin_&quot;&amp;[.H$2]&amp;&quot;_&quot;&amp;[.H82]&amp;&quot;.vcf -T &quot;&amp;[.H$3]&amp;[.H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79.vcf &gt;&gt; $logfile&#10;$scriptdir/../../bin/bvd-add.pl -s $vcfdir/case_100k_bin_07_079.vcf -T G079_cancer  -d $dbdir&#10;endtime=$(date +%s)&#10;timediff=$((endtime-starttime))&#10;echo total excutetime so far $timediff seconds &gt;&gt; $logfile">
            <text:p>echo $vcfdir/case_100k_bin_07_079.vcf &gt;&gt; $logfile<text:line-break/>$scriptdir/../../bin/bvd-add.pl -s $vcfdir/case_100k_bin_07_079.vcf -T G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2]&amp;&quot;.vcf &gt;&gt; $logfile&quot;&amp;CHAR(10)&amp;&quot;$scriptdir/../../bin/bvd-add.pl -s $vcfdir/case_100k_bin_&quot;&amp;[.I$2]&amp;&quot;_&quot;&amp;[.I82]&amp;&quot;.vcf -T &quot;&amp;[.I$3]&amp;[.I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79.vcf &gt;&gt; $logfile&#10;$scriptdir/../../bin/bvd-add.pl -s $vcfdir/case_100k_bin_08_079.vcf -T H079_cancer  -d $dbdir&#10;endtime=$(date +%s)&#10;timediff=$((endtime-starttime))&#10;echo total excutetime so far $timediff seconds &gt;&gt; $logfile">
            <text:p>echo $vcfdir/case_100k_bin_08_079.vcf &gt;&gt; $logfile<text:line-break/>$scriptdir/../../bin/bvd-add.pl -s $vcfdir/case_100k_bin_08_079.vcf -T H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2]&amp;&quot;.vcf &gt;&gt; $logfile&quot;&amp;CHAR(10)&amp;&quot;$scriptdir/../../bin/bvd-add.pl -s $vcfdir/case_100k_bin_&quot;&amp;[.J$2]&amp;&quot;_&quot;&amp;[.J82]&amp;&quot;.vcf -T &quot;&amp;[.J$3]&amp;[.J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79.vcf &gt;&gt; $logfile&#10;$scriptdir/../../bin/bvd-add.pl -s $vcfdir/case_100k_bin_09_079.vcf -T I079_cancer  -d $dbdir&#10;endtime=$(date +%s)&#10;timediff=$((endtime-starttime))&#10;echo total excutetime so far $timediff seconds &gt;&gt; $logfile">
            <text:p>echo $vcfdir/case_100k_bin_09_079.vcf &gt;&gt; $logfile<text:line-break/>$scriptdir/../../bin/bvd-add.pl -s $vcfdir/case_100k_bin_09_079.vcf -T I07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2]&amp;&quot;.vcf &gt;&gt; $logfile&quot;&amp;CHAR(10)&amp;&quot;$scriptdir/../../bin/bvd-add.pl -s $vcfdir/case_100k_bin_&quot;&amp;[.K$2]&amp;&quot;_&quot;&amp;[.K82]&amp;&quot;.vcf -T &quot;&amp;[.K$3]&amp;[.K8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79.vcf &gt;&gt; $logfile&#10;$scriptdir/../../bin/bvd-add.pl -s $vcfdir/case_100k_bin_10_079.vcf -T J079_cancer  -d $dbdir&#10;endtime=$(date +%s)&#10;timediff=$((endtime-starttime))&#10;echo total excutetime so far $timediff seconds &gt;&gt; $logfile">
            <text:p>echo $vcfdir/case_100k_bin_10_079.vcf &gt;&gt; $logfile<text:line-break/>$scriptdir/../../bin/bvd-add.pl -s $vcfdir/case_100k_bin_10_079.vcf -T J07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 table:formula="of:=TEXT([.$A83];&quot;000&quot;)" office:value-type="string" office:string-value="080">
            <text:p>080</text:p>
          </table:table-cell>
          <table:table-cell/>
          <table:table-cell table:formula="of:=&quot;echo $vcfdir/case_100k_bin_&quot;&amp;[.B$2]&amp;&quot;_&quot;&amp;[.B83]&amp;&quot;.vcf &gt;&gt; $logfile&quot;&amp;CHAR(10)&amp;&quot;$scriptdir/../../bin/bvd-add.pl -s $vcfdir/case_100k_bin_&quot;&amp;[.B$2]&amp;&quot;_&quot;&amp;[.B83]&amp;&quot;.vcf -T &quot;&amp;[.B$3]&amp;[.B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0.vcf &gt;&gt; $logfile&#10;$scriptdir/../../bin/bvd-add.pl -s $vcfdir/case_100k_bin_01_080.vcf -T A080_cancer  -d $dbdir&#10;endtime=$(date +%s)&#10;timediff=$((endtime-starttime))&#10;echo total excutetime so far $timediff seconds &gt;&gt; $logfile">
            <text:p>echo $vcfdir/case_100k_bin_01_080.vcf &gt;&gt; $logfile<text:line-break/>$scriptdir/../../bin/bvd-add.pl -s $vcfdir/case_100k_bin_01_080.vcf -T A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3]&amp;&quot;.vcf &gt;&gt; $logfile&quot;&amp;CHAR(10)&amp;&quot;$scriptdir/../../bin/bvd-add.pl -s $vcfdir/case_100k_bin_&quot;&amp;[.C$2]&amp;&quot;_&quot;&amp;[.C83]&amp;&quot;.vcf -T &quot;&amp;[.C$3]&amp;[.C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0.vcf &gt;&gt; $logfile&#10;$scriptdir/../../bin/bvd-add.pl -s $vcfdir/case_100k_bin_02_080.vcf -T B080_cancer  -d $dbdir&#10;endtime=$(date +%s)&#10;timediff=$((endtime-starttime))&#10;echo total excutetime so far $timediff seconds &gt;&gt; $logfile">
            <text:p>echo $vcfdir/case_100k_bin_02_080.vcf &gt;&gt; $logfile<text:line-break/>$scriptdir/../../bin/bvd-add.pl -s $vcfdir/case_100k_bin_02_080.vcf -T B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3]&amp;&quot;.vcf &gt;&gt; $logfile&quot;&amp;CHAR(10)&amp;&quot;$scriptdir/../../bin/bvd-add.pl -s $vcfdir/case_100k_bin_&quot;&amp;[.D$2]&amp;&quot;_&quot;&amp;[.D83]&amp;&quot;.vcf -T &quot;&amp;[.D$3]&amp;[.D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0.vcf &gt;&gt; $logfile&#10;$scriptdir/../../bin/bvd-add.pl -s $vcfdir/case_100k_bin_03_080.vcf -T C080_cancer  -d $dbdir&#10;endtime=$(date +%s)&#10;timediff=$((endtime-starttime))&#10;echo total excutetime so far $timediff seconds &gt;&gt; $logfile">
            <text:p>echo $vcfdir/case_100k_bin_03_080.vcf &gt;&gt; $logfile<text:line-break/>$scriptdir/../../bin/bvd-add.pl -s $vcfdir/case_100k_bin_03_080.vcf -T C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3]&amp;&quot;.vcf &gt;&gt; $logfile&quot;&amp;CHAR(10)&amp;&quot;$scriptdir/../../bin/bvd-add.pl -s $vcfdir/case_100k_bin_&quot;&amp;[.E$2]&amp;&quot;_&quot;&amp;[.E83]&amp;&quot;.vcf -T &quot;&amp;[.E$3]&amp;[.E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0.vcf &gt;&gt; $logfile&#10;$scriptdir/../../bin/bvd-add.pl -s $vcfdir/case_100k_bin_04_080.vcf -T D080_cancer  -d $dbdir&#10;endtime=$(date +%s)&#10;timediff=$((endtime-starttime))&#10;echo total excutetime so far $timediff seconds &gt;&gt; $logfile">
            <text:p>echo $vcfdir/case_100k_bin_04_080.vcf &gt;&gt; $logfile<text:line-break/>$scriptdir/../../bin/bvd-add.pl -s $vcfdir/case_100k_bin_04_080.vcf -T D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3]&amp;&quot;.vcf &gt;&gt; $logfile&quot;&amp;CHAR(10)&amp;&quot;$scriptdir/../../bin/bvd-add.pl -s $vcfdir/case_100k_bin_&quot;&amp;[.F$2]&amp;&quot;_&quot;&amp;[.F83]&amp;&quot;.vcf -T &quot;&amp;[.F$3]&amp;[.F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0.vcf &gt;&gt; $logfile&#10;$scriptdir/../../bin/bvd-add.pl -s $vcfdir/case_100k_bin_05_080.vcf -T E080_cancer  -d $dbdir&#10;endtime=$(date +%s)&#10;timediff=$((endtime-starttime))&#10;echo total excutetime so far $timediff seconds &gt;&gt; $logfile">
            <text:p>echo $vcfdir/case_100k_bin_05_080.vcf &gt;&gt; $logfile<text:line-break/>$scriptdir/../../bin/bvd-add.pl -s $vcfdir/case_100k_bin_05_080.vcf -T E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3]&amp;&quot;.vcf &gt;&gt; $logfile&quot;&amp;CHAR(10)&amp;&quot;$scriptdir/../../bin/bvd-add.pl -s $vcfdir/case_100k_bin_&quot;&amp;[.G$2]&amp;&quot;_&quot;&amp;[.G83]&amp;&quot;.vcf -T &quot;&amp;[.G$3]&amp;[.G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0.vcf &gt;&gt; $logfile&#10;$scriptdir/../../bin/bvd-add.pl -s $vcfdir/case_100k_bin_06_080.vcf -T F080_cancer  -d $dbdir&#10;endtime=$(date +%s)&#10;timediff=$((endtime-starttime))&#10;echo total excutetime so far $timediff seconds &gt;&gt; $logfile">
            <text:p>echo $vcfdir/case_100k_bin_06_080.vcf &gt;&gt; $logfile<text:line-break/>$scriptdir/../../bin/bvd-add.pl -s $vcfdir/case_100k_bin_06_080.vcf -T F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3]&amp;&quot;.vcf &gt;&gt; $logfile&quot;&amp;CHAR(10)&amp;&quot;$scriptdir/../../bin/bvd-add.pl -s $vcfdir/case_100k_bin_&quot;&amp;[.H$2]&amp;&quot;_&quot;&amp;[.H83]&amp;&quot;.vcf -T &quot;&amp;[.H$3]&amp;[.H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0.vcf &gt;&gt; $logfile&#10;$scriptdir/../../bin/bvd-add.pl -s $vcfdir/case_100k_bin_07_080.vcf -T G080_cancer  -d $dbdir&#10;endtime=$(date +%s)&#10;timediff=$((endtime-starttime))&#10;echo total excutetime so far $timediff seconds &gt;&gt; $logfile">
            <text:p>echo $vcfdir/case_100k_bin_07_080.vcf &gt;&gt; $logfile<text:line-break/>$scriptdir/../../bin/bvd-add.pl -s $vcfdir/case_100k_bin_07_080.vcf -T G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3]&amp;&quot;.vcf &gt;&gt; $logfile&quot;&amp;CHAR(10)&amp;&quot;$scriptdir/../../bin/bvd-add.pl -s $vcfdir/case_100k_bin_&quot;&amp;[.I$2]&amp;&quot;_&quot;&amp;[.I83]&amp;&quot;.vcf -T &quot;&amp;[.I$3]&amp;[.I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0.vcf &gt;&gt; $logfile&#10;$scriptdir/../../bin/bvd-add.pl -s $vcfdir/case_100k_bin_08_080.vcf -T H080_cancer  -d $dbdir&#10;endtime=$(date +%s)&#10;timediff=$((endtime-starttime))&#10;echo total excutetime so far $timediff seconds &gt;&gt; $logfile">
            <text:p>echo $vcfdir/case_100k_bin_08_080.vcf &gt;&gt; $logfile<text:line-break/>$scriptdir/../../bin/bvd-add.pl -s $vcfdir/case_100k_bin_08_080.vcf -T H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3]&amp;&quot;.vcf &gt;&gt; $logfile&quot;&amp;CHAR(10)&amp;&quot;$scriptdir/../../bin/bvd-add.pl -s $vcfdir/case_100k_bin_&quot;&amp;[.J$2]&amp;&quot;_&quot;&amp;[.J83]&amp;&quot;.vcf -T &quot;&amp;[.J$3]&amp;[.J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0.vcf &gt;&gt; $logfile&#10;$scriptdir/../../bin/bvd-add.pl -s $vcfdir/case_100k_bin_09_080.vcf -T I080_cancer  -d $dbdir&#10;endtime=$(date +%s)&#10;timediff=$((endtime-starttime))&#10;echo total excutetime so far $timediff seconds &gt;&gt; $logfile">
            <text:p>echo $vcfdir/case_100k_bin_09_080.vcf &gt;&gt; $logfile<text:line-break/>$scriptdir/../../bin/bvd-add.pl -s $vcfdir/case_100k_bin_09_080.vcf -T I08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3]&amp;&quot;.vcf &gt;&gt; $logfile&quot;&amp;CHAR(10)&amp;&quot;$scriptdir/../../bin/bvd-add.pl -s $vcfdir/case_100k_bin_&quot;&amp;[.K$2]&amp;&quot;_&quot;&amp;[.K83]&amp;&quot;.vcf -T &quot;&amp;[.K$3]&amp;[.K8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0.vcf &gt;&gt; $logfile&#10;$scriptdir/../../bin/bvd-add.pl -s $vcfdir/case_100k_bin_10_080.vcf -T J080_cancer  -d $dbdir&#10;endtime=$(date +%s)&#10;timediff=$((endtime-starttime))&#10;echo total excutetime so far $timediff seconds &gt;&gt; $logfile">
            <text:p>echo $vcfdir/case_100k_bin_10_080.vcf &gt;&gt; $logfile<text:line-break/>$scriptdir/../../bin/bvd-add.pl -s $vcfdir/case_100k_bin_10_080.vcf -T J08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 table:formula="of:=TEXT([.$A84];&quot;000&quot;)" office:value-type="string" office:string-value="081">
            <text:p>081</text:p>
          </table:table-cell>
          <table:table-cell/>
          <table:table-cell table:formula="of:=&quot;echo $vcfdir/case_100k_bin_&quot;&amp;[.B$2]&amp;&quot;_&quot;&amp;[.B84]&amp;&quot;.vcf &gt;&gt; $logfile&quot;&amp;CHAR(10)&amp;&quot;$scriptdir/../../bin/bvd-add.pl -s $vcfdir/case_100k_bin_&quot;&amp;[.B$2]&amp;&quot;_&quot;&amp;[.B84]&amp;&quot;.vcf -T &quot;&amp;[.B$3]&amp;[.B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1.vcf &gt;&gt; $logfile&#10;$scriptdir/../../bin/bvd-add.pl -s $vcfdir/case_100k_bin_01_081.vcf -T A081_cancer  -d $dbdir&#10;endtime=$(date +%s)&#10;timediff=$((endtime-starttime))&#10;echo total excutetime so far $timediff seconds &gt;&gt; $logfile">
            <text:p>echo $vcfdir/case_100k_bin_01_081.vcf &gt;&gt; $logfile<text:line-break/>$scriptdir/../../bin/bvd-add.pl -s $vcfdir/case_100k_bin_01_081.vcf -T A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4]&amp;&quot;.vcf &gt;&gt; $logfile&quot;&amp;CHAR(10)&amp;&quot;$scriptdir/../../bin/bvd-add.pl -s $vcfdir/case_100k_bin_&quot;&amp;[.C$2]&amp;&quot;_&quot;&amp;[.C84]&amp;&quot;.vcf -T &quot;&amp;[.C$3]&amp;[.C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1.vcf &gt;&gt; $logfile&#10;$scriptdir/../../bin/bvd-add.pl -s $vcfdir/case_100k_bin_02_081.vcf -T B081_cancer  -d $dbdir&#10;endtime=$(date +%s)&#10;timediff=$((endtime-starttime))&#10;echo total excutetime so far $timediff seconds &gt;&gt; $logfile">
            <text:p>echo $vcfdir/case_100k_bin_02_081.vcf &gt;&gt; $logfile<text:line-break/>$scriptdir/../../bin/bvd-add.pl -s $vcfdir/case_100k_bin_02_081.vcf -T B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4]&amp;&quot;.vcf &gt;&gt; $logfile&quot;&amp;CHAR(10)&amp;&quot;$scriptdir/../../bin/bvd-add.pl -s $vcfdir/case_100k_bin_&quot;&amp;[.D$2]&amp;&quot;_&quot;&amp;[.D84]&amp;&quot;.vcf -T &quot;&amp;[.D$3]&amp;[.D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1.vcf &gt;&gt; $logfile&#10;$scriptdir/../../bin/bvd-add.pl -s $vcfdir/case_100k_bin_03_081.vcf -T C081_cancer  -d $dbdir&#10;endtime=$(date +%s)&#10;timediff=$((endtime-starttime))&#10;echo total excutetime so far $timediff seconds &gt;&gt; $logfile">
            <text:p>echo $vcfdir/case_100k_bin_03_081.vcf &gt;&gt; $logfile<text:line-break/>$scriptdir/../../bin/bvd-add.pl -s $vcfdir/case_100k_bin_03_081.vcf -T C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4]&amp;&quot;.vcf &gt;&gt; $logfile&quot;&amp;CHAR(10)&amp;&quot;$scriptdir/../../bin/bvd-add.pl -s $vcfdir/case_100k_bin_&quot;&amp;[.E$2]&amp;&quot;_&quot;&amp;[.E84]&amp;&quot;.vcf -T &quot;&amp;[.E$3]&amp;[.E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1.vcf &gt;&gt; $logfile&#10;$scriptdir/../../bin/bvd-add.pl -s $vcfdir/case_100k_bin_04_081.vcf -T D081_cancer  -d $dbdir&#10;endtime=$(date +%s)&#10;timediff=$((endtime-starttime))&#10;echo total excutetime so far $timediff seconds &gt;&gt; $logfile">
            <text:p>echo $vcfdir/case_100k_bin_04_081.vcf &gt;&gt; $logfile<text:line-break/>$scriptdir/../../bin/bvd-add.pl -s $vcfdir/case_100k_bin_04_081.vcf -T D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4]&amp;&quot;.vcf &gt;&gt; $logfile&quot;&amp;CHAR(10)&amp;&quot;$scriptdir/../../bin/bvd-add.pl -s $vcfdir/case_100k_bin_&quot;&amp;[.F$2]&amp;&quot;_&quot;&amp;[.F84]&amp;&quot;.vcf -T &quot;&amp;[.F$3]&amp;[.F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1.vcf &gt;&gt; $logfile&#10;$scriptdir/../../bin/bvd-add.pl -s $vcfdir/case_100k_bin_05_081.vcf -T E081_cancer  -d $dbdir&#10;endtime=$(date +%s)&#10;timediff=$((endtime-starttime))&#10;echo total excutetime so far $timediff seconds &gt;&gt; $logfile">
            <text:p>echo $vcfdir/case_100k_bin_05_081.vcf &gt;&gt; $logfile<text:line-break/>$scriptdir/../../bin/bvd-add.pl -s $vcfdir/case_100k_bin_05_081.vcf -T E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4]&amp;&quot;.vcf &gt;&gt; $logfile&quot;&amp;CHAR(10)&amp;&quot;$scriptdir/../../bin/bvd-add.pl -s $vcfdir/case_100k_bin_&quot;&amp;[.G$2]&amp;&quot;_&quot;&amp;[.G84]&amp;&quot;.vcf -T &quot;&amp;[.G$3]&amp;[.G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1.vcf &gt;&gt; $logfile&#10;$scriptdir/../../bin/bvd-add.pl -s $vcfdir/case_100k_bin_06_081.vcf -T F081_cancer  -d $dbdir&#10;endtime=$(date +%s)&#10;timediff=$((endtime-starttime))&#10;echo total excutetime so far $timediff seconds &gt;&gt; $logfile">
            <text:p>echo $vcfdir/case_100k_bin_06_081.vcf &gt;&gt; $logfile<text:line-break/>$scriptdir/../../bin/bvd-add.pl -s $vcfdir/case_100k_bin_06_081.vcf -T F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4]&amp;&quot;.vcf &gt;&gt; $logfile&quot;&amp;CHAR(10)&amp;&quot;$scriptdir/../../bin/bvd-add.pl -s $vcfdir/case_100k_bin_&quot;&amp;[.H$2]&amp;&quot;_&quot;&amp;[.H84]&amp;&quot;.vcf -T &quot;&amp;[.H$3]&amp;[.H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1.vcf &gt;&gt; $logfile&#10;$scriptdir/../../bin/bvd-add.pl -s $vcfdir/case_100k_bin_07_081.vcf -T G081_cancer  -d $dbdir&#10;endtime=$(date +%s)&#10;timediff=$((endtime-starttime))&#10;echo total excutetime so far $timediff seconds &gt;&gt; $logfile">
            <text:p>echo $vcfdir/case_100k_bin_07_081.vcf &gt;&gt; $logfile<text:line-break/>$scriptdir/../../bin/bvd-add.pl -s $vcfdir/case_100k_bin_07_081.vcf -T G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4]&amp;&quot;.vcf &gt;&gt; $logfile&quot;&amp;CHAR(10)&amp;&quot;$scriptdir/../../bin/bvd-add.pl -s $vcfdir/case_100k_bin_&quot;&amp;[.I$2]&amp;&quot;_&quot;&amp;[.I84]&amp;&quot;.vcf -T &quot;&amp;[.I$3]&amp;[.I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1.vcf &gt;&gt; $logfile&#10;$scriptdir/../../bin/bvd-add.pl -s $vcfdir/case_100k_bin_08_081.vcf -T H081_cancer  -d $dbdir&#10;endtime=$(date +%s)&#10;timediff=$((endtime-starttime))&#10;echo total excutetime so far $timediff seconds &gt;&gt; $logfile">
            <text:p>echo $vcfdir/case_100k_bin_08_081.vcf &gt;&gt; $logfile<text:line-break/>$scriptdir/../../bin/bvd-add.pl -s $vcfdir/case_100k_bin_08_081.vcf -T H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4]&amp;&quot;.vcf &gt;&gt; $logfile&quot;&amp;CHAR(10)&amp;&quot;$scriptdir/../../bin/bvd-add.pl -s $vcfdir/case_100k_bin_&quot;&amp;[.J$2]&amp;&quot;_&quot;&amp;[.J84]&amp;&quot;.vcf -T &quot;&amp;[.J$3]&amp;[.J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1.vcf &gt;&gt; $logfile&#10;$scriptdir/../../bin/bvd-add.pl -s $vcfdir/case_100k_bin_09_081.vcf -T I081_cancer  -d $dbdir&#10;endtime=$(date +%s)&#10;timediff=$((endtime-starttime))&#10;echo total excutetime so far $timediff seconds &gt;&gt; $logfile">
            <text:p>echo $vcfdir/case_100k_bin_09_081.vcf &gt;&gt; $logfile<text:line-break/>$scriptdir/../../bin/bvd-add.pl -s $vcfdir/case_100k_bin_09_081.vcf -T I08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4]&amp;&quot;.vcf &gt;&gt; $logfile&quot;&amp;CHAR(10)&amp;&quot;$scriptdir/../../bin/bvd-add.pl -s $vcfdir/case_100k_bin_&quot;&amp;[.K$2]&amp;&quot;_&quot;&amp;[.K84]&amp;&quot;.vcf -T &quot;&amp;[.K$3]&amp;[.K8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1.vcf &gt;&gt; $logfile&#10;$scriptdir/../../bin/bvd-add.pl -s $vcfdir/case_100k_bin_10_081.vcf -T J081_cancer  -d $dbdir&#10;endtime=$(date +%s)&#10;timediff=$((endtime-starttime))&#10;echo total excutetime so far $timediff seconds &gt;&gt; $logfile">
            <text:p>echo $vcfdir/case_100k_bin_10_081.vcf &gt;&gt; $logfile<text:line-break/>$scriptdir/../../bin/bvd-add.pl -s $vcfdir/case_100k_bin_10_081.vcf -T J08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 table:formula="of:=TEXT([.$A85];&quot;000&quot;)" office:value-type="string" office:string-value="082">
            <text:p>082</text:p>
          </table:table-cell>
          <table:table-cell/>
          <table:table-cell table:formula="of:=&quot;echo $vcfdir/case_100k_bin_&quot;&amp;[.B$2]&amp;&quot;_&quot;&amp;[.B85]&amp;&quot;.vcf &gt;&gt; $logfile&quot;&amp;CHAR(10)&amp;&quot;$scriptdir/../../bin/bvd-add.pl -s $vcfdir/case_100k_bin_&quot;&amp;[.B$2]&amp;&quot;_&quot;&amp;[.B85]&amp;&quot;.vcf -T &quot;&amp;[.B$3]&amp;[.B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2.vcf &gt;&gt; $logfile&#10;$scriptdir/../../bin/bvd-add.pl -s $vcfdir/case_100k_bin_01_082.vcf -T A082_cancer  -d $dbdir&#10;endtime=$(date +%s)&#10;timediff=$((endtime-starttime))&#10;echo total excutetime so far $timediff seconds &gt;&gt; $logfile">
            <text:p>echo $vcfdir/case_100k_bin_01_082.vcf &gt;&gt; $logfile<text:line-break/>$scriptdir/../../bin/bvd-add.pl -s $vcfdir/case_100k_bin_01_082.vcf -T A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5]&amp;&quot;.vcf &gt;&gt; $logfile&quot;&amp;CHAR(10)&amp;&quot;$scriptdir/../../bin/bvd-add.pl -s $vcfdir/case_100k_bin_&quot;&amp;[.C$2]&amp;&quot;_&quot;&amp;[.C85]&amp;&quot;.vcf -T &quot;&amp;[.C$3]&amp;[.C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2.vcf &gt;&gt; $logfile&#10;$scriptdir/../../bin/bvd-add.pl -s $vcfdir/case_100k_bin_02_082.vcf -T B082_cancer  -d $dbdir&#10;endtime=$(date +%s)&#10;timediff=$((endtime-starttime))&#10;echo total excutetime so far $timediff seconds &gt;&gt; $logfile">
            <text:p>echo $vcfdir/case_100k_bin_02_082.vcf &gt;&gt; $logfile<text:line-break/>$scriptdir/../../bin/bvd-add.pl -s $vcfdir/case_100k_bin_02_082.vcf -T B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5]&amp;&quot;.vcf &gt;&gt; $logfile&quot;&amp;CHAR(10)&amp;&quot;$scriptdir/../../bin/bvd-add.pl -s $vcfdir/case_100k_bin_&quot;&amp;[.D$2]&amp;&quot;_&quot;&amp;[.D85]&amp;&quot;.vcf -T &quot;&amp;[.D$3]&amp;[.D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2.vcf &gt;&gt; $logfile&#10;$scriptdir/../../bin/bvd-add.pl -s $vcfdir/case_100k_bin_03_082.vcf -T C082_cancer  -d $dbdir&#10;endtime=$(date +%s)&#10;timediff=$((endtime-starttime))&#10;echo total excutetime so far $timediff seconds &gt;&gt; $logfile">
            <text:p>echo $vcfdir/case_100k_bin_03_082.vcf &gt;&gt; $logfile<text:line-break/>$scriptdir/../../bin/bvd-add.pl -s $vcfdir/case_100k_bin_03_082.vcf -T C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5]&amp;&quot;.vcf &gt;&gt; $logfile&quot;&amp;CHAR(10)&amp;&quot;$scriptdir/../../bin/bvd-add.pl -s $vcfdir/case_100k_bin_&quot;&amp;[.E$2]&amp;&quot;_&quot;&amp;[.E85]&amp;&quot;.vcf -T &quot;&amp;[.E$3]&amp;[.E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2.vcf &gt;&gt; $logfile&#10;$scriptdir/../../bin/bvd-add.pl -s $vcfdir/case_100k_bin_04_082.vcf -T D082_cancer  -d $dbdir&#10;endtime=$(date +%s)&#10;timediff=$((endtime-starttime))&#10;echo total excutetime so far $timediff seconds &gt;&gt; $logfile">
            <text:p>echo $vcfdir/case_100k_bin_04_082.vcf &gt;&gt; $logfile<text:line-break/>$scriptdir/../../bin/bvd-add.pl -s $vcfdir/case_100k_bin_04_082.vcf -T D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5]&amp;&quot;.vcf &gt;&gt; $logfile&quot;&amp;CHAR(10)&amp;&quot;$scriptdir/../../bin/bvd-add.pl -s $vcfdir/case_100k_bin_&quot;&amp;[.F$2]&amp;&quot;_&quot;&amp;[.F85]&amp;&quot;.vcf -T &quot;&amp;[.F$3]&amp;[.F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2.vcf &gt;&gt; $logfile&#10;$scriptdir/../../bin/bvd-add.pl -s $vcfdir/case_100k_bin_05_082.vcf -T E082_cancer  -d $dbdir&#10;endtime=$(date +%s)&#10;timediff=$((endtime-starttime))&#10;echo total excutetime so far $timediff seconds &gt;&gt; $logfile">
            <text:p>echo $vcfdir/case_100k_bin_05_082.vcf &gt;&gt; $logfile<text:line-break/>$scriptdir/../../bin/bvd-add.pl -s $vcfdir/case_100k_bin_05_082.vcf -T E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5]&amp;&quot;.vcf &gt;&gt; $logfile&quot;&amp;CHAR(10)&amp;&quot;$scriptdir/../../bin/bvd-add.pl -s $vcfdir/case_100k_bin_&quot;&amp;[.G$2]&amp;&quot;_&quot;&amp;[.G85]&amp;&quot;.vcf -T &quot;&amp;[.G$3]&amp;[.G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2.vcf &gt;&gt; $logfile&#10;$scriptdir/../../bin/bvd-add.pl -s $vcfdir/case_100k_bin_06_082.vcf -T F082_cancer  -d $dbdir&#10;endtime=$(date +%s)&#10;timediff=$((endtime-starttime))&#10;echo total excutetime so far $timediff seconds &gt;&gt; $logfile">
            <text:p>echo $vcfdir/case_100k_bin_06_082.vcf &gt;&gt; $logfile<text:line-break/>$scriptdir/../../bin/bvd-add.pl -s $vcfdir/case_100k_bin_06_082.vcf -T F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5]&amp;&quot;.vcf &gt;&gt; $logfile&quot;&amp;CHAR(10)&amp;&quot;$scriptdir/../../bin/bvd-add.pl -s $vcfdir/case_100k_bin_&quot;&amp;[.H$2]&amp;&quot;_&quot;&amp;[.H85]&amp;&quot;.vcf -T &quot;&amp;[.H$3]&amp;[.H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2.vcf &gt;&gt; $logfile&#10;$scriptdir/../../bin/bvd-add.pl -s $vcfdir/case_100k_bin_07_082.vcf -T G082_cancer  -d $dbdir&#10;endtime=$(date +%s)&#10;timediff=$((endtime-starttime))&#10;echo total excutetime so far $timediff seconds &gt;&gt; $logfile">
            <text:p>echo $vcfdir/case_100k_bin_07_082.vcf &gt;&gt; $logfile<text:line-break/>$scriptdir/../../bin/bvd-add.pl -s $vcfdir/case_100k_bin_07_082.vcf -T G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5]&amp;&quot;.vcf &gt;&gt; $logfile&quot;&amp;CHAR(10)&amp;&quot;$scriptdir/../../bin/bvd-add.pl -s $vcfdir/case_100k_bin_&quot;&amp;[.I$2]&amp;&quot;_&quot;&amp;[.I85]&amp;&quot;.vcf -T &quot;&amp;[.I$3]&amp;[.I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2.vcf &gt;&gt; $logfile&#10;$scriptdir/../../bin/bvd-add.pl -s $vcfdir/case_100k_bin_08_082.vcf -T H082_cancer  -d $dbdir&#10;endtime=$(date +%s)&#10;timediff=$((endtime-starttime))&#10;echo total excutetime so far $timediff seconds &gt;&gt; $logfile">
            <text:p>echo $vcfdir/case_100k_bin_08_082.vcf &gt;&gt; $logfile<text:line-break/>$scriptdir/../../bin/bvd-add.pl -s $vcfdir/case_100k_bin_08_082.vcf -T H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5]&amp;&quot;.vcf &gt;&gt; $logfile&quot;&amp;CHAR(10)&amp;&quot;$scriptdir/../../bin/bvd-add.pl -s $vcfdir/case_100k_bin_&quot;&amp;[.J$2]&amp;&quot;_&quot;&amp;[.J85]&amp;&quot;.vcf -T &quot;&amp;[.J$3]&amp;[.J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2.vcf &gt;&gt; $logfile&#10;$scriptdir/../../bin/bvd-add.pl -s $vcfdir/case_100k_bin_09_082.vcf -T I082_cancer  -d $dbdir&#10;endtime=$(date +%s)&#10;timediff=$((endtime-starttime))&#10;echo total excutetime so far $timediff seconds &gt;&gt; $logfile">
            <text:p>echo $vcfdir/case_100k_bin_09_082.vcf &gt;&gt; $logfile<text:line-break/>$scriptdir/../../bin/bvd-add.pl -s $vcfdir/case_100k_bin_09_082.vcf -T I08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5]&amp;&quot;.vcf &gt;&gt; $logfile&quot;&amp;CHAR(10)&amp;&quot;$scriptdir/../../bin/bvd-add.pl -s $vcfdir/case_100k_bin_&quot;&amp;[.K$2]&amp;&quot;_&quot;&amp;[.K85]&amp;&quot;.vcf -T &quot;&amp;[.K$3]&amp;[.K8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2.vcf &gt;&gt; $logfile&#10;$scriptdir/../../bin/bvd-add.pl -s $vcfdir/case_100k_bin_10_082.vcf -T J082_cancer  -d $dbdir&#10;endtime=$(date +%s)&#10;timediff=$((endtime-starttime))&#10;echo total excutetime so far $timediff seconds &gt;&gt; $logfile">
            <text:p>echo $vcfdir/case_100k_bin_10_082.vcf &gt;&gt; $logfile<text:line-break/>$scriptdir/../../bin/bvd-add.pl -s $vcfdir/case_100k_bin_10_082.vcf -T J08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 table:formula="of:=TEXT([.$A86];&quot;000&quot;)" office:value-type="string" office:string-value="083">
            <text:p>083</text:p>
          </table:table-cell>
          <table:table-cell/>
          <table:table-cell table:formula="of:=&quot;echo $vcfdir/case_100k_bin_&quot;&amp;[.B$2]&amp;&quot;_&quot;&amp;[.B86]&amp;&quot;.vcf &gt;&gt; $logfile&quot;&amp;CHAR(10)&amp;&quot;$scriptdir/../../bin/bvd-add.pl -s $vcfdir/case_100k_bin_&quot;&amp;[.B$2]&amp;&quot;_&quot;&amp;[.B86]&amp;&quot;.vcf -T &quot;&amp;[.B$3]&amp;[.B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3.vcf &gt;&gt; $logfile&#10;$scriptdir/../../bin/bvd-add.pl -s $vcfdir/case_100k_bin_01_083.vcf -T A083_cancer  -d $dbdir&#10;endtime=$(date +%s)&#10;timediff=$((endtime-starttime))&#10;echo total excutetime so far $timediff seconds &gt;&gt; $logfile">
            <text:p>echo $vcfdir/case_100k_bin_01_083.vcf &gt;&gt; $logfile<text:line-break/>$scriptdir/../../bin/bvd-add.pl -s $vcfdir/case_100k_bin_01_083.vcf -T A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6]&amp;&quot;.vcf &gt;&gt; $logfile&quot;&amp;CHAR(10)&amp;&quot;$scriptdir/../../bin/bvd-add.pl -s $vcfdir/case_100k_bin_&quot;&amp;[.C$2]&amp;&quot;_&quot;&amp;[.C86]&amp;&quot;.vcf -T &quot;&amp;[.C$3]&amp;[.C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3.vcf &gt;&gt; $logfile&#10;$scriptdir/../../bin/bvd-add.pl -s $vcfdir/case_100k_bin_02_083.vcf -T B083_cancer  -d $dbdir&#10;endtime=$(date +%s)&#10;timediff=$((endtime-starttime))&#10;echo total excutetime so far $timediff seconds &gt;&gt; $logfile">
            <text:p>echo $vcfdir/case_100k_bin_02_083.vcf &gt;&gt; $logfile<text:line-break/>$scriptdir/../../bin/bvd-add.pl -s $vcfdir/case_100k_bin_02_083.vcf -T B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6]&amp;&quot;.vcf &gt;&gt; $logfile&quot;&amp;CHAR(10)&amp;&quot;$scriptdir/../../bin/bvd-add.pl -s $vcfdir/case_100k_bin_&quot;&amp;[.D$2]&amp;&quot;_&quot;&amp;[.D86]&amp;&quot;.vcf -T &quot;&amp;[.D$3]&amp;[.D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3.vcf &gt;&gt; $logfile&#10;$scriptdir/../../bin/bvd-add.pl -s $vcfdir/case_100k_bin_03_083.vcf -T C083_cancer  -d $dbdir&#10;endtime=$(date +%s)&#10;timediff=$((endtime-starttime))&#10;echo total excutetime so far $timediff seconds &gt;&gt; $logfile">
            <text:p>echo $vcfdir/case_100k_bin_03_083.vcf &gt;&gt; $logfile<text:line-break/>$scriptdir/../../bin/bvd-add.pl -s $vcfdir/case_100k_bin_03_083.vcf -T C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6]&amp;&quot;.vcf &gt;&gt; $logfile&quot;&amp;CHAR(10)&amp;&quot;$scriptdir/../../bin/bvd-add.pl -s $vcfdir/case_100k_bin_&quot;&amp;[.E$2]&amp;&quot;_&quot;&amp;[.E86]&amp;&quot;.vcf -T &quot;&amp;[.E$3]&amp;[.E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3.vcf &gt;&gt; $logfile&#10;$scriptdir/../../bin/bvd-add.pl -s $vcfdir/case_100k_bin_04_083.vcf -T D083_cancer  -d $dbdir&#10;endtime=$(date +%s)&#10;timediff=$((endtime-starttime))&#10;echo total excutetime so far $timediff seconds &gt;&gt; $logfile">
            <text:p>echo $vcfdir/case_100k_bin_04_083.vcf &gt;&gt; $logfile<text:line-break/>$scriptdir/../../bin/bvd-add.pl -s $vcfdir/case_100k_bin_04_083.vcf -T D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6]&amp;&quot;.vcf &gt;&gt; $logfile&quot;&amp;CHAR(10)&amp;&quot;$scriptdir/../../bin/bvd-add.pl -s $vcfdir/case_100k_bin_&quot;&amp;[.F$2]&amp;&quot;_&quot;&amp;[.F86]&amp;&quot;.vcf -T &quot;&amp;[.F$3]&amp;[.F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3.vcf &gt;&gt; $logfile&#10;$scriptdir/../../bin/bvd-add.pl -s $vcfdir/case_100k_bin_05_083.vcf -T E083_cancer  -d $dbdir&#10;endtime=$(date +%s)&#10;timediff=$((endtime-starttime))&#10;echo total excutetime so far $timediff seconds &gt;&gt; $logfile">
            <text:p>echo $vcfdir/case_100k_bin_05_083.vcf &gt;&gt; $logfile<text:line-break/>$scriptdir/../../bin/bvd-add.pl -s $vcfdir/case_100k_bin_05_083.vcf -T E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6]&amp;&quot;.vcf &gt;&gt; $logfile&quot;&amp;CHAR(10)&amp;&quot;$scriptdir/../../bin/bvd-add.pl -s $vcfdir/case_100k_bin_&quot;&amp;[.G$2]&amp;&quot;_&quot;&amp;[.G86]&amp;&quot;.vcf -T &quot;&amp;[.G$3]&amp;[.G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3.vcf &gt;&gt; $logfile&#10;$scriptdir/../../bin/bvd-add.pl -s $vcfdir/case_100k_bin_06_083.vcf -T F083_cancer  -d $dbdir&#10;endtime=$(date +%s)&#10;timediff=$((endtime-starttime))&#10;echo total excutetime so far $timediff seconds &gt;&gt; $logfile">
            <text:p>echo $vcfdir/case_100k_bin_06_083.vcf &gt;&gt; $logfile<text:line-break/>$scriptdir/../../bin/bvd-add.pl -s $vcfdir/case_100k_bin_06_083.vcf -T F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6]&amp;&quot;.vcf &gt;&gt; $logfile&quot;&amp;CHAR(10)&amp;&quot;$scriptdir/../../bin/bvd-add.pl -s $vcfdir/case_100k_bin_&quot;&amp;[.H$2]&amp;&quot;_&quot;&amp;[.H86]&amp;&quot;.vcf -T &quot;&amp;[.H$3]&amp;[.H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3.vcf &gt;&gt; $logfile&#10;$scriptdir/../../bin/bvd-add.pl -s $vcfdir/case_100k_bin_07_083.vcf -T G083_cancer  -d $dbdir&#10;endtime=$(date +%s)&#10;timediff=$((endtime-starttime))&#10;echo total excutetime so far $timediff seconds &gt;&gt; $logfile">
            <text:p>echo $vcfdir/case_100k_bin_07_083.vcf &gt;&gt; $logfile<text:line-break/>$scriptdir/../../bin/bvd-add.pl -s $vcfdir/case_100k_bin_07_083.vcf -T G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6]&amp;&quot;.vcf &gt;&gt; $logfile&quot;&amp;CHAR(10)&amp;&quot;$scriptdir/../../bin/bvd-add.pl -s $vcfdir/case_100k_bin_&quot;&amp;[.I$2]&amp;&quot;_&quot;&amp;[.I86]&amp;&quot;.vcf -T &quot;&amp;[.I$3]&amp;[.I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3.vcf &gt;&gt; $logfile&#10;$scriptdir/../../bin/bvd-add.pl -s $vcfdir/case_100k_bin_08_083.vcf -T H083_cancer  -d $dbdir&#10;endtime=$(date +%s)&#10;timediff=$((endtime-starttime))&#10;echo total excutetime so far $timediff seconds &gt;&gt; $logfile">
            <text:p>echo $vcfdir/case_100k_bin_08_083.vcf &gt;&gt; $logfile<text:line-break/>$scriptdir/../../bin/bvd-add.pl -s $vcfdir/case_100k_bin_08_083.vcf -T H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6]&amp;&quot;.vcf &gt;&gt; $logfile&quot;&amp;CHAR(10)&amp;&quot;$scriptdir/../../bin/bvd-add.pl -s $vcfdir/case_100k_bin_&quot;&amp;[.J$2]&amp;&quot;_&quot;&amp;[.J86]&amp;&quot;.vcf -T &quot;&amp;[.J$3]&amp;[.J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3.vcf &gt;&gt; $logfile&#10;$scriptdir/../../bin/bvd-add.pl -s $vcfdir/case_100k_bin_09_083.vcf -T I083_cancer  -d $dbdir&#10;endtime=$(date +%s)&#10;timediff=$((endtime-starttime))&#10;echo total excutetime so far $timediff seconds &gt;&gt; $logfile">
            <text:p>echo $vcfdir/case_100k_bin_09_083.vcf &gt;&gt; $logfile<text:line-break/>$scriptdir/../../bin/bvd-add.pl -s $vcfdir/case_100k_bin_09_083.vcf -T I08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6]&amp;&quot;.vcf &gt;&gt; $logfile&quot;&amp;CHAR(10)&amp;&quot;$scriptdir/../../bin/bvd-add.pl -s $vcfdir/case_100k_bin_&quot;&amp;[.K$2]&amp;&quot;_&quot;&amp;[.K86]&amp;&quot;.vcf -T &quot;&amp;[.K$3]&amp;[.K8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3.vcf &gt;&gt; $logfile&#10;$scriptdir/../../bin/bvd-add.pl -s $vcfdir/case_100k_bin_10_083.vcf -T J083_cancer  -d $dbdir&#10;endtime=$(date +%s)&#10;timediff=$((endtime-starttime))&#10;echo total excutetime so far $timediff seconds &gt;&gt; $logfile">
            <text:p>echo $vcfdir/case_100k_bin_10_083.vcf &gt;&gt; $logfile<text:line-break/>$scriptdir/../../bin/bvd-add.pl -s $vcfdir/case_100k_bin_10_083.vcf -T J08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 table:formula="of:=TEXT([.$A87];&quot;000&quot;)" office:value-type="string" office:string-value="084">
            <text:p>084</text:p>
          </table:table-cell>
          <table:table-cell/>
          <table:table-cell table:formula="of:=&quot;echo $vcfdir/case_100k_bin_&quot;&amp;[.B$2]&amp;&quot;_&quot;&amp;[.B87]&amp;&quot;.vcf &gt;&gt; $logfile&quot;&amp;CHAR(10)&amp;&quot;$scriptdir/../../bin/bvd-add.pl -s $vcfdir/case_100k_bin_&quot;&amp;[.B$2]&amp;&quot;_&quot;&amp;[.B87]&amp;&quot;.vcf -T &quot;&amp;[.B$3]&amp;[.B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4.vcf &gt;&gt; $logfile&#10;$scriptdir/../../bin/bvd-add.pl -s $vcfdir/case_100k_bin_01_084.vcf -T A084_cancer  -d $dbdir&#10;endtime=$(date +%s)&#10;timediff=$((endtime-starttime))&#10;echo total excutetime so far $timediff seconds &gt;&gt; $logfile">
            <text:p>echo $vcfdir/case_100k_bin_01_084.vcf &gt;&gt; $logfile<text:line-break/>$scriptdir/../../bin/bvd-add.pl -s $vcfdir/case_100k_bin_01_084.vcf -T A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7]&amp;&quot;.vcf &gt;&gt; $logfile&quot;&amp;CHAR(10)&amp;&quot;$scriptdir/../../bin/bvd-add.pl -s $vcfdir/case_100k_bin_&quot;&amp;[.C$2]&amp;&quot;_&quot;&amp;[.C87]&amp;&quot;.vcf -T &quot;&amp;[.C$3]&amp;[.C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4.vcf &gt;&gt; $logfile&#10;$scriptdir/../../bin/bvd-add.pl -s $vcfdir/case_100k_bin_02_084.vcf -T B084_cancer  -d $dbdir&#10;endtime=$(date +%s)&#10;timediff=$((endtime-starttime))&#10;echo total excutetime so far $timediff seconds &gt;&gt; $logfile">
            <text:p>echo $vcfdir/case_100k_bin_02_084.vcf &gt;&gt; $logfile<text:line-break/>$scriptdir/../../bin/bvd-add.pl -s $vcfdir/case_100k_bin_02_084.vcf -T B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7]&amp;&quot;.vcf &gt;&gt; $logfile&quot;&amp;CHAR(10)&amp;&quot;$scriptdir/../../bin/bvd-add.pl -s $vcfdir/case_100k_bin_&quot;&amp;[.D$2]&amp;&quot;_&quot;&amp;[.D87]&amp;&quot;.vcf -T &quot;&amp;[.D$3]&amp;[.D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4.vcf &gt;&gt; $logfile&#10;$scriptdir/../../bin/bvd-add.pl -s $vcfdir/case_100k_bin_03_084.vcf -T C084_cancer  -d $dbdir&#10;endtime=$(date +%s)&#10;timediff=$((endtime-starttime))&#10;echo total excutetime so far $timediff seconds &gt;&gt; $logfile">
            <text:p>echo $vcfdir/case_100k_bin_03_084.vcf &gt;&gt; $logfile<text:line-break/>$scriptdir/../../bin/bvd-add.pl -s $vcfdir/case_100k_bin_03_084.vcf -T C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7]&amp;&quot;.vcf &gt;&gt; $logfile&quot;&amp;CHAR(10)&amp;&quot;$scriptdir/../../bin/bvd-add.pl -s $vcfdir/case_100k_bin_&quot;&amp;[.E$2]&amp;&quot;_&quot;&amp;[.E87]&amp;&quot;.vcf -T &quot;&amp;[.E$3]&amp;[.E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4.vcf &gt;&gt; $logfile&#10;$scriptdir/../../bin/bvd-add.pl -s $vcfdir/case_100k_bin_04_084.vcf -T D084_cancer  -d $dbdir&#10;endtime=$(date +%s)&#10;timediff=$((endtime-starttime))&#10;echo total excutetime so far $timediff seconds &gt;&gt; $logfile">
            <text:p>echo $vcfdir/case_100k_bin_04_084.vcf &gt;&gt; $logfile<text:line-break/>$scriptdir/../../bin/bvd-add.pl -s $vcfdir/case_100k_bin_04_084.vcf -T D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7]&amp;&quot;.vcf &gt;&gt; $logfile&quot;&amp;CHAR(10)&amp;&quot;$scriptdir/../../bin/bvd-add.pl -s $vcfdir/case_100k_bin_&quot;&amp;[.F$2]&amp;&quot;_&quot;&amp;[.F87]&amp;&quot;.vcf -T &quot;&amp;[.F$3]&amp;[.F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4.vcf &gt;&gt; $logfile&#10;$scriptdir/../../bin/bvd-add.pl -s $vcfdir/case_100k_bin_05_084.vcf -T E084_cancer  -d $dbdir&#10;endtime=$(date +%s)&#10;timediff=$((endtime-starttime))&#10;echo total excutetime so far $timediff seconds &gt;&gt; $logfile">
            <text:p>echo $vcfdir/case_100k_bin_05_084.vcf &gt;&gt; $logfile<text:line-break/>$scriptdir/../../bin/bvd-add.pl -s $vcfdir/case_100k_bin_05_084.vcf -T E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7]&amp;&quot;.vcf &gt;&gt; $logfile&quot;&amp;CHAR(10)&amp;&quot;$scriptdir/../../bin/bvd-add.pl -s $vcfdir/case_100k_bin_&quot;&amp;[.G$2]&amp;&quot;_&quot;&amp;[.G87]&amp;&quot;.vcf -T &quot;&amp;[.G$3]&amp;[.G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4.vcf &gt;&gt; $logfile&#10;$scriptdir/../../bin/bvd-add.pl -s $vcfdir/case_100k_bin_06_084.vcf -T F084_cancer  -d $dbdir&#10;endtime=$(date +%s)&#10;timediff=$((endtime-starttime))&#10;echo total excutetime so far $timediff seconds &gt;&gt; $logfile">
            <text:p>echo $vcfdir/case_100k_bin_06_084.vcf &gt;&gt; $logfile<text:line-break/>$scriptdir/../../bin/bvd-add.pl -s $vcfdir/case_100k_bin_06_084.vcf -T F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7]&amp;&quot;.vcf &gt;&gt; $logfile&quot;&amp;CHAR(10)&amp;&quot;$scriptdir/../../bin/bvd-add.pl -s $vcfdir/case_100k_bin_&quot;&amp;[.H$2]&amp;&quot;_&quot;&amp;[.H87]&amp;&quot;.vcf -T &quot;&amp;[.H$3]&amp;[.H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4.vcf &gt;&gt; $logfile&#10;$scriptdir/../../bin/bvd-add.pl -s $vcfdir/case_100k_bin_07_084.vcf -T G084_cancer  -d $dbdir&#10;endtime=$(date +%s)&#10;timediff=$((endtime-starttime))&#10;echo total excutetime so far $timediff seconds &gt;&gt; $logfile">
            <text:p>echo $vcfdir/case_100k_bin_07_084.vcf &gt;&gt; $logfile<text:line-break/>$scriptdir/../../bin/bvd-add.pl -s $vcfdir/case_100k_bin_07_084.vcf -T G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7]&amp;&quot;.vcf &gt;&gt; $logfile&quot;&amp;CHAR(10)&amp;&quot;$scriptdir/../../bin/bvd-add.pl -s $vcfdir/case_100k_bin_&quot;&amp;[.I$2]&amp;&quot;_&quot;&amp;[.I87]&amp;&quot;.vcf -T &quot;&amp;[.I$3]&amp;[.I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4.vcf &gt;&gt; $logfile&#10;$scriptdir/../../bin/bvd-add.pl -s $vcfdir/case_100k_bin_08_084.vcf -T H084_cancer  -d $dbdir&#10;endtime=$(date +%s)&#10;timediff=$((endtime-starttime))&#10;echo total excutetime so far $timediff seconds &gt;&gt; $logfile">
            <text:p>echo $vcfdir/case_100k_bin_08_084.vcf &gt;&gt; $logfile<text:line-break/>$scriptdir/../../bin/bvd-add.pl -s $vcfdir/case_100k_bin_08_084.vcf -T H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7]&amp;&quot;.vcf &gt;&gt; $logfile&quot;&amp;CHAR(10)&amp;&quot;$scriptdir/../../bin/bvd-add.pl -s $vcfdir/case_100k_bin_&quot;&amp;[.J$2]&amp;&quot;_&quot;&amp;[.J87]&amp;&quot;.vcf -T &quot;&amp;[.J$3]&amp;[.J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4.vcf &gt;&gt; $logfile&#10;$scriptdir/../../bin/bvd-add.pl -s $vcfdir/case_100k_bin_09_084.vcf -T I084_cancer  -d $dbdir&#10;endtime=$(date +%s)&#10;timediff=$((endtime-starttime))&#10;echo total excutetime so far $timediff seconds &gt;&gt; $logfile">
            <text:p>echo $vcfdir/case_100k_bin_09_084.vcf &gt;&gt; $logfile<text:line-break/>$scriptdir/../../bin/bvd-add.pl -s $vcfdir/case_100k_bin_09_084.vcf -T I08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7]&amp;&quot;.vcf &gt;&gt; $logfile&quot;&amp;CHAR(10)&amp;&quot;$scriptdir/../../bin/bvd-add.pl -s $vcfdir/case_100k_bin_&quot;&amp;[.K$2]&amp;&quot;_&quot;&amp;[.K87]&amp;&quot;.vcf -T &quot;&amp;[.K$3]&amp;[.K8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4.vcf &gt;&gt; $logfile&#10;$scriptdir/../../bin/bvd-add.pl -s $vcfdir/case_100k_bin_10_084.vcf -T J084_cancer  -d $dbdir&#10;endtime=$(date +%s)&#10;timediff=$((endtime-starttime))&#10;echo total excutetime so far $timediff seconds &gt;&gt; $logfile">
            <text:p>echo $vcfdir/case_100k_bin_10_084.vcf &gt;&gt; $logfile<text:line-break/>$scriptdir/../../bin/bvd-add.pl -s $vcfdir/case_100k_bin_10_084.vcf -T J08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 table:formula="of:=TEXT([.$A88];&quot;000&quot;)" office:value-type="string" office:string-value="085">
            <text:p>085</text:p>
          </table:table-cell>
          <table:table-cell/>
          <table:table-cell table:formula="of:=&quot;echo $vcfdir/case_100k_bin_&quot;&amp;[.B$2]&amp;&quot;_&quot;&amp;[.B88]&amp;&quot;.vcf &gt;&gt; $logfile&quot;&amp;CHAR(10)&amp;&quot;$scriptdir/../../bin/bvd-add.pl -s $vcfdir/case_100k_bin_&quot;&amp;[.B$2]&amp;&quot;_&quot;&amp;[.B88]&amp;&quot;.vcf -T &quot;&amp;[.B$3]&amp;[.B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5.vcf &gt;&gt; $logfile&#10;$scriptdir/../../bin/bvd-add.pl -s $vcfdir/case_100k_bin_01_085.vcf -T A085_cancer  -d $dbdir&#10;endtime=$(date +%s)&#10;timediff=$((endtime-starttime))&#10;echo total excutetime so far $timediff seconds &gt;&gt; $logfile">
            <text:p>echo $vcfdir/case_100k_bin_01_085.vcf &gt;&gt; $logfile<text:line-break/>$scriptdir/../../bin/bvd-add.pl -s $vcfdir/case_100k_bin_01_085.vcf -T A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8]&amp;&quot;.vcf &gt;&gt; $logfile&quot;&amp;CHAR(10)&amp;&quot;$scriptdir/../../bin/bvd-add.pl -s $vcfdir/case_100k_bin_&quot;&amp;[.C$2]&amp;&quot;_&quot;&amp;[.C88]&amp;&quot;.vcf -T &quot;&amp;[.C$3]&amp;[.C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5.vcf &gt;&gt; $logfile&#10;$scriptdir/../../bin/bvd-add.pl -s $vcfdir/case_100k_bin_02_085.vcf -T B085_cancer  -d $dbdir&#10;endtime=$(date +%s)&#10;timediff=$((endtime-starttime))&#10;echo total excutetime so far $timediff seconds &gt;&gt; $logfile">
            <text:p>echo $vcfdir/case_100k_bin_02_085.vcf &gt;&gt; $logfile<text:line-break/>$scriptdir/../../bin/bvd-add.pl -s $vcfdir/case_100k_bin_02_085.vcf -T B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8]&amp;&quot;.vcf &gt;&gt; $logfile&quot;&amp;CHAR(10)&amp;&quot;$scriptdir/../../bin/bvd-add.pl -s $vcfdir/case_100k_bin_&quot;&amp;[.D$2]&amp;&quot;_&quot;&amp;[.D88]&amp;&quot;.vcf -T &quot;&amp;[.D$3]&amp;[.D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5.vcf &gt;&gt; $logfile&#10;$scriptdir/../../bin/bvd-add.pl -s $vcfdir/case_100k_bin_03_085.vcf -T C085_cancer  -d $dbdir&#10;endtime=$(date +%s)&#10;timediff=$((endtime-starttime))&#10;echo total excutetime so far $timediff seconds &gt;&gt; $logfile">
            <text:p>echo $vcfdir/case_100k_bin_03_085.vcf &gt;&gt; $logfile<text:line-break/>$scriptdir/../../bin/bvd-add.pl -s $vcfdir/case_100k_bin_03_085.vcf -T C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8]&amp;&quot;.vcf &gt;&gt; $logfile&quot;&amp;CHAR(10)&amp;&quot;$scriptdir/../../bin/bvd-add.pl -s $vcfdir/case_100k_bin_&quot;&amp;[.E$2]&amp;&quot;_&quot;&amp;[.E88]&amp;&quot;.vcf -T &quot;&amp;[.E$3]&amp;[.E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5.vcf &gt;&gt; $logfile&#10;$scriptdir/../../bin/bvd-add.pl -s $vcfdir/case_100k_bin_04_085.vcf -T D085_cancer  -d $dbdir&#10;endtime=$(date +%s)&#10;timediff=$((endtime-starttime))&#10;echo total excutetime so far $timediff seconds &gt;&gt; $logfile">
            <text:p>echo $vcfdir/case_100k_bin_04_085.vcf &gt;&gt; $logfile<text:line-break/>$scriptdir/../../bin/bvd-add.pl -s $vcfdir/case_100k_bin_04_085.vcf -T D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8]&amp;&quot;.vcf &gt;&gt; $logfile&quot;&amp;CHAR(10)&amp;&quot;$scriptdir/../../bin/bvd-add.pl -s $vcfdir/case_100k_bin_&quot;&amp;[.F$2]&amp;&quot;_&quot;&amp;[.F88]&amp;&quot;.vcf -T &quot;&amp;[.F$3]&amp;[.F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5.vcf &gt;&gt; $logfile&#10;$scriptdir/../../bin/bvd-add.pl -s $vcfdir/case_100k_bin_05_085.vcf -T E085_cancer  -d $dbdir&#10;endtime=$(date +%s)&#10;timediff=$((endtime-starttime))&#10;echo total excutetime so far $timediff seconds &gt;&gt; $logfile">
            <text:p>echo $vcfdir/case_100k_bin_05_085.vcf &gt;&gt; $logfile<text:line-break/>$scriptdir/../../bin/bvd-add.pl -s $vcfdir/case_100k_bin_05_085.vcf -T E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8]&amp;&quot;.vcf &gt;&gt; $logfile&quot;&amp;CHAR(10)&amp;&quot;$scriptdir/../../bin/bvd-add.pl -s $vcfdir/case_100k_bin_&quot;&amp;[.G$2]&amp;&quot;_&quot;&amp;[.G88]&amp;&quot;.vcf -T &quot;&amp;[.G$3]&amp;[.G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5.vcf &gt;&gt; $logfile&#10;$scriptdir/../../bin/bvd-add.pl -s $vcfdir/case_100k_bin_06_085.vcf -T F085_cancer  -d $dbdir&#10;endtime=$(date +%s)&#10;timediff=$((endtime-starttime))&#10;echo total excutetime so far $timediff seconds &gt;&gt; $logfile">
            <text:p>echo $vcfdir/case_100k_bin_06_085.vcf &gt;&gt; $logfile<text:line-break/>$scriptdir/../../bin/bvd-add.pl -s $vcfdir/case_100k_bin_06_085.vcf -T F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8]&amp;&quot;.vcf &gt;&gt; $logfile&quot;&amp;CHAR(10)&amp;&quot;$scriptdir/../../bin/bvd-add.pl -s $vcfdir/case_100k_bin_&quot;&amp;[.H$2]&amp;&quot;_&quot;&amp;[.H88]&amp;&quot;.vcf -T &quot;&amp;[.H$3]&amp;[.H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5.vcf &gt;&gt; $logfile&#10;$scriptdir/../../bin/bvd-add.pl -s $vcfdir/case_100k_bin_07_085.vcf -T G085_cancer  -d $dbdir&#10;endtime=$(date +%s)&#10;timediff=$((endtime-starttime))&#10;echo total excutetime so far $timediff seconds &gt;&gt; $logfile">
            <text:p>echo $vcfdir/case_100k_bin_07_085.vcf &gt;&gt; $logfile<text:line-break/>$scriptdir/../../bin/bvd-add.pl -s $vcfdir/case_100k_bin_07_085.vcf -T G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8]&amp;&quot;.vcf &gt;&gt; $logfile&quot;&amp;CHAR(10)&amp;&quot;$scriptdir/../../bin/bvd-add.pl -s $vcfdir/case_100k_bin_&quot;&amp;[.I$2]&amp;&quot;_&quot;&amp;[.I88]&amp;&quot;.vcf -T &quot;&amp;[.I$3]&amp;[.I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5.vcf &gt;&gt; $logfile&#10;$scriptdir/../../bin/bvd-add.pl -s $vcfdir/case_100k_bin_08_085.vcf -T H085_cancer  -d $dbdir&#10;endtime=$(date +%s)&#10;timediff=$((endtime-starttime))&#10;echo total excutetime so far $timediff seconds &gt;&gt; $logfile">
            <text:p>echo $vcfdir/case_100k_bin_08_085.vcf &gt;&gt; $logfile<text:line-break/>$scriptdir/../../bin/bvd-add.pl -s $vcfdir/case_100k_bin_08_085.vcf -T H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8]&amp;&quot;.vcf &gt;&gt; $logfile&quot;&amp;CHAR(10)&amp;&quot;$scriptdir/../../bin/bvd-add.pl -s $vcfdir/case_100k_bin_&quot;&amp;[.J$2]&amp;&quot;_&quot;&amp;[.J88]&amp;&quot;.vcf -T &quot;&amp;[.J$3]&amp;[.J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5.vcf &gt;&gt; $logfile&#10;$scriptdir/../../bin/bvd-add.pl -s $vcfdir/case_100k_bin_09_085.vcf -T I085_cancer  -d $dbdir&#10;endtime=$(date +%s)&#10;timediff=$((endtime-starttime))&#10;echo total excutetime so far $timediff seconds &gt;&gt; $logfile">
            <text:p>echo $vcfdir/case_100k_bin_09_085.vcf &gt;&gt; $logfile<text:line-break/>$scriptdir/../../bin/bvd-add.pl -s $vcfdir/case_100k_bin_09_085.vcf -T I08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8]&amp;&quot;.vcf &gt;&gt; $logfile&quot;&amp;CHAR(10)&amp;&quot;$scriptdir/../../bin/bvd-add.pl -s $vcfdir/case_100k_bin_&quot;&amp;[.K$2]&amp;&quot;_&quot;&amp;[.K88]&amp;&quot;.vcf -T &quot;&amp;[.K$3]&amp;[.K8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5.vcf &gt;&gt; $logfile&#10;$scriptdir/../../bin/bvd-add.pl -s $vcfdir/case_100k_bin_10_085.vcf -T J085_cancer  -d $dbdir&#10;endtime=$(date +%s)&#10;timediff=$((endtime-starttime))&#10;echo total excutetime so far $timediff seconds &gt;&gt; $logfile">
            <text:p>echo $vcfdir/case_100k_bin_10_085.vcf &gt;&gt; $logfile<text:line-break/>$scriptdir/../../bin/bvd-add.pl -s $vcfdir/case_100k_bin_10_085.vcf -T J08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 table:formula="of:=TEXT([.$A89];&quot;000&quot;)" office:value-type="string" office:string-value="086">
            <text:p>086</text:p>
          </table:table-cell>
          <table:table-cell/>
          <table:table-cell table:formula="of:=&quot;echo $vcfdir/case_100k_bin_&quot;&amp;[.B$2]&amp;&quot;_&quot;&amp;[.B89]&amp;&quot;.vcf &gt;&gt; $logfile&quot;&amp;CHAR(10)&amp;&quot;$scriptdir/../../bin/bvd-add.pl -s $vcfdir/case_100k_bin_&quot;&amp;[.B$2]&amp;&quot;_&quot;&amp;[.B89]&amp;&quot;.vcf -T &quot;&amp;[.B$3]&amp;[.B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6.vcf &gt;&gt; $logfile&#10;$scriptdir/../../bin/bvd-add.pl -s $vcfdir/case_100k_bin_01_086.vcf -T A086_cancer  -d $dbdir&#10;endtime=$(date +%s)&#10;timediff=$((endtime-starttime))&#10;echo total excutetime so far $timediff seconds &gt;&gt; $logfile">
            <text:p>echo $vcfdir/case_100k_bin_01_086.vcf &gt;&gt; $logfile<text:line-break/>$scriptdir/../../bin/bvd-add.pl -s $vcfdir/case_100k_bin_01_086.vcf -T A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89]&amp;&quot;.vcf &gt;&gt; $logfile&quot;&amp;CHAR(10)&amp;&quot;$scriptdir/../../bin/bvd-add.pl -s $vcfdir/case_100k_bin_&quot;&amp;[.C$2]&amp;&quot;_&quot;&amp;[.C89]&amp;&quot;.vcf -T &quot;&amp;[.C$3]&amp;[.C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6.vcf &gt;&gt; $logfile&#10;$scriptdir/../../bin/bvd-add.pl -s $vcfdir/case_100k_bin_02_086.vcf -T B086_cancer  -d $dbdir&#10;endtime=$(date +%s)&#10;timediff=$((endtime-starttime))&#10;echo total excutetime so far $timediff seconds &gt;&gt; $logfile">
            <text:p>echo $vcfdir/case_100k_bin_02_086.vcf &gt;&gt; $logfile<text:line-break/>$scriptdir/../../bin/bvd-add.pl -s $vcfdir/case_100k_bin_02_086.vcf -T B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89]&amp;&quot;.vcf &gt;&gt; $logfile&quot;&amp;CHAR(10)&amp;&quot;$scriptdir/../../bin/bvd-add.pl -s $vcfdir/case_100k_bin_&quot;&amp;[.D$2]&amp;&quot;_&quot;&amp;[.D89]&amp;&quot;.vcf -T &quot;&amp;[.D$3]&amp;[.D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6.vcf &gt;&gt; $logfile&#10;$scriptdir/../../bin/bvd-add.pl -s $vcfdir/case_100k_bin_03_086.vcf -T C086_cancer  -d $dbdir&#10;endtime=$(date +%s)&#10;timediff=$((endtime-starttime))&#10;echo total excutetime so far $timediff seconds &gt;&gt; $logfile">
            <text:p>echo $vcfdir/case_100k_bin_03_086.vcf &gt;&gt; $logfile<text:line-break/>$scriptdir/../../bin/bvd-add.pl -s $vcfdir/case_100k_bin_03_086.vcf -T C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89]&amp;&quot;.vcf &gt;&gt; $logfile&quot;&amp;CHAR(10)&amp;&quot;$scriptdir/../../bin/bvd-add.pl -s $vcfdir/case_100k_bin_&quot;&amp;[.E$2]&amp;&quot;_&quot;&amp;[.E89]&amp;&quot;.vcf -T &quot;&amp;[.E$3]&amp;[.E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6.vcf &gt;&gt; $logfile&#10;$scriptdir/../../bin/bvd-add.pl -s $vcfdir/case_100k_bin_04_086.vcf -T D086_cancer  -d $dbdir&#10;endtime=$(date +%s)&#10;timediff=$((endtime-starttime))&#10;echo total excutetime so far $timediff seconds &gt;&gt; $logfile">
            <text:p>echo $vcfdir/case_100k_bin_04_086.vcf &gt;&gt; $logfile<text:line-break/>$scriptdir/../../bin/bvd-add.pl -s $vcfdir/case_100k_bin_04_086.vcf -T D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89]&amp;&quot;.vcf &gt;&gt; $logfile&quot;&amp;CHAR(10)&amp;&quot;$scriptdir/../../bin/bvd-add.pl -s $vcfdir/case_100k_bin_&quot;&amp;[.F$2]&amp;&quot;_&quot;&amp;[.F89]&amp;&quot;.vcf -T &quot;&amp;[.F$3]&amp;[.F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6.vcf &gt;&gt; $logfile&#10;$scriptdir/../../bin/bvd-add.pl -s $vcfdir/case_100k_bin_05_086.vcf -T E086_cancer  -d $dbdir&#10;endtime=$(date +%s)&#10;timediff=$((endtime-starttime))&#10;echo total excutetime so far $timediff seconds &gt;&gt; $logfile">
            <text:p>echo $vcfdir/case_100k_bin_05_086.vcf &gt;&gt; $logfile<text:line-break/>$scriptdir/../../bin/bvd-add.pl -s $vcfdir/case_100k_bin_05_086.vcf -T E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89]&amp;&quot;.vcf &gt;&gt; $logfile&quot;&amp;CHAR(10)&amp;&quot;$scriptdir/../../bin/bvd-add.pl -s $vcfdir/case_100k_bin_&quot;&amp;[.G$2]&amp;&quot;_&quot;&amp;[.G89]&amp;&quot;.vcf -T &quot;&amp;[.G$3]&amp;[.G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6.vcf &gt;&gt; $logfile&#10;$scriptdir/../../bin/bvd-add.pl -s $vcfdir/case_100k_bin_06_086.vcf -T F086_cancer  -d $dbdir&#10;endtime=$(date +%s)&#10;timediff=$((endtime-starttime))&#10;echo total excutetime so far $timediff seconds &gt;&gt; $logfile">
            <text:p>echo $vcfdir/case_100k_bin_06_086.vcf &gt;&gt; $logfile<text:line-break/>$scriptdir/../../bin/bvd-add.pl -s $vcfdir/case_100k_bin_06_086.vcf -T F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89]&amp;&quot;.vcf &gt;&gt; $logfile&quot;&amp;CHAR(10)&amp;&quot;$scriptdir/../../bin/bvd-add.pl -s $vcfdir/case_100k_bin_&quot;&amp;[.H$2]&amp;&quot;_&quot;&amp;[.H89]&amp;&quot;.vcf -T &quot;&amp;[.H$3]&amp;[.H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6.vcf &gt;&gt; $logfile&#10;$scriptdir/../../bin/bvd-add.pl -s $vcfdir/case_100k_bin_07_086.vcf -T G086_cancer  -d $dbdir&#10;endtime=$(date +%s)&#10;timediff=$((endtime-starttime))&#10;echo total excutetime so far $timediff seconds &gt;&gt; $logfile">
            <text:p>echo $vcfdir/case_100k_bin_07_086.vcf &gt;&gt; $logfile<text:line-break/>$scriptdir/../../bin/bvd-add.pl -s $vcfdir/case_100k_bin_07_086.vcf -T G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89]&amp;&quot;.vcf &gt;&gt; $logfile&quot;&amp;CHAR(10)&amp;&quot;$scriptdir/../../bin/bvd-add.pl -s $vcfdir/case_100k_bin_&quot;&amp;[.I$2]&amp;&quot;_&quot;&amp;[.I89]&amp;&quot;.vcf -T &quot;&amp;[.I$3]&amp;[.I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6.vcf &gt;&gt; $logfile&#10;$scriptdir/../../bin/bvd-add.pl -s $vcfdir/case_100k_bin_08_086.vcf -T H086_cancer  -d $dbdir&#10;endtime=$(date +%s)&#10;timediff=$((endtime-starttime))&#10;echo total excutetime so far $timediff seconds &gt;&gt; $logfile">
            <text:p>echo $vcfdir/case_100k_bin_08_086.vcf &gt;&gt; $logfile<text:line-break/>$scriptdir/../../bin/bvd-add.pl -s $vcfdir/case_100k_bin_08_086.vcf -T H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89]&amp;&quot;.vcf &gt;&gt; $logfile&quot;&amp;CHAR(10)&amp;&quot;$scriptdir/../../bin/bvd-add.pl -s $vcfdir/case_100k_bin_&quot;&amp;[.J$2]&amp;&quot;_&quot;&amp;[.J89]&amp;&quot;.vcf -T &quot;&amp;[.J$3]&amp;[.J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6.vcf &gt;&gt; $logfile&#10;$scriptdir/../../bin/bvd-add.pl -s $vcfdir/case_100k_bin_09_086.vcf -T I086_cancer  -d $dbdir&#10;endtime=$(date +%s)&#10;timediff=$((endtime-starttime))&#10;echo total excutetime so far $timediff seconds &gt;&gt; $logfile">
            <text:p>echo $vcfdir/case_100k_bin_09_086.vcf &gt;&gt; $logfile<text:line-break/>$scriptdir/../../bin/bvd-add.pl -s $vcfdir/case_100k_bin_09_086.vcf -T I08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89]&amp;&quot;.vcf &gt;&gt; $logfile&quot;&amp;CHAR(10)&amp;&quot;$scriptdir/../../bin/bvd-add.pl -s $vcfdir/case_100k_bin_&quot;&amp;[.K$2]&amp;&quot;_&quot;&amp;[.K89]&amp;&quot;.vcf -T &quot;&amp;[.K$3]&amp;[.K8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6.vcf &gt;&gt; $logfile&#10;$scriptdir/../../bin/bvd-add.pl -s $vcfdir/case_100k_bin_10_086.vcf -T J086_cancer  -d $dbdir&#10;endtime=$(date +%s)&#10;timediff=$((endtime-starttime))&#10;echo total excutetime so far $timediff seconds &gt;&gt; $logfile">
            <text:p>echo $vcfdir/case_100k_bin_10_086.vcf &gt;&gt; $logfile<text:line-break/>$scriptdir/../../bin/bvd-add.pl -s $vcfdir/case_100k_bin_10_086.vcf -T J08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 table:formula="of:=TEXT([.$A90];&quot;000&quot;)" office:value-type="string" office:string-value="087">
            <text:p>087</text:p>
          </table:table-cell>
          <table:table-cell/>
          <table:table-cell table:formula="of:=&quot;echo $vcfdir/case_100k_bin_&quot;&amp;[.B$2]&amp;&quot;_&quot;&amp;[.B90]&amp;&quot;.vcf &gt;&gt; $logfile&quot;&amp;CHAR(10)&amp;&quot;$scriptdir/../../bin/bvd-add.pl -s $vcfdir/case_100k_bin_&quot;&amp;[.B$2]&amp;&quot;_&quot;&amp;[.B90]&amp;&quot;.vcf -T &quot;&amp;[.B$3]&amp;[.B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7.vcf &gt;&gt; $logfile&#10;$scriptdir/../../bin/bvd-add.pl -s $vcfdir/case_100k_bin_01_087.vcf -T A087_cancer  -d $dbdir&#10;endtime=$(date +%s)&#10;timediff=$((endtime-starttime))&#10;echo total excutetime so far $timediff seconds &gt;&gt; $logfile">
            <text:p>echo $vcfdir/case_100k_bin_01_087.vcf &gt;&gt; $logfile<text:line-break/>$scriptdir/../../bin/bvd-add.pl -s $vcfdir/case_100k_bin_01_087.vcf -T A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0]&amp;&quot;.vcf &gt;&gt; $logfile&quot;&amp;CHAR(10)&amp;&quot;$scriptdir/../../bin/bvd-add.pl -s $vcfdir/case_100k_bin_&quot;&amp;[.C$2]&amp;&quot;_&quot;&amp;[.C90]&amp;&quot;.vcf -T &quot;&amp;[.C$3]&amp;[.C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7.vcf &gt;&gt; $logfile&#10;$scriptdir/../../bin/bvd-add.pl -s $vcfdir/case_100k_bin_02_087.vcf -T B087_cancer  -d $dbdir&#10;endtime=$(date +%s)&#10;timediff=$((endtime-starttime))&#10;echo total excutetime so far $timediff seconds &gt;&gt; $logfile">
            <text:p>echo $vcfdir/case_100k_bin_02_087.vcf &gt;&gt; $logfile<text:line-break/>$scriptdir/../../bin/bvd-add.pl -s $vcfdir/case_100k_bin_02_087.vcf -T B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0]&amp;&quot;.vcf &gt;&gt; $logfile&quot;&amp;CHAR(10)&amp;&quot;$scriptdir/../../bin/bvd-add.pl -s $vcfdir/case_100k_bin_&quot;&amp;[.D$2]&amp;&quot;_&quot;&amp;[.D90]&amp;&quot;.vcf -T &quot;&amp;[.D$3]&amp;[.D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7.vcf &gt;&gt; $logfile&#10;$scriptdir/../../bin/bvd-add.pl -s $vcfdir/case_100k_bin_03_087.vcf -T C087_cancer  -d $dbdir&#10;endtime=$(date +%s)&#10;timediff=$((endtime-starttime))&#10;echo total excutetime so far $timediff seconds &gt;&gt; $logfile">
            <text:p>echo $vcfdir/case_100k_bin_03_087.vcf &gt;&gt; $logfile<text:line-break/>$scriptdir/../../bin/bvd-add.pl -s $vcfdir/case_100k_bin_03_087.vcf -T C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0]&amp;&quot;.vcf &gt;&gt; $logfile&quot;&amp;CHAR(10)&amp;&quot;$scriptdir/../../bin/bvd-add.pl -s $vcfdir/case_100k_bin_&quot;&amp;[.E$2]&amp;&quot;_&quot;&amp;[.E90]&amp;&quot;.vcf -T &quot;&amp;[.E$3]&amp;[.E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7.vcf &gt;&gt; $logfile&#10;$scriptdir/../../bin/bvd-add.pl -s $vcfdir/case_100k_bin_04_087.vcf -T D087_cancer  -d $dbdir&#10;endtime=$(date +%s)&#10;timediff=$((endtime-starttime))&#10;echo total excutetime so far $timediff seconds &gt;&gt; $logfile">
            <text:p>echo $vcfdir/case_100k_bin_04_087.vcf &gt;&gt; $logfile<text:line-break/>$scriptdir/../../bin/bvd-add.pl -s $vcfdir/case_100k_bin_04_087.vcf -T D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0]&amp;&quot;.vcf &gt;&gt; $logfile&quot;&amp;CHAR(10)&amp;&quot;$scriptdir/../../bin/bvd-add.pl -s $vcfdir/case_100k_bin_&quot;&amp;[.F$2]&amp;&quot;_&quot;&amp;[.F90]&amp;&quot;.vcf -T &quot;&amp;[.F$3]&amp;[.F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7.vcf &gt;&gt; $logfile&#10;$scriptdir/../../bin/bvd-add.pl -s $vcfdir/case_100k_bin_05_087.vcf -T E087_cancer  -d $dbdir&#10;endtime=$(date +%s)&#10;timediff=$((endtime-starttime))&#10;echo total excutetime so far $timediff seconds &gt;&gt; $logfile">
            <text:p>echo $vcfdir/case_100k_bin_05_087.vcf &gt;&gt; $logfile<text:line-break/>$scriptdir/../../bin/bvd-add.pl -s $vcfdir/case_100k_bin_05_087.vcf -T E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0]&amp;&quot;.vcf &gt;&gt; $logfile&quot;&amp;CHAR(10)&amp;&quot;$scriptdir/../../bin/bvd-add.pl -s $vcfdir/case_100k_bin_&quot;&amp;[.G$2]&amp;&quot;_&quot;&amp;[.G90]&amp;&quot;.vcf -T &quot;&amp;[.G$3]&amp;[.G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7.vcf &gt;&gt; $logfile&#10;$scriptdir/../../bin/bvd-add.pl -s $vcfdir/case_100k_bin_06_087.vcf -T F087_cancer  -d $dbdir&#10;endtime=$(date +%s)&#10;timediff=$((endtime-starttime))&#10;echo total excutetime so far $timediff seconds &gt;&gt; $logfile">
            <text:p>echo $vcfdir/case_100k_bin_06_087.vcf &gt;&gt; $logfile<text:line-break/>$scriptdir/../../bin/bvd-add.pl -s $vcfdir/case_100k_bin_06_087.vcf -T F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0]&amp;&quot;.vcf &gt;&gt; $logfile&quot;&amp;CHAR(10)&amp;&quot;$scriptdir/../../bin/bvd-add.pl -s $vcfdir/case_100k_bin_&quot;&amp;[.H$2]&amp;&quot;_&quot;&amp;[.H90]&amp;&quot;.vcf -T &quot;&amp;[.H$3]&amp;[.H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7.vcf &gt;&gt; $logfile&#10;$scriptdir/../../bin/bvd-add.pl -s $vcfdir/case_100k_bin_07_087.vcf -T G087_cancer  -d $dbdir&#10;endtime=$(date +%s)&#10;timediff=$((endtime-starttime))&#10;echo total excutetime so far $timediff seconds &gt;&gt; $logfile">
            <text:p>echo $vcfdir/case_100k_bin_07_087.vcf &gt;&gt; $logfile<text:line-break/>$scriptdir/../../bin/bvd-add.pl -s $vcfdir/case_100k_bin_07_087.vcf -T G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0]&amp;&quot;.vcf &gt;&gt; $logfile&quot;&amp;CHAR(10)&amp;&quot;$scriptdir/../../bin/bvd-add.pl -s $vcfdir/case_100k_bin_&quot;&amp;[.I$2]&amp;&quot;_&quot;&amp;[.I90]&amp;&quot;.vcf -T &quot;&amp;[.I$3]&amp;[.I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7.vcf &gt;&gt; $logfile&#10;$scriptdir/../../bin/bvd-add.pl -s $vcfdir/case_100k_bin_08_087.vcf -T H087_cancer  -d $dbdir&#10;endtime=$(date +%s)&#10;timediff=$((endtime-starttime))&#10;echo total excutetime so far $timediff seconds &gt;&gt; $logfile">
            <text:p>echo $vcfdir/case_100k_bin_08_087.vcf &gt;&gt; $logfile<text:line-break/>$scriptdir/../../bin/bvd-add.pl -s $vcfdir/case_100k_bin_08_087.vcf -T H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0]&amp;&quot;.vcf &gt;&gt; $logfile&quot;&amp;CHAR(10)&amp;&quot;$scriptdir/../../bin/bvd-add.pl -s $vcfdir/case_100k_bin_&quot;&amp;[.J$2]&amp;&quot;_&quot;&amp;[.J90]&amp;&quot;.vcf -T &quot;&amp;[.J$3]&amp;[.J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7.vcf &gt;&gt; $logfile&#10;$scriptdir/../../bin/bvd-add.pl -s $vcfdir/case_100k_bin_09_087.vcf -T I087_cancer  -d $dbdir&#10;endtime=$(date +%s)&#10;timediff=$((endtime-starttime))&#10;echo total excutetime so far $timediff seconds &gt;&gt; $logfile">
            <text:p>echo $vcfdir/case_100k_bin_09_087.vcf &gt;&gt; $logfile<text:line-break/>$scriptdir/../../bin/bvd-add.pl -s $vcfdir/case_100k_bin_09_087.vcf -T I08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0]&amp;&quot;.vcf &gt;&gt; $logfile&quot;&amp;CHAR(10)&amp;&quot;$scriptdir/../../bin/bvd-add.pl -s $vcfdir/case_100k_bin_&quot;&amp;[.K$2]&amp;&quot;_&quot;&amp;[.K90]&amp;&quot;.vcf -T &quot;&amp;[.K$3]&amp;[.K9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7.vcf &gt;&gt; $logfile&#10;$scriptdir/../../bin/bvd-add.pl -s $vcfdir/case_100k_bin_10_087.vcf -T J087_cancer  -d $dbdir&#10;endtime=$(date +%s)&#10;timediff=$((endtime-starttime))&#10;echo total excutetime so far $timediff seconds &gt;&gt; $logfile">
            <text:p>echo $vcfdir/case_100k_bin_10_087.vcf &gt;&gt; $logfile<text:line-break/>$scriptdir/../../bin/bvd-add.pl -s $vcfdir/case_100k_bin_10_087.vcf -T J08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 table:formula="of:=TEXT([.$A91];&quot;000&quot;)" office:value-type="string" office:string-value="088">
            <text:p>088</text:p>
          </table:table-cell>
          <table:table-cell/>
          <table:table-cell table:formula="of:=&quot;echo $vcfdir/case_100k_bin_&quot;&amp;[.B$2]&amp;&quot;_&quot;&amp;[.B91]&amp;&quot;.vcf &gt;&gt; $logfile&quot;&amp;CHAR(10)&amp;&quot;$scriptdir/../../bin/bvd-add.pl -s $vcfdir/case_100k_bin_&quot;&amp;[.B$2]&amp;&quot;_&quot;&amp;[.B91]&amp;&quot;.vcf -T &quot;&amp;[.B$3]&amp;[.B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8.vcf &gt;&gt; $logfile&#10;$scriptdir/../../bin/bvd-add.pl -s $vcfdir/case_100k_bin_01_088.vcf -T A088_cancer  -d $dbdir&#10;endtime=$(date +%s)&#10;timediff=$((endtime-starttime))&#10;echo total excutetime so far $timediff seconds &gt;&gt; $logfile">
            <text:p>echo $vcfdir/case_100k_bin_01_088.vcf &gt;&gt; $logfile<text:line-break/>$scriptdir/../../bin/bvd-add.pl -s $vcfdir/case_100k_bin_01_088.vcf -T A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1]&amp;&quot;.vcf &gt;&gt; $logfile&quot;&amp;CHAR(10)&amp;&quot;$scriptdir/../../bin/bvd-add.pl -s $vcfdir/case_100k_bin_&quot;&amp;[.C$2]&amp;&quot;_&quot;&amp;[.C91]&amp;&quot;.vcf -T &quot;&amp;[.C$3]&amp;[.C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8.vcf &gt;&gt; $logfile&#10;$scriptdir/../../bin/bvd-add.pl -s $vcfdir/case_100k_bin_02_088.vcf -T B088_cancer  -d $dbdir&#10;endtime=$(date +%s)&#10;timediff=$((endtime-starttime))&#10;echo total excutetime so far $timediff seconds &gt;&gt; $logfile">
            <text:p>echo $vcfdir/case_100k_bin_02_088.vcf &gt;&gt; $logfile<text:line-break/>$scriptdir/../../bin/bvd-add.pl -s $vcfdir/case_100k_bin_02_088.vcf -T B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1]&amp;&quot;.vcf &gt;&gt; $logfile&quot;&amp;CHAR(10)&amp;&quot;$scriptdir/../../bin/bvd-add.pl -s $vcfdir/case_100k_bin_&quot;&amp;[.D$2]&amp;&quot;_&quot;&amp;[.D91]&amp;&quot;.vcf -T &quot;&amp;[.D$3]&amp;[.D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8.vcf &gt;&gt; $logfile&#10;$scriptdir/../../bin/bvd-add.pl -s $vcfdir/case_100k_bin_03_088.vcf -T C088_cancer  -d $dbdir&#10;endtime=$(date +%s)&#10;timediff=$((endtime-starttime))&#10;echo total excutetime so far $timediff seconds &gt;&gt; $logfile">
            <text:p>echo $vcfdir/case_100k_bin_03_088.vcf &gt;&gt; $logfile<text:line-break/>$scriptdir/../../bin/bvd-add.pl -s $vcfdir/case_100k_bin_03_088.vcf -T C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1]&amp;&quot;.vcf &gt;&gt; $logfile&quot;&amp;CHAR(10)&amp;&quot;$scriptdir/../../bin/bvd-add.pl -s $vcfdir/case_100k_bin_&quot;&amp;[.E$2]&amp;&quot;_&quot;&amp;[.E91]&amp;&quot;.vcf -T &quot;&amp;[.E$3]&amp;[.E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8.vcf &gt;&gt; $logfile&#10;$scriptdir/../../bin/bvd-add.pl -s $vcfdir/case_100k_bin_04_088.vcf -T D088_cancer  -d $dbdir&#10;endtime=$(date +%s)&#10;timediff=$((endtime-starttime))&#10;echo total excutetime so far $timediff seconds &gt;&gt; $logfile">
            <text:p>echo $vcfdir/case_100k_bin_04_088.vcf &gt;&gt; $logfile<text:line-break/>$scriptdir/../../bin/bvd-add.pl -s $vcfdir/case_100k_bin_04_088.vcf -T D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1]&amp;&quot;.vcf &gt;&gt; $logfile&quot;&amp;CHAR(10)&amp;&quot;$scriptdir/../../bin/bvd-add.pl -s $vcfdir/case_100k_bin_&quot;&amp;[.F$2]&amp;&quot;_&quot;&amp;[.F91]&amp;&quot;.vcf -T &quot;&amp;[.F$3]&amp;[.F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8.vcf &gt;&gt; $logfile&#10;$scriptdir/../../bin/bvd-add.pl -s $vcfdir/case_100k_bin_05_088.vcf -T E088_cancer  -d $dbdir&#10;endtime=$(date +%s)&#10;timediff=$((endtime-starttime))&#10;echo total excutetime so far $timediff seconds &gt;&gt; $logfile">
            <text:p>echo $vcfdir/case_100k_bin_05_088.vcf &gt;&gt; $logfile<text:line-break/>$scriptdir/../../bin/bvd-add.pl -s $vcfdir/case_100k_bin_05_088.vcf -T E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1]&amp;&quot;.vcf &gt;&gt; $logfile&quot;&amp;CHAR(10)&amp;&quot;$scriptdir/../../bin/bvd-add.pl -s $vcfdir/case_100k_bin_&quot;&amp;[.G$2]&amp;&quot;_&quot;&amp;[.G91]&amp;&quot;.vcf -T &quot;&amp;[.G$3]&amp;[.G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8.vcf &gt;&gt; $logfile&#10;$scriptdir/../../bin/bvd-add.pl -s $vcfdir/case_100k_bin_06_088.vcf -T F088_cancer  -d $dbdir&#10;endtime=$(date +%s)&#10;timediff=$((endtime-starttime))&#10;echo total excutetime so far $timediff seconds &gt;&gt; $logfile">
            <text:p>echo $vcfdir/case_100k_bin_06_088.vcf &gt;&gt; $logfile<text:line-break/>$scriptdir/../../bin/bvd-add.pl -s $vcfdir/case_100k_bin_06_088.vcf -T F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1]&amp;&quot;.vcf &gt;&gt; $logfile&quot;&amp;CHAR(10)&amp;&quot;$scriptdir/../../bin/bvd-add.pl -s $vcfdir/case_100k_bin_&quot;&amp;[.H$2]&amp;&quot;_&quot;&amp;[.H91]&amp;&quot;.vcf -T &quot;&amp;[.H$3]&amp;[.H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8.vcf &gt;&gt; $logfile&#10;$scriptdir/../../bin/bvd-add.pl -s $vcfdir/case_100k_bin_07_088.vcf -T G088_cancer  -d $dbdir&#10;endtime=$(date +%s)&#10;timediff=$((endtime-starttime))&#10;echo total excutetime so far $timediff seconds &gt;&gt; $logfile">
            <text:p>echo $vcfdir/case_100k_bin_07_088.vcf &gt;&gt; $logfile<text:line-break/>$scriptdir/../../bin/bvd-add.pl -s $vcfdir/case_100k_bin_07_088.vcf -T G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1]&amp;&quot;.vcf &gt;&gt; $logfile&quot;&amp;CHAR(10)&amp;&quot;$scriptdir/../../bin/bvd-add.pl -s $vcfdir/case_100k_bin_&quot;&amp;[.I$2]&amp;&quot;_&quot;&amp;[.I91]&amp;&quot;.vcf -T &quot;&amp;[.I$3]&amp;[.I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8.vcf &gt;&gt; $logfile&#10;$scriptdir/../../bin/bvd-add.pl -s $vcfdir/case_100k_bin_08_088.vcf -T H088_cancer  -d $dbdir&#10;endtime=$(date +%s)&#10;timediff=$((endtime-starttime))&#10;echo total excutetime so far $timediff seconds &gt;&gt; $logfile">
            <text:p>echo $vcfdir/case_100k_bin_08_088.vcf &gt;&gt; $logfile<text:line-break/>$scriptdir/../../bin/bvd-add.pl -s $vcfdir/case_100k_bin_08_088.vcf -T H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1]&amp;&quot;.vcf &gt;&gt; $logfile&quot;&amp;CHAR(10)&amp;&quot;$scriptdir/../../bin/bvd-add.pl -s $vcfdir/case_100k_bin_&quot;&amp;[.J$2]&amp;&quot;_&quot;&amp;[.J91]&amp;&quot;.vcf -T &quot;&amp;[.J$3]&amp;[.J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8.vcf &gt;&gt; $logfile&#10;$scriptdir/../../bin/bvd-add.pl -s $vcfdir/case_100k_bin_09_088.vcf -T I088_cancer  -d $dbdir&#10;endtime=$(date +%s)&#10;timediff=$((endtime-starttime))&#10;echo total excutetime so far $timediff seconds &gt;&gt; $logfile">
            <text:p>echo $vcfdir/case_100k_bin_09_088.vcf &gt;&gt; $logfile<text:line-break/>$scriptdir/../../bin/bvd-add.pl -s $vcfdir/case_100k_bin_09_088.vcf -T I08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1]&amp;&quot;.vcf &gt;&gt; $logfile&quot;&amp;CHAR(10)&amp;&quot;$scriptdir/../../bin/bvd-add.pl -s $vcfdir/case_100k_bin_&quot;&amp;[.K$2]&amp;&quot;_&quot;&amp;[.K91]&amp;&quot;.vcf -T &quot;&amp;[.K$3]&amp;[.K9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8.vcf &gt;&gt; $logfile&#10;$scriptdir/../../bin/bvd-add.pl -s $vcfdir/case_100k_bin_10_088.vcf -T J088_cancer  -d $dbdir&#10;endtime=$(date +%s)&#10;timediff=$((endtime-starttime))&#10;echo total excutetime so far $timediff seconds &gt;&gt; $logfile">
            <text:p>echo $vcfdir/case_100k_bin_10_088.vcf &gt;&gt; $logfile<text:line-break/>$scriptdir/../../bin/bvd-add.pl -s $vcfdir/case_100k_bin_10_088.vcf -T J08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 table:formula="of:=TEXT([.$A92];&quot;000&quot;)" office:value-type="string" office:string-value="089">
            <text:p>089</text:p>
          </table:table-cell>
          <table:table-cell/>
          <table:table-cell table:formula="of:=&quot;echo $vcfdir/case_100k_bin_&quot;&amp;[.B$2]&amp;&quot;_&quot;&amp;[.B92]&amp;&quot;.vcf &gt;&gt; $logfile&quot;&amp;CHAR(10)&amp;&quot;$scriptdir/../../bin/bvd-add.pl -s $vcfdir/case_100k_bin_&quot;&amp;[.B$2]&amp;&quot;_&quot;&amp;[.B92]&amp;&quot;.vcf -T &quot;&amp;[.B$3]&amp;[.B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89.vcf &gt;&gt; $logfile&#10;$scriptdir/../../bin/bvd-add.pl -s $vcfdir/case_100k_bin_01_089.vcf -T A089_cancer  -d $dbdir&#10;endtime=$(date +%s)&#10;timediff=$((endtime-starttime))&#10;echo total excutetime so far $timediff seconds &gt;&gt; $logfile">
            <text:p>echo $vcfdir/case_100k_bin_01_089.vcf &gt;&gt; $logfile<text:line-break/>$scriptdir/../../bin/bvd-add.pl -s $vcfdir/case_100k_bin_01_089.vcf -T A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2]&amp;&quot;.vcf &gt;&gt; $logfile&quot;&amp;CHAR(10)&amp;&quot;$scriptdir/../../bin/bvd-add.pl -s $vcfdir/case_100k_bin_&quot;&amp;[.C$2]&amp;&quot;_&quot;&amp;[.C92]&amp;&quot;.vcf -T &quot;&amp;[.C$3]&amp;[.C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89.vcf &gt;&gt; $logfile&#10;$scriptdir/../../bin/bvd-add.pl -s $vcfdir/case_100k_bin_02_089.vcf -T B089_cancer  -d $dbdir&#10;endtime=$(date +%s)&#10;timediff=$((endtime-starttime))&#10;echo total excutetime so far $timediff seconds &gt;&gt; $logfile">
            <text:p>echo $vcfdir/case_100k_bin_02_089.vcf &gt;&gt; $logfile<text:line-break/>$scriptdir/../../bin/bvd-add.pl -s $vcfdir/case_100k_bin_02_089.vcf -T B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2]&amp;&quot;.vcf &gt;&gt; $logfile&quot;&amp;CHAR(10)&amp;&quot;$scriptdir/../../bin/bvd-add.pl -s $vcfdir/case_100k_bin_&quot;&amp;[.D$2]&amp;&quot;_&quot;&amp;[.D92]&amp;&quot;.vcf -T &quot;&amp;[.D$3]&amp;[.D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89.vcf &gt;&gt; $logfile&#10;$scriptdir/../../bin/bvd-add.pl -s $vcfdir/case_100k_bin_03_089.vcf -T C089_cancer  -d $dbdir&#10;endtime=$(date +%s)&#10;timediff=$((endtime-starttime))&#10;echo total excutetime so far $timediff seconds &gt;&gt; $logfile">
            <text:p>echo $vcfdir/case_100k_bin_03_089.vcf &gt;&gt; $logfile<text:line-break/>$scriptdir/../../bin/bvd-add.pl -s $vcfdir/case_100k_bin_03_089.vcf -T C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2]&amp;&quot;.vcf &gt;&gt; $logfile&quot;&amp;CHAR(10)&amp;&quot;$scriptdir/../../bin/bvd-add.pl -s $vcfdir/case_100k_bin_&quot;&amp;[.E$2]&amp;&quot;_&quot;&amp;[.E92]&amp;&quot;.vcf -T &quot;&amp;[.E$3]&amp;[.E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89.vcf &gt;&gt; $logfile&#10;$scriptdir/../../bin/bvd-add.pl -s $vcfdir/case_100k_bin_04_089.vcf -T D089_cancer  -d $dbdir&#10;endtime=$(date +%s)&#10;timediff=$((endtime-starttime))&#10;echo total excutetime so far $timediff seconds &gt;&gt; $logfile">
            <text:p>echo $vcfdir/case_100k_bin_04_089.vcf &gt;&gt; $logfile<text:line-break/>$scriptdir/../../bin/bvd-add.pl -s $vcfdir/case_100k_bin_04_089.vcf -T D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2]&amp;&quot;.vcf &gt;&gt; $logfile&quot;&amp;CHAR(10)&amp;&quot;$scriptdir/../../bin/bvd-add.pl -s $vcfdir/case_100k_bin_&quot;&amp;[.F$2]&amp;&quot;_&quot;&amp;[.F92]&amp;&quot;.vcf -T &quot;&amp;[.F$3]&amp;[.F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89.vcf &gt;&gt; $logfile&#10;$scriptdir/../../bin/bvd-add.pl -s $vcfdir/case_100k_bin_05_089.vcf -T E089_cancer  -d $dbdir&#10;endtime=$(date +%s)&#10;timediff=$((endtime-starttime))&#10;echo total excutetime so far $timediff seconds &gt;&gt; $logfile">
            <text:p>echo $vcfdir/case_100k_bin_05_089.vcf &gt;&gt; $logfile<text:line-break/>$scriptdir/../../bin/bvd-add.pl -s $vcfdir/case_100k_bin_05_089.vcf -T E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2]&amp;&quot;.vcf &gt;&gt; $logfile&quot;&amp;CHAR(10)&amp;&quot;$scriptdir/../../bin/bvd-add.pl -s $vcfdir/case_100k_bin_&quot;&amp;[.G$2]&amp;&quot;_&quot;&amp;[.G92]&amp;&quot;.vcf -T &quot;&amp;[.G$3]&amp;[.G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89.vcf &gt;&gt; $logfile&#10;$scriptdir/../../bin/bvd-add.pl -s $vcfdir/case_100k_bin_06_089.vcf -T F089_cancer  -d $dbdir&#10;endtime=$(date +%s)&#10;timediff=$((endtime-starttime))&#10;echo total excutetime so far $timediff seconds &gt;&gt; $logfile">
            <text:p>echo $vcfdir/case_100k_bin_06_089.vcf &gt;&gt; $logfile<text:line-break/>$scriptdir/../../bin/bvd-add.pl -s $vcfdir/case_100k_bin_06_089.vcf -T F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2]&amp;&quot;.vcf &gt;&gt; $logfile&quot;&amp;CHAR(10)&amp;&quot;$scriptdir/../../bin/bvd-add.pl -s $vcfdir/case_100k_bin_&quot;&amp;[.H$2]&amp;&quot;_&quot;&amp;[.H92]&amp;&quot;.vcf -T &quot;&amp;[.H$3]&amp;[.H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89.vcf &gt;&gt; $logfile&#10;$scriptdir/../../bin/bvd-add.pl -s $vcfdir/case_100k_bin_07_089.vcf -T G089_cancer  -d $dbdir&#10;endtime=$(date +%s)&#10;timediff=$((endtime-starttime))&#10;echo total excutetime so far $timediff seconds &gt;&gt; $logfile">
            <text:p>echo $vcfdir/case_100k_bin_07_089.vcf &gt;&gt; $logfile<text:line-break/>$scriptdir/../../bin/bvd-add.pl -s $vcfdir/case_100k_bin_07_089.vcf -T G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2]&amp;&quot;.vcf &gt;&gt; $logfile&quot;&amp;CHAR(10)&amp;&quot;$scriptdir/../../bin/bvd-add.pl -s $vcfdir/case_100k_bin_&quot;&amp;[.I$2]&amp;&quot;_&quot;&amp;[.I92]&amp;&quot;.vcf -T &quot;&amp;[.I$3]&amp;[.I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89.vcf &gt;&gt; $logfile&#10;$scriptdir/../../bin/bvd-add.pl -s $vcfdir/case_100k_bin_08_089.vcf -T H089_cancer  -d $dbdir&#10;endtime=$(date +%s)&#10;timediff=$((endtime-starttime))&#10;echo total excutetime so far $timediff seconds &gt;&gt; $logfile">
            <text:p>echo $vcfdir/case_100k_bin_08_089.vcf &gt;&gt; $logfile<text:line-break/>$scriptdir/../../bin/bvd-add.pl -s $vcfdir/case_100k_bin_08_089.vcf -T H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2]&amp;&quot;.vcf &gt;&gt; $logfile&quot;&amp;CHAR(10)&amp;&quot;$scriptdir/../../bin/bvd-add.pl -s $vcfdir/case_100k_bin_&quot;&amp;[.J$2]&amp;&quot;_&quot;&amp;[.J92]&amp;&quot;.vcf -T &quot;&amp;[.J$3]&amp;[.J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89.vcf &gt;&gt; $logfile&#10;$scriptdir/../../bin/bvd-add.pl -s $vcfdir/case_100k_bin_09_089.vcf -T I089_cancer  -d $dbdir&#10;endtime=$(date +%s)&#10;timediff=$((endtime-starttime))&#10;echo total excutetime so far $timediff seconds &gt;&gt; $logfile">
            <text:p>echo $vcfdir/case_100k_bin_09_089.vcf &gt;&gt; $logfile<text:line-break/>$scriptdir/../../bin/bvd-add.pl -s $vcfdir/case_100k_bin_09_089.vcf -T I08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2]&amp;&quot;.vcf &gt;&gt; $logfile&quot;&amp;CHAR(10)&amp;&quot;$scriptdir/../../bin/bvd-add.pl -s $vcfdir/case_100k_bin_&quot;&amp;[.K$2]&amp;&quot;_&quot;&amp;[.K92]&amp;&quot;.vcf -T &quot;&amp;[.K$3]&amp;[.K9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89.vcf &gt;&gt; $logfile&#10;$scriptdir/../../bin/bvd-add.pl -s $vcfdir/case_100k_bin_10_089.vcf -T J089_cancer  -d $dbdir&#10;endtime=$(date +%s)&#10;timediff=$((endtime-starttime))&#10;echo total excutetime so far $timediff seconds &gt;&gt; $logfile">
            <text:p>echo $vcfdir/case_100k_bin_10_089.vcf &gt;&gt; $logfile<text:line-break/>$scriptdir/../../bin/bvd-add.pl -s $vcfdir/case_100k_bin_10_089.vcf -T J08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 table:formula="of:=TEXT([.$A93];&quot;000&quot;)" office:value-type="string" office:string-value="090">
            <text:p>090</text:p>
          </table:table-cell>
          <table:table-cell/>
          <table:table-cell table:formula="of:=&quot;echo $vcfdir/case_100k_bin_&quot;&amp;[.B$2]&amp;&quot;_&quot;&amp;[.B93]&amp;&quot;.vcf &gt;&gt; $logfile&quot;&amp;CHAR(10)&amp;&quot;$scriptdir/../../bin/bvd-add.pl -s $vcfdir/case_100k_bin_&quot;&amp;[.B$2]&amp;&quot;_&quot;&amp;[.B93]&amp;&quot;.vcf -T &quot;&amp;[.B$3]&amp;[.B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0.vcf &gt;&gt; $logfile&#10;$scriptdir/../../bin/bvd-add.pl -s $vcfdir/case_100k_bin_01_090.vcf -T A090_cancer  -d $dbdir&#10;endtime=$(date +%s)&#10;timediff=$((endtime-starttime))&#10;echo total excutetime so far $timediff seconds &gt;&gt; $logfile">
            <text:p>echo $vcfdir/case_100k_bin_01_090.vcf &gt;&gt; $logfile<text:line-break/>$scriptdir/../../bin/bvd-add.pl -s $vcfdir/case_100k_bin_01_090.vcf -T A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3]&amp;&quot;.vcf &gt;&gt; $logfile&quot;&amp;CHAR(10)&amp;&quot;$scriptdir/../../bin/bvd-add.pl -s $vcfdir/case_100k_bin_&quot;&amp;[.C$2]&amp;&quot;_&quot;&amp;[.C93]&amp;&quot;.vcf -T &quot;&amp;[.C$3]&amp;[.C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0.vcf &gt;&gt; $logfile&#10;$scriptdir/../../bin/bvd-add.pl -s $vcfdir/case_100k_bin_02_090.vcf -T B090_cancer  -d $dbdir&#10;endtime=$(date +%s)&#10;timediff=$((endtime-starttime))&#10;echo total excutetime so far $timediff seconds &gt;&gt; $logfile">
            <text:p>echo $vcfdir/case_100k_bin_02_090.vcf &gt;&gt; $logfile<text:line-break/>$scriptdir/../../bin/bvd-add.pl -s $vcfdir/case_100k_bin_02_090.vcf -T B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3]&amp;&quot;.vcf &gt;&gt; $logfile&quot;&amp;CHAR(10)&amp;&quot;$scriptdir/../../bin/bvd-add.pl -s $vcfdir/case_100k_bin_&quot;&amp;[.D$2]&amp;&quot;_&quot;&amp;[.D93]&amp;&quot;.vcf -T &quot;&amp;[.D$3]&amp;[.D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0.vcf &gt;&gt; $logfile&#10;$scriptdir/../../bin/bvd-add.pl -s $vcfdir/case_100k_bin_03_090.vcf -T C090_cancer  -d $dbdir&#10;endtime=$(date +%s)&#10;timediff=$((endtime-starttime))&#10;echo total excutetime so far $timediff seconds &gt;&gt; $logfile">
            <text:p>echo $vcfdir/case_100k_bin_03_090.vcf &gt;&gt; $logfile<text:line-break/>$scriptdir/../../bin/bvd-add.pl -s $vcfdir/case_100k_bin_03_090.vcf -T C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3]&amp;&quot;.vcf &gt;&gt; $logfile&quot;&amp;CHAR(10)&amp;&quot;$scriptdir/../../bin/bvd-add.pl -s $vcfdir/case_100k_bin_&quot;&amp;[.E$2]&amp;&quot;_&quot;&amp;[.E93]&amp;&quot;.vcf -T &quot;&amp;[.E$3]&amp;[.E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0.vcf &gt;&gt; $logfile&#10;$scriptdir/../../bin/bvd-add.pl -s $vcfdir/case_100k_bin_04_090.vcf -T D090_cancer  -d $dbdir&#10;endtime=$(date +%s)&#10;timediff=$((endtime-starttime))&#10;echo total excutetime so far $timediff seconds &gt;&gt; $logfile">
            <text:p>echo $vcfdir/case_100k_bin_04_090.vcf &gt;&gt; $logfile<text:line-break/>$scriptdir/../../bin/bvd-add.pl -s $vcfdir/case_100k_bin_04_090.vcf -T D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3]&amp;&quot;.vcf &gt;&gt; $logfile&quot;&amp;CHAR(10)&amp;&quot;$scriptdir/../../bin/bvd-add.pl -s $vcfdir/case_100k_bin_&quot;&amp;[.F$2]&amp;&quot;_&quot;&amp;[.F93]&amp;&quot;.vcf -T &quot;&amp;[.F$3]&amp;[.F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0.vcf &gt;&gt; $logfile&#10;$scriptdir/../../bin/bvd-add.pl -s $vcfdir/case_100k_bin_05_090.vcf -T E090_cancer  -d $dbdir&#10;endtime=$(date +%s)&#10;timediff=$((endtime-starttime))&#10;echo total excutetime so far $timediff seconds &gt;&gt; $logfile">
            <text:p>echo $vcfdir/case_100k_bin_05_090.vcf &gt;&gt; $logfile<text:line-break/>$scriptdir/../../bin/bvd-add.pl -s $vcfdir/case_100k_bin_05_090.vcf -T E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3]&amp;&quot;.vcf &gt;&gt; $logfile&quot;&amp;CHAR(10)&amp;&quot;$scriptdir/../../bin/bvd-add.pl -s $vcfdir/case_100k_bin_&quot;&amp;[.G$2]&amp;&quot;_&quot;&amp;[.G93]&amp;&quot;.vcf -T &quot;&amp;[.G$3]&amp;[.G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0.vcf &gt;&gt; $logfile&#10;$scriptdir/../../bin/bvd-add.pl -s $vcfdir/case_100k_bin_06_090.vcf -T F090_cancer  -d $dbdir&#10;endtime=$(date +%s)&#10;timediff=$((endtime-starttime))&#10;echo total excutetime so far $timediff seconds &gt;&gt; $logfile">
            <text:p>echo $vcfdir/case_100k_bin_06_090.vcf &gt;&gt; $logfile<text:line-break/>$scriptdir/../../bin/bvd-add.pl -s $vcfdir/case_100k_bin_06_090.vcf -T F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3]&amp;&quot;.vcf &gt;&gt; $logfile&quot;&amp;CHAR(10)&amp;&quot;$scriptdir/../../bin/bvd-add.pl -s $vcfdir/case_100k_bin_&quot;&amp;[.H$2]&amp;&quot;_&quot;&amp;[.H93]&amp;&quot;.vcf -T &quot;&amp;[.H$3]&amp;[.H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0.vcf &gt;&gt; $logfile&#10;$scriptdir/../../bin/bvd-add.pl -s $vcfdir/case_100k_bin_07_090.vcf -T G090_cancer  -d $dbdir&#10;endtime=$(date +%s)&#10;timediff=$((endtime-starttime))&#10;echo total excutetime so far $timediff seconds &gt;&gt; $logfile">
            <text:p>echo $vcfdir/case_100k_bin_07_090.vcf &gt;&gt; $logfile<text:line-break/>$scriptdir/../../bin/bvd-add.pl -s $vcfdir/case_100k_bin_07_090.vcf -T G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3]&amp;&quot;.vcf &gt;&gt; $logfile&quot;&amp;CHAR(10)&amp;&quot;$scriptdir/../../bin/bvd-add.pl -s $vcfdir/case_100k_bin_&quot;&amp;[.I$2]&amp;&quot;_&quot;&amp;[.I93]&amp;&quot;.vcf -T &quot;&amp;[.I$3]&amp;[.I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0.vcf &gt;&gt; $logfile&#10;$scriptdir/../../bin/bvd-add.pl -s $vcfdir/case_100k_bin_08_090.vcf -T H090_cancer  -d $dbdir&#10;endtime=$(date +%s)&#10;timediff=$((endtime-starttime))&#10;echo total excutetime so far $timediff seconds &gt;&gt; $logfile">
            <text:p>echo $vcfdir/case_100k_bin_08_090.vcf &gt;&gt; $logfile<text:line-break/>$scriptdir/../../bin/bvd-add.pl -s $vcfdir/case_100k_bin_08_090.vcf -T H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3]&amp;&quot;.vcf &gt;&gt; $logfile&quot;&amp;CHAR(10)&amp;&quot;$scriptdir/../../bin/bvd-add.pl -s $vcfdir/case_100k_bin_&quot;&amp;[.J$2]&amp;&quot;_&quot;&amp;[.J93]&amp;&quot;.vcf -T &quot;&amp;[.J$3]&amp;[.J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0.vcf &gt;&gt; $logfile&#10;$scriptdir/../../bin/bvd-add.pl -s $vcfdir/case_100k_bin_09_090.vcf -T I090_cancer  -d $dbdir&#10;endtime=$(date +%s)&#10;timediff=$((endtime-starttime))&#10;echo total excutetime so far $timediff seconds &gt;&gt; $logfile">
            <text:p>echo $vcfdir/case_100k_bin_09_090.vcf &gt;&gt; $logfile<text:line-break/>$scriptdir/../../bin/bvd-add.pl -s $vcfdir/case_100k_bin_09_090.vcf -T I09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3]&amp;&quot;.vcf &gt;&gt; $logfile&quot;&amp;CHAR(10)&amp;&quot;$scriptdir/../../bin/bvd-add.pl -s $vcfdir/case_100k_bin_&quot;&amp;[.K$2]&amp;&quot;_&quot;&amp;[.K93]&amp;&quot;.vcf -T &quot;&amp;[.K$3]&amp;[.K9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0.vcf &gt;&gt; $logfile&#10;$scriptdir/../../bin/bvd-add.pl -s $vcfdir/case_100k_bin_10_090.vcf -T J090_cancer  -d $dbdir&#10;endtime=$(date +%s)&#10;timediff=$((endtime-starttime))&#10;echo total excutetime so far $timediff seconds &gt;&gt; $logfile">
            <text:p>echo $vcfdir/case_100k_bin_10_090.vcf &gt;&gt; $logfile<text:line-break/>$scriptdir/../../bin/bvd-add.pl -s $vcfdir/case_100k_bin_10_090.vcf -T J09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 table:formula="of:=TEXT([.$A94];&quot;000&quot;)" office:value-type="string" office:string-value="091">
            <text:p>091</text:p>
          </table:table-cell>
          <table:table-cell/>
          <table:table-cell table:formula="of:=&quot;echo $vcfdir/case_100k_bin_&quot;&amp;[.B$2]&amp;&quot;_&quot;&amp;[.B94]&amp;&quot;.vcf &gt;&gt; $logfile&quot;&amp;CHAR(10)&amp;&quot;$scriptdir/../../bin/bvd-add.pl -s $vcfdir/case_100k_bin_&quot;&amp;[.B$2]&amp;&quot;_&quot;&amp;[.B94]&amp;&quot;.vcf -T &quot;&amp;[.B$3]&amp;[.B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1.vcf &gt;&gt; $logfile&#10;$scriptdir/../../bin/bvd-add.pl -s $vcfdir/case_100k_bin_01_091.vcf -T A091_cancer  -d $dbdir&#10;endtime=$(date +%s)&#10;timediff=$((endtime-starttime))&#10;echo total excutetime so far $timediff seconds &gt;&gt; $logfile">
            <text:p>echo $vcfdir/case_100k_bin_01_091.vcf &gt;&gt; $logfile<text:line-break/>$scriptdir/../../bin/bvd-add.pl -s $vcfdir/case_100k_bin_01_091.vcf -T A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4]&amp;&quot;.vcf &gt;&gt; $logfile&quot;&amp;CHAR(10)&amp;&quot;$scriptdir/../../bin/bvd-add.pl -s $vcfdir/case_100k_bin_&quot;&amp;[.C$2]&amp;&quot;_&quot;&amp;[.C94]&amp;&quot;.vcf -T &quot;&amp;[.C$3]&amp;[.C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1.vcf &gt;&gt; $logfile&#10;$scriptdir/../../bin/bvd-add.pl -s $vcfdir/case_100k_bin_02_091.vcf -T B091_cancer  -d $dbdir&#10;endtime=$(date +%s)&#10;timediff=$((endtime-starttime))&#10;echo total excutetime so far $timediff seconds &gt;&gt; $logfile">
            <text:p>echo $vcfdir/case_100k_bin_02_091.vcf &gt;&gt; $logfile<text:line-break/>$scriptdir/../../bin/bvd-add.pl -s $vcfdir/case_100k_bin_02_091.vcf -T B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4]&amp;&quot;.vcf &gt;&gt; $logfile&quot;&amp;CHAR(10)&amp;&quot;$scriptdir/../../bin/bvd-add.pl -s $vcfdir/case_100k_bin_&quot;&amp;[.D$2]&amp;&quot;_&quot;&amp;[.D94]&amp;&quot;.vcf -T &quot;&amp;[.D$3]&amp;[.D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1.vcf &gt;&gt; $logfile&#10;$scriptdir/../../bin/bvd-add.pl -s $vcfdir/case_100k_bin_03_091.vcf -T C091_cancer  -d $dbdir&#10;endtime=$(date +%s)&#10;timediff=$((endtime-starttime))&#10;echo total excutetime so far $timediff seconds &gt;&gt; $logfile">
            <text:p>echo $vcfdir/case_100k_bin_03_091.vcf &gt;&gt; $logfile<text:line-break/>$scriptdir/../../bin/bvd-add.pl -s $vcfdir/case_100k_bin_03_091.vcf -T C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4]&amp;&quot;.vcf &gt;&gt; $logfile&quot;&amp;CHAR(10)&amp;&quot;$scriptdir/../../bin/bvd-add.pl -s $vcfdir/case_100k_bin_&quot;&amp;[.E$2]&amp;&quot;_&quot;&amp;[.E94]&amp;&quot;.vcf -T &quot;&amp;[.E$3]&amp;[.E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1.vcf &gt;&gt; $logfile&#10;$scriptdir/../../bin/bvd-add.pl -s $vcfdir/case_100k_bin_04_091.vcf -T D091_cancer  -d $dbdir&#10;endtime=$(date +%s)&#10;timediff=$((endtime-starttime))&#10;echo total excutetime so far $timediff seconds &gt;&gt; $logfile">
            <text:p>echo $vcfdir/case_100k_bin_04_091.vcf &gt;&gt; $logfile<text:line-break/>$scriptdir/../../bin/bvd-add.pl -s $vcfdir/case_100k_bin_04_091.vcf -T D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4]&amp;&quot;.vcf &gt;&gt; $logfile&quot;&amp;CHAR(10)&amp;&quot;$scriptdir/../../bin/bvd-add.pl -s $vcfdir/case_100k_bin_&quot;&amp;[.F$2]&amp;&quot;_&quot;&amp;[.F94]&amp;&quot;.vcf -T &quot;&amp;[.F$3]&amp;[.F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1.vcf &gt;&gt; $logfile&#10;$scriptdir/../../bin/bvd-add.pl -s $vcfdir/case_100k_bin_05_091.vcf -T E091_cancer  -d $dbdir&#10;endtime=$(date +%s)&#10;timediff=$((endtime-starttime))&#10;echo total excutetime so far $timediff seconds &gt;&gt; $logfile">
            <text:p>echo $vcfdir/case_100k_bin_05_091.vcf &gt;&gt; $logfile<text:line-break/>$scriptdir/../../bin/bvd-add.pl -s $vcfdir/case_100k_bin_05_091.vcf -T E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4]&amp;&quot;.vcf &gt;&gt; $logfile&quot;&amp;CHAR(10)&amp;&quot;$scriptdir/../../bin/bvd-add.pl -s $vcfdir/case_100k_bin_&quot;&amp;[.G$2]&amp;&quot;_&quot;&amp;[.G94]&amp;&quot;.vcf -T &quot;&amp;[.G$3]&amp;[.G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1.vcf &gt;&gt; $logfile&#10;$scriptdir/../../bin/bvd-add.pl -s $vcfdir/case_100k_bin_06_091.vcf -T F091_cancer  -d $dbdir&#10;endtime=$(date +%s)&#10;timediff=$((endtime-starttime))&#10;echo total excutetime so far $timediff seconds &gt;&gt; $logfile">
            <text:p>echo $vcfdir/case_100k_bin_06_091.vcf &gt;&gt; $logfile<text:line-break/>$scriptdir/../../bin/bvd-add.pl -s $vcfdir/case_100k_bin_06_091.vcf -T F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4]&amp;&quot;.vcf &gt;&gt; $logfile&quot;&amp;CHAR(10)&amp;&quot;$scriptdir/../../bin/bvd-add.pl -s $vcfdir/case_100k_bin_&quot;&amp;[.H$2]&amp;&quot;_&quot;&amp;[.H94]&amp;&quot;.vcf -T &quot;&amp;[.H$3]&amp;[.H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1.vcf &gt;&gt; $logfile&#10;$scriptdir/../../bin/bvd-add.pl -s $vcfdir/case_100k_bin_07_091.vcf -T G091_cancer  -d $dbdir&#10;endtime=$(date +%s)&#10;timediff=$((endtime-starttime))&#10;echo total excutetime so far $timediff seconds &gt;&gt; $logfile">
            <text:p>echo $vcfdir/case_100k_bin_07_091.vcf &gt;&gt; $logfile<text:line-break/>$scriptdir/../../bin/bvd-add.pl -s $vcfdir/case_100k_bin_07_091.vcf -T G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4]&amp;&quot;.vcf &gt;&gt; $logfile&quot;&amp;CHAR(10)&amp;&quot;$scriptdir/../../bin/bvd-add.pl -s $vcfdir/case_100k_bin_&quot;&amp;[.I$2]&amp;&quot;_&quot;&amp;[.I94]&amp;&quot;.vcf -T &quot;&amp;[.I$3]&amp;[.I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1.vcf &gt;&gt; $logfile&#10;$scriptdir/../../bin/bvd-add.pl -s $vcfdir/case_100k_bin_08_091.vcf -T H091_cancer  -d $dbdir&#10;endtime=$(date +%s)&#10;timediff=$((endtime-starttime))&#10;echo total excutetime so far $timediff seconds &gt;&gt; $logfile">
            <text:p>echo $vcfdir/case_100k_bin_08_091.vcf &gt;&gt; $logfile<text:line-break/>$scriptdir/../../bin/bvd-add.pl -s $vcfdir/case_100k_bin_08_091.vcf -T H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4]&amp;&quot;.vcf &gt;&gt; $logfile&quot;&amp;CHAR(10)&amp;&quot;$scriptdir/../../bin/bvd-add.pl -s $vcfdir/case_100k_bin_&quot;&amp;[.J$2]&amp;&quot;_&quot;&amp;[.J94]&amp;&quot;.vcf -T &quot;&amp;[.J$3]&amp;[.J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1.vcf &gt;&gt; $logfile&#10;$scriptdir/../../bin/bvd-add.pl -s $vcfdir/case_100k_bin_09_091.vcf -T I091_cancer  -d $dbdir&#10;endtime=$(date +%s)&#10;timediff=$((endtime-starttime))&#10;echo total excutetime so far $timediff seconds &gt;&gt; $logfile">
            <text:p>echo $vcfdir/case_100k_bin_09_091.vcf &gt;&gt; $logfile<text:line-break/>$scriptdir/../../bin/bvd-add.pl -s $vcfdir/case_100k_bin_09_091.vcf -T I091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4]&amp;&quot;.vcf &gt;&gt; $logfile&quot;&amp;CHAR(10)&amp;&quot;$scriptdir/../../bin/bvd-add.pl -s $vcfdir/case_100k_bin_&quot;&amp;[.K$2]&amp;&quot;_&quot;&amp;[.K94]&amp;&quot;.vcf -T &quot;&amp;[.K$3]&amp;[.K94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1.vcf &gt;&gt; $logfile&#10;$scriptdir/../../bin/bvd-add.pl -s $vcfdir/case_100k_bin_10_091.vcf -T J091_cancer  -d $dbdir&#10;endtime=$(date +%s)&#10;timediff=$((endtime-starttime))&#10;echo total excutetime so far $timediff seconds &gt;&gt; $logfile">
            <text:p>echo $vcfdir/case_100k_bin_10_091.vcf &gt;&gt; $logfile<text:line-break/>$scriptdir/../../bin/bvd-add.pl -s $vcfdir/case_100k_bin_10_091.vcf -T J091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 table:formula="of:=TEXT([.$A95];&quot;000&quot;)" office:value-type="string" office:string-value="092">
            <text:p>092</text:p>
          </table:table-cell>
          <table:table-cell/>
          <table:table-cell table:formula="of:=&quot;echo $vcfdir/case_100k_bin_&quot;&amp;[.B$2]&amp;&quot;_&quot;&amp;[.B95]&amp;&quot;.vcf &gt;&gt; $logfile&quot;&amp;CHAR(10)&amp;&quot;$scriptdir/../../bin/bvd-add.pl -s $vcfdir/case_100k_bin_&quot;&amp;[.B$2]&amp;&quot;_&quot;&amp;[.B95]&amp;&quot;.vcf -T &quot;&amp;[.B$3]&amp;[.B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2.vcf &gt;&gt; $logfile&#10;$scriptdir/../../bin/bvd-add.pl -s $vcfdir/case_100k_bin_01_092.vcf -T A092_cancer  -d $dbdir&#10;endtime=$(date +%s)&#10;timediff=$((endtime-starttime))&#10;echo total excutetime so far $timediff seconds &gt;&gt; $logfile">
            <text:p>echo $vcfdir/case_100k_bin_01_092.vcf &gt;&gt; $logfile<text:line-break/>$scriptdir/../../bin/bvd-add.pl -s $vcfdir/case_100k_bin_01_092.vcf -T A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5]&amp;&quot;.vcf &gt;&gt; $logfile&quot;&amp;CHAR(10)&amp;&quot;$scriptdir/../../bin/bvd-add.pl -s $vcfdir/case_100k_bin_&quot;&amp;[.C$2]&amp;&quot;_&quot;&amp;[.C95]&amp;&quot;.vcf -T &quot;&amp;[.C$3]&amp;[.C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2.vcf &gt;&gt; $logfile&#10;$scriptdir/../../bin/bvd-add.pl -s $vcfdir/case_100k_bin_02_092.vcf -T B092_cancer  -d $dbdir&#10;endtime=$(date +%s)&#10;timediff=$((endtime-starttime))&#10;echo total excutetime so far $timediff seconds &gt;&gt; $logfile">
            <text:p>echo $vcfdir/case_100k_bin_02_092.vcf &gt;&gt; $logfile<text:line-break/>$scriptdir/../../bin/bvd-add.pl -s $vcfdir/case_100k_bin_02_092.vcf -T B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5]&amp;&quot;.vcf &gt;&gt; $logfile&quot;&amp;CHAR(10)&amp;&quot;$scriptdir/../../bin/bvd-add.pl -s $vcfdir/case_100k_bin_&quot;&amp;[.D$2]&amp;&quot;_&quot;&amp;[.D95]&amp;&quot;.vcf -T &quot;&amp;[.D$3]&amp;[.D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2.vcf &gt;&gt; $logfile&#10;$scriptdir/../../bin/bvd-add.pl -s $vcfdir/case_100k_bin_03_092.vcf -T C092_cancer  -d $dbdir&#10;endtime=$(date +%s)&#10;timediff=$((endtime-starttime))&#10;echo total excutetime so far $timediff seconds &gt;&gt; $logfile">
            <text:p>echo $vcfdir/case_100k_bin_03_092.vcf &gt;&gt; $logfile<text:line-break/>$scriptdir/../../bin/bvd-add.pl -s $vcfdir/case_100k_bin_03_092.vcf -T C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5]&amp;&quot;.vcf &gt;&gt; $logfile&quot;&amp;CHAR(10)&amp;&quot;$scriptdir/../../bin/bvd-add.pl -s $vcfdir/case_100k_bin_&quot;&amp;[.E$2]&amp;&quot;_&quot;&amp;[.E95]&amp;&quot;.vcf -T &quot;&amp;[.E$3]&amp;[.E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2.vcf &gt;&gt; $logfile&#10;$scriptdir/../../bin/bvd-add.pl -s $vcfdir/case_100k_bin_04_092.vcf -T D092_cancer  -d $dbdir&#10;endtime=$(date +%s)&#10;timediff=$((endtime-starttime))&#10;echo total excutetime so far $timediff seconds &gt;&gt; $logfile">
            <text:p>echo $vcfdir/case_100k_bin_04_092.vcf &gt;&gt; $logfile<text:line-break/>$scriptdir/../../bin/bvd-add.pl -s $vcfdir/case_100k_bin_04_092.vcf -T D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5]&amp;&quot;.vcf &gt;&gt; $logfile&quot;&amp;CHAR(10)&amp;&quot;$scriptdir/../../bin/bvd-add.pl -s $vcfdir/case_100k_bin_&quot;&amp;[.F$2]&amp;&quot;_&quot;&amp;[.F95]&amp;&quot;.vcf -T &quot;&amp;[.F$3]&amp;[.F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2.vcf &gt;&gt; $logfile&#10;$scriptdir/../../bin/bvd-add.pl -s $vcfdir/case_100k_bin_05_092.vcf -T E092_cancer  -d $dbdir&#10;endtime=$(date +%s)&#10;timediff=$((endtime-starttime))&#10;echo total excutetime so far $timediff seconds &gt;&gt; $logfile">
            <text:p>echo $vcfdir/case_100k_bin_05_092.vcf &gt;&gt; $logfile<text:line-break/>$scriptdir/../../bin/bvd-add.pl -s $vcfdir/case_100k_bin_05_092.vcf -T E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5]&amp;&quot;.vcf &gt;&gt; $logfile&quot;&amp;CHAR(10)&amp;&quot;$scriptdir/../../bin/bvd-add.pl -s $vcfdir/case_100k_bin_&quot;&amp;[.G$2]&amp;&quot;_&quot;&amp;[.G95]&amp;&quot;.vcf -T &quot;&amp;[.G$3]&amp;[.G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2.vcf &gt;&gt; $logfile&#10;$scriptdir/../../bin/bvd-add.pl -s $vcfdir/case_100k_bin_06_092.vcf -T F092_cancer  -d $dbdir&#10;endtime=$(date +%s)&#10;timediff=$((endtime-starttime))&#10;echo total excutetime so far $timediff seconds &gt;&gt; $logfile">
            <text:p>echo $vcfdir/case_100k_bin_06_092.vcf &gt;&gt; $logfile<text:line-break/>$scriptdir/../../bin/bvd-add.pl -s $vcfdir/case_100k_bin_06_092.vcf -T F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5]&amp;&quot;.vcf &gt;&gt; $logfile&quot;&amp;CHAR(10)&amp;&quot;$scriptdir/../../bin/bvd-add.pl -s $vcfdir/case_100k_bin_&quot;&amp;[.H$2]&amp;&quot;_&quot;&amp;[.H95]&amp;&quot;.vcf -T &quot;&amp;[.H$3]&amp;[.H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2.vcf &gt;&gt; $logfile&#10;$scriptdir/../../bin/bvd-add.pl -s $vcfdir/case_100k_bin_07_092.vcf -T G092_cancer  -d $dbdir&#10;endtime=$(date +%s)&#10;timediff=$((endtime-starttime))&#10;echo total excutetime so far $timediff seconds &gt;&gt; $logfile">
            <text:p>echo $vcfdir/case_100k_bin_07_092.vcf &gt;&gt; $logfile<text:line-break/>$scriptdir/../../bin/bvd-add.pl -s $vcfdir/case_100k_bin_07_092.vcf -T G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5]&amp;&quot;.vcf &gt;&gt; $logfile&quot;&amp;CHAR(10)&amp;&quot;$scriptdir/../../bin/bvd-add.pl -s $vcfdir/case_100k_bin_&quot;&amp;[.I$2]&amp;&quot;_&quot;&amp;[.I95]&amp;&quot;.vcf -T &quot;&amp;[.I$3]&amp;[.I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2.vcf &gt;&gt; $logfile&#10;$scriptdir/../../bin/bvd-add.pl -s $vcfdir/case_100k_bin_08_092.vcf -T H092_cancer  -d $dbdir&#10;endtime=$(date +%s)&#10;timediff=$((endtime-starttime))&#10;echo total excutetime so far $timediff seconds &gt;&gt; $logfile">
            <text:p>echo $vcfdir/case_100k_bin_08_092.vcf &gt;&gt; $logfile<text:line-break/>$scriptdir/../../bin/bvd-add.pl -s $vcfdir/case_100k_bin_08_092.vcf -T H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5]&amp;&quot;.vcf &gt;&gt; $logfile&quot;&amp;CHAR(10)&amp;&quot;$scriptdir/../../bin/bvd-add.pl -s $vcfdir/case_100k_bin_&quot;&amp;[.J$2]&amp;&quot;_&quot;&amp;[.J95]&amp;&quot;.vcf -T &quot;&amp;[.J$3]&amp;[.J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2.vcf &gt;&gt; $logfile&#10;$scriptdir/../../bin/bvd-add.pl -s $vcfdir/case_100k_bin_09_092.vcf -T I092_cancer  -d $dbdir&#10;endtime=$(date +%s)&#10;timediff=$((endtime-starttime))&#10;echo total excutetime so far $timediff seconds &gt;&gt; $logfile">
            <text:p>echo $vcfdir/case_100k_bin_09_092.vcf &gt;&gt; $logfile<text:line-break/>$scriptdir/../../bin/bvd-add.pl -s $vcfdir/case_100k_bin_09_092.vcf -T I092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5]&amp;&quot;.vcf &gt;&gt; $logfile&quot;&amp;CHAR(10)&amp;&quot;$scriptdir/../../bin/bvd-add.pl -s $vcfdir/case_100k_bin_&quot;&amp;[.K$2]&amp;&quot;_&quot;&amp;[.K95]&amp;&quot;.vcf -T &quot;&amp;[.K$3]&amp;[.K95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2.vcf &gt;&gt; $logfile&#10;$scriptdir/../../bin/bvd-add.pl -s $vcfdir/case_100k_bin_10_092.vcf -T J092_cancer  -d $dbdir&#10;endtime=$(date +%s)&#10;timediff=$((endtime-starttime))&#10;echo total excutetime so far $timediff seconds &gt;&gt; $logfile">
            <text:p>echo $vcfdir/case_100k_bin_10_092.vcf &gt;&gt; $logfile<text:line-break/>$scriptdir/../../bin/bvd-add.pl -s $vcfdir/case_100k_bin_10_092.vcf -T J092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 table:formula="of:=TEXT([.$A96];&quot;000&quot;)" office:value-type="string" office:string-value="093">
            <text:p>093</text:p>
          </table:table-cell>
          <table:table-cell/>
          <table:table-cell table:formula="of:=&quot;echo $vcfdir/case_100k_bin_&quot;&amp;[.B$2]&amp;&quot;_&quot;&amp;[.B96]&amp;&quot;.vcf &gt;&gt; $logfile&quot;&amp;CHAR(10)&amp;&quot;$scriptdir/../../bin/bvd-add.pl -s $vcfdir/case_100k_bin_&quot;&amp;[.B$2]&amp;&quot;_&quot;&amp;[.B96]&amp;&quot;.vcf -T &quot;&amp;[.B$3]&amp;[.B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3.vcf &gt;&gt; $logfile&#10;$scriptdir/../../bin/bvd-add.pl -s $vcfdir/case_100k_bin_01_093.vcf -T A093_cancer  -d $dbdir&#10;endtime=$(date +%s)&#10;timediff=$((endtime-starttime))&#10;echo total excutetime so far $timediff seconds &gt;&gt; $logfile">
            <text:p>echo $vcfdir/case_100k_bin_01_093.vcf &gt;&gt; $logfile<text:line-break/>$scriptdir/../../bin/bvd-add.pl -s $vcfdir/case_100k_bin_01_093.vcf -T A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6]&amp;&quot;.vcf &gt;&gt; $logfile&quot;&amp;CHAR(10)&amp;&quot;$scriptdir/../../bin/bvd-add.pl -s $vcfdir/case_100k_bin_&quot;&amp;[.C$2]&amp;&quot;_&quot;&amp;[.C96]&amp;&quot;.vcf -T &quot;&amp;[.C$3]&amp;[.C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3.vcf &gt;&gt; $logfile&#10;$scriptdir/../../bin/bvd-add.pl -s $vcfdir/case_100k_bin_02_093.vcf -T B093_cancer  -d $dbdir&#10;endtime=$(date +%s)&#10;timediff=$((endtime-starttime))&#10;echo total excutetime so far $timediff seconds &gt;&gt; $logfile">
            <text:p>echo $vcfdir/case_100k_bin_02_093.vcf &gt;&gt; $logfile<text:line-break/>$scriptdir/../../bin/bvd-add.pl -s $vcfdir/case_100k_bin_02_093.vcf -T B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6]&amp;&quot;.vcf &gt;&gt; $logfile&quot;&amp;CHAR(10)&amp;&quot;$scriptdir/../../bin/bvd-add.pl -s $vcfdir/case_100k_bin_&quot;&amp;[.D$2]&amp;&quot;_&quot;&amp;[.D96]&amp;&quot;.vcf -T &quot;&amp;[.D$3]&amp;[.D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3.vcf &gt;&gt; $logfile&#10;$scriptdir/../../bin/bvd-add.pl -s $vcfdir/case_100k_bin_03_093.vcf -T C093_cancer  -d $dbdir&#10;endtime=$(date +%s)&#10;timediff=$((endtime-starttime))&#10;echo total excutetime so far $timediff seconds &gt;&gt; $logfile">
            <text:p>echo $vcfdir/case_100k_bin_03_093.vcf &gt;&gt; $logfile<text:line-break/>$scriptdir/../../bin/bvd-add.pl -s $vcfdir/case_100k_bin_03_093.vcf -T C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6]&amp;&quot;.vcf &gt;&gt; $logfile&quot;&amp;CHAR(10)&amp;&quot;$scriptdir/../../bin/bvd-add.pl -s $vcfdir/case_100k_bin_&quot;&amp;[.E$2]&amp;&quot;_&quot;&amp;[.E96]&amp;&quot;.vcf -T &quot;&amp;[.E$3]&amp;[.E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3.vcf &gt;&gt; $logfile&#10;$scriptdir/../../bin/bvd-add.pl -s $vcfdir/case_100k_bin_04_093.vcf -T D093_cancer  -d $dbdir&#10;endtime=$(date +%s)&#10;timediff=$((endtime-starttime))&#10;echo total excutetime so far $timediff seconds &gt;&gt; $logfile">
            <text:p>echo $vcfdir/case_100k_bin_04_093.vcf &gt;&gt; $logfile<text:line-break/>$scriptdir/../../bin/bvd-add.pl -s $vcfdir/case_100k_bin_04_093.vcf -T D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6]&amp;&quot;.vcf &gt;&gt; $logfile&quot;&amp;CHAR(10)&amp;&quot;$scriptdir/../../bin/bvd-add.pl -s $vcfdir/case_100k_bin_&quot;&amp;[.F$2]&amp;&quot;_&quot;&amp;[.F96]&amp;&quot;.vcf -T &quot;&amp;[.F$3]&amp;[.F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3.vcf &gt;&gt; $logfile&#10;$scriptdir/../../bin/bvd-add.pl -s $vcfdir/case_100k_bin_05_093.vcf -T E093_cancer  -d $dbdir&#10;endtime=$(date +%s)&#10;timediff=$((endtime-starttime))&#10;echo total excutetime so far $timediff seconds &gt;&gt; $logfile">
            <text:p>echo $vcfdir/case_100k_bin_05_093.vcf &gt;&gt; $logfile<text:line-break/>$scriptdir/../../bin/bvd-add.pl -s $vcfdir/case_100k_bin_05_093.vcf -T E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6]&amp;&quot;.vcf &gt;&gt; $logfile&quot;&amp;CHAR(10)&amp;&quot;$scriptdir/../../bin/bvd-add.pl -s $vcfdir/case_100k_bin_&quot;&amp;[.G$2]&amp;&quot;_&quot;&amp;[.G96]&amp;&quot;.vcf -T &quot;&amp;[.G$3]&amp;[.G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3.vcf &gt;&gt; $logfile&#10;$scriptdir/../../bin/bvd-add.pl -s $vcfdir/case_100k_bin_06_093.vcf -T F093_cancer  -d $dbdir&#10;endtime=$(date +%s)&#10;timediff=$((endtime-starttime))&#10;echo total excutetime so far $timediff seconds &gt;&gt; $logfile">
            <text:p>echo $vcfdir/case_100k_bin_06_093.vcf &gt;&gt; $logfile<text:line-break/>$scriptdir/../../bin/bvd-add.pl -s $vcfdir/case_100k_bin_06_093.vcf -T F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6]&amp;&quot;.vcf &gt;&gt; $logfile&quot;&amp;CHAR(10)&amp;&quot;$scriptdir/../../bin/bvd-add.pl -s $vcfdir/case_100k_bin_&quot;&amp;[.H$2]&amp;&quot;_&quot;&amp;[.H96]&amp;&quot;.vcf -T &quot;&amp;[.H$3]&amp;[.H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3.vcf &gt;&gt; $logfile&#10;$scriptdir/../../bin/bvd-add.pl -s $vcfdir/case_100k_bin_07_093.vcf -T G093_cancer  -d $dbdir&#10;endtime=$(date +%s)&#10;timediff=$((endtime-starttime))&#10;echo total excutetime so far $timediff seconds &gt;&gt; $logfile">
            <text:p>echo $vcfdir/case_100k_bin_07_093.vcf &gt;&gt; $logfile<text:line-break/>$scriptdir/../../bin/bvd-add.pl -s $vcfdir/case_100k_bin_07_093.vcf -T G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6]&amp;&quot;.vcf &gt;&gt; $logfile&quot;&amp;CHAR(10)&amp;&quot;$scriptdir/../../bin/bvd-add.pl -s $vcfdir/case_100k_bin_&quot;&amp;[.I$2]&amp;&quot;_&quot;&amp;[.I96]&amp;&quot;.vcf -T &quot;&amp;[.I$3]&amp;[.I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3.vcf &gt;&gt; $logfile&#10;$scriptdir/../../bin/bvd-add.pl -s $vcfdir/case_100k_bin_08_093.vcf -T H093_cancer  -d $dbdir&#10;endtime=$(date +%s)&#10;timediff=$((endtime-starttime))&#10;echo total excutetime so far $timediff seconds &gt;&gt; $logfile">
            <text:p>echo $vcfdir/case_100k_bin_08_093.vcf &gt;&gt; $logfile<text:line-break/>$scriptdir/../../bin/bvd-add.pl -s $vcfdir/case_100k_bin_08_093.vcf -T H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6]&amp;&quot;.vcf &gt;&gt; $logfile&quot;&amp;CHAR(10)&amp;&quot;$scriptdir/../../bin/bvd-add.pl -s $vcfdir/case_100k_bin_&quot;&amp;[.J$2]&amp;&quot;_&quot;&amp;[.J96]&amp;&quot;.vcf -T &quot;&amp;[.J$3]&amp;[.J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3.vcf &gt;&gt; $logfile&#10;$scriptdir/../../bin/bvd-add.pl -s $vcfdir/case_100k_bin_09_093.vcf -T I093_cancer  -d $dbdir&#10;endtime=$(date +%s)&#10;timediff=$((endtime-starttime))&#10;echo total excutetime so far $timediff seconds &gt;&gt; $logfile">
            <text:p>echo $vcfdir/case_100k_bin_09_093.vcf &gt;&gt; $logfile<text:line-break/>$scriptdir/../../bin/bvd-add.pl -s $vcfdir/case_100k_bin_09_093.vcf -T I093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6]&amp;&quot;.vcf &gt;&gt; $logfile&quot;&amp;CHAR(10)&amp;&quot;$scriptdir/../../bin/bvd-add.pl -s $vcfdir/case_100k_bin_&quot;&amp;[.K$2]&amp;&quot;_&quot;&amp;[.K96]&amp;&quot;.vcf -T &quot;&amp;[.K$3]&amp;[.K96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3.vcf &gt;&gt; $logfile&#10;$scriptdir/../../bin/bvd-add.pl -s $vcfdir/case_100k_bin_10_093.vcf -T J093_cancer  -d $dbdir&#10;endtime=$(date +%s)&#10;timediff=$((endtime-starttime))&#10;echo total excutetime so far $timediff seconds &gt;&gt; $logfile">
            <text:p>echo $vcfdir/case_100k_bin_10_093.vcf &gt;&gt; $logfile<text:line-break/>$scriptdir/../../bin/bvd-add.pl -s $vcfdir/case_100k_bin_10_093.vcf -T J093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 table:formula="of:=TEXT([.$A97];&quot;000&quot;)" office:value-type="string" office:string-value="094">
            <text:p>094</text:p>
          </table:table-cell>
          <table:table-cell/>
          <table:table-cell table:formula="of:=&quot;echo $vcfdir/case_100k_bin_&quot;&amp;[.B$2]&amp;&quot;_&quot;&amp;[.B97]&amp;&quot;.vcf &gt;&gt; $logfile&quot;&amp;CHAR(10)&amp;&quot;$scriptdir/../../bin/bvd-add.pl -s $vcfdir/case_100k_bin_&quot;&amp;[.B$2]&amp;&quot;_&quot;&amp;[.B97]&amp;&quot;.vcf -T &quot;&amp;[.B$3]&amp;[.B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4.vcf &gt;&gt; $logfile&#10;$scriptdir/../../bin/bvd-add.pl -s $vcfdir/case_100k_bin_01_094.vcf -T A094_cancer  -d $dbdir&#10;endtime=$(date +%s)&#10;timediff=$((endtime-starttime))&#10;echo total excutetime so far $timediff seconds &gt;&gt; $logfile">
            <text:p>echo $vcfdir/case_100k_bin_01_094.vcf &gt;&gt; $logfile<text:line-break/>$scriptdir/../../bin/bvd-add.pl -s $vcfdir/case_100k_bin_01_094.vcf -T A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7]&amp;&quot;.vcf &gt;&gt; $logfile&quot;&amp;CHAR(10)&amp;&quot;$scriptdir/../../bin/bvd-add.pl -s $vcfdir/case_100k_bin_&quot;&amp;[.C$2]&amp;&quot;_&quot;&amp;[.C97]&amp;&quot;.vcf -T &quot;&amp;[.C$3]&amp;[.C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4.vcf &gt;&gt; $logfile&#10;$scriptdir/../../bin/bvd-add.pl -s $vcfdir/case_100k_bin_02_094.vcf -T B094_cancer  -d $dbdir&#10;endtime=$(date +%s)&#10;timediff=$((endtime-starttime))&#10;echo total excutetime so far $timediff seconds &gt;&gt; $logfile">
            <text:p>echo $vcfdir/case_100k_bin_02_094.vcf &gt;&gt; $logfile<text:line-break/>$scriptdir/../../bin/bvd-add.pl -s $vcfdir/case_100k_bin_02_094.vcf -T B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7]&amp;&quot;.vcf &gt;&gt; $logfile&quot;&amp;CHAR(10)&amp;&quot;$scriptdir/../../bin/bvd-add.pl -s $vcfdir/case_100k_bin_&quot;&amp;[.D$2]&amp;&quot;_&quot;&amp;[.D97]&amp;&quot;.vcf -T &quot;&amp;[.D$3]&amp;[.D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4.vcf &gt;&gt; $logfile&#10;$scriptdir/../../bin/bvd-add.pl -s $vcfdir/case_100k_bin_03_094.vcf -T C094_cancer  -d $dbdir&#10;endtime=$(date +%s)&#10;timediff=$((endtime-starttime))&#10;echo total excutetime so far $timediff seconds &gt;&gt; $logfile">
            <text:p>echo $vcfdir/case_100k_bin_03_094.vcf &gt;&gt; $logfile<text:line-break/>$scriptdir/../../bin/bvd-add.pl -s $vcfdir/case_100k_bin_03_094.vcf -T C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7]&amp;&quot;.vcf &gt;&gt; $logfile&quot;&amp;CHAR(10)&amp;&quot;$scriptdir/../../bin/bvd-add.pl -s $vcfdir/case_100k_bin_&quot;&amp;[.E$2]&amp;&quot;_&quot;&amp;[.E97]&amp;&quot;.vcf -T &quot;&amp;[.E$3]&amp;[.E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4.vcf &gt;&gt; $logfile&#10;$scriptdir/../../bin/bvd-add.pl -s $vcfdir/case_100k_bin_04_094.vcf -T D094_cancer  -d $dbdir&#10;endtime=$(date +%s)&#10;timediff=$((endtime-starttime))&#10;echo total excutetime so far $timediff seconds &gt;&gt; $logfile">
            <text:p>echo $vcfdir/case_100k_bin_04_094.vcf &gt;&gt; $logfile<text:line-break/>$scriptdir/../../bin/bvd-add.pl -s $vcfdir/case_100k_bin_04_094.vcf -T D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7]&amp;&quot;.vcf &gt;&gt; $logfile&quot;&amp;CHAR(10)&amp;&quot;$scriptdir/../../bin/bvd-add.pl -s $vcfdir/case_100k_bin_&quot;&amp;[.F$2]&amp;&quot;_&quot;&amp;[.F97]&amp;&quot;.vcf -T &quot;&amp;[.F$3]&amp;[.F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4.vcf &gt;&gt; $logfile&#10;$scriptdir/../../bin/bvd-add.pl -s $vcfdir/case_100k_bin_05_094.vcf -T E094_cancer  -d $dbdir&#10;endtime=$(date +%s)&#10;timediff=$((endtime-starttime))&#10;echo total excutetime so far $timediff seconds &gt;&gt; $logfile">
            <text:p>echo $vcfdir/case_100k_bin_05_094.vcf &gt;&gt; $logfile<text:line-break/>$scriptdir/../../bin/bvd-add.pl -s $vcfdir/case_100k_bin_05_094.vcf -T E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7]&amp;&quot;.vcf &gt;&gt; $logfile&quot;&amp;CHAR(10)&amp;&quot;$scriptdir/../../bin/bvd-add.pl -s $vcfdir/case_100k_bin_&quot;&amp;[.G$2]&amp;&quot;_&quot;&amp;[.G97]&amp;&quot;.vcf -T &quot;&amp;[.G$3]&amp;[.G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4.vcf &gt;&gt; $logfile&#10;$scriptdir/../../bin/bvd-add.pl -s $vcfdir/case_100k_bin_06_094.vcf -T F094_cancer  -d $dbdir&#10;endtime=$(date +%s)&#10;timediff=$((endtime-starttime))&#10;echo total excutetime so far $timediff seconds &gt;&gt; $logfile">
            <text:p>echo $vcfdir/case_100k_bin_06_094.vcf &gt;&gt; $logfile<text:line-break/>$scriptdir/../../bin/bvd-add.pl -s $vcfdir/case_100k_bin_06_094.vcf -T F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7]&amp;&quot;.vcf &gt;&gt; $logfile&quot;&amp;CHAR(10)&amp;&quot;$scriptdir/../../bin/bvd-add.pl -s $vcfdir/case_100k_bin_&quot;&amp;[.H$2]&amp;&quot;_&quot;&amp;[.H97]&amp;&quot;.vcf -T &quot;&amp;[.H$3]&amp;[.H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4.vcf &gt;&gt; $logfile&#10;$scriptdir/../../bin/bvd-add.pl -s $vcfdir/case_100k_bin_07_094.vcf -T G094_cancer  -d $dbdir&#10;endtime=$(date +%s)&#10;timediff=$((endtime-starttime))&#10;echo total excutetime so far $timediff seconds &gt;&gt; $logfile">
            <text:p>echo $vcfdir/case_100k_bin_07_094.vcf &gt;&gt; $logfile<text:line-break/>$scriptdir/../../bin/bvd-add.pl -s $vcfdir/case_100k_bin_07_094.vcf -T G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7]&amp;&quot;.vcf &gt;&gt; $logfile&quot;&amp;CHAR(10)&amp;&quot;$scriptdir/../../bin/bvd-add.pl -s $vcfdir/case_100k_bin_&quot;&amp;[.I$2]&amp;&quot;_&quot;&amp;[.I97]&amp;&quot;.vcf -T &quot;&amp;[.I$3]&amp;[.I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4.vcf &gt;&gt; $logfile&#10;$scriptdir/../../bin/bvd-add.pl -s $vcfdir/case_100k_bin_08_094.vcf -T H094_cancer  -d $dbdir&#10;endtime=$(date +%s)&#10;timediff=$((endtime-starttime))&#10;echo total excutetime so far $timediff seconds &gt;&gt; $logfile">
            <text:p>echo $vcfdir/case_100k_bin_08_094.vcf &gt;&gt; $logfile<text:line-break/>$scriptdir/../../bin/bvd-add.pl -s $vcfdir/case_100k_bin_08_094.vcf -T H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7]&amp;&quot;.vcf &gt;&gt; $logfile&quot;&amp;CHAR(10)&amp;&quot;$scriptdir/../../bin/bvd-add.pl -s $vcfdir/case_100k_bin_&quot;&amp;[.J$2]&amp;&quot;_&quot;&amp;[.J97]&amp;&quot;.vcf -T &quot;&amp;[.J$3]&amp;[.J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4.vcf &gt;&gt; $logfile&#10;$scriptdir/../../bin/bvd-add.pl -s $vcfdir/case_100k_bin_09_094.vcf -T I094_cancer  -d $dbdir&#10;endtime=$(date +%s)&#10;timediff=$((endtime-starttime))&#10;echo total excutetime so far $timediff seconds &gt;&gt; $logfile">
            <text:p>echo $vcfdir/case_100k_bin_09_094.vcf &gt;&gt; $logfile<text:line-break/>$scriptdir/../../bin/bvd-add.pl -s $vcfdir/case_100k_bin_09_094.vcf -T I094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7]&amp;&quot;.vcf &gt;&gt; $logfile&quot;&amp;CHAR(10)&amp;&quot;$scriptdir/../../bin/bvd-add.pl -s $vcfdir/case_100k_bin_&quot;&amp;[.K$2]&amp;&quot;_&quot;&amp;[.K97]&amp;&quot;.vcf -T &quot;&amp;[.K$3]&amp;[.K97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4.vcf &gt;&gt; $logfile&#10;$scriptdir/../../bin/bvd-add.pl -s $vcfdir/case_100k_bin_10_094.vcf -T J094_cancer  -d $dbdir&#10;endtime=$(date +%s)&#10;timediff=$((endtime-starttime))&#10;echo total excutetime so far $timediff seconds &gt;&gt; $logfile">
            <text:p>echo $vcfdir/case_100k_bin_10_094.vcf &gt;&gt; $logfile<text:line-break/>$scriptdir/../../bin/bvd-add.pl -s $vcfdir/case_100k_bin_10_094.vcf -T J094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 table:formula="of:=TEXT([.$A98];&quot;000&quot;)" office:value-type="string" office:string-value="095">
            <text:p>095</text:p>
          </table:table-cell>
          <table:table-cell/>
          <table:table-cell table:formula="of:=&quot;echo $vcfdir/case_100k_bin_&quot;&amp;[.B$2]&amp;&quot;_&quot;&amp;[.B98]&amp;&quot;.vcf &gt;&gt; $logfile&quot;&amp;CHAR(10)&amp;&quot;$scriptdir/../../bin/bvd-add.pl -s $vcfdir/case_100k_bin_&quot;&amp;[.B$2]&amp;&quot;_&quot;&amp;[.B98]&amp;&quot;.vcf -T &quot;&amp;[.B$3]&amp;[.B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5.vcf &gt;&gt; $logfile&#10;$scriptdir/../../bin/bvd-add.pl -s $vcfdir/case_100k_bin_01_095.vcf -T A095_cancer  -d $dbdir&#10;endtime=$(date +%s)&#10;timediff=$((endtime-starttime))&#10;echo total excutetime so far $timediff seconds &gt;&gt; $logfile">
            <text:p>echo $vcfdir/case_100k_bin_01_095.vcf &gt;&gt; $logfile<text:line-break/>$scriptdir/../../bin/bvd-add.pl -s $vcfdir/case_100k_bin_01_095.vcf -T A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8]&amp;&quot;.vcf &gt;&gt; $logfile&quot;&amp;CHAR(10)&amp;&quot;$scriptdir/../../bin/bvd-add.pl -s $vcfdir/case_100k_bin_&quot;&amp;[.C$2]&amp;&quot;_&quot;&amp;[.C98]&amp;&quot;.vcf -T &quot;&amp;[.C$3]&amp;[.C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5.vcf &gt;&gt; $logfile&#10;$scriptdir/../../bin/bvd-add.pl -s $vcfdir/case_100k_bin_02_095.vcf -T B095_cancer  -d $dbdir&#10;endtime=$(date +%s)&#10;timediff=$((endtime-starttime))&#10;echo total excutetime so far $timediff seconds &gt;&gt; $logfile">
            <text:p>echo $vcfdir/case_100k_bin_02_095.vcf &gt;&gt; $logfile<text:line-break/>$scriptdir/../../bin/bvd-add.pl -s $vcfdir/case_100k_bin_02_095.vcf -T B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8]&amp;&quot;.vcf &gt;&gt; $logfile&quot;&amp;CHAR(10)&amp;&quot;$scriptdir/../../bin/bvd-add.pl -s $vcfdir/case_100k_bin_&quot;&amp;[.D$2]&amp;&quot;_&quot;&amp;[.D98]&amp;&quot;.vcf -T &quot;&amp;[.D$3]&amp;[.D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5.vcf &gt;&gt; $logfile&#10;$scriptdir/../../bin/bvd-add.pl -s $vcfdir/case_100k_bin_03_095.vcf -T C095_cancer  -d $dbdir&#10;endtime=$(date +%s)&#10;timediff=$((endtime-starttime))&#10;echo total excutetime so far $timediff seconds &gt;&gt; $logfile">
            <text:p>echo $vcfdir/case_100k_bin_03_095.vcf &gt;&gt; $logfile<text:line-break/>$scriptdir/../../bin/bvd-add.pl -s $vcfdir/case_100k_bin_03_095.vcf -T C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8]&amp;&quot;.vcf &gt;&gt; $logfile&quot;&amp;CHAR(10)&amp;&quot;$scriptdir/../../bin/bvd-add.pl -s $vcfdir/case_100k_bin_&quot;&amp;[.E$2]&amp;&quot;_&quot;&amp;[.E98]&amp;&quot;.vcf -T &quot;&amp;[.E$3]&amp;[.E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5.vcf &gt;&gt; $logfile&#10;$scriptdir/../../bin/bvd-add.pl -s $vcfdir/case_100k_bin_04_095.vcf -T D095_cancer  -d $dbdir&#10;endtime=$(date +%s)&#10;timediff=$((endtime-starttime))&#10;echo total excutetime so far $timediff seconds &gt;&gt; $logfile">
            <text:p>echo $vcfdir/case_100k_bin_04_095.vcf &gt;&gt; $logfile<text:line-break/>$scriptdir/../../bin/bvd-add.pl -s $vcfdir/case_100k_bin_04_095.vcf -T D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8]&amp;&quot;.vcf &gt;&gt; $logfile&quot;&amp;CHAR(10)&amp;&quot;$scriptdir/../../bin/bvd-add.pl -s $vcfdir/case_100k_bin_&quot;&amp;[.F$2]&amp;&quot;_&quot;&amp;[.F98]&amp;&quot;.vcf -T &quot;&amp;[.F$3]&amp;[.F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5.vcf &gt;&gt; $logfile&#10;$scriptdir/../../bin/bvd-add.pl -s $vcfdir/case_100k_bin_05_095.vcf -T E095_cancer  -d $dbdir&#10;endtime=$(date +%s)&#10;timediff=$((endtime-starttime))&#10;echo total excutetime so far $timediff seconds &gt;&gt; $logfile">
            <text:p>echo $vcfdir/case_100k_bin_05_095.vcf &gt;&gt; $logfile<text:line-break/>$scriptdir/../../bin/bvd-add.pl -s $vcfdir/case_100k_bin_05_095.vcf -T E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8]&amp;&quot;.vcf &gt;&gt; $logfile&quot;&amp;CHAR(10)&amp;&quot;$scriptdir/../../bin/bvd-add.pl -s $vcfdir/case_100k_bin_&quot;&amp;[.G$2]&amp;&quot;_&quot;&amp;[.G98]&amp;&quot;.vcf -T &quot;&amp;[.G$3]&amp;[.G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5.vcf &gt;&gt; $logfile&#10;$scriptdir/../../bin/bvd-add.pl -s $vcfdir/case_100k_bin_06_095.vcf -T F095_cancer  -d $dbdir&#10;endtime=$(date +%s)&#10;timediff=$((endtime-starttime))&#10;echo total excutetime so far $timediff seconds &gt;&gt; $logfile">
            <text:p>echo $vcfdir/case_100k_bin_06_095.vcf &gt;&gt; $logfile<text:line-break/>$scriptdir/../../bin/bvd-add.pl -s $vcfdir/case_100k_bin_06_095.vcf -T F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8]&amp;&quot;.vcf &gt;&gt; $logfile&quot;&amp;CHAR(10)&amp;&quot;$scriptdir/../../bin/bvd-add.pl -s $vcfdir/case_100k_bin_&quot;&amp;[.H$2]&amp;&quot;_&quot;&amp;[.H98]&amp;&quot;.vcf -T &quot;&amp;[.H$3]&amp;[.H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5.vcf &gt;&gt; $logfile&#10;$scriptdir/../../bin/bvd-add.pl -s $vcfdir/case_100k_bin_07_095.vcf -T G095_cancer  -d $dbdir&#10;endtime=$(date +%s)&#10;timediff=$((endtime-starttime))&#10;echo total excutetime so far $timediff seconds &gt;&gt; $logfile">
            <text:p>echo $vcfdir/case_100k_bin_07_095.vcf &gt;&gt; $logfile<text:line-break/>$scriptdir/../../bin/bvd-add.pl -s $vcfdir/case_100k_bin_07_095.vcf -T G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8]&amp;&quot;.vcf &gt;&gt; $logfile&quot;&amp;CHAR(10)&amp;&quot;$scriptdir/../../bin/bvd-add.pl -s $vcfdir/case_100k_bin_&quot;&amp;[.I$2]&amp;&quot;_&quot;&amp;[.I98]&amp;&quot;.vcf -T &quot;&amp;[.I$3]&amp;[.I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5.vcf &gt;&gt; $logfile&#10;$scriptdir/../../bin/bvd-add.pl -s $vcfdir/case_100k_bin_08_095.vcf -T H095_cancer  -d $dbdir&#10;endtime=$(date +%s)&#10;timediff=$((endtime-starttime))&#10;echo total excutetime so far $timediff seconds &gt;&gt; $logfile">
            <text:p>echo $vcfdir/case_100k_bin_08_095.vcf &gt;&gt; $logfile<text:line-break/>$scriptdir/../../bin/bvd-add.pl -s $vcfdir/case_100k_bin_08_095.vcf -T H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8]&amp;&quot;.vcf &gt;&gt; $logfile&quot;&amp;CHAR(10)&amp;&quot;$scriptdir/../../bin/bvd-add.pl -s $vcfdir/case_100k_bin_&quot;&amp;[.J$2]&amp;&quot;_&quot;&amp;[.J98]&amp;&quot;.vcf -T &quot;&amp;[.J$3]&amp;[.J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5.vcf &gt;&gt; $logfile&#10;$scriptdir/../../bin/bvd-add.pl -s $vcfdir/case_100k_bin_09_095.vcf -T I095_cancer  -d $dbdir&#10;endtime=$(date +%s)&#10;timediff=$((endtime-starttime))&#10;echo total excutetime so far $timediff seconds &gt;&gt; $logfile">
            <text:p>echo $vcfdir/case_100k_bin_09_095.vcf &gt;&gt; $logfile<text:line-break/>$scriptdir/../../bin/bvd-add.pl -s $vcfdir/case_100k_bin_09_095.vcf -T I095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8]&amp;&quot;.vcf &gt;&gt; $logfile&quot;&amp;CHAR(10)&amp;&quot;$scriptdir/../../bin/bvd-add.pl -s $vcfdir/case_100k_bin_&quot;&amp;[.K$2]&amp;&quot;_&quot;&amp;[.K98]&amp;&quot;.vcf -T &quot;&amp;[.K$3]&amp;[.K98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5.vcf &gt;&gt; $logfile&#10;$scriptdir/../../bin/bvd-add.pl -s $vcfdir/case_100k_bin_10_095.vcf -T J095_cancer  -d $dbdir&#10;endtime=$(date +%s)&#10;timediff=$((endtime-starttime))&#10;echo total excutetime so far $timediff seconds &gt;&gt; $logfile">
            <text:p>echo $vcfdir/case_100k_bin_10_095.vcf &gt;&gt; $logfile<text:line-break/>$scriptdir/../../bin/bvd-add.pl -s $vcfdir/case_100k_bin_10_095.vcf -T J095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 table:formula="of:=TEXT([.$A99];&quot;000&quot;)" office:value-type="string" office:string-value="096">
            <text:p>096</text:p>
          </table:table-cell>
          <table:table-cell/>
          <table:table-cell table:formula="of:=&quot;echo $vcfdir/case_100k_bin_&quot;&amp;[.B$2]&amp;&quot;_&quot;&amp;[.B99]&amp;&quot;.vcf &gt;&gt; $logfile&quot;&amp;CHAR(10)&amp;&quot;$scriptdir/../../bin/bvd-add.pl -s $vcfdir/case_100k_bin_&quot;&amp;[.B$2]&amp;&quot;_&quot;&amp;[.B99]&amp;&quot;.vcf -T &quot;&amp;[.B$3]&amp;[.B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6.vcf &gt;&gt; $logfile&#10;$scriptdir/../../bin/bvd-add.pl -s $vcfdir/case_100k_bin_01_096.vcf -T A096_cancer  -d $dbdir&#10;endtime=$(date +%s)&#10;timediff=$((endtime-starttime))&#10;echo total excutetime so far $timediff seconds &gt;&gt; $logfile">
            <text:p>echo $vcfdir/case_100k_bin_01_096.vcf &gt;&gt; $logfile<text:line-break/>$scriptdir/../../bin/bvd-add.pl -s $vcfdir/case_100k_bin_01_096.vcf -T A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99]&amp;&quot;.vcf &gt;&gt; $logfile&quot;&amp;CHAR(10)&amp;&quot;$scriptdir/../../bin/bvd-add.pl -s $vcfdir/case_100k_bin_&quot;&amp;[.C$2]&amp;&quot;_&quot;&amp;[.C99]&amp;&quot;.vcf -T &quot;&amp;[.C$3]&amp;[.C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6.vcf &gt;&gt; $logfile&#10;$scriptdir/../../bin/bvd-add.pl -s $vcfdir/case_100k_bin_02_096.vcf -T B096_cancer  -d $dbdir&#10;endtime=$(date +%s)&#10;timediff=$((endtime-starttime))&#10;echo total excutetime so far $timediff seconds &gt;&gt; $logfile">
            <text:p>echo $vcfdir/case_100k_bin_02_096.vcf &gt;&gt; $logfile<text:line-break/>$scriptdir/../../bin/bvd-add.pl -s $vcfdir/case_100k_bin_02_096.vcf -T B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99]&amp;&quot;.vcf &gt;&gt; $logfile&quot;&amp;CHAR(10)&amp;&quot;$scriptdir/../../bin/bvd-add.pl -s $vcfdir/case_100k_bin_&quot;&amp;[.D$2]&amp;&quot;_&quot;&amp;[.D99]&amp;&quot;.vcf -T &quot;&amp;[.D$3]&amp;[.D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6.vcf &gt;&gt; $logfile&#10;$scriptdir/../../bin/bvd-add.pl -s $vcfdir/case_100k_bin_03_096.vcf -T C096_cancer  -d $dbdir&#10;endtime=$(date +%s)&#10;timediff=$((endtime-starttime))&#10;echo total excutetime so far $timediff seconds &gt;&gt; $logfile">
            <text:p>echo $vcfdir/case_100k_bin_03_096.vcf &gt;&gt; $logfile<text:line-break/>$scriptdir/../../bin/bvd-add.pl -s $vcfdir/case_100k_bin_03_096.vcf -T C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99]&amp;&quot;.vcf &gt;&gt; $logfile&quot;&amp;CHAR(10)&amp;&quot;$scriptdir/../../bin/bvd-add.pl -s $vcfdir/case_100k_bin_&quot;&amp;[.E$2]&amp;&quot;_&quot;&amp;[.E99]&amp;&quot;.vcf -T &quot;&amp;[.E$3]&amp;[.E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6.vcf &gt;&gt; $logfile&#10;$scriptdir/../../bin/bvd-add.pl -s $vcfdir/case_100k_bin_04_096.vcf -T D096_cancer  -d $dbdir&#10;endtime=$(date +%s)&#10;timediff=$((endtime-starttime))&#10;echo total excutetime so far $timediff seconds &gt;&gt; $logfile">
            <text:p>echo $vcfdir/case_100k_bin_04_096.vcf &gt;&gt; $logfile<text:line-break/>$scriptdir/../../bin/bvd-add.pl -s $vcfdir/case_100k_bin_04_096.vcf -T D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99]&amp;&quot;.vcf &gt;&gt; $logfile&quot;&amp;CHAR(10)&amp;&quot;$scriptdir/../../bin/bvd-add.pl -s $vcfdir/case_100k_bin_&quot;&amp;[.F$2]&amp;&quot;_&quot;&amp;[.F99]&amp;&quot;.vcf -T &quot;&amp;[.F$3]&amp;[.F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6.vcf &gt;&gt; $logfile&#10;$scriptdir/../../bin/bvd-add.pl -s $vcfdir/case_100k_bin_05_096.vcf -T E096_cancer  -d $dbdir&#10;endtime=$(date +%s)&#10;timediff=$((endtime-starttime))&#10;echo total excutetime so far $timediff seconds &gt;&gt; $logfile">
            <text:p>echo $vcfdir/case_100k_bin_05_096.vcf &gt;&gt; $logfile<text:line-break/>$scriptdir/../../bin/bvd-add.pl -s $vcfdir/case_100k_bin_05_096.vcf -T E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99]&amp;&quot;.vcf &gt;&gt; $logfile&quot;&amp;CHAR(10)&amp;&quot;$scriptdir/../../bin/bvd-add.pl -s $vcfdir/case_100k_bin_&quot;&amp;[.G$2]&amp;&quot;_&quot;&amp;[.G99]&amp;&quot;.vcf -T &quot;&amp;[.G$3]&amp;[.G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6.vcf &gt;&gt; $logfile&#10;$scriptdir/../../bin/bvd-add.pl -s $vcfdir/case_100k_bin_06_096.vcf -T F096_cancer  -d $dbdir&#10;endtime=$(date +%s)&#10;timediff=$((endtime-starttime))&#10;echo total excutetime so far $timediff seconds &gt;&gt; $logfile">
            <text:p>echo $vcfdir/case_100k_bin_06_096.vcf &gt;&gt; $logfile<text:line-break/>$scriptdir/../../bin/bvd-add.pl -s $vcfdir/case_100k_bin_06_096.vcf -T F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99]&amp;&quot;.vcf &gt;&gt; $logfile&quot;&amp;CHAR(10)&amp;&quot;$scriptdir/../../bin/bvd-add.pl -s $vcfdir/case_100k_bin_&quot;&amp;[.H$2]&amp;&quot;_&quot;&amp;[.H99]&amp;&quot;.vcf -T &quot;&amp;[.H$3]&amp;[.H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6.vcf &gt;&gt; $logfile&#10;$scriptdir/../../bin/bvd-add.pl -s $vcfdir/case_100k_bin_07_096.vcf -T G096_cancer  -d $dbdir&#10;endtime=$(date +%s)&#10;timediff=$((endtime-starttime))&#10;echo total excutetime so far $timediff seconds &gt;&gt; $logfile">
            <text:p>echo $vcfdir/case_100k_bin_07_096.vcf &gt;&gt; $logfile<text:line-break/>$scriptdir/../../bin/bvd-add.pl -s $vcfdir/case_100k_bin_07_096.vcf -T G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99]&amp;&quot;.vcf &gt;&gt; $logfile&quot;&amp;CHAR(10)&amp;&quot;$scriptdir/../../bin/bvd-add.pl -s $vcfdir/case_100k_bin_&quot;&amp;[.I$2]&amp;&quot;_&quot;&amp;[.I99]&amp;&quot;.vcf -T &quot;&amp;[.I$3]&amp;[.I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6.vcf &gt;&gt; $logfile&#10;$scriptdir/../../bin/bvd-add.pl -s $vcfdir/case_100k_bin_08_096.vcf -T H096_cancer  -d $dbdir&#10;endtime=$(date +%s)&#10;timediff=$((endtime-starttime))&#10;echo total excutetime so far $timediff seconds &gt;&gt; $logfile">
            <text:p>echo $vcfdir/case_100k_bin_08_096.vcf &gt;&gt; $logfile<text:line-break/>$scriptdir/../../bin/bvd-add.pl -s $vcfdir/case_100k_bin_08_096.vcf -T H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99]&amp;&quot;.vcf &gt;&gt; $logfile&quot;&amp;CHAR(10)&amp;&quot;$scriptdir/../../bin/bvd-add.pl -s $vcfdir/case_100k_bin_&quot;&amp;[.J$2]&amp;&quot;_&quot;&amp;[.J99]&amp;&quot;.vcf -T &quot;&amp;[.J$3]&amp;[.J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6.vcf &gt;&gt; $logfile&#10;$scriptdir/../../bin/bvd-add.pl -s $vcfdir/case_100k_bin_09_096.vcf -T I096_cancer  -d $dbdir&#10;endtime=$(date +%s)&#10;timediff=$((endtime-starttime))&#10;echo total excutetime so far $timediff seconds &gt;&gt; $logfile">
            <text:p>echo $vcfdir/case_100k_bin_09_096.vcf &gt;&gt; $logfile<text:line-break/>$scriptdir/../../bin/bvd-add.pl -s $vcfdir/case_100k_bin_09_096.vcf -T I096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99]&amp;&quot;.vcf &gt;&gt; $logfile&quot;&amp;CHAR(10)&amp;&quot;$scriptdir/../../bin/bvd-add.pl -s $vcfdir/case_100k_bin_&quot;&amp;[.K$2]&amp;&quot;_&quot;&amp;[.K99]&amp;&quot;.vcf -T &quot;&amp;[.K$3]&amp;[.K99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6.vcf &gt;&gt; $logfile&#10;$scriptdir/../../bin/bvd-add.pl -s $vcfdir/case_100k_bin_10_096.vcf -T J096_cancer  -d $dbdir&#10;endtime=$(date +%s)&#10;timediff=$((endtime-starttime))&#10;echo total excutetime so far $timediff seconds &gt;&gt; $logfile">
            <text:p>echo $vcfdir/case_100k_bin_10_096.vcf &gt;&gt; $logfile<text:line-break/>$scriptdir/../../bin/bvd-add.pl -s $vcfdir/case_100k_bin_10_096.vcf -T J096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 table:formula="of:=TEXT([.$A100];&quot;000&quot;)" office:value-type="string" office:string-value="097">
            <text:p>097</text:p>
          </table:table-cell>
          <table:table-cell/>
          <table:table-cell table:formula="of:=&quot;echo $vcfdir/case_100k_bin_&quot;&amp;[.B$2]&amp;&quot;_&quot;&amp;[.B100]&amp;&quot;.vcf &gt;&gt; $logfile&quot;&amp;CHAR(10)&amp;&quot;$scriptdir/../../bin/bvd-add.pl -s $vcfdir/case_100k_bin_&quot;&amp;[.B$2]&amp;&quot;_&quot;&amp;[.B100]&amp;&quot;.vcf -T &quot;&amp;[.B$3]&amp;[.B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7.vcf &gt;&gt; $logfile&#10;$scriptdir/../../bin/bvd-add.pl -s $vcfdir/case_100k_bin_01_097.vcf -T A097_cancer  -d $dbdir&#10;endtime=$(date +%s)&#10;timediff=$((endtime-starttime))&#10;echo total excutetime so far $timediff seconds &gt;&gt; $logfile">
            <text:p>echo $vcfdir/case_100k_bin_01_097.vcf &gt;&gt; $logfile<text:line-break/>$scriptdir/../../bin/bvd-add.pl -s $vcfdir/case_100k_bin_01_097.vcf -T A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00]&amp;&quot;.vcf &gt;&gt; $logfile&quot;&amp;CHAR(10)&amp;&quot;$scriptdir/../../bin/bvd-add.pl -s $vcfdir/case_100k_bin_&quot;&amp;[.C$2]&amp;&quot;_&quot;&amp;[.C100]&amp;&quot;.vcf -T &quot;&amp;[.C$3]&amp;[.C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7.vcf &gt;&gt; $logfile&#10;$scriptdir/../../bin/bvd-add.pl -s $vcfdir/case_100k_bin_02_097.vcf -T B097_cancer  -d $dbdir&#10;endtime=$(date +%s)&#10;timediff=$((endtime-starttime))&#10;echo total excutetime so far $timediff seconds &gt;&gt; $logfile">
            <text:p>echo $vcfdir/case_100k_bin_02_097.vcf &gt;&gt; $logfile<text:line-break/>$scriptdir/../../bin/bvd-add.pl -s $vcfdir/case_100k_bin_02_097.vcf -T B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00]&amp;&quot;.vcf &gt;&gt; $logfile&quot;&amp;CHAR(10)&amp;&quot;$scriptdir/../../bin/bvd-add.pl -s $vcfdir/case_100k_bin_&quot;&amp;[.D$2]&amp;&quot;_&quot;&amp;[.D100]&amp;&quot;.vcf -T &quot;&amp;[.D$3]&amp;[.D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7.vcf &gt;&gt; $logfile&#10;$scriptdir/../../bin/bvd-add.pl -s $vcfdir/case_100k_bin_03_097.vcf -T C097_cancer  -d $dbdir&#10;endtime=$(date +%s)&#10;timediff=$((endtime-starttime))&#10;echo total excutetime so far $timediff seconds &gt;&gt; $logfile">
            <text:p>echo $vcfdir/case_100k_bin_03_097.vcf &gt;&gt; $logfile<text:line-break/>$scriptdir/../../bin/bvd-add.pl -s $vcfdir/case_100k_bin_03_097.vcf -T C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00]&amp;&quot;.vcf &gt;&gt; $logfile&quot;&amp;CHAR(10)&amp;&quot;$scriptdir/../../bin/bvd-add.pl -s $vcfdir/case_100k_bin_&quot;&amp;[.E$2]&amp;&quot;_&quot;&amp;[.E100]&amp;&quot;.vcf -T &quot;&amp;[.E$3]&amp;[.E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7.vcf &gt;&gt; $logfile&#10;$scriptdir/../../bin/bvd-add.pl -s $vcfdir/case_100k_bin_04_097.vcf -T D097_cancer  -d $dbdir&#10;endtime=$(date +%s)&#10;timediff=$((endtime-starttime))&#10;echo total excutetime so far $timediff seconds &gt;&gt; $logfile">
            <text:p>echo $vcfdir/case_100k_bin_04_097.vcf &gt;&gt; $logfile<text:line-break/>$scriptdir/../../bin/bvd-add.pl -s $vcfdir/case_100k_bin_04_097.vcf -T D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00]&amp;&quot;.vcf &gt;&gt; $logfile&quot;&amp;CHAR(10)&amp;&quot;$scriptdir/../../bin/bvd-add.pl -s $vcfdir/case_100k_bin_&quot;&amp;[.F$2]&amp;&quot;_&quot;&amp;[.F100]&amp;&quot;.vcf -T &quot;&amp;[.F$3]&amp;[.F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7.vcf &gt;&gt; $logfile&#10;$scriptdir/../../bin/bvd-add.pl -s $vcfdir/case_100k_bin_05_097.vcf -T E097_cancer  -d $dbdir&#10;endtime=$(date +%s)&#10;timediff=$((endtime-starttime))&#10;echo total excutetime so far $timediff seconds &gt;&gt; $logfile">
            <text:p>echo $vcfdir/case_100k_bin_05_097.vcf &gt;&gt; $logfile<text:line-break/>$scriptdir/../../bin/bvd-add.pl -s $vcfdir/case_100k_bin_05_097.vcf -T E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00]&amp;&quot;.vcf &gt;&gt; $logfile&quot;&amp;CHAR(10)&amp;&quot;$scriptdir/../../bin/bvd-add.pl -s $vcfdir/case_100k_bin_&quot;&amp;[.G$2]&amp;&quot;_&quot;&amp;[.G100]&amp;&quot;.vcf -T &quot;&amp;[.G$3]&amp;[.G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7.vcf &gt;&gt; $logfile&#10;$scriptdir/../../bin/bvd-add.pl -s $vcfdir/case_100k_bin_06_097.vcf -T F097_cancer  -d $dbdir&#10;endtime=$(date +%s)&#10;timediff=$((endtime-starttime))&#10;echo total excutetime so far $timediff seconds &gt;&gt; $logfile">
            <text:p>echo $vcfdir/case_100k_bin_06_097.vcf &gt;&gt; $logfile<text:line-break/>$scriptdir/../../bin/bvd-add.pl -s $vcfdir/case_100k_bin_06_097.vcf -T F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00]&amp;&quot;.vcf &gt;&gt; $logfile&quot;&amp;CHAR(10)&amp;&quot;$scriptdir/../../bin/bvd-add.pl -s $vcfdir/case_100k_bin_&quot;&amp;[.H$2]&amp;&quot;_&quot;&amp;[.H100]&amp;&quot;.vcf -T &quot;&amp;[.H$3]&amp;[.H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7.vcf &gt;&gt; $logfile&#10;$scriptdir/../../bin/bvd-add.pl -s $vcfdir/case_100k_bin_07_097.vcf -T G097_cancer  -d $dbdir&#10;endtime=$(date +%s)&#10;timediff=$((endtime-starttime))&#10;echo total excutetime so far $timediff seconds &gt;&gt; $logfile">
            <text:p>echo $vcfdir/case_100k_bin_07_097.vcf &gt;&gt; $logfile<text:line-break/>$scriptdir/../../bin/bvd-add.pl -s $vcfdir/case_100k_bin_07_097.vcf -T G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00]&amp;&quot;.vcf &gt;&gt; $logfile&quot;&amp;CHAR(10)&amp;&quot;$scriptdir/../../bin/bvd-add.pl -s $vcfdir/case_100k_bin_&quot;&amp;[.I$2]&amp;&quot;_&quot;&amp;[.I100]&amp;&quot;.vcf -T &quot;&amp;[.I$3]&amp;[.I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7.vcf &gt;&gt; $logfile&#10;$scriptdir/../../bin/bvd-add.pl -s $vcfdir/case_100k_bin_08_097.vcf -T H097_cancer  -d $dbdir&#10;endtime=$(date +%s)&#10;timediff=$((endtime-starttime))&#10;echo total excutetime so far $timediff seconds &gt;&gt; $logfile">
            <text:p>echo $vcfdir/case_100k_bin_08_097.vcf &gt;&gt; $logfile<text:line-break/>$scriptdir/../../bin/bvd-add.pl -s $vcfdir/case_100k_bin_08_097.vcf -T H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00]&amp;&quot;.vcf &gt;&gt; $logfile&quot;&amp;CHAR(10)&amp;&quot;$scriptdir/../../bin/bvd-add.pl -s $vcfdir/case_100k_bin_&quot;&amp;[.J$2]&amp;&quot;_&quot;&amp;[.J100]&amp;&quot;.vcf -T &quot;&amp;[.J$3]&amp;[.J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7.vcf &gt;&gt; $logfile&#10;$scriptdir/../../bin/bvd-add.pl -s $vcfdir/case_100k_bin_09_097.vcf -T I097_cancer  -d $dbdir&#10;endtime=$(date +%s)&#10;timediff=$((endtime-starttime))&#10;echo total excutetime so far $timediff seconds &gt;&gt; $logfile">
            <text:p>echo $vcfdir/case_100k_bin_09_097.vcf &gt;&gt; $logfile<text:line-break/>$scriptdir/../../bin/bvd-add.pl -s $vcfdir/case_100k_bin_09_097.vcf -T I097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00]&amp;&quot;.vcf &gt;&gt; $logfile&quot;&amp;CHAR(10)&amp;&quot;$scriptdir/../../bin/bvd-add.pl -s $vcfdir/case_100k_bin_&quot;&amp;[.K$2]&amp;&quot;_&quot;&amp;[.K100]&amp;&quot;.vcf -T &quot;&amp;[.K$3]&amp;[.K100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7.vcf &gt;&gt; $logfile&#10;$scriptdir/../../bin/bvd-add.pl -s $vcfdir/case_100k_bin_10_097.vcf -T J097_cancer  -d $dbdir&#10;endtime=$(date +%s)&#10;timediff=$((endtime-starttime))&#10;echo total excutetime so far $timediff seconds &gt;&gt; $logfile">
            <text:p>echo $vcfdir/case_100k_bin_10_097.vcf &gt;&gt; $logfile<text:line-break/>$scriptdir/../../bin/bvd-add.pl -s $vcfdir/case_100k_bin_10_097.vcf -T J097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 table:formula="of:=TEXT([.$A101];&quot;000&quot;)" office:value-type="string" office:string-value="098">
            <text:p>098</text:p>
          </table:table-cell>
          <table:table-cell/>
          <table:table-cell table:formula="of:=&quot;echo $vcfdir/case_100k_bin_&quot;&amp;[.B$2]&amp;&quot;_&quot;&amp;[.B101]&amp;&quot;.vcf &gt;&gt; $logfile&quot;&amp;CHAR(10)&amp;&quot;$scriptdir/../../bin/bvd-add.pl -s $vcfdir/case_100k_bin_&quot;&amp;[.B$2]&amp;&quot;_&quot;&amp;[.B101]&amp;&quot;.vcf -T &quot;&amp;[.B$3]&amp;[.B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8.vcf &gt;&gt; $logfile&#10;$scriptdir/../../bin/bvd-add.pl -s $vcfdir/case_100k_bin_01_098.vcf -T A098_cancer  -d $dbdir&#10;endtime=$(date +%s)&#10;timediff=$((endtime-starttime))&#10;echo total excutetime so far $timediff seconds &gt;&gt; $logfile">
            <text:p>echo $vcfdir/case_100k_bin_01_098.vcf &gt;&gt; $logfile<text:line-break/>$scriptdir/../../bin/bvd-add.pl -s $vcfdir/case_100k_bin_01_098.vcf -T A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01]&amp;&quot;.vcf &gt;&gt; $logfile&quot;&amp;CHAR(10)&amp;&quot;$scriptdir/../../bin/bvd-add.pl -s $vcfdir/case_100k_bin_&quot;&amp;[.C$2]&amp;&quot;_&quot;&amp;[.C101]&amp;&quot;.vcf -T &quot;&amp;[.C$3]&amp;[.C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8.vcf &gt;&gt; $logfile&#10;$scriptdir/../../bin/bvd-add.pl -s $vcfdir/case_100k_bin_02_098.vcf -T B098_cancer  -d $dbdir&#10;endtime=$(date +%s)&#10;timediff=$((endtime-starttime))&#10;echo total excutetime so far $timediff seconds &gt;&gt; $logfile">
            <text:p>echo $vcfdir/case_100k_bin_02_098.vcf &gt;&gt; $logfile<text:line-break/>$scriptdir/../../bin/bvd-add.pl -s $vcfdir/case_100k_bin_02_098.vcf -T B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01]&amp;&quot;.vcf &gt;&gt; $logfile&quot;&amp;CHAR(10)&amp;&quot;$scriptdir/../../bin/bvd-add.pl -s $vcfdir/case_100k_bin_&quot;&amp;[.D$2]&amp;&quot;_&quot;&amp;[.D101]&amp;&quot;.vcf -T &quot;&amp;[.D$3]&amp;[.D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8.vcf &gt;&gt; $logfile&#10;$scriptdir/../../bin/bvd-add.pl -s $vcfdir/case_100k_bin_03_098.vcf -T C098_cancer  -d $dbdir&#10;endtime=$(date +%s)&#10;timediff=$((endtime-starttime))&#10;echo total excutetime so far $timediff seconds &gt;&gt; $logfile">
            <text:p>echo $vcfdir/case_100k_bin_03_098.vcf &gt;&gt; $logfile<text:line-break/>$scriptdir/../../bin/bvd-add.pl -s $vcfdir/case_100k_bin_03_098.vcf -T C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01]&amp;&quot;.vcf &gt;&gt; $logfile&quot;&amp;CHAR(10)&amp;&quot;$scriptdir/../../bin/bvd-add.pl -s $vcfdir/case_100k_bin_&quot;&amp;[.E$2]&amp;&quot;_&quot;&amp;[.E101]&amp;&quot;.vcf -T &quot;&amp;[.E$3]&amp;[.E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8.vcf &gt;&gt; $logfile&#10;$scriptdir/../../bin/bvd-add.pl -s $vcfdir/case_100k_bin_04_098.vcf -T D098_cancer  -d $dbdir&#10;endtime=$(date +%s)&#10;timediff=$((endtime-starttime))&#10;echo total excutetime so far $timediff seconds &gt;&gt; $logfile">
            <text:p>echo $vcfdir/case_100k_bin_04_098.vcf &gt;&gt; $logfile<text:line-break/>$scriptdir/../../bin/bvd-add.pl -s $vcfdir/case_100k_bin_04_098.vcf -T D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01]&amp;&quot;.vcf &gt;&gt; $logfile&quot;&amp;CHAR(10)&amp;&quot;$scriptdir/../../bin/bvd-add.pl -s $vcfdir/case_100k_bin_&quot;&amp;[.F$2]&amp;&quot;_&quot;&amp;[.F101]&amp;&quot;.vcf -T &quot;&amp;[.F$3]&amp;[.F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8.vcf &gt;&gt; $logfile&#10;$scriptdir/../../bin/bvd-add.pl -s $vcfdir/case_100k_bin_05_098.vcf -T E098_cancer  -d $dbdir&#10;endtime=$(date +%s)&#10;timediff=$((endtime-starttime))&#10;echo total excutetime so far $timediff seconds &gt;&gt; $logfile">
            <text:p>echo $vcfdir/case_100k_bin_05_098.vcf &gt;&gt; $logfile<text:line-break/>$scriptdir/../../bin/bvd-add.pl -s $vcfdir/case_100k_bin_05_098.vcf -T E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01]&amp;&quot;.vcf &gt;&gt; $logfile&quot;&amp;CHAR(10)&amp;&quot;$scriptdir/../../bin/bvd-add.pl -s $vcfdir/case_100k_bin_&quot;&amp;[.G$2]&amp;&quot;_&quot;&amp;[.G101]&amp;&quot;.vcf -T &quot;&amp;[.G$3]&amp;[.G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8.vcf &gt;&gt; $logfile&#10;$scriptdir/../../bin/bvd-add.pl -s $vcfdir/case_100k_bin_06_098.vcf -T F098_cancer  -d $dbdir&#10;endtime=$(date +%s)&#10;timediff=$((endtime-starttime))&#10;echo total excutetime so far $timediff seconds &gt;&gt; $logfile">
            <text:p>echo $vcfdir/case_100k_bin_06_098.vcf &gt;&gt; $logfile<text:line-break/>$scriptdir/../../bin/bvd-add.pl -s $vcfdir/case_100k_bin_06_098.vcf -T F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01]&amp;&quot;.vcf &gt;&gt; $logfile&quot;&amp;CHAR(10)&amp;&quot;$scriptdir/../../bin/bvd-add.pl -s $vcfdir/case_100k_bin_&quot;&amp;[.H$2]&amp;&quot;_&quot;&amp;[.H101]&amp;&quot;.vcf -T &quot;&amp;[.H$3]&amp;[.H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8.vcf &gt;&gt; $logfile&#10;$scriptdir/../../bin/bvd-add.pl -s $vcfdir/case_100k_bin_07_098.vcf -T G098_cancer  -d $dbdir&#10;endtime=$(date +%s)&#10;timediff=$((endtime-starttime))&#10;echo total excutetime so far $timediff seconds &gt;&gt; $logfile">
            <text:p>echo $vcfdir/case_100k_bin_07_098.vcf &gt;&gt; $logfile<text:line-break/>$scriptdir/../../bin/bvd-add.pl -s $vcfdir/case_100k_bin_07_098.vcf -T G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01]&amp;&quot;.vcf &gt;&gt; $logfile&quot;&amp;CHAR(10)&amp;&quot;$scriptdir/../../bin/bvd-add.pl -s $vcfdir/case_100k_bin_&quot;&amp;[.I$2]&amp;&quot;_&quot;&amp;[.I101]&amp;&quot;.vcf -T &quot;&amp;[.I$3]&amp;[.I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8.vcf &gt;&gt; $logfile&#10;$scriptdir/../../bin/bvd-add.pl -s $vcfdir/case_100k_bin_08_098.vcf -T H098_cancer  -d $dbdir&#10;endtime=$(date +%s)&#10;timediff=$((endtime-starttime))&#10;echo total excutetime so far $timediff seconds &gt;&gt; $logfile">
            <text:p>echo $vcfdir/case_100k_bin_08_098.vcf &gt;&gt; $logfile<text:line-break/>$scriptdir/../../bin/bvd-add.pl -s $vcfdir/case_100k_bin_08_098.vcf -T H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01]&amp;&quot;.vcf &gt;&gt; $logfile&quot;&amp;CHAR(10)&amp;&quot;$scriptdir/../../bin/bvd-add.pl -s $vcfdir/case_100k_bin_&quot;&amp;[.J$2]&amp;&quot;_&quot;&amp;[.J101]&amp;&quot;.vcf -T &quot;&amp;[.J$3]&amp;[.J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8.vcf &gt;&gt; $logfile&#10;$scriptdir/../../bin/bvd-add.pl -s $vcfdir/case_100k_bin_09_098.vcf -T I098_cancer  -d $dbdir&#10;endtime=$(date +%s)&#10;timediff=$((endtime-starttime))&#10;echo total excutetime so far $timediff seconds &gt;&gt; $logfile">
            <text:p>echo $vcfdir/case_100k_bin_09_098.vcf &gt;&gt; $logfile<text:line-break/>$scriptdir/../../bin/bvd-add.pl -s $vcfdir/case_100k_bin_09_098.vcf -T I098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01]&amp;&quot;.vcf &gt;&gt; $logfile&quot;&amp;CHAR(10)&amp;&quot;$scriptdir/../../bin/bvd-add.pl -s $vcfdir/case_100k_bin_&quot;&amp;[.K$2]&amp;&quot;_&quot;&amp;[.K101]&amp;&quot;.vcf -T &quot;&amp;[.K$3]&amp;[.K101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8.vcf &gt;&gt; $logfile&#10;$scriptdir/../../bin/bvd-add.pl -s $vcfdir/case_100k_bin_10_098.vcf -T J098_cancer  -d $dbdir&#10;endtime=$(date +%s)&#10;timediff=$((endtime-starttime))&#10;echo total excutetime so far $timediff seconds &gt;&gt; $logfile">
            <text:p>echo $vcfdir/case_100k_bin_10_098.vcf &gt;&gt; $logfile<text:line-break/>$scriptdir/../../bin/bvd-add.pl -s $vcfdir/case_100k_bin_10_098.vcf -T J098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 table:formula="of:=TEXT([.$A102];&quot;000&quot;)" office:value-type="string" office:string-value="099">
            <text:p>099</text:p>
          </table:table-cell>
          <table:table-cell/>
          <table:table-cell table:formula="of:=&quot;echo $vcfdir/case_100k_bin_&quot;&amp;[.B$2]&amp;&quot;_&quot;&amp;[.B102]&amp;&quot;.vcf &gt;&gt; $logfile&quot;&amp;CHAR(10)&amp;&quot;$scriptdir/../../bin/bvd-add.pl -s $vcfdir/case_100k_bin_&quot;&amp;[.B$2]&amp;&quot;_&quot;&amp;[.B102]&amp;&quot;.vcf -T &quot;&amp;[.B$3]&amp;[.B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099.vcf &gt;&gt; $logfile&#10;$scriptdir/../../bin/bvd-add.pl -s $vcfdir/case_100k_bin_01_099.vcf -T A099_cancer  -d $dbdir&#10;endtime=$(date +%s)&#10;timediff=$((endtime-starttime))&#10;echo total excutetime so far $timediff seconds &gt;&gt; $logfile">
            <text:p>echo $vcfdir/case_100k_bin_01_099.vcf &gt;&gt; $logfile<text:line-break/>$scriptdir/../../bin/bvd-add.pl -s $vcfdir/case_100k_bin_01_099.vcf -T A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02]&amp;&quot;.vcf &gt;&gt; $logfile&quot;&amp;CHAR(10)&amp;&quot;$scriptdir/../../bin/bvd-add.pl -s $vcfdir/case_100k_bin_&quot;&amp;[.C$2]&amp;&quot;_&quot;&amp;[.C102]&amp;&quot;.vcf -T &quot;&amp;[.C$3]&amp;[.C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099.vcf &gt;&gt; $logfile&#10;$scriptdir/../../bin/bvd-add.pl -s $vcfdir/case_100k_bin_02_099.vcf -T B099_cancer  -d $dbdir&#10;endtime=$(date +%s)&#10;timediff=$((endtime-starttime))&#10;echo total excutetime so far $timediff seconds &gt;&gt; $logfile">
            <text:p>echo $vcfdir/case_100k_bin_02_099.vcf &gt;&gt; $logfile<text:line-break/>$scriptdir/../../bin/bvd-add.pl -s $vcfdir/case_100k_bin_02_099.vcf -T B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02]&amp;&quot;.vcf &gt;&gt; $logfile&quot;&amp;CHAR(10)&amp;&quot;$scriptdir/../../bin/bvd-add.pl -s $vcfdir/case_100k_bin_&quot;&amp;[.D$2]&amp;&quot;_&quot;&amp;[.D102]&amp;&quot;.vcf -T &quot;&amp;[.D$3]&amp;[.D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099.vcf &gt;&gt; $logfile&#10;$scriptdir/../../bin/bvd-add.pl -s $vcfdir/case_100k_bin_03_099.vcf -T C099_cancer  -d $dbdir&#10;endtime=$(date +%s)&#10;timediff=$((endtime-starttime))&#10;echo total excutetime so far $timediff seconds &gt;&gt; $logfile">
            <text:p>echo $vcfdir/case_100k_bin_03_099.vcf &gt;&gt; $logfile<text:line-break/>$scriptdir/../../bin/bvd-add.pl -s $vcfdir/case_100k_bin_03_099.vcf -T C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02]&amp;&quot;.vcf &gt;&gt; $logfile&quot;&amp;CHAR(10)&amp;&quot;$scriptdir/../../bin/bvd-add.pl -s $vcfdir/case_100k_bin_&quot;&amp;[.E$2]&amp;&quot;_&quot;&amp;[.E102]&amp;&quot;.vcf -T &quot;&amp;[.E$3]&amp;[.E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099.vcf &gt;&gt; $logfile&#10;$scriptdir/../../bin/bvd-add.pl -s $vcfdir/case_100k_bin_04_099.vcf -T D099_cancer  -d $dbdir&#10;endtime=$(date +%s)&#10;timediff=$((endtime-starttime))&#10;echo total excutetime so far $timediff seconds &gt;&gt; $logfile">
            <text:p>echo $vcfdir/case_100k_bin_04_099.vcf &gt;&gt; $logfile<text:line-break/>$scriptdir/../../bin/bvd-add.pl -s $vcfdir/case_100k_bin_04_099.vcf -T D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02]&amp;&quot;.vcf &gt;&gt; $logfile&quot;&amp;CHAR(10)&amp;&quot;$scriptdir/../../bin/bvd-add.pl -s $vcfdir/case_100k_bin_&quot;&amp;[.F$2]&amp;&quot;_&quot;&amp;[.F102]&amp;&quot;.vcf -T &quot;&amp;[.F$3]&amp;[.F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099.vcf &gt;&gt; $logfile&#10;$scriptdir/../../bin/bvd-add.pl -s $vcfdir/case_100k_bin_05_099.vcf -T E099_cancer  -d $dbdir&#10;endtime=$(date +%s)&#10;timediff=$((endtime-starttime))&#10;echo total excutetime so far $timediff seconds &gt;&gt; $logfile">
            <text:p>echo $vcfdir/case_100k_bin_05_099.vcf &gt;&gt; $logfile<text:line-break/>$scriptdir/../../bin/bvd-add.pl -s $vcfdir/case_100k_bin_05_099.vcf -T E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02]&amp;&quot;.vcf &gt;&gt; $logfile&quot;&amp;CHAR(10)&amp;&quot;$scriptdir/../../bin/bvd-add.pl -s $vcfdir/case_100k_bin_&quot;&amp;[.G$2]&amp;&quot;_&quot;&amp;[.G102]&amp;&quot;.vcf -T &quot;&amp;[.G$3]&amp;[.G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099.vcf &gt;&gt; $logfile&#10;$scriptdir/../../bin/bvd-add.pl -s $vcfdir/case_100k_bin_06_099.vcf -T F099_cancer  -d $dbdir&#10;endtime=$(date +%s)&#10;timediff=$((endtime-starttime))&#10;echo total excutetime so far $timediff seconds &gt;&gt; $logfile">
            <text:p>echo $vcfdir/case_100k_bin_06_099.vcf &gt;&gt; $logfile<text:line-break/>$scriptdir/../../bin/bvd-add.pl -s $vcfdir/case_100k_bin_06_099.vcf -T F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02]&amp;&quot;.vcf &gt;&gt; $logfile&quot;&amp;CHAR(10)&amp;&quot;$scriptdir/../../bin/bvd-add.pl -s $vcfdir/case_100k_bin_&quot;&amp;[.H$2]&amp;&quot;_&quot;&amp;[.H102]&amp;&quot;.vcf -T &quot;&amp;[.H$3]&amp;[.H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099.vcf &gt;&gt; $logfile&#10;$scriptdir/../../bin/bvd-add.pl -s $vcfdir/case_100k_bin_07_099.vcf -T G099_cancer  -d $dbdir&#10;endtime=$(date +%s)&#10;timediff=$((endtime-starttime))&#10;echo total excutetime so far $timediff seconds &gt;&gt; $logfile">
            <text:p>echo $vcfdir/case_100k_bin_07_099.vcf &gt;&gt; $logfile<text:line-break/>$scriptdir/../../bin/bvd-add.pl -s $vcfdir/case_100k_bin_07_099.vcf -T G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02]&amp;&quot;.vcf &gt;&gt; $logfile&quot;&amp;CHAR(10)&amp;&quot;$scriptdir/../../bin/bvd-add.pl -s $vcfdir/case_100k_bin_&quot;&amp;[.I$2]&amp;&quot;_&quot;&amp;[.I102]&amp;&quot;.vcf -T &quot;&amp;[.I$3]&amp;[.I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099.vcf &gt;&gt; $logfile&#10;$scriptdir/../../bin/bvd-add.pl -s $vcfdir/case_100k_bin_08_099.vcf -T H099_cancer  -d $dbdir&#10;endtime=$(date +%s)&#10;timediff=$((endtime-starttime))&#10;echo total excutetime so far $timediff seconds &gt;&gt; $logfile">
            <text:p>echo $vcfdir/case_100k_bin_08_099.vcf &gt;&gt; $logfile<text:line-break/>$scriptdir/../../bin/bvd-add.pl -s $vcfdir/case_100k_bin_08_099.vcf -T H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02]&amp;&quot;.vcf &gt;&gt; $logfile&quot;&amp;CHAR(10)&amp;&quot;$scriptdir/../../bin/bvd-add.pl -s $vcfdir/case_100k_bin_&quot;&amp;[.J$2]&amp;&quot;_&quot;&amp;[.J102]&amp;&quot;.vcf -T &quot;&amp;[.J$3]&amp;[.J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099.vcf &gt;&gt; $logfile&#10;$scriptdir/../../bin/bvd-add.pl -s $vcfdir/case_100k_bin_09_099.vcf -T I099_cancer  -d $dbdir&#10;endtime=$(date +%s)&#10;timediff=$((endtime-starttime))&#10;echo total excutetime so far $timediff seconds &gt;&gt; $logfile">
            <text:p>echo $vcfdir/case_100k_bin_09_099.vcf &gt;&gt; $logfile<text:line-break/>$scriptdir/../../bin/bvd-add.pl -s $vcfdir/case_100k_bin_09_099.vcf -T I099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02]&amp;&quot;.vcf &gt;&gt; $logfile&quot;&amp;CHAR(10)&amp;&quot;$scriptdir/../../bin/bvd-add.pl -s $vcfdir/case_100k_bin_&quot;&amp;[.K$2]&amp;&quot;_&quot;&amp;[.K102]&amp;&quot;.vcf -T &quot;&amp;[.K$3]&amp;[.K102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099.vcf &gt;&gt; $logfile&#10;$scriptdir/../../bin/bvd-add.pl -s $vcfdir/case_100k_bin_10_099.vcf -T J099_cancer  -d $dbdir&#10;endtime=$(date +%s)&#10;timediff=$((endtime-starttime))&#10;echo total excutetime so far $timediff seconds &gt;&gt; $logfile">
            <text:p>echo $vcfdir/case_100k_bin_10_099.vcf &gt;&gt; $logfile<text:line-break/>$scriptdir/../../bin/bvd-add.pl -s $vcfdir/case_100k_bin_10_099.vcf -T J099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 table:formula="of:=TEXT([.$A103];&quot;000&quot;)" office:value-type="string" office:string-value="100">
            <text:p>100</text:p>
          </table:table-cell>
          <table:table-cell/>
          <table:table-cell table:formula="of:=&quot;echo $vcfdir/case_100k_bin_&quot;&amp;[.B$2]&amp;&quot;_&quot;&amp;[.B103]&amp;&quot;.vcf &gt;&gt; $logfile&quot;&amp;CHAR(10)&amp;&quot;$scriptdir/../../bin/bvd-add.pl -s $vcfdir/case_100k_bin_&quot;&amp;[.B$2]&amp;&quot;_&quot;&amp;[.B103]&amp;&quot;.vcf -T &quot;&amp;[.B$3]&amp;[.B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1_100.vcf &gt;&gt; $logfile&#10;$scriptdir/../../bin/bvd-add.pl -s $vcfdir/case_100k_bin_01_100.vcf -T A100_cancer  -d $dbdir&#10;endtime=$(date +%s)&#10;timediff=$((endtime-starttime))&#10;echo total excutetime so far $timediff seconds &gt;&gt; $logfile">
            <text:p>echo $vcfdir/case_100k_bin_01_100.vcf &gt;&gt; $logfile<text:line-break/>$scriptdir/../../bin/bvd-add.pl -s $vcfdir/case_100k_bin_01_100.vcf -T A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C$2]&amp;&quot;_&quot;&amp;[.C103]&amp;&quot;.vcf &gt;&gt; $logfile&quot;&amp;CHAR(10)&amp;&quot;$scriptdir/../../bin/bvd-add.pl -s $vcfdir/case_100k_bin_&quot;&amp;[.C$2]&amp;&quot;_&quot;&amp;[.C103]&amp;&quot;.vcf -T &quot;&amp;[.C$3]&amp;[.C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2_100.vcf &gt;&gt; $logfile&#10;$scriptdir/../../bin/bvd-add.pl -s $vcfdir/case_100k_bin_02_100.vcf -T B100_cancer  -d $dbdir&#10;endtime=$(date +%s)&#10;timediff=$((endtime-starttime))&#10;echo total excutetime so far $timediff seconds &gt;&gt; $logfile">
            <text:p>echo $vcfdir/case_100k_bin_02_100.vcf &gt;&gt; $logfile<text:line-break/>$scriptdir/../../bin/bvd-add.pl -s $vcfdir/case_100k_bin_02_100.vcf -T B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D$2]&amp;&quot;_&quot;&amp;[.D103]&amp;&quot;.vcf &gt;&gt; $logfile&quot;&amp;CHAR(10)&amp;&quot;$scriptdir/../../bin/bvd-add.pl -s $vcfdir/case_100k_bin_&quot;&amp;[.D$2]&amp;&quot;_&quot;&amp;[.D103]&amp;&quot;.vcf -T &quot;&amp;[.D$3]&amp;[.D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3_100.vcf &gt;&gt; $logfile&#10;$scriptdir/../../bin/bvd-add.pl -s $vcfdir/case_100k_bin_03_100.vcf -T C100_cancer  -d $dbdir&#10;endtime=$(date +%s)&#10;timediff=$((endtime-starttime))&#10;echo total excutetime so far $timediff seconds &gt;&gt; $logfile">
            <text:p>echo $vcfdir/case_100k_bin_03_100.vcf &gt;&gt; $logfile<text:line-break/>$scriptdir/../../bin/bvd-add.pl -s $vcfdir/case_100k_bin_03_100.vcf -T C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E$2]&amp;&quot;_&quot;&amp;[.E103]&amp;&quot;.vcf &gt;&gt; $logfile&quot;&amp;CHAR(10)&amp;&quot;$scriptdir/../../bin/bvd-add.pl -s $vcfdir/case_100k_bin_&quot;&amp;[.E$2]&amp;&quot;_&quot;&amp;[.E103]&amp;&quot;.vcf -T &quot;&amp;[.E$3]&amp;[.E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4_100.vcf &gt;&gt; $logfile&#10;$scriptdir/../../bin/bvd-add.pl -s $vcfdir/case_100k_bin_04_100.vcf -T D100_cancer  -d $dbdir&#10;endtime=$(date +%s)&#10;timediff=$((endtime-starttime))&#10;echo total excutetime so far $timediff seconds &gt;&gt; $logfile">
            <text:p>echo $vcfdir/case_100k_bin_04_100.vcf &gt;&gt; $logfile<text:line-break/>$scriptdir/../../bin/bvd-add.pl -s $vcfdir/case_100k_bin_04_100.vcf -T D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F$2]&amp;&quot;_&quot;&amp;[.F103]&amp;&quot;.vcf &gt;&gt; $logfile&quot;&amp;CHAR(10)&amp;&quot;$scriptdir/../../bin/bvd-add.pl -s $vcfdir/case_100k_bin_&quot;&amp;[.F$2]&amp;&quot;_&quot;&amp;[.F103]&amp;&quot;.vcf -T &quot;&amp;[.F$3]&amp;[.F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5_100.vcf &gt;&gt; $logfile&#10;$scriptdir/../../bin/bvd-add.pl -s $vcfdir/case_100k_bin_05_100.vcf -T E100_cancer  -d $dbdir&#10;endtime=$(date +%s)&#10;timediff=$((endtime-starttime))&#10;echo total excutetime so far $timediff seconds &gt;&gt; $logfile">
            <text:p>echo $vcfdir/case_100k_bin_05_100.vcf &gt;&gt; $logfile<text:line-break/>$scriptdir/../../bin/bvd-add.pl -s $vcfdir/case_100k_bin_05_100.vcf -T E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G$2]&amp;&quot;_&quot;&amp;[.G103]&amp;&quot;.vcf &gt;&gt; $logfile&quot;&amp;CHAR(10)&amp;&quot;$scriptdir/../../bin/bvd-add.pl -s $vcfdir/case_100k_bin_&quot;&amp;[.G$2]&amp;&quot;_&quot;&amp;[.G103]&amp;&quot;.vcf -T &quot;&amp;[.G$3]&amp;[.G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6_100.vcf &gt;&gt; $logfile&#10;$scriptdir/../../bin/bvd-add.pl -s $vcfdir/case_100k_bin_06_100.vcf -T F100_cancer  -d $dbdir&#10;endtime=$(date +%s)&#10;timediff=$((endtime-starttime))&#10;echo total excutetime so far $timediff seconds &gt;&gt; $logfile">
            <text:p>echo $vcfdir/case_100k_bin_06_100.vcf &gt;&gt; $logfile<text:line-break/>$scriptdir/../../bin/bvd-add.pl -s $vcfdir/case_100k_bin_06_100.vcf -T F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H$2]&amp;&quot;_&quot;&amp;[.H103]&amp;&quot;.vcf &gt;&gt; $logfile&quot;&amp;CHAR(10)&amp;&quot;$scriptdir/../../bin/bvd-add.pl -s $vcfdir/case_100k_bin_&quot;&amp;[.H$2]&amp;&quot;_&quot;&amp;[.H103]&amp;&quot;.vcf -T &quot;&amp;[.H$3]&amp;[.H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7_100.vcf &gt;&gt; $logfile&#10;$scriptdir/../../bin/bvd-add.pl -s $vcfdir/case_100k_bin_07_100.vcf -T G100_cancer  -d $dbdir&#10;endtime=$(date +%s)&#10;timediff=$((endtime-starttime))&#10;echo total excutetime so far $timediff seconds &gt;&gt; $logfile">
            <text:p>echo $vcfdir/case_100k_bin_07_100.vcf &gt;&gt; $logfile<text:line-break/>$scriptdir/../../bin/bvd-add.pl -s $vcfdir/case_100k_bin_07_100.vcf -T G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I$2]&amp;&quot;_&quot;&amp;[.I103]&amp;&quot;.vcf &gt;&gt; $logfile&quot;&amp;CHAR(10)&amp;&quot;$scriptdir/../../bin/bvd-add.pl -s $vcfdir/case_100k_bin_&quot;&amp;[.I$2]&amp;&quot;_&quot;&amp;[.I103]&amp;&quot;.vcf -T &quot;&amp;[.I$3]&amp;[.I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8_100.vcf &gt;&gt; $logfile&#10;$scriptdir/../../bin/bvd-add.pl -s $vcfdir/case_100k_bin_08_100.vcf -T H100_cancer  -d $dbdir&#10;endtime=$(date +%s)&#10;timediff=$((endtime-starttime))&#10;echo total excutetime so far $timediff seconds &gt;&gt; $logfile">
            <text:p>echo $vcfdir/case_100k_bin_08_100.vcf &gt;&gt; $logfile<text:line-break/>$scriptdir/../../bin/bvd-add.pl -s $vcfdir/case_100k_bin_08_100.vcf -T H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J$2]&amp;&quot;_&quot;&amp;[.J103]&amp;&quot;.vcf &gt;&gt; $logfile&quot;&amp;CHAR(10)&amp;&quot;$scriptdir/../../bin/bvd-add.pl -s $vcfdir/case_100k_bin_&quot;&amp;[.J$2]&amp;&quot;_&quot;&amp;[.J103]&amp;&quot;.vcf -T &quot;&amp;[.J$3]&amp;[.J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09_100.vcf &gt;&gt; $logfile&#10;$scriptdir/../../bin/bvd-add.pl -s $vcfdir/case_100k_bin_09_100.vcf -T I100_cancer  -d $dbdir&#10;endtime=$(date +%s)&#10;timediff=$((endtime-starttime))&#10;echo total excutetime so far $timediff seconds &gt;&gt; $logfile">
            <text:p>echo $vcfdir/case_100k_bin_09_100.vcf &gt;&gt; $logfile<text:line-break/>$scriptdir/../../bin/bvd-add.pl -s $vcfdir/case_100k_bin_09_100.vcf -T I100_cancer <text:s/>-d $dbdir<text:line-break/>endtime=$(date +%s)<text:line-break/>timediff=$((endtime-starttime))<text:line-break/>echo total excutetime so far $timediff seconds &gt;&gt; $logfile</text:p>
          </table:table-cell>
          <table:table-cell table:formula="of:=&quot;echo $vcfdir/case_100k_bin_&quot;&amp;[.K$2]&amp;&quot;_&quot;&amp;[.K103]&amp;&quot;.vcf &gt;&gt; $logfile&quot;&amp;CHAR(10)&amp;&quot;$scriptdir/../../bin/bvd-add.pl -s $vcfdir/case_100k_bin_&quot;&amp;[.K$2]&amp;&quot;_&quot;&amp;[.K103]&amp;&quot;.vcf -T &quot;&amp;[.K$3]&amp;[.K103]&amp;&quot;_cancer  -d $dbdir&quot;&amp;CHAR(10)&amp;&quot;endtime=$(date +%s)&quot;&amp;CHAR(10)&amp;&quot;timediff=$((endtime-starttime))&quot;&amp;CHAR(10)&amp;&quot;echo total excutetime so far $timediff seconds &gt;&gt; $logfile&quot;" office:value-type="string" office:string-value="echo $vcfdir/case_100k_bin_10_100.vcf &gt;&gt; $logfile&#10;$scriptdir/../../bin/bvd-add.pl -s $vcfdir/case_100k_bin_10_100.vcf -T J100_cancer  -d $dbdir&#10;endtime=$(date +%s)&#10;timediff=$((endtime-starttime))&#10;echo total excutetime so far $timediff seconds &gt;&gt; $logfile">
            <text:p>echo $vcfdir/case_100k_bin_10_100.vcf &gt;&gt; $logfile<text:line-break/>$scriptdir/../../bin/bvd-add.pl -s $vcfdir/case_100k_bin_10_100.vcf -T J100_cancer <text:s/>-d $dbdir<text:line-break/>endtime=$(date +%s)<text:line-break/>timediff=$((endtime-starttime))<text:line-break/>echo total excutetime so far $timediff seconds &gt;&gt; $logfile</text:p>
          </table:table-cell>
        </table:table-row>
        <table:table-row table:style-name="ro2">
          <table:table-cell table:number-columns-repeated="12"/>
          <table:table-cell table:formula="of:=[.N4]" office:value-type="string" office:string-value="echo $vcfdir/case_100k_bin_02_001.vcf &gt;&gt; $logfile&#10;$scriptdir/../../bin/bvd-add.pl -s $vcfdir/case_100k_bin_02_001.vcf -T B001_cancer  -d $dbdir&#10;endtime=$(date +%s)&#10;timediff=$((endtime-starttime))&#10;echo total excutetime so far $timediff seconds &gt;&gt; $logfile">
            <text:p>echo $vcfdir/case_100k_bin_02_001.vcf &gt;&gt; $logfile<text:line-break/>$scriptdir/../../bin/bvd-add.pl -s $vcfdir/case_100k_bin_02_001.vcf -T B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]" office:value-type="string" office:string-value="echo $vcfdir/case_100k_bin_02_002.vcf &gt;&gt; $logfile&#10;$scriptdir/../../bin/bvd-add.pl -s $vcfdir/case_100k_bin_02_002.vcf -T B002_cancer  -d $dbdir&#10;endtime=$(date +%s)&#10;timediff=$((endtime-starttime))&#10;echo total excutetime so far $timediff seconds &gt;&gt; $logfile">
            <text:p>echo $vcfdir/case_100k_bin_02_002.vcf &gt;&gt; $logfile<text:line-break/>$scriptdir/../../bin/bvd-add.pl -s $vcfdir/case_100k_bin_02_002.vcf -T B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]" office:value-type="string" office:string-value="echo $vcfdir/case_100k_bin_02_003.vcf &gt;&gt; $logfile&#10;$scriptdir/../../bin/bvd-add.pl -s $vcfdir/case_100k_bin_02_003.vcf -T B003_cancer  -d $dbdir&#10;endtime=$(date +%s)&#10;timediff=$((endtime-starttime))&#10;echo total excutetime so far $timediff seconds &gt;&gt; $logfile">
            <text:p>echo $vcfdir/case_100k_bin_02_003.vcf &gt;&gt; $logfile<text:line-break/>$scriptdir/../../bin/bvd-add.pl -s $vcfdir/case_100k_bin_02_003.vcf -T B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]" office:value-type="string" office:string-value="echo $vcfdir/case_100k_bin_02_004.vcf &gt;&gt; $logfile&#10;$scriptdir/../../bin/bvd-add.pl -s $vcfdir/case_100k_bin_02_004.vcf -T B004_cancer  -d $dbdir&#10;endtime=$(date +%s)&#10;timediff=$((endtime-starttime))&#10;echo total excutetime so far $timediff seconds &gt;&gt; $logfile">
            <text:p>echo $vcfdir/case_100k_bin_02_004.vcf &gt;&gt; $logfile<text:line-break/>$scriptdir/../../bin/bvd-add.pl -s $vcfdir/case_100k_bin_02_004.vcf -T B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]" office:value-type="string" office:string-value="echo $vcfdir/case_100k_bin_02_005.vcf &gt;&gt; $logfile&#10;$scriptdir/../../bin/bvd-add.pl -s $vcfdir/case_100k_bin_02_005.vcf -T B005_cancer  -d $dbdir&#10;endtime=$(date +%s)&#10;timediff=$((endtime-starttime))&#10;echo total excutetime so far $timediff seconds &gt;&gt; $logfile">
            <text:p>echo $vcfdir/case_100k_bin_02_005.vcf &gt;&gt; $logfile<text:line-break/>$scriptdir/../../bin/bvd-add.pl -s $vcfdir/case_100k_bin_02_005.vcf -T B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]" office:value-type="string" office:string-value="echo $vcfdir/case_100k_bin_02_006.vcf &gt;&gt; $logfile&#10;$scriptdir/../../bin/bvd-add.pl -s $vcfdir/case_100k_bin_02_006.vcf -T B006_cancer  -d $dbdir&#10;endtime=$(date +%s)&#10;timediff=$((endtime-starttime))&#10;echo total excutetime so far $timediff seconds &gt;&gt; $logfile">
            <text:p>echo $vcfdir/case_100k_bin_02_006.vcf &gt;&gt; $logfile<text:line-break/>$scriptdir/../../bin/bvd-add.pl -s $vcfdir/case_100k_bin_02_006.vcf -T B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0]" office:value-type="string" office:string-value="echo $vcfdir/case_100k_bin_02_007.vcf &gt;&gt; $logfile&#10;$scriptdir/../../bin/bvd-add.pl -s $vcfdir/case_100k_bin_02_007.vcf -T B007_cancer  -d $dbdir&#10;endtime=$(date +%s)&#10;timediff=$((endtime-starttime))&#10;echo total excutetime so far $timediff seconds &gt;&gt; $logfile">
            <text:p>echo $vcfdir/case_100k_bin_02_007.vcf &gt;&gt; $logfile<text:line-break/>$scriptdir/../../bin/bvd-add.pl -s $vcfdir/case_100k_bin_02_007.vcf -T B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1]" office:value-type="string" office:string-value="echo $vcfdir/case_100k_bin_02_008.vcf &gt;&gt; $logfile&#10;$scriptdir/../../bin/bvd-add.pl -s $vcfdir/case_100k_bin_02_008.vcf -T B008_cancer  -d $dbdir&#10;endtime=$(date +%s)&#10;timediff=$((endtime-starttime))&#10;echo total excutetime so far $timediff seconds &gt;&gt; $logfile">
            <text:p>echo $vcfdir/case_100k_bin_02_008.vcf &gt;&gt; $logfile<text:line-break/>$scriptdir/../../bin/bvd-add.pl -s $vcfdir/case_100k_bin_02_008.vcf -T B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2]" office:value-type="string" office:string-value="echo $vcfdir/case_100k_bin_02_009.vcf &gt;&gt; $logfile&#10;$scriptdir/../../bin/bvd-add.pl -s $vcfdir/case_100k_bin_02_009.vcf -T B009_cancer  -d $dbdir&#10;endtime=$(date +%s)&#10;timediff=$((endtime-starttime))&#10;echo total excutetime so far $timediff seconds &gt;&gt; $logfile">
            <text:p>echo $vcfdir/case_100k_bin_02_009.vcf &gt;&gt; $logfile<text:line-break/>$scriptdir/../../bin/bvd-add.pl -s $vcfdir/case_100k_bin_02_009.vcf -T B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3]" office:value-type="string" office:string-value="echo $vcfdir/case_100k_bin_02_010.vcf &gt;&gt; $logfile&#10;$scriptdir/../../bin/bvd-add.pl -s $vcfdir/case_100k_bin_02_010.vcf -T B010_cancer  -d $dbdir&#10;endtime=$(date +%s)&#10;timediff=$((endtime-starttime))&#10;echo total excutetime so far $timediff seconds &gt;&gt; $logfile">
            <text:p>echo $vcfdir/case_100k_bin_02_010.vcf &gt;&gt; $logfile<text:line-break/>$scriptdir/../../bin/bvd-add.pl -s $vcfdir/case_100k_bin_02_010.vcf -T B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4]" office:value-type="string" office:string-value="echo $vcfdir/case_100k_bin_02_011.vcf &gt;&gt; $logfile&#10;$scriptdir/../../bin/bvd-add.pl -s $vcfdir/case_100k_bin_02_011.vcf -T B011_cancer  -d $dbdir&#10;endtime=$(date +%s)&#10;timediff=$((endtime-starttime))&#10;echo total excutetime so far $timediff seconds &gt;&gt; $logfile">
            <text:p>echo $vcfdir/case_100k_bin_02_011.vcf &gt;&gt; $logfile<text:line-break/>$scriptdir/../../bin/bvd-add.pl -s $vcfdir/case_100k_bin_02_011.vcf -T B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5]" office:value-type="string" office:string-value="echo $vcfdir/case_100k_bin_02_012.vcf &gt;&gt; $logfile&#10;$scriptdir/../../bin/bvd-add.pl -s $vcfdir/case_100k_bin_02_012.vcf -T B012_cancer  -d $dbdir&#10;endtime=$(date +%s)&#10;timediff=$((endtime-starttime))&#10;echo total excutetime so far $timediff seconds &gt;&gt; $logfile">
            <text:p>echo $vcfdir/case_100k_bin_02_012.vcf &gt;&gt; $logfile<text:line-break/>$scriptdir/../../bin/bvd-add.pl -s $vcfdir/case_100k_bin_02_012.vcf -T B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6]" office:value-type="string" office:string-value="echo $vcfdir/case_100k_bin_02_013.vcf &gt;&gt; $logfile&#10;$scriptdir/../../bin/bvd-add.pl -s $vcfdir/case_100k_bin_02_013.vcf -T B013_cancer  -d $dbdir&#10;endtime=$(date +%s)&#10;timediff=$((endtime-starttime))&#10;echo total excutetime so far $timediff seconds &gt;&gt; $logfile">
            <text:p>echo $vcfdir/case_100k_bin_02_013.vcf &gt;&gt; $logfile<text:line-break/>$scriptdir/../../bin/bvd-add.pl -s $vcfdir/case_100k_bin_02_013.vcf -T B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7]" office:value-type="string" office:string-value="echo $vcfdir/case_100k_bin_02_014.vcf &gt;&gt; $logfile&#10;$scriptdir/../../bin/bvd-add.pl -s $vcfdir/case_100k_bin_02_014.vcf -T B014_cancer  -d $dbdir&#10;endtime=$(date +%s)&#10;timediff=$((endtime-starttime))&#10;echo total excutetime so far $timediff seconds &gt;&gt; $logfile">
            <text:p>echo $vcfdir/case_100k_bin_02_014.vcf &gt;&gt; $logfile<text:line-break/>$scriptdir/../../bin/bvd-add.pl -s $vcfdir/case_100k_bin_02_014.vcf -T B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8]" office:value-type="string" office:string-value="echo $vcfdir/case_100k_bin_02_015.vcf &gt;&gt; $logfile&#10;$scriptdir/../../bin/bvd-add.pl -s $vcfdir/case_100k_bin_02_015.vcf -T B015_cancer  -d $dbdir&#10;endtime=$(date +%s)&#10;timediff=$((endtime-starttime))&#10;echo total excutetime so far $timediff seconds &gt;&gt; $logfile">
            <text:p>echo $vcfdir/case_100k_bin_02_015.vcf &gt;&gt; $logfile<text:line-break/>$scriptdir/../../bin/bvd-add.pl -s $vcfdir/case_100k_bin_02_015.vcf -T B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9]" office:value-type="string" office:string-value="echo $vcfdir/case_100k_bin_02_016.vcf &gt;&gt; $logfile&#10;$scriptdir/../../bin/bvd-add.pl -s $vcfdir/case_100k_bin_02_016.vcf -T B016_cancer  -d $dbdir&#10;endtime=$(date +%s)&#10;timediff=$((endtime-starttime))&#10;echo total excutetime so far $timediff seconds &gt;&gt; $logfile">
            <text:p>echo $vcfdir/case_100k_bin_02_016.vcf &gt;&gt; $logfile<text:line-break/>$scriptdir/../../bin/bvd-add.pl -s $vcfdir/case_100k_bin_02_016.vcf -T B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0]" office:value-type="string" office:string-value="echo $vcfdir/case_100k_bin_02_017.vcf &gt;&gt; $logfile&#10;$scriptdir/../../bin/bvd-add.pl -s $vcfdir/case_100k_bin_02_017.vcf -T B017_cancer  -d $dbdir&#10;endtime=$(date +%s)&#10;timediff=$((endtime-starttime))&#10;echo total excutetime so far $timediff seconds &gt;&gt; $logfile">
            <text:p>echo $vcfdir/case_100k_bin_02_017.vcf &gt;&gt; $logfile<text:line-break/>$scriptdir/../../bin/bvd-add.pl -s $vcfdir/case_100k_bin_02_017.vcf -T B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1]" office:value-type="string" office:string-value="echo $vcfdir/case_100k_bin_02_018.vcf &gt;&gt; $logfile&#10;$scriptdir/../../bin/bvd-add.pl -s $vcfdir/case_100k_bin_02_018.vcf -T B018_cancer  -d $dbdir&#10;endtime=$(date +%s)&#10;timediff=$((endtime-starttime))&#10;echo total excutetime so far $timediff seconds &gt;&gt; $logfile">
            <text:p>echo $vcfdir/case_100k_bin_02_018.vcf &gt;&gt; $logfile<text:line-break/>$scriptdir/../../bin/bvd-add.pl -s $vcfdir/case_100k_bin_02_018.vcf -T B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2]" office:value-type="string" office:string-value="echo $vcfdir/case_100k_bin_02_019.vcf &gt;&gt; $logfile&#10;$scriptdir/../../bin/bvd-add.pl -s $vcfdir/case_100k_bin_02_019.vcf -T B019_cancer  -d $dbdir&#10;endtime=$(date +%s)&#10;timediff=$((endtime-starttime))&#10;echo total excutetime so far $timediff seconds &gt;&gt; $logfile">
            <text:p>echo $vcfdir/case_100k_bin_02_019.vcf &gt;&gt; $logfile<text:line-break/>$scriptdir/../../bin/bvd-add.pl -s $vcfdir/case_100k_bin_02_019.vcf -T B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3]" office:value-type="string" office:string-value="echo $vcfdir/case_100k_bin_02_020.vcf &gt;&gt; $logfile&#10;$scriptdir/../../bin/bvd-add.pl -s $vcfdir/case_100k_bin_02_020.vcf -T B020_cancer  -d $dbdir&#10;endtime=$(date +%s)&#10;timediff=$((endtime-starttime))&#10;echo total excutetime so far $timediff seconds &gt;&gt; $logfile">
            <text:p>echo $vcfdir/case_100k_bin_02_020.vcf &gt;&gt; $logfile<text:line-break/>$scriptdir/../../bin/bvd-add.pl -s $vcfdir/case_100k_bin_02_020.vcf -T B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4]" office:value-type="string" office:string-value="echo $vcfdir/case_100k_bin_02_021.vcf &gt;&gt; $logfile&#10;$scriptdir/../../bin/bvd-add.pl -s $vcfdir/case_100k_bin_02_021.vcf -T B021_cancer  -d $dbdir&#10;endtime=$(date +%s)&#10;timediff=$((endtime-starttime))&#10;echo total excutetime so far $timediff seconds &gt;&gt; $logfile">
            <text:p>echo $vcfdir/case_100k_bin_02_021.vcf &gt;&gt; $logfile<text:line-break/>$scriptdir/../../bin/bvd-add.pl -s $vcfdir/case_100k_bin_02_021.vcf -T B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5]" office:value-type="string" office:string-value="echo $vcfdir/case_100k_bin_02_022.vcf &gt;&gt; $logfile&#10;$scriptdir/../../bin/bvd-add.pl -s $vcfdir/case_100k_bin_02_022.vcf -T B022_cancer  -d $dbdir&#10;endtime=$(date +%s)&#10;timediff=$((endtime-starttime))&#10;echo total excutetime so far $timediff seconds &gt;&gt; $logfile">
            <text:p>echo $vcfdir/case_100k_bin_02_022.vcf &gt;&gt; $logfile<text:line-break/>$scriptdir/../../bin/bvd-add.pl -s $vcfdir/case_100k_bin_02_022.vcf -T B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6]" office:value-type="string" office:string-value="echo $vcfdir/case_100k_bin_02_023.vcf &gt;&gt; $logfile&#10;$scriptdir/../../bin/bvd-add.pl -s $vcfdir/case_100k_bin_02_023.vcf -T B023_cancer  -d $dbdir&#10;endtime=$(date +%s)&#10;timediff=$((endtime-starttime))&#10;echo total excutetime so far $timediff seconds &gt;&gt; $logfile">
            <text:p>echo $vcfdir/case_100k_bin_02_023.vcf &gt;&gt; $logfile<text:line-break/>$scriptdir/../../bin/bvd-add.pl -s $vcfdir/case_100k_bin_02_023.vcf -T B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7]" office:value-type="string" office:string-value="echo $vcfdir/case_100k_bin_02_024.vcf &gt;&gt; $logfile&#10;$scriptdir/../../bin/bvd-add.pl -s $vcfdir/case_100k_bin_02_024.vcf -T B024_cancer  -d $dbdir&#10;endtime=$(date +%s)&#10;timediff=$((endtime-starttime))&#10;echo total excutetime so far $timediff seconds &gt;&gt; $logfile">
            <text:p>echo $vcfdir/case_100k_bin_02_024.vcf &gt;&gt; $logfile<text:line-break/>$scriptdir/../../bin/bvd-add.pl -s $vcfdir/case_100k_bin_02_024.vcf -T B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8]" office:value-type="string" office:string-value="echo $vcfdir/case_100k_bin_02_025.vcf &gt;&gt; $logfile&#10;$scriptdir/../../bin/bvd-add.pl -s $vcfdir/case_100k_bin_02_025.vcf -T B025_cancer  -d $dbdir&#10;endtime=$(date +%s)&#10;timediff=$((endtime-starttime))&#10;echo total excutetime so far $timediff seconds &gt;&gt; $logfile">
            <text:p>echo $vcfdir/case_100k_bin_02_025.vcf &gt;&gt; $logfile<text:line-break/>$scriptdir/../../bin/bvd-add.pl -s $vcfdir/case_100k_bin_02_025.vcf -T B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29]" office:value-type="string" office:string-value="echo $vcfdir/case_100k_bin_02_026.vcf &gt;&gt; $logfile&#10;$scriptdir/../../bin/bvd-add.pl -s $vcfdir/case_100k_bin_02_026.vcf -T B026_cancer  -d $dbdir&#10;endtime=$(date +%s)&#10;timediff=$((endtime-starttime))&#10;echo total excutetime so far $timediff seconds &gt;&gt; $logfile">
            <text:p>echo $vcfdir/case_100k_bin_02_026.vcf &gt;&gt; $logfile<text:line-break/>$scriptdir/../../bin/bvd-add.pl -s $vcfdir/case_100k_bin_02_026.vcf -T B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0]" office:value-type="string" office:string-value="echo $vcfdir/case_100k_bin_02_027.vcf &gt;&gt; $logfile&#10;$scriptdir/../../bin/bvd-add.pl -s $vcfdir/case_100k_bin_02_027.vcf -T B027_cancer  -d $dbdir&#10;endtime=$(date +%s)&#10;timediff=$((endtime-starttime))&#10;echo total excutetime so far $timediff seconds &gt;&gt; $logfile">
            <text:p>echo $vcfdir/case_100k_bin_02_027.vcf &gt;&gt; $logfile<text:line-break/>$scriptdir/../../bin/bvd-add.pl -s $vcfdir/case_100k_bin_02_027.vcf -T B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1]" office:value-type="string" office:string-value="echo $vcfdir/case_100k_bin_02_028.vcf &gt;&gt; $logfile&#10;$scriptdir/../../bin/bvd-add.pl -s $vcfdir/case_100k_bin_02_028.vcf -T B028_cancer  -d $dbdir&#10;endtime=$(date +%s)&#10;timediff=$((endtime-starttime))&#10;echo total excutetime so far $timediff seconds &gt;&gt; $logfile">
            <text:p>echo $vcfdir/case_100k_bin_02_028.vcf &gt;&gt; $logfile<text:line-break/>$scriptdir/../../bin/bvd-add.pl -s $vcfdir/case_100k_bin_02_028.vcf -T B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2]" office:value-type="string" office:string-value="echo $vcfdir/case_100k_bin_02_029.vcf &gt;&gt; $logfile&#10;$scriptdir/../../bin/bvd-add.pl -s $vcfdir/case_100k_bin_02_029.vcf -T B029_cancer  -d $dbdir&#10;endtime=$(date +%s)&#10;timediff=$((endtime-starttime))&#10;echo total excutetime so far $timediff seconds &gt;&gt; $logfile">
            <text:p>echo $vcfdir/case_100k_bin_02_029.vcf &gt;&gt; $logfile<text:line-break/>$scriptdir/../../bin/bvd-add.pl -s $vcfdir/case_100k_bin_02_029.vcf -T B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3]" office:value-type="string" office:string-value="echo $vcfdir/case_100k_bin_02_030.vcf &gt;&gt; $logfile&#10;$scriptdir/../../bin/bvd-add.pl -s $vcfdir/case_100k_bin_02_030.vcf -T B030_cancer  -d $dbdir&#10;endtime=$(date +%s)&#10;timediff=$((endtime-starttime))&#10;echo total excutetime so far $timediff seconds &gt;&gt; $logfile">
            <text:p>echo $vcfdir/case_100k_bin_02_030.vcf &gt;&gt; $logfile<text:line-break/>$scriptdir/../../bin/bvd-add.pl -s $vcfdir/case_100k_bin_02_030.vcf -T B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4]" office:value-type="string" office:string-value="echo $vcfdir/case_100k_bin_02_031.vcf &gt;&gt; $logfile&#10;$scriptdir/../../bin/bvd-add.pl -s $vcfdir/case_100k_bin_02_031.vcf -T B031_cancer  -d $dbdir&#10;endtime=$(date +%s)&#10;timediff=$((endtime-starttime))&#10;echo total excutetime so far $timediff seconds &gt;&gt; $logfile">
            <text:p>echo $vcfdir/case_100k_bin_02_031.vcf &gt;&gt; $logfile<text:line-break/>$scriptdir/../../bin/bvd-add.pl -s $vcfdir/case_100k_bin_02_031.vcf -T B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5]" office:value-type="string" office:string-value="echo $vcfdir/case_100k_bin_02_032.vcf &gt;&gt; $logfile&#10;$scriptdir/../../bin/bvd-add.pl -s $vcfdir/case_100k_bin_02_032.vcf -T B032_cancer  -d $dbdir&#10;endtime=$(date +%s)&#10;timediff=$((endtime-starttime))&#10;echo total excutetime so far $timediff seconds &gt;&gt; $logfile">
            <text:p>echo $vcfdir/case_100k_bin_02_032.vcf &gt;&gt; $logfile<text:line-break/>$scriptdir/../../bin/bvd-add.pl -s $vcfdir/case_100k_bin_02_032.vcf -T B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6]" office:value-type="string" office:string-value="echo $vcfdir/case_100k_bin_02_033.vcf &gt;&gt; $logfile&#10;$scriptdir/../../bin/bvd-add.pl -s $vcfdir/case_100k_bin_02_033.vcf -T B033_cancer  -d $dbdir&#10;endtime=$(date +%s)&#10;timediff=$((endtime-starttime))&#10;echo total excutetime so far $timediff seconds &gt;&gt; $logfile">
            <text:p>echo $vcfdir/case_100k_bin_02_033.vcf &gt;&gt; $logfile<text:line-break/>$scriptdir/../../bin/bvd-add.pl -s $vcfdir/case_100k_bin_02_033.vcf -T B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7]" office:value-type="string" office:string-value="echo $vcfdir/case_100k_bin_02_034.vcf &gt;&gt; $logfile&#10;$scriptdir/../../bin/bvd-add.pl -s $vcfdir/case_100k_bin_02_034.vcf -T B034_cancer  -d $dbdir&#10;endtime=$(date +%s)&#10;timediff=$((endtime-starttime))&#10;echo total excutetime so far $timediff seconds &gt;&gt; $logfile">
            <text:p>echo $vcfdir/case_100k_bin_02_034.vcf &gt;&gt; $logfile<text:line-break/>$scriptdir/../../bin/bvd-add.pl -s $vcfdir/case_100k_bin_02_034.vcf -T B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8]" office:value-type="string" office:string-value="echo $vcfdir/case_100k_bin_02_035.vcf &gt;&gt; $logfile&#10;$scriptdir/../../bin/bvd-add.pl -s $vcfdir/case_100k_bin_02_035.vcf -T B035_cancer  -d $dbdir&#10;endtime=$(date +%s)&#10;timediff=$((endtime-starttime))&#10;echo total excutetime so far $timediff seconds &gt;&gt; $logfile">
            <text:p>echo $vcfdir/case_100k_bin_02_035.vcf &gt;&gt; $logfile<text:line-break/>$scriptdir/../../bin/bvd-add.pl -s $vcfdir/case_100k_bin_02_035.vcf -T B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39]" office:value-type="string" office:string-value="echo $vcfdir/case_100k_bin_02_036.vcf &gt;&gt; $logfile&#10;$scriptdir/../../bin/bvd-add.pl -s $vcfdir/case_100k_bin_02_036.vcf -T B036_cancer  -d $dbdir&#10;endtime=$(date +%s)&#10;timediff=$((endtime-starttime))&#10;echo total excutetime so far $timediff seconds &gt;&gt; $logfile">
            <text:p>echo $vcfdir/case_100k_bin_02_036.vcf &gt;&gt; $logfile<text:line-break/>$scriptdir/../../bin/bvd-add.pl -s $vcfdir/case_100k_bin_02_036.vcf -T B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0]" office:value-type="string" office:string-value="echo $vcfdir/case_100k_bin_02_037.vcf &gt;&gt; $logfile&#10;$scriptdir/../../bin/bvd-add.pl -s $vcfdir/case_100k_bin_02_037.vcf -T B037_cancer  -d $dbdir&#10;endtime=$(date +%s)&#10;timediff=$((endtime-starttime))&#10;echo total excutetime so far $timediff seconds &gt;&gt; $logfile">
            <text:p>echo $vcfdir/case_100k_bin_02_037.vcf &gt;&gt; $logfile<text:line-break/>$scriptdir/../../bin/bvd-add.pl -s $vcfdir/case_100k_bin_02_037.vcf -T B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1]" office:value-type="string" office:string-value="echo $vcfdir/case_100k_bin_02_038.vcf &gt;&gt; $logfile&#10;$scriptdir/../../bin/bvd-add.pl -s $vcfdir/case_100k_bin_02_038.vcf -T B038_cancer  -d $dbdir&#10;endtime=$(date +%s)&#10;timediff=$((endtime-starttime))&#10;echo total excutetime so far $timediff seconds &gt;&gt; $logfile">
            <text:p>echo $vcfdir/case_100k_bin_02_038.vcf &gt;&gt; $logfile<text:line-break/>$scriptdir/../../bin/bvd-add.pl -s $vcfdir/case_100k_bin_02_038.vcf -T B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2]" office:value-type="string" office:string-value="echo $vcfdir/case_100k_bin_02_039.vcf &gt;&gt; $logfile&#10;$scriptdir/../../bin/bvd-add.pl -s $vcfdir/case_100k_bin_02_039.vcf -T B039_cancer  -d $dbdir&#10;endtime=$(date +%s)&#10;timediff=$((endtime-starttime))&#10;echo total excutetime so far $timediff seconds &gt;&gt; $logfile">
            <text:p>echo $vcfdir/case_100k_bin_02_039.vcf &gt;&gt; $logfile<text:line-break/>$scriptdir/../../bin/bvd-add.pl -s $vcfdir/case_100k_bin_02_039.vcf -T B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3]" office:value-type="string" office:string-value="echo $vcfdir/case_100k_bin_02_040.vcf &gt;&gt; $logfile&#10;$scriptdir/../../bin/bvd-add.pl -s $vcfdir/case_100k_bin_02_040.vcf -T B040_cancer  -d $dbdir&#10;endtime=$(date +%s)&#10;timediff=$((endtime-starttime))&#10;echo total excutetime so far $timediff seconds &gt;&gt; $logfile">
            <text:p>echo $vcfdir/case_100k_bin_02_040.vcf &gt;&gt; $logfile<text:line-break/>$scriptdir/../../bin/bvd-add.pl -s $vcfdir/case_100k_bin_02_040.vcf -T B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4]" office:value-type="string" office:string-value="echo $vcfdir/case_100k_bin_02_041.vcf &gt;&gt; $logfile&#10;$scriptdir/../../bin/bvd-add.pl -s $vcfdir/case_100k_bin_02_041.vcf -T B041_cancer  -d $dbdir&#10;endtime=$(date +%s)&#10;timediff=$((endtime-starttime))&#10;echo total excutetime so far $timediff seconds &gt;&gt; $logfile">
            <text:p>echo $vcfdir/case_100k_bin_02_041.vcf &gt;&gt; $logfile<text:line-break/>$scriptdir/../../bin/bvd-add.pl -s $vcfdir/case_100k_bin_02_041.vcf -T B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5]" office:value-type="string" office:string-value="echo $vcfdir/case_100k_bin_02_042.vcf &gt;&gt; $logfile&#10;$scriptdir/../../bin/bvd-add.pl -s $vcfdir/case_100k_bin_02_042.vcf -T B042_cancer  -d $dbdir&#10;endtime=$(date +%s)&#10;timediff=$((endtime-starttime))&#10;echo total excutetime so far $timediff seconds &gt;&gt; $logfile">
            <text:p>echo $vcfdir/case_100k_bin_02_042.vcf &gt;&gt; $logfile<text:line-break/>$scriptdir/../../bin/bvd-add.pl -s $vcfdir/case_100k_bin_02_042.vcf -T B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6]" office:value-type="string" office:string-value="echo $vcfdir/case_100k_bin_02_043.vcf &gt;&gt; $logfile&#10;$scriptdir/../../bin/bvd-add.pl -s $vcfdir/case_100k_bin_02_043.vcf -T B043_cancer  -d $dbdir&#10;endtime=$(date +%s)&#10;timediff=$((endtime-starttime))&#10;echo total excutetime so far $timediff seconds &gt;&gt; $logfile">
            <text:p>echo $vcfdir/case_100k_bin_02_043.vcf &gt;&gt; $logfile<text:line-break/>$scriptdir/../../bin/bvd-add.pl -s $vcfdir/case_100k_bin_02_043.vcf -T B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7]" office:value-type="string" office:string-value="echo $vcfdir/case_100k_bin_02_044.vcf &gt;&gt; $logfile&#10;$scriptdir/../../bin/bvd-add.pl -s $vcfdir/case_100k_bin_02_044.vcf -T B044_cancer  -d $dbdir&#10;endtime=$(date +%s)&#10;timediff=$((endtime-starttime))&#10;echo total excutetime so far $timediff seconds &gt;&gt; $logfile">
            <text:p>echo $vcfdir/case_100k_bin_02_044.vcf &gt;&gt; $logfile<text:line-break/>$scriptdir/../../bin/bvd-add.pl -s $vcfdir/case_100k_bin_02_044.vcf -T B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8]" office:value-type="string" office:string-value="echo $vcfdir/case_100k_bin_02_045.vcf &gt;&gt; $logfile&#10;$scriptdir/../../bin/bvd-add.pl -s $vcfdir/case_100k_bin_02_045.vcf -T B045_cancer  -d $dbdir&#10;endtime=$(date +%s)&#10;timediff=$((endtime-starttime))&#10;echo total excutetime so far $timediff seconds &gt;&gt; $logfile">
            <text:p>echo $vcfdir/case_100k_bin_02_045.vcf &gt;&gt; $logfile<text:line-break/>$scriptdir/../../bin/bvd-add.pl -s $vcfdir/case_100k_bin_02_045.vcf -T B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49]" office:value-type="string" office:string-value="echo $vcfdir/case_100k_bin_02_046.vcf &gt;&gt; $logfile&#10;$scriptdir/../../bin/bvd-add.pl -s $vcfdir/case_100k_bin_02_046.vcf -T B046_cancer  -d $dbdir&#10;endtime=$(date +%s)&#10;timediff=$((endtime-starttime))&#10;echo total excutetime so far $timediff seconds &gt;&gt; $logfile">
            <text:p>echo $vcfdir/case_100k_bin_02_046.vcf &gt;&gt; $logfile<text:line-break/>$scriptdir/../../bin/bvd-add.pl -s $vcfdir/case_100k_bin_02_046.vcf -T B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0]" office:value-type="string" office:string-value="echo $vcfdir/case_100k_bin_02_047.vcf &gt;&gt; $logfile&#10;$scriptdir/../../bin/bvd-add.pl -s $vcfdir/case_100k_bin_02_047.vcf -T B047_cancer  -d $dbdir&#10;endtime=$(date +%s)&#10;timediff=$((endtime-starttime))&#10;echo total excutetime so far $timediff seconds &gt;&gt; $logfile">
            <text:p>echo $vcfdir/case_100k_bin_02_047.vcf &gt;&gt; $logfile<text:line-break/>$scriptdir/../../bin/bvd-add.pl -s $vcfdir/case_100k_bin_02_047.vcf -T B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1]" office:value-type="string" office:string-value="echo $vcfdir/case_100k_bin_02_048.vcf &gt;&gt; $logfile&#10;$scriptdir/../../bin/bvd-add.pl -s $vcfdir/case_100k_bin_02_048.vcf -T B048_cancer  -d $dbdir&#10;endtime=$(date +%s)&#10;timediff=$((endtime-starttime))&#10;echo total excutetime so far $timediff seconds &gt;&gt; $logfile">
            <text:p>echo $vcfdir/case_100k_bin_02_048.vcf &gt;&gt; $logfile<text:line-break/>$scriptdir/../../bin/bvd-add.pl -s $vcfdir/case_100k_bin_02_048.vcf -T B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2]" office:value-type="string" office:string-value="echo $vcfdir/case_100k_bin_02_049.vcf &gt;&gt; $logfile&#10;$scriptdir/../../bin/bvd-add.pl -s $vcfdir/case_100k_bin_02_049.vcf -T B049_cancer  -d $dbdir&#10;endtime=$(date +%s)&#10;timediff=$((endtime-starttime))&#10;echo total excutetime so far $timediff seconds &gt;&gt; $logfile">
            <text:p>echo $vcfdir/case_100k_bin_02_049.vcf &gt;&gt; $logfile<text:line-break/>$scriptdir/../../bin/bvd-add.pl -s $vcfdir/case_100k_bin_02_049.vcf -T B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3]" office:value-type="string" office:string-value="echo $vcfdir/case_100k_bin_02_050.vcf &gt;&gt; $logfile&#10;$scriptdir/../../bin/bvd-add.pl -s $vcfdir/case_100k_bin_02_050.vcf -T B050_cancer  -d $dbdir&#10;endtime=$(date +%s)&#10;timediff=$((endtime-starttime))&#10;echo total excutetime so far $timediff seconds &gt;&gt; $logfile">
            <text:p>echo $vcfdir/case_100k_bin_02_050.vcf &gt;&gt; $logfile<text:line-break/>$scriptdir/../../bin/bvd-add.pl -s $vcfdir/case_100k_bin_02_050.vcf -T B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4]" office:value-type="string" office:string-value="echo $vcfdir/case_100k_bin_02_051.vcf &gt;&gt; $logfile&#10;$scriptdir/../../bin/bvd-add.pl -s $vcfdir/case_100k_bin_02_051.vcf -T B051_cancer  -d $dbdir&#10;endtime=$(date +%s)&#10;timediff=$((endtime-starttime))&#10;echo total excutetime so far $timediff seconds &gt;&gt; $logfile">
            <text:p>echo $vcfdir/case_100k_bin_02_051.vcf &gt;&gt; $logfile<text:line-break/>$scriptdir/../../bin/bvd-add.pl -s $vcfdir/case_100k_bin_02_051.vcf -T B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5]" office:value-type="string" office:string-value="echo $vcfdir/case_100k_bin_02_052.vcf &gt;&gt; $logfile&#10;$scriptdir/../../bin/bvd-add.pl -s $vcfdir/case_100k_bin_02_052.vcf -T B052_cancer  -d $dbdir&#10;endtime=$(date +%s)&#10;timediff=$((endtime-starttime))&#10;echo total excutetime so far $timediff seconds &gt;&gt; $logfile">
            <text:p>echo $vcfdir/case_100k_bin_02_052.vcf &gt;&gt; $logfile<text:line-break/>$scriptdir/../../bin/bvd-add.pl -s $vcfdir/case_100k_bin_02_052.vcf -T B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6]" office:value-type="string" office:string-value="echo $vcfdir/case_100k_bin_02_053.vcf &gt;&gt; $logfile&#10;$scriptdir/../../bin/bvd-add.pl -s $vcfdir/case_100k_bin_02_053.vcf -T B053_cancer  -d $dbdir&#10;endtime=$(date +%s)&#10;timediff=$((endtime-starttime))&#10;echo total excutetime so far $timediff seconds &gt;&gt; $logfile">
            <text:p>echo $vcfdir/case_100k_bin_02_053.vcf &gt;&gt; $logfile<text:line-break/>$scriptdir/../../bin/bvd-add.pl -s $vcfdir/case_100k_bin_02_053.vcf -T B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7]" office:value-type="string" office:string-value="echo $vcfdir/case_100k_bin_02_054.vcf &gt;&gt; $logfile&#10;$scriptdir/../../bin/bvd-add.pl -s $vcfdir/case_100k_bin_02_054.vcf -T B054_cancer  -d $dbdir&#10;endtime=$(date +%s)&#10;timediff=$((endtime-starttime))&#10;echo total excutetime so far $timediff seconds &gt;&gt; $logfile">
            <text:p>echo $vcfdir/case_100k_bin_02_054.vcf &gt;&gt; $logfile<text:line-break/>$scriptdir/../../bin/bvd-add.pl -s $vcfdir/case_100k_bin_02_054.vcf -T B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8]" office:value-type="string" office:string-value="echo $vcfdir/case_100k_bin_02_055.vcf &gt;&gt; $logfile&#10;$scriptdir/../../bin/bvd-add.pl -s $vcfdir/case_100k_bin_02_055.vcf -T B055_cancer  -d $dbdir&#10;endtime=$(date +%s)&#10;timediff=$((endtime-starttime))&#10;echo total excutetime so far $timediff seconds &gt;&gt; $logfile">
            <text:p>echo $vcfdir/case_100k_bin_02_055.vcf &gt;&gt; $logfile<text:line-break/>$scriptdir/../../bin/bvd-add.pl -s $vcfdir/case_100k_bin_02_055.vcf -T B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59]" office:value-type="string" office:string-value="echo $vcfdir/case_100k_bin_02_056.vcf &gt;&gt; $logfile&#10;$scriptdir/../../bin/bvd-add.pl -s $vcfdir/case_100k_bin_02_056.vcf -T B056_cancer  -d $dbdir&#10;endtime=$(date +%s)&#10;timediff=$((endtime-starttime))&#10;echo total excutetime so far $timediff seconds &gt;&gt; $logfile">
            <text:p>echo $vcfdir/case_100k_bin_02_056.vcf &gt;&gt; $logfile<text:line-break/>$scriptdir/../../bin/bvd-add.pl -s $vcfdir/case_100k_bin_02_056.vcf -T B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0]" office:value-type="string" office:string-value="echo $vcfdir/case_100k_bin_02_057.vcf &gt;&gt; $logfile&#10;$scriptdir/../../bin/bvd-add.pl -s $vcfdir/case_100k_bin_02_057.vcf -T B057_cancer  -d $dbdir&#10;endtime=$(date +%s)&#10;timediff=$((endtime-starttime))&#10;echo total excutetime so far $timediff seconds &gt;&gt; $logfile">
            <text:p>echo $vcfdir/case_100k_bin_02_057.vcf &gt;&gt; $logfile<text:line-break/>$scriptdir/../../bin/bvd-add.pl -s $vcfdir/case_100k_bin_02_057.vcf -T B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1]" office:value-type="string" office:string-value="echo $vcfdir/case_100k_bin_02_058.vcf &gt;&gt; $logfile&#10;$scriptdir/../../bin/bvd-add.pl -s $vcfdir/case_100k_bin_02_058.vcf -T B058_cancer  -d $dbdir&#10;endtime=$(date +%s)&#10;timediff=$((endtime-starttime))&#10;echo total excutetime so far $timediff seconds &gt;&gt; $logfile">
            <text:p>echo $vcfdir/case_100k_bin_02_058.vcf &gt;&gt; $logfile<text:line-break/>$scriptdir/../../bin/bvd-add.pl -s $vcfdir/case_100k_bin_02_058.vcf -T B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2]" office:value-type="string" office:string-value="echo $vcfdir/case_100k_bin_02_059.vcf &gt;&gt; $logfile&#10;$scriptdir/../../bin/bvd-add.pl -s $vcfdir/case_100k_bin_02_059.vcf -T B059_cancer  -d $dbdir&#10;endtime=$(date +%s)&#10;timediff=$((endtime-starttime))&#10;echo total excutetime so far $timediff seconds &gt;&gt; $logfile">
            <text:p>echo $vcfdir/case_100k_bin_02_059.vcf &gt;&gt; $logfile<text:line-break/>$scriptdir/../../bin/bvd-add.pl -s $vcfdir/case_100k_bin_02_059.vcf -T B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3]" office:value-type="string" office:string-value="echo $vcfdir/case_100k_bin_02_060.vcf &gt;&gt; $logfile&#10;$scriptdir/../../bin/bvd-add.pl -s $vcfdir/case_100k_bin_02_060.vcf -T B060_cancer  -d $dbdir&#10;endtime=$(date +%s)&#10;timediff=$((endtime-starttime))&#10;echo total excutetime so far $timediff seconds &gt;&gt; $logfile">
            <text:p>echo $vcfdir/case_100k_bin_02_060.vcf &gt;&gt; $logfile<text:line-break/>$scriptdir/../../bin/bvd-add.pl -s $vcfdir/case_100k_bin_02_060.vcf -T B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4]" office:value-type="string" office:string-value="echo $vcfdir/case_100k_bin_02_061.vcf &gt;&gt; $logfile&#10;$scriptdir/../../bin/bvd-add.pl -s $vcfdir/case_100k_bin_02_061.vcf -T B061_cancer  -d $dbdir&#10;endtime=$(date +%s)&#10;timediff=$((endtime-starttime))&#10;echo total excutetime so far $timediff seconds &gt;&gt; $logfile">
            <text:p>echo $vcfdir/case_100k_bin_02_061.vcf &gt;&gt; $logfile<text:line-break/>$scriptdir/../../bin/bvd-add.pl -s $vcfdir/case_100k_bin_02_061.vcf -T B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5]" office:value-type="string" office:string-value="echo $vcfdir/case_100k_bin_02_062.vcf &gt;&gt; $logfile&#10;$scriptdir/../../bin/bvd-add.pl -s $vcfdir/case_100k_bin_02_062.vcf -T B062_cancer  -d $dbdir&#10;endtime=$(date +%s)&#10;timediff=$((endtime-starttime))&#10;echo total excutetime so far $timediff seconds &gt;&gt; $logfile">
            <text:p>echo $vcfdir/case_100k_bin_02_062.vcf &gt;&gt; $logfile<text:line-break/>$scriptdir/../../bin/bvd-add.pl -s $vcfdir/case_100k_bin_02_062.vcf -T B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6]" office:value-type="string" office:string-value="echo $vcfdir/case_100k_bin_02_063.vcf &gt;&gt; $logfile&#10;$scriptdir/../../bin/bvd-add.pl -s $vcfdir/case_100k_bin_02_063.vcf -T B063_cancer  -d $dbdir&#10;endtime=$(date +%s)&#10;timediff=$((endtime-starttime))&#10;echo total excutetime so far $timediff seconds &gt;&gt; $logfile">
            <text:p>echo $vcfdir/case_100k_bin_02_063.vcf &gt;&gt; $logfile<text:line-break/>$scriptdir/../../bin/bvd-add.pl -s $vcfdir/case_100k_bin_02_063.vcf -T B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7]" office:value-type="string" office:string-value="echo $vcfdir/case_100k_bin_02_064.vcf &gt;&gt; $logfile&#10;$scriptdir/../../bin/bvd-add.pl -s $vcfdir/case_100k_bin_02_064.vcf -T B064_cancer  -d $dbdir&#10;endtime=$(date +%s)&#10;timediff=$((endtime-starttime))&#10;echo total excutetime so far $timediff seconds &gt;&gt; $logfile">
            <text:p>echo $vcfdir/case_100k_bin_02_064.vcf &gt;&gt; $logfile<text:line-break/>$scriptdir/../../bin/bvd-add.pl -s $vcfdir/case_100k_bin_02_064.vcf -T B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8]" office:value-type="string" office:string-value="echo $vcfdir/case_100k_bin_02_065.vcf &gt;&gt; $logfile&#10;$scriptdir/../../bin/bvd-add.pl -s $vcfdir/case_100k_bin_02_065.vcf -T B065_cancer  -d $dbdir&#10;endtime=$(date +%s)&#10;timediff=$((endtime-starttime))&#10;echo total excutetime so far $timediff seconds &gt;&gt; $logfile">
            <text:p>echo $vcfdir/case_100k_bin_02_065.vcf &gt;&gt; $logfile<text:line-break/>$scriptdir/../../bin/bvd-add.pl -s $vcfdir/case_100k_bin_02_065.vcf -T B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69]" office:value-type="string" office:string-value="echo $vcfdir/case_100k_bin_02_066.vcf &gt;&gt; $logfile&#10;$scriptdir/../../bin/bvd-add.pl -s $vcfdir/case_100k_bin_02_066.vcf -T B066_cancer  -d $dbdir&#10;endtime=$(date +%s)&#10;timediff=$((endtime-starttime))&#10;echo total excutetime so far $timediff seconds &gt;&gt; $logfile">
            <text:p>echo $vcfdir/case_100k_bin_02_066.vcf &gt;&gt; $logfile<text:line-break/>$scriptdir/../../bin/bvd-add.pl -s $vcfdir/case_100k_bin_02_066.vcf -T B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0]" office:value-type="string" office:string-value="echo $vcfdir/case_100k_bin_02_067.vcf &gt;&gt; $logfile&#10;$scriptdir/../../bin/bvd-add.pl -s $vcfdir/case_100k_bin_02_067.vcf -T B067_cancer  -d $dbdir&#10;endtime=$(date +%s)&#10;timediff=$((endtime-starttime))&#10;echo total excutetime so far $timediff seconds &gt;&gt; $logfile">
            <text:p>echo $vcfdir/case_100k_bin_02_067.vcf &gt;&gt; $logfile<text:line-break/>$scriptdir/../../bin/bvd-add.pl -s $vcfdir/case_100k_bin_02_067.vcf -T B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1]" office:value-type="string" office:string-value="echo $vcfdir/case_100k_bin_02_068.vcf &gt;&gt; $logfile&#10;$scriptdir/../../bin/bvd-add.pl -s $vcfdir/case_100k_bin_02_068.vcf -T B068_cancer  -d $dbdir&#10;endtime=$(date +%s)&#10;timediff=$((endtime-starttime))&#10;echo total excutetime so far $timediff seconds &gt;&gt; $logfile">
            <text:p>echo $vcfdir/case_100k_bin_02_068.vcf &gt;&gt; $logfile<text:line-break/>$scriptdir/../../bin/bvd-add.pl -s $vcfdir/case_100k_bin_02_068.vcf -T B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2]" office:value-type="string" office:string-value="echo $vcfdir/case_100k_bin_02_069.vcf &gt;&gt; $logfile&#10;$scriptdir/../../bin/bvd-add.pl -s $vcfdir/case_100k_bin_02_069.vcf -T B069_cancer  -d $dbdir&#10;endtime=$(date +%s)&#10;timediff=$((endtime-starttime))&#10;echo total excutetime so far $timediff seconds &gt;&gt; $logfile">
            <text:p>echo $vcfdir/case_100k_bin_02_069.vcf &gt;&gt; $logfile<text:line-break/>$scriptdir/../../bin/bvd-add.pl -s $vcfdir/case_100k_bin_02_069.vcf -T B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3]" office:value-type="string" office:string-value="echo $vcfdir/case_100k_bin_02_070.vcf &gt;&gt; $logfile&#10;$scriptdir/../../bin/bvd-add.pl -s $vcfdir/case_100k_bin_02_070.vcf -T B070_cancer  -d $dbdir&#10;endtime=$(date +%s)&#10;timediff=$((endtime-starttime))&#10;echo total excutetime so far $timediff seconds &gt;&gt; $logfile">
            <text:p>echo $vcfdir/case_100k_bin_02_070.vcf &gt;&gt; $logfile<text:line-break/>$scriptdir/../../bin/bvd-add.pl -s $vcfdir/case_100k_bin_02_070.vcf -T B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4]" office:value-type="string" office:string-value="echo $vcfdir/case_100k_bin_02_071.vcf &gt;&gt; $logfile&#10;$scriptdir/../../bin/bvd-add.pl -s $vcfdir/case_100k_bin_02_071.vcf -T B071_cancer  -d $dbdir&#10;endtime=$(date +%s)&#10;timediff=$((endtime-starttime))&#10;echo total excutetime so far $timediff seconds &gt;&gt; $logfile">
            <text:p>echo $vcfdir/case_100k_bin_02_071.vcf &gt;&gt; $logfile<text:line-break/>$scriptdir/../../bin/bvd-add.pl -s $vcfdir/case_100k_bin_02_071.vcf -T B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5]" office:value-type="string" office:string-value="echo $vcfdir/case_100k_bin_02_072.vcf &gt;&gt; $logfile&#10;$scriptdir/../../bin/bvd-add.pl -s $vcfdir/case_100k_bin_02_072.vcf -T B072_cancer  -d $dbdir&#10;endtime=$(date +%s)&#10;timediff=$((endtime-starttime))&#10;echo total excutetime so far $timediff seconds &gt;&gt; $logfile">
            <text:p>echo $vcfdir/case_100k_bin_02_072.vcf &gt;&gt; $logfile<text:line-break/>$scriptdir/../../bin/bvd-add.pl -s $vcfdir/case_100k_bin_02_072.vcf -T B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6]" office:value-type="string" office:string-value="echo $vcfdir/case_100k_bin_02_073.vcf &gt;&gt; $logfile&#10;$scriptdir/../../bin/bvd-add.pl -s $vcfdir/case_100k_bin_02_073.vcf -T B073_cancer  -d $dbdir&#10;endtime=$(date +%s)&#10;timediff=$((endtime-starttime))&#10;echo total excutetime so far $timediff seconds &gt;&gt; $logfile">
            <text:p>echo $vcfdir/case_100k_bin_02_073.vcf &gt;&gt; $logfile<text:line-break/>$scriptdir/../../bin/bvd-add.pl -s $vcfdir/case_100k_bin_02_073.vcf -T B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7]" office:value-type="string" office:string-value="echo $vcfdir/case_100k_bin_02_074.vcf &gt;&gt; $logfile&#10;$scriptdir/../../bin/bvd-add.pl -s $vcfdir/case_100k_bin_02_074.vcf -T B074_cancer  -d $dbdir&#10;endtime=$(date +%s)&#10;timediff=$((endtime-starttime))&#10;echo total excutetime so far $timediff seconds &gt;&gt; $logfile">
            <text:p>echo $vcfdir/case_100k_bin_02_074.vcf &gt;&gt; $logfile<text:line-break/>$scriptdir/../../bin/bvd-add.pl -s $vcfdir/case_100k_bin_02_074.vcf -T B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8]" office:value-type="string" office:string-value="echo $vcfdir/case_100k_bin_02_075.vcf &gt;&gt; $logfile&#10;$scriptdir/../../bin/bvd-add.pl -s $vcfdir/case_100k_bin_02_075.vcf -T B075_cancer  -d $dbdir&#10;endtime=$(date +%s)&#10;timediff=$((endtime-starttime))&#10;echo total excutetime so far $timediff seconds &gt;&gt; $logfile">
            <text:p>echo $vcfdir/case_100k_bin_02_075.vcf &gt;&gt; $logfile<text:line-break/>$scriptdir/../../bin/bvd-add.pl -s $vcfdir/case_100k_bin_02_075.vcf -T B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79]" office:value-type="string" office:string-value="echo $vcfdir/case_100k_bin_02_076.vcf &gt;&gt; $logfile&#10;$scriptdir/../../bin/bvd-add.pl -s $vcfdir/case_100k_bin_02_076.vcf -T B076_cancer  -d $dbdir&#10;endtime=$(date +%s)&#10;timediff=$((endtime-starttime))&#10;echo total excutetime so far $timediff seconds &gt;&gt; $logfile">
            <text:p>echo $vcfdir/case_100k_bin_02_076.vcf &gt;&gt; $logfile<text:line-break/>$scriptdir/../../bin/bvd-add.pl -s $vcfdir/case_100k_bin_02_076.vcf -T B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0]" office:value-type="string" office:string-value="echo $vcfdir/case_100k_bin_02_077.vcf &gt;&gt; $logfile&#10;$scriptdir/../../bin/bvd-add.pl -s $vcfdir/case_100k_bin_02_077.vcf -T B077_cancer  -d $dbdir&#10;endtime=$(date +%s)&#10;timediff=$((endtime-starttime))&#10;echo total excutetime so far $timediff seconds &gt;&gt; $logfile">
            <text:p>echo $vcfdir/case_100k_bin_02_077.vcf &gt;&gt; $logfile<text:line-break/>$scriptdir/../../bin/bvd-add.pl -s $vcfdir/case_100k_bin_02_077.vcf -T B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1]" office:value-type="string" office:string-value="echo $vcfdir/case_100k_bin_02_078.vcf &gt;&gt; $logfile&#10;$scriptdir/../../bin/bvd-add.pl -s $vcfdir/case_100k_bin_02_078.vcf -T B078_cancer  -d $dbdir&#10;endtime=$(date +%s)&#10;timediff=$((endtime-starttime))&#10;echo total excutetime so far $timediff seconds &gt;&gt; $logfile">
            <text:p>echo $vcfdir/case_100k_bin_02_078.vcf &gt;&gt; $logfile<text:line-break/>$scriptdir/../../bin/bvd-add.pl -s $vcfdir/case_100k_bin_02_078.vcf -T B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2]" office:value-type="string" office:string-value="echo $vcfdir/case_100k_bin_02_079.vcf &gt;&gt; $logfile&#10;$scriptdir/../../bin/bvd-add.pl -s $vcfdir/case_100k_bin_02_079.vcf -T B079_cancer  -d $dbdir&#10;endtime=$(date +%s)&#10;timediff=$((endtime-starttime))&#10;echo total excutetime so far $timediff seconds &gt;&gt; $logfile">
            <text:p>echo $vcfdir/case_100k_bin_02_079.vcf &gt;&gt; $logfile<text:line-break/>$scriptdir/../../bin/bvd-add.pl -s $vcfdir/case_100k_bin_02_079.vcf -T B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3]" office:value-type="string" office:string-value="echo $vcfdir/case_100k_bin_02_080.vcf &gt;&gt; $logfile&#10;$scriptdir/../../bin/bvd-add.pl -s $vcfdir/case_100k_bin_02_080.vcf -T B080_cancer  -d $dbdir&#10;endtime=$(date +%s)&#10;timediff=$((endtime-starttime))&#10;echo total excutetime so far $timediff seconds &gt;&gt; $logfile">
            <text:p>echo $vcfdir/case_100k_bin_02_080.vcf &gt;&gt; $logfile<text:line-break/>$scriptdir/../../bin/bvd-add.pl -s $vcfdir/case_100k_bin_02_080.vcf -T B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4]" office:value-type="string" office:string-value="echo $vcfdir/case_100k_bin_02_081.vcf &gt;&gt; $logfile&#10;$scriptdir/../../bin/bvd-add.pl -s $vcfdir/case_100k_bin_02_081.vcf -T B081_cancer  -d $dbdir&#10;endtime=$(date +%s)&#10;timediff=$((endtime-starttime))&#10;echo total excutetime so far $timediff seconds &gt;&gt; $logfile">
            <text:p>echo $vcfdir/case_100k_bin_02_081.vcf &gt;&gt; $logfile<text:line-break/>$scriptdir/../../bin/bvd-add.pl -s $vcfdir/case_100k_bin_02_081.vcf -T B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5]" office:value-type="string" office:string-value="echo $vcfdir/case_100k_bin_02_082.vcf &gt;&gt; $logfile&#10;$scriptdir/../../bin/bvd-add.pl -s $vcfdir/case_100k_bin_02_082.vcf -T B082_cancer  -d $dbdir&#10;endtime=$(date +%s)&#10;timediff=$((endtime-starttime))&#10;echo total excutetime so far $timediff seconds &gt;&gt; $logfile">
            <text:p>echo $vcfdir/case_100k_bin_02_082.vcf &gt;&gt; $logfile<text:line-break/>$scriptdir/../../bin/bvd-add.pl -s $vcfdir/case_100k_bin_02_082.vcf -T B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6]" office:value-type="string" office:string-value="echo $vcfdir/case_100k_bin_02_083.vcf &gt;&gt; $logfile&#10;$scriptdir/../../bin/bvd-add.pl -s $vcfdir/case_100k_bin_02_083.vcf -T B083_cancer  -d $dbdir&#10;endtime=$(date +%s)&#10;timediff=$((endtime-starttime))&#10;echo total excutetime so far $timediff seconds &gt;&gt; $logfile">
            <text:p>echo $vcfdir/case_100k_bin_02_083.vcf &gt;&gt; $logfile<text:line-break/>$scriptdir/../../bin/bvd-add.pl -s $vcfdir/case_100k_bin_02_083.vcf -T B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7]" office:value-type="string" office:string-value="echo $vcfdir/case_100k_bin_02_084.vcf &gt;&gt; $logfile&#10;$scriptdir/../../bin/bvd-add.pl -s $vcfdir/case_100k_bin_02_084.vcf -T B084_cancer  -d $dbdir&#10;endtime=$(date +%s)&#10;timediff=$((endtime-starttime))&#10;echo total excutetime so far $timediff seconds &gt;&gt; $logfile">
            <text:p>echo $vcfdir/case_100k_bin_02_084.vcf &gt;&gt; $logfile<text:line-break/>$scriptdir/../../bin/bvd-add.pl -s $vcfdir/case_100k_bin_02_084.vcf -T B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8]" office:value-type="string" office:string-value="echo $vcfdir/case_100k_bin_02_085.vcf &gt;&gt; $logfile&#10;$scriptdir/../../bin/bvd-add.pl -s $vcfdir/case_100k_bin_02_085.vcf -T B085_cancer  -d $dbdir&#10;endtime=$(date +%s)&#10;timediff=$((endtime-starttime))&#10;echo total excutetime so far $timediff seconds &gt;&gt; $logfile">
            <text:p>echo $vcfdir/case_100k_bin_02_085.vcf &gt;&gt; $logfile<text:line-break/>$scriptdir/../../bin/bvd-add.pl -s $vcfdir/case_100k_bin_02_085.vcf -T B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89]" office:value-type="string" office:string-value="echo $vcfdir/case_100k_bin_02_086.vcf &gt;&gt; $logfile&#10;$scriptdir/../../bin/bvd-add.pl -s $vcfdir/case_100k_bin_02_086.vcf -T B086_cancer  -d $dbdir&#10;endtime=$(date +%s)&#10;timediff=$((endtime-starttime))&#10;echo total excutetime so far $timediff seconds &gt;&gt; $logfile">
            <text:p>echo $vcfdir/case_100k_bin_02_086.vcf &gt;&gt; $logfile<text:line-break/>$scriptdir/../../bin/bvd-add.pl -s $vcfdir/case_100k_bin_02_086.vcf -T B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0]" office:value-type="string" office:string-value="echo $vcfdir/case_100k_bin_02_087.vcf &gt;&gt; $logfile&#10;$scriptdir/../../bin/bvd-add.pl -s $vcfdir/case_100k_bin_02_087.vcf -T B087_cancer  -d $dbdir&#10;endtime=$(date +%s)&#10;timediff=$((endtime-starttime))&#10;echo total excutetime so far $timediff seconds &gt;&gt; $logfile">
            <text:p>echo $vcfdir/case_100k_bin_02_087.vcf &gt;&gt; $logfile<text:line-break/>$scriptdir/../../bin/bvd-add.pl -s $vcfdir/case_100k_bin_02_087.vcf -T B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1]" office:value-type="string" office:string-value="echo $vcfdir/case_100k_bin_02_088.vcf &gt;&gt; $logfile&#10;$scriptdir/../../bin/bvd-add.pl -s $vcfdir/case_100k_bin_02_088.vcf -T B088_cancer  -d $dbdir&#10;endtime=$(date +%s)&#10;timediff=$((endtime-starttime))&#10;echo total excutetime so far $timediff seconds &gt;&gt; $logfile">
            <text:p>echo $vcfdir/case_100k_bin_02_088.vcf &gt;&gt; $logfile<text:line-break/>$scriptdir/../../bin/bvd-add.pl -s $vcfdir/case_100k_bin_02_088.vcf -T B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2]" office:value-type="string" office:string-value="echo $vcfdir/case_100k_bin_02_089.vcf &gt;&gt; $logfile&#10;$scriptdir/../../bin/bvd-add.pl -s $vcfdir/case_100k_bin_02_089.vcf -T B089_cancer  -d $dbdir&#10;endtime=$(date +%s)&#10;timediff=$((endtime-starttime))&#10;echo total excutetime so far $timediff seconds &gt;&gt; $logfile">
            <text:p>echo $vcfdir/case_100k_bin_02_089.vcf &gt;&gt; $logfile<text:line-break/>$scriptdir/../../bin/bvd-add.pl -s $vcfdir/case_100k_bin_02_089.vcf -T B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3]" office:value-type="string" office:string-value="echo $vcfdir/case_100k_bin_02_090.vcf &gt;&gt; $logfile&#10;$scriptdir/../../bin/bvd-add.pl -s $vcfdir/case_100k_bin_02_090.vcf -T B090_cancer  -d $dbdir&#10;endtime=$(date +%s)&#10;timediff=$((endtime-starttime))&#10;echo total excutetime so far $timediff seconds &gt;&gt; $logfile">
            <text:p>echo $vcfdir/case_100k_bin_02_090.vcf &gt;&gt; $logfile<text:line-break/>$scriptdir/../../bin/bvd-add.pl -s $vcfdir/case_100k_bin_02_090.vcf -T B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4]" office:value-type="string" office:string-value="echo $vcfdir/case_100k_bin_02_091.vcf &gt;&gt; $logfile&#10;$scriptdir/../../bin/bvd-add.pl -s $vcfdir/case_100k_bin_02_091.vcf -T B091_cancer  -d $dbdir&#10;endtime=$(date +%s)&#10;timediff=$((endtime-starttime))&#10;echo total excutetime so far $timediff seconds &gt;&gt; $logfile">
            <text:p>echo $vcfdir/case_100k_bin_02_091.vcf &gt;&gt; $logfile<text:line-break/>$scriptdir/../../bin/bvd-add.pl -s $vcfdir/case_100k_bin_02_091.vcf -T B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5]" office:value-type="string" office:string-value="echo $vcfdir/case_100k_bin_02_092.vcf &gt;&gt; $logfile&#10;$scriptdir/../../bin/bvd-add.pl -s $vcfdir/case_100k_bin_02_092.vcf -T B092_cancer  -d $dbdir&#10;endtime=$(date +%s)&#10;timediff=$((endtime-starttime))&#10;echo total excutetime so far $timediff seconds &gt;&gt; $logfile">
            <text:p>echo $vcfdir/case_100k_bin_02_092.vcf &gt;&gt; $logfile<text:line-break/>$scriptdir/../../bin/bvd-add.pl -s $vcfdir/case_100k_bin_02_092.vcf -T B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6]" office:value-type="string" office:string-value="echo $vcfdir/case_100k_bin_02_093.vcf &gt;&gt; $logfile&#10;$scriptdir/../../bin/bvd-add.pl -s $vcfdir/case_100k_bin_02_093.vcf -T B093_cancer  -d $dbdir&#10;endtime=$(date +%s)&#10;timediff=$((endtime-starttime))&#10;echo total excutetime so far $timediff seconds &gt;&gt; $logfile">
            <text:p>echo $vcfdir/case_100k_bin_02_093.vcf &gt;&gt; $logfile<text:line-break/>$scriptdir/../../bin/bvd-add.pl -s $vcfdir/case_100k_bin_02_093.vcf -T B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7]" office:value-type="string" office:string-value="echo $vcfdir/case_100k_bin_02_094.vcf &gt;&gt; $logfile&#10;$scriptdir/../../bin/bvd-add.pl -s $vcfdir/case_100k_bin_02_094.vcf -T B094_cancer  -d $dbdir&#10;endtime=$(date +%s)&#10;timediff=$((endtime-starttime))&#10;echo total excutetime so far $timediff seconds &gt;&gt; $logfile">
            <text:p>echo $vcfdir/case_100k_bin_02_094.vcf &gt;&gt; $logfile<text:line-break/>$scriptdir/../../bin/bvd-add.pl -s $vcfdir/case_100k_bin_02_094.vcf -T B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8]" office:value-type="string" office:string-value="echo $vcfdir/case_100k_bin_02_095.vcf &gt;&gt; $logfile&#10;$scriptdir/../../bin/bvd-add.pl -s $vcfdir/case_100k_bin_02_095.vcf -T B095_cancer  -d $dbdir&#10;endtime=$(date +%s)&#10;timediff=$((endtime-starttime))&#10;echo total excutetime so far $timediff seconds &gt;&gt; $logfile">
            <text:p>echo $vcfdir/case_100k_bin_02_095.vcf &gt;&gt; $logfile<text:line-break/>$scriptdir/../../bin/bvd-add.pl -s $vcfdir/case_100k_bin_02_095.vcf -T B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99]" office:value-type="string" office:string-value="echo $vcfdir/case_100k_bin_02_096.vcf &gt;&gt; $logfile&#10;$scriptdir/../../bin/bvd-add.pl -s $vcfdir/case_100k_bin_02_096.vcf -T B096_cancer  -d $dbdir&#10;endtime=$(date +%s)&#10;timediff=$((endtime-starttime))&#10;echo total excutetime so far $timediff seconds &gt;&gt; $logfile">
            <text:p>echo $vcfdir/case_100k_bin_02_096.vcf &gt;&gt; $logfile<text:line-break/>$scriptdir/../../bin/bvd-add.pl -s $vcfdir/case_100k_bin_02_096.vcf -T B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00]" office:value-type="string" office:string-value="echo $vcfdir/case_100k_bin_02_097.vcf &gt;&gt; $logfile&#10;$scriptdir/../../bin/bvd-add.pl -s $vcfdir/case_100k_bin_02_097.vcf -T B097_cancer  -d $dbdir&#10;endtime=$(date +%s)&#10;timediff=$((endtime-starttime))&#10;echo total excutetime so far $timediff seconds &gt;&gt; $logfile">
            <text:p>echo $vcfdir/case_100k_bin_02_097.vcf &gt;&gt; $logfile<text:line-break/>$scriptdir/../../bin/bvd-add.pl -s $vcfdir/case_100k_bin_02_097.vcf -T B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01]" office:value-type="string" office:string-value="echo $vcfdir/case_100k_bin_02_098.vcf &gt;&gt; $logfile&#10;$scriptdir/../../bin/bvd-add.pl -s $vcfdir/case_100k_bin_02_098.vcf -T B098_cancer  -d $dbdir&#10;endtime=$(date +%s)&#10;timediff=$((endtime-starttime))&#10;echo total excutetime so far $timediff seconds &gt;&gt; $logfile">
            <text:p>echo $vcfdir/case_100k_bin_02_098.vcf &gt;&gt; $logfile<text:line-break/>$scriptdir/../../bin/bvd-add.pl -s $vcfdir/case_100k_bin_02_098.vcf -T B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02]" office:value-type="string" office:string-value="echo $vcfdir/case_100k_bin_02_099.vcf &gt;&gt; $logfile&#10;$scriptdir/../../bin/bvd-add.pl -s $vcfdir/case_100k_bin_02_099.vcf -T B099_cancer  -d $dbdir&#10;endtime=$(date +%s)&#10;timediff=$((endtime-starttime))&#10;echo total excutetime so far $timediff seconds &gt;&gt; $logfile">
            <text:p>echo $vcfdir/case_100k_bin_02_099.vcf &gt;&gt; $logfile<text:line-break/>$scriptdir/../../bin/bvd-add.pl -s $vcfdir/case_100k_bin_02_099.vcf -T B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N103]" office:value-type="string" office:string-value="echo $vcfdir/case_100k_bin_02_100.vcf &gt;&gt; $logfile&#10;$scriptdir/../../bin/bvd-add.pl -s $vcfdir/case_100k_bin_02_100.vcf -T B100_cancer  -d $dbdir&#10;endtime=$(date +%s)&#10;timediff=$((endtime-starttime))&#10;echo total excutetime so far $timediff seconds &gt;&gt; $logfile">
            <text:p>echo $vcfdir/case_100k_bin_02_100.vcf &gt;&gt; $logfile<text:line-break/>$scriptdir/../../bin/bvd-add.pl -s $vcfdir/case_100k_bin_02_100.vcf -T B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]" office:value-type="string" office:string-value="echo $vcfdir/case_100k_bin_03_001.vcf &gt;&gt; $logfile&#10;$scriptdir/../../bin/bvd-add.pl -s $vcfdir/case_100k_bin_03_001.vcf -T C001_cancer  -d $dbdir&#10;endtime=$(date +%s)&#10;timediff=$((endtime-starttime))&#10;echo total excutetime so far $timediff seconds &gt;&gt; $logfile">
            <text:p>echo $vcfdir/case_100k_bin_03_001.vcf &gt;&gt; $logfile<text:line-break/>$scriptdir/../../bin/bvd-add.pl -s $vcfdir/case_100k_bin_03_001.vcf -T C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]" office:value-type="string" office:string-value="echo $vcfdir/case_100k_bin_03_002.vcf &gt;&gt; $logfile&#10;$scriptdir/../../bin/bvd-add.pl -s $vcfdir/case_100k_bin_03_002.vcf -T C002_cancer  -d $dbdir&#10;endtime=$(date +%s)&#10;timediff=$((endtime-starttime))&#10;echo total excutetime so far $timediff seconds &gt;&gt; $logfile">
            <text:p>echo $vcfdir/case_100k_bin_03_002.vcf &gt;&gt; $logfile<text:line-break/>$scriptdir/../../bin/bvd-add.pl -s $vcfdir/case_100k_bin_03_002.vcf -T C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]" office:value-type="string" office:string-value="echo $vcfdir/case_100k_bin_03_003.vcf &gt;&gt; $logfile&#10;$scriptdir/../../bin/bvd-add.pl -s $vcfdir/case_100k_bin_03_003.vcf -T C003_cancer  -d $dbdir&#10;endtime=$(date +%s)&#10;timediff=$((endtime-starttime))&#10;echo total excutetime so far $timediff seconds &gt;&gt; $logfile">
            <text:p>echo $vcfdir/case_100k_bin_03_003.vcf &gt;&gt; $logfile<text:line-break/>$scriptdir/../../bin/bvd-add.pl -s $vcfdir/case_100k_bin_03_003.vcf -T C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]" office:value-type="string" office:string-value="echo $vcfdir/case_100k_bin_03_004.vcf &gt;&gt; $logfile&#10;$scriptdir/../../bin/bvd-add.pl -s $vcfdir/case_100k_bin_03_004.vcf -T C004_cancer  -d $dbdir&#10;endtime=$(date +%s)&#10;timediff=$((endtime-starttime))&#10;echo total excutetime so far $timediff seconds &gt;&gt; $logfile">
            <text:p>echo $vcfdir/case_100k_bin_03_004.vcf &gt;&gt; $logfile<text:line-break/>$scriptdir/../../bin/bvd-add.pl -s $vcfdir/case_100k_bin_03_004.vcf -T C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]" office:value-type="string" office:string-value="echo $vcfdir/case_100k_bin_03_005.vcf &gt;&gt; $logfile&#10;$scriptdir/../../bin/bvd-add.pl -s $vcfdir/case_100k_bin_03_005.vcf -T C005_cancer  -d $dbdir&#10;endtime=$(date +%s)&#10;timediff=$((endtime-starttime))&#10;echo total excutetime so far $timediff seconds &gt;&gt; $logfile">
            <text:p>echo $vcfdir/case_100k_bin_03_005.vcf &gt;&gt; $logfile<text:line-break/>$scriptdir/../../bin/bvd-add.pl -s $vcfdir/case_100k_bin_03_005.vcf -T C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]" office:value-type="string" office:string-value="echo $vcfdir/case_100k_bin_03_006.vcf &gt;&gt; $logfile&#10;$scriptdir/../../bin/bvd-add.pl -s $vcfdir/case_100k_bin_03_006.vcf -T C006_cancer  -d $dbdir&#10;endtime=$(date +%s)&#10;timediff=$((endtime-starttime))&#10;echo total excutetime so far $timediff seconds &gt;&gt; $logfile">
            <text:p>echo $vcfdir/case_100k_bin_03_006.vcf &gt;&gt; $logfile<text:line-break/>$scriptdir/../../bin/bvd-add.pl -s $vcfdir/case_100k_bin_03_006.vcf -T C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0]" office:value-type="string" office:string-value="echo $vcfdir/case_100k_bin_03_007.vcf &gt;&gt; $logfile&#10;$scriptdir/../../bin/bvd-add.pl -s $vcfdir/case_100k_bin_03_007.vcf -T C007_cancer  -d $dbdir&#10;endtime=$(date +%s)&#10;timediff=$((endtime-starttime))&#10;echo total excutetime so far $timediff seconds &gt;&gt; $logfile">
            <text:p>echo $vcfdir/case_100k_bin_03_007.vcf &gt;&gt; $logfile<text:line-break/>$scriptdir/../../bin/bvd-add.pl -s $vcfdir/case_100k_bin_03_007.vcf -T C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1]" office:value-type="string" office:string-value="echo $vcfdir/case_100k_bin_03_008.vcf &gt;&gt; $logfile&#10;$scriptdir/../../bin/bvd-add.pl -s $vcfdir/case_100k_bin_03_008.vcf -T C008_cancer  -d $dbdir&#10;endtime=$(date +%s)&#10;timediff=$((endtime-starttime))&#10;echo total excutetime so far $timediff seconds &gt;&gt; $logfile">
            <text:p>echo $vcfdir/case_100k_bin_03_008.vcf &gt;&gt; $logfile<text:line-break/>$scriptdir/../../bin/bvd-add.pl -s $vcfdir/case_100k_bin_03_008.vcf -T C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2]" office:value-type="string" office:string-value="echo $vcfdir/case_100k_bin_03_009.vcf &gt;&gt; $logfile&#10;$scriptdir/../../bin/bvd-add.pl -s $vcfdir/case_100k_bin_03_009.vcf -T C009_cancer  -d $dbdir&#10;endtime=$(date +%s)&#10;timediff=$((endtime-starttime))&#10;echo total excutetime so far $timediff seconds &gt;&gt; $logfile">
            <text:p>echo $vcfdir/case_100k_bin_03_009.vcf &gt;&gt; $logfile<text:line-break/>$scriptdir/../../bin/bvd-add.pl -s $vcfdir/case_100k_bin_03_009.vcf -T C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3]" office:value-type="string" office:string-value="echo $vcfdir/case_100k_bin_03_010.vcf &gt;&gt; $logfile&#10;$scriptdir/../../bin/bvd-add.pl -s $vcfdir/case_100k_bin_03_010.vcf -T C010_cancer  -d $dbdir&#10;endtime=$(date +%s)&#10;timediff=$((endtime-starttime))&#10;echo total excutetime so far $timediff seconds &gt;&gt; $logfile">
            <text:p>echo $vcfdir/case_100k_bin_03_010.vcf &gt;&gt; $logfile<text:line-break/>$scriptdir/../../bin/bvd-add.pl -s $vcfdir/case_100k_bin_03_010.vcf -T C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4]" office:value-type="string" office:string-value="echo $vcfdir/case_100k_bin_03_011.vcf &gt;&gt; $logfile&#10;$scriptdir/../../bin/bvd-add.pl -s $vcfdir/case_100k_bin_03_011.vcf -T C011_cancer  -d $dbdir&#10;endtime=$(date +%s)&#10;timediff=$((endtime-starttime))&#10;echo total excutetime so far $timediff seconds &gt;&gt; $logfile">
            <text:p>echo $vcfdir/case_100k_bin_03_011.vcf &gt;&gt; $logfile<text:line-break/>$scriptdir/../../bin/bvd-add.pl -s $vcfdir/case_100k_bin_03_011.vcf -T C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5]" office:value-type="string" office:string-value="echo $vcfdir/case_100k_bin_03_012.vcf &gt;&gt; $logfile&#10;$scriptdir/../../bin/bvd-add.pl -s $vcfdir/case_100k_bin_03_012.vcf -T C012_cancer  -d $dbdir&#10;endtime=$(date +%s)&#10;timediff=$((endtime-starttime))&#10;echo total excutetime so far $timediff seconds &gt;&gt; $logfile">
            <text:p>echo $vcfdir/case_100k_bin_03_012.vcf &gt;&gt; $logfile<text:line-break/>$scriptdir/../../bin/bvd-add.pl -s $vcfdir/case_100k_bin_03_012.vcf -T C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6]" office:value-type="string" office:string-value="echo $vcfdir/case_100k_bin_03_013.vcf &gt;&gt; $logfile&#10;$scriptdir/../../bin/bvd-add.pl -s $vcfdir/case_100k_bin_03_013.vcf -T C013_cancer  -d $dbdir&#10;endtime=$(date +%s)&#10;timediff=$((endtime-starttime))&#10;echo total excutetime so far $timediff seconds &gt;&gt; $logfile">
            <text:p>echo $vcfdir/case_100k_bin_03_013.vcf &gt;&gt; $logfile<text:line-break/>$scriptdir/../../bin/bvd-add.pl -s $vcfdir/case_100k_bin_03_013.vcf -T C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7]" office:value-type="string" office:string-value="echo $vcfdir/case_100k_bin_03_014.vcf &gt;&gt; $logfile&#10;$scriptdir/../../bin/bvd-add.pl -s $vcfdir/case_100k_bin_03_014.vcf -T C014_cancer  -d $dbdir&#10;endtime=$(date +%s)&#10;timediff=$((endtime-starttime))&#10;echo total excutetime so far $timediff seconds &gt;&gt; $logfile">
            <text:p>echo $vcfdir/case_100k_bin_03_014.vcf &gt;&gt; $logfile<text:line-break/>$scriptdir/../../bin/bvd-add.pl -s $vcfdir/case_100k_bin_03_014.vcf -T C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8]" office:value-type="string" office:string-value="echo $vcfdir/case_100k_bin_03_015.vcf &gt;&gt; $logfile&#10;$scriptdir/../../bin/bvd-add.pl -s $vcfdir/case_100k_bin_03_015.vcf -T C015_cancer  -d $dbdir&#10;endtime=$(date +%s)&#10;timediff=$((endtime-starttime))&#10;echo total excutetime so far $timediff seconds &gt;&gt; $logfile">
            <text:p>echo $vcfdir/case_100k_bin_03_015.vcf &gt;&gt; $logfile<text:line-break/>$scriptdir/../../bin/bvd-add.pl -s $vcfdir/case_100k_bin_03_015.vcf -T C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9]" office:value-type="string" office:string-value="echo $vcfdir/case_100k_bin_03_016.vcf &gt;&gt; $logfile&#10;$scriptdir/../../bin/bvd-add.pl -s $vcfdir/case_100k_bin_03_016.vcf -T C016_cancer  -d $dbdir&#10;endtime=$(date +%s)&#10;timediff=$((endtime-starttime))&#10;echo total excutetime so far $timediff seconds &gt;&gt; $logfile">
            <text:p>echo $vcfdir/case_100k_bin_03_016.vcf &gt;&gt; $logfile<text:line-break/>$scriptdir/../../bin/bvd-add.pl -s $vcfdir/case_100k_bin_03_016.vcf -T C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0]" office:value-type="string" office:string-value="echo $vcfdir/case_100k_bin_03_017.vcf &gt;&gt; $logfile&#10;$scriptdir/../../bin/bvd-add.pl -s $vcfdir/case_100k_bin_03_017.vcf -T C017_cancer  -d $dbdir&#10;endtime=$(date +%s)&#10;timediff=$((endtime-starttime))&#10;echo total excutetime so far $timediff seconds &gt;&gt; $logfile">
            <text:p>echo $vcfdir/case_100k_bin_03_017.vcf &gt;&gt; $logfile<text:line-break/>$scriptdir/../../bin/bvd-add.pl -s $vcfdir/case_100k_bin_03_017.vcf -T C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1]" office:value-type="string" office:string-value="echo $vcfdir/case_100k_bin_03_018.vcf &gt;&gt; $logfile&#10;$scriptdir/../../bin/bvd-add.pl -s $vcfdir/case_100k_bin_03_018.vcf -T C018_cancer  -d $dbdir&#10;endtime=$(date +%s)&#10;timediff=$((endtime-starttime))&#10;echo total excutetime so far $timediff seconds &gt;&gt; $logfile">
            <text:p>echo $vcfdir/case_100k_bin_03_018.vcf &gt;&gt; $logfile<text:line-break/>$scriptdir/../../bin/bvd-add.pl -s $vcfdir/case_100k_bin_03_018.vcf -T C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2]" office:value-type="string" office:string-value="echo $vcfdir/case_100k_bin_03_019.vcf &gt;&gt; $logfile&#10;$scriptdir/../../bin/bvd-add.pl -s $vcfdir/case_100k_bin_03_019.vcf -T C019_cancer  -d $dbdir&#10;endtime=$(date +%s)&#10;timediff=$((endtime-starttime))&#10;echo total excutetime so far $timediff seconds &gt;&gt; $logfile">
            <text:p>echo $vcfdir/case_100k_bin_03_019.vcf &gt;&gt; $logfile<text:line-break/>$scriptdir/../../bin/bvd-add.pl -s $vcfdir/case_100k_bin_03_019.vcf -T C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3]" office:value-type="string" office:string-value="echo $vcfdir/case_100k_bin_03_020.vcf &gt;&gt; $logfile&#10;$scriptdir/../../bin/bvd-add.pl -s $vcfdir/case_100k_bin_03_020.vcf -T C020_cancer  -d $dbdir&#10;endtime=$(date +%s)&#10;timediff=$((endtime-starttime))&#10;echo total excutetime so far $timediff seconds &gt;&gt; $logfile">
            <text:p>echo $vcfdir/case_100k_bin_03_020.vcf &gt;&gt; $logfile<text:line-break/>$scriptdir/../../bin/bvd-add.pl -s $vcfdir/case_100k_bin_03_020.vcf -T C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4]" office:value-type="string" office:string-value="echo $vcfdir/case_100k_bin_03_021.vcf &gt;&gt; $logfile&#10;$scriptdir/../../bin/bvd-add.pl -s $vcfdir/case_100k_bin_03_021.vcf -T C021_cancer  -d $dbdir&#10;endtime=$(date +%s)&#10;timediff=$((endtime-starttime))&#10;echo total excutetime so far $timediff seconds &gt;&gt; $logfile">
            <text:p>echo $vcfdir/case_100k_bin_03_021.vcf &gt;&gt; $logfile<text:line-break/>$scriptdir/../../bin/bvd-add.pl -s $vcfdir/case_100k_bin_03_021.vcf -T C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5]" office:value-type="string" office:string-value="echo $vcfdir/case_100k_bin_03_022.vcf &gt;&gt; $logfile&#10;$scriptdir/../../bin/bvd-add.pl -s $vcfdir/case_100k_bin_03_022.vcf -T C022_cancer  -d $dbdir&#10;endtime=$(date +%s)&#10;timediff=$((endtime-starttime))&#10;echo total excutetime so far $timediff seconds &gt;&gt; $logfile">
            <text:p>echo $vcfdir/case_100k_bin_03_022.vcf &gt;&gt; $logfile<text:line-break/>$scriptdir/../../bin/bvd-add.pl -s $vcfdir/case_100k_bin_03_022.vcf -T C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6]" office:value-type="string" office:string-value="echo $vcfdir/case_100k_bin_03_023.vcf &gt;&gt; $logfile&#10;$scriptdir/../../bin/bvd-add.pl -s $vcfdir/case_100k_bin_03_023.vcf -T C023_cancer  -d $dbdir&#10;endtime=$(date +%s)&#10;timediff=$((endtime-starttime))&#10;echo total excutetime so far $timediff seconds &gt;&gt; $logfile">
            <text:p>echo $vcfdir/case_100k_bin_03_023.vcf &gt;&gt; $logfile<text:line-break/>$scriptdir/../../bin/bvd-add.pl -s $vcfdir/case_100k_bin_03_023.vcf -T C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7]" office:value-type="string" office:string-value="echo $vcfdir/case_100k_bin_03_024.vcf &gt;&gt; $logfile&#10;$scriptdir/../../bin/bvd-add.pl -s $vcfdir/case_100k_bin_03_024.vcf -T C024_cancer  -d $dbdir&#10;endtime=$(date +%s)&#10;timediff=$((endtime-starttime))&#10;echo total excutetime so far $timediff seconds &gt;&gt; $logfile">
            <text:p>echo $vcfdir/case_100k_bin_03_024.vcf &gt;&gt; $logfile<text:line-break/>$scriptdir/../../bin/bvd-add.pl -s $vcfdir/case_100k_bin_03_024.vcf -T C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8]" office:value-type="string" office:string-value="echo $vcfdir/case_100k_bin_03_025.vcf &gt;&gt; $logfile&#10;$scriptdir/../../bin/bvd-add.pl -s $vcfdir/case_100k_bin_03_025.vcf -T C025_cancer  -d $dbdir&#10;endtime=$(date +%s)&#10;timediff=$((endtime-starttime))&#10;echo total excutetime so far $timediff seconds &gt;&gt; $logfile">
            <text:p>echo $vcfdir/case_100k_bin_03_025.vcf &gt;&gt; $logfile<text:line-break/>$scriptdir/../../bin/bvd-add.pl -s $vcfdir/case_100k_bin_03_025.vcf -T C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29]" office:value-type="string" office:string-value="echo $vcfdir/case_100k_bin_03_026.vcf &gt;&gt; $logfile&#10;$scriptdir/../../bin/bvd-add.pl -s $vcfdir/case_100k_bin_03_026.vcf -T C026_cancer  -d $dbdir&#10;endtime=$(date +%s)&#10;timediff=$((endtime-starttime))&#10;echo total excutetime so far $timediff seconds &gt;&gt; $logfile">
            <text:p>echo $vcfdir/case_100k_bin_03_026.vcf &gt;&gt; $logfile<text:line-break/>$scriptdir/../../bin/bvd-add.pl -s $vcfdir/case_100k_bin_03_026.vcf -T C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0]" office:value-type="string" office:string-value="echo $vcfdir/case_100k_bin_03_027.vcf &gt;&gt; $logfile&#10;$scriptdir/../../bin/bvd-add.pl -s $vcfdir/case_100k_bin_03_027.vcf -T C027_cancer  -d $dbdir&#10;endtime=$(date +%s)&#10;timediff=$((endtime-starttime))&#10;echo total excutetime so far $timediff seconds &gt;&gt; $logfile">
            <text:p>echo $vcfdir/case_100k_bin_03_027.vcf &gt;&gt; $logfile<text:line-break/>$scriptdir/../../bin/bvd-add.pl -s $vcfdir/case_100k_bin_03_027.vcf -T C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1]" office:value-type="string" office:string-value="echo $vcfdir/case_100k_bin_03_028.vcf &gt;&gt; $logfile&#10;$scriptdir/../../bin/bvd-add.pl -s $vcfdir/case_100k_bin_03_028.vcf -T C028_cancer  -d $dbdir&#10;endtime=$(date +%s)&#10;timediff=$((endtime-starttime))&#10;echo total excutetime so far $timediff seconds &gt;&gt; $logfile">
            <text:p>echo $vcfdir/case_100k_bin_03_028.vcf &gt;&gt; $logfile<text:line-break/>$scriptdir/../../bin/bvd-add.pl -s $vcfdir/case_100k_bin_03_028.vcf -T C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2]" office:value-type="string" office:string-value="echo $vcfdir/case_100k_bin_03_029.vcf &gt;&gt; $logfile&#10;$scriptdir/../../bin/bvd-add.pl -s $vcfdir/case_100k_bin_03_029.vcf -T C029_cancer  -d $dbdir&#10;endtime=$(date +%s)&#10;timediff=$((endtime-starttime))&#10;echo total excutetime so far $timediff seconds &gt;&gt; $logfile">
            <text:p>echo $vcfdir/case_100k_bin_03_029.vcf &gt;&gt; $logfile<text:line-break/>$scriptdir/../../bin/bvd-add.pl -s $vcfdir/case_100k_bin_03_029.vcf -T C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3]" office:value-type="string" office:string-value="echo $vcfdir/case_100k_bin_03_030.vcf &gt;&gt; $logfile&#10;$scriptdir/../../bin/bvd-add.pl -s $vcfdir/case_100k_bin_03_030.vcf -T C030_cancer  -d $dbdir&#10;endtime=$(date +%s)&#10;timediff=$((endtime-starttime))&#10;echo total excutetime so far $timediff seconds &gt;&gt; $logfile">
            <text:p>echo $vcfdir/case_100k_bin_03_030.vcf &gt;&gt; $logfile<text:line-break/>$scriptdir/../../bin/bvd-add.pl -s $vcfdir/case_100k_bin_03_030.vcf -T C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4]" office:value-type="string" office:string-value="echo $vcfdir/case_100k_bin_03_031.vcf &gt;&gt; $logfile&#10;$scriptdir/../../bin/bvd-add.pl -s $vcfdir/case_100k_bin_03_031.vcf -T C031_cancer  -d $dbdir&#10;endtime=$(date +%s)&#10;timediff=$((endtime-starttime))&#10;echo total excutetime so far $timediff seconds &gt;&gt; $logfile">
            <text:p>echo $vcfdir/case_100k_bin_03_031.vcf &gt;&gt; $logfile<text:line-break/>$scriptdir/../../bin/bvd-add.pl -s $vcfdir/case_100k_bin_03_031.vcf -T C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5]" office:value-type="string" office:string-value="echo $vcfdir/case_100k_bin_03_032.vcf &gt;&gt; $logfile&#10;$scriptdir/../../bin/bvd-add.pl -s $vcfdir/case_100k_bin_03_032.vcf -T C032_cancer  -d $dbdir&#10;endtime=$(date +%s)&#10;timediff=$((endtime-starttime))&#10;echo total excutetime so far $timediff seconds &gt;&gt; $logfile">
            <text:p>echo $vcfdir/case_100k_bin_03_032.vcf &gt;&gt; $logfile<text:line-break/>$scriptdir/../../bin/bvd-add.pl -s $vcfdir/case_100k_bin_03_032.vcf -T C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6]" office:value-type="string" office:string-value="echo $vcfdir/case_100k_bin_03_033.vcf &gt;&gt; $logfile&#10;$scriptdir/../../bin/bvd-add.pl -s $vcfdir/case_100k_bin_03_033.vcf -T C033_cancer  -d $dbdir&#10;endtime=$(date +%s)&#10;timediff=$((endtime-starttime))&#10;echo total excutetime so far $timediff seconds &gt;&gt; $logfile">
            <text:p>echo $vcfdir/case_100k_bin_03_033.vcf &gt;&gt; $logfile<text:line-break/>$scriptdir/../../bin/bvd-add.pl -s $vcfdir/case_100k_bin_03_033.vcf -T C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7]" office:value-type="string" office:string-value="echo $vcfdir/case_100k_bin_03_034.vcf &gt;&gt; $logfile&#10;$scriptdir/../../bin/bvd-add.pl -s $vcfdir/case_100k_bin_03_034.vcf -T C034_cancer  -d $dbdir&#10;endtime=$(date +%s)&#10;timediff=$((endtime-starttime))&#10;echo total excutetime so far $timediff seconds &gt;&gt; $logfile">
            <text:p>echo $vcfdir/case_100k_bin_03_034.vcf &gt;&gt; $logfile<text:line-break/>$scriptdir/../../bin/bvd-add.pl -s $vcfdir/case_100k_bin_03_034.vcf -T C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8]" office:value-type="string" office:string-value="echo $vcfdir/case_100k_bin_03_035.vcf &gt;&gt; $logfile&#10;$scriptdir/../../bin/bvd-add.pl -s $vcfdir/case_100k_bin_03_035.vcf -T C035_cancer  -d $dbdir&#10;endtime=$(date +%s)&#10;timediff=$((endtime-starttime))&#10;echo total excutetime so far $timediff seconds &gt;&gt; $logfile">
            <text:p>echo $vcfdir/case_100k_bin_03_035.vcf &gt;&gt; $logfile<text:line-break/>$scriptdir/../../bin/bvd-add.pl -s $vcfdir/case_100k_bin_03_035.vcf -T C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39]" office:value-type="string" office:string-value="echo $vcfdir/case_100k_bin_03_036.vcf &gt;&gt; $logfile&#10;$scriptdir/../../bin/bvd-add.pl -s $vcfdir/case_100k_bin_03_036.vcf -T C036_cancer  -d $dbdir&#10;endtime=$(date +%s)&#10;timediff=$((endtime-starttime))&#10;echo total excutetime so far $timediff seconds &gt;&gt; $logfile">
            <text:p>echo $vcfdir/case_100k_bin_03_036.vcf &gt;&gt; $logfile<text:line-break/>$scriptdir/../../bin/bvd-add.pl -s $vcfdir/case_100k_bin_03_036.vcf -T C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0]" office:value-type="string" office:string-value="echo $vcfdir/case_100k_bin_03_037.vcf &gt;&gt; $logfile&#10;$scriptdir/../../bin/bvd-add.pl -s $vcfdir/case_100k_bin_03_037.vcf -T C037_cancer  -d $dbdir&#10;endtime=$(date +%s)&#10;timediff=$((endtime-starttime))&#10;echo total excutetime so far $timediff seconds &gt;&gt; $logfile">
            <text:p>echo $vcfdir/case_100k_bin_03_037.vcf &gt;&gt; $logfile<text:line-break/>$scriptdir/../../bin/bvd-add.pl -s $vcfdir/case_100k_bin_03_037.vcf -T C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1]" office:value-type="string" office:string-value="echo $vcfdir/case_100k_bin_03_038.vcf &gt;&gt; $logfile&#10;$scriptdir/../../bin/bvd-add.pl -s $vcfdir/case_100k_bin_03_038.vcf -T C038_cancer  -d $dbdir&#10;endtime=$(date +%s)&#10;timediff=$((endtime-starttime))&#10;echo total excutetime so far $timediff seconds &gt;&gt; $logfile">
            <text:p>echo $vcfdir/case_100k_bin_03_038.vcf &gt;&gt; $logfile<text:line-break/>$scriptdir/../../bin/bvd-add.pl -s $vcfdir/case_100k_bin_03_038.vcf -T C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2]" office:value-type="string" office:string-value="echo $vcfdir/case_100k_bin_03_039.vcf &gt;&gt; $logfile&#10;$scriptdir/../../bin/bvd-add.pl -s $vcfdir/case_100k_bin_03_039.vcf -T C039_cancer  -d $dbdir&#10;endtime=$(date +%s)&#10;timediff=$((endtime-starttime))&#10;echo total excutetime so far $timediff seconds &gt;&gt; $logfile">
            <text:p>echo $vcfdir/case_100k_bin_03_039.vcf &gt;&gt; $logfile<text:line-break/>$scriptdir/../../bin/bvd-add.pl -s $vcfdir/case_100k_bin_03_039.vcf -T C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3]" office:value-type="string" office:string-value="echo $vcfdir/case_100k_bin_03_040.vcf &gt;&gt; $logfile&#10;$scriptdir/../../bin/bvd-add.pl -s $vcfdir/case_100k_bin_03_040.vcf -T C040_cancer  -d $dbdir&#10;endtime=$(date +%s)&#10;timediff=$((endtime-starttime))&#10;echo total excutetime so far $timediff seconds &gt;&gt; $logfile">
            <text:p>echo $vcfdir/case_100k_bin_03_040.vcf &gt;&gt; $logfile<text:line-break/>$scriptdir/../../bin/bvd-add.pl -s $vcfdir/case_100k_bin_03_040.vcf -T C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4]" office:value-type="string" office:string-value="echo $vcfdir/case_100k_bin_03_041.vcf &gt;&gt; $logfile&#10;$scriptdir/../../bin/bvd-add.pl -s $vcfdir/case_100k_bin_03_041.vcf -T C041_cancer  -d $dbdir&#10;endtime=$(date +%s)&#10;timediff=$((endtime-starttime))&#10;echo total excutetime so far $timediff seconds &gt;&gt; $logfile">
            <text:p>echo $vcfdir/case_100k_bin_03_041.vcf &gt;&gt; $logfile<text:line-break/>$scriptdir/../../bin/bvd-add.pl -s $vcfdir/case_100k_bin_03_041.vcf -T C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5]" office:value-type="string" office:string-value="echo $vcfdir/case_100k_bin_03_042.vcf &gt;&gt; $logfile&#10;$scriptdir/../../bin/bvd-add.pl -s $vcfdir/case_100k_bin_03_042.vcf -T C042_cancer  -d $dbdir&#10;endtime=$(date +%s)&#10;timediff=$((endtime-starttime))&#10;echo total excutetime so far $timediff seconds &gt;&gt; $logfile">
            <text:p>echo $vcfdir/case_100k_bin_03_042.vcf &gt;&gt; $logfile<text:line-break/>$scriptdir/../../bin/bvd-add.pl -s $vcfdir/case_100k_bin_03_042.vcf -T C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6]" office:value-type="string" office:string-value="echo $vcfdir/case_100k_bin_03_043.vcf &gt;&gt; $logfile&#10;$scriptdir/../../bin/bvd-add.pl -s $vcfdir/case_100k_bin_03_043.vcf -T C043_cancer  -d $dbdir&#10;endtime=$(date +%s)&#10;timediff=$((endtime-starttime))&#10;echo total excutetime so far $timediff seconds &gt;&gt; $logfile">
            <text:p>echo $vcfdir/case_100k_bin_03_043.vcf &gt;&gt; $logfile<text:line-break/>$scriptdir/../../bin/bvd-add.pl -s $vcfdir/case_100k_bin_03_043.vcf -T C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7]" office:value-type="string" office:string-value="echo $vcfdir/case_100k_bin_03_044.vcf &gt;&gt; $logfile&#10;$scriptdir/../../bin/bvd-add.pl -s $vcfdir/case_100k_bin_03_044.vcf -T C044_cancer  -d $dbdir&#10;endtime=$(date +%s)&#10;timediff=$((endtime-starttime))&#10;echo total excutetime so far $timediff seconds &gt;&gt; $logfile">
            <text:p>echo $vcfdir/case_100k_bin_03_044.vcf &gt;&gt; $logfile<text:line-break/>$scriptdir/../../bin/bvd-add.pl -s $vcfdir/case_100k_bin_03_044.vcf -T C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8]" office:value-type="string" office:string-value="echo $vcfdir/case_100k_bin_03_045.vcf &gt;&gt; $logfile&#10;$scriptdir/../../bin/bvd-add.pl -s $vcfdir/case_100k_bin_03_045.vcf -T C045_cancer  -d $dbdir&#10;endtime=$(date +%s)&#10;timediff=$((endtime-starttime))&#10;echo total excutetime so far $timediff seconds &gt;&gt; $logfile">
            <text:p>echo $vcfdir/case_100k_bin_03_045.vcf &gt;&gt; $logfile<text:line-break/>$scriptdir/../../bin/bvd-add.pl -s $vcfdir/case_100k_bin_03_045.vcf -T C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49]" office:value-type="string" office:string-value="echo $vcfdir/case_100k_bin_03_046.vcf &gt;&gt; $logfile&#10;$scriptdir/../../bin/bvd-add.pl -s $vcfdir/case_100k_bin_03_046.vcf -T C046_cancer  -d $dbdir&#10;endtime=$(date +%s)&#10;timediff=$((endtime-starttime))&#10;echo total excutetime so far $timediff seconds &gt;&gt; $logfile">
            <text:p>echo $vcfdir/case_100k_bin_03_046.vcf &gt;&gt; $logfile<text:line-break/>$scriptdir/../../bin/bvd-add.pl -s $vcfdir/case_100k_bin_03_046.vcf -T C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0]" office:value-type="string" office:string-value="echo $vcfdir/case_100k_bin_03_047.vcf &gt;&gt; $logfile&#10;$scriptdir/../../bin/bvd-add.pl -s $vcfdir/case_100k_bin_03_047.vcf -T C047_cancer  -d $dbdir&#10;endtime=$(date +%s)&#10;timediff=$((endtime-starttime))&#10;echo total excutetime so far $timediff seconds &gt;&gt; $logfile">
            <text:p>echo $vcfdir/case_100k_bin_03_047.vcf &gt;&gt; $logfile<text:line-break/>$scriptdir/../../bin/bvd-add.pl -s $vcfdir/case_100k_bin_03_047.vcf -T C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1]" office:value-type="string" office:string-value="echo $vcfdir/case_100k_bin_03_048.vcf &gt;&gt; $logfile&#10;$scriptdir/../../bin/bvd-add.pl -s $vcfdir/case_100k_bin_03_048.vcf -T C048_cancer  -d $dbdir&#10;endtime=$(date +%s)&#10;timediff=$((endtime-starttime))&#10;echo total excutetime so far $timediff seconds &gt;&gt; $logfile">
            <text:p>echo $vcfdir/case_100k_bin_03_048.vcf &gt;&gt; $logfile<text:line-break/>$scriptdir/../../bin/bvd-add.pl -s $vcfdir/case_100k_bin_03_048.vcf -T C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2]" office:value-type="string" office:string-value="echo $vcfdir/case_100k_bin_03_049.vcf &gt;&gt; $logfile&#10;$scriptdir/../../bin/bvd-add.pl -s $vcfdir/case_100k_bin_03_049.vcf -T C049_cancer  -d $dbdir&#10;endtime=$(date +%s)&#10;timediff=$((endtime-starttime))&#10;echo total excutetime so far $timediff seconds &gt;&gt; $logfile">
            <text:p>echo $vcfdir/case_100k_bin_03_049.vcf &gt;&gt; $logfile<text:line-break/>$scriptdir/../../bin/bvd-add.pl -s $vcfdir/case_100k_bin_03_049.vcf -T C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3]" office:value-type="string" office:string-value="echo $vcfdir/case_100k_bin_03_050.vcf &gt;&gt; $logfile&#10;$scriptdir/../../bin/bvd-add.pl -s $vcfdir/case_100k_bin_03_050.vcf -T C050_cancer  -d $dbdir&#10;endtime=$(date +%s)&#10;timediff=$((endtime-starttime))&#10;echo total excutetime so far $timediff seconds &gt;&gt; $logfile">
            <text:p>echo $vcfdir/case_100k_bin_03_050.vcf &gt;&gt; $logfile<text:line-break/>$scriptdir/../../bin/bvd-add.pl -s $vcfdir/case_100k_bin_03_050.vcf -T C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4]" office:value-type="string" office:string-value="echo $vcfdir/case_100k_bin_03_051.vcf &gt;&gt; $logfile&#10;$scriptdir/../../bin/bvd-add.pl -s $vcfdir/case_100k_bin_03_051.vcf -T C051_cancer  -d $dbdir&#10;endtime=$(date +%s)&#10;timediff=$((endtime-starttime))&#10;echo total excutetime so far $timediff seconds &gt;&gt; $logfile">
            <text:p>echo $vcfdir/case_100k_bin_03_051.vcf &gt;&gt; $logfile<text:line-break/>$scriptdir/../../bin/bvd-add.pl -s $vcfdir/case_100k_bin_03_051.vcf -T C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5]" office:value-type="string" office:string-value="echo $vcfdir/case_100k_bin_03_052.vcf &gt;&gt; $logfile&#10;$scriptdir/../../bin/bvd-add.pl -s $vcfdir/case_100k_bin_03_052.vcf -T C052_cancer  -d $dbdir&#10;endtime=$(date +%s)&#10;timediff=$((endtime-starttime))&#10;echo total excutetime so far $timediff seconds &gt;&gt; $logfile">
            <text:p>echo $vcfdir/case_100k_bin_03_052.vcf &gt;&gt; $logfile<text:line-break/>$scriptdir/../../bin/bvd-add.pl -s $vcfdir/case_100k_bin_03_052.vcf -T C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6]" office:value-type="string" office:string-value="echo $vcfdir/case_100k_bin_03_053.vcf &gt;&gt; $logfile&#10;$scriptdir/../../bin/bvd-add.pl -s $vcfdir/case_100k_bin_03_053.vcf -T C053_cancer  -d $dbdir&#10;endtime=$(date +%s)&#10;timediff=$((endtime-starttime))&#10;echo total excutetime so far $timediff seconds &gt;&gt; $logfile">
            <text:p>echo $vcfdir/case_100k_bin_03_053.vcf &gt;&gt; $logfile<text:line-break/>$scriptdir/../../bin/bvd-add.pl -s $vcfdir/case_100k_bin_03_053.vcf -T C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7]" office:value-type="string" office:string-value="echo $vcfdir/case_100k_bin_03_054.vcf &gt;&gt; $logfile&#10;$scriptdir/../../bin/bvd-add.pl -s $vcfdir/case_100k_bin_03_054.vcf -T C054_cancer  -d $dbdir&#10;endtime=$(date +%s)&#10;timediff=$((endtime-starttime))&#10;echo total excutetime so far $timediff seconds &gt;&gt; $logfile">
            <text:p>echo $vcfdir/case_100k_bin_03_054.vcf &gt;&gt; $logfile<text:line-break/>$scriptdir/../../bin/bvd-add.pl -s $vcfdir/case_100k_bin_03_054.vcf -T C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8]" office:value-type="string" office:string-value="echo $vcfdir/case_100k_bin_03_055.vcf &gt;&gt; $logfile&#10;$scriptdir/../../bin/bvd-add.pl -s $vcfdir/case_100k_bin_03_055.vcf -T C055_cancer  -d $dbdir&#10;endtime=$(date +%s)&#10;timediff=$((endtime-starttime))&#10;echo total excutetime so far $timediff seconds &gt;&gt; $logfile">
            <text:p>echo $vcfdir/case_100k_bin_03_055.vcf &gt;&gt; $logfile<text:line-break/>$scriptdir/../../bin/bvd-add.pl -s $vcfdir/case_100k_bin_03_055.vcf -T C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59]" office:value-type="string" office:string-value="echo $vcfdir/case_100k_bin_03_056.vcf &gt;&gt; $logfile&#10;$scriptdir/../../bin/bvd-add.pl -s $vcfdir/case_100k_bin_03_056.vcf -T C056_cancer  -d $dbdir&#10;endtime=$(date +%s)&#10;timediff=$((endtime-starttime))&#10;echo total excutetime so far $timediff seconds &gt;&gt; $logfile">
            <text:p>echo $vcfdir/case_100k_bin_03_056.vcf &gt;&gt; $logfile<text:line-break/>$scriptdir/../../bin/bvd-add.pl -s $vcfdir/case_100k_bin_03_056.vcf -T C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0]" office:value-type="string" office:string-value="echo $vcfdir/case_100k_bin_03_057.vcf &gt;&gt; $logfile&#10;$scriptdir/../../bin/bvd-add.pl -s $vcfdir/case_100k_bin_03_057.vcf -T C057_cancer  -d $dbdir&#10;endtime=$(date +%s)&#10;timediff=$((endtime-starttime))&#10;echo total excutetime so far $timediff seconds &gt;&gt; $logfile">
            <text:p>echo $vcfdir/case_100k_bin_03_057.vcf &gt;&gt; $logfile<text:line-break/>$scriptdir/../../bin/bvd-add.pl -s $vcfdir/case_100k_bin_03_057.vcf -T C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1]" office:value-type="string" office:string-value="echo $vcfdir/case_100k_bin_03_058.vcf &gt;&gt; $logfile&#10;$scriptdir/../../bin/bvd-add.pl -s $vcfdir/case_100k_bin_03_058.vcf -T C058_cancer  -d $dbdir&#10;endtime=$(date +%s)&#10;timediff=$((endtime-starttime))&#10;echo total excutetime so far $timediff seconds &gt;&gt; $logfile">
            <text:p>echo $vcfdir/case_100k_bin_03_058.vcf &gt;&gt; $logfile<text:line-break/>$scriptdir/../../bin/bvd-add.pl -s $vcfdir/case_100k_bin_03_058.vcf -T C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2]" office:value-type="string" office:string-value="echo $vcfdir/case_100k_bin_03_059.vcf &gt;&gt; $logfile&#10;$scriptdir/../../bin/bvd-add.pl -s $vcfdir/case_100k_bin_03_059.vcf -T C059_cancer  -d $dbdir&#10;endtime=$(date +%s)&#10;timediff=$((endtime-starttime))&#10;echo total excutetime so far $timediff seconds &gt;&gt; $logfile">
            <text:p>echo $vcfdir/case_100k_bin_03_059.vcf &gt;&gt; $logfile<text:line-break/>$scriptdir/../../bin/bvd-add.pl -s $vcfdir/case_100k_bin_03_059.vcf -T C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3]" office:value-type="string" office:string-value="echo $vcfdir/case_100k_bin_03_060.vcf &gt;&gt; $logfile&#10;$scriptdir/../../bin/bvd-add.pl -s $vcfdir/case_100k_bin_03_060.vcf -T C060_cancer  -d $dbdir&#10;endtime=$(date +%s)&#10;timediff=$((endtime-starttime))&#10;echo total excutetime so far $timediff seconds &gt;&gt; $logfile">
            <text:p>echo $vcfdir/case_100k_bin_03_060.vcf &gt;&gt; $logfile<text:line-break/>$scriptdir/../../bin/bvd-add.pl -s $vcfdir/case_100k_bin_03_060.vcf -T C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4]" office:value-type="string" office:string-value="echo $vcfdir/case_100k_bin_03_061.vcf &gt;&gt; $logfile&#10;$scriptdir/../../bin/bvd-add.pl -s $vcfdir/case_100k_bin_03_061.vcf -T C061_cancer  -d $dbdir&#10;endtime=$(date +%s)&#10;timediff=$((endtime-starttime))&#10;echo total excutetime so far $timediff seconds &gt;&gt; $logfile">
            <text:p>echo $vcfdir/case_100k_bin_03_061.vcf &gt;&gt; $logfile<text:line-break/>$scriptdir/../../bin/bvd-add.pl -s $vcfdir/case_100k_bin_03_061.vcf -T C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5]" office:value-type="string" office:string-value="echo $vcfdir/case_100k_bin_03_062.vcf &gt;&gt; $logfile&#10;$scriptdir/../../bin/bvd-add.pl -s $vcfdir/case_100k_bin_03_062.vcf -T C062_cancer  -d $dbdir&#10;endtime=$(date +%s)&#10;timediff=$((endtime-starttime))&#10;echo total excutetime so far $timediff seconds &gt;&gt; $logfile">
            <text:p>echo $vcfdir/case_100k_bin_03_062.vcf &gt;&gt; $logfile<text:line-break/>$scriptdir/../../bin/bvd-add.pl -s $vcfdir/case_100k_bin_03_062.vcf -T C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6]" office:value-type="string" office:string-value="echo $vcfdir/case_100k_bin_03_063.vcf &gt;&gt; $logfile&#10;$scriptdir/../../bin/bvd-add.pl -s $vcfdir/case_100k_bin_03_063.vcf -T C063_cancer  -d $dbdir&#10;endtime=$(date +%s)&#10;timediff=$((endtime-starttime))&#10;echo total excutetime so far $timediff seconds &gt;&gt; $logfile">
            <text:p>echo $vcfdir/case_100k_bin_03_063.vcf &gt;&gt; $logfile<text:line-break/>$scriptdir/../../bin/bvd-add.pl -s $vcfdir/case_100k_bin_03_063.vcf -T C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7]" office:value-type="string" office:string-value="echo $vcfdir/case_100k_bin_03_064.vcf &gt;&gt; $logfile&#10;$scriptdir/../../bin/bvd-add.pl -s $vcfdir/case_100k_bin_03_064.vcf -T C064_cancer  -d $dbdir&#10;endtime=$(date +%s)&#10;timediff=$((endtime-starttime))&#10;echo total excutetime so far $timediff seconds &gt;&gt; $logfile">
            <text:p>echo $vcfdir/case_100k_bin_03_064.vcf &gt;&gt; $logfile<text:line-break/>$scriptdir/../../bin/bvd-add.pl -s $vcfdir/case_100k_bin_03_064.vcf -T C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8]" office:value-type="string" office:string-value="echo $vcfdir/case_100k_bin_03_065.vcf &gt;&gt; $logfile&#10;$scriptdir/../../bin/bvd-add.pl -s $vcfdir/case_100k_bin_03_065.vcf -T C065_cancer  -d $dbdir&#10;endtime=$(date +%s)&#10;timediff=$((endtime-starttime))&#10;echo total excutetime so far $timediff seconds &gt;&gt; $logfile">
            <text:p>echo $vcfdir/case_100k_bin_03_065.vcf &gt;&gt; $logfile<text:line-break/>$scriptdir/../../bin/bvd-add.pl -s $vcfdir/case_100k_bin_03_065.vcf -T C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69]" office:value-type="string" office:string-value="echo $vcfdir/case_100k_bin_03_066.vcf &gt;&gt; $logfile&#10;$scriptdir/../../bin/bvd-add.pl -s $vcfdir/case_100k_bin_03_066.vcf -T C066_cancer  -d $dbdir&#10;endtime=$(date +%s)&#10;timediff=$((endtime-starttime))&#10;echo total excutetime so far $timediff seconds &gt;&gt; $logfile">
            <text:p>echo $vcfdir/case_100k_bin_03_066.vcf &gt;&gt; $logfile<text:line-break/>$scriptdir/../../bin/bvd-add.pl -s $vcfdir/case_100k_bin_03_066.vcf -T C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0]" office:value-type="string" office:string-value="echo $vcfdir/case_100k_bin_03_067.vcf &gt;&gt; $logfile&#10;$scriptdir/../../bin/bvd-add.pl -s $vcfdir/case_100k_bin_03_067.vcf -T C067_cancer  -d $dbdir&#10;endtime=$(date +%s)&#10;timediff=$((endtime-starttime))&#10;echo total excutetime so far $timediff seconds &gt;&gt; $logfile">
            <text:p>echo $vcfdir/case_100k_bin_03_067.vcf &gt;&gt; $logfile<text:line-break/>$scriptdir/../../bin/bvd-add.pl -s $vcfdir/case_100k_bin_03_067.vcf -T C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1]" office:value-type="string" office:string-value="echo $vcfdir/case_100k_bin_03_068.vcf &gt;&gt; $logfile&#10;$scriptdir/../../bin/bvd-add.pl -s $vcfdir/case_100k_bin_03_068.vcf -T C068_cancer  -d $dbdir&#10;endtime=$(date +%s)&#10;timediff=$((endtime-starttime))&#10;echo total excutetime so far $timediff seconds &gt;&gt; $logfile">
            <text:p>echo $vcfdir/case_100k_bin_03_068.vcf &gt;&gt; $logfile<text:line-break/>$scriptdir/../../bin/bvd-add.pl -s $vcfdir/case_100k_bin_03_068.vcf -T C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2]" office:value-type="string" office:string-value="echo $vcfdir/case_100k_bin_03_069.vcf &gt;&gt; $logfile&#10;$scriptdir/../../bin/bvd-add.pl -s $vcfdir/case_100k_bin_03_069.vcf -T C069_cancer  -d $dbdir&#10;endtime=$(date +%s)&#10;timediff=$((endtime-starttime))&#10;echo total excutetime so far $timediff seconds &gt;&gt; $logfile">
            <text:p>echo $vcfdir/case_100k_bin_03_069.vcf &gt;&gt; $logfile<text:line-break/>$scriptdir/../../bin/bvd-add.pl -s $vcfdir/case_100k_bin_03_069.vcf -T C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3]" office:value-type="string" office:string-value="echo $vcfdir/case_100k_bin_03_070.vcf &gt;&gt; $logfile&#10;$scriptdir/../../bin/bvd-add.pl -s $vcfdir/case_100k_bin_03_070.vcf -T C070_cancer  -d $dbdir&#10;endtime=$(date +%s)&#10;timediff=$((endtime-starttime))&#10;echo total excutetime so far $timediff seconds &gt;&gt; $logfile">
            <text:p>echo $vcfdir/case_100k_bin_03_070.vcf &gt;&gt; $logfile<text:line-break/>$scriptdir/../../bin/bvd-add.pl -s $vcfdir/case_100k_bin_03_070.vcf -T C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4]" office:value-type="string" office:string-value="echo $vcfdir/case_100k_bin_03_071.vcf &gt;&gt; $logfile&#10;$scriptdir/../../bin/bvd-add.pl -s $vcfdir/case_100k_bin_03_071.vcf -T C071_cancer  -d $dbdir&#10;endtime=$(date +%s)&#10;timediff=$((endtime-starttime))&#10;echo total excutetime so far $timediff seconds &gt;&gt; $logfile">
            <text:p>echo $vcfdir/case_100k_bin_03_071.vcf &gt;&gt; $logfile<text:line-break/>$scriptdir/../../bin/bvd-add.pl -s $vcfdir/case_100k_bin_03_071.vcf -T C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5]" office:value-type="string" office:string-value="echo $vcfdir/case_100k_bin_03_072.vcf &gt;&gt; $logfile&#10;$scriptdir/../../bin/bvd-add.pl -s $vcfdir/case_100k_bin_03_072.vcf -T C072_cancer  -d $dbdir&#10;endtime=$(date +%s)&#10;timediff=$((endtime-starttime))&#10;echo total excutetime so far $timediff seconds &gt;&gt; $logfile">
            <text:p>echo $vcfdir/case_100k_bin_03_072.vcf &gt;&gt; $logfile<text:line-break/>$scriptdir/../../bin/bvd-add.pl -s $vcfdir/case_100k_bin_03_072.vcf -T C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6]" office:value-type="string" office:string-value="echo $vcfdir/case_100k_bin_03_073.vcf &gt;&gt; $logfile&#10;$scriptdir/../../bin/bvd-add.pl -s $vcfdir/case_100k_bin_03_073.vcf -T C073_cancer  -d $dbdir&#10;endtime=$(date +%s)&#10;timediff=$((endtime-starttime))&#10;echo total excutetime so far $timediff seconds &gt;&gt; $logfile">
            <text:p>echo $vcfdir/case_100k_bin_03_073.vcf &gt;&gt; $logfile<text:line-break/>$scriptdir/../../bin/bvd-add.pl -s $vcfdir/case_100k_bin_03_073.vcf -T C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7]" office:value-type="string" office:string-value="echo $vcfdir/case_100k_bin_03_074.vcf &gt;&gt; $logfile&#10;$scriptdir/../../bin/bvd-add.pl -s $vcfdir/case_100k_bin_03_074.vcf -T C074_cancer  -d $dbdir&#10;endtime=$(date +%s)&#10;timediff=$((endtime-starttime))&#10;echo total excutetime so far $timediff seconds &gt;&gt; $logfile">
            <text:p>echo $vcfdir/case_100k_bin_03_074.vcf &gt;&gt; $logfile<text:line-break/>$scriptdir/../../bin/bvd-add.pl -s $vcfdir/case_100k_bin_03_074.vcf -T C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8]" office:value-type="string" office:string-value="echo $vcfdir/case_100k_bin_03_075.vcf &gt;&gt; $logfile&#10;$scriptdir/../../bin/bvd-add.pl -s $vcfdir/case_100k_bin_03_075.vcf -T C075_cancer  -d $dbdir&#10;endtime=$(date +%s)&#10;timediff=$((endtime-starttime))&#10;echo total excutetime so far $timediff seconds &gt;&gt; $logfile">
            <text:p>echo $vcfdir/case_100k_bin_03_075.vcf &gt;&gt; $logfile<text:line-break/>$scriptdir/../../bin/bvd-add.pl -s $vcfdir/case_100k_bin_03_075.vcf -T C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79]" office:value-type="string" office:string-value="echo $vcfdir/case_100k_bin_03_076.vcf &gt;&gt; $logfile&#10;$scriptdir/../../bin/bvd-add.pl -s $vcfdir/case_100k_bin_03_076.vcf -T C076_cancer  -d $dbdir&#10;endtime=$(date +%s)&#10;timediff=$((endtime-starttime))&#10;echo total excutetime so far $timediff seconds &gt;&gt; $logfile">
            <text:p>echo $vcfdir/case_100k_bin_03_076.vcf &gt;&gt; $logfile<text:line-break/>$scriptdir/../../bin/bvd-add.pl -s $vcfdir/case_100k_bin_03_076.vcf -T C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0]" office:value-type="string" office:string-value="echo $vcfdir/case_100k_bin_03_077.vcf &gt;&gt; $logfile&#10;$scriptdir/../../bin/bvd-add.pl -s $vcfdir/case_100k_bin_03_077.vcf -T C077_cancer  -d $dbdir&#10;endtime=$(date +%s)&#10;timediff=$((endtime-starttime))&#10;echo total excutetime so far $timediff seconds &gt;&gt; $logfile">
            <text:p>echo $vcfdir/case_100k_bin_03_077.vcf &gt;&gt; $logfile<text:line-break/>$scriptdir/../../bin/bvd-add.pl -s $vcfdir/case_100k_bin_03_077.vcf -T C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1]" office:value-type="string" office:string-value="echo $vcfdir/case_100k_bin_03_078.vcf &gt;&gt; $logfile&#10;$scriptdir/../../bin/bvd-add.pl -s $vcfdir/case_100k_bin_03_078.vcf -T C078_cancer  -d $dbdir&#10;endtime=$(date +%s)&#10;timediff=$((endtime-starttime))&#10;echo total excutetime so far $timediff seconds &gt;&gt; $logfile">
            <text:p>echo $vcfdir/case_100k_bin_03_078.vcf &gt;&gt; $logfile<text:line-break/>$scriptdir/../../bin/bvd-add.pl -s $vcfdir/case_100k_bin_03_078.vcf -T C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2]" office:value-type="string" office:string-value="echo $vcfdir/case_100k_bin_03_079.vcf &gt;&gt; $logfile&#10;$scriptdir/../../bin/bvd-add.pl -s $vcfdir/case_100k_bin_03_079.vcf -T C079_cancer  -d $dbdir&#10;endtime=$(date +%s)&#10;timediff=$((endtime-starttime))&#10;echo total excutetime so far $timediff seconds &gt;&gt; $logfile">
            <text:p>echo $vcfdir/case_100k_bin_03_079.vcf &gt;&gt; $logfile<text:line-break/>$scriptdir/../../bin/bvd-add.pl -s $vcfdir/case_100k_bin_03_079.vcf -T C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3]" office:value-type="string" office:string-value="echo $vcfdir/case_100k_bin_03_080.vcf &gt;&gt; $logfile&#10;$scriptdir/../../bin/bvd-add.pl -s $vcfdir/case_100k_bin_03_080.vcf -T C080_cancer  -d $dbdir&#10;endtime=$(date +%s)&#10;timediff=$((endtime-starttime))&#10;echo total excutetime so far $timediff seconds &gt;&gt; $logfile">
            <text:p>echo $vcfdir/case_100k_bin_03_080.vcf &gt;&gt; $logfile<text:line-break/>$scriptdir/../../bin/bvd-add.pl -s $vcfdir/case_100k_bin_03_080.vcf -T C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4]" office:value-type="string" office:string-value="echo $vcfdir/case_100k_bin_03_081.vcf &gt;&gt; $logfile&#10;$scriptdir/../../bin/bvd-add.pl -s $vcfdir/case_100k_bin_03_081.vcf -T C081_cancer  -d $dbdir&#10;endtime=$(date +%s)&#10;timediff=$((endtime-starttime))&#10;echo total excutetime so far $timediff seconds &gt;&gt; $logfile">
            <text:p>echo $vcfdir/case_100k_bin_03_081.vcf &gt;&gt; $logfile<text:line-break/>$scriptdir/../../bin/bvd-add.pl -s $vcfdir/case_100k_bin_03_081.vcf -T C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5]" office:value-type="string" office:string-value="echo $vcfdir/case_100k_bin_03_082.vcf &gt;&gt; $logfile&#10;$scriptdir/../../bin/bvd-add.pl -s $vcfdir/case_100k_bin_03_082.vcf -T C082_cancer  -d $dbdir&#10;endtime=$(date +%s)&#10;timediff=$((endtime-starttime))&#10;echo total excutetime so far $timediff seconds &gt;&gt; $logfile">
            <text:p>echo $vcfdir/case_100k_bin_03_082.vcf &gt;&gt; $logfile<text:line-break/>$scriptdir/../../bin/bvd-add.pl -s $vcfdir/case_100k_bin_03_082.vcf -T C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6]" office:value-type="string" office:string-value="echo $vcfdir/case_100k_bin_03_083.vcf &gt;&gt; $logfile&#10;$scriptdir/../../bin/bvd-add.pl -s $vcfdir/case_100k_bin_03_083.vcf -T C083_cancer  -d $dbdir&#10;endtime=$(date +%s)&#10;timediff=$((endtime-starttime))&#10;echo total excutetime so far $timediff seconds &gt;&gt; $logfile">
            <text:p>echo $vcfdir/case_100k_bin_03_083.vcf &gt;&gt; $logfile<text:line-break/>$scriptdir/../../bin/bvd-add.pl -s $vcfdir/case_100k_bin_03_083.vcf -T C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7]" office:value-type="string" office:string-value="echo $vcfdir/case_100k_bin_03_084.vcf &gt;&gt; $logfile&#10;$scriptdir/../../bin/bvd-add.pl -s $vcfdir/case_100k_bin_03_084.vcf -T C084_cancer  -d $dbdir&#10;endtime=$(date +%s)&#10;timediff=$((endtime-starttime))&#10;echo total excutetime so far $timediff seconds &gt;&gt; $logfile">
            <text:p>echo $vcfdir/case_100k_bin_03_084.vcf &gt;&gt; $logfile<text:line-break/>$scriptdir/../../bin/bvd-add.pl -s $vcfdir/case_100k_bin_03_084.vcf -T C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8]" office:value-type="string" office:string-value="echo $vcfdir/case_100k_bin_03_085.vcf &gt;&gt; $logfile&#10;$scriptdir/../../bin/bvd-add.pl -s $vcfdir/case_100k_bin_03_085.vcf -T C085_cancer  -d $dbdir&#10;endtime=$(date +%s)&#10;timediff=$((endtime-starttime))&#10;echo total excutetime so far $timediff seconds &gt;&gt; $logfile">
            <text:p>echo $vcfdir/case_100k_bin_03_085.vcf &gt;&gt; $logfile<text:line-break/>$scriptdir/../../bin/bvd-add.pl -s $vcfdir/case_100k_bin_03_085.vcf -T C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89]" office:value-type="string" office:string-value="echo $vcfdir/case_100k_bin_03_086.vcf &gt;&gt; $logfile&#10;$scriptdir/../../bin/bvd-add.pl -s $vcfdir/case_100k_bin_03_086.vcf -T C086_cancer  -d $dbdir&#10;endtime=$(date +%s)&#10;timediff=$((endtime-starttime))&#10;echo total excutetime so far $timediff seconds &gt;&gt; $logfile">
            <text:p>echo $vcfdir/case_100k_bin_03_086.vcf &gt;&gt; $logfile<text:line-break/>$scriptdir/../../bin/bvd-add.pl -s $vcfdir/case_100k_bin_03_086.vcf -T C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0]" office:value-type="string" office:string-value="echo $vcfdir/case_100k_bin_03_087.vcf &gt;&gt; $logfile&#10;$scriptdir/../../bin/bvd-add.pl -s $vcfdir/case_100k_bin_03_087.vcf -T C087_cancer  -d $dbdir&#10;endtime=$(date +%s)&#10;timediff=$((endtime-starttime))&#10;echo total excutetime so far $timediff seconds &gt;&gt; $logfile">
            <text:p>echo $vcfdir/case_100k_bin_03_087.vcf &gt;&gt; $logfile<text:line-break/>$scriptdir/../../bin/bvd-add.pl -s $vcfdir/case_100k_bin_03_087.vcf -T C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1]" office:value-type="string" office:string-value="echo $vcfdir/case_100k_bin_03_088.vcf &gt;&gt; $logfile&#10;$scriptdir/../../bin/bvd-add.pl -s $vcfdir/case_100k_bin_03_088.vcf -T C088_cancer  -d $dbdir&#10;endtime=$(date +%s)&#10;timediff=$((endtime-starttime))&#10;echo total excutetime so far $timediff seconds &gt;&gt; $logfile">
            <text:p>echo $vcfdir/case_100k_bin_03_088.vcf &gt;&gt; $logfile<text:line-break/>$scriptdir/../../bin/bvd-add.pl -s $vcfdir/case_100k_bin_03_088.vcf -T C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2]" office:value-type="string" office:string-value="echo $vcfdir/case_100k_bin_03_089.vcf &gt;&gt; $logfile&#10;$scriptdir/../../bin/bvd-add.pl -s $vcfdir/case_100k_bin_03_089.vcf -T C089_cancer  -d $dbdir&#10;endtime=$(date +%s)&#10;timediff=$((endtime-starttime))&#10;echo total excutetime so far $timediff seconds &gt;&gt; $logfile">
            <text:p>echo $vcfdir/case_100k_bin_03_089.vcf &gt;&gt; $logfile<text:line-break/>$scriptdir/../../bin/bvd-add.pl -s $vcfdir/case_100k_bin_03_089.vcf -T C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3]" office:value-type="string" office:string-value="echo $vcfdir/case_100k_bin_03_090.vcf &gt;&gt; $logfile&#10;$scriptdir/../../bin/bvd-add.pl -s $vcfdir/case_100k_bin_03_090.vcf -T C090_cancer  -d $dbdir&#10;endtime=$(date +%s)&#10;timediff=$((endtime-starttime))&#10;echo total excutetime so far $timediff seconds &gt;&gt; $logfile">
            <text:p>echo $vcfdir/case_100k_bin_03_090.vcf &gt;&gt; $logfile<text:line-break/>$scriptdir/../../bin/bvd-add.pl -s $vcfdir/case_100k_bin_03_090.vcf -T C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4]" office:value-type="string" office:string-value="echo $vcfdir/case_100k_bin_03_091.vcf &gt;&gt; $logfile&#10;$scriptdir/../../bin/bvd-add.pl -s $vcfdir/case_100k_bin_03_091.vcf -T C091_cancer  -d $dbdir&#10;endtime=$(date +%s)&#10;timediff=$((endtime-starttime))&#10;echo total excutetime so far $timediff seconds &gt;&gt; $logfile">
            <text:p>echo $vcfdir/case_100k_bin_03_091.vcf &gt;&gt; $logfile<text:line-break/>$scriptdir/../../bin/bvd-add.pl -s $vcfdir/case_100k_bin_03_091.vcf -T C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5]" office:value-type="string" office:string-value="echo $vcfdir/case_100k_bin_03_092.vcf &gt;&gt; $logfile&#10;$scriptdir/../../bin/bvd-add.pl -s $vcfdir/case_100k_bin_03_092.vcf -T C092_cancer  -d $dbdir&#10;endtime=$(date +%s)&#10;timediff=$((endtime-starttime))&#10;echo total excutetime so far $timediff seconds &gt;&gt; $logfile">
            <text:p>echo $vcfdir/case_100k_bin_03_092.vcf &gt;&gt; $logfile<text:line-break/>$scriptdir/../../bin/bvd-add.pl -s $vcfdir/case_100k_bin_03_092.vcf -T C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6]" office:value-type="string" office:string-value="echo $vcfdir/case_100k_bin_03_093.vcf &gt;&gt; $logfile&#10;$scriptdir/../../bin/bvd-add.pl -s $vcfdir/case_100k_bin_03_093.vcf -T C093_cancer  -d $dbdir&#10;endtime=$(date +%s)&#10;timediff=$((endtime-starttime))&#10;echo total excutetime so far $timediff seconds &gt;&gt; $logfile">
            <text:p>echo $vcfdir/case_100k_bin_03_093.vcf &gt;&gt; $logfile<text:line-break/>$scriptdir/../../bin/bvd-add.pl -s $vcfdir/case_100k_bin_03_093.vcf -T C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7]" office:value-type="string" office:string-value="echo $vcfdir/case_100k_bin_03_094.vcf &gt;&gt; $logfile&#10;$scriptdir/../../bin/bvd-add.pl -s $vcfdir/case_100k_bin_03_094.vcf -T C094_cancer  -d $dbdir&#10;endtime=$(date +%s)&#10;timediff=$((endtime-starttime))&#10;echo total excutetime so far $timediff seconds &gt;&gt; $logfile">
            <text:p>echo $vcfdir/case_100k_bin_03_094.vcf &gt;&gt; $logfile<text:line-break/>$scriptdir/../../bin/bvd-add.pl -s $vcfdir/case_100k_bin_03_094.vcf -T C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8]" office:value-type="string" office:string-value="echo $vcfdir/case_100k_bin_03_095.vcf &gt;&gt; $logfile&#10;$scriptdir/../../bin/bvd-add.pl -s $vcfdir/case_100k_bin_03_095.vcf -T C095_cancer  -d $dbdir&#10;endtime=$(date +%s)&#10;timediff=$((endtime-starttime))&#10;echo total excutetime so far $timediff seconds &gt;&gt; $logfile">
            <text:p>echo $vcfdir/case_100k_bin_03_095.vcf &gt;&gt; $logfile<text:line-break/>$scriptdir/../../bin/bvd-add.pl -s $vcfdir/case_100k_bin_03_095.vcf -T C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99]" office:value-type="string" office:string-value="echo $vcfdir/case_100k_bin_03_096.vcf &gt;&gt; $logfile&#10;$scriptdir/../../bin/bvd-add.pl -s $vcfdir/case_100k_bin_03_096.vcf -T C096_cancer  -d $dbdir&#10;endtime=$(date +%s)&#10;timediff=$((endtime-starttime))&#10;echo total excutetime so far $timediff seconds &gt;&gt; $logfile">
            <text:p>echo $vcfdir/case_100k_bin_03_096.vcf &gt;&gt; $logfile<text:line-break/>$scriptdir/../../bin/bvd-add.pl -s $vcfdir/case_100k_bin_03_096.vcf -T C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00]" office:value-type="string" office:string-value="echo $vcfdir/case_100k_bin_03_097.vcf &gt;&gt; $logfile&#10;$scriptdir/../../bin/bvd-add.pl -s $vcfdir/case_100k_bin_03_097.vcf -T C097_cancer  -d $dbdir&#10;endtime=$(date +%s)&#10;timediff=$((endtime-starttime))&#10;echo total excutetime so far $timediff seconds &gt;&gt; $logfile">
            <text:p>echo $vcfdir/case_100k_bin_03_097.vcf &gt;&gt; $logfile<text:line-break/>$scriptdir/../../bin/bvd-add.pl -s $vcfdir/case_100k_bin_03_097.vcf -T C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01]" office:value-type="string" office:string-value="echo $vcfdir/case_100k_bin_03_098.vcf &gt;&gt; $logfile&#10;$scriptdir/../../bin/bvd-add.pl -s $vcfdir/case_100k_bin_03_098.vcf -T C098_cancer  -d $dbdir&#10;endtime=$(date +%s)&#10;timediff=$((endtime-starttime))&#10;echo total excutetime so far $timediff seconds &gt;&gt; $logfile">
            <text:p>echo $vcfdir/case_100k_bin_03_098.vcf &gt;&gt; $logfile<text:line-break/>$scriptdir/../../bin/bvd-add.pl -s $vcfdir/case_100k_bin_03_098.vcf -T C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02]" office:value-type="string" office:string-value="echo $vcfdir/case_100k_bin_03_099.vcf &gt;&gt; $logfile&#10;$scriptdir/../../bin/bvd-add.pl -s $vcfdir/case_100k_bin_03_099.vcf -T C099_cancer  -d $dbdir&#10;endtime=$(date +%s)&#10;timediff=$((endtime-starttime))&#10;echo total excutetime so far $timediff seconds &gt;&gt; $logfile">
            <text:p>echo $vcfdir/case_100k_bin_03_099.vcf &gt;&gt; $logfile<text:line-break/>$scriptdir/../../bin/bvd-add.pl -s $vcfdir/case_100k_bin_03_099.vcf -T C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O103]" office:value-type="string" office:string-value="echo $vcfdir/case_100k_bin_03_100.vcf &gt;&gt; $logfile&#10;$scriptdir/../../bin/bvd-add.pl -s $vcfdir/case_100k_bin_03_100.vcf -T C100_cancer  -d $dbdir&#10;endtime=$(date +%s)&#10;timediff=$((endtime-starttime))&#10;echo total excutetime so far $timediff seconds &gt;&gt; $logfile">
            <text:p>echo $vcfdir/case_100k_bin_03_100.vcf &gt;&gt; $logfile<text:line-break/>$scriptdir/../../bin/bvd-add.pl -s $vcfdir/case_100k_bin_03_100.vcf -T C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]" office:value-type="string" office:string-value="echo $vcfdir/case_100k_bin_04_001.vcf &gt;&gt; $logfile&#10;$scriptdir/../../bin/bvd-add.pl -s $vcfdir/case_100k_bin_04_001.vcf -T D001_cancer  -d $dbdir&#10;endtime=$(date +%s)&#10;timediff=$((endtime-starttime))&#10;echo total excutetime so far $timediff seconds &gt;&gt; $logfile">
            <text:p>echo $vcfdir/case_100k_bin_04_001.vcf &gt;&gt; $logfile<text:line-break/>$scriptdir/../../bin/bvd-add.pl -s $vcfdir/case_100k_bin_04_001.vcf -T D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]" office:value-type="string" office:string-value="echo $vcfdir/case_100k_bin_04_002.vcf &gt;&gt; $logfile&#10;$scriptdir/../../bin/bvd-add.pl -s $vcfdir/case_100k_bin_04_002.vcf -T D002_cancer  -d $dbdir&#10;endtime=$(date +%s)&#10;timediff=$((endtime-starttime))&#10;echo total excutetime so far $timediff seconds &gt;&gt; $logfile">
            <text:p>echo $vcfdir/case_100k_bin_04_002.vcf &gt;&gt; $logfile<text:line-break/>$scriptdir/../../bin/bvd-add.pl -s $vcfdir/case_100k_bin_04_002.vcf -T D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]" office:value-type="string" office:string-value="echo $vcfdir/case_100k_bin_04_003.vcf &gt;&gt; $logfile&#10;$scriptdir/../../bin/bvd-add.pl -s $vcfdir/case_100k_bin_04_003.vcf -T D003_cancer  -d $dbdir&#10;endtime=$(date +%s)&#10;timediff=$((endtime-starttime))&#10;echo total excutetime so far $timediff seconds &gt;&gt; $logfile">
            <text:p>echo $vcfdir/case_100k_bin_04_003.vcf &gt;&gt; $logfile<text:line-break/>$scriptdir/../../bin/bvd-add.pl -s $vcfdir/case_100k_bin_04_003.vcf -T D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]" office:value-type="string" office:string-value="echo $vcfdir/case_100k_bin_04_004.vcf &gt;&gt; $logfile&#10;$scriptdir/../../bin/bvd-add.pl -s $vcfdir/case_100k_bin_04_004.vcf -T D004_cancer  -d $dbdir&#10;endtime=$(date +%s)&#10;timediff=$((endtime-starttime))&#10;echo total excutetime so far $timediff seconds &gt;&gt; $logfile">
            <text:p>echo $vcfdir/case_100k_bin_04_004.vcf &gt;&gt; $logfile<text:line-break/>$scriptdir/../../bin/bvd-add.pl -s $vcfdir/case_100k_bin_04_004.vcf -T D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]" office:value-type="string" office:string-value="echo $vcfdir/case_100k_bin_04_005.vcf &gt;&gt; $logfile&#10;$scriptdir/../../bin/bvd-add.pl -s $vcfdir/case_100k_bin_04_005.vcf -T D005_cancer  -d $dbdir&#10;endtime=$(date +%s)&#10;timediff=$((endtime-starttime))&#10;echo total excutetime so far $timediff seconds &gt;&gt; $logfile">
            <text:p>echo $vcfdir/case_100k_bin_04_005.vcf &gt;&gt; $logfile<text:line-break/>$scriptdir/../../bin/bvd-add.pl -s $vcfdir/case_100k_bin_04_005.vcf -T D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]" office:value-type="string" office:string-value="echo $vcfdir/case_100k_bin_04_006.vcf &gt;&gt; $logfile&#10;$scriptdir/../../bin/bvd-add.pl -s $vcfdir/case_100k_bin_04_006.vcf -T D006_cancer  -d $dbdir&#10;endtime=$(date +%s)&#10;timediff=$((endtime-starttime))&#10;echo total excutetime so far $timediff seconds &gt;&gt; $logfile">
            <text:p>echo $vcfdir/case_100k_bin_04_006.vcf &gt;&gt; $logfile<text:line-break/>$scriptdir/../../bin/bvd-add.pl -s $vcfdir/case_100k_bin_04_006.vcf -T D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0]" office:value-type="string" office:string-value="echo $vcfdir/case_100k_bin_04_007.vcf &gt;&gt; $logfile&#10;$scriptdir/../../bin/bvd-add.pl -s $vcfdir/case_100k_bin_04_007.vcf -T D007_cancer  -d $dbdir&#10;endtime=$(date +%s)&#10;timediff=$((endtime-starttime))&#10;echo total excutetime so far $timediff seconds &gt;&gt; $logfile">
            <text:p>echo $vcfdir/case_100k_bin_04_007.vcf &gt;&gt; $logfile<text:line-break/>$scriptdir/../../bin/bvd-add.pl -s $vcfdir/case_100k_bin_04_007.vcf -T D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1]" office:value-type="string" office:string-value="echo $vcfdir/case_100k_bin_04_008.vcf &gt;&gt; $logfile&#10;$scriptdir/../../bin/bvd-add.pl -s $vcfdir/case_100k_bin_04_008.vcf -T D008_cancer  -d $dbdir&#10;endtime=$(date +%s)&#10;timediff=$((endtime-starttime))&#10;echo total excutetime so far $timediff seconds &gt;&gt; $logfile">
            <text:p>echo $vcfdir/case_100k_bin_04_008.vcf &gt;&gt; $logfile<text:line-break/>$scriptdir/../../bin/bvd-add.pl -s $vcfdir/case_100k_bin_04_008.vcf -T D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2]" office:value-type="string" office:string-value="echo $vcfdir/case_100k_bin_04_009.vcf &gt;&gt; $logfile&#10;$scriptdir/../../bin/bvd-add.pl -s $vcfdir/case_100k_bin_04_009.vcf -T D009_cancer  -d $dbdir&#10;endtime=$(date +%s)&#10;timediff=$((endtime-starttime))&#10;echo total excutetime so far $timediff seconds &gt;&gt; $logfile">
            <text:p>echo $vcfdir/case_100k_bin_04_009.vcf &gt;&gt; $logfile<text:line-break/>$scriptdir/../../bin/bvd-add.pl -s $vcfdir/case_100k_bin_04_009.vcf -T D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3]" office:value-type="string" office:string-value="echo $vcfdir/case_100k_bin_04_010.vcf &gt;&gt; $logfile&#10;$scriptdir/../../bin/bvd-add.pl -s $vcfdir/case_100k_bin_04_010.vcf -T D010_cancer  -d $dbdir&#10;endtime=$(date +%s)&#10;timediff=$((endtime-starttime))&#10;echo total excutetime so far $timediff seconds &gt;&gt; $logfile">
            <text:p>echo $vcfdir/case_100k_bin_04_010.vcf &gt;&gt; $logfile<text:line-break/>$scriptdir/../../bin/bvd-add.pl -s $vcfdir/case_100k_bin_04_010.vcf -T D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4]" office:value-type="string" office:string-value="echo $vcfdir/case_100k_bin_04_011.vcf &gt;&gt; $logfile&#10;$scriptdir/../../bin/bvd-add.pl -s $vcfdir/case_100k_bin_04_011.vcf -T D011_cancer  -d $dbdir&#10;endtime=$(date +%s)&#10;timediff=$((endtime-starttime))&#10;echo total excutetime so far $timediff seconds &gt;&gt; $logfile">
            <text:p>echo $vcfdir/case_100k_bin_04_011.vcf &gt;&gt; $logfile<text:line-break/>$scriptdir/../../bin/bvd-add.pl -s $vcfdir/case_100k_bin_04_011.vcf -T D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5]" office:value-type="string" office:string-value="echo $vcfdir/case_100k_bin_04_012.vcf &gt;&gt; $logfile&#10;$scriptdir/../../bin/bvd-add.pl -s $vcfdir/case_100k_bin_04_012.vcf -T D012_cancer  -d $dbdir&#10;endtime=$(date +%s)&#10;timediff=$((endtime-starttime))&#10;echo total excutetime so far $timediff seconds &gt;&gt; $logfile">
            <text:p>echo $vcfdir/case_100k_bin_04_012.vcf &gt;&gt; $logfile<text:line-break/>$scriptdir/../../bin/bvd-add.pl -s $vcfdir/case_100k_bin_04_012.vcf -T D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6]" office:value-type="string" office:string-value="echo $vcfdir/case_100k_bin_04_013.vcf &gt;&gt; $logfile&#10;$scriptdir/../../bin/bvd-add.pl -s $vcfdir/case_100k_bin_04_013.vcf -T D013_cancer  -d $dbdir&#10;endtime=$(date +%s)&#10;timediff=$((endtime-starttime))&#10;echo total excutetime so far $timediff seconds &gt;&gt; $logfile">
            <text:p>echo $vcfdir/case_100k_bin_04_013.vcf &gt;&gt; $logfile<text:line-break/>$scriptdir/../../bin/bvd-add.pl -s $vcfdir/case_100k_bin_04_013.vcf -T D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7]" office:value-type="string" office:string-value="echo $vcfdir/case_100k_bin_04_014.vcf &gt;&gt; $logfile&#10;$scriptdir/../../bin/bvd-add.pl -s $vcfdir/case_100k_bin_04_014.vcf -T D014_cancer  -d $dbdir&#10;endtime=$(date +%s)&#10;timediff=$((endtime-starttime))&#10;echo total excutetime so far $timediff seconds &gt;&gt; $logfile">
            <text:p>echo $vcfdir/case_100k_bin_04_014.vcf &gt;&gt; $logfile<text:line-break/>$scriptdir/../../bin/bvd-add.pl -s $vcfdir/case_100k_bin_04_014.vcf -T D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8]" office:value-type="string" office:string-value="echo $vcfdir/case_100k_bin_04_015.vcf &gt;&gt; $logfile&#10;$scriptdir/../../bin/bvd-add.pl -s $vcfdir/case_100k_bin_04_015.vcf -T D015_cancer  -d $dbdir&#10;endtime=$(date +%s)&#10;timediff=$((endtime-starttime))&#10;echo total excutetime so far $timediff seconds &gt;&gt; $logfile">
            <text:p>echo $vcfdir/case_100k_bin_04_015.vcf &gt;&gt; $logfile<text:line-break/>$scriptdir/../../bin/bvd-add.pl -s $vcfdir/case_100k_bin_04_015.vcf -T D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9]" office:value-type="string" office:string-value="echo $vcfdir/case_100k_bin_04_016.vcf &gt;&gt; $logfile&#10;$scriptdir/../../bin/bvd-add.pl -s $vcfdir/case_100k_bin_04_016.vcf -T D016_cancer  -d $dbdir&#10;endtime=$(date +%s)&#10;timediff=$((endtime-starttime))&#10;echo total excutetime so far $timediff seconds &gt;&gt; $logfile">
            <text:p>echo $vcfdir/case_100k_bin_04_016.vcf &gt;&gt; $logfile<text:line-break/>$scriptdir/../../bin/bvd-add.pl -s $vcfdir/case_100k_bin_04_016.vcf -T D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0]" office:value-type="string" office:string-value="echo $vcfdir/case_100k_bin_04_017.vcf &gt;&gt; $logfile&#10;$scriptdir/../../bin/bvd-add.pl -s $vcfdir/case_100k_bin_04_017.vcf -T D017_cancer  -d $dbdir&#10;endtime=$(date +%s)&#10;timediff=$((endtime-starttime))&#10;echo total excutetime so far $timediff seconds &gt;&gt; $logfile">
            <text:p>echo $vcfdir/case_100k_bin_04_017.vcf &gt;&gt; $logfile<text:line-break/>$scriptdir/../../bin/bvd-add.pl -s $vcfdir/case_100k_bin_04_017.vcf -T D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1]" office:value-type="string" office:string-value="echo $vcfdir/case_100k_bin_04_018.vcf &gt;&gt; $logfile&#10;$scriptdir/../../bin/bvd-add.pl -s $vcfdir/case_100k_bin_04_018.vcf -T D018_cancer  -d $dbdir&#10;endtime=$(date +%s)&#10;timediff=$((endtime-starttime))&#10;echo total excutetime so far $timediff seconds &gt;&gt; $logfile">
            <text:p>echo $vcfdir/case_100k_bin_04_018.vcf &gt;&gt; $logfile<text:line-break/>$scriptdir/../../bin/bvd-add.pl -s $vcfdir/case_100k_bin_04_018.vcf -T D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2]" office:value-type="string" office:string-value="echo $vcfdir/case_100k_bin_04_019.vcf &gt;&gt; $logfile&#10;$scriptdir/../../bin/bvd-add.pl -s $vcfdir/case_100k_bin_04_019.vcf -T D019_cancer  -d $dbdir&#10;endtime=$(date +%s)&#10;timediff=$((endtime-starttime))&#10;echo total excutetime so far $timediff seconds &gt;&gt; $logfile">
            <text:p>echo $vcfdir/case_100k_bin_04_019.vcf &gt;&gt; $logfile<text:line-break/>$scriptdir/../../bin/bvd-add.pl -s $vcfdir/case_100k_bin_04_019.vcf -T D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3]" office:value-type="string" office:string-value="echo $vcfdir/case_100k_bin_04_020.vcf &gt;&gt; $logfile&#10;$scriptdir/../../bin/bvd-add.pl -s $vcfdir/case_100k_bin_04_020.vcf -T D020_cancer  -d $dbdir&#10;endtime=$(date +%s)&#10;timediff=$((endtime-starttime))&#10;echo total excutetime so far $timediff seconds &gt;&gt; $logfile">
            <text:p>echo $vcfdir/case_100k_bin_04_020.vcf &gt;&gt; $logfile<text:line-break/>$scriptdir/../../bin/bvd-add.pl -s $vcfdir/case_100k_bin_04_020.vcf -T D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4]" office:value-type="string" office:string-value="echo $vcfdir/case_100k_bin_04_021.vcf &gt;&gt; $logfile&#10;$scriptdir/../../bin/bvd-add.pl -s $vcfdir/case_100k_bin_04_021.vcf -T D021_cancer  -d $dbdir&#10;endtime=$(date +%s)&#10;timediff=$((endtime-starttime))&#10;echo total excutetime so far $timediff seconds &gt;&gt; $logfile">
            <text:p>echo $vcfdir/case_100k_bin_04_021.vcf &gt;&gt; $logfile<text:line-break/>$scriptdir/../../bin/bvd-add.pl -s $vcfdir/case_100k_bin_04_021.vcf -T D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5]" office:value-type="string" office:string-value="echo $vcfdir/case_100k_bin_04_022.vcf &gt;&gt; $logfile&#10;$scriptdir/../../bin/bvd-add.pl -s $vcfdir/case_100k_bin_04_022.vcf -T D022_cancer  -d $dbdir&#10;endtime=$(date +%s)&#10;timediff=$((endtime-starttime))&#10;echo total excutetime so far $timediff seconds &gt;&gt; $logfile">
            <text:p>echo $vcfdir/case_100k_bin_04_022.vcf &gt;&gt; $logfile<text:line-break/>$scriptdir/../../bin/bvd-add.pl -s $vcfdir/case_100k_bin_04_022.vcf -T D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6]" office:value-type="string" office:string-value="echo $vcfdir/case_100k_bin_04_023.vcf &gt;&gt; $logfile&#10;$scriptdir/../../bin/bvd-add.pl -s $vcfdir/case_100k_bin_04_023.vcf -T D023_cancer  -d $dbdir&#10;endtime=$(date +%s)&#10;timediff=$((endtime-starttime))&#10;echo total excutetime so far $timediff seconds &gt;&gt; $logfile">
            <text:p>echo $vcfdir/case_100k_bin_04_023.vcf &gt;&gt; $logfile<text:line-break/>$scriptdir/../../bin/bvd-add.pl -s $vcfdir/case_100k_bin_04_023.vcf -T D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7]" office:value-type="string" office:string-value="echo $vcfdir/case_100k_bin_04_024.vcf &gt;&gt; $logfile&#10;$scriptdir/../../bin/bvd-add.pl -s $vcfdir/case_100k_bin_04_024.vcf -T D024_cancer  -d $dbdir&#10;endtime=$(date +%s)&#10;timediff=$((endtime-starttime))&#10;echo total excutetime so far $timediff seconds &gt;&gt; $logfile">
            <text:p>echo $vcfdir/case_100k_bin_04_024.vcf &gt;&gt; $logfile<text:line-break/>$scriptdir/../../bin/bvd-add.pl -s $vcfdir/case_100k_bin_04_024.vcf -T D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8]" office:value-type="string" office:string-value="echo $vcfdir/case_100k_bin_04_025.vcf &gt;&gt; $logfile&#10;$scriptdir/../../bin/bvd-add.pl -s $vcfdir/case_100k_bin_04_025.vcf -T D025_cancer  -d $dbdir&#10;endtime=$(date +%s)&#10;timediff=$((endtime-starttime))&#10;echo total excutetime so far $timediff seconds &gt;&gt; $logfile">
            <text:p>echo $vcfdir/case_100k_bin_04_025.vcf &gt;&gt; $logfile<text:line-break/>$scriptdir/../../bin/bvd-add.pl -s $vcfdir/case_100k_bin_04_025.vcf -T D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29]" office:value-type="string" office:string-value="echo $vcfdir/case_100k_bin_04_026.vcf &gt;&gt; $logfile&#10;$scriptdir/../../bin/bvd-add.pl -s $vcfdir/case_100k_bin_04_026.vcf -T D026_cancer  -d $dbdir&#10;endtime=$(date +%s)&#10;timediff=$((endtime-starttime))&#10;echo total excutetime so far $timediff seconds &gt;&gt; $logfile">
            <text:p>echo $vcfdir/case_100k_bin_04_026.vcf &gt;&gt; $logfile<text:line-break/>$scriptdir/../../bin/bvd-add.pl -s $vcfdir/case_100k_bin_04_026.vcf -T D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0]" office:value-type="string" office:string-value="echo $vcfdir/case_100k_bin_04_027.vcf &gt;&gt; $logfile&#10;$scriptdir/../../bin/bvd-add.pl -s $vcfdir/case_100k_bin_04_027.vcf -T D027_cancer  -d $dbdir&#10;endtime=$(date +%s)&#10;timediff=$((endtime-starttime))&#10;echo total excutetime so far $timediff seconds &gt;&gt; $logfile">
            <text:p>echo $vcfdir/case_100k_bin_04_027.vcf &gt;&gt; $logfile<text:line-break/>$scriptdir/../../bin/bvd-add.pl -s $vcfdir/case_100k_bin_04_027.vcf -T D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1]" office:value-type="string" office:string-value="echo $vcfdir/case_100k_bin_04_028.vcf &gt;&gt; $logfile&#10;$scriptdir/../../bin/bvd-add.pl -s $vcfdir/case_100k_bin_04_028.vcf -T D028_cancer  -d $dbdir&#10;endtime=$(date +%s)&#10;timediff=$((endtime-starttime))&#10;echo total excutetime so far $timediff seconds &gt;&gt; $logfile">
            <text:p>echo $vcfdir/case_100k_bin_04_028.vcf &gt;&gt; $logfile<text:line-break/>$scriptdir/../../bin/bvd-add.pl -s $vcfdir/case_100k_bin_04_028.vcf -T D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2]" office:value-type="string" office:string-value="echo $vcfdir/case_100k_bin_04_029.vcf &gt;&gt; $logfile&#10;$scriptdir/../../bin/bvd-add.pl -s $vcfdir/case_100k_bin_04_029.vcf -T D029_cancer  -d $dbdir&#10;endtime=$(date +%s)&#10;timediff=$((endtime-starttime))&#10;echo total excutetime so far $timediff seconds &gt;&gt; $logfile">
            <text:p>echo $vcfdir/case_100k_bin_04_029.vcf &gt;&gt; $logfile<text:line-break/>$scriptdir/../../bin/bvd-add.pl -s $vcfdir/case_100k_bin_04_029.vcf -T D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3]" office:value-type="string" office:string-value="echo $vcfdir/case_100k_bin_04_030.vcf &gt;&gt; $logfile&#10;$scriptdir/../../bin/bvd-add.pl -s $vcfdir/case_100k_bin_04_030.vcf -T D030_cancer  -d $dbdir&#10;endtime=$(date +%s)&#10;timediff=$((endtime-starttime))&#10;echo total excutetime so far $timediff seconds &gt;&gt; $logfile">
            <text:p>echo $vcfdir/case_100k_bin_04_030.vcf &gt;&gt; $logfile<text:line-break/>$scriptdir/../../bin/bvd-add.pl -s $vcfdir/case_100k_bin_04_030.vcf -T D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4]" office:value-type="string" office:string-value="echo $vcfdir/case_100k_bin_04_031.vcf &gt;&gt; $logfile&#10;$scriptdir/../../bin/bvd-add.pl -s $vcfdir/case_100k_bin_04_031.vcf -T D031_cancer  -d $dbdir&#10;endtime=$(date +%s)&#10;timediff=$((endtime-starttime))&#10;echo total excutetime so far $timediff seconds &gt;&gt; $logfile">
            <text:p>echo $vcfdir/case_100k_bin_04_031.vcf &gt;&gt; $logfile<text:line-break/>$scriptdir/../../bin/bvd-add.pl -s $vcfdir/case_100k_bin_04_031.vcf -T D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5]" office:value-type="string" office:string-value="echo $vcfdir/case_100k_bin_04_032.vcf &gt;&gt; $logfile&#10;$scriptdir/../../bin/bvd-add.pl -s $vcfdir/case_100k_bin_04_032.vcf -T D032_cancer  -d $dbdir&#10;endtime=$(date +%s)&#10;timediff=$((endtime-starttime))&#10;echo total excutetime so far $timediff seconds &gt;&gt; $logfile">
            <text:p>echo $vcfdir/case_100k_bin_04_032.vcf &gt;&gt; $logfile<text:line-break/>$scriptdir/../../bin/bvd-add.pl -s $vcfdir/case_100k_bin_04_032.vcf -T D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6]" office:value-type="string" office:string-value="echo $vcfdir/case_100k_bin_04_033.vcf &gt;&gt; $logfile&#10;$scriptdir/../../bin/bvd-add.pl -s $vcfdir/case_100k_bin_04_033.vcf -T D033_cancer  -d $dbdir&#10;endtime=$(date +%s)&#10;timediff=$((endtime-starttime))&#10;echo total excutetime so far $timediff seconds &gt;&gt; $logfile">
            <text:p>echo $vcfdir/case_100k_bin_04_033.vcf &gt;&gt; $logfile<text:line-break/>$scriptdir/../../bin/bvd-add.pl -s $vcfdir/case_100k_bin_04_033.vcf -T D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7]" office:value-type="string" office:string-value="echo $vcfdir/case_100k_bin_04_034.vcf &gt;&gt; $logfile&#10;$scriptdir/../../bin/bvd-add.pl -s $vcfdir/case_100k_bin_04_034.vcf -T D034_cancer  -d $dbdir&#10;endtime=$(date +%s)&#10;timediff=$((endtime-starttime))&#10;echo total excutetime so far $timediff seconds &gt;&gt; $logfile">
            <text:p>echo $vcfdir/case_100k_bin_04_034.vcf &gt;&gt; $logfile<text:line-break/>$scriptdir/../../bin/bvd-add.pl -s $vcfdir/case_100k_bin_04_034.vcf -T D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8]" office:value-type="string" office:string-value="echo $vcfdir/case_100k_bin_04_035.vcf &gt;&gt; $logfile&#10;$scriptdir/../../bin/bvd-add.pl -s $vcfdir/case_100k_bin_04_035.vcf -T D035_cancer  -d $dbdir&#10;endtime=$(date +%s)&#10;timediff=$((endtime-starttime))&#10;echo total excutetime so far $timediff seconds &gt;&gt; $logfile">
            <text:p>echo $vcfdir/case_100k_bin_04_035.vcf &gt;&gt; $logfile<text:line-break/>$scriptdir/../../bin/bvd-add.pl -s $vcfdir/case_100k_bin_04_035.vcf -T D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39]" office:value-type="string" office:string-value="echo $vcfdir/case_100k_bin_04_036.vcf &gt;&gt; $logfile&#10;$scriptdir/../../bin/bvd-add.pl -s $vcfdir/case_100k_bin_04_036.vcf -T D036_cancer  -d $dbdir&#10;endtime=$(date +%s)&#10;timediff=$((endtime-starttime))&#10;echo total excutetime so far $timediff seconds &gt;&gt; $logfile">
            <text:p>echo $vcfdir/case_100k_bin_04_036.vcf &gt;&gt; $logfile<text:line-break/>$scriptdir/../../bin/bvd-add.pl -s $vcfdir/case_100k_bin_04_036.vcf -T D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0]" office:value-type="string" office:string-value="echo $vcfdir/case_100k_bin_04_037.vcf &gt;&gt; $logfile&#10;$scriptdir/../../bin/bvd-add.pl -s $vcfdir/case_100k_bin_04_037.vcf -T D037_cancer  -d $dbdir&#10;endtime=$(date +%s)&#10;timediff=$((endtime-starttime))&#10;echo total excutetime so far $timediff seconds &gt;&gt; $logfile">
            <text:p>echo $vcfdir/case_100k_bin_04_037.vcf &gt;&gt; $logfile<text:line-break/>$scriptdir/../../bin/bvd-add.pl -s $vcfdir/case_100k_bin_04_037.vcf -T D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1]" office:value-type="string" office:string-value="echo $vcfdir/case_100k_bin_04_038.vcf &gt;&gt; $logfile&#10;$scriptdir/../../bin/bvd-add.pl -s $vcfdir/case_100k_bin_04_038.vcf -T D038_cancer  -d $dbdir&#10;endtime=$(date +%s)&#10;timediff=$((endtime-starttime))&#10;echo total excutetime so far $timediff seconds &gt;&gt; $logfile">
            <text:p>echo $vcfdir/case_100k_bin_04_038.vcf &gt;&gt; $logfile<text:line-break/>$scriptdir/../../bin/bvd-add.pl -s $vcfdir/case_100k_bin_04_038.vcf -T D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2]" office:value-type="string" office:string-value="echo $vcfdir/case_100k_bin_04_039.vcf &gt;&gt; $logfile&#10;$scriptdir/../../bin/bvd-add.pl -s $vcfdir/case_100k_bin_04_039.vcf -T D039_cancer  -d $dbdir&#10;endtime=$(date +%s)&#10;timediff=$((endtime-starttime))&#10;echo total excutetime so far $timediff seconds &gt;&gt; $logfile">
            <text:p>echo $vcfdir/case_100k_bin_04_039.vcf &gt;&gt; $logfile<text:line-break/>$scriptdir/../../bin/bvd-add.pl -s $vcfdir/case_100k_bin_04_039.vcf -T D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3]" office:value-type="string" office:string-value="echo $vcfdir/case_100k_bin_04_040.vcf &gt;&gt; $logfile&#10;$scriptdir/../../bin/bvd-add.pl -s $vcfdir/case_100k_bin_04_040.vcf -T D040_cancer  -d $dbdir&#10;endtime=$(date +%s)&#10;timediff=$((endtime-starttime))&#10;echo total excutetime so far $timediff seconds &gt;&gt; $logfile">
            <text:p>echo $vcfdir/case_100k_bin_04_040.vcf &gt;&gt; $logfile<text:line-break/>$scriptdir/../../bin/bvd-add.pl -s $vcfdir/case_100k_bin_04_040.vcf -T D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4]" office:value-type="string" office:string-value="echo $vcfdir/case_100k_bin_04_041.vcf &gt;&gt; $logfile&#10;$scriptdir/../../bin/bvd-add.pl -s $vcfdir/case_100k_bin_04_041.vcf -T D041_cancer  -d $dbdir&#10;endtime=$(date +%s)&#10;timediff=$((endtime-starttime))&#10;echo total excutetime so far $timediff seconds &gt;&gt; $logfile">
            <text:p>echo $vcfdir/case_100k_bin_04_041.vcf &gt;&gt; $logfile<text:line-break/>$scriptdir/../../bin/bvd-add.pl -s $vcfdir/case_100k_bin_04_041.vcf -T D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5]" office:value-type="string" office:string-value="echo $vcfdir/case_100k_bin_04_042.vcf &gt;&gt; $logfile&#10;$scriptdir/../../bin/bvd-add.pl -s $vcfdir/case_100k_bin_04_042.vcf -T D042_cancer  -d $dbdir&#10;endtime=$(date +%s)&#10;timediff=$((endtime-starttime))&#10;echo total excutetime so far $timediff seconds &gt;&gt; $logfile">
            <text:p>echo $vcfdir/case_100k_bin_04_042.vcf &gt;&gt; $logfile<text:line-break/>$scriptdir/../../bin/bvd-add.pl -s $vcfdir/case_100k_bin_04_042.vcf -T D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6]" office:value-type="string" office:string-value="echo $vcfdir/case_100k_bin_04_043.vcf &gt;&gt; $logfile&#10;$scriptdir/../../bin/bvd-add.pl -s $vcfdir/case_100k_bin_04_043.vcf -T D043_cancer  -d $dbdir&#10;endtime=$(date +%s)&#10;timediff=$((endtime-starttime))&#10;echo total excutetime so far $timediff seconds &gt;&gt; $logfile">
            <text:p>echo $vcfdir/case_100k_bin_04_043.vcf &gt;&gt; $logfile<text:line-break/>$scriptdir/../../bin/bvd-add.pl -s $vcfdir/case_100k_bin_04_043.vcf -T D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7]" office:value-type="string" office:string-value="echo $vcfdir/case_100k_bin_04_044.vcf &gt;&gt; $logfile&#10;$scriptdir/../../bin/bvd-add.pl -s $vcfdir/case_100k_bin_04_044.vcf -T D044_cancer  -d $dbdir&#10;endtime=$(date +%s)&#10;timediff=$((endtime-starttime))&#10;echo total excutetime so far $timediff seconds &gt;&gt; $logfile">
            <text:p>echo $vcfdir/case_100k_bin_04_044.vcf &gt;&gt; $logfile<text:line-break/>$scriptdir/../../bin/bvd-add.pl -s $vcfdir/case_100k_bin_04_044.vcf -T D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8]" office:value-type="string" office:string-value="echo $vcfdir/case_100k_bin_04_045.vcf &gt;&gt; $logfile&#10;$scriptdir/../../bin/bvd-add.pl -s $vcfdir/case_100k_bin_04_045.vcf -T D045_cancer  -d $dbdir&#10;endtime=$(date +%s)&#10;timediff=$((endtime-starttime))&#10;echo total excutetime so far $timediff seconds &gt;&gt; $logfile">
            <text:p>echo $vcfdir/case_100k_bin_04_045.vcf &gt;&gt; $logfile<text:line-break/>$scriptdir/../../bin/bvd-add.pl -s $vcfdir/case_100k_bin_04_045.vcf -T D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49]" office:value-type="string" office:string-value="echo $vcfdir/case_100k_bin_04_046.vcf &gt;&gt; $logfile&#10;$scriptdir/../../bin/bvd-add.pl -s $vcfdir/case_100k_bin_04_046.vcf -T D046_cancer  -d $dbdir&#10;endtime=$(date +%s)&#10;timediff=$((endtime-starttime))&#10;echo total excutetime so far $timediff seconds &gt;&gt; $logfile">
            <text:p>echo $vcfdir/case_100k_bin_04_046.vcf &gt;&gt; $logfile<text:line-break/>$scriptdir/../../bin/bvd-add.pl -s $vcfdir/case_100k_bin_04_046.vcf -T D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0]" office:value-type="string" office:string-value="echo $vcfdir/case_100k_bin_04_047.vcf &gt;&gt; $logfile&#10;$scriptdir/../../bin/bvd-add.pl -s $vcfdir/case_100k_bin_04_047.vcf -T D047_cancer  -d $dbdir&#10;endtime=$(date +%s)&#10;timediff=$((endtime-starttime))&#10;echo total excutetime so far $timediff seconds &gt;&gt; $logfile">
            <text:p>echo $vcfdir/case_100k_bin_04_047.vcf &gt;&gt; $logfile<text:line-break/>$scriptdir/../../bin/bvd-add.pl -s $vcfdir/case_100k_bin_04_047.vcf -T D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1]" office:value-type="string" office:string-value="echo $vcfdir/case_100k_bin_04_048.vcf &gt;&gt; $logfile&#10;$scriptdir/../../bin/bvd-add.pl -s $vcfdir/case_100k_bin_04_048.vcf -T D048_cancer  -d $dbdir&#10;endtime=$(date +%s)&#10;timediff=$((endtime-starttime))&#10;echo total excutetime so far $timediff seconds &gt;&gt; $logfile">
            <text:p>echo $vcfdir/case_100k_bin_04_048.vcf &gt;&gt; $logfile<text:line-break/>$scriptdir/../../bin/bvd-add.pl -s $vcfdir/case_100k_bin_04_048.vcf -T D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2]" office:value-type="string" office:string-value="echo $vcfdir/case_100k_bin_04_049.vcf &gt;&gt; $logfile&#10;$scriptdir/../../bin/bvd-add.pl -s $vcfdir/case_100k_bin_04_049.vcf -T D049_cancer  -d $dbdir&#10;endtime=$(date +%s)&#10;timediff=$((endtime-starttime))&#10;echo total excutetime so far $timediff seconds &gt;&gt; $logfile">
            <text:p>echo $vcfdir/case_100k_bin_04_049.vcf &gt;&gt; $logfile<text:line-break/>$scriptdir/../../bin/bvd-add.pl -s $vcfdir/case_100k_bin_04_049.vcf -T D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3]" office:value-type="string" office:string-value="echo $vcfdir/case_100k_bin_04_050.vcf &gt;&gt; $logfile&#10;$scriptdir/../../bin/bvd-add.pl -s $vcfdir/case_100k_bin_04_050.vcf -T D050_cancer  -d $dbdir&#10;endtime=$(date +%s)&#10;timediff=$((endtime-starttime))&#10;echo total excutetime so far $timediff seconds &gt;&gt; $logfile">
            <text:p>echo $vcfdir/case_100k_bin_04_050.vcf &gt;&gt; $logfile<text:line-break/>$scriptdir/../../bin/bvd-add.pl -s $vcfdir/case_100k_bin_04_050.vcf -T D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4]" office:value-type="string" office:string-value="echo $vcfdir/case_100k_bin_04_051.vcf &gt;&gt; $logfile&#10;$scriptdir/../../bin/bvd-add.pl -s $vcfdir/case_100k_bin_04_051.vcf -T D051_cancer  -d $dbdir&#10;endtime=$(date +%s)&#10;timediff=$((endtime-starttime))&#10;echo total excutetime so far $timediff seconds &gt;&gt; $logfile">
            <text:p>echo $vcfdir/case_100k_bin_04_051.vcf &gt;&gt; $logfile<text:line-break/>$scriptdir/../../bin/bvd-add.pl -s $vcfdir/case_100k_bin_04_051.vcf -T D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5]" office:value-type="string" office:string-value="echo $vcfdir/case_100k_bin_04_052.vcf &gt;&gt; $logfile&#10;$scriptdir/../../bin/bvd-add.pl -s $vcfdir/case_100k_bin_04_052.vcf -T D052_cancer  -d $dbdir&#10;endtime=$(date +%s)&#10;timediff=$((endtime-starttime))&#10;echo total excutetime so far $timediff seconds &gt;&gt; $logfile">
            <text:p>echo $vcfdir/case_100k_bin_04_052.vcf &gt;&gt; $logfile<text:line-break/>$scriptdir/../../bin/bvd-add.pl -s $vcfdir/case_100k_bin_04_052.vcf -T D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6]" office:value-type="string" office:string-value="echo $vcfdir/case_100k_bin_04_053.vcf &gt;&gt; $logfile&#10;$scriptdir/../../bin/bvd-add.pl -s $vcfdir/case_100k_bin_04_053.vcf -T D053_cancer  -d $dbdir&#10;endtime=$(date +%s)&#10;timediff=$((endtime-starttime))&#10;echo total excutetime so far $timediff seconds &gt;&gt; $logfile">
            <text:p>echo $vcfdir/case_100k_bin_04_053.vcf &gt;&gt; $logfile<text:line-break/>$scriptdir/../../bin/bvd-add.pl -s $vcfdir/case_100k_bin_04_053.vcf -T D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7]" office:value-type="string" office:string-value="echo $vcfdir/case_100k_bin_04_054.vcf &gt;&gt; $logfile&#10;$scriptdir/../../bin/bvd-add.pl -s $vcfdir/case_100k_bin_04_054.vcf -T D054_cancer  -d $dbdir&#10;endtime=$(date +%s)&#10;timediff=$((endtime-starttime))&#10;echo total excutetime so far $timediff seconds &gt;&gt; $logfile">
            <text:p>echo $vcfdir/case_100k_bin_04_054.vcf &gt;&gt; $logfile<text:line-break/>$scriptdir/../../bin/bvd-add.pl -s $vcfdir/case_100k_bin_04_054.vcf -T D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8]" office:value-type="string" office:string-value="echo $vcfdir/case_100k_bin_04_055.vcf &gt;&gt; $logfile&#10;$scriptdir/../../bin/bvd-add.pl -s $vcfdir/case_100k_bin_04_055.vcf -T D055_cancer  -d $dbdir&#10;endtime=$(date +%s)&#10;timediff=$((endtime-starttime))&#10;echo total excutetime so far $timediff seconds &gt;&gt; $logfile">
            <text:p>echo $vcfdir/case_100k_bin_04_055.vcf &gt;&gt; $logfile<text:line-break/>$scriptdir/../../bin/bvd-add.pl -s $vcfdir/case_100k_bin_04_055.vcf -T D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59]" office:value-type="string" office:string-value="echo $vcfdir/case_100k_bin_04_056.vcf &gt;&gt; $logfile&#10;$scriptdir/../../bin/bvd-add.pl -s $vcfdir/case_100k_bin_04_056.vcf -T D056_cancer  -d $dbdir&#10;endtime=$(date +%s)&#10;timediff=$((endtime-starttime))&#10;echo total excutetime so far $timediff seconds &gt;&gt; $logfile">
            <text:p>echo $vcfdir/case_100k_bin_04_056.vcf &gt;&gt; $logfile<text:line-break/>$scriptdir/../../bin/bvd-add.pl -s $vcfdir/case_100k_bin_04_056.vcf -T D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0]" office:value-type="string" office:string-value="echo $vcfdir/case_100k_bin_04_057.vcf &gt;&gt; $logfile&#10;$scriptdir/../../bin/bvd-add.pl -s $vcfdir/case_100k_bin_04_057.vcf -T D057_cancer  -d $dbdir&#10;endtime=$(date +%s)&#10;timediff=$((endtime-starttime))&#10;echo total excutetime so far $timediff seconds &gt;&gt; $logfile">
            <text:p>echo $vcfdir/case_100k_bin_04_057.vcf &gt;&gt; $logfile<text:line-break/>$scriptdir/../../bin/bvd-add.pl -s $vcfdir/case_100k_bin_04_057.vcf -T D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1]" office:value-type="string" office:string-value="echo $vcfdir/case_100k_bin_04_058.vcf &gt;&gt; $logfile&#10;$scriptdir/../../bin/bvd-add.pl -s $vcfdir/case_100k_bin_04_058.vcf -T D058_cancer  -d $dbdir&#10;endtime=$(date +%s)&#10;timediff=$((endtime-starttime))&#10;echo total excutetime so far $timediff seconds &gt;&gt; $logfile">
            <text:p>echo $vcfdir/case_100k_bin_04_058.vcf &gt;&gt; $logfile<text:line-break/>$scriptdir/../../bin/bvd-add.pl -s $vcfdir/case_100k_bin_04_058.vcf -T D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2]" office:value-type="string" office:string-value="echo $vcfdir/case_100k_bin_04_059.vcf &gt;&gt; $logfile&#10;$scriptdir/../../bin/bvd-add.pl -s $vcfdir/case_100k_bin_04_059.vcf -T D059_cancer  -d $dbdir&#10;endtime=$(date +%s)&#10;timediff=$((endtime-starttime))&#10;echo total excutetime so far $timediff seconds &gt;&gt; $logfile">
            <text:p>echo $vcfdir/case_100k_bin_04_059.vcf &gt;&gt; $logfile<text:line-break/>$scriptdir/../../bin/bvd-add.pl -s $vcfdir/case_100k_bin_04_059.vcf -T D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3]" office:value-type="string" office:string-value="echo $vcfdir/case_100k_bin_04_060.vcf &gt;&gt; $logfile&#10;$scriptdir/../../bin/bvd-add.pl -s $vcfdir/case_100k_bin_04_060.vcf -T D060_cancer  -d $dbdir&#10;endtime=$(date +%s)&#10;timediff=$((endtime-starttime))&#10;echo total excutetime so far $timediff seconds &gt;&gt; $logfile">
            <text:p>echo $vcfdir/case_100k_bin_04_060.vcf &gt;&gt; $logfile<text:line-break/>$scriptdir/../../bin/bvd-add.pl -s $vcfdir/case_100k_bin_04_060.vcf -T D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4]" office:value-type="string" office:string-value="echo $vcfdir/case_100k_bin_04_061.vcf &gt;&gt; $logfile&#10;$scriptdir/../../bin/bvd-add.pl -s $vcfdir/case_100k_bin_04_061.vcf -T D061_cancer  -d $dbdir&#10;endtime=$(date +%s)&#10;timediff=$((endtime-starttime))&#10;echo total excutetime so far $timediff seconds &gt;&gt; $logfile">
            <text:p>echo $vcfdir/case_100k_bin_04_061.vcf &gt;&gt; $logfile<text:line-break/>$scriptdir/../../bin/bvd-add.pl -s $vcfdir/case_100k_bin_04_061.vcf -T D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5]" office:value-type="string" office:string-value="echo $vcfdir/case_100k_bin_04_062.vcf &gt;&gt; $logfile&#10;$scriptdir/../../bin/bvd-add.pl -s $vcfdir/case_100k_bin_04_062.vcf -T D062_cancer  -d $dbdir&#10;endtime=$(date +%s)&#10;timediff=$((endtime-starttime))&#10;echo total excutetime so far $timediff seconds &gt;&gt; $logfile">
            <text:p>echo $vcfdir/case_100k_bin_04_062.vcf &gt;&gt; $logfile<text:line-break/>$scriptdir/../../bin/bvd-add.pl -s $vcfdir/case_100k_bin_04_062.vcf -T D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6]" office:value-type="string" office:string-value="echo $vcfdir/case_100k_bin_04_063.vcf &gt;&gt; $logfile&#10;$scriptdir/../../bin/bvd-add.pl -s $vcfdir/case_100k_bin_04_063.vcf -T D063_cancer  -d $dbdir&#10;endtime=$(date +%s)&#10;timediff=$((endtime-starttime))&#10;echo total excutetime so far $timediff seconds &gt;&gt; $logfile">
            <text:p>echo $vcfdir/case_100k_bin_04_063.vcf &gt;&gt; $logfile<text:line-break/>$scriptdir/../../bin/bvd-add.pl -s $vcfdir/case_100k_bin_04_063.vcf -T D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7]" office:value-type="string" office:string-value="echo $vcfdir/case_100k_bin_04_064.vcf &gt;&gt; $logfile&#10;$scriptdir/../../bin/bvd-add.pl -s $vcfdir/case_100k_bin_04_064.vcf -T D064_cancer  -d $dbdir&#10;endtime=$(date +%s)&#10;timediff=$((endtime-starttime))&#10;echo total excutetime so far $timediff seconds &gt;&gt; $logfile">
            <text:p>echo $vcfdir/case_100k_bin_04_064.vcf &gt;&gt; $logfile<text:line-break/>$scriptdir/../../bin/bvd-add.pl -s $vcfdir/case_100k_bin_04_064.vcf -T D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8]" office:value-type="string" office:string-value="echo $vcfdir/case_100k_bin_04_065.vcf &gt;&gt; $logfile&#10;$scriptdir/../../bin/bvd-add.pl -s $vcfdir/case_100k_bin_04_065.vcf -T D065_cancer  -d $dbdir&#10;endtime=$(date +%s)&#10;timediff=$((endtime-starttime))&#10;echo total excutetime so far $timediff seconds &gt;&gt; $logfile">
            <text:p>echo $vcfdir/case_100k_bin_04_065.vcf &gt;&gt; $logfile<text:line-break/>$scriptdir/../../bin/bvd-add.pl -s $vcfdir/case_100k_bin_04_065.vcf -T D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69]" office:value-type="string" office:string-value="echo $vcfdir/case_100k_bin_04_066.vcf &gt;&gt; $logfile&#10;$scriptdir/../../bin/bvd-add.pl -s $vcfdir/case_100k_bin_04_066.vcf -T D066_cancer  -d $dbdir&#10;endtime=$(date +%s)&#10;timediff=$((endtime-starttime))&#10;echo total excutetime so far $timediff seconds &gt;&gt; $logfile">
            <text:p>echo $vcfdir/case_100k_bin_04_066.vcf &gt;&gt; $logfile<text:line-break/>$scriptdir/../../bin/bvd-add.pl -s $vcfdir/case_100k_bin_04_066.vcf -T D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0]" office:value-type="string" office:string-value="echo $vcfdir/case_100k_bin_04_067.vcf &gt;&gt; $logfile&#10;$scriptdir/../../bin/bvd-add.pl -s $vcfdir/case_100k_bin_04_067.vcf -T D067_cancer  -d $dbdir&#10;endtime=$(date +%s)&#10;timediff=$((endtime-starttime))&#10;echo total excutetime so far $timediff seconds &gt;&gt; $logfile">
            <text:p>echo $vcfdir/case_100k_bin_04_067.vcf &gt;&gt; $logfile<text:line-break/>$scriptdir/../../bin/bvd-add.pl -s $vcfdir/case_100k_bin_04_067.vcf -T D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1]" office:value-type="string" office:string-value="echo $vcfdir/case_100k_bin_04_068.vcf &gt;&gt; $logfile&#10;$scriptdir/../../bin/bvd-add.pl -s $vcfdir/case_100k_bin_04_068.vcf -T D068_cancer  -d $dbdir&#10;endtime=$(date +%s)&#10;timediff=$((endtime-starttime))&#10;echo total excutetime so far $timediff seconds &gt;&gt; $logfile">
            <text:p>echo $vcfdir/case_100k_bin_04_068.vcf &gt;&gt; $logfile<text:line-break/>$scriptdir/../../bin/bvd-add.pl -s $vcfdir/case_100k_bin_04_068.vcf -T D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2]" office:value-type="string" office:string-value="echo $vcfdir/case_100k_bin_04_069.vcf &gt;&gt; $logfile&#10;$scriptdir/../../bin/bvd-add.pl -s $vcfdir/case_100k_bin_04_069.vcf -T D069_cancer  -d $dbdir&#10;endtime=$(date +%s)&#10;timediff=$((endtime-starttime))&#10;echo total excutetime so far $timediff seconds &gt;&gt; $logfile">
            <text:p>echo $vcfdir/case_100k_bin_04_069.vcf &gt;&gt; $logfile<text:line-break/>$scriptdir/../../bin/bvd-add.pl -s $vcfdir/case_100k_bin_04_069.vcf -T D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3]" office:value-type="string" office:string-value="echo $vcfdir/case_100k_bin_04_070.vcf &gt;&gt; $logfile&#10;$scriptdir/../../bin/bvd-add.pl -s $vcfdir/case_100k_bin_04_070.vcf -T D070_cancer  -d $dbdir&#10;endtime=$(date +%s)&#10;timediff=$((endtime-starttime))&#10;echo total excutetime so far $timediff seconds &gt;&gt; $logfile">
            <text:p>echo $vcfdir/case_100k_bin_04_070.vcf &gt;&gt; $logfile<text:line-break/>$scriptdir/../../bin/bvd-add.pl -s $vcfdir/case_100k_bin_04_070.vcf -T D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4]" office:value-type="string" office:string-value="echo $vcfdir/case_100k_bin_04_071.vcf &gt;&gt; $logfile&#10;$scriptdir/../../bin/bvd-add.pl -s $vcfdir/case_100k_bin_04_071.vcf -T D071_cancer  -d $dbdir&#10;endtime=$(date +%s)&#10;timediff=$((endtime-starttime))&#10;echo total excutetime so far $timediff seconds &gt;&gt; $logfile">
            <text:p>echo $vcfdir/case_100k_bin_04_071.vcf &gt;&gt; $logfile<text:line-break/>$scriptdir/../../bin/bvd-add.pl -s $vcfdir/case_100k_bin_04_071.vcf -T D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5]" office:value-type="string" office:string-value="echo $vcfdir/case_100k_bin_04_072.vcf &gt;&gt; $logfile&#10;$scriptdir/../../bin/bvd-add.pl -s $vcfdir/case_100k_bin_04_072.vcf -T D072_cancer  -d $dbdir&#10;endtime=$(date +%s)&#10;timediff=$((endtime-starttime))&#10;echo total excutetime so far $timediff seconds &gt;&gt; $logfile">
            <text:p>echo $vcfdir/case_100k_bin_04_072.vcf &gt;&gt; $logfile<text:line-break/>$scriptdir/../../bin/bvd-add.pl -s $vcfdir/case_100k_bin_04_072.vcf -T D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6]" office:value-type="string" office:string-value="echo $vcfdir/case_100k_bin_04_073.vcf &gt;&gt; $logfile&#10;$scriptdir/../../bin/bvd-add.pl -s $vcfdir/case_100k_bin_04_073.vcf -T D073_cancer  -d $dbdir&#10;endtime=$(date +%s)&#10;timediff=$((endtime-starttime))&#10;echo total excutetime so far $timediff seconds &gt;&gt; $logfile">
            <text:p>echo $vcfdir/case_100k_bin_04_073.vcf &gt;&gt; $logfile<text:line-break/>$scriptdir/../../bin/bvd-add.pl -s $vcfdir/case_100k_bin_04_073.vcf -T D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7]" office:value-type="string" office:string-value="echo $vcfdir/case_100k_bin_04_074.vcf &gt;&gt; $logfile&#10;$scriptdir/../../bin/bvd-add.pl -s $vcfdir/case_100k_bin_04_074.vcf -T D074_cancer  -d $dbdir&#10;endtime=$(date +%s)&#10;timediff=$((endtime-starttime))&#10;echo total excutetime so far $timediff seconds &gt;&gt; $logfile">
            <text:p>echo $vcfdir/case_100k_bin_04_074.vcf &gt;&gt; $logfile<text:line-break/>$scriptdir/../../bin/bvd-add.pl -s $vcfdir/case_100k_bin_04_074.vcf -T D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8]" office:value-type="string" office:string-value="echo $vcfdir/case_100k_bin_04_075.vcf &gt;&gt; $logfile&#10;$scriptdir/../../bin/bvd-add.pl -s $vcfdir/case_100k_bin_04_075.vcf -T D075_cancer  -d $dbdir&#10;endtime=$(date +%s)&#10;timediff=$((endtime-starttime))&#10;echo total excutetime so far $timediff seconds &gt;&gt; $logfile">
            <text:p>echo $vcfdir/case_100k_bin_04_075.vcf &gt;&gt; $logfile<text:line-break/>$scriptdir/../../bin/bvd-add.pl -s $vcfdir/case_100k_bin_04_075.vcf -T D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79]" office:value-type="string" office:string-value="echo $vcfdir/case_100k_bin_04_076.vcf &gt;&gt; $logfile&#10;$scriptdir/../../bin/bvd-add.pl -s $vcfdir/case_100k_bin_04_076.vcf -T D076_cancer  -d $dbdir&#10;endtime=$(date +%s)&#10;timediff=$((endtime-starttime))&#10;echo total excutetime so far $timediff seconds &gt;&gt; $logfile">
            <text:p>echo $vcfdir/case_100k_bin_04_076.vcf &gt;&gt; $logfile<text:line-break/>$scriptdir/../../bin/bvd-add.pl -s $vcfdir/case_100k_bin_04_076.vcf -T D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0]" office:value-type="string" office:string-value="echo $vcfdir/case_100k_bin_04_077.vcf &gt;&gt; $logfile&#10;$scriptdir/../../bin/bvd-add.pl -s $vcfdir/case_100k_bin_04_077.vcf -T D077_cancer  -d $dbdir&#10;endtime=$(date +%s)&#10;timediff=$((endtime-starttime))&#10;echo total excutetime so far $timediff seconds &gt;&gt; $logfile">
            <text:p>echo $vcfdir/case_100k_bin_04_077.vcf &gt;&gt; $logfile<text:line-break/>$scriptdir/../../bin/bvd-add.pl -s $vcfdir/case_100k_bin_04_077.vcf -T D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1]" office:value-type="string" office:string-value="echo $vcfdir/case_100k_bin_04_078.vcf &gt;&gt; $logfile&#10;$scriptdir/../../bin/bvd-add.pl -s $vcfdir/case_100k_bin_04_078.vcf -T D078_cancer  -d $dbdir&#10;endtime=$(date +%s)&#10;timediff=$((endtime-starttime))&#10;echo total excutetime so far $timediff seconds &gt;&gt; $logfile">
            <text:p>echo $vcfdir/case_100k_bin_04_078.vcf &gt;&gt; $logfile<text:line-break/>$scriptdir/../../bin/bvd-add.pl -s $vcfdir/case_100k_bin_04_078.vcf -T D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2]" office:value-type="string" office:string-value="echo $vcfdir/case_100k_bin_04_079.vcf &gt;&gt; $logfile&#10;$scriptdir/../../bin/bvd-add.pl -s $vcfdir/case_100k_bin_04_079.vcf -T D079_cancer  -d $dbdir&#10;endtime=$(date +%s)&#10;timediff=$((endtime-starttime))&#10;echo total excutetime so far $timediff seconds &gt;&gt; $logfile">
            <text:p>echo $vcfdir/case_100k_bin_04_079.vcf &gt;&gt; $logfile<text:line-break/>$scriptdir/../../bin/bvd-add.pl -s $vcfdir/case_100k_bin_04_079.vcf -T D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3]" office:value-type="string" office:string-value="echo $vcfdir/case_100k_bin_04_080.vcf &gt;&gt; $logfile&#10;$scriptdir/../../bin/bvd-add.pl -s $vcfdir/case_100k_bin_04_080.vcf -T D080_cancer  -d $dbdir&#10;endtime=$(date +%s)&#10;timediff=$((endtime-starttime))&#10;echo total excutetime so far $timediff seconds &gt;&gt; $logfile">
            <text:p>echo $vcfdir/case_100k_bin_04_080.vcf &gt;&gt; $logfile<text:line-break/>$scriptdir/../../bin/bvd-add.pl -s $vcfdir/case_100k_bin_04_080.vcf -T D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4]" office:value-type="string" office:string-value="echo $vcfdir/case_100k_bin_04_081.vcf &gt;&gt; $logfile&#10;$scriptdir/../../bin/bvd-add.pl -s $vcfdir/case_100k_bin_04_081.vcf -T D081_cancer  -d $dbdir&#10;endtime=$(date +%s)&#10;timediff=$((endtime-starttime))&#10;echo total excutetime so far $timediff seconds &gt;&gt; $logfile">
            <text:p>echo $vcfdir/case_100k_bin_04_081.vcf &gt;&gt; $logfile<text:line-break/>$scriptdir/../../bin/bvd-add.pl -s $vcfdir/case_100k_bin_04_081.vcf -T D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5]" office:value-type="string" office:string-value="echo $vcfdir/case_100k_bin_04_082.vcf &gt;&gt; $logfile&#10;$scriptdir/../../bin/bvd-add.pl -s $vcfdir/case_100k_bin_04_082.vcf -T D082_cancer  -d $dbdir&#10;endtime=$(date +%s)&#10;timediff=$((endtime-starttime))&#10;echo total excutetime so far $timediff seconds &gt;&gt; $logfile">
            <text:p>echo $vcfdir/case_100k_bin_04_082.vcf &gt;&gt; $logfile<text:line-break/>$scriptdir/../../bin/bvd-add.pl -s $vcfdir/case_100k_bin_04_082.vcf -T D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6]" office:value-type="string" office:string-value="echo $vcfdir/case_100k_bin_04_083.vcf &gt;&gt; $logfile&#10;$scriptdir/../../bin/bvd-add.pl -s $vcfdir/case_100k_bin_04_083.vcf -T D083_cancer  -d $dbdir&#10;endtime=$(date +%s)&#10;timediff=$((endtime-starttime))&#10;echo total excutetime so far $timediff seconds &gt;&gt; $logfile">
            <text:p>echo $vcfdir/case_100k_bin_04_083.vcf &gt;&gt; $logfile<text:line-break/>$scriptdir/../../bin/bvd-add.pl -s $vcfdir/case_100k_bin_04_083.vcf -T D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7]" office:value-type="string" office:string-value="echo $vcfdir/case_100k_bin_04_084.vcf &gt;&gt; $logfile&#10;$scriptdir/../../bin/bvd-add.pl -s $vcfdir/case_100k_bin_04_084.vcf -T D084_cancer  -d $dbdir&#10;endtime=$(date +%s)&#10;timediff=$((endtime-starttime))&#10;echo total excutetime so far $timediff seconds &gt;&gt; $logfile">
            <text:p>echo $vcfdir/case_100k_bin_04_084.vcf &gt;&gt; $logfile<text:line-break/>$scriptdir/../../bin/bvd-add.pl -s $vcfdir/case_100k_bin_04_084.vcf -T D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8]" office:value-type="string" office:string-value="echo $vcfdir/case_100k_bin_04_085.vcf &gt;&gt; $logfile&#10;$scriptdir/../../bin/bvd-add.pl -s $vcfdir/case_100k_bin_04_085.vcf -T D085_cancer  -d $dbdir&#10;endtime=$(date +%s)&#10;timediff=$((endtime-starttime))&#10;echo total excutetime so far $timediff seconds &gt;&gt; $logfile">
            <text:p>echo $vcfdir/case_100k_bin_04_085.vcf &gt;&gt; $logfile<text:line-break/>$scriptdir/../../bin/bvd-add.pl -s $vcfdir/case_100k_bin_04_085.vcf -T D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89]" office:value-type="string" office:string-value="echo $vcfdir/case_100k_bin_04_086.vcf &gt;&gt; $logfile&#10;$scriptdir/../../bin/bvd-add.pl -s $vcfdir/case_100k_bin_04_086.vcf -T D086_cancer  -d $dbdir&#10;endtime=$(date +%s)&#10;timediff=$((endtime-starttime))&#10;echo total excutetime so far $timediff seconds &gt;&gt; $logfile">
            <text:p>echo $vcfdir/case_100k_bin_04_086.vcf &gt;&gt; $logfile<text:line-break/>$scriptdir/../../bin/bvd-add.pl -s $vcfdir/case_100k_bin_04_086.vcf -T D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0]" office:value-type="string" office:string-value="echo $vcfdir/case_100k_bin_04_087.vcf &gt;&gt; $logfile&#10;$scriptdir/../../bin/bvd-add.pl -s $vcfdir/case_100k_bin_04_087.vcf -T D087_cancer  -d $dbdir&#10;endtime=$(date +%s)&#10;timediff=$((endtime-starttime))&#10;echo total excutetime so far $timediff seconds &gt;&gt; $logfile">
            <text:p>echo $vcfdir/case_100k_bin_04_087.vcf &gt;&gt; $logfile<text:line-break/>$scriptdir/../../bin/bvd-add.pl -s $vcfdir/case_100k_bin_04_087.vcf -T D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1]" office:value-type="string" office:string-value="echo $vcfdir/case_100k_bin_04_088.vcf &gt;&gt; $logfile&#10;$scriptdir/../../bin/bvd-add.pl -s $vcfdir/case_100k_bin_04_088.vcf -T D088_cancer  -d $dbdir&#10;endtime=$(date +%s)&#10;timediff=$((endtime-starttime))&#10;echo total excutetime so far $timediff seconds &gt;&gt; $logfile">
            <text:p>echo $vcfdir/case_100k_bin_04_088.vcf &gt;&gt; $logfile<text:line-break/>$scriptdir/../../bin/bvd-add.pl -s $vcfdir/case_100k_bin_04_088.vcf -T D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2]" office:value-type="string" office:string-value="echo $vcfdir/case_100k_bin_04_089.vcf &gt;&gt; $logfile&#10;$scriptdir/../../bin/bvd-add.pl -s $vcfdir/case_100k_bin_04_089.vcf -T D089_cancer  -d $dbdir&#10;endtime=$(date +%s)&#10;timediff=$((endtime-starttime))&#10;echo total excutetime so far $timediff seconds &gt;&gt; $logfile">
            <text:p>echo $vcfdir/case_100k_bin_04_089.vcf &gt;&gt; $logfile<text:line-break/>$scriptdir/../../bin/bvd-add.pl -s $vcfdir/case_100k_bin_04_089.vcf -T D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3]" office:value-type="string" office:string-value="echo $vcfdir/case_100k_bin_04_090.vcf &gt;&gt; $logfile&#10;$scriptdir/../../bin/bvd-add.pl -s $vcfdir/case_100k_bin_04_090.vcf -T D090_cancer  -d $dbdir&#10;endtime=$(date +%s)&#10;timediff=$((endtime-starttime))&#10;echo total excutetime so far $timediff seconds &gt;&gt; $logfile">
            <text:p>echo $vcfdir/case_100k_bin_04_090.vcf &gt;&gt; $logfile<text:line-break/>$scriptdir/../../bin/bvd-add.pl -s $vcfdir/case_100k_bin_04_090.vcf -T D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4]" office:value-type="string" office:string-value="echo $vcfdir/case_100k_bin_04_091.vcf &gt;&gt; $logfile&#10;$scriptdir/../../bin/bvd-add.pl -s $vcfdir/case_100k_bin_04_091.vcf -T D091_cancer  -d $dbdir&#10;endtime=$(date +%s)&#10;timediff=$((endtime-starttime))&#10;echo total excutetime so far $timediff seconds &gt;&gt; $logfile">
            <text:p>echo $vcfdir/case_100k_bin_04_091.vcf &gt;&gt; $logfile<text:line-break/>$scriptdir/../../bin/bvd-add.pl -s $vcfdir/case_100k_bin_04_091.vcf -T D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5]" office:value-type="string" office:string-value="echo $vcfdir/case_100k_bin_04_092.vcf &gt;&gt; $logfile&#10;$scriptdir/../../bin/bvd-add.pl -s $vcfdir/case_100k_bin_04_092.vcf -T D092_cancer  -d $dbdir&#10;endtime=$(date +%s)&#10;timediff=$((endtime-starttime))&#10;echo total excutetime so far $timediff seconds &gt;&gt; $logfile">
            <text:p>echo $vcfdir/case_100k_bin_04_092.vcf &gt;&gt; $logfile<text:line-break/>$scriptdir/../../bin/bvd-add.pl -s $vcfdir/case_100k_bin_04_092.vcf -T D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6]" office:value-type="string" office:string-value="echo $vcfdir/case_100k_bin_04_093.vcf &gt;&gt; $logfile&#10;$scriptdir/../../bin/bvd-add.pl -s $vcfdir/case_100k_bin_04_093.vcf -T D093_cancer  -d $dbdir&#10;endtime=$(date +%s)&#10;timediff=$((endtime-starttime))&#10;echo total excutetime so far $timediff seconds &gt;&gt; $logfile">
            <text:p>echo $vcfdir/case_100k_bin_04_093.vcf &gt;&gt; $logfile<text:line-break/>$scriptdir/../../bin/bvd-add.pl -s $vcfdir/case_100k_bin_04_093.vcf -T D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7]" office:value-type="string" office:string-value="echo $vcfdir/case_100k_bin_04_094.vcf &gt;&gt; $logfile&#10;$scriptdir/../../bin/bvd-add.pl -s $vcfdir/case_100k_bin_04_094.vcf -T D094_cancer  -d $dbdir&#10;endtime=$(date +%s)&#10;timediff=$((endtime-starttime))&#10;echo total excutetime so far $timediff seconds &gt;&gt; $logfile">
            <text:p>echo $vcfdir/case_100k_bin_04_094.vcf &gt;&gt; $logfile<text:line-break/>$scriptdir/../../bin/bvd-add.pl -s $vcfdir/case_100k_bin_04_094.vcf -T D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8]" office:value-type="string" office:string-value="echo $vcfdir/case_100k_bin_04_095.vcf &gt;&gt; $logfile&#10;$scriptdir/../../bin/bvd-add.pl -s $vcfdir/case_100k_bin_04_095.vcf -T D095_cancer  -d $dbdir&#10;endtime=$(date +%s)&#10;timediff=$((endtime-starttime))&#10;echo total excutetime so far $timediff seconds &gt;&gt; $logfile">
            <text:p>echo $vcfdir/case_100k_bin_04_095.vcf &gt;&gt; $logfile<text:line-break/>$scriptdir/../../bin/bvd-add.pl -s $vcfdir/case_100k_bin_04_095.vcf -T D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99]" office:value-type="string" office:string-value="echo $vcfdir/case_100k_bin_04_096.vcf &gt;&gt; $logfile&#10;$scriptdir/../../bin/bvd-add.pl -s $vcfdir/case_100k_bin_04_096.vcf -T D096_cancer  -d $dbdir&#10;endtime=$(date +%s)&#10;timediff=$((endtime-starttime))&#10;echo total excutetime so far $timediff seconds &gt;&gt; $logfile">
            <text:p>echo $vcfdir/case_100k_bin_04_096.vcf &gt;&gt; $logfile<text:line-break/>$scriptdir/../../bin/bvd-add.pl -s $vcfdir/case_100k_bin_04_096.vcf -T D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00]" office:value-type="string" office:string-value="echo $vcfdir/case_100k_bin_04_097.vcf &gt;&gt; $logfile&#10;$scriptdir/../../bin/bvd-add.pl -s $vcfdir/case_100k_bin_04_097.vcf -T D097_cancer  -d $dbdir&#10;endtime=$(date +%s)&#10;timediff=$((endtime-starttime))&#10;echo total excutetime so far $timediff seconds &gt;&gt; $logfile">
            <text:p>echo $vcfdir/case_100k_bin_04_097.vcf &gt;&gt; $logfile<text:line-break/>$scriptdir/../../bin/bvd-add.pl -s $vcfdir/case_100k_bin_04_097.vcf -T D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01]" office:value-type="string" office:string-value="echo $vcfdir/case_100k_bin_04_098.vcf &gt;&gt; $logfile&#10;$scriptdir/../../bin/bvd-add.pl -s $vcfdir/case_100k_bin_04_098.vcf -T D098_cancer  -d $dbdir&#10;endtime=$(date +%s)&#10;timediff=$((endtime-starttime))&#10;echo total excutetime so far $timediff seconds &gt;&gt; $logfile">
            <text:p>echo $vcfdir/case_100k_bin_04_098.vcf &gt;&gt; $logfile<text:line-break/>$scriptdir/../../bin/bvd-add.pl -s $vcfdir/case_100k_bin_04_098.vcf -T D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02]" office:value-type="string" office:string-value="echo $vcfdir/case_100k_bin_04_099.vcf &gt;&gt; $logfile&#10;$scriptdir/../../bin/bvd-add.pl -s $vcfdir/case_100k_bin_04_099.vcf -T D099_cancer  -d $dbdir&#10;endtime=$(date +%s)&#10;timediff=$((endtime-starttime))&#10;echo total excutetime so far $timediff seconds &gt;&gt; $logfile">
            <text:p>echo $vcfdir/case_100k_bin_04_099.vcf &gt;&gt; $logfile<text:line-break/>$scriptdir/../../bin/bvd-add.pl -s $vcfdir/case_100k_bin_04_099.vcf -T D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P103]" office:value-type="string" office:string-value="echo $vcfdir/case_100k_bin_04_100.vcf &gt;&gt; $logfile&#10;$scriptdir/../../bin/bvd-add.pl -s $vcfdir/case_100k_bin_04_100.vcf -T D100_cancer  -d $dbdir&#10;endtime=$(date +%s)&#10;timediff=$((endtime-starttime))&#10;echo total excutetime so far $timediff seconds &gt;&gt; $logfile">
            <text:p>echo $vcfdir/case_100k_bin_04_100.vcf &gt;&gt; $logfile<text:line-break/>$scriptdir/../../bin/bvd-add.pl -s $vcfdir/case_100k_bin_04_100.vcf -T D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]" office:value-type="string" office:string-value="echo $vcfdir/case_100k_bin_05_001.vcf &gt;&gt; $logfile&#10;$scriptdir/../../bin/bvd-add.pl -s $vcfdir/case_100k_bin_05_001.vcf -T E001_cancer  -d $dbdir&#10;endtime=$(date +%s)&#10;timediff=$((endtime-starttime))&#10;echo total excutetime so far $timediff seconds &gt;&gt; $logfile">
            <text:p>echo $vcfdir/case_100k_bin_05_001.vcf &gt;&gt; $logfile<text:line-break/>$scriptdir/../../bin/bvd-add.pl -s $vcfdir/case_100k_bin_05_001.vcf -T E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]" office:value-type="string" office:string-value="echo $vcfdir/case_100k_bin_05_002.vcf &gt;&gt; $logfile&#10;$scriptdir/../../bin/bvd-add.pl -s $vcfdir/case_100k_bin_05_002.vcf -T E002_cancer  -d $dbdir&#10;endtime=$(date +%s)&#10;timediff=$((endtime-starttime))&#10;echo total excutetime so far $timediff seconds &gt;&gt; $logfile">
            <text:p>echo $vcfdir/case_100k_bin_05_002.vcf &gt;&gt; $logfile<text:line-break/>$scriptdir/../../bin/bvd-add.pl -s $vcfdir/case_100k_bin_05_002.vcf -T E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]" office:value-type="string" office:string-value="echo $vcfdir/case_100k_bin_05_003.vcf &gt;&gt; $logfile&#10;$scriptdir/../../bin/bvd-add.pl -s $vcfdir/case_100k_bin_05_003.vcf -T E003_cancer  -d $dbdir&#10;endtime=$(date +%s)&#10;timediff=$((endtime-starttime))&#10;echo total excutetime so far $timediff seconds &gt;&gt; $logfile">
            <text:p>echo $vcfdir/case_100k_bin_05_003.vcf &gt;&gt; $logfile<text:line-break/>$scriptdir/../../bin/bvd-add.pl -s $vcfdir/case_100k_bin_05_003.vcf -T E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]" office:value-type="string" office:string-value="echo $vcfdir/case_100k_bin_05_004.vcf &gt;&gt; $logfile&#10;$scriptdir/../../bin/bvd-add.pl -s $vcfdir/case_100k_bin_05_004.vcf -T E004_cancer  -d $dbdir&#10;endtime=$(date +%s)&#10;timediff=$((endtime-starttime))&#10;echo total excutetime so far $timediff seconds &gt;&gt; $logfile">
            <text:p>echo $vcfdir/case_100k_bin_05_004.vcf &gt;&gt; $logfile<text:line-break/>$scriptdir/../../bin/bvd-add.pl -s $vcfdir/case_100k_bin_05_004.vcf -T E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]" office:value-type="string" office:string-value="echo $vcfdir/case_100k_bin_05_005.vcf &gt;&gt; $logfile&#10;$scriptdir/../../bin/bvd-add.pl -s $vcfdir/case_100k_bin_05_005.vcf -T E005_cancer  -d $dbdir&#10;endtime=$(date +%s)&#10;timediff=$((endtime-starttime))&#10;echo total excutetime so far $timediff seconds &gt;&gt; $logfile">
            <text:p>echo $vcfdir/case_100k_bin_05_005.vcf &gt;&gt; $logfile<text:line-break/>$scriptdir/../../bin/bvd-add.pl -s $vcfdir/case_100k_bin_05_005.vcf -T E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]" office:value-type="string" office:string-value="echo $vcfdir/case_100k_bin_05_006.vcf &gt;&gt; $logfile&#10;$scriptdir/../../bin/bvd-add.pl -s $vcfdir/case_100k_bin_05_006.vcf -T E006_cancer  -d $dbdir&#10;endtime=$(date +%s)&#10;timediff=$((endtime-starttime))&#10;echo total excutetime so far $timediff seconds &gt;&gt; $logfile">
            <text:p>echo $vcfdir/case_100k_bin_05_006.vcf &gt;&gt; $logfile<text:line-break/>$scriptdir/../../bin/bvd-add.pl -s $vcfdir/case_100k_bin_05_006.vcf -T E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0]" office:value-type="string" office:string-value="echo $vcfdir/case_100k_bin_05_007.vcf &gt;&gt; $logfile&#10;$scriptdir/../../bin/bvd-add.pl -s $vcfdir/case_100k_bin_05_007.vcf -T E007_cancer  -d $dbdir&#10;endtime=$(date +%s)&#10;timediff=$((endtime-starttime))&#10;echo total excutetime so far $timediff seconds &gt;&gt; $logfile">
            <text:p>echo $vcfdir/case_100k_bin_05_007.vcf &gt;&gt; $logfile<text:line-break/>$scriptdir/../../bin/bvd-add.pl -s $vcfdir/case_100k_bin_05_007.vcf -T E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1]" office:value-type="string" office:string-value="echo $vcfdir/case_100k_bin_05_008.vcf &gt;&gt; $logfile&#10;$scriptdir/../../bin/bvd-add.pl -s $vcfdir/case_100k_bin_05_008.vcf -T E008_cancer  -d $dbdir&#10;endtime=$(date +%s)&#10;timediff=$((endtime-starttime))&#10;echo total excutetime so far $timediff seconds &gt;&gt; $logfile">
            <text:p>echo $vcfdir/case_100k_bin_05_008.vcf &gt;&gt; $logfile<text:line-break/>$scriptdir/../../bin/bvd-add.pl -s $vcfdir/case_100k_bin_05_008.vcf -T E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2]" office:value-type="string" office:string-value="echo $vcfdir/case_100k_bin_05_009.vcf &gt;&gt; $logfile&#10;$scriptdir/../../bin/bvd-add.pl -s $vcfdir/case_100k_bin_05_009.vcf -T E009_cancer  -d $dbdir&#10;endtime=$(date +%s)&#10;timediff=$((endtime-starttime))&#10;echo total excutetime so far $timediff seconds &gt;&gt; $logfile">
            <text:p>echo $vcfdir/case_100k_bin_05_009.vcf &gt;&gt; $logfile<text:line-break/>$scriptdir/../../bin/bvd-add.pl -s $vcfdir/case_100k_bin_05_009.vcf -T E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3]" office:value-type="string" office:string-value="echo $vcfdir/case_100k_bin_05_010.vcf &gt;&gt; $logfile&#10;$scriptdir/../../bin/bvd-add.pl -s $vcfdir/case_100k_bin_05_010.vcf -T E010_cancer  -d $dbdir&#10;endtime=$(date +%s)&#10;timediff=$((endtime-starttime))&#10;echo total excutetime so far $timediff seconds &gt;&gt; $logfile">
            <text:p>echo $vcfdir/case_100k_bin_05_010.vcf &gt;&gt; $logfile<text:line-break/>$scriptdir/../../bin/bvd-add.pl -s $vcfdir/case_100k_bin_05_010.vcf -T E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4]" office:value-type="string" office:string-value="echo $vcfdir/case_100k_bin_05_011.vcf &gt;&gt; $logfile&#10;$scriptdir/../../bin/bvd-add.pl -s $vcfdir/case_100k_bin_05_011.vcf -T E011_cancer  -d $dbdir&#10;endtime=$(date +%s)&#10;timediff=$((endtime-starttime))&#10;echo total excutetime so far $timediff seconds &gt;&gt; $logfile">
            <text:p>echo $vcfdir/case_100k_bin_05_011.vcf &gt;&gt; $logfile<text:line-break/>$scriptdir/../../bin/bvd-add.pl -s $vcfdir/case_100k_bin_05_011.vcf -T E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5]" office:value-type="string" office:string-value="echo $vcfdir/case_100k_bin_05_012.vcf &gt;&gt; $logfile&#10;$scriptdir/../../bin/bvd-add.pl -s $vcfdir/case_100k_bin_05_012.vcf -T E012_cancer  -d $dbdir&#10;endtime=$(date +%s)&#10;timediff=$((endtime-starttime))&#10;echo total excutetime so far $timediff seconds &gt;&gt; $logfile">
            <text:p>echo $vcfdir/case_100k_bin_05_012.vcf &gt;&gt; $logfile<text:line-break/>$scriptdir/../../bin/bvd-add.pl -s $vcfdir/case_100k_bin_05_012.vcf -T E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6]" office:value-type="string" office:string-value="echo $vcfdir/case_100k_bin_05_013.vcf &gt;&gt; $logfile&#10;$scriptdir/../../bin/bvd-add.pl -s $vcfdir/case_100k_bin_05_013.vcf -T E013_cancer  -d $dbdir&#10;endtime=$(date +%s)&#10;timediff=$((endtime-starttime))&#10;echo total excutetime so far $timediff seconds &gt;&gt; $logfile">
            <text:p>echo $vcfdir/case_100k_bin_05_013.vcf &gt;&gt; $logfile<text:line-break/>$scriptdir/../../bin/bvd-add.pl -s $vcfdir/case_100k_bin_05_013.vcf -T E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7]" office:value-type="string" office:string-value="echo $vcfdir/case_100k_bin_05_014.vcf &gt;&gt; $logfile&#10;$scriptdir/../../bin/bvd-add.pl -s $vcfdir/case_100k_bin_05_014.vcf -T E014_cancer  -d $dbdir&#10;endtime=$(date +%s)&#10;timediff=$((endtime-starttime))&#10;echo total excutetime so far $timediff seconds &gt;&gt; $logfile">
            <text:p>echo $vcfdir/case_100k_bin_05_014.vcf &gt;&gt; $logfile<text:line-break/>$scriptdir/../../bin/bvd-add.pl -s $vcfdir/case_100k_bin_05_014.vcf -T E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8]" office:value-type="string" office:string-value="echo $vcfdir/case_100k_bin_05_015.vcf &gt;&gt; $logfile&#10;$scriptdir/../../bin/bvd-add.pl -s $vcfdir/case_100k_bin_05_015.vcf -T E015_cancer  -d $dbdir&#10;endtime=$(date +%s)&#10;timediff=$((endtime-starttime))&#10;echo total excutetime so far $timediff seconds &gt;&gt; $logfile">
            <text:p>echo $vcfdir/case_100k_bin_05_015.vcf &gt;&gt; $logfile<text:line-break/>$scriptdir/../../bin/bvd-add.pl -s $vcfdir/case_100k_bin_05_015.vcf -T E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9]" office:value-type="string" office:string-value="echo $vcfdir/case_100k_bin_05_016.vcf &gt;&gt; $logfile&#10;$scriptdir/../../bin/bvd-add.pl -s $vcfdir/case_100k_bin_05_016.vcf -T E016_cancer  -d $dbdir&#10;endtime=$(date +%s)&#10;timediff=$((endtime-starttime))&#10;echo total excutetime so far $timediff seconds &gt;&gt; $logfile">
            <text:p>echo $vcfdir/case_100k_bin_05_016.vcf &gt;&gt; $logfile<text:line-break/>$scriptdir/../../bin/bvd-add.pl -s $vcfdir/case_100k_bin_05_016.vcf -T E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0]" office:value-type="string" office:string-value="echo $vcfdir/case_100k_bin_05_017.vcf &gt;&gt; $logfile&#10;$scriptdir/../../bin/bvd-add.pl -s $vcfdir/case_100k_bin_05_017.vcf -T E017_cancer  -d $dbdir&#10;endtime=$(date +%s)&#10;timediff=$((endtime-starttime))&#10;echo total excutetime so far $timediff seconds &gt;&gt; $logfile">
            <text:p>echo $vcfdir/case_100k_bin_05_017.vcf &gt;&gt; $logfile<text:line-break/>$scriptdir/../../bin/bvd-add.pl -s $vcfdir/case_100k_bin_05_017.vcf -T E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1]" office:value-type="string" office:string-value="echo $vcfdir/case_100k_bin_05_018.vcf &gt;&gt; $logfile&#10;$scriptdir/../../bin/bvd-add.pl -s $vcfdir/case_100k_bin_05_018.vcf -T E018_cancer  -d $dbdir&#10;endtime=$(date +%s)&#10;timediff=$((endtime-starttime))&#10;echo total excutetime so far $timediff seconds &gt;&gt; $logfile">
            <text:p>echo $vcfdir/case_100k_bin_05_018.vcf &gt;&gt; $logfile<text:line-break/>$scriptdir/../../bin/bvd-add.pl -s $vcfdir/case_100k_bin_05_018.vcf -T E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2]" office:value-type="string" office:string-value="echo $vcfdir/case_100k_bin_05_019.vcf &gt;&gt; $logfile&#10;$scriptdir/../../bin/bvd-add.pl -s $vcfdir/case_100k_bin_05_019.vcf -T E019_cancer  -d $dbdir&#10;endtime=$(date +%s)&#10;timediff=$((endtime-starttime))&#10;echo total excutetime so far $timediff seconds &gt;&gt; $logfile">
            <text:p>echo $vcfdir/case_100k_bin_05_019.vcf &gt;&gt; $logfile<text:line-break/>$scriptdir/../../bin/bvd-add.pl -s $vcfdir/case_100k_bin_05_019.vcf -T E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3]" office:value-type="string" office:string-value="echo $vcfdir/case_100k_bin_05_020.vcf &gt;&gt; $logfile&#10;$scriptdir/../../bin/bvd-add.pl -s $vcfdir/case_100k_bin_05_020.vcf -T E020_cancer  -d $dbdir&#10;endtime=$(date +%s)&#10;timediff=$((endtime-starttime))&#10;echo total excutetime so far $timediff seconds &gt;&gt; $logfile">
            <text:p>echo $vcfdir/case_100k_bin_05_020.vcf &gt;&gt; $logfile<text:line-break/>$scriptdir/../../bin/bvd-add.pl -s $vcfdir/case_100k_bin_05_020.vcf -T E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4]" office:value-type="string" office:string-value="echo $vcfdir/case_100k_bin_05_021.vcf &gt;&gt; $logfile&#10;$scriptdir/../../bin/bvd-add.pl -s $vcfdir/case_100k_bin_05_021.vcf -T E021_cancer  -d $dbdir&#10;endtime=$(date +%s)&#10;timediff=$((endtime-starttime))&#10;echo total excutetime so far $timediff seconds &gt;&gt; $logfile">
            <text:p>echo $vcfdir/case_100k_bin_05_021.vcf &gt;&gt; $logfile<text:line-break/>$scriptdir/../../bin/bvd-add.pl -s $vcfdir/case_100k_bin_05_021.vcf -T E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5]" office:value-type="string" office:string-value="echo $vcfdir/case_100k_bin_05_022.vcf &gt;&gt; $logfile&#10;$scriptdir/../../bin/bvd-add.pl -s $vcfdir/case_100k_bin_05_022.vcf -T E022_cancer  -d $dbdir&#10;endtime=$(date +%s)&#10;timediff=$((endtime-starttime))&#10;echo total excutetime so far $timediff seconds &gt;&gt; $logfile">
            <text:p>echo $vcfdir/case_100k_bin_05_022.vcf &gt;&gt; $logfile<text:line-break/>$scriptdir/../../bin/bvd-add.pl -s $vcfdir/case_100k_bin_05_022.vcf -T E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6]" office:value-type="string" office:string-value="echo $vcfdir/case_100k_bin_05_023.vcf &gt;&gt; $logfile&#10;$scriptdir/../../bin/bvd-add.pl -s $vcfdir/case_100k_bin_05_023.vcf -T E023_cancer  -d $dbdir&#10;endtime=$(date +%s)&#10;timediff=$((endtime-starttime))&#10;echo total excutetime so far $timediff seconds &gt;&gt; $logfile">
            <text:p>echo $vcfdir/case_100k_bin_05_023.vcf &gt;&gt; $logfile<text:line-break/>$scriptdir/../../bin/bvd-add.pl -s $vcfdir/case_100k_bin_05_023.vcf -T E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7]" office:value-type="string" office:string-value="echo $vcfdir/case_100k_bin_05_024.vcf &gt;&gt; $logfile&#10;$scriptdir/../../bin/bvd-add.pl -s $vcfdir/case_100k_bin_05_024.vcf -T E024_cancer  -d $dbdir&#10;endtime=$(date +%s)&#10;timediff=$((endtime-starttime))&#10;echo total excutetime so far $timediff seconds &gt;&gt; $logfile">
            <text:p>echo $vcfdir/case_100k_bin_05_024.vcf &gt;&gt; $logfile<text:line-break/>$scriptdir/../../bin/bvd-add.pl -s $vcfdir/case_100k_bin_05_024.vcf -T E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8]" office:value-type="string" office:string-value="echo $vcfdir/case_100k_bin_05_025.vcf &gt;&gt; $logfile&#10;$scriptdir/../../bin/bvd-add.pl -s $vcfdir/case_100k_bin_05_025.vcf -T E025_cancer  -d $dbdir&#10;endtime=$(date +%s)&#10;timediff=$((endtime-starttime))&#10;echo total excutetime so far $timediff seconds &gt;&gt; $logfile">
            <text:p>echo $vcfdir/case_100k_bin_05_025.vcf &gt;&gt; $logfile<text:line-break/>$scriptdir/../../bin/bvd-add.pl -s $vcfdir/case_100k_bin_05_025.vcf -T E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29]" office:value-type="string" office:string-value="echo $vcfdir/case_100k_bin_05_026.vcf &gt;&gt; $logfile&#10;$scriptdir/../../bin/bvd-add.pl -s $vcfdir/case_100k_bin_05_026.vcf -T E026_cancer  -d $dbdir&#10;endtime=$(date +%s)&#10;timediff=$((endtime-starttime))&#10;echo total excutetime so far $timediff seconds &gt;&gt; $logfile">
            <text:p>echo $vcfdir/case_100k_bin_05_026.vcf &gt;&gt; $logfile<text:line-break/>$scriptdir/../../bin/bvd-add.pl -s $vcfdir/case_100k_bin_05_026.vcf -T E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0]" office:value-type="string" office:string-value="echo $vcfdir/case_100k_bin_05_027.vcf &gt;&gt; $logfile&#10;$scriptdir/../../bin/bvd-add.pl -s $vcfdir/case_100k_bin_05_027.vcf -T E027_cancer  -d $dbdir&#10;endtime=$(date +%s)&#10;timediff=$((endtime-starttime))&#10;echo total excutetime so far $timediff seconds &gt;&gt; $logfile">
            <text:p>echo $vcfdir/case_100k_bin_05_027.vcf &gt;&gt; $logfile<text:line-break/>$scriptdir/../../bin/bvd-add.pl -s $vcfdir/case_100k_bin_05_027.vcf -T E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1]" office:value-type="string" office:string-value="echo $vcfdir/case_100k_bin_05_028.vcf &gt;&gt; $logfile&#10;$scriptdir/../../bin/bvd-add.pl -s $vcfdir/case_100k_bin_05_028.vcf -T E028_cancer  -d $dbdir&#10;endtime=$(date +%s)&#10;timediff=$((endtime-starttime))&#10;echo total excutetime so far $timediff seconds &gt;&gt; $logfile">
            <text:p>echo $vcfdir/case_100k_bin_05_028.vcf &gt;&gt; $logfile<text:line-break/>$scriptdir/../../bin/bvd-add.pl -s $vcfdir/case_100k_bin_05_028.vcf -T E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2]" office:value-type="string" office:string-value="echo $vcfdir/case_100k_bin_05_029.vcf &gt;&gt; $logfile&#10;$scriptdir/../../bin/bvd-add.pl -s $vcfdir/case_100k_bin_05_029.vcf -T E029_cancer  -d $dbdir&#10;endtime=$(date +%s)&#10;timediff=$((endtime-starttime))&#10;echo total excutetime so far $timediff seconds &gt;&gt; $logfile">
            <text:p>echo $vcfdir/case_100k_bin_05_029.vcf &gt;&gt; $logfile<text:line-break/>$scriptdir/../../bin/bvd-add.pl -s $vcfdir/case_100k_bin_05_029.vcf -T E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3]" office:value-type="string" office:string-value="echo $vcfdir/case_100k_bin_05_030.vcf &gt;&gt; $logfile&#10;$scriptdir/../../bin/bvd-add.pl -s $vcfdir/case_100k_bin_05_030.vcf -T E030_cancer  -d $dbdir&#10;endtime=$(date +%s)&#10;timediff=$((endtime-starttime))&#10;echo total excutetime so far $timediff seconds &gt;&gt; $logfile">
            <text:p>echo $vcfdir/case_100k_bin_05_030.vcf &gt;&gt; $logfile<text:line-break/>$scriptdir/../../bin/bvd-add.pl -s $vcfdir/case_100k_bin_05_030.vcf -T E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4]" office:value-type="string" office:string-value="echo $vcfdir/case_100k_bin_05_031.vcf &gt;&gt; $logfile&#10;$scriptdir/../../bin/bvd-add.pl -s $vcfdir/case_100k_bin_05_031.vcf -T E031_cancer  -d $dbdir&#10;endtime=$(date +%s)&#10;timediff=$((endtime-starttime))&#10;echo total excutetime so far $timediff seconds &gt;&gt; $logfile">
            <text:p>echo $vcfdir/case_100k_bin_05_031.vcf &gt;&gt; $logfile<text:line-break/>$scriptdir/../../bin/bvd-add.pl -s $vcfdir/case_100k_bin_05_031.vcf -T E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5]" office:value-type="string" office:string-value="echo $vcfdir/case_100k_bin_05_032.vcf &gt;&gt; $logfile&#10;$scriptdir/../../bin/bvd-add.pl -s $vcfdir/case_100k_bin_05_032.vcf -T E032_cancer  -d $dbdir&#10;endtime=$(date +%s)&#10;timediff=$((endtime-starttime))&#10;echo total excutetime so far $timediff seconds &gt;&gt; $logfile">
            <text:p>echo $vcfdir/case_100k_bin_05_032.vcf &gt;&gt; $logfile<text:line-break/>$scriptdir/../../bin/bvd-add.pl -s $vcfdir/case_100k_bin_05_032.vcf -T E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6]" office:value-type="string" office:string-value="echo $vcfdir/case_100k_bin_05_033.vcf &gt;&gt; $logfile&#10;$scriptdir/../../bin/bvd-add.pl -s $vcfdir/case_100k_bin_05_033.vcf -T E033_cancer  -d $dbdir&#10;endtime=$(date +%s)&#10;timediff=$((endtime-starttime))&#10;echo total excutetime so far $timediff seconds &gt;&gt; $logfile">
            <text:p>echo $vcfdir/case_100k_bin_05_033.vcf &gt;&gt; $logfile<text:line-break/>$scriptdir/../../bin/bvd-add.pl -s $vcfdir/case_100k_bin_05_033.vcf -T E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7]" office:value-type="string" office:string-value="echo $vcfdir/case_100k_bin_05_034.vcf &gt;&gt; $logfile&#10;$scriptdir/../../bin/bvd-add.pl -s $vcfdir/case_100k_bin_05_034.vcf -T E034_cancer  -d $dbdir&#10;endtime=$(date +%s)&#10;timediff=$((endtime-starttime))&#10;echo total excutetime so far $timediff seconds &gt;&gt; $logfile">
            <text:p>echo $vcfdir/case_100k_bin_05_034.vcf &gt;&gt; $logfile<text:line-break/>$scriptdir/../../bin/bvd-add.pl -s $vcfdir/case_100k_bin_05_034.vcf -T E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8]" office:value-type="string" office:string-value="echo $vcfdir/case_100k_bin_05_035.vcf &gt;&gt; $logfile&#10;$scriptdir/../../bin/bvd-add.pl -s $vcfdir/case_100k_bin_05_035.vcf -T E035_cancer  -d $dbdir&#10;endtime=$(date +%s)&#10;timediff=$((endtime-starttime))&#10;echo total excutetime so far $timediff seconds &gt;&gt; $logfile">
            <text:p>echo $vcfdir/case_100k_bin_05_035.vcf &gt;&gt; $logfile<text:line-break/>$scriptdir/../../bin/bvd-add.pl -s $vcfdir/case_100k_bin_05_035.vcf -T E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39]" office:value-type="string" office:string-value="echo $vcfdir/case_100k_bin_05_036.vcf &gt;&gt; $logfile&#10;$scriptdir/../../bin/bvd-add.pl -s $vcfdir/case_100k_bin_05_036.vcf -T E036_cancer  -d $dbdir&#10;endtime=$(date +%s)&#10;timediff=$((endtime-starttime))&#10;echo total excutetime so far $timediff seconds &gt;&gt; $logfile">
            <text:p>echo $vcfdir/case_100k_bin_05_036.vcf &gt;&gt; $logfile<text:line-break/>$scriptdir/../../bin/bvd-add.pl -s $vcfdir/case_100k_bin_05_036.vcf -T E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0]" office:value-type="string" office:string-value="echo $vcfdir/case_100k_bin_05_037.vcf &gt;&gt; $logfile&#10;$scriptdir/../../bin/bvd-add.pl -s $vcfdir/case_100k_bin_05_037.vcf -T E037_cancer  -d $dbdir&#10;endtime=$(date +%s)&#10;timediff=$((endtime-starttime))&#10;echo total excutetime so far $timediff seconds &gt;&gt; $logfile">
            <text:p>echo $vcfdir/case_100k_bin_05_037.vcf &gt;&gt; $logfile<text:line-break/>$scriptdir/../../bin/bvd-add.pl -s $vcfdir/case_100k_bin_05_037.vcf -T E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1]" office:value-type="string" office:string-value="echo $vcfdir/case_100k_bin_05_038.vcf &gt;&gt; $logfile&#10;$scriptdir/../../bin/bvd-add.pl -s $vcfdir/case_100k_bin_05_038.vcf -T E038_cancer  -d $dbdir&#10;endtime=$(date +%s)&#10;timediff=$((endtime-starttime))&#10;echo total excutetime so far $timediff seconds &gt;&gt; $logfile">
            <text:p>echo $vcfdir/case_100k_bin_05_038.vcf &gt;&gt; $logfile<text:line-break/>$scriptdir/../../bin/bvd-add.pl -s $vcfdir/case_100k_bin_05_038.vcf -T E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2]" office:value-type="string" office:string-value="echo $vcfdir/case_100k_bin_05_039.vcf &gt;&gt; $logfile&#10;$scriptdir/../../bin/bvd-add.pl -s $vcfdir/case_100k_bin_05_039.vcf -T E039_cancer  -d $dbdir&#10;endtime=$(date +%s)&#10;timediff=$((endtime-starttime))&#10;echo total excutetime so far $timediff seconds &gt;&gt; $logfile">
            <text:p>echo $vcfdir/case_100k_bin_05_039.vcf &gt;&gt; $logfile<text:line-break/>$scriptdir/../../bin/bvd-add.pl -s $vcfdir/case_100k_bin_05_039.vcf -T E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3]" office:value-type="string" office:string-value="echo $vcfdir/case_100k_bin_05_040.vcf &gt;&gt; $logfile&#10;$scriptdir/../../bin/bvd-add.pl -s $vcfdir/case_100k_bin_05_040.vcf -T E040_cancer  -d $dbdir&#10;endtime=$(date +%s)&#10;timediff=$((endtime-starttime))&#10;echo total excutetime so far $timediff seconds &gt;&gt; $logfile">
            <text:p>echo $vcfdir/case_100k_bin_05_040.vcf &gt;&gt; $logfile<text:line-break/>$scriptdir/../../bin/bvd-add.pl -s $vcfdir/case_100k_bin_05_040.vcf -T E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4]" office:value-type="string" office:string-value="echo $vcfdir/case_100k_bin_05_041.vcf &gt;&gt; $logfile&#10;$scriptdir/../../bin/bvd-add.pl -s $vcfdir/case_100k_bin_05_041.vcf -T E041_cancer  -d $dbdir&#10;endtime=$(date +%s)&#10;timediff=$((endtime-starttime))&#10;echo total excutetime so far $timediff seconds &gt;&gt; $logfile">
            <text:p>echo $vcfdir/case_100k_bin_05_041.vcf &gt;&gt; $logfile<text:line-break/>$scriptdir/../../bin/bvd-add.pl -s $vcfdir/case_100k_bin_05_041.vcf -T E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5]" office:value-type="string" office:string-value="echo $vcfdir/case_100k_bin_05_042.vcf &gt;&gt; $logfile&#10;$scriptdir/../../bin/bvd-add.pl -s $vcfdir/case_100k_bin_05_042.vcf -T E042_cancer  -d $dbdir&#10;endtime=$(date +%s)&#10;timediff=$((endtime-starttime))&#10;echo total excutetime so far $timediff seconds &gt;&gt; $logfile">
            <text:p>echo $vcfdir/case_100k_bin_05_042.vcf &gt;&gt; $logfile<text:line-break/>$scriptdir/../../bin/bvd-add.pl -s $vcfdir/case_100k_bin_05_042.vcf -T E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6]" office:value-type="string" office:string-value="echo $vcfdir/case_100k_bin_05_043.vcf &gt;&gt; $logfile&#10;$scriptdir/../../bin/bvd-add.pl -s $vcfdir/case_100k_bin_05_043.vcf -T E043_cancer  -d $dbdir&#10;endtime=$(date +%s)&#10;timediff=$((endtime-starttime))&#10;echo total excutetime so far $timediff seconds &gt;&gt; $logfile">
            <text:p>echo $vcfdir/case_100k_bin_05_043.vcf &gt;&gt; $logfile<text:line-break/>$scriptdir/../../bin/bvd-add.pl -s $vcfdir/case_100k_bin_05_043.vcf -T E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7]" office:value-type="string" office:string-value="echo $vcfdir/case_100k_bin_05_044.vcf &gt;&gt; $logfile&#10;$scriptdir/../../bin/bvd-add.pl -s $vcfdir/case_100k_bin_05_044.vcf -T E044_cancer  -d $dbdir&#10;endtime=$(date +%s)&#10;timediff=$((endtime-starttime))&#10;echo total excutetime so far $timediff seconds &gt;&gt; $logfile">
            <text:p>echo $vcfdir/case_100k_bin_05_044.vcf &gt;&gt; $logfile<text:line-break/>$scriptdir/../../bin/bvd-add.pl -s $vcfdir/case_100k_bin_05_044.vcf -T E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8]" office:value-type="string" office:string-value="echo $vcfdir/case_100k_bin_05_045.vcf &gt;&gt; $logfile&#10;$scriptdir/../../bin/bvd-add.pl -s $vcfdir/case_100k_bin_05_045.vcf -T E045_cancer  -d $dbdir&#10;endtime=$(date +%s)&#10;timediff=$((endtime-starttime))&#10;echo total excutetime so far $timediff seconds &gt;&gt; $logfile">
            <text:p>echo $vcfdir/case_100k_bin_05_045.vcf &gt;&gt; $logfile<text:line-break/>$scriptdir/../../bin/bvd-add.pl -s $vcfdir/case_100k_bin_05_045.vcf -T E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49]" office:value-type="string" office:string-value="echo $vcfdir/case_100k_bin_05_046.vcf &gt;&gt; $logfile&#10;$scriptdir/../../bin/bvd-add.pl -s $vcfdir/case_100k_bin_05_046.vcf -T E046_cancer  -d $dbdir&#10;endtime=$(date +%s)&#10;timediff=$((endtime-starttime))&#10;echo total excutetime so far $timediff seconds &gt;&gt; $logfile">
            <text:p>echo $vcfdir/case_100k_bin_05_046.vcf &gt;&gt; $logfile<text:line-break/>$scriptdir/../../bin/bvd-add.pl -s $vcfdir/case_100k_bin_05_046.vcf -T E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0]" office:value-type="string" office:string-value="echo $vcfdir/case_100k_bin_05_047.vcf &gt;&gt; $logfile&#10;$scriptdir/../../bin/bvd-add.pl -s $vcfdir/case_100k_bin_05_047.vcf -T E047_cancer  -d $dbdir&#10;endtime=$(date +%s)&#10;timediff=$((endtime-starttime))&#10;echo total excutetime so far $timediff seconds &gt;&gt; $logfile">
            <text:p>echo $vcfdir/case_100k_bin_05_047.vcf &gt;&gt; $logfile<text:line-break/>$scriptdir/../../bin/bvd-add.pl -s $vcfdir/case_100k_bin_05_047.vcf -T E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1]" office:value-type="string" office:string-value="echo $vcfdir/case_100k_bin_05_048.vcf &gt;&gt; $logfile&#10;$scriptdir/../../bin/bvd-add.pl -s $vcfdir/case_100k_bin_05_048.vcf -T E048_cancer  -d $dbdir&#10;endtime=$(date +%s)&#10;timediff=$((endtime-starttime))&#10;echo total excutetime so far $timediff seconds &gt;&gt; $logfile">
            <text:p>echo $vcfdir/case_100k_bin_05_048.vcf &gt;&gt; $logfile<text:line-break/>$scriptdir/../../bin/bvd-add.pl -s $vcfdir/case_100k_bin_05_048.vcf -T E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2]" office:value-type="string" office:string-value="echo $vcfdir/case_100k_bin_05_049.vcf &gt;&gt; $logfile&#10;$scriptdir/../../bin/bvd-add.pl -s $vcfdir/case_100k_bin_05_049.vcf -T E049_cancer  -d $dbdir&#10;endtime=$(date +%s)&#10;timediff=$((endtime-starttime))&#10;echo total excutetime so far $timediff seconds &gt;&gt; $logfile">
            <text:p>echo $vcfdir/case_100k_bin_05_049.vcf &gt;&gt; $logfile<text:line-break/>$scriptdir/../../bin/bvd-add.pl -s $vcfdir/case_100k_bin_05_049.vcf -T E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3]" office:value-type="string" office:string-value="echo $vcfdir/case_100k_bin_05_050.vcf &gt;&gt; $logfile&#10;$scriptdir/../../bin/bvd-add.pl -s $vcfdir/case_100k_bin_05_050.vcf -T E050_cancer  -d $dbdir&#10;endtime=$(date +%s)&#10;timediff=$((endtime-starttime))&#10;echo total excutetime so far $timediff seconds &gt;&gt; $logfile">
            <text:p>echo $vcfdir/case_100k_bin_05_050.vcf &gt;&gt; $logfile<text:line-break/>$scriptdir/../../bin/bvd-add.pl -s $vcfdir/case_100k_bin_05_050.vcf -T E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4]" office:value-type="string" office:string-value="echo $vcfdir/case_100k_bin_05_051.vcf &gt;&gt; $logfile&#10;$scriptdir/../../bin/bvd-add.pl -s $vcfdir/case_100k_bin_05_051.vcf -T E051_cancer  -d $dbdir&#10;endtime=$(date +%s)&#10;timediff=$((endtime-starttime))&#10;echo total excutetime so far $timediff seconds &gt;&gt; $logfile">
            <text:p>echo $vcfdir/case_100k_bin_05_051.vcf &gt;&gt; $logfile<text:line-break/>$scriptdir/../../bin/bvd-add.pl -s $vcfdir/case_100k_bin_05_051.vcf -T E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5]" office:value-type="string" office:string-value="echo $vcfdir/case_100k_bin_05_052.vcf &gt;&gt; $logfile&#10;$scriptdir/../../bin/bvd-add.pl -s $vcfdir/case_100k_bin_05_052.vcf -T E052_cancer  -d $dbdir&#10;endtime=$(date +%s)&#10;timediff=$((endtime-starttime))&#10;echo total excutetime so far $timediff seconds &gt;&gt; $logfile">
            <text:p>echo $vcfdir/case_100k_bin_05_052.vcf &gt;&gt; $logfile<text:line-break/>$scriptdir/../../bin/bvd-add.pl -s $vcfdir/case_100k_bin_05_052.vcf -T E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6]" office:value-type="string" office:string-value="echo $vcfdir/case_100k_bin_05_053.vcf &gt;&gt; $logfile&#10;$scriptdir/../../bin/bvd-add.pl -s $vcfdir/case_100k_bin_05_053.vcf -T E053_cancer  -d $dbdir&#10;endtime=$(date +%s)&#10;timediff=$((endtime-starttime))&#10;echo total excutetime so far $timediff seconds &gt;&gt; $logfile">
            <text:p>echo $vcfdir/case_100k_bin_05_053.vcf &gt;&gt; $logfile<text:line-break/>$scriptdir/../../bin/bvd-add.pl -s $vcfdir/case_100k_bin_05_053.vcf -T E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7]" office:value-type="string" office:string-value="echo $vcfdir/case_100k_bin_05_054.vcf &gt;&gt; $logfile&#10;$scriptdir/../../bin/bvd-add.pl -s $vcfdir/case_100k_bin_05_054.vcf -T E054_cancer  -d $dbdir&#10;endtime=$(date +%s)&#10;timediff=$((endtime-starttime))&#10;echo total excutetime so far $timediff seconds &gt;&gt; $logfile">
            <text:p>echo $vcfdir/case_100k_bin_05_054.vcf &gt;&gt; $logfile<text:line-break/>$scriptdir/../../bin/bvd-add.pl -s $vcfdir/case_100k_bin_05_054.vcf -T E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8]" office:value-type="string" office:string-value="echo $vcfdir/case_100k_bin_05_055.vcf &gt;&gt; $logfile&#10;$scriptdir/../../bin/bvd-add.pl -s $vcfdir/case_100k_bin_05_055.vcf -T E055_cancer  -d $dbdir&#10;endtime=$(date +%s)&#10;timediff=$((endtime-starttime))&#10;echo total excutetime so far $timediff seconds &gt;&gt; $logfile">
            <text:p>echo $vcfdir/case_100k_bin_05_055.vcf &gt;&gt; $logfile<text:line-break/>$scriptdir/../../bin/bvd-add.pl -s $vcfdir/case_100k_bin_05_055.vcf -T E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59]" office:value-type="string" office:string-value="echo $vcfdir/case_100k_bin_05_056.vcf &gt;&gt; $logfile&#10;$scriptdir/../../bin/bvd-add.pl -s $vcfdir/case_100k_bin_05_056.vcf -T E056_cancer  -d $dbdir&#10;endtime=$(date +%s)&#10;timediff=$((endtime-starttime))&#10;echo total excutetime so far $timediff seconds &gt;&gt; $logfile">
            <text:p>echo $vcfdir/case_100k_bin_05_056.vcf &gt;&gt; $logfile<text:line-break/>$scriptdir/../../bin/bvd-add.pl -s $vcfdir/case_100k_bin_05_056.vcf -T E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0]" office:value-type="string" office:string-value="echo $vcfdir/case_100k_bin_05_057.vcf &gt;&gt; $logfile&#10;$scriptdir/../../bin/bvd-add.pl -s $vcfdir/case_100k_bin_05_057.vcf -T E057_cancer  -d $dbdir&#10;endtime=$(date +%s)&#10;timediff=$((endtime-starttime))&#10;echo total excutetime so far $timediff seconds &gt;&gt; $logfile">
            <text:p>echo $vcfdir/case_100k_bin_05_057.vcf &gt;&gt; $logfile<text:line-break/>$scriptdir/../../bin/bvd-add.pl -s $vcfdir/case_100k_bin_05_057.vcf -T E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1]" office:value-type="string" office:string-value="echo $vcfdir/case_100k_bin_05_058.vcf &gt;&gt; $logfile&#10;$scriptdir/../../bin/bvd-add.pl -s $vcfdir/case_100k_bin_05_058.vcf -T E058_cancer  -d $dbdir&#10;endtime=$(date +%s)&#10;timediff=$((endtime-starttime))&#10;echo total excutetime so far $timediff seconds &gt;&gt; $logfile">
            <text:p>echo $vcfdir/case_100k_bin_05_058.vcf &gt;&gt; $logfile<text:line-break/>$scriptdir/../../bin/bvd-add.pl -s $vcfdir/case_100k_bin_05_058.vcf -T E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2]" office:value-type="string" office:string-value="echo $vcfdir/case_100k_bin_05_059.vcf &gt;&gt; $logfile&#10;$scriptdir/../../bin/bvd-add.pl -s $vcfdir/case_100k_bin_05_059.vcf -T E059_cancer  -d $dbdir&#10;endtime=$(date +%s)&#10;timediff=$((endtime-starttime))&#10;echo total excutetime so far $timediff seconds &gt;&gt; $logfile">
            <text:p>echo $vcfdir/case_100k_bin_05_059.vcf &gt;&gt; $logfile<text:line-break/>$scriptdir/../../bin/bvd-add.pl -s $vcfdir/case_100k_bin_05_059.vcf -T E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3]" office:value-type="string" office:string-value="echo $vcfdir/case_100k_bin_05_060.vcf &gt;&gt; $logfile&#10;$scriptdir/../../bin/bvd-add.pl -s $vcfdir/case_100k_bin_05_060.vcf -T E060_cancer  -d $dbdir&#10;endtime=$(date +%s)&#10;timediff=$((endtime-starttime))&#10;echo total excutetime so far $timediff seconds &gt;&gt; $logfile">
            <text:p>echo $vcfdir/case_100k_bin_05_060.vcf &gt;&gt; $logfile<text:line-break/>$scriptdir/../../bin/bvd-add.pl -s $vcfdir/case_100k_bin_05_060.vcf -T E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4]" office:value-type="string" office:string-value="echo $vcfdir/case_100k_bin_05_061.vcf &gt;&gt; $logfile&#10;$scriptdir/../../bin/bvd-add.pl -s $vcfdir/case_100k_bin_05_061.vcf -T E061_cancer  -d $dbdir&#10;endtime=$(date +%s)&#10;timediff=$((endtime-starttime))&#10;echo total excutetime so far $timediff seconds &gt;&gt; $logfile">
            <text:p>echo $vcfdir/case_100k_bin_05_061.vcf &gt;&gt; $logfile<text:line-break/>$scriptdir/../../bin/bvd-add.pl -s $vcfdir/case_100k_bin_05_061.vcf -T E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5]" office:value-type="string" office:string-value="echo $vcfdir/case_100k_bin_05_062.vcf &gt;&gt; $logfile&#10;$scriptdir/../../bin/bvd-add.pl -s $vcfdir/case_100k_bin_05_062.vcf -T E062_cancer  -d $dbdir&#10;endtime=$(date +%s)&#10;timediff=$((endtime-starttime))&#10;echo total excutetime so far $timediff seconds &gt;&gt; $logfile">
            <text:p>echo $vcfdir/case_100k_bin_05_062.vcf &gt;&gt; $logfile<text:line-break/>$scriptdir/../../bin/bvd-add.pl -s $vcfdir/case_100k_bin_05_062.vcf -T E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6]" office:value-type="string" office:string-value="echo $vcfdir/case_100k_bin_05_063.vcf &gt;&gt; $logfile&#10;$scriptdir/../../bin/bvd-add.pl -s $vcfdir/case_100k_bin_05_063.vcf -T E063_cancer  -d $dbdir&#10;endtime=$(date +%s)&#10;timediff=$((endtime-starttime))&#10;echo total excutetime so far $timediff seconds &gt;&gt; $logfile">
            <text:p>echo $vcfdir/case_100k_bin_05_063.vcf &gt;&gt; $logfile<text:line-break/>$scriptdir/../../bin/bvd-add.pl -s $vcfdir/case_100k_bin_05_063.vcf -T E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7]" office:value-type="string" office:string-value="echo $vcfdir/case_100k_bin_05_064.vcf &gt;&gt; $logfile&#10;$scriptdir/../../bin/bvd-add.pl -s $vcfdir/case_100k_bin_05_064.vcf -T E064_cancer  -d $dbdir&#10;endtime=$(date +%s)&#10;timediff=$((endtime-starttime))&#10;echo total excutetime so far $timediff seconds &gt;&gt; $logfile">
            <text:p>echo $vcfdir/case_100k_bin_05_064.vcf &gt;&gt; $logfile<text:line-break/>$scriptdir/../../bin/bvd-add.pl -s $vcfdir/case_100k_bin_05_064.vcf -T E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8]" office:value-type="string" office:string-value="echo $vcfdir/case_100k_bin_05_065.vcf &gt;&gt; $logfile&#10;$scriptdir/../../bin/bvd-add.pl -s $vcfdir/case_100k_bin_05_065.vcf -T E065_cancer  -d $dbdir&#10;endtime=$(date +%s)&#10;timediff=$((endtime-starttime))&#10;echo total excutetime so far $timediff seconds &gt;&gt; $logfile">
            <text:p>echo $vcfdir/case_100k_bin_05_065.vcf &gt;&gt; $logfile<text:line-break/>$scriptdir/../../bin/bvd-add.pl -s $vcfdir/case_100k_bin_05_065.vcf -T E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69]" office:value-type="string" office:string-value="echo $vcfdir/case_100k_bin_05_066.vcf &gt;&gt; $logfile&#10;$scriptdir/../../bin/bvd-add.pl -s $vcfdir/case_100k_bin_05_066.vcf -T E066_cancer  -d $dbdir&#10;endtime=$(date +%s)&#10;timediff=$((endtime-starttime))&#10;echo total excutetime so far $timediff seconds &gt;&gt; $logfile">
            <text:p>echo $vcfdir/case_100k_bin_05_066.vcf &gt;&gt; $logfile<text:line-break/>$scriptdir/../../bin/bvd-add.pl -s $vcfdir/case_100k_bin_05_066.vcf -T E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0]" office:value-type="string" office:string-value="echo $vcfdir/case_100k_bin_05_067.vcf &gt;&gt; $logfile&#10;$scriptdir/../../bin/bvd-add.pl -s $vcfdir/case_100k_bin_05_067.vcf -T E067_cancer  -d $dbdir&#10;endtime=$(date +%s)&#10;timediff=$((endtime-starttime))&#10;echo total excutetime so far $timediff seconds &gt;&gt; $logfile">
            <text:p>echo $vcfdir/case_100k_bin_05_067.vcf &gt;&gt; $logfile<text:line-break/>$scriptdir/../../bin/bvd-add.pl -s $vcfdir/case_100k_bin_05_067.vcf -T E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1]" office:value-type="string" office:string-value="echo $vcfdir/case_100k_bin_05_068.vcf &gt;&gt; $logfile&#10;$scriptdir/../../bin/bvd-add.pl -s $vcfdir/case_100k_bin_05_068.vcf -T E068_cancer  -d $dbdir&#10;endtime=$(date +%s)&#10;timediff=$((endtime-starttime))&#10;echo total excutetime so far $timediff seconds &gt;&gt; $logfile">
            <text:p>echo $vcfdir/case_100k_bin_05_068.vcf &gt;&gt; $logfile<text:line-break/>$scriptdir/../../bin/bvd-add.pl -s $vcfdir/case_100k_bin_05_068.vcf -T E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2]" office:value-type="string" office:string-value="echo $vcfdir/case_100k_bin_05_069.vcf &gt;&gt; $logfile&#10;$scriptdir/../../bin/bvd-add.pl -s $vcfdir/case_100k_bin_05_069.vcf -T E069_cancer  -d $dbdir&#10;endtime=$(date +%s)&#10;timediff=$((endtime-starttime))&#10;echo total excutetime so far $timediff seconds &gt;&gt; $logfile">
            <text:p>echo $vcfdir/case_100k_bin_05_069.vcf &gt;&gt; $logfile<text:line-break/>$scriptdir/../../bin/bvd-add.pl -s $vcfdir/case_100k_bin_05_069.vcf -T E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3]" office:value-type="string" office:string-value="echo $vcfdir/case_100k_bin_05_070.vcf &gt;&gt; $logfile&#10;$scriptdir/../../bin/bvd-add.pl -s $vcfdir/case_100k_bin_05_070.vcf -T E070_cancer  -d $dbdir&#10;endtime=$(date +%s)&#10;timediff=$((endtime-starttime))&#10;echo total excutetime so far $timediff seconds &gt;&gt; $logfile">
            <text:p>echo $vcfdir/case_100k_bin_05_070.vcf &gt;&gt; $logfile<text:line-break/>$scriptdir/../../bin/bvd-add.pl -s $vcfdir/case_100k_bin_05_070.vcf -T E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4]" office:value-type="string" office:string-value="echo $vcfdir/case_100k_bin_05_071.vcf &gt;&gt; $logfile&#10;$scriptdir/../../bin/bvd-add.pl -s $vcfdir/case_100k_bin_05_071.vcf -T E071_cancer  -d $dbdir&#10;endtime=$(date +%s)&#10;timediff=$((endtime-starttime))&#10;echo total excutetime so far $timediff seconds &gt;&gt; $logfile">
            <text:p>echo $vcfdir/case_100k_bin_05_071.vcf &gt;&gt; $logfile<text:line-break/>$scriptdir/../../bin/bvd-add.pl -s $vcfdir/case_100k_bin_05_071.vcf -T E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5]" office:value-type="string" office:string-value="echo $vcfdir/case_100k_bin_05_072.vcf &gt;&gt; $logfile&#10;$scriptdir/../../bin/bvd-add.pl -s $vcfdir/case_100k_bin_05_072.vcf -T E072_cancer  -d $dbdir&#10;endtime=$(date +%s)&#10;timediff=$((endtime-starttime))&#10;echo total excutetime so far $timediff seconds &gt;&gt; $logfile">
            <text:p>echo $vcfdir/case_100k_bin_05_072.vcf &gt;&gt; $logfile<text:line-break/>$scriptdir/../../bin/bvd-add.pl -s $vcfdir/case_100k_bin_05_072.vcf -T E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6]" office:value-type="string" office:string-value="echo $vcfdir/case_100k_bin_05_073.vcf &gt;&gt; $logfile&#10;$scriptdir/../../bin/bvd-add.pl -s $vcfdir/case_100k_bin_05_073.vcf -T E073_cancer  -d $dbdir&#10;endtime=$(date +%s)&#10;timediff=$((endtime-starttime))&#10;echo total excutetime so far $timediff seconds &gt;&gt; $logfile">
            <text:p>echo $vcfdir/case_100k_bin_05_073.vcf &gt;&gt; $logfile<text:line-break/>$scriptdir/../../bin/bvd-add.pl -s $vcfdir/case_100k_bin_05_073.vcf -T E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7]" office:value-type="string" office:string-value="echo $vcfdir/case_100k_bin_05_074.vcf &gt;&gt; $logfile&#10;$scriptdir/../../bin/bvd-add.pl -s $vcfdir/case_100k_bin_05_074.vcf -T E074_cancer  -d $dbdir&#10;endtime=$(date +%s)&#10;timediff=$((endtime-starttime))&#10;echo total excutetime so far $timediff seconds &gt;&gt; $logfile">
            <text:p>echo $vcfdir/case_100k_bin_05_074.vcf &gt;&gt; $logfile<text:line-break/>$scriptdir/../../bin/bvd-add.pl -s $vcfdir/case_100k_bin_05_074.vcf -T E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8]" office:value-type="string" office:string-value="echo $vcfdir/case_100k_bin_05_075.vcf &gt;&gt; $logfile&#10;$scriptdir/../../bin/bvd-add.pl -s $vcfdir/case_100k_bin_05_075.vcf -T E075_cancer  -d $dbdir&#10;endtime=$(date +%s)&#10;timediff=$((endtime-starttime))&#10;echo total excutetime so far $timediff seconds &gt;&gt; $logfile">
            <text:p>echo $vcfdir/case_100k_bin_05_075.vcf &gt;&gt; $logfile<text:line-break/>$scriptdir/../../bin/bvd-add.pl -s $vcfdir/case_100k_bin_05_075.vcf -T E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79]" office:value-type="string" office:string-value="echo $vcfdir/case_100k_bin_05_076.vcf &gt;&gt; $logfile&#10;$scriptdir/../../bin/bvd-add.pl -s $vcfdir/case_100k_bin_05_076.vcf -T E076_cancer  -d $dbdir&#10;endtime=$(date +%s)&#10;timediff=$((endtime-starttime))&#10;echo total excutetime so far $timediff seconds &gt;&gt; $logfile">
            <text:p>echo $vcfdir/case_100k_bin_05_076.vcf &gt;&gt; $logfile<text:line-break/>$scriptdir/../../bin/bvd-add.pl -s $vcfdir/case_100k_bin_05_076.vcf -T E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0]" office:value-type="string" office:string-value="echo $vcfdir/case_100k_bin_05_077.vcf &gt;&gt; $logfile&#10;$scriptdir/../../bin/bvd-add.pl -s $vcfdir/case_100k_bin_05_077.vcf -T E077_cancer  -d $dbdir&#10;endtime=$(date +%s)&#10;timediff=$((endtime-starttime))&#10;echo total excutetime so far $timediff seconds &gt;&gt; $logfile">
            <text:p>echo $vcfdir/case_100k_bin_05_077.vcf &gt;&gt; $logfile<text:line-break/>$scriptdir/../../bin/bvd-add.pl -s $vcfdir/case_100k_bin_05_077.vcf -T E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1]" office:value-type="string" office:string-value="echo $vcfdir/case_100k_bin_05_078.vcf &gt;&gt; $logfile&#10;$scriptdir/../../bin/bvd-add.pl -s $vcfdir/case_100k_bin_05_078.vcf -T E078_cancer  -d $dbdir&#10;endtime=$(date +%s)&#10;timediff=$((endtime-starttime))&#10;echo total excutetime so far $timediff seconds &gt;&gt; $logfile">
            <text:p>echo $vcfdir/case_100k_bin_05_078.vcf &gt;&gt; $logfile<text:line-break/>$scriptdir/../../bin/bvd-add.pl -s $vcfdir/case_100k_bin_05_078.vcf -T E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2]" office:value-type="string" office:string-value="echo $vcfdir/case_100k_bin_05_079.vcf &gt;&gt; $logfile&#10;$scriptdir/../../bin/bvd-add.pl -s $vcfdir/case_100k_bin_05_079.vcf -T E079_cancer  -d $dbdir&#10;endtime=$(date +%s)&#10;timediff=$((endtime-starttime))&#10;echo total excutetime so far $timediff seconds &gt;&gt; $logfile">
            <text:p>echo $vcfdir/case_100k_bin_05_079.vcf &gt;&gt; $logfile<text:line-break/>$scriptdir/../../bin/bvd-add.pl -s $vcfdir/case_100k_bin_05_079.vcf -T E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3]" office:value-type="string" office:string-value="echo $vcfdir/case_100k_bin_05_080.vcf &gt;&gt; $logfile&#10;$scriptdir/../../bin/bvd-add.pl -s $vcfdir/case_100k_bin_05_080.vcf -T E080_cancer  -d $dbdir&#10;endtime=$(date +%s)&#10;timediff=$((endtime-starttime))&#10;echo total excutetime so far $timediff seconds &gt;&gt; $logfile">
            <text:p>echo $vcfdir/case_100k_bin_05_080.vcf &gt;&gt; $logfile<text:line-break/>$scriptdir/../../bin/bvd-add.pl -s $vcfdir/case_100k_bin_05_080.vcf -T E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4]" office:value-type="string" office:string-value="echo $vcfdir/case_100k_bin_05_081.vcf &gt;&gt; $logfile&#10;$scriptdir/../../bin/bvd-add.pl -s $vcfdir/case_100k_bin_05_081.vcf -T E081_cancer  -d $dbdir&#10;endtime=$(date +%s)&#10;timediff=$((endtime-starttime))&#10;echo total excutetime so far $timediff seconds &gt;&gt; $logfile">
            <text:p>echo $vcfdir/case_100k_bin_05_081.vcf &gt;&gt; $logfile<text:line-break/>$scriptdir/../../bin/bvd-add.pl -s $vcfdir/case_100k_bin_05_081.vcf -T E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5]" office:value-type="string" office:string-value="echo $vcfdir/case_100k_bin_05_082.vcf &gt;&gt; $logfile&#10;$scriptdir/../../bin/bvd-add.pl -s $vcfdir/case_100k_bin_05_082.vcf -T E082_cancer  -d $dbdir&#10;endtime=$(date +%s)&#10;timediff=$((endtime-starttime))&#10;echo total excutetime so far $timediff seconds &gt;&gt; $logfile">
            <text:p>echo $vcfdir/case_100k_bin_05_082.vcf &gt;&gt; $logfile<text:line-break/>$scriptdir/../../bin/bvd-add.pl -s $vcfdir/case_100k_bin_05_082.vcf -T E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6]" office:value-type="string" office:string-value="echo $vcfdir/case_100k_bin_05_083.vcf &gt;&gt; $logfile&#10;$scriptdir/../../bin/bvd-add.pl -s $vcfdir/case_100k_bin_05_083.vcf -T E083_cancer  -d $dbdir&#10;endtime=$(date +%s)&#10;timediff=$((endtime-starttime))&#10;echo total excutetime so far $timediff seconds &gt;&gt; $logfile">
            <text:p>echo $vcfdir/case_100k_bin_05_083.vcf &gt;&gt; $logfile<text:line-break/>$scriptdir/../../bin/bvd-add.pl -s $vcfdir/case_100k_bin_05_083.vcf -T E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7]" office:value-type="string" office:string-value="echo $vcfdir/case_100k_bin_05_084.vcf &gt;&gt; $logfile&#10;$scriptdir/../../bin/bvd-add.pl -s $vcfdir/case_100k_bin_05_084.vcf -T E084_cancer  -d $dbdir&#10;endtime=$(date +%s)&#10;timediff=$((endtime-starttime))&#10;echo total excutetime so far $timediff seconds &gt;&gt; $logfile">
            <text:p>echo $vcfdir/case_100k_bin_05_084.vcf &gt;&gt; $logfile<text:line-break/>$scriptdir/../../bin/bvd-add.pl -s $vcfdir/case_100k_bin_05_084.vcf -T E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8]" office:value-type="string" office:string-value="echo $vcfdir/case_100k_bin_05_085.vcf &gt;&gt; $logfile&#10;$scriptdir/../../bin/bvd-add.pl -s $vcfdir/case_100k_bin_05_085.vcf -T E085_cancer  -d $dbdir&#10;endtime=$(date +%s)&#10;timediff=$((endtime-starttime))&#10;echo total excutetime so far $timediff seconds &gt;&gt; $logfile">
            <text:p>echo $vcfdir/case_100k_bin_05_085.vcf &gt;&gt; $logfile<text:line-break/>$scriptdir/../../bin/bvd-add.pl -s $vcfdir/case_100k_bin_05_085.vcf -T E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89]" office:value-type="string" office:string-value="echo $vcfdir/case_100k_bin_05_086.vcf &gt;&gt; $logfile&#10;$scriptdir/../../bin/bvd-add.pl -s $vcfdir/case_100k_bin_05_086.vcf -T E086_cancer  -d $dbdir&#10;endtime=$(date +%s)&#10;timediff=$((endtime-starttime))&#10;echo total excutetime so far $timediff seconds &gt;&gt; $logfile">
            <text:p>echo $vcfdir/case_100k_bin_05_086.vcf &gt;&gt; $logfile<text:line-break/>$scriptdir/../../bin/bvd-add.pl -s $vcfdir/case_100k_bin_05_086.vcf -T E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0]" office:value-type="string" office:string-value="echo $vcfdir/case_100k_bin_05_087.vcf &gt;&gt; $logfile&#10;$scriptdir/../../bin/bvd-add.pl -s $vcfdir/case_100k_bin_05_087.vcf -T E087_cancer  -d $dbdir&#10;endtime=$(date +%s)&#10;timediff=$((endtime-starttime))&#10;echo total excutetime so far $timediff seconds &gt;&gt; $logfile">
            <text:p>echo $vcfdir/case_100k_bin_05_087.vcf &gt;&gt; $logfile<text:line-break/>$scriptdir/../../bin/bvd-add.pl -s $vcfdir/case_100k_bin_05_087.vcf -T E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1]" office:value-type="string" office:string-value="echo $vcfdir/case_100k_bin_05_088.vcf &gt;&gt; $logfile&#10;$scriptdir/../../bin/bvd-add.pl -s $vcfdir/case_100k_bin_05_088.vcf -T E088_cancer  -d $dbdir&#10;endtime=$(date +%s)&#10;timediff=$((endtime-starttime))&#10;echo total excutetime so far $timediff seconds &gt;&gt; $logfile">
            <text:p>echo $vcfdir/case_100k_bin_05_088.vcf &gt;&gt; $logfile<text:line-break/>$scriptdir/../../bin/bvd-add.pl -s $vcfdir/case_100k_bin_05_088.vcf -T E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2]" office:value-type="string" office:string-value="echo $vcfdir/case_100k_bin_05_089.vcf &gt;&gt; $logfile&#10;$scriptdir/../../bin/bvd-add.pl -s $vcfdir/case_100k_bin_05_089.vcf -T E089_cancer  -d $dbdir&#10;endtime=$(date +%s)&#10;timediff=$((endtime-starttime))&#10;echo total excutetime so far $timediff seconds &gt;&gt; $logfile">
            <text:p>echo $vcfdir/case_100k_bin_05_089.vcf &gt;&gt; $logfile<text:line-break/>$scriptdir/../../bin/bvd-add.pl -s $vcfdir/case_100k_bin_05_089.vcf -T E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3]" office:value-type="string" office:string-value="echo $vcfdir/case_100k_bin_05_090.vcf &gt;&gt; $logfile&#10;$scriptdir/../../bin/bvd-add.pl -s $vcfdir/case_100k_bin_05_090.vcf -T E090_cancer  -d $dbdir&#10;endtime=$(date +%s)&#10;timediff=$((endtime-starttime))&#10;echo total excutetime so far $timediff seconds &gt;&gt; $logfile">
            <text:p>echo $vcfdir/case_100k_bin_05_090.vcf &gt;&gt; $logfile<text:line-break/>$scriptdir/../../bin/bvd-add.pl -s $vcfdir/case_100k_bin_05_090.vcf -T E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4]" office:value-type="string" office:string-value="echo $vcfdir/case_100k_bin_05_091.vcf &gt;&gt; $logfile&#10;$scriptdir/../../bin/bvd-add.pl -s $vcfdir/case_100k_bin_05_091.vcf -T E091_cancer  -d $dbdir&#10;endtime=$(date +%s)&#10;timediff=$((endtime-starttime))&#10;echo total excutetime so far $timediff seconds &gt;&gt; $logfile">
            <text:p>echo $vcfdir/case_100k_bin_05_091.vcf &gt;&gt; $logfile<text:line-break/>$scriptdir/../../bin/bvd-add.pl -s $vcfdir/case_100k_bin_05_091.vcf -T E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5]" office:value-type="string" office:string-value="echo $vcfdir/case_100k_bin_05_092.vcf &gt;&gt; $logfile&#10;$scriptdir/../../bin/bvd-add.pl -s $vcfdir/case_100k_bin_05_092.vcf -T E092_cancer  -d $dbdir&#10;endtime=$(date +%s)&#10;timediff=$((endtime-starttime))&#10;echo total excutetime so far $timediff seconds &gt;&gt; $logfile">
            <text:p>echo $vcfdir/case_100k_bin_05_092.vcf &gt;&gt; $logfile<text:line-break/>$scriptdir/../../bin/bvd-add.pl -s $vcfdir/case_100k_bin_05_092.vcf -T E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6]" office:value-type="string" office:string-value="echo $vcfdir/case_100k_bin_05_093.vcf &gt;&gt; $logfile&#10;$scriptdir/../../bin/bvd-add.pl -s $vcfdir/case_100k_bin_05_093.vcf -T E093_cancer  -d $dbdir&#10;endtime=$(date +%s)&#10;timediff=$((endtime-starttime))&#10;echo total excutetime so far $timediff seconds &gt;&gt; $logfile">
            <text:p>echo $vcfdir/case_100k_bin_05_093.vcf &gt;&gt; $logfile<text:line-break/>$scriptdir/../../bin/bvd-add.pl -s $vcfdir/case_100k_bin_05_093.vcf -T E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7]" office:value-type="string" office:string-value="echo $vcfdir/case_100k_bin_05_094.vcf &gt;&gt; $logfile&#10;$scriptdir/../../bin/bvd-add.pl -s $vcfdir/case_100k_bin_05_094.vcf -T E094_cancer  -d $dbdir&#10;endtime=$(date +%s)&#10;timediff=$((endtime-starttime))&#10;echo total excutetime so far $timediff seconds &gt;&gt; $logfile">
            <text:p>echo $vcfdir/case_100k_bin_05_094.vcf &gt;&gt; $logfile<text:line-break/>$scriptdir/../../bin/bvd-add.pl -s $vcfdir/case_100k_bin_05_094.vcf -T E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8]" office:value-type="string" office:string-value="echo $vcfdir/case_100k_bin_05_095.vcf &gt;&gt; $logfile&#10;$scriptdir/../../bin/bvd-add.pl -s $vcfdir/case_100k_bin_05_095.vcf -T E095_cancer  -d $dbdir&#10;endtime=$(date +%s)&#10;timediff=$((endtime-starttime))&#10;echo total excutetime so far $timediff seconds &gt;&gt; $logfile">
            <text:p>echo $vcfdir/case_100k_bin_05_095.vcf &gt;&gt; $logfile<text:line-break/>$scriptdir/../../bin/bvd-add.pl -s $vcfdir/case_100k_bin_05_095.vcf -T E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99]" office:value-type="string" office:string-value="echo $vcfdir/case_100k_bin_05_096.vcf &gt;&gt; $logfile&#10;$scriptdir/../../bin/bvd-add.pl -s $vcfdir/case_100k_bin_05_096.vcf -T E096_cancer  -d $dbdir&#10;endtime=$(date +%s)&#10;timediff=$((endtime-starttime))&#10;echo total excutetime so far $timediff seconds &gt;&gt; $logfile">
            <text:p>echo $vcfdir/case_100k_bin_05_096.vcf &gt;&gt; $logfile<text:line-break/>$scriptdir/../../bin/bvd-add.pl -s $vcfdir/case_100k_bin_05_096.vcf -T E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00]" office:value-type="string" office:string-value="echo $vcfdir/case_100k_bin_05_097.vcf &gt;&gt; $logfile&#10;$scriptdir/../../bin/bvd-add.pl -s $vcfdir/case_100k_bin_05_097.vcf -T E097_cancer  -d $dbdir&#10;endtime=$(date +%s)&#10;timediff=$((endtime-starttime))&#10;echo total excutetime so far $timediff seconds &gt;&gt; $logfile">
            <text:p>echo $vcfdir/case_100k_bin_05_097.vcf &gt;&gt; $logfile<text:line-break/>$scriptdir/../../bin/bvd-add.pl -s $vcfdir/case_100k_bin_05_097.vcf -T E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01]" office:value-type="string" office:string-value="echo $vcfdir/case_100k_bin_05_098.vcf &gt;&gt; $logfile&#10;$scriptdir/../../bin/bvd-add.pl -s $vcfdir/case_100k_bin_05_098.vcf -T E098_cancer  -d $dbdir&#10;endtime=$(date +%s)&#10;timediff=$((endtime-starttime))&#10;echo total excutetime so far $timediff seconds &gt;&gt; $logfile">
            <text:p>echo $vcfdir/case_100k_bin_05_098.vcf &gt;&gt; $logfile<text:line-break/>$scriptdir/../../bin/bvd-add.pl -s $vcfdir/case_100k_bin_05_098.vcf -T E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02]" office:value-type="string" office:string-value="echo $vcfdir/case_100k_bin_05_099.vcf &gt;&gt; $logfile&#10;$scriptdir/../../bin/bvd-add.pl -s $vcfdir/case_100k_bin_05_099.vcf -T E099_cancer  -d $dbdir&#10;endtime=$(date +%s)&#10;timediff=$((endtime-starttime))&#10;echo total excutetime so far $timediff seconds &gt;&gt; $logfile">
            <text:p>echo $vcfdir/case_100k_bin_05_099.vcf &gt;&gt; $logfile<text:line-break/>$scriptdir/../../bin/bvd-add.pl -s $vcfdir/case_100k_bin_05_099.vcf -T E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Q103]" office:value-type="string" office:string-value="echo $vcfdir/case_100k_bin_05_100.vcf &gt;&gt; $logfile&#10;$scriptdir/../../bin/bvd-add.pl -s $vcfdir/case_100k_bin_05_100.vcf -T E100_cancer  -d $dbdir&#10;endtime=$(date +%s)&#10;timediff=$((endtime-starttime))&#10;echo total excutetime so far $timediff seconds &gt;&gt; $logfile">
            <text:p>echo $vcfdir/case_100k_bin_05_100.vcf &gt;&gt; $logfile<text:line-break/>$scriptdir/../../bin/bvd-add.pl -s $vcfdir/case_100k_bin_05_100.vcf -T E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]" office:value-type="string" office:string-value="echo $vcfdir/case_100k_bin_06_001.vcf &gt;&gt; $logfile&#10;$scriptdir/../../bin/bvd-add.pl -s $vcfdir/case_100k_bin_06_001.vcf -T F001_cancer  -d $dbdir&#10;endtime=$(date +%s)&#10;timediff=$((endtime-starttime))&#10;echo total excutetime so far $timediff seconds &gt;&gt; $logfile">
            <text:p>echo $vcfdir/case_100k_bin_06_001.vcf &gt;&gt; $logfile<text:line-break/>$scriptdir/../../bin/bvd-add.pl -s $vcfdir/case_100k_bin_06_001.vcf -T F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]" office:value-type="string" office:string-value="echo $vcfdir/case_100k_bin_06_002.vcf &gt;&gt; $logfile&#10;$scriptdir/../../bin/bvd-add.pl -s $vcfdir/case_100k_bin_06_002.vcf -T F002_cancer  -d $dbdir&#10;endtime=$(date +%s)&#10;timediff=$((endtime-starttime))&#10;echo total excutetime so far $timediff seconds &gt;&gt; $logfile">
            <text:p>echo $vcfdir/case_100k_bin_06_002.vcf &gt;&gt; $logfile<text:line-break/>$scriptdir/../../bin/bvd-add.pl -s $vcfdir/case_100k_bin_06_002.vcf -T F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]" office:value-type="string" office:string-value="echo $vcfdir/case_100k_bin_06_003.vcf &gt;&gt; $logfile&#10;$scriptdir/../../bin/bvd-add.pl -s $vcfdir/case_100k_bin_06_003.vcf -T F003_cancer  -d $dbdir&#10;endtime=$(date +%s)&#10;timediff=$((endtime-starttime))&#10;echo total excutetime so far $timediff seconds &gt;&gt; $logfile">
            <text:p>echo $vcfdir/case_100k_bin_06_003.vcf &gt;&gt; $logfile<text:line-break/>$scriptdir/../../bin/bvd-add.pl -s $vcfdir/case_100k_bin_06_003.vcf -T F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]" office:value-type="string" office:string-value="echo $vcfdir/case_100k_bin_06_004.vcf &gt;&gt; $logfile&#10;$scriptdir/../../bin/bvd-add.pl -s $vcfdir/case_100k_bin_06_004.vcf -T F004_cancer  -d $dbdir&#10;endtime=$(date +%s)&#10;timediff=$((endtime-starttime))&#10;echo total excutetime so far $timediff seconds &gt;&gt; $logfile">
            <text:p>echo $vcfdir/case_100k_bin_06_004.vcf &gt;&gt; $logfile<text:line-break/>$scriptdir/../../bin/bvd-add.pl -s $vcfdir/case_100k_bin_06_004.vcf -T F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]" office:value-type="string" office:string-value="echo $vcfdir/case_100k_bin_06_005.vcf &gt;&gt; $logfile&#10;$scriptdir/../../bin/bvd-add.pl -s $vcfdir/case_100k_bin_06_005.vcf -T F005_cancer  -d $dbdir&#10;endtime=$(date +%s)&#10;timediff=$((endtime-starttime))&#10;echo total excutetime so far $timediff seconds &gt;&gt; $logfile">
            <text:p>echo $vcfdir/case_100k_bin_06_005.vcf &gt;&gt; $logfile<text:line-break/>$scriptdir/../../bin/bvd-add.pl -s $vcfdir/case_100k_bin_06_005.vcf -T F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]" office:value-type="string" office:string-value="echo $vcfdir/case_100k_bin_06_006.vcf &gt;&gt; $logfile&#10;$scriptdir/../../bin/bvd-add.pl -s $vcfdir/case_100k_bin_06_006.vcf -T F006_cancer  -d $dbdir&#10;endtime=$(date +%s)&#10;timediff=$((endtime-starttime))&#10;echo total excutetime so far $timediff seconds &gt;&gt; $logfile">
            <text:p>echo $vcfdir/case_100k_bin_06_006.vcf &gt;&gt; $logfile<text:line-break/>$scriptdir/../../bin/bvd-add.pl -s $vcfdir/case_100k_bin_06_006.vcf -T F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0]" office:value-type="string" office:string-value="echo $vcfdir/case_100k_bin_06_007.vcf &gt;&gt; $logfile&#10;$scriptdir/../../bin/bvd-add.pl -s $vcfdir/case_100k_bin_06_007.vcf -T F007_cancer  -d $dbdir&#10;endtime=$(date +%s)&#10;timediff=$((endtime-starttime))&#10;echo total excutetime so far $timediff seconds &gt;&gt; $logfile">
            <text:p>echo $vcfdir/case_100k_bin_06_007.vcf &gt;&gt; $logfile<text:line-break/>$scriptdir/../../bin/bvd-add.pl -s $vcfdir/case_100k_bin_06_007.vcf -T F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1]" office:value-type="string" office:string-value="echo $vcfdir/case_100k_bin_06_008.vcf &gt;&gt; $logfile&#10;$scriptdir/../../bin/bvd-add.pl -s $vcfdir/case_100k_bin_06_008.vcf -T F008_cancer  -d $dbdir&#10;endtime=$(date +%s)&#10;timediff=$((endtime-starttime))&#10;echo total excutetime so far $timediff seconds &gt;&gt; $logfile">
            <text:p>echo $vcfdir/case_100k_bin_06_008.vcf &gt;&gt; $logfile<text:line-break/>$scriptdir/../../bin/bvd-add.pl -s $vcfdir/case_100k_bin_06_008.vcf -T F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2]" office:value-type="string" office:string-value="echo $vcfdir/case_100k_bin_06_009.vcf &gt;&gt; $logfile&#10;$scriptdir/../../bin/bvd-add.pl -s $vcfdir/case_100k_bin_06_009.vcf -T F009_cancer  -d $dbdir&#10;endtime=$(date +%s)&#10;timediff=$((endtime-starttime))&#10;echo total excutetime so far $timediff seconds &gt;&gt; $logfile">
            <text:p>echo $vcfdir/case_100k_bin_06_009.vcf &gt;&gt; $logfile<text:line-break/>$scriptdir/../../bin/bvd-add.pl -s $vcfdir/case_100k_bin_06_009.vcf -T F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3]" office:value-type="string" office:string-value="echo $vcfdir/case_100k_bin_06_010.vcf &gt;&gt; $logfile&#10;$scriptdir/../../bin/bvd-add.pl -s $vcfdir/case_100k_bin_06_010.vcf -T F010_cancer  -d $dbdir&#10;endtime=$(date +%s)&#10;timediff=$((endtime-starttime))&#10;echo total excutetime so far $timediff seconds &gt;&gt; $logfile">
            <text:p>echo $vcfdir/case_100k_bin_06_010.vcf &gt;&gt; $logfile<text:line-break/>$scriptdir/../../bin/bvd-add.pl -s $vcfdir/case_100k_bin_06_010.vcf -T F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4]" office:value-type="string" office:string-value="echo $vcfdir/case_100k_bin_06_011.vcf &gt;&gt; $logfile&#10;$scriptdir/../../bin/bvd-add.pl -s $vcfdir/case_100k_bin_06_011.vcf -T F011_cancer  -d $dbdir&#10;endtime=$(date +%s)&#10;timediff=$((endtime-starttime))&#10;echo total excutetime so far $timediff seconds &gt;&gt; $logfile">
            <text:p>echo $vcfdir/case_100k_bin_06_011.vcf &gt;&gt; $logfile<text:line-break/>$scriptdir/../../bin/bvd-add.pl -s $vcfdir/case_100k_bin_06_011.vcf -T F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5]" office:value-type="string" office:string-value="echo $vcfdir/case_100k_bin_06_012.vcf &gt;&gt; $logfile&#10;$scriptdir/../../bin/bvd-add.pl -s $vcfdir/case_100k_bin_06_012.vcf -T F012_cancer  -d $dbdir&#10;endtime=$(date +%s)&#10;timediff=$((endtime-starttime))&#10;echo total excutetime so far $timediff seconds &gt;&gt; $logfile">
            <text:p>echo $vcfdir/case_100k_bin_06_012.vcf &gt;&gt; $logfile<text:line-break/>$scriptdir/../../bin/bvd-add.pl -s $vcfdir/case_100k_bin_06_012.vcf -T F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6]" office:value-type="string" office:string-value="echo $vcfdir/case_100k_bin_06_013.vcf &gt;&gt; $logfile&#10;$scriptdir/../../bin/bvd-add.pl -s $vcfdir/case_100k_bin_06_013.vcf -T F013_cancer  -d $dbdir&#10;endtime=$(date +%s)&#10;timediff=$((endtime-starttime))&#10;echo total excutetime so far $timediff seconds &gt;&gt; $logfile">
            <text:p>echo $vcfdir/case_100k_bin_06_013.vcf &gt;&gt; $logfile<text:line-break/>$scriptdir/../../bin/bvd-add.pl -s $vcfdir/case_100k_bin_06_013.vcf -T F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7]" office:value-type="string" office:string-value="echo $vcfdir/case_100k_bin_06_014.vcf &gt;&gt; $logfile&#10;$scriptdir/../../bin/bvd-add.pl -s $vcfdir/case_100k_bin_06_014.vcf -T F014_cancer  -d $dbdir&#10;endtime=$(date +%s)&#10;timediff=$((endtime-starttime))&#10;echo total excutetime so far $timediff seconds &gt;&gt; $logfile">
            <text:p>echo $vcfdir/case_100k_bin_06_014.vcf &gt;&gt; $logfile<text:line-break/>$scriptdir/../../bin/bvd-add.pl -s $vcfdir/case_100k_bin_06_014.vcf -T F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8]" office:value-type="string" office:string-value="echo $vcfdir/case_100k_bin_06_015.vcf &gt;&gt; $logfile&#10;$scriptdir/../../bin/bvd-add.pl -s $vcfdir/case_100k_bin_06_015.vcf -T F015_cancer  -d $dbdir&#10;endtime=$(date +%s)&#10;timediff=$((endtime-starttime))&#10;echo total excutetime so far $timediff seconds &gt;&gt; $logfile">
            <text:p>echo $vcfdir/case_100k_bin_06_015.vcf &gt;&gt; $logfile<text:line-break/>$scriptdir/../../bin/bvd-add.pl -s $vcfdir/case_100k_bin_06_015.vcf -T F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9]" office:value-type="string" office:string-value="echo $vcfdir/case_100k_bin_06_016.vcf &gt;&gt; $logfile&#10;$scriptdir/../../bin/bvd-add.pl -s $vcfdir/case_100k_bin_06_016.vcf -T F016_cancer  -d $dbdir&#10;endtime=$(date +%s)&#10;timediff=$((endtime-starttime))&#10;echo total excutetime so far $timediff seconds &gt;&gt; $logfile">
            <text:p>echo $vcfdir/case_100k_bin_06_016.vcf &gt;&gt; $logfile<text:line-break/>$scriptdir/../../bin/bvd-add.pl -s $vcfdir/case_100k_bin_06_016.vcf -T F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0]" office:value-type="string" office:string-value="echo $vcfdir/case_100k_bin_06_017.vcf &gt;&gt; $logfile&#10;$scriptdir/../../bin/bvd-add.pl -s $vcfdir/case_100k_bin_06_017.vcf -T F017_cancer  -d $dbdir&#10;endtime=$(date +%s)&#10;timediff=$((endtime-starttime))&#10;echo total excutetime so far $timediff seconds &gt;&gt; $logfile">
            <text:p>echo $vcfdir/case_100k_bin_06_017.vcf &gt;&gt; $logfile<text:line-break/>$scriptdir/../../bin/bvd-add.pl -s $vcfdir/case_100k_bin_06_017.vcf -T F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1]" office:value-type="string" office:string-value="echo $vcfdir/case_100k_bin_06_018.vcf &gt;&gt; $logfile&#10;$scriptdir/../../bin/bvd-add.pl -s $vcfdir/case_100k_bin_06_018.vcf -T F018_cancer  -d $dbdir&#10;endtime=$(date +%s)&#10;timediff=$((endtime-starttime))&#10;echo total excutetime so far $timediff seconds &gt;&gt; $logfile">
            <text:p>echo $vcfdir/case_100k_bin_06_018.vcf &gt;&gt; $logfile<text:line-break/>$scriptdir/../../bin/bvd-add.pl -s $vcfdir/case_100k_bin_06_018.vcf -T F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2]" office:value-type="string" office:string-value="echo $vcfdir/case_100k_bin_06_019.vcf &gt;&gt; $logfile&#10;$scriptdir/../../bin/bvd-add.pl -s $vcfdir/case_100k_bin_06_019.vcf -T F019_cancer  -d $dbdir&#10;endtime=$(date +%s)&#10;timediff=$((endtime-starttime))&#10;echo total excutetime so far $timediff seconds &gt;&gt; $logfile">
            <text:p>echo $vcfdir/case_100k_bin_06_019.vcf &gt;&gt; $logfile<text:line-break/>$scriptdir/../../bin/bvd-add.pl -s $vcfdir/case_100k_bin_06_019.vcf -T F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3]" office:value-type="string" office:string-value="echo $vcfdir/case_100k_bin_06_020.vcf &gt;&gt; $logfile&#10;$scriptdir/../../bin/bvd-add.pl -s $vcfdir/case_100k_bin_06_020.vcf -T F020_cancer  -d $dbdir&#10;endtime=$(date +%s)&#10;timediff=$((endtime-starttime))&#10;echo total excutetime so far $timediff seconds &gt;&gt; $logfile">
            <text:p>echo $vcfdir/case_100k_bin_06_020.vcf &gt;&gt; $logfile<text:line-break/>$scriptdir/../../bin/bvd-add.pl -s $vcfdir/case_100k_bin_06_020.vcf -T F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4]" office:value-type="string" office:string-value="echo $vcfdir/case_100k_bin_06_021.vcf &gt;&gt; $logfile&#10;$scriptdir/../../bin/bvd-add.pl -s $vcfdir/case_100k_bin_06_021.vcf -T F021_cancer  -d $dbdir&#10;endtime=$(date +%s)&#10;timediff=$((endtime-starttime))&#10;echo total excutetime so far $timediff seconds &gt;&gt; $logfile">
            <text:p>echo $vcfdir/case_100k_bin_06_021.vcf &gt;&gt; $logfile<text:line-break/>$scriptdir/../../bin/bvd-add.pl -s $vcfdir/case_100k_bin_06_021.vcf -T F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5]" office:value-type="string" office:string-value="echo $vcfdir/case_100k_bin_06_022.vcf &gt;&gt; $logfile&#10;$scriptdir/../../bin/bvd-add.pl -s $vcfdir/case_100k_bin_06_022.vcf -T F022_cancer  -d $dbdir&#10;endtime=$(date +%s)&#10;timediff=$((endtime-starttime))&#10;echo total excutetime so far $timediff seconds &gt;&gt; $logfile">
            <text:p>echo $vcfdir/case_100k_bin_06_022.vcf &gt;&gt; $logfile<text:line-break/>$scriptdir/../../bin/bvd-add.pl -s $vcfdir/case_100k_bin_06_022.vcf -T F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6]" office:value-type="string" office:string-value="echo $vcfdir/case_100k_bin_06_023.vcf &gt;&gt; $logfile&#10;$scriptdir/../../bin/bvd-add.pl -s $vcfdir/case_100k_bin_06_023.vcf -T F023_cancer  -d $dbdir&#10;endtime=$(date +%s)&#10;timediff=$((endtime-starttime))&#10;echo total excutetime so far $timediff seconds &gt;&gt; $logfile">
            <text:p>echo $vcfdir/case_100k_bin_06_023.vcf &gt;&gt; $logfile<text:line-break/>$scriptdir/../../bin/bvd-add.pl -s $vcfdir/case_100k_bin_06_023.vcf -T F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7]" office:value-type="string" office:string-value="echo $vcfdir/case_100k_bin_06_024.vcf &gt;&gt; $logfile&#10;$scriptdir/../../bin/bvd-add.pl -s $vcfdir/case_100k_bin_06_024.vcf -T F024_cancer  -d $dbdir&#10;endtime=$(date +%s)&#10;timediff=$((endtime-starttime))&#10;echo total excutetime so far $timediff seconds &gt;&gt; $logfile">
            <text:p>echo $vcfdir/case_100k_bin_06_024.vcf &gt;&gt; $logfile<text:line-break/>$scriptdir/../../bin/bvd-add.pl -s $vcfdir/case_100k_bin_06_024.vcf -T F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8]" office:value-type="string" office:string-value="echo $vcfdir/case_100k_bin_06_025.vcf &gt;&gt; $logfile&#10;$scriptdir/../../bin/bvd-add.pl -s $vcfdir/case_100k_bin_06_025.vcf -T F025_cancer  -d $dbdir&#10;endtime=$(date +%s)&#10;timediff=$((endtime-starttime))&#10;echo total excutetime so far $timediff seconds &gt;&gt; $logfile">
            <text:p>echo $vcfdir/case_100k_bin_06_025.vcf &gt;&gt; $logfile<text:line-break/>$scriptdir/../../bin/bvd-add.pl -s $vcfdir/case_100k_bin_06_025.vcf -T F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29]" office:value-type="string" office:string-value="echo $vcfdir/case_100k_bin_06_026.vcf &gt;&gt; $logfile&#10;$scriptdir/../../bin/bvd-add.pl -s $vcfdir/case_100k_bin_06_026.vcf -T F026_cancer  -d $dbdir&#10;endtime=$(date +%s)&#10;timediff=$((endtime-starttime))&#10;echo total excutetime so far $timediff seconds &gt;&gt; $logfile">
            <text:p>echo $vcfdir/case_100k_bin_06_026.vcf &gt;&gt; $logfile<text:line-break/>$scriptdir/../../bin/bvd-add.pl -s $vcfdir/case_100k_bin_06_026.vcf -T F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0]" office:value-type="string" office:string-value="echo $vcfdir/case_100k_bin_06_027.vcf &gt;&gt; $logfile&#10;$scriptdir/../../bin/bvd-add.pl -s $vcfdir/case_100k_bin_06_027.vcf -T F027_cancer  -d $dbdir&#10;endtime=$(date +%s)&#10;timediff=$((endtime-starttime))&#10;echo total excutetime so far $timediff seconds &gt;&gt; $logfile">
            <text:p>echo $vcfdir/case_100k_bin_06_027.vcf &gt;&gt; $logfile<text:line-break/>$scriptdir/../../bin/bvd-add.pl -s $vcfdir/case_100k_bin_06_027.vcf -T F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1]" office:value-type="string" office:string-value="echo $vcfdir/case_100k_bin_06_028.vcf &gt;&gt; $logfile&#10;$scriptdir/../../bin/bvd-add.pl -s $vcfdir/case_100k_bin_06_028.vcf -T F028_cancer  -d $dbdir&#10;endtime=$(date +%s)&#10;timediff=$((endtime-starttime))&#10;echo total excutetime so far $timediff seconds &gt;&gt; $logfile">
            <text:p>echo $vcfdir/case_100k_bin_06_028.vcf &gt;&gt; $logfile<text:line-break/>$scriptdir/../../bin/bvd-add.pl -s $vcfdir/case_100k_bin_06_028.vcf -T F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2]" office:value-type="string" office:string-value="echo $vcfdir/case_100k_bin_06_029.vcf &gt;&gt; $logfile&#10;$scriptdir/../../bin/bvd-add.pl -s $vcfdir/case_100k_bin_06_029.vcf -T F029_cancer  -d $dbdir&#10;endtime=$(date +%s)&#10;timediff=$((endtime-starttime))&#10;echo total excutetime so far $timediff seconds &gt;&gt; $logfile">
            <text:p>echo $vcfdir/case_100k_bin_06_029.vcf &gt;&gt; $logfile<text:line-break/>$scriptdir/../../bin/bvd-add.pl -s $vcfdir/case_100k_bin_06_029.vcf -T F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3]" office:value-type="string" office:string-value="echo $vcfdir/case_100k_bin_06_030.vcf &gt;&gt; $logfile&#10;$scriptdir/../../bin/bvd-add.pl -s $vcfdir/case_100k_bin_06_030.vcf -T F030_cancer  -d $dbdir&#10;endtime=$(date +%s)&#10;timediff=$((endtime-starttime))&#10;echo total excutetime so far $timediff seconds &gt;&gt; $logfile">
            <text:p>echo $vcfdir/case_100k_bin_06_030.vcf &gt;&gt; $logfile<text:line-break/>$scriptdir/../../bin/bvd-add.pl -s $vcfdir/case_100k_bin_06_030.vcf -T F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4]" office:value-type="string" office:string-value="echo $vcfdir/case_100k_bin_06_031.vcf &gt;&gt; $logfile&#10;$scriptdir/../../bin/bvd-add.pl -s $vcfdir/case_100k_bin_06_031.vcf -T F031_cancer  -d $dbdir&#10;endtime=$(date +%s)&#10;timediff=$((endtime-starttime))&#10;echo total excutetime so far $timediff seconds &gt;&gt; $logfile">
            <text:p>echo $vcfdir/case_100k_bin_06_031.vcf &gt;&gt; $logfile<text:line-break/>$scriptdir/../../bin/bvd-add.pl -s $vcfdir/case_100k_bin_06_031.vcf -T F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5]" office:value-type="string" office:string-value="echo $vcfdir/case_100k_bin_06_032.vcf &gt;&gt; $logfile&#10;$scriptdir/../../bin/bvd-add.pl -s $vcfdir/case_100k_bin_06_032.vcf -T F032_cancer  -d $dbdir&#10;endtime=$(date +%s)&#10;timediff=$((endtime-starttime))&#10;echo total excutetime so far $timediff seconds &gt;&gt; $logfile">
            <text:p>echo $vcfdir/case_100k_bin_06_032.vcf &gt;&gt; $logfile<text:line-break/>$scriptdir/../../bin/bvd-add.pl -s $vcfdir/case_100k_bin_06_032.vcf -T F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6]" office:value-type="string" office:string-value="echo $vcfdir/case_100k_bin_06_033.vcf &gt;&gt; $logfile&#10;$scriptdir/../../bin/bvd-add.pl -s $vcfdir/case_100k_bin_06_033.vcf -T F033_cancer  -d $dbdir&#10;endtime=$(date +%s)&#10;timediff=$((endtime-starttime))&#10;echo total excutetime so far $timediff seconds &gt;&gt; $logfile">
            <text:p>echo $vcfdir/case_100k_bin_06_033.vcf &gt;&gt; $logfile<text:line-break/>$scriptdir/../../bin/bvd-add.pl -s $vcfdir/case_100k_bin_06_033.vcf -T F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7]" office:value-type="string" office:string-value="echo $vcfdir/case_100k_bin_06_034.vcf &gt;&gt; $logfile&#10;$scriptdir/../../bin/bvd-add.pl -s $vcfdir/case_100k_bin_06_034.vcf -T F034_cancer  -d $dbdir&#10;endtime=$(date +%s)&#10;timediff=$((endtime-starttime))&#10;echo total excutetime so far $timediff seconds &gt;&gt; $logfile">
            <text:p>echo $vcfdir/case_100k_bin_06_034.vcf &gt;&gt; $logfile<text:line-break/>$scriptdir/../../bin/bvd-add.pl -s $vcfdir/case_100k_bin_06_034.vcf -T F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8]" office:value-type="string" office:string-value="echo $vcfdir/case_100k_bin_06_035.vcf &gt;&gt; $logfile&#10;$scriptdir/../../bin/bvd-add.pl -s $vcfdir/case_100k_bin_06_035.vcf -T F035_cancer  -d $dbdir&#10;endtime=$(date +%s)&#10;timediff=$((endtime-starttime))&#10;echo total excutetime so far $timediff seconds &gt;&gt; $logfile">
            <text:p>echo $vcfdir/case_100k_bin_06_035.vcf &gt;&gt; $logfile<text:line-break/>$scriptdir/../../bin/bvd-add.pl -s $vcfdir/case_100k_bin_06_035.vcf -T F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39]" office:value-type="string" office:string-value="echo $vcfdir/case_100k_bin_06_036.vcf &gt;&gt; $logfile&#10;$scriptdir/../../bin/bvd-add.pl -s $vcfdir/case_100k_bin_06_036.vcf -T F036_cancer  -d $dbdir&#10;endtime=$(date +%s)&#10;timediff=$((endtime-starttime))&#10;echo total excutetime so far $timediff seconds &gt;&gt; $logfile">
            <text:p>echo $vcfdir/case_100k_bin_06_036.vcf &gt;&gt; $logfile<text:line-break/>$scriptdir/../../bin/bvd-add.pl -s $vcfdir/case_100k_bin_06_036.vcf -T F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0]" office:value-type="string" office:string-value="echo $vcfdir/case_100k_bin_06_037.vcf &gt;&gt; $logfile&#10;$scriptdir/../../bin/bvd-add.pl -s $vcfdir/case_100k_bin_06_037.vcf -T F037_cancer  -d $dbdir&#10;endtime=$(date +%s)&#10;timediff=$((endtime-starttime))&#10;echo total excutetime so far $timediff seconds &gt;&gt; $logfile">
            <text:p>echo $vcfdir/case_100k_bin_06_037.vcf &gt;&gt; $logfile<text:line-break/>$scriptdir/../../bin/bvd-add.pl -s $vcfdir/case_100k_bin_06_037.vcf -T F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1]" office:value-type="string" office:string-value="echo $vcfdir/case_100k_bin_06_038.vcf &gt;&gt; $logfile&#10;$scriptdir/../../bin/bvd-add.pl -s $vcfdir/case_100k_bin_06_038.vcf -T F038_cancer  -d $dbdir&#10;endtime=$(date +%s)&#10;timediff=$((endtime-starttime))&#10;echo total excutetime so far $timediff seconds &gt;&gt; $logfile">
            <text:p>echo $vcfdir/case_100k_bin_06_038.vcf &gt;&gt; $logfile<text:line-break/>$scriptdir/../../bin/bvd-add.pl -s $vcfdir/case_100k_bin_06_038.vcf -T F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2]" office:value-type="string" office:string-value="echo $vcfdir/case_100k_bin_06_039.vcf &gt;&gt; $logfile&#10;$scriptdir/../../bin/bvd-add.pl -s $vcfdir/case_100k_bin_06_039.vcf -T F039_cancer  -d $dbdir&#10;endtime=$(date +%s)&#10;timediff=$((endtime-starttime))&#10;echo total excutetime so far $timediff seconds &gt;&gt; $logfile">
            <text:p>echo $vcfdir/case_100k_bin_06_039.vcf &gt;&gt; $logfile<text:line-break/>$scriptdir/../../bin/bvd-add.pl -s $vcfdir/case_100k_bin_06_039.vcf -T F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3]" office:value-type="string" office:string-value="echo $vcfdir/case_100k_bin_06_040.vcf &gt;&gt; $logfile&#10;$scriptdir/../../bin/bvd-add.pl -s $vcfdir/case_100k_bin_06_040.vcf -T F040_cancer  -d $dbdir&#10;endtime=$(date +%s)&#10;timediff=$((endtime-starttime))&#10;echo total excutetime so far $timediff seconds &gt;&gt; $logfile">
            <text:p>echo $vcfdir/case_100k_bin_06_040.vcf &gt;&gt; $logfile<text:line-break/>$scriptdir/../../bin/bvd-add.pl -s $vcfdir/case_100k_bin_06_040.vcf -T F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4]" office:value-type="string" office:string-value="echo $vcfdir/case_100k_bin_06_041.vcf &gt;&gt; $logfile&#10;$scriptdir/../../bin/bvd-add.pl -s $vcfdir/case_100k_bin_06_041.vcf -T F041_cancer  -d $dbdir&#10;endtime=$(date +%s)&#10;timediff=$((endtime-starttime))&#10;echo total excutetime so far $timediff seconds &gt;&gt; $logfile">
            <text:p>echo $vcfdir/case_100k_bin_06_041.vcf &gt;&gt; $logfile<text:line-break/>$scriptdir/../../bin/bvd-add.pl -s $vcfdir/case_100k_bin_06_041.vcf -T F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5]" office:value-type="string" office:string-value="echo $vcfdir/case_100k_bin_06_042.vcf &gt;&gt; $logfile&#10;$scriptdir/../../bin/bvd-add.pl -s $vcfdir/case_100k_bin_06_042.vcf -T F042_cancer  -d $dbdir&#10;endtime=$(date +%s)&#10;timediff=$((endtime-starttime))&#10;echo total excutetime so far $timediff seconds &gt;&gt; $logfile">
            <text:p>echo $vcfdir/case_100k_bin_06_042.vcf &gt;&gt; $logfile<text:line-break/>$scriptdir/../../bin/bvd-add.pl -s $vcfdir/case_100k_bin_06_042.vcf -T F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6]" office:value-type="string" office:string-value="echo $vcfdir/case_100k_bin_06_043.vcf &gt;&gt; $logfile&#10;$scriptdir/../../bin/bvd-add.pl -s $vcfdir/case_100k_bin_06_043.vcf -T F043_cancer  -d $dbdir&#10;endtime=$(date +%s)&#10;timediff=$((endtime-starttime))&#10;echo total excutetime so far $timediff seconds &gt;&gt; $logfile">
            <text:p>echo $vcfdir/case_100k_bin_06_043.vcf &gt;&gt; $logfile<text:line-break/>$scriptdir/../../bin/bvd-add.pl -s $vcfdir/case_100k_bin_06_043.vcf -T F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7]" office:value-type="string" office:string-value="echo $vcfdir/case_100k_bin_06_044.vcf &gt;&gt; $logfile&#10;$scriptdir/../../bin/bvd-add.pl -s $vcfdir/case_100k_bin_06_044.vcf -T F044_cancer  -d $dbdir&#10;endtime=$(date +%s)&#10;timediff=$((endtime-starttime))&#10;echo total excutetime so far $timediff seconds &gt;&gt; $logfile">
            <text:p>echo $vcfdir/case_100k_bin_06_044.vcf &gt;&gt; $logfile<text:line-break/>$scriptdir/../../bin/bvd-add.pl -s $vcfdir/case_100k_bin_06_044.vcf -T F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8]" office:value-type="string" office:string-value="echo $vcfdir/case_100k_bin_06_045.vcf &gt;&gt; $logfile&#10;$scriptdir/../../bin/bvd-add.pl -s $vcfdir/case_100k_bin_06_045.vcf -T F045_cancer  -d $dbdir&#10;endtime=$(date +%s)&#10;timediff=$((endtime-starttime))&#10;echo total excutetime so far $timediff seconds &gt;&gt; $logfile">
            <text:p>echo $vcfdir/case_100k_bin_06_045.vcf &gt;&gt; $logfile<text:line-break/>$scriptdir/../../bin/bvd-add.pl -s $vcfdir/case_100k_bin_06_045.vcf -T F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49]" office:value-type="string" office:string-value="echo $vcfdir/case_100k_bin_06_046.vcf &gt;&gt; $logfile&#10;$scriptdir/../../bin/bvd-add.pl -s $vcfdir/case_100k_bin_06_046.vcf -T F046_cancer  -d $dbdir&#10;endtime=$(date +%s)&#10;timediff=$((endtime-starttime))&#10;echo total excutetime so far $timediff seconds &gt;&gt; $logfile">
            <text:p>echo $vcfdir/case_100k_bin_06_046.vcf &gt;&gt; $logfile<text:line-break/>$scriptdir/../../bin/bvd-add.pl -s $vcfdir/case_100k_bin_06_046.vcf -T F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0]" office:value-type="string" office:string-value="echo $vcfdir/case_100k_bin_06_047.vcf &gt;&gt; $logfile&#10;$scriptdir/../../bin/bvd-add.pl -s $vcfdir/case_100k_bin_06_047.vcf -T F047_cancer  -d $dbdir&#10;endtime=$(date +%s)&#10;timediff=$((endtime-starttime))&#10;echo total excutetime so far $timediff seconds &gt;&gt; $logfile">
            <text:p>echo $vcfdir/case_100k_bin_06_047.vcf &gt;&gt; $logfile<text:line-break/>$scriptdir/../../bin/bvd-add.pl -s $vcfdir/case_100k_bin_06_047.vcf -T F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1]" office:value-type="string" office:string-value="echo $vcfdir/case_100k_bin_06_048.vcf &gt;&gt; $logfile&#10;$scriptdir/../../bin/bvd-add.pl -s $vcfdir/case_100k_bin_06_048.vcf -T F048_cancer  -d $dbdir&#10;endtime=$(date +%s)&#10;timediff=$((endtime-starttime))&#10;echo total excutetime so far $timediff seconds &gt;&gt; $logfile">
            <text:p>echo $vcfdir/case_100k_bin_06_048.vcf &gt;&gt; $logfile<text:line-break/>$scriptdir/../../bin/bvd-add.pl -s $vcfdir/case_100k_bin_06_048.vcf -T F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2]" office:value-type="string" office:string-value="echo $vcfdir/case_100k_bin_06_049.vcf &gt;&gt; $logfile&#10;$scriptdir/../../bin/bvd-add.pl -s $vcfdir/case_100k_bin_06_049.vcf -T F049_cancer  -d $dbdir&#10;endtime=$(date +%s)&#10;timediff=$((endtime-starttime))&#10;echo total excutetime so far $timediff seconds &gt;&gt; $logfile">
            <text:p>echo $vcfdir/case_100k_bin_06_049.vcf &gt;&gt; $logfile<text:line-break/>$scriptdir/../../bin/bvd-add.pl -s $vcfdir/case_100k_bin_06_049.vcf -T F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3]" office:value-type="string" office:string-value="echo $vcfdir/case_100k_bin_06_050.vcf &gt;&gt; $logfile&#10;$scriptdir/../../bin/bvd-add.pl -s $vcfdir/case_100k_bin_06_050.vcf -T F050_cancer  -d $dbdir&#10;endtime=$(date +%s)&#10;timediff=$((endtime-starttime))&#10;echo total excutetime so far $timediff seconds &gt;&gt; $logfile">
            <text:p>echo $vcfdir/case_100k_bin_06_050.vcf &gt;&gt; $logfile<text:line-break/>$scriptdir/../../bin/bvd-add.pl -s $vcfdir/case_100k_bin_06_050.vcf -T F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4]" office:value-type="string" office:string-value="echo $vcfdir/case_100k_bin_06_051.vcf &gt;&gt; $logfile&#10;$scriptdir/../../bin/bvd-add.pl -s $vcfdir/case_100k_bin_06_051.vcf -T F051_cancer  -d $dbdir&#10;endtime=$(date +%s)&#10;timediff=$((endtime-starttime))&#10;echo total excutetime so far $timediff seconds &gt;&gt; $logfile">
            <text:p>echo $vcfdir/case_100k_bin_06_051.vcf &gt;&gt; $logfile<text:line-break/>$scriptdir/../../bin/bvd-add.pl -s $vcfdir/case_100k_bin_06_051.vcf -T F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5]" office:value-type="string" office:string-value="echo $vcfdir/case_100k_bin_06_052.vcf &gt;&gt; $logfile&#10;$scriptdir/../../bin/bvd-add.pl -s $vcfdir/case_100k_bin_06_052.vcf -T F052_cancer  -d $dbdir&#10;endtime=$(date +%s)&#10;timediff=$((endtime-starttime))&#10;echo total excutetime so far $timediff seconds &gt;&gt; $logfile">
            <text:p>echo $vcfdir/case_100k_bin_06_052.vcf &gt;&gt; $logfile<text:line-break/>$scriptdir/../../bin/bvd-add.pl -s $vcfdir/case_100k_bin_06_052.vcf -T F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6]" office:value-type="string" office:string-value="echo $vcfdir/case_100k_bin_06_053.vcf &gt;&gt; $logfile&#10;$scriptdir/../../bin/bvd-add.pl -s $vcfdir/case_100k_bin_06_053.vcf -T F053_cancer  -d $dbdir&#10;endtime=$(date +%s)&#10;timediff=$((endtime-starttime))&#10;echo total excutetime so far $timediff seconds &gt;&gt; $logfile">
            <text:p>echo $vcfdir/case_100k_bin_06_053.vcf &gt;&gt; $logfile<text:line-break/>$scriptdir/../../bin/bvd-add.pl -s $vcfdir/case_100k_bin_06_053.vcf -T F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7]" office:value-type="string" office:string-value="echo $vcfdir/case_100k_bin_06_054.vcf &gt;&gt; $logfile&#10;$scriptdir/../../bin/bvd-add.pl -s $vcfdir/case_100k_bin_06_054.vcf -T F054_cancer  -d $dbdir&#10;endtime=$(date +%s)&#10;timediff=$((endtime-starttime))&#10;echo total excutetime so far $timediff seconds &gt;&gt; $logfile">
            <text:p>echo $vcfdir/case_100k_bin_06_054.vcf &gt;&gt; $logfile<text:line-break/>$scriptdir/../../bin/bvd-add.pl -s $vcfdir/case_100k_bin_06_054.vcf -T F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8]" office:value-type="string" office:string-value="echo $vcfdir/case_100k_bin_06_055.vcf &gt;&gt; $logfile&#10;$scriptdir/../../bin/bvd-add.pl -s $vcfdir/case_100k_bin_06_055.vcf -T F055_cancer  -d $dbdir&#10;endtime=$(date +%s)&#10;timediff=$((endtime-starttime))&#10;echo total excutetime so far $timediff seconds &gt;&gt; $logfile">
            <text:p>echo $vcfdir/case_100k_bin_06_055.vcf &gt;&gt; $logfile<text:line-break/>$scriptdir/../../bin/bvd-add.pl -s $vcfdir/case_100k_bin_06_055.vcf -T F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59]" office:value-type="string" office:string-value="echo $vcfdir/case_100k_bin_06_056.vcf &gt;&gt; $logfile&#10;$scriptdir/../../bin/bvd-add.pl -s $vcfdir/case_100k_bin_06_056.vcf -T F056_cancer  -d $dbdir&#10;endtime=$(date +%s)&#10;timediff=$((endtime-starttime))&#10;echo total excutetime so far $timediff seconds &gt;&gt; $logfile">
            <text:p>echo $vcfdir/case_100k_bin_06_056.vcf &gt;&gt; $logfile<text:line-break/>$scriptdir/../../bin/bvd-add.pl -s $vcfdir/case_100k_bin_06_056.vcf -T F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0]" office:value-type="string" office:string-value="echo $vcfdir/case_100k_bin_06_057.vcf &gt;&gt; $logfile&#10;$scriptdir/../../bin/bvd-add.pl -s $vcfdir/case_100k_bin_06_057.vcf -T F057_cancer  -d $dbdir&#10;endtime=$(date +%s)&#10;timediff=$((endtime-starttime))&#10;echo total excutetime so far $timediff seconds &gt;&gt; $logfile">
            <text:p>echo $vcfdir/case_100k_bin_06_057.vcf &gt;&gt; $logfile<text:line-break/>$scriptdir/../../bin/bvd-add.pl -s $vcfdir/case_100k_bin_06_057.vcf -T F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1]" office:value-type="string" office:string-value="echo $vcfdir/case_100k_bin_06_058.vcf &gt;&gt; $logfile&#10;$scriptdir/../../bin/bvd-add.pl -s $vcfdir/case_100k_bin_06_058.vcf -T F058_cancer  -d $dbdir&#10;endtime=$(date +%s)&#10;timediff=$((endtime-starttime))&#10;echo total excutetime so far $timediff seconds &gt;&gt; $logfile">
            <text:p>echo $vcfdir/case_100k_bin_06_058.vcf &gt;&gt; $logfile<text:line-break/>$scriptdir/../../bin/bvd-add.pl -s $vcfdir/case_100k_bin_06_058.vcf -T F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2]" office:value-type="string" office:string-value="echo $vcfdir/case_100k_bin_06_059.vcf &gt;&gt; $logfile&#10;$scriptdir/../../bin/bvd-add.pl -s $vcfdir/case_100k_bin_06_059.vcf -T F059_cancer  -d $dbdir&#10;endtime=$(date +%s)&#10;timediff=$((endtime-starttime))&#10;echo total excutetime so far $timediff seconds &gt;&gt; $logfile">
            <text:p>echo $vcfdir/case_100k_bin_06_059.vcf &gt;&gt; $logfile<text:line-break/>$scriptdir/../../bin/bvd-add.pl -s $vcfdir/case_100k_bin_06_059.vcf -T F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3]" office:value-type="string" office:string-value="echo $vcfdir/case_100k_bin_06_060.vcf &gt;&gt; $logfile&#10;$scriptdir/../../bin/bvd-add.pl -s $vcfdir/case_100k_bin_06_060.vcf -T F060_cancer  -d $dbdir&#10;endtime=$(date +%s)&#10;timediff=$((endtime-starttime))&#10;echo total excutetime so far $timediff seconds &gt;&gt; $logfile">
            <text:p>echo $vcfdir/case_100k_bin_06_060.vcf &gt;&gt; $logfile<text:line-break/>$scriptdir/../../bin/bvd-add.pl -s $vcfdir/case_100k_bin_06_060.vcf -T F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4]" office:value-type="string" office:string-value="echo $vcfdir/case_100k_bin_06_061.vcf &gt;&gt; $logfile&#10;$scriptdir/../../bin/bvd-add.pl -s $vcfdir/case_100k_bin_06_061.vcf -T F061_cancer  -d $dbdir&#10;endtime=$(date +%s)&#10;timediff=$((endtime-starttime))&#10;echo total excutetime so far $timediff seconds &gt;&gt; $logfile">
            <text:p>echo $vcfdir/case_100k_bin_06_061.vcf &gt;&gt; $logfile<text:line-break/>$scriptdir/../../bin/bvd-add.pl -s $vcfdir/case_100k_bin_06_061.vcf -T F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5]" office:value-type="string" office:string-value="echo $vcfdir/case_100k_bin_06_062.vcf &gt;&gt; $logfile&#10;$scriptdir/../../bin/bvd-add.pl -s $vcfdir/case_100k_bin_06_062.vcf -T F062_cancer  -d $dbdir&#10;endtime=$(date +%s)&#10;timediff=$((endtime-starttime))&#10;echo total excutetime so far $timediff seconds &gt;&gt; $logfile">
            <text:p>echo $vcfdir/case_100k_bin_06_062.vcf &gt;&gt; $logfile<text:line-break/>$scriptdir/../../bin/bvd-add.pl -s $vcfdir/case_100k_bin_06_062.vcf -T F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6]" office:value-type="string" office:string-value="echo $vcfdir/case_100k_bin_06_063.vcf &gt;&gt; $logfile&#10;$scriptdir/../../bin/bvd-add.pl -s $vcfdir/case_100k_bin_06_063.vcf -T F063_cancer  -d $dbdir&#10;endtime=$(date +%s)&#10;timediff=$((endtime-starttime))&#10;echo total excutetime so far $timediff seconds &gt;&gt; $logfile">
            <text:p>echo $vcfdir/case_100k_bin_06_063.vcf &gt;&gt; $logfile<text:line-break/>$scriptdir/../../bin/bvd-add.pl -s $vcfdir/case_100k_bin_06_063.vcf -T F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7]" office:value-type="string" office:string-value="echo $vcfdir/case_100k_bin_06_064.vcf &gt;&gt; $logfile&#10;$scriptdir/../../bin/bvd-add.pl -s $vcfdir/case_100k_bin_06_064.vcf -T F064_cancer  -d $dbdir&#10;endtime=$(date +%s)&#10;timediff=$((endtime-starttime))&#10;echo total excutetime so far $timediff seconds &gt;&gt; $logfile">
            <text:p>echo $vcfdir/case_100k_bin_06_064.vcf &gt;&gt; $logfile<text:line-break/>$scriptdir/../../bin/bvd-add.pl -s $vcfdir/case_100k_bin_06_064.vcf -T F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8]" office:value-type="string" office:string-value="echo $vcfdir/case_100k_bin_06_065.vcf &gt;&gt; $logfile&#10;$scriptdir/../../bin/bvd-add.pl -s $vcfdir/case_100k_bin_06_065.vcf -T F065_cancer  -d $dbdir&#10;endtime=$(date +%s)&#10;timediff=$((endtime-starttime))&#10;echo total excutetime so far $timediff seconds &gt;&gt; $logfile">
            <text:p>echo $vcfdir/case_100k_bin_06_065.vcf &gt;&gt; $logfile<text:line-break/>$scriptdir/../../bin/bvd-add.pl -s $vcfdir/case_100k_bin_06_065.vcf -T F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69]" office:value-type="string" office:string-value="echo $vcfdir/case_100k_bin_06_066.vcf &gt;&gt; $logfile&#10;$scriptdir/../../bin/bvd-add.pl -s $vcfdir/case_100k_bin_06_066.vcf -T F066_cancer  -d $dbdir&#10;endtime=$(date +%s)&#10;timediff=$((endtime-starttime))&#10;echo total excutetime so far $timediff seconds &gt;&gt; $logfile">
            <text:p>echo $vcfdir/case_100k_bin_06_066.vcf &gt;&gt; $logfile<text:line-break/>$scriptdir/../../bin/bvd-add.pl -s $vcfdir/case_100k_bin_06_066.vcf -T F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0]" office:value-type="string" office:string-value="echo $vcfdir/case_100k_bin_06_067.vcf &gt;&gt; $logfile&#10;$scriptdir/../../bin/bvd-add.pl -s $vcfdir/case_100k_bin_06_067.vcf -T F067_cancer  -d $dbdir&#10;endtime=$(date +%s)&#10;timediff=$((endtime-starttime))&#10;echo total excutetime so far $timediff seconds &gt;&gt; $logfile">
            <text:p>echo $vcfdir/case_100k_bin_06_067.vcf &gt;&gt; $logfile<text:line-break/>$scriptdir/../../bin/bvd-add.pl -s $vcfdir/case_100k_bin_06_067.vcf -T F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1]" office:value-type="string" office:string-value="echo $vcfdir/case_100k_bin_06_068.vcf &gt;&gt; $logfile&#10;$scriptdir/../../bin/bvd-add.pl -s $vcfdir/case_100k_bin_06_068.vcf -T F068_cancer  -d $dbdir&#10;endtime=$(date +%s)&#10;timediff=$((endtime-starttime))&#10;echo total excutetime so far $timediff seconds &gt;&gt; $logfile">
            <text:p>echo $vcfdir/case_100k_bin_06_068.vcf &gt;&gt; $logfile<text:line-break/>$scriptdir/../../bin/bvd-add.pl -s $vcfdir/case_100k_bin_06_068.vcf -T F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2]" office:value-type="string" office:string-value="echo $vcfdir/case_100k_bin_06_069.vcf &gt;&gt; $logfile&#10;$scriptdir/../../bin/bvd-add.pl -s $vcfdir/case_100k_bin_06_069.vcf -T F069_cancer  -d $dbdir&#10;endtime=$(date +%s)&#10;timediff=$((endtime-starttime))&#10;echo total excutetime so far $timediff seconds &gt;&gt; $logfile">
            <text:p>echo $vcfdir/case_100k_bin_06_069.vcf &gt;&gt; $logfile<text:line-break/>$scriptdir/../../bin/bvd-add.pl -s $vcfdir/case_100k_bin_06_069.vcf -T F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3]" office:value-type="string" office:string-value="echo $vcfdir/case_100k_bin_06_070.vcf &gt;&gt; $logfile&#10;$scriptdir/../../bin/bvd-add.pl -s $vcfdir/case_100k_bin_06_070.vcf -T F070_cancer  -d $dbdir&#10;endtime=$(date +%s)&#10;timediff=$((endtime-starttime))&#10;echo total excutetime so far $timediff seconds &gt;&gt; $logfile">
            <text:p>echo $vcfdir/case_100k_bin_06_070.vcf &gt;&gt; $logfile<text:line-break/>$scriptdir/../../bin/bvd-add.pl -s $vcfdir/case_100k_bin_06_070.vcf -T F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4]" office:value-type="string" office:string-value="echo $vcfdir/case_100k_bin_06_071.vcf &gt;&gt; $logfile&#10;$scriptdir/../../bin/bvd-add.pl -s $vcfdir/case_100k_bin_06_071.vcf -T F071_cancer  -d $dbdir&#10;endtime=$(date +%s)&#10;timediff=$((endtime-starttime))&#10;echo total excutetime so far $timediff seconds &gt;&gt; $logfile">
            <text:p>echo $vcfdir/case_100k_bin_06_071.vcf &gt;&gt; $logfile<text:line-break/>$scriptdir/../../bin/bvd-add.pl -s $vcfdir/case_100k_bin_06_071.vcf -T F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5]" office:value-type="string" office:string-value="echo $vcfdir/case_100k_bin_06_072.vcf &gt;&gt; $logfile&#10;$scriptdir/../../bin/bvd-add.pl -s $vcfdir/case_100k_bin_06_072.vcf -T F072_cancer  -d $dbdir&#10;endtime=$(date +%s)&#10;timediff=$((endtime-starttime))&#10;echo total excutetime so far $timediff seconds &gt;&gt; $logfile">
            <text:p>echo $vcfdir/case_100k_bin_06_072.vcf &gt;&gt; $logfile<text:line-break/>$scriptdir/../../bin/bvd-add.pl -s $vcfdir/case_100k_bin_06_072.vcf -T F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6]" office:value-type="string" office:string-value="echo $vcfdir/case_100k_bin_06_073.vcf &gt;&gt; $logfile&#10;$scriptdir/../../bin/bvd-add.pl -s $vcfdir/case_100k_bin_06_073.vcf -T F073_cancer  -d $dbdir&#10;endtime=$(date +%s)&#10;timediff=$((endtime-starttime))&#10;echo total excutetime so far $timediff seconds &gt;&gt; $logfile">
            <text:p>echo $vcfdir/case_100k_bin_06_073.vcf &gt;&gt; $logfile<text:line-break/>$scriptdir/../../bin/bvd-add.pl -s $vcfdir/case_100k_bin_06_073.vcf -T F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7]" office:value-type="string" office:string-value="echo $vcfdir/case_100k_bin_06_074.vcf &gt;&gt; $logfile&#10;$scriptdir/../../bin/bvd-add.pl -s $vcfdir/case_100k_bin_06_074.vcf -T F074_cancer  -d $dbdir&#10;endtime=$(date +%s)&#10;timediff=$((endtime-starttime))&#10;echo total excutetime so far $timediff seconds &gt;&gt; $logfile">
            <text:p>echo $vcfdir/case_100k_bin_06_074.vcf &gt;&gt; $logfile<text:line-break/>$scriptdir/../../bin/bvd-add.pl -s $vcfdir/case_100k_bin_06_074.vcf -T F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8]" office:value-type="string" office:string-value="echo $vcfdir/case_100k_bin_06_075.vcf &gt;&gt; $logfile&#10;$scriptdir/../../bin/bvd-add.pl -s $vcfdir/case_100k_bin_06_075.vcf -T F075_cancer  -d $dbdir&#10;endtime=$(date +%s)&#10;timediff=$((endtime-starttime))&#10;echo total excutetime so far $timediff seconds &gt;&gt; $logfile">
            <text:p>echo $vcfdir/case_100k_bin_06_075.vcf &gt;&gt; $logfile<text:line-break/>$scriptdir/../../bin/bvd-add.pl -s $vcfdir/case_100k_bin_06_075.vcf -T F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79]" office:value-type="string" office:string-value="echo $vcfdir/case_100k_bin_06_076.vcf &gt;&gt; $logfile&#10;$scriptdir/../../bin/bvd-add.pl -s $vcfdir/case_100k_bin_06_076.vcf -T F076_cancer  -d $dbdir&#10;endtime=$(date +%s)&#10;timediff=$((endtime-starttime))&#10;echo total excutetime so far $timediff seconds &gt;&gt; $logfile">
            <text:p>echo $vcfdir/case_100k_bin_06_076.vcf &gt;&gt; $logfile<text:line-break/>$scriptdir/../../bin/bvd-add.pl -s $vcfdir/case_100k_bin_06_076.vcf -T F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0]" office:value-type="string" office:string-value="echo $vcfdir/case_100k_bin_06_077.vcf &gt;&gt; $logfile&#10;$scriptdir/../../bin/bvd-add.pl -s $vcfdir/case_100k_bin_06_077.vcf -T F077_cancer  -d $dbdir&#10;endtime=$(date +%s)&#10;timediff=$((endtime-starttime))&#10;echo total excutetime so far $timediff seconds &gt;&gt; $logfile">
            <text:p>echo $vcfdir/case_100k_bin_06_077.vcf &gt;&gt; $logfile<text:line-break/>$scriptdir/../../bin/bvd-add.pl -s $vcfdir/case_100k_bin_06_077.vcf -T F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1]" office:value-type="string" office:string-value="echo $vcfdir/case_100k_bin_06_078.vcf &gt;&gt; $logfile&#10;$scriptdir/../../bin/bvd-add.pl -s $vcfdir/case_100k_bin_06_078.vcf -T F078_cancer  -d $dbdir&#10;endtime=$(date +%s)&#10;timediff=$((endtime-starttime))&#10;echo total excutetime so far $timediff seconds &gt;&gt; $logfile">
            <text:p>echo $vcfdir/case_100k_bin_06_078.vcf &gt;&gt; $logfile<text:line-break/>$scriptdir/../../bin/bvd-add.pl -s $vcfdir/case_100k_bin_06_078.vcf -T F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2]" office:value-type="string" office:string-value="echo $vcfdir/case_100k_bin_06_079.vcf &gt;&gt; $logfile&#10;$scriptdir/../../bin/bvd-add.pl -s $vcfdir/case_100k_bin_06_079.vcf -T F079_cancer  -d $dbdir&#10;endtime=$(date +%s)&#10;timediff=$((endtime-starttime))&#10;echo total excutetime so far $timediff seconds &gt;&gt; $logfile">
            <text:p>echo $vcfdir/case_100k_bin_06_079.vcf &gt;&gt; $logfile<text:line-break/>$scriptdir/../../bin/bvd-add.pl -s $vcfdir/case_100k_bin_06_079.vcf -T F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3]" office:value-type="string" office:string-value="echo $vcfdir/case_100k_bin_06_080.vcf &gt;&gt; $logfile&#10;$scriptdir/../../bin/bvd-add.pl -s $vcfdir/case_100k_bin_06_080.vcf -T F080_cancer  -d $dbdir&#10;endtime=$(date +%s)&#10;timediff=$((endtime-starttime))&#10;echo total excutetime so far $timediff seconds &gt;&gt; $logfile">
            <text:p>echo $vcfdir/case_100k_bin_06_080.vcf &gt;&gt; $logfile<text:line-break/>$scriptdir/../../bin/bvd-add.pl -s $vcfdir/case_100k_bin_06_080.vcf -T F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4]" office:value-type="string" office:string-value="echo $vcfdir/case_100k_bin_06_081.vcf &gt;&gt; $logfile&#10;$scriptdir/../../bin/bvd-add.pl -s $vcfdir/case_100k_bin_06_081.vcf -T F081_cancer  -d $dbdir&#10;endtime=$(date +%s)&#10;timediff=$((endtime-starttime))&#10;echo total excutetime so far $timediff seconds &gt;&gt; $logfile">
            <text:p>echo $vcfdir/case_100k_bin_06_081.vcf &gt;&gt; $logfile<text:line-break/>$scriptdir/../../bin/bvd-add.pl -s $vcfdir/case_100k_bin_06_081.vcf -T F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5]" office:value-type="string" office:string-value="echo $vcfdir/case_100k_bin_06_082.vcf &gt;&gt; $logfile&#10;$scriptdir/../../bin/bvd-add.pl -s $vcfdir/case_100k_bin_06_082.vcf -T F082_cancer  -d $dbdir&#10;endtime=$(date +%s)&#10;timediff=$((endtime-starttime))&#10;echo total excutetime so far $timediff seconds &gt;&gt; $logfile">
            <text:p>echo $vcfdir/case_100k_bin_06_082.vcf &gt;&gt; $logfile<text:line-break/>$scriptdir/../../bin/bvd-add.pl -s $vcfdir/case_100k_bin_06_082.vcf -T F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6]" office:value-type="string" office:string-value="echo $vcfdir/case_100k_bin_06_083.vcf &gt;&gt; $logfile&#10;$scriptdir/../../bin/bvd-add.pl -s $vcfdir/case_100k_bin_06_083.vcf -T F083_cancer  -d $dbdir&#10;endtime=$(date +%s)&#10;timediff=$((endtime-starttime))&#10;echo total excutetime so far $timediff seconds &gt;&gt; $logfile">
            <text:p>echo $vcfdir/case_100k_bin_06_083.vcf &gt;&gt; $logfile<text:line-break/>$scriptdir/../../bin/bvd-add.pl -s $vcfdir/case_100k_bin_06_083.vcf -T F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7]" office:value-type="string" office:string-value="echo $vcfdir/case_100k_bin_06_084.vcf &gt;&gt; $logfile&#10;$scriptdir/../../bin/bvd-add.pl -s $vcfdir/case_100k_bin_06_084.vcf -T F084_cancer  -d $dbdir&#10;endtime=$(date +%s)&#10;timediff=$((endtime-starttime))&#10;echo total excutetime so far $timediff seconds &gt;&gt; $logfile">
            <text:p>echo $vcfdir/case_100k_bin_06_084.vcf &gt;&gt; $logfile<text:line-break/>$scriptdir/../../bin/bvd-add.pl -s $vcfdir/case_100k_bin_06_084.vcf -T F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8]" office:value-type="string" office:string-value="echo $vcfdir/case_100k_bin_06_085.vcf &gt;&gt; $logfile&#10;$scriptdir/../../bin/bvd-add.pl -s $vcfdir/case_100k_bin_06_085.vcf -T F085_cancer  -d $dbdir&#10;endtime=$(date +%s)&#10;timediff=$((endtime-starttime))&#10;echo total excutetime so far $timediff seconds &gt;&gt; $logfile">
            <text:p>echo $vcfdir/case_100k_bin_06_085.vcf &gt;&gt; $logfile<text:line-break/>$scriptdir/../../bin/bvd-add.pl -s $vcfdir/case_100k_bin_06_085.vcf -T F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89]" office:value-type="string" office:string-value="echo $vcfdir/case_100k_bin_06_086.vcf &gt;&gt; $logfile&#10;$scriptdir/../../bin/bvd-add.pl -s $vcfdir/case_100k_bin_06_086.vcf -T F086_cancer  -d $dbdir&#10;endtime=$(date +%s)&#10;timediff=$((endtime-starttime))&#10;echo total excutetime so far $timediff seconds &gt;&gt; $logfile">
            <text:p>echo $vcfdir/case_100k_bin_06_086.vcf &gt;&gt; $logfile<text:line-break/>$scriptdir/../../bin/bvd-add.pl -s $vcfdir/case_100k_bin_06_086.vcf -T F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0]" office:value-type="string" office:string-value="echo $vcfdir/case_100k_bin_06_087.vcf &gt;&gt; $logfile&#10;$scriptdir/../../bin/bvd-add.pl -s $vcfdir/case_100k_bin_06_087.vcf -T F087_cancer  -d $dbdir&#10;endtime=$(date +%s)&#10;timediff=$((endtime-starttime))&#10;echo total excutetime so far $timediff seconds &gt;&gt; $logfile">
            <text:p>echo $vcfdir/case_100k_bin_06_087.vcf &gt;&gt; $logfile<text:line-break/>$scriptdir/../../bin/bvd-add.pl -s $vcfdir/case_100k_bin_06_087.vcf -T F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1]" office:value-type="string" office:string-value="echo $vcfdir/case_100k_bin_06_088.vcf &gt;&gt; $logfile&#10;$scriptdir/../../bin/bvd-add.pl -s $vcfdir/case_100k_bin_06_088.vcf -T F088_cancer  -d $dbdir&#10;endtime=$(date +%s)&#10;timediff=$((endtime-starttime))&#10;echo total excutetime so far $timediff seconds &gt;&gt; $logfile">
            <text:p>echo $vcfdir/case_100k_bin_06_088.vcf &gt;&gt; $logfile<text:line-break/>$scriptdir/../../bin/bvd-add.pl -s $vcfdir/case_100k_bin_06_088.vcf -T F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2]" office:value-type="string" office:string-value="echo $vcfdir/case_100k_bin_06_089.vcf &gt;&gt; $logfile&#10;$scriptdir/../../bin/bvd-add.pl -s $vcfdir/case_100k_bin_06_089.vcf -T F089_cancer  -d $dbdir&#10;endtime=$(date +%s)&#10;timediff=$((endtime-starttime))&#10;echo total excutetime so far $timediff seconds &gt;&gt; $logfile">
            <text:p>echo $vcfdir/case_100k_bin_06_089.vcf &gt;&gt; $logfile<text:line-break/>$scriptdir/../../bin/bvd-add.pl -s $vcfdir/case_100k_bin_06_089.vcf -T F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3]" office:value-type="string" office:string-value="echo $vcfdir/case_100k_bin_06_090.vcf &gt;&gt; $logfile&#10;$scriptdir/../../bin/bvd-add.pl -s $vcfdir/case_100k_bin_06_090.vcf -T F090_cancer  -d $dbdir&#10;endtime=$(date +%s)&#10;timediff=$((endtime-starttime))&#10;echo total excutetime so far $timediff seconds &gt;&gt; $logfile">
            <text:p>echo $vcfdir/case_100k_bin_06_090.vcf &gt;&gt; $logfile<text:line-break/>$scriptdir/../../bin/bvd-add.pl -s $vcfdir/case_100k_bin_06_090.vcf -T F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4]" office:value-type="string" office:string-value="echo $vcfdir/case_100k_bin_06_091.vcf &gt;&gt; $logfile&#10;$scriptdir/../../bin/bvd-add.pl -s $vcfdir/case_100k_bin_06_091.vcf -T F091_cancer  -d $dbdir&#10;endtime=$(date +%s)&#10;timediff=$((endtime-starttime))&#10;echo total excutetime so far $timediff seconds &gt;&gt; $logfile">
            <text:p>echo $vcfdir/case_100k_bin_06_091.vcf &gt;&gt; $logfile<text:line-break/>$scriptdir/../../bin/bvd-add.pl -s $vcfdir/case_100k_bin_06_091.vcf -T F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5]" office:value-type="string" office:string-value="echo $vcfdir/case_100k_bin_06_092.vcf &gt;&gt; $logfile&#10;$scriptdir/../../bin/bvd-add.pl -s $vcfdir/case_100k_bin_06_092.vcf -T F092_cancer  -d $dbdir&#10;endtime=$(date +%s)&#10;timediff=$((endtime-starttime))&#10;echo total excutetime so far $timediff seconds &gt;&gt; $logfile">
            <text:p>echo $vcfdir/case_100k_bin_06_092.vcf &gt;&gt; $logfile<text:line-break/>$scriptdir/../../bin/bvd-add.pl -s $vcfdir/case_100k_bin_06_092.vcf -T F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6]" office:value-type="string" office:string-value="echo $vcfdir/case_100k_bin_06_093.vcf &gt;&gt; $logfile&#10;$scriptdir/../../bin/bvd-add.pl -s $vcfdir/case_100k_bin_06_093.vcf -T F093_cancer  -d $dbdir&#10;endtime=$(date +%s)&#10;timediff=$((endtime-starttime))&#10;echo total excutetime so far $timediff seconds &gt;&gt; $logfile">
            <text:p>echo $vcfdir/case_100k_bin_06_093.vcf &gt;&gt; $logfile<text:line-break/>$scriptdir/../../bin/bvd-add.pl -s $vcfdir/case_100k_bin_06_093.vcf -T F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7]" office:value-type="string" office:string-value="echo $vcfdir/case_100k_bin_06_094.vcf &gt;&gt; $logfile&#10;$scriptdir/../../bin/bvd-add.pl -s $vcfdir/case_100k_bin_06_094.vcf -T F094_cancer  -d $dbdir&#10;endtime=$(date +%s)&#10;timediff=$((endtime-starttime))&#10;echo total excutetime so far $timediff seconds &gt;&gt; $logfile">
            <text:p>echo $vcfdir/case_100k_bin_06_094.vcf &gt;&gt; $logfile<text:line-break/>$scriptdir/../../bin/bvd-add.pl -s $vcfdir/case_100k_bin_06_094.vcf -T F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8]" office:value-type="string" office:string-value="echo $vcfdir/case_100k_bin_06_095.vcf &gt;&gt; $logfile&#10;$scriptdir/../../bin/bvd-add.pl -s $vcfdir/case_100k_bin_06_095.vcf -T F095_cancer  -d $dbdir&#10;endtime=$(date +%s)&#10;timediff=$((endtime-starttime))&#10;echo total excutetime so far $timediff seconds &gt;&gt; $logfile">
            <text:p>echo $vcfdir/case_100k_bin_06_095.vcf &gt;&gt; $logfile<text:line-break/>$scriptdir/../../bin/bvd-add.pl -s $vcfdir/case_100k_bin_06_095.vcf -T F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99]" office:value-type="string" office:string-value="echo $vcfdir/case_100k_bin_06_096.vcf &gt;&gt; $logfile&#10;$scriptdir/../../bin/bvd-add.pl -s $vcfdir/case_100k_bin_06_096.vcf -T F096_cancer  -d $dbdir&#10;endtime=$(date +%s)&#10;timediff=$((endtime-starttime))&#10;echo total excutetime so far $timediff seconds &gt;&gt; $logfile">
            <text:p>echo $vcfdir/case_100k_bin_06_096.vcf &gt;&gt; $logfile<text:line-break/>$scriptdir/../../bin/bvd-add.pl -s $vcfdir/case_100k_bin_06_096.vcf -T F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00]" office:value-type="string" office:string-value="echo $vcfdir/case_100k_bin_06_097.vcf &gt;&gt; $logfile&#10;$scriptdir/../../bin/bvd-add.pl -s $vcfdir/case_100k_bin_06_097.vcf -T F097_cancer  -d $dbdir&#10;endtime=$(date +%s)&#10;timediff=$((endtime-starttime))&#10;echo total excutetime so far $timediff seconds &gt;&gt; $logfile">
            <text:p>echo $vcfdir/case_100k_bin_06_097.vcf &gt;&gt; $logfile<text:line-break/>$scriptdir/../../bin/bvd-add.pl -s $vcfdir/case_100k_bin_06_097.vcf -T F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01]" office:value-type="string" office:string-value="echo $vcfdir/case_100k_bin_06_098.vcf &gt;&gt; $logfile&#10;$scriptdir/../../bin/bvd-add.pl -s $vcfdir/case_100k_bin_06_098.vcf -T F098_cancer  -d $dbdir&#10;endtime=$(date +%s)&#10;timediff=$((endtime-starttime))&#10;echo total excutetime so far $timediff seconds &gt;&gt; $logfile">
            <text:p>echo $vcfdir/case_100k_bin_06_098.vcf &gt;&gt; $logfile<text:line-break/>$scriptdir/../../bin/bvd-add.pl -s $vcfdir/case_100k_bin_06_098.vcf -T F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02]" office:value-type="string" office:string-value="echo $vcfdir/case_100k_bin_06_099.vcf &gt;&gt; $logfile&#10;$scriptdir/../../bin/bvd-add.pl -s $vcfdir/case_100k_bin_06_099.vcf -T F099_cancer  -d $dbdir&#10;endtime=$(date +%s)&#10;timediff=$((endtime-starttime))&#10;echo total excutetime so far $timediff seconds &gt;&gt; $logfile">
            <text:p>echo $vcfdir/case_100k_bin_06_099.vcf &gt;&gt; $logfile<text:line-break/>$scriptdir/../../bin/bvd-add.pl -s $vcfdir/case_100k_bin_06_099.vcf -T F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R103]" office:value-type="string" office:string-value="echo $vcfdir/case_100k_bin_06_100.vcf &gt;&gt; $logfile&#10;$scriptdir/../../bin/bvd-add.pl -s $vcfdir/case_100k_bin_06_100.vcf -T F100_cancer  -d $dbdir&#10;endtime=$(date +%s)&#10;timediff=$((endtime-starttime))&#10;echo total excutetime so far $timediff seconds &gt;&gt; $logfile">
            <text:p>echo $vcfdir/case_100k_bin_06_100.vcf &gt;&gt; $logfile<text:line-break/>$scriptdir/../../bin/bvd-add.pl -s $vcfdir/case_100k_bin_06_100.vcf -T F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]" office:value-type="string" office:string-value="echo $vcfdir/case_100k_bin_07_001.vcf &gt;&gt; $logfile&#10;$scriptdir/../../bin/bvd-add.pl -s $vcfdir/case_100k_bin_07_001.vcf -T G001_cancer  -d $dbdir&#10;endtime=$(date +%s)&#10;timediff=$((endtime-starttime))&#10;echo total excutetime so far $timediff seconds &gt;&gt; $logfile">
            <text:p>echo $vcfdir/case_100k_bin_07_001.vcf &gt;&gt; $logfile<text:line-break/>$scriptdir/../../bin/bvd-add.pl -s $vcfdir/case_100k_bin_07_001.vcf -T G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]" office:value-type="string" office:string-value="echo $vcfdir/case_100k_bin_07_002.vcf &gt;&gt; $logfile&#10;$scriptdir/../../bin/bvd-add.pl -s $vcfdir/case_100k_bin_07_002.vcf -T G002_cancer  -d $dbdir&#10;endtime=$(date +%s)&#10;timediff=$((endtime-starttime))&#10;echo total excutetime so far $timediff seconds &gt;&gt; $logfile">
            <text:p>echo $vcfdir/case_100k_bin_07_002.vcf &gt;&gt; $logfile<text:line-break/>$scriptdir/../../bin/bvd-add.pl -s $vcfdir/case_100k_bin_07_002.vcf -T G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]" office:value-type="string" office:string-value="echo $vcfdir/case_100k_bin_07_003.vcf &gt;&gt; $logfile&#10;$scriptdir/../../bin/bvd-add.pl -s $vcfdir/case_100k_bin_07_003.vcf -T G003_cancer  -d $dbdir&#10;endtime=$(date +%s)&#10;timediff=$((endtime-starttime))&#10;echo total excutetime so far $timediff seconds &gt;&gt; $logfile">
            <text:p>echo $vcfdir/case_100k_bin_07_003.vcf &gt;&gt; $logfile<text:line-break/>$scriptdir/../../bin/bvd-add.pl -s $vcfdir/case_100k_bin_07_003.vcf -T G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]" office:value-type="string" office:string-value="echo $vcfdir/case_100k_bin_07_004.vcf &gt;&gt; $logfile&#10;$scriptdir/../../bin/bvd-add.pl -s $vcfdir/case_100k_bin_07_004.vcf -T G004_cancer  -d $dbdir&#10;endtime=$(date +%s)&#10;timediff=$((endtime-starttime))&#10;echo total excutetime so far $timediff seconds &gt;&gt; $logfile">
            <text:p>echo $vcfdir/case_100k_bin_07_004.vcf &gt;&gt; $logfile<text:line-break/>$scriptdir/../../bin/bvd-add.pl -s $vcfdir/case_100k_bin_07_004.vcf -T G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]" office:value-type="string" office:string-value="echo $vcfdir/case_100k_bin_07_005.vcf &gt;&gt; $logfile&#10;$scriptdir/../../bin/bvd-add.pl -s $vcfdir/case_100k_bin_07_005.vcf -T G005_cancer  -d $dbdir&#10;endtime=$(date +%s)&#10;timediff=$((endtime-starttime))&#10;echo total excutetime so far $timediff seconds &gt;&gt; $logfile">
            <text:p>echo $vcfdir/case_100k_bin_07_005.vcf &gt;&gt; $logfile<text:line-break/>$scriptdir/../../bin/bvd-add.pl -s $vcfdir/case_100k_bin_07_005.vcf -T G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]" office:value-type="string" office:string-value="echo $vcfdir/case_100k_bin_07_006.vcf &gt;&gt; $logfile&#10;$scriptdir/../../bin/bvd-add.pl -s $vcfdir/case_100k_bin_07_006.vcf -T G006_cancer  -d $dbdir&#10;endtime=$(date +%s)&#10;timediff=$((endtime-starttime))&#10;echo total excutetime so far $timediff seconds &gt;&gt; $logfile">
            <text:p>echo $vcfdir/case_100k_bin_07_006.vcf &gt;&gt; $logfile<text:line-break/>$scriptdir/../../bin/bvd-add.pl -s $vcfdir/case_100k_bin_07_006.vcf -T G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0]" office:value-type="string" office:string-value="echo $vcfdir/case_100k_bin_07_007.vcf &gt;&gt; $logfile&#10;$scriptdir/../../bin/bvd-add.pl -s $vcfdir/case_100k_bin_07_007.vcf -T G007_cancer  -d $dbdir&#10;endtime=$(date +%s)&#10;timediff=$((endtime-starttime))&#10;echo total excutetime so far $timediff seconds &gt;&gt; $logfile">
            <text:p>echo $vcfdir/case_100k_bin_07_007.vcf &gt;&gt; $logfile<text:line-break/>$scriptdir/../../bin/bvd-add.pl -s $vcfdir/case_100k_bin_07_007.vcf -T G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1]" office:value-type="string" office:string-value="echo $vcfdir/case_100k_bin_07_008.vcf &gt;&gt; $logfile&#10;$scriptdir/../../bin/bvd-add.pl -s $vcfdir/case_100k_bin_07_008.vcf -T G008_cancer  -d $dbdir&#10;endtime=$(date +%s)&#10;timediff=$((endtime-starttime))&#10;echo total excutetime so far $timediff seconds &gt;&gt; $logfile">
            <text:p>echo $vcfdir/case_100k_bin_07_008.vcf &gt;&gt; $logfile<text:line-break/>$scriptdir/../../bin/bvd-add.pl -s $vcfdir/case_100k_bin_07_008.vcf -T G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2]" office:value-type="string" office:string-value="echo $vcfdir/case_100k_bin_07_009.vcf &gt;&gt; $logfile&#10;$scriptdir/../../bin/bvd-add.pl -s $vcfdir/case_100k_bin_07_009.vcf -T G009_cancer  -d $dbdir&#10;endtime=$(date +%s)&#10;timediff=$((endtime-starttime))&#10;echo total excutetime so far $timediff seconds &gt;&gt; $logfile">
            <text:p>echo $vcfdir/case_100k_bin_07_009.vcf &gt;&gt; $logfile<text:line-break/>$scriptdir/../../bin/bvd-add.pl -s $vcfdir/case_100k_bin_07_009.vcf -T G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3]" office:value-type="string" office:string-value="echo $vcfdir/case_100k_bin_07_010.vcf &gt;&gt; $logfile&#10;$scriptdir/../../bin/bvd-add.pl -s $vcfdir/case_100k_bin_07_010.vcf -T G010_cancer  -d $dbdir&#10;endtime=$(date +%s)&#10;timediff=$((endtime-starttime))&#10;echo total excutetime so far $timediff seconds &gt;&gt; $logfile">
            <text:p>echo $vcfdir/case_100k_bin_07_010.vcf &gt;&gt; $logfile<text:line-break/>$scriptdir/../../bin/bvd-add.pl -s $vcfdir/case_100k_bin_07_010.vcf -T G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4]" office:value-type="string" office:string-value="echo $vcfdir/case_100k_bin_07_011.vcf &gt;&gt; $logfile&#10;$scriptdir/../../bin/bvd-add.pl -s $vcfdir/case_100k_bin_07_011.vcf -T G011_cancer  -d $dbdir&#10;endtime=$(date +%s)&#10;timediff=$((endtime-starttime))&#10;echo total excutetime so far $timediff seconds &gt;&gt; $logfile">
            <text:p>echo $vcfdir/case_100k_bin_07_011.vcf &gt;&gt; $logfile<text:line-break/>$scriptdir/../../bin/bvd-add.pl -s $vcfdir/case_100k_bin_07_011.vcf -T G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5]" office:value-type="string" office:string-value="echo $vcfdir/case_100k_bin_07_012.vcf &gt;&gt; $logfile&#10;$scriptdir/../../bin/bvd-add.pl -s $vcfdir/case_100k_bin_07_012.vcf -T G012_cancer  -d $dbdir&#10;endtime=$(date +%s)&#10;timediff=$((endtime-starttime))&#10;echo total excutetime so far $timediff seconds &gt;&gt; $logfile">
            <text:p>echo $vcfdir/case_100k_bin_07_012.vcf &gt;&gt; $logfile<text:line-break/>$scriptdir/../../bin/bvd-add.pl -s $vcfdir/case_100k_bin_07_012.vcf -T G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6]" office:value-type="string" office:string-value="echo $vcfdir/case_100k_bin_07_013.vcf &gt;&gt; $logfile&#10;$scriptdir/../../bin/bvd-add.pl -s $vcfdir/case_100k_bin_07_013.vcf -T G013_cancer  -d $dbdir&#10;endtime=$(date +%s)&#10;timediff=$((endtime-starttime))&#10;echo total excutetime so far $timediff seconds &gt;&gt; $logfile">
            <text:p>echo $vcfdir/case_100k_bin_07_013.vcf &gt;&gt; $logfile<text:line-break/>$scriptdir/../../bin/bvd-add.pl -s $vcfdir/case_100k_bin_07_013.vcf -T G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7]" office:value-type="string" office:string-value="echo $vcfdir/case_100k_bin_07_014.vcf &gt;&gt; $logfile&#10;$scriptdir/../../bin/bvd-add.pl -s $vcfdir/case_100k_bin_07_014.vcf -T G014_cancer  -d $dbdir&#10;endtime=$(date +%s)&#10;timediff=$((endtime-starttime))&#10;echo total excutetime so far $timediff seconds &gt;&gt; $logfile">
            <text:p>echo $vcfdir/case_100k_bin_07_014.vcf &gt;&gt; $logfile<text:line-break/>$scriptdir/../../bin/bvd-add.pl -s $vcfdir/case_100k_bin_07_014.vcf -T G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8]" office:value-type="string" office:string-value="echo $vcfdir/case_100k_bin_07_015.vcf &gt;&gt; $logfile&#10;$scriptdir/../../bin/bvd-add.pl -s $vcfdir/case_100k_bin_07_015.vcf -T G015_cancer  -d $dbdir&#10;endtime=$(date +%s)&#10;timediff=$((endtime-starttime))&#10;echo total excutetime so far $timediff seconds &gt;&gt; $logfile">
            <text:p>echo $vcfdir/case_100k_bin_07_015.vcf &gt;&gt; $logfile<text:line-break/>$scriptdir/../../bin/bvd-add.pl -s $vcfdir/case_100k_bin_07_015.vcf -T G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9]" office:value-type="string" office:string-value="echo $vcfdir/case_100k_bin_07_016.vcf &gt;&gt; $logfile&#10;$scriptdir/../../bin/bvd-add.pl -s $vcfdir/case_100k_bin_07_016.vcf -T G016_cancer  -d $dbdir&#10;endtime=$(date +%s)&#10;timediff=$((endtime-starttime))&#10;echo total excutetime so far $timediff seconds &gt;&gt; $logfile">
            <text:p>echo $vcfdir/case_100k_bin_07_016.vcf &gt;&gt; $logfile<text:line-break/>$scriptdir/../../bin/bvd-add.pl -s $vcfdir/case_100k_bin_07_016.vcf -T G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0]" office:value-type="string" office:string-value="echo $vcfdir/case_100k_bin_07_017.vcf &gt;&gt; $logfile&#10;$scriptdir/../../bin/bvd-add.pl -s $vcfdir/case_100k_bin_07_017.vcf -T G017_cancer  -d $dbdir&#10;endtime=$(date +%s)&#10;timediff=$((endtime-starttime))&#10;echo total excutetime so far $timediff seconds &gt;&gt; $logfile">
            <text:p>echo $vcfdir/case_100k_bin_07_017.vcf &gt;&gt; $logfile<text:line-break/>$scriptdir/../../bin/bvd-add.pl -s $vcfdir/case_100k_bin_07_017.vcf -T G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1]" office:value-type="string" office:string-value="echo $vcfdir/case_100k_bin_07_018.vcf &gt;&gt; $logfile&#10;$scriptdir/../../bin/bvd-add.pl -s $vcfdir/case_100k_bin_07_018.vcf -T G018_cancer  -d $dbdir&#10;endtime=$(date +%s)&#10;timediff=$((endtime-starttime))&#10;echo total excutetime so far $timediff seconds &gt;&gt; $logfile">
            <text:p>echo $vcfdir/case_100k_bin_07_018.vcf &gt;&gt; $logfile<text:line-break/>$scriptdir/../../bin/bvd-add.pl -s $vcfdir/case_100k_bin_07_018.vcf -T G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2]" office:value-type="string" office:string-value="echo $vcfdir/case_100k_bin_07_019.vcf &gt;&gt; $logfile&#10;$scriptdir/../../bin/bvd-add.pl -s $vcfdir/case_100k_bin_07_019.vcf -T G019_cancer  -d $dbdir&#10;endtime=$(date +%s)&#10;timediff=$((endtime-starttime))&#10;echo total excutetime so far $timediff seconds &gt;&gt; $logfile">
            <text:p>echo $vcfdir/case_100k_bin_07_019.vcf &gt;&gt; $logfile<text:line-break/>$scriptdir/../../bin/bvd-add.pl -s $vcfdir/case_100k_bin_07_019.vcf -T G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3]" office:value-type="string" office:string-value="echo $vcfdir/case_100k_bin_07_020.vcf &gt;&gt; $logfile&#10;$scriptdir/../../bin/bvd-add.pl -s $vcfdir/case_100k_bin_07_020.vcf -T G020_cancer  -d $dbdir&#10;endtime=$(date +%s)&#10;timediff=$((endtime-starttime))&#10;echo total excutetime so far $timediff seconds &gt;&gt; $logfile">
            <text:p>echo $vcfdir/case_100k_bin_07_020.vcf &gt;&gt; $logfile<text:line-break/>$scriptdir/../../bin/bvd-add.pl -s $vcfdir/case_100k_bin_07_020.vcf -T G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4]" office:value-type="string" office:string-value="echo $vcfdir/case_100k_bin_07_021.vcf &gt;&gt; $logfile&#10;$scriptdir/../../bin/bvd-add.pl -s $vcfdir/case_100k_bin_07_021.vcf -T G021_cancer  -d $dbdir&#10;endtime=$(date +%s)&#10;timediff=$((endtime-starttime))&#10;echo total excutetime so far $timediff seconds &gt;&gt; $logfile">
            <text:p>echo $vcfdir/case_100k_bin_07_021.vcf &gt;&gt; $logfile<text:line-break/>$scriptdir/../../bin/bvd-add.pl -s $vcfdir/case_100k_bin_07_021.vcf -T G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5]" office:value-type="string" office:string-value="echo $vcfdir/case_100k_bin_07_022.vcf &gt;&gt; $logfile&#10;$scriptdir/../../bin/bvd-add.pl -s $vcfdir/case_100k_bin_07_022.vcf -T G022_cancer  -d $dbdir&#10;endtime=$(date +%s)&#10;timediff=$((endtime-starttime))&#10;echo total excutetime so far $timediff seconds &gt;&gt; $logfile">
            <text:p>echo $vcfdir/case_100k_bin_07_022.vcf &gt;&gt; $logfile<text:line-break/>$scriptdir/../../bin/bvd-add.pl -s $vcfdir/case_100k_bin_07_022.vcf -T G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6]" office:value-type="string" office:string-value="echo $vcfdir/case_100k_bin_07_023.vcf &gt;&gt; $logfile&#10;$scriptdir/../../bin/bvd-add.pl -s $vcfdir/case_100k_bin_07_023.vcf -T G023_cancer  -d $dbdir&#10;endtime=$(date +%s)&#10;timediff=$((endtime-starttime))&#10;echo total excutetime so far $timediff seconds &gt;&gt; $logfile">
            <text:p>echo $vcfdir/case_100k_bin_07_023.vcf &gt;&gt; $logfile<text:line-break/>$scriptdir/../../bin/bvd-add.pl -s $vcfdir/case_100k_bin_07_023.vcf -T G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7]" office:value-type="string" office:string-value="echo $vcfdir/case_100k_bin_07_024.vcf &gt;&gt; $logfile&#10;$scriptdir/../../bin/bvd-add.pl -s $vcfdir/case_100k_bin_07_024.vcf -T G024_cancer  -d $dbdir&#10;endtime=$(date +%s)&#10;timediff=$((endtime-starttime))&#10;echo total excutetime so far $timediff seconds &gt;&gt; $logfile">
            <text:p>echo $vcfdir/case_100k_bin_07_024.vcf &gt;&gt; $logfile<text:line-break/>$scriptdir/../../bin/bvd-add.pl -s $vcfdir/case_100k_bin_07_024.vcf -T G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8]" office:value-type="string" office:string-value="echo $vcfdir/case_100k_bin_07_025.vcf &gt;&gt; $logfile&#10;$scriptdir/../../bin/bvd-add.pl -s $vcfdir/case_100k_bin_07_025.vcf -T G025_cancer  -d $dbdir&#10;endtime=$(date +%s)&#10;timediff=$((endtime-starttime))&#10;echo total excutetime so far $timediff seconds &gt;&gt; $logfile">
            <text:p>echo $vcfdir/case_100k_bin_07_025.vcf &gt;&gt; $logfile<text:line-break/>$scriptdir/../../bin/bvd-add.pl -s $vcfdir/case_100k_bin_07_025.vcf -T G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29]" office:value-type="string" office:string-value="echo $vcfdir/case_100k_bin_07_026.vcf &gt;&gt; $logfile&#10;$scriptdir/../../bin/bvd-add.pl -s $vcfdir/case_100k_bin_07_026.vcf -T G026_cancer  -d $dbdir&#10;endtime=$(date +%s)&#10;timediff=$((endtime-starttime))&#10;echo total excutetime so far $timediff seconds &gt;&gt; $logfile">
            <text:p>echo $vcfdir/case_100k_bin_07_026.vcf &gt;&gt; $logfile<text:line-break/>$scriptdir/../../bin/bvd-add.pl -s $vcfdir/case_100k_bin_07_026.vcf -T G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0]" office:value-type="string" office:string-value="echo $vcfdir/case_100k_bin_07_027.vcf &gt;&gt; $logfile&#10;$scriptdir/../../bin/bvd-add.pl -s $vcfdir/case_100k_bin_07_027.vcf -T G027_cancer  -d $dbdir&#10;endtime=$(date +%s)&#10;timediff=$((endtime-starttime))&#10;echo total excutetime so far $timediff seconds &gt;&gt; $logfile">
            <text:p>echo $vcfdir/case_100k_bin_07_027.vcf &gt;&gt; $logfile<text:line-break/>$scriptdir/../../bin/bvd-add.pl -s $vcfdir/case_100k_bin_07_027.vcf -T G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1]" office:value-type="string" office:string-value="echo $vcfdir/case_100k_bin_07_028.vcf &gt;&gt; $logfile&#10;$scriptdir/../../bin/bvd-add.pl -s $vcfdir/case_100k_bin_07_028.vcf -T G028_cancer  -d $dbdir&#10;endtime=$(date +%s)&#10;timediff=$((endtime-starttime))&#10;echo total excutetime so far $timediff seconds &gt;&gt; $logfile">
            <text:p>echo $vcfdir/case_100k_bin_07_028.vcf &gt;&gt; $logfile<text:line-break/>$scriptdir/../../bin/bvd-add.pl -s $vcfdir/case_100k_bin_07_028.vcf -T G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2]" office:value-type="string" office:string-value="echo $vcfdir/case_100k_bin_07_029.vcf &gt;&gt; $logfile&#10;$scriptdir/../../bin/bvd-add.pl -s $vcfdir/case_100k_bin_07_029.vcf -T G029_cancer  -d $dbdir&#10;endtime=$(date +%s)&#10;timediff=$((endtime-starttime))&#10;echo total excutetime so far $timediff seconds &gt;&gt; $logfile">
            <text:p>echo $vcfdir/case_100k_bin_07_029.vcf &gt;&gt; $logfile<text:line-break/>$scriptdir/../../bin/bvd-add.pl -s $vcfdir/case_100k_bin_07_029.vcf -T G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3]" office:value-type="string" office:string-value="echo $vcfdir/case_100k_bin_07_030.vcf &gt;&gt; $logfile&#10;$scriptdir/../../bin/bvd-add.pl -s $vcfdir/case_100k_bin_07_030.vcf -T G030_cancer  -d $dbdir&#10;endtime=$(date +%s)&#10;timediff=$((endtime-starttime))&#10;echo total excutetime so far $timediff seconds &gt;&gt; $logfile">
            <text:p>echo $vcfdir/case_100k_bin_07_030.vcf &gt;&gt; $logfile<text:line-break/>$scriptdir/../../bin/bvd-add.pl -s $vcfdir/case_100k_bin_07_030.vcf -T G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4]" office:value-type="string" office:string-value="echo $vcfdir/case_100k_bin_07_031.vcf &gt;&gt; $logfile&#10;$scriptdir/../../bin/bvd-add.pl -s $vcfdir/case_100k_bin_07_031.vcf -T G031_cancer  -d $dbdir&#10;endtime=$(date +%s)&#10;timediff=$((endtime-starttime))&#10;echo total excutetime so far $timediff seconds &gt;&gt; $logfile">
            <text:p>echo $vcfdir/case_100k_bin_07_031.vcf &gt;&gt; $logfile<text:line-break/>$scriptdir/../../bin/bvd-add.pl -s $vcfdir/case_100k_bin_07_031.vcf -T G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5]" office:value-type="string" office:string-value="echo $vcfdir/case_100k_bin_07_032.vcf &gt;&gt; $logfile&#10;$scriptdir/../../bin/bvd-add.pl -s $vcfdir/case_100k_bin_07_032.vcf -T G032_cancer  -d $dbdir&#10;endtime=$(date +%s)&#10;timediff=$((endtime-starttime))&#10;echo total excutetime so far $timediff seconds &gt;&gt; $logfile">
            <text:p>echo $vcfdir/case_100k_bin_07_032.vcf &gt;&gt; $logfile<text:line-break/>$scriptdir/../../bin/bvd-add.pl -s $vcfdir/case_100k_bin_07_032.vcf -T G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6]" office:value-type="string" office:string-value="echo $vcfdir/case_100k_bin_07_033.vcf &gt;&gt; $logfile&#10;$scriptdir/../../bin/bvd-add.pl -s $vcfdir/case_100k_bin_07_033.vcf -T G033_cancer  -d $dbdir&#10;endtime=$(date +%s)&#10;timediff=$((endtime-starttime))&#10;echo total excutetime so far $timediff seconds &gt;&gt; $logfile">
            <text:p>echo $vcfdir/case_100k_bin_07_033.vcf &gt;&gt; $logfile<text:line-break/>$scriptdir/../../bin/bvd-add.pl -s $vcfdir/case_100k_bin_07_033.vcf -T G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7]" office:value-type="string" office:string-value="echo $vcfdir/case_100k_bin_07_034.vcf &gt;&gt; $logfile&#10;$scriptdir/../../bin/bvd-add.pl -s $vcfdir/case_100k_bin_07_034.vcf -T G034_cancer  -d $dbdir&#10;endtime=$(date +%s)&#10;timediff=$((endtime-starttime))&#10;echo total excutetime so far $timediff seconds &gt;&gt; $logfile">
            <text:p>echo $vcfdir/case_100k_bin_07_034.vcf &gt;&gt; $logfile<text:line-break/>$scriptdir/../../bin/bvd-add.pl -s $vcfdir/case_100k_bin_07_034.vcf -T G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8]" office:value-type="string" office:string-value="echo $vcfdir/case_100k_bin_07_035.vcf &gt;&gt; $logfile&#10;$scriptdir/../../bin/bvd-add.pl -s $vcfdir/case_100k_bin_07_035.vcf -T G035_cancer  -d $dbdir&#10;endtime=$(date +%s)&#10;timediff=$((endtime-starttime))&#10;echo total excutetime so far $timediff seconds &gt;&gt; $logfile">
            <text:p>echo $vcfdir/case_100k_bin_07_035.vcf &gt;&gt; $logfile<text:line-break/>$scriptdir/../../bin/bvd-add.pl -s $vcfdir/case_100k_bin_07_035.vcf -T G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39]" office:value-type="string" office:string-value="echo $vcfdir/case_100k_bin_07_036.vcf &gt;&gt; $logfile&#10;$scriptdir/../../bin/bvd-add.pl -s $vcfdir/case_100k_bin_07_036.vcf -T G036_cancer  -d $dbdir&#10;endtime=$(date +%s)&#10;timediff=$((endtime-starttime))&#10;echo total excutetime so far $timediff seconds &gt;&gt; $logfile">
            <text:p>echo $vcfdir/case_100k_bin_07_036.vcf &gt;&gt; $logfile<text:line-break/>$scriptdir/../../bin/bvd-add.pl -s $vcfdir/case_100k_bin_07_036.vcf -T G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0]" office:value-type="string" office:string-value="echo $vcfdir/case_100k_bin_07_037.vcf &gt;&gt; $logfile&#10;$scriptdir/../../bin/bvd-add.pl -s $vcfdir/case_100k_bin_07_037.vcf -T G037_cancer  -d $dbdir&#10;endtime=$(date +%s)&#10;timediff=$((endtime-starttime))&#10;echo total excutetime so far $timediff seconds &gt;&gt; $logfile">
            <text:p>echo $vcfdir/case_100k_bin_07_037.vcf &gt;&gt; $logfile<text:line-break/>$scriptdir/../../bin/bvd-add.pl -s $vcfdir/case_100k_bin_07_037.vcf -T G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1]" office:value-type="string" office:string-value="echo $vcfdir/case_100k_bin_07_038.vcf &gt;&gt; $logfile&#10;$scriptdir/../../bin/bvd-add.pl -s $vcfdir/case_100k_bin_07_038.vcf -T G038_cancer  -d $dbdir&#10;endtime=$(date +%s)&#10;timediff=$((endtime-starttime))&#10;echo total excutetime so far $timediff seconds &gt;&gt; $logfile">
            <text:p>echo $vcfdir/case_100k_bin_07_038.vcf &gt;&gt; $logfile<text:line-break/>$scriptdir/../../bin/bvd-add.pl -s $vcfdir/case_100k_bin_07_038.vcf -T G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2]" office:value-type="string" office:string-value="echo $vcfdir/case_100k_bin_07_039.vcf &gt;&gt; $logfile&#10;$scriptdir/../../bin/bvd-add.pl -s $vcfdir/case_100k_bin_07_039.vcf -T G039_cancer  -d $dbdir&#10;endtime=$(date +%s)&#10;timediff=$((endtime-starttime))&#10;echo total excutetime so far $timediff seconds &gt;&gt; $logfile">
            <text:p>echo $vcfdir/case_100k_bin_07_039.vcf &gt;&gt; $logfile<text:line-break/>$scriptdir/../../bin/bvd-add.pl -s $vcfdir/case_100k_bin_07_039.vcf -T G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3]" office:value-type="string" office:string-value="echo $vcfdir/case_100k_bin_07_040.vcf &gt;&gt; $logfile&#10;$scriptdir/../../bin/bvd-add.pl -s $vcfdir/case_100k_bin_07_040.vcf -T G040_cancer  -d $dbdir&#10;endtime=$(date +%s)&#10;timediff=$((endtime-starttime))&#10;echo total excutetime so far $timediff seconds &gt;&gt; $logfile">
            <text:p>echo $vcfdir/case_100k_bin_07_040.vcf &gt;&gt; $logfile<text:line-break/>$scriptdir/../../bin/bvd-add.pl -s $vcfdir/case_100k_bin_07_040.vcf -T G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4]" office:value-type="string" office:string-value="echo $vcfdir/case_100k_bin_07_041.vcf &gt;&gt; $logfile&#10;$scriptdir/../../bin/bvd-add.pl -s $vcfdir/case_100k_bin_07_041.vcf -T G041_cancer  -d $dbdir&#10;endtime=$(date +%s)&#10;timediff=$((endtime-starttime))&#10;echo total excutetime so far $timediff seconds &gt;&gt; $logfile">
            <text:p>echo $vcfdir/case_100k_bin_07_041.vcf &gt;&gt; $logfile<text:line-break/>$scriptdir/../../bin/bvd-add.pl -s $vcfdir/case_100k_bin_07_041.vcf -T G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5]" office:value-type="string" office:string-value="echo $vcfdir/case_100k_bin_07_042.vcf &gt;&gt; $logfile&#10;$scriptdir/../../bin/bvd-add.pl -s $vcfdir/case_100k_bin_07_042.vcf -T G042_cancer  -d $dbdir&#10;endtime=$(date +%s)&#10;timediff=$((endtime-starttime))&#10;echo total excutetime so far $timediff seconds &gt;&gt; $logfile">
            <text:p>echo $vcfdir/case_100k_bin_07_042.vcf &gt;&gt; $logfile<text:line-break/>$scriptdir/../../bin/bvd-add.pl -s $vcfdir/case_100k_bin_07_042.vcf -T G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6]" office:value-type="string" office:string-value="echo $vcfdir/case_100k_bin_07_043.vcf &gt;&gt; $logfile&#10;$scriptdir/../../bin/bvd-add.pl -s $vcfdir/case_100k_bin_07_043.vcf -T G043_cancer  -d $dbdir&#10;endtime=$(date +%s)&#10;timediff=$((endtime-starttime))&#10;echo total excutetime so far $timediff seconds &gt;&gt; $logfile">
            <text:p>echo $vcfdir/case_100k_bin_07_043.vcf &gt;&gt; $logfile<text:line-break/>$scriptdir/../../bin/bvd-add.pl -s $vcfdir/case_100k_bin_07_043.vcf -T G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7]" office:value-type="string" office:string-value="echo $vcfdir/case_100k_bin_07_044.vcf &gt;&gt; $logfile&#10;$scriptdir/../../bin/bvd-add.pl -s $vcfdir/case_100k_bin_07_044.vcf -T G044_cancer  -d $dbdir&#10;endtime=$(date +%s)&#10;timediff=$((endtime-starttime))&#10;echo total excutetime so far $timediff seconds &gt;&gt; $logfile">
            <text:p>echo $vcfdir/case_100k_bin_07_044.vcf &gt;&gt; $logfile<text:line-break/>$scriptdir/../../bin/bvd-add.pl -s $vcfdir/case_100k_bin_07_044.vcf -T G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8]" office:value-type="string" office:string-value="echo $vcfdir/case_100k_bin_07_045.vcf &gt;&gt; $logfile&#10;$scriptdir/../../bin/bvd-add.pl -s $vcfdir/case_100k_bin_07_045.vcf -T G045_cancer  -d $dbdir&#10;endtime=$(date +%s)&#10;timediff=$((endtime-starttime))&#10;echo total excutetime so far $timediff seconds &gt;&gt; $logfile">
            <text:p>echo $vcfdir/case_100k_bin_07_045.vcf &gt;&gt; $logfile<text:line-break/>$scriptdir/../../bin/bvd-add.pl -s $vcfdir/case_100k_bin_07_045.vcf -T G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49]" office:value-type="string" office:string-value="echo $vcfdir/case_100k_bin_07_046.vcf &gt;&gt; $logfile&#10;$scriptdir/../../bin/bvd-add.pl -s $vcfdir/case_100k_bin_07_046.vcf -T G046_cancer  -d $dbdir&#10;endtime=$(date +%s)&#10;timediff=$((endtime-starttime))&#10;echo total excutetime so far $timediff seconds &gt;&gt; $logfile">
            <text:p>echo $vcfdir/case_100k_bin_07_046.vcf &gt;&gt; $logfile<text:line-break/>$scriptdir/../../bin/bvd-add.pl -s $vcfdir/case_100k_bin_07_046.vcf -T G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0]" office:value-type="string" office:string-value="echo $vcfdir/case_100k_bin_07_047.vcf &gt;&gt; $logfile&#10;$scriptdir/../../bin/bvd-add.pl -s $vcfdir/case_100k_bin_07_047.vcf -T G047_cancer  -d $dbdir&#10;endtime=$(date +%s)&#10;timediff=$((endtime-starttime))&#10;echo total excutetime so far $timediff seconds &gt;&gt; $logfile">
            <text:p>echo $vcfdir/case_100k_bin_07_047.vcf &gt;&gt; $logfile<text:line-break/>$scriptdir/../../bin/bvd-add.pl -s $vcfdir/case_100k_bin_07_047.vcf -T G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1]" office:value-type="string" office:string-value="echo $vcfdir/case_100k_bin_07_048.vcf &gt;&gt; $logfile&#10;$scriptdir/../../bin/bvd-add.pl -s $vcfdir/case_100k_bin_07_048.vcf -T G048_cancer  -d $dbdir&#10;endtime=$(date +%s)&#10;timediff=$((endtime-starttime))&#10;echo total excutetime so far $timediff seconds &gt;&gt; $logfile">
            <text:p>echo $vcfdir/case_100k_bin_07_048.vcf &gt;&gt; $logfile<text:line-break/>$scriptdir/../../bin/bvd-add.pl -s $vcfdir/case_100k_bin_07_048.vcf -T G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2]" office:value-type="string" office:string-value="echo $vcfdir/case_100k_bin_07_049.vcf &gt;&gt; $logfile&#10;$scriptdir/../../bin/bvd-add.pl -s $vcfdir/case_100k_bin_07_049.vcf -T G049_cancer  -d $dbdir&#10;endtime=$(date +%s)&#10;timediff=$((endtime-starttime))&#10;echo total excutetime so far $timediff seconds &gt;&gt; $logfile">
            <text:p>echo $vcfdir/case_100k_bin_07_049.vcf &gt;&gt; $logfile<text:line-break/>$scriptdir/../../bin/bvd-add.pl -s $vcfdir/case_100k_bin_07_049.vcf -T G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3]" office:value-type="string" office:string-value="echo $vcfdir/case_100k_bin_07_050.vcf &gt;&gt; $logfile&#10;$scriptdir/../../bin/bvd-add.pl -s $vcfdir/case_100k_bin_07_050.vcf -T G050_cancer  -d $dbdir&#10;endtime=$(date +%s)&#10;timediff=$((endtime-starttime))&#10;echo total excutetime so far $timediff seconds &gt;&gt; $logfile">
            <text:p>echo $vcfdir/case_100k_bin_07_050.vcf &gt;&gt; $logfile<text:line-break/>$scriptdir/../../bin/bvd-add.pl -s $vcfdir/case_100k_bin_07_050.vcf -T G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4]" office:value-type="string" office:string-value="echo $vcfdir/case_100k_bin_07_051.vcf &gt;&gt; $logfile&#10;$scriptdir/../../bin/bvd-add.pl -s $vcfdir/case_100k_bin_07_051.vcf -T G051_cancer  -d $dbdir&#10;endtime=$(date +%s)&#10;timediff=$((endtime-starttime))&#10;echo total excutetime so far $timediff seconds &gt;&gt; $logfile">
            <text:p>echo $vcfdir/case_100k_bin_07_051.vcf &gt;&gt; $logfile<text:line-break/>$scriptdir/../../bin/bvd-add.pl -s $vcfdir/case_100k_bin_07_051.vcf -T G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5]" office:value-type="string" office:string-value="echo $vcfdir/case_100k_bin_07_052.vcf &gt;&gt; $logfile&#10;$scriptdir/../../bin/bvd-add.pl -s $vcfdir/case_100k_bin_07_052.vcf -T G052_cancer  -d $dbdir&#10;endtime=$(date +%s)&#10;timediff=$((endtime-starttime))&#10;echo total excutetime so far $timediff seconds &gt;&gt; $logfile">
            <text:p>echo $vcfdir/case_100k_bin_07_052.vcf &gt;&gt; $logfile<text:line-break/>$scriptdir/../../bin/bvd-add.pl -s $vcfdir/case_100k_bin_07_052.vcf -T G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6]" office:value-type="string" office:string-value="echo $vcfdir/case_100k_bin_07_053.vcf &gt;&gt; $logfile&#10;$scriptdir/../../bin/bvd-add.pl -s $vcfdir/case_100k_bin_07_053.vcf -T G053_cancer  -d $dbdir&#10;endtime=$(date +%s)&#10;timediff=$((endtime-starttime))&#10;echo total excutetime so far $timediff seconds &gt;&gt; $logfile">
            <text:p>echo $vcfdir/case_100k_bin_07_053.vcf &gt;&gt; $logfile<text:line-break/>$scriptdir/../../bin/bvd-add.pl -s $vcfdir/case_100k_bin_07_053.vcf -T G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7]" office:value-type="string" office:string-value="echo $vcfdir/case_100k_bin_07_054.vcf &gt;&gt; $logfile&#10;$scriptdir/../../bin/bvd-add.pl -s $vcfdir/case_100k_bin_07_054.vcf -T G054_cancer  -d $dbdir&#10;endtime=$(date +%s)&#10;timediff=$((endtime-starttime))&#10;echo total excutetime so far $timediff seconds &gt;&gt; $logfile">
            <text:p>echo $vcfdir/case_100k_bin_07_054.vcf &gt;&gt; $logfile<text:line-break/>$scriptdir/../../bin/bvd-add.pl -s $vcfdir/case_100k_bin_07_054.vcf -T G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8]" office:value-type="string" office:string-value="echo $vcfdir/case_100k_bin_07_055.vcf &gt;&gt; $logfile&#10;$scriptdir/../../bin/bvd-add.pl -s $vcfdir/case_100k_bin_07_055.vcf -T G055_cancer  -d $dbdir&#10;endtime=$(date +%s)&#10;timediff=$((endtime-starttime))&#10;echo total excutetime so far $timediff seconds &gt;&gt; $logfile">
            <text:p>echo $vcfdir/case_100k_bin_07_055.vcf &gt;&gt; $logfile<text:line-break/>$scriptdir/../../bin/bvd-add.pl -s $vcfdir/case_100k_bin_07_055.vcf -T G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59]" office:value-type="string" office:string-value="echo $vcfdir/case_100k_bin_07_056.vcf &gt;&gt; $logfile&#10;$scriptdir/../../bin/bvd-add.pl -s $vcfdir/case_100k_bin_07_056.vcf -T G056_cancer  -d $dbdir&#10;endtime=$(date +%s)&#10;timediff=$((endtime-starttime))&#10;echo total excutetime so far $timediff seconds &gt;&gt; $logfile">
            <text:p>echo $vcfdir/case_100k_bin_07_056.vcf &gt;&gt; $logfile<text:line-break/>$scriptdir/../../bin/bvd-add.pl -s $vcfdir/case_100k_bin_07_056.vcf -T G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0]" office:value-type="string" office:string-value="echo $vcfdir/case_100k_bin_07_057.vcf &gt;&gt; $logfile&#10;$scriptdir/../../bin/bvd-add.pl -s $vcfdir/case_100k_bin_07_057.vcf -T G057_cancer  -d $dbdir&#10;endtime=$(date +%s)&#10;timediff=$((endtime-starttime))&#10;echo total excutetime so far $timediff seconds &gt;&gt; $logfile">
            <text:p>echo $vcfdir/case_100k_bin_07_057.vcf &gt;&gt; $logfile<text:line-break/>$scriptdir/../../bin/bvd-add.pl -s $vcfdir/case_100k_bin_07_057.vcf -T G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1]" office:value-type="string" office:string-value="echo $vcfdir/case_100k_bin_07_058.vcf &gt;&gt; $logfile&#10;$scriptdir/../../bin/bvd-add.pl -s $vcfdir/case_100k_bin_07_058.vcf -T G058_cancer  -d $dbdir&#10;endtime=$(date +%s)&#10;timediff=$((endtime-starttime))&#10;echo total excutetime so far $timediff seconds &gt;&gt; $logfile">
            <text:p>echo $vcfdir/case_100k_bin_07_058.vcf &gt;&gt; $logfile<text:line-break/>$scriptdir/../../bin/bvd-add.pl -s $vcfdir/case_100k_bin_07_058.vcf -T G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2]" office:value-type="string" office:string-value="echo $vcfdir/case_100k_bin_07_059.vcf &gt;&gt; $logfile&#10;$scriptdir/../../bin/bvd-add.pl -s $vcfdir/case_100k_bin_07_059.vcf -T G059_cancer  -d $dbdir&#10;endtime=$(date +%s)&#10;timediff=$((endtime-starttime))&#10;echo total excutetime so far $timediff seconds &gt;&gt; $logfile">
            <text:p>echo $vcfdir/case_100k_bin_07_059.vcf &gt;&gt; $logfile<text:line-break/>$scriptdir/../../bin/bvd-add.pl -s $vcfdir/case_100k_bin_07_059.vcf -T G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3]" office:value-type="string" office:string-value="echo $vcfdir/case_100k_bin_07_060.vcf &gt;&gt; $logfile&#10;$scriptdir/../../bin/bvd-add.pl -s $vcfdir/case_100k_bin_07_060.vcf -T G060_cancer  -d $dbdir&#10;endtime=$(date +%s)&#10;timediff=$((endtime-starttime))&#10;echo total excutetime so far $timediff seconds &gt;&gt; $logfile">
            <text:p>echo $vcfdir/case_100k_bin_07_060.vcf &gt;&gt; $logfile<text:line-break/>$scriptdir/../../bin/bvd-add.pl -s $vcfdir/case_100k_bin_07_060.vcf -T G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4]" office:value-type="string" office:string-value="echo $vcfdir/case_100k_bin_07_061.vcf &gt;&gt; $logfile&#10;$scriptdir/../../bin/bvd-add.pl -s $vcfdir/case_100k_bin_07_061.vcf -T G061_cancer  -d $dbdir&#10;endtime=$(date +%s)&#10;timediff=$((endtime-starttime))&#10;echo total excutetime so far $timediff seconds &gt;&gt; $logfile">
            <text:p>echo $vcfdir/case_100k_bin_07_061.vcf &gt;&gt; $logfile<text:line-break/>$scriptdir/../../bin/bvd-add.pl -s $vcfdir/case_100k_bin_07_061.vcf -T G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5]" office:value-type="string" office:string-value="echo $vcfdir/case_100k_bin_07_062.vcf &gt;&gt; $logfile&#10;$scriptdir/../../bin/bvd-add.pl -s $vcfdir/case_100k_bin_07_062.vcf -T G062_cancer  -d $dbdir&#10;endtime=$(date +%s)&#10;timediff=$((endtime-starttime))&#10;echo total excutetime so far $timediff seconds &gt;&gt; $logfile">
            <text:p>echo $vcfdir/case_100k_bin_07_062.vcf &gt;&gt; $logfile<text:line-break/>$scriptdir/../../bin/bvd-add.pl -s $vcfdir/case_100k_bin_07_062.vcf -T G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6]" office:value-type="string" office:string-value="echo $vcfdir/case_100k_bin_07_063.vcf &gt;&gt; $logfile&#10;$scriptdir/../../bin/bvd-add.pl -s $vcfdir/case_100k_bin_07_063.vcf -T G063_cancer  -d $dbdir&#10;endtime=$(date +%s)&#10;timediff=$((endtime-starttime))&#10;echo total excutetime so far $timediff seconds &gt;&gt; $logfile">
            <text:p>echo $vcfdir/case_100k_bin_07_063.vcf &gt;&gt; $logfile<text:line-break/>$scriptdir/../../bin/bvd-add.pl -s $vcfdir/case_100k_bin_07_063.vcf -T G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7]" office:value-type="string" office:string-value="echo $vcfdir/case_100k_bin_07_064.vcf &gt;&gt; $logfile&#10;$scriptdir/../../bin/bvd-add.pl -s $vcfdir/case_100k_bin_07_064.vcf -T G064_cancer  -d $dbdir&#10;endtime=$(date +%s)&#10;timediff=$((endtime-starttime))&#10;echo total excutetime so far $timediff seconds &gt;&gt; $logfile">
            <text:p>echo $vcfdir/case_100k_bin_07_064.vcf &gt;&gt; $logfile<text:line-break/>$scriptdir/../../bin/bvd-add.pl -s $vcfdir/case_100k_bin_07_064.vcf -T G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8]" office:value-type="string" office:string-value="echo $vcfdir/case_100k_bin_07_065.vcf &gt;&gt; $logfile&#10;$scriptdir/../../bin/bvd-add.pl -s $vcfdir/case_100k_bin_07_065.vcf -T G065_cancer  -d $dbdir&#10;endtime=$(date +%s)&#10;timediff=$((endtime-starttime))&#10;echo total excutetime so far $timediff seconds &gt;&gt; $logfile">
            <text:p>echo $vcfdir/case_100k_bin_07_065.vcf &gt;&gt; $logfile<text:line-break/>$scriptdir/../../bin/bvd-add.pl -s $vcfdir/case_100k_bin_07_065.vcf -T G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69]" office:value-type="string" office:string-value="echo $vcfdir/case_100k_bin_07_066.vcf &gt;&gt; $logfile&#10;$scriptdir/../../bin/bvd-add.pl -s $vcfdir/case_100k_bin_07_066.vcf -T G066_cancer  -d $dbdir&#10;endtime=$(date +%s)&#10;timediff=$((endtime-starttime))&#10;echo total excutetime so far $timediff seconds &gt;&gt; $logfile">
            <text:p>echo $vcfdir/case_100k_bin_07_066.vcf &gt;&gt; $logfile<text:line-break/>$scriptdir/../../bin/bvd-add.pl -s $vcfdir/case_100k_bin_07_066.vcf -T G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0]" office:value-type="string" office:string-value="echo $vcfdir/case_100k_bin_07_067.vcf &gt;&gt; $logfile&#10;$scriptdir/../../bin/bvd-add.pl -s $vcfdir/case_100k_bin_07_067.vcf -T G067_cancer  -d $dbdir&#10;endtime=$(date +%s)&#10;timediff=$((endtime-starttime))&#10;echo total excutetime so far $timediff seconds &gt;&gt; $logfile">
            <text:p>echo $vcfdir/case_100k_bin_07_067.vcf &gt;&gt; $logfile<text:line-break/>$scriptdir/../../bin/bvd-add.pl -s $vcfdir/case_100k_bin_07_067.vcf -T G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1]" office:value-type="string" office:string-value="echo $vcfdir/case_100k_bin_07_068.vcf &gt;&gt; $logfile&#10;$scriptdir/../../bin/bvd-add.pl -s $vcfdir/case_100k_bin_07_068.vcf -T G068_cancer  -d $dbdir&#10;endtime=$(date +%s)&#10;timediff=$((endtime-starttime))&#10;echo total excutetime so far $timediff seconds &gt;&gt; $logfile">
            <text:p>echo $vcfdir/case_100k_bin_07_068.vcf &gt;&gt; $logfile<text:line-break/>$scriptdir/../../bin/bvd-add.pl -s $vcfdir/case_100k_bin_07_068.vcf -T G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2]" office:value-type="string" office:string-value="echo $vcfdir/case_100k_bin_07_069.vcf &gt;&gt; $logfile&#10;$scriptdir/../../bin/bvd-add.pl -s $vcfdir/case_100k_bin_07_069.vcf -T G069_cancer  -d $dbdir&#10;endtime=$(date +%s)&#10;timediff=$((endtime-starttime))&#10;echo total excutetime so far $timediff seconds &gt;&gt; $logfile">
            <text:p>echo $vcfdir/case_100k_bin_07_069.vcf &gt;&gt; $logfile<text:line-break/>$scriptdir/../../bin/bvd-add.pl -s $vcfdir/case_100k_bin_07_069.vcf -T G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3]" office:value-type="string" office:string-value="echo $vcfdir/case_100k_bin_07_070.vcf &gt;&gt; $logfile&#10;$scriptdir/../../bin/bvd-add.pl -s $vcfdir/case_100k_bin_07_070.vcf -T G070_cancer  -d $dbdir&#10;endtime=$(date +%s)&#10;timediff=$((endtime-starttime))&#10;echo total excutetime so far $timediff seconds &gt;&gt; $logfile">
            <text:p>echo $vcfdir/case_100k_bin_07_070.vcf &gt;&gt; $logfile<text:line-break/>$scriptdir/../../bin/bvd-add.pl -s $vcfdir/case_100k_bin_07_070.vcf -T G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4]" office:value-type="string" office:string-value="echo $vcfdir/case_100k_bin_07_071.vcf &gt;&gt; $logfile&#10;$scriptdir/../../bin/bvd-add.pl -s $vcfdir/case_100k_bin_07_071.vcf -T G071_cancer  -d $dbdir&#10;endtime=$(date +%s)&#10;timediff=$((endtime-starttime))&#10;echo total excutetime so far $timediff seconds &gt;&gt; $logfile">
            <text:p>echo $vcfdir/case_100k_bin_07_071.vcf &gt;&gt; $logfile<text:line-break/>$scriptdir/../../bin/bvd-add.pl -s $vcfdir/case_100k_bin_07_071.vcf -T G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5]" office:value-type="string" office:string-value="echo $vcfdir/case_100k_bin_07_072.vcf &gt;&gt; $logfile&#10;$scriptdir/../../bin/bvd-add.pl -s $vcfdir/case_100k_bin_07_072.vcf -T G072_cancer  -d $dbdir&#10;endtime=$(date +%s)&#10;timediff=$((endtime-starttime))&#10;echo total excutetime so far $timediff seconds &gt;&gt; $logfile">
            <text:p>echo $vcfdir/case_100k_bin_07_072.vcf &gt;&gt; $logfile<text:line-break/>$scriptdir/../../bin/bvd-add.pl -s $vcfdir/case_100k_bin_07_072.vcf -T G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6]" office:value-type="string" office:string-value="echo $vcfdir/case_100k_bin_07_073.vcf &gt;&gt; $logfile&#10;$scriptdir/../../bin/bvd-add.pl -s $vcfdir/case_100k_bin_07_073.vcf -T G073_cancer  -d $dbdir&#10;endtime=$(date +%s)&#10;timediff=$((endtime-starttime))&#10;echo total excutetime so far $timediff seconds &gt;&gt; $logfile">
            <text:p>echo $vcfdir/case_100k_bin_07_073.vcf &gt;&gt; $logfile<text:line-break/>$scriptdir/../../bin/bvd-add.pl -s $vcfdir/case_100k_bin_07_073.vcf -T G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7]" office:value-type="string" office:string-value="echo $vcfdir/case_100k_bin_07_074.vcf &gt;&gt; $logfile&#10;$scriptdir/../../bin/bvd-add.pl -s $vcfdir/case_100k_bin_07_074.vcf -T G074_cancer  -d $dbdir&#10;endtime=$(date +%s)&#10;timediff=$((endtime-starttime))&#10;echo total excutetime so far $timediff seconds &gt;&gt; $logfile">
            <text:p>echo $vcfdir/case_100k_bin_07_074.vcf &gt;&gt; $logfile<text:line-break/>$scriptdir/../../bin/bvd-add.pl -s $vcfdir/case_100k_bin_07_074.vcf -T G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8]" office:value-type="string" office:string-value="echo $vcfdir/case_100k_bin_07_075.vcf &gt;&gt; $logfile&#10;$scriptdir/../../bin/bvd-add.pl -s $vcfdir/case_100k_bin_07_075.vcf -T G075_cancer  -d $dbdir&#10;endtime=$(date +%s)&#10;timediff=$((endtime-starttime))&#10;echo total excutetime so far $timediff seconds &gt;&gt; $logfile">
            <text:p>echo $vcfdir/case_100k_bin_07_075.vcf &gt;&gt; $logfile<text:line-break/>$scriptdir/../../bin/bvd-add.pl -s $vcfdir/case_100k_bin_07_075.vcf -T G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79]" office:value-type="string" office:string-value="echo $vcfdir/case_100k_bin_07_076.vcf &gt;&gt; $logfile&#10;$scriptdir/../../bin/bvd-add.pl -s $vcfdir/case_100k_bin_07_076.vcf -T G076_cancer  -d $dbdir&#10;endtime=$(date +%s)&#10;timediff=$((endtime-starttime))&#10;echo total excutetime so far $timediff seconds &gt;&gt; $logfile">
            <text:p>echo $vcfdir/case_100k_bin_07_076.vcf &gt;&gt; $logfile<text:line-break/>$scriptdir/../../bin/bvd-add.pl -s $vcfdir/case_100k_bin_07_076.vcf -T G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0]" office:value-type="string" office:string-value="echo $vcfdir/case_100k_bin_07_077.vcf &gt;&gt; $logfile&#10;$scriptdir/../../bin/bvd-add.pl -s $vcfdir/case_100k_bin_07_077.vcf -T G077_cancer  -d $dbdir&#10;endtime=$(date +%s)&#10;timediff=$((endtime-starttime))&#10;echo total excutetime so far $timediff seconds &gt;&gt; $logfile">
            <text:p>echo $vcfdir/case_100k_bin_07_077.vcf &gt;&gt; $logfile<text:line-break/>$scriptdir/../../bin/bvd-add.pl -s $vcfdir/case_100k_bin_07_077.vcf -T G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1]" office:value-type="string" office:string-value="echo $vcfdir/case_100k_bin_07_078.vcf &gt;&gt; $logfile&#10;$scriptdir/../../bin/bvd-add.pl -s $vcfdir/case_100k_bin_07_078.vcf -T G078_cancer  -d $dbdir&#10;endtime=$(date +%s)&#10;timediff=$((endtime-starttime))&#10;echo total excutetime so far $timediff seconds &gt;&gt; $logfile">
            <text:p>echo $vcfdir/case_100k_bin_07_078.vcf &gt;&gt; $logfile<text:line-break/>$scriptdir/../../bin/bvd-add.pl -s $vcfdir/case_100k_bin_07_078.vcf -T G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2]" office:value-type="string" office:string-value="echo $vcfdir/case_100k_bin_07_079.vcf &gt;&gt; $logfile&#10;$scriptdir/../../bin/bvd-add.pl -s $vcfdir/case_100k_bin_07_079.vcf -T G079_cancer  -d $dbdir&#10;endtime=$(date +%s)&#10;timediff=$((endtime-starttime))&#10;echo total excutetime so far $timediff seconds &gt;&gt; $logfile">
            <text:p>echo $vcfdir/case_100k_bin_07_079.vcf &gt;&gt; $logfile<text:line-break/>$scriptdir/../../bin/bvd-add.pl -s $vcfdir/case_100k_bin_07_079.vcf -T G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3]" office:value-type="string" office:string-value="echo $vcfdir/case_100k_bin_07_080.vcf &gt;&gt; $logfile&#10;$scriptdir/../../bin/bvd-add.pl -s $vcfdir/case_100k_bin_07_080.vcf -T G080_cancer  -d $dbdir&#10;endtime=$(date +%s)&#10;timediff=$((endtime-starttime))&#10;echo total excutetime so far $timediff seconds &gt;&gt; $logfile">
            <text:p>echo $vcfdir/case_100k_bin_07_080.vcf &gt;&gt; $logfile<text:line-break/>$scriptdir/../../bin/bvd-add.pl -s $vcfdir/case_100k_bin_07_080.vcf -T G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4]" office:value-type="string" office:string-value="echo $vcfdir/case_100k_bin_07_081.vcf &gt;&gt; $logfile&#10;$scriptdir/../../bin/bvd-add.pl -s $vcfdir/case_100k_bin_07_081.vcf -T G081_cancer  -d $dbdir&#10;endtime=$(date +%s)&#10;timediff=$((endtime-starttime))&#10;echo total excutetime so far $timediff seconds &gt;&gt; $logfile">
            <text:p>echo $vcfdir/case_100k_bin_07_081.vcf &gt;&gt; $logfile<text:line-break/>$scriptdir/../../bin/bvd-add.pl -s $vcfdir/case_100k_bin_07_081.vcf -T G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5]" office:value-type="string" office:string-value="echo $vcfdir/case_100k_bin_07_082.vcf &gt;&gt; $logfile&#10;$scriptdir/../../bin/bvd-add.pl -s $vcfdir/case_100k_bin_07_082.vcf -T G082_cancer  -d $dbdir&#10;endtime=$(date +%s)&#10;timediff=$((endtime-starttime))&#10;echo total excutetime so far $timediff seconds &gt;&gt; $logfile">
            <text:p>echo $vcfdir/case_100k_bin_07_082.vcf &gt;&gt; $logfile<text:line-break/>$scriptdir/../../bin/bvd-add.pl -s $vcfdir/case_100k_bin_07_082.vcf -T G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6]" office:value-type="string" office:string-value="echo $vcfdir/case_100k_bin_07_083.vcf &gt;&gt; $logfile&#10;$scriptdir/../../bin/bvd-add.pl -s $vcfdir/case_100k_bin_07_083.vcf -T G083_cancer  -d $dbdir&#10;endtime=$(date +%s)&#10;timediff=$((endtime-starttime))&#10;echo total excutetime so far $timediff seconds &gt;&gt; $logfile">
            <text:p>echo $vcfdir/case_100k_bin_07_083.vcf &gt;&gt; $logfile<text:line-break/>$scriptdir/../../bin/bvd-add.pl -s $vcfdir/case_100k_bin_07_083.vcf -T G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7]" office:value-type="string" office:string-value="echo $vcfdir/case_100k_bin_07_084.vcf &gt;&gt; $logfile&#10;$scriptdir/../../bin/bvd-add.pl -s $vcfdir/case_100k_bin_07_084.vcf -T G084_cancer  -d $dbdir&#10;endtime=$(date +%s)&#10;timediff=$((endtime-starttime))&#10;echo total excutetime so far $timediff seconds &gt;&gt; $logfile">
            <text:p>echo $vcfdir/case_100k_bin_07_084.vcf &gt;&gt; $logfile<text:line-break/>$scriptdir/../../bin/bvd-add.pl -s $vcfdir/case_100k_bin_07_084.vcf -T G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8]" office:value-type="string" office:string-value="echo $vcfdir/case_100k_bin_07_085.vcf &gt;&gt; $logfile&#10;$scriptdir/../../bin/bvd-add.pl -s $vcfdir/case_100k_bin_07_085.vcf -T G085_cancer  -d $dbdir&#10;endtime=$(date +%s)&#10;timediff=$((endtime-starttime))&#10;echo total excutetime so far $timediff seconds &gt;&gt; $logfile">
            <text:p>echo $vcfdir/case_100k_bin_07_085.vcf &gt;&gt; $logfile<text:line-break/>$scriptdir/../../bin/bvd-add.pl -s $vcfdir/case_100k_bin_07_085.vcf -T G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89]" office:value-type="string" office:string-value="echo $vcfdir/case_100k_bin_07_086.vcf &gt;&gt; $logfile&#10;$scriptdir/../../bin/bvd-add.pl -s $vcfdir/case_100k_bin_07_086.vcf -T G086_cancer  -d $dbdir&#10;endtime=$(date +%s)&#10;timediff=$((endtime-starttime))&#10;echo total excutetime so far $timediff seconds &gt;&gt; $logfile">
            <text:p>echo $vcfdir/case_100k_bin_07_086.vcf &gt;&gt; $logfile<text:line-break/>$scriptdir/../../bin/bvd-add.pl -s $vcfdir/case_100k_bin_07_086.vcf -T G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0]" office:value-type="string" office:string-value="echo $vcfdir/case_100k_bin_07_087.vcf &gt;&gt; $logfile&#10;$scriptdir/../../bin/bvd-add.pl -s $vcfdir/case_100k_bin_07_087.vcf -T G087_cancer  -d $dbdir&#10;endtime=$(date +%s)&#10;timediff=$((endtime-starttime))&#10;echo total excutetime so far $timediff seconds &gt;&gt; $logfile">
            <text:p>echo $vcfdir/case_100k_bin_07_087.vcf &gt;&gt; $logfile<text:line-break/>$scriptdir/../../bin/bvd-add.pl -s $vcfdir/case_100k_bin_07_087.vcf -T G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1]" office:value-type="string" office:string-value="echo $vcfdir/case_100k_bin_07_088.vcf &gt;&gt; $logfile&#10;$scriptdir/../../bin/bvd-add.pl -s $vcfdir/case_100k_bin_07_088.vcf -T G088_cancer  -d $dbdir&#10;endtime=$(date +%s)&#10;timediff=$((endtime-starttime))&#10;echo total excutetime so far $timediff seconds &gt;&gt; $logfile">
            <text:p>echo $vcfdir/case_100k_bin_07_088.vcf &gt;&gt; $logfile<text:line-break/>$scriptdir/../../bin/bvd-add.pl -s $vcfdir/case_100k_bin_07_088.vcf -T G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2]" office:value-type="string" office:string-value="echo $vcfdir/case_100k_bin_07_089.vcf &gt;&gt; $logfile&#10;$scriptdir/../../bin/bvd-add.pl -s $vcfdir/case_100k_bin_07_089.vcf -T G089_cancer  -d $dbdir&#10;endtime=$(date +%s)&#10;timediff=$((endtime-starttime))&#10;echo total excutetime so far $timediff seconds &gt;&gt; $logfile">
            <text:p>echo $vcfdir/case_100k_bin_07_089.vcf &gt;&gt; $logfile<text:line-break/>$scriptdir/../../bin/bvd-add.pl -s $vcfdir/case_100k_bin_07_089.vcf -T G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3]" office:value-type="string" office:string-value="echo $vcfdir/case_100k_bin_07_090.vcf &gt;&gt; $logfile&#10;$scriptdir/../../bin/bvd-add.pl -s $vcfdir/case_100k_bin_07_090.vcf -T G090_cancer  -d $dbdir&#10;endtime=$(date +%s)&#10;timediff=$((endtime-starttime))&#10;echo total excutetime so far $timediff seconds &gt;&gt; $logfile">
            <text:p>echo $vcfdir/case_100k_bin_07_090.vcf &gt;&gt; $logfile<text:line-break/>$scriptdir/../../bin/bvd-add.pl -s $vcfdir/case_100k_bin_07_090.vcf -T G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4]" office:value-type="string" office:string-value="echo $vcfdir/case_100k_bin_07_091.vcf &gt;&gt; $logfile&#10;$scriptdir/../../bin/bvd-add.pl -s $vcfdir/case_100k_bin_07_091.vcf -T G091_cancer  -d $dbdir&#10;endtime=$(date +%s)&#10;timediff=$((endtime-starttime))&#10;echo total excutetime so far $timediff seconds &gt;&gt; $logfile">
            <text:p>echo $vcfdir/case_100k_bin_07_091.vcf &gt;&gt; $logfile<text:line-break/>$scriptdir/../../bin/bvd-add.pl -s $vcfdir/case_100k_bin_07_091.vcf -T G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5]" office:value-type="string" office:string-value="echo $vcfdir/case_100k_bin_07_092.vcf &gt;&gt; $logfile&#10;$scriptdir/../../bin/bvd-add.pl -s $vcfdir/case_100k_bin_07_092.vcf -T G092_cancer  -d $dbdir&#10;endtime=$(date +%s)&#10;timediff=$((endtime-starttime))&#10;echo total excutetime so far $timediff seconds &gt;&gt; $logfile">
            <text:p>echo $vcfdir/case_100k_bin_07_092.vcf &gt;&gt; $logfile<text:line-break/>$scriptdir/../../bin/bvd-add.pl -s $vcfdir/case_100k_bin_07_092.vcf -T G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6]" office:value-type="string" office:string-value="echo $vcfdir/case_100k_bin_07_093.vcf &gt;&gt; $logfile&#10;$scriptdir/../../bin/bvd-add.pl -s $vcfdir/case_100k_bin_07_093.vcf -T G093_cancer  -d $dbdir&#10;endtime=$(date +%s)&#10;timediff=$((endtime-starttime))&#10;echo total excutetime so far $timediff seconds &gt;&gt; $logfile">
            <text:p>echo $vcfdir/case_100k_bin_07_093.vcf &gt;&gt; $logfile<text:line-break/>$scriptdir/../../bin/bvd-add.pl -s $vcfdir/case_100k_bin_07_093.vcf -T G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7]" office:value-type="string" office:string-value="echo $vcfdir/case_100k_bin_07_094.vcf &gt;&gt; $logfile&#10;$scriptdir/../../bin/bvd-add.pl -s $vcfdir/case_100k_bin_07_094.vcf -T G094_cancer  -d $dbdir&#10;endtime=$(date +%s)&#10;timediff=$((endtime-starttime))&#10;echo total excutetime so far $timediff seconds &gt;&gt; $logfile">
            <text:p>echo $vcfdir/case_100k_bin_07_094.vcf &gt;&gt; $logfile<text:line-break/>$scriptdir/../../bin/bvd-add.pl -s $vcfdir/case_100k_bin_07_094.vcf -T G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8]" office:value-type="string" office:string-value="echo $vcfdir/case_100k_bin_07_095.vcf &gt;&gt; $logfile&#10;$scriptdir/../../bin/bvd-add.pl -s $vcfdir/case_100k_bin_07_095.vcf -T G095_cancer  -d $dbdir&#10;endtime=$(date +%s)&#10;timediff=$((endtime-starttime))&#10;echo total excutetime so far $timediff seconds &gt;&gt; $logfile">
            <text:p>echo $vcfdir/case_100k_bin_07_095.vcf &gt;&gt; $logfile<text:line-break/>$scriptdir/../../bin/bvd-add.pl -s $vcfdir/case_100k_bin_07_095.vcf -T G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99]" office:value-type="string" office:string-value="echo $vcfdir/case_100k_bin_07_096.vcf &gt;&gt; $logfile&#10;$scriptdir/../../bin/bvd-add.pl -s $vcfdir/case_100k_bin_07_096.vcf -T G096_cancer  -d $dbdir&#10;endtime=$(date +%s)&#10;timediff=$((endtime-starttime))&#10;echo total excutetime so far $timediff seconds &gt;&gt; $logfile">
            <text:p>echo $vcfdir/case_100k_bin_07_096.vcf &gt;&gt; $logfile<text:line-break/>$scriptdir/../../bin/bvd-add.pl -s $vcfdir/case_100k_bin_07_096.vcf -T G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00]" office:value-type="string" office:string-value="echo $vcfdir/case_100k_bin_07_097.vcf &gt;&gt; $logfile&#10;$scriptdir/../../bin/bvd-add.pl -s $vcfdir/case_100k_bin_07_097.vcf -T G097_cancer  -d $dbdir&#10;endtime=$(date +%s)&#10;timediff=$((endtime-starttime))&#10;echo total excutetime so far $timediff seconds &gt;&gt; $logfile">
            <text:p>echo $vcfdir/case_100k_bin_07_097.vcf &gt;&gt; $logfile<text:line-break/>$scriptdir/../../bin/bvd-add.pl -s $vcfdir/case_100k_bin_07_097.vcf -T G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01]" office:value-type="string" office:string-value="echo $vcfdir/case_100k_bin_07_098.vcf &gt;&gt; $logfile&#10;$scriptdir/../../bin/bvd-add.pl -s $vcfdir/case_100k_bin_07_098.vcf -T G098_cancer  -d $dbdir&#10;endtime=$(date +%s)&#10;timediff=$((endtime-starttime))&#10;echo total excutetime so far $timediff seconds &gt;&gt; $logfile">
            <text:p>echo $vcfdir/case_100k_bin_07_098.vcf &gt;&gt; $logfile<text:line-break/>$scriptdir/../../bin/bvd-add.pl -s $vcfdir/case_100k_bin_07_098.vcf -T G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02]" office:value-type="string" office:string-value="echo $vcfdir/case_100k_bin_07_099.vcf &gt;&gt; $logfile&#10;$scriptdir/../../bin/bvd-add.pl -s $vcfdir/case_100k_bin_07_099.vcf -T G099_cancer  -d $dbdir&#10;endtime=$(date +%s)&#10;timediff=$((endtime-starttime))&#10;echo total excutetime so far $timediff seconds &gt;&gt; $logfile">
            <text:p>echo $vcfdir/case_100k_bin_07_099.vcf &gt;&gt; $logfile<text:line-break/>$scriptdir/../../bin/bvd-add.pl -s $vcfdir/case_100k_bin_07_099.vcf -T G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S103]" office:value-type="string" office:string-value="echo $vcfdir/case_100k_bin_07_100.vcf &gt;&gt; $logfile&#10;$scriptdir/../../bin/bvd-add.pl -s $vcfdir/case_100k_bin_07_100.vcf -T G100_cancer  -d $dbdir&#10;endtime=$(date +%s)&#10;timediff=$((endtime-starttime))&#10;echo total excutetime so far $timediff seconds &gt;&gt; $logfile">
            <text:p>echo $vcfdir/case_100k_bin_07_100.vcf &gt;&gt; $logfile<text:line-break/>$scriptdir/../../bin/bvd-add.pl -s $vcfdir/case_100k_bin_07_100.vcf -T G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]" office:value-type="string" office:string-value="echo $vcfdir/case_100k_bin_08_001.vcf &gt;&gt; $logfile&#10;$scriptdir/../../bin/bvd-add.pl -s $vcfdir/case_100k_bin_08_001.vcf -T H001_cancer  -d $dbdir&#10;endtime=$(date +%s)&#10;timediff=$((endtime-starttime))&#10;echo total excutetime so far $timediff seconds &gt;&gt; $logfile">
            <text:p>echo $vcfdir/case_100k_bin_08_001.vcf &gt;&gt; $logfile<text:line-break/>$scriptdir/../../bin/bvd-add.pl -s $vcfdir/case_100k_bin_08_001.vcf -T H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]" office:value-type="string" office:string-value="echo $vcfdir/case_100k_bin_08_002.vcf &gt;&gt; $logfile&#10;$scriptdir/../../bin/bvd-add.pl -s $vcfdir/case_100k_bin_08_002.vcf -T H002_cancer  -d $dbdir&#10;endtime=$(date +%s)&#10;timediff=$((endtime-starttime))&#10;echo total excutetime so far $timediff seconds &gt;&gt; $logfile">
            <text:p>echo $vcfdir/case_100k_bin_08_002.vcf &gt;&gt; $logfile<text:line-break/>$scriptdir/../../bin/bvd-add.pl -s $vcfdir/case_100k_bin_08_002.vcf -T H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]" office:value-type="string" office:string-value="echo $vcfdir/case_100k_bin_08_003.vcf &gt;&gt; $logfile&#10;$scriptdir/../../bin/bvd-add.pl -s $vcfdir/case_100k_bin_08_003.vcf -T H003_cancer  -d $dbdir&#10;endtime=$(date +%s)&#10;timediff=$((endtime-starttime))&#10;echo total excutetime so far $timediff seconds &gt;&gt; $logfile">
            <text:p>echo $vcfdir/case_100k_bin_08_003.vcf &gt;&gt; $logfile<text:line-break/>$scriptdir/../../bin/bvd-add.pl -s $vcfdir/case_100k_bin_08_003.vcf -T H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]" office:value-type="string" office:string-value="echo $vcfdir/case_100k_bin_08_004.vcf &gt;&gt; $logfile&#10;$scriptdir/../../bin/bvd-add.pl -s $vcfdir/case_100k_bin_08_004.vcf -T H004_cancer  -d $dbdir&#10;endtime=$(date +%s)&#10;timediff=$((endtime-starttime))&#10;echo total excutetime so far $timediff seconds &gt;&gt; $logfile">
            <text:p>echo $vcfdir/case_100k_bin_08_004.vcf &gt;&gt; $logfile<text:line-break/>$scriptdir/../../bin/bvd-add.pl -s $vcfdir/case_100k_bin_08_004.vcf -T H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]" office:value-type="string" office:string-value="echo $vcfdir/case_100k_bin_08_005.vcf &gt;&gt; $logfile&#10;$scriptdir/../../bin/bvd-add.pl -s $vcfdir/case_100k_bin_08_005.vcf -T H005_cancer  -d $dbdir&#10;endtime=$(date +%s)&#10;timediff=$((endtime-starttime))&#10;echo total excutetime so far $timediff seconds &gt;&gt; $logfile">
            <text:p>echo $vcfdir/case_100k_bin_08_005.vcf &gt;&gt; $logfile<text:line-break/>$scriptdir/../../bin/bvd-add.pl -s $vcfdir/case_100k_bin_08_005.vcf -T H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]" office:value-type="string" office:string-value="echo $vcfdir/case_100k_bin_08_006.vcf &gt;&gt; $logfile&#10;$scriptdir/../../bin/bvd-add.pl -s $vcfdir/case_100k_bin_08_006.vcf -T H006_cancer  -d $dbdir&#10;endtime=$(date +%s)&#10;timediff=$((endtime-starttime))&#10;echo total excutetime so far $timediff seconds &gt;&gt; $logfile">
            <text:p>echo $vcfdir/case_100k_bin_08_006.vcf &gt;&gt; $logfile<text:line-break/>$scriptdir/../../bin/bvd-add.pl -s $vcfdir/case_100k_bin_08_006.vcf -T H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0]" office:value-type="string" office:string-value="echo $vcfdir/case_100k_bin_08_007.vcf &gt;&gt; $logfile&#10;$scriptdir/../../bin/bvd-add.pl -s $vcfdir/case_100k_bin_08_007.vcf -T H007_cancer  -d $dbdir&#10;endtime=$(date +%s)&#10;timediff=$((endtime-starttime))&#10;echo total excutetime so far $timediff seconds &gt;&gt; $logfile">
            <text:p>echo $vcfdir/case_100k_bin_08_007.vcf &gt;&gt; $logfile<text:line-break/>$scriptdir/../../bin/bvd-add.pl -s $vcfdir/case_100k_bin_08_007.vcf -T H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1]" office:value-type="string" office:string-value="echo $vcfdir/case_100k_bin_08_008.vcf &gt;&gt; $logfile&#10;$scriptdir/../../bin/bvd-add.pl -s $vcfdir/case_100k_bin_08_008.vcf -T H008_cancer  -d $dbdir&#10;endtime=$(date +%s)&#10;timediff=$((endtime-starttime))&#10;echo total excutetime so far $timediff seconds &gt;&gt; $logfile">
            <text:p>echo $vcfdir/case_100k_bin_08_008.vcf &gt;&gt; $logfile<text:line-break/>$scriptdir/../../bin/bvd-add.pl -s $vcfdir/case_100k_bin_08_008.vcf -T H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2]" office:value-type="string" office:string-value="echo $vcfdir/case_100k_bin_08_009.vcf &gt;&gt; $logfile&#10;$scriptdir/../../bin/bvd-add.pl -s $vcfdir/case_100k_bin_08_009.vcf -T H009_cancer  -d $dbdir&#10;endtime=$(date +%s)&#10;timediff=$((endtime-starttime))&#10;echo total excutetime so far $timediff seconds &gt;&gt; $logfile">
            <text:p>echo $vcfdir/case_100k_bin_08_009.vcf &gt;&gt; $logfile<text:line-break/>$scriptdir/../../bin/bvd-add.pl -s $vcfdir/case_100k_bin_08_009.vcf -T H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3]" office:value-type="string" office:string-value="echo $vcfdir/case_100k_bin_08_010.vcf &gt;&gt; $logfile&#10;$scriptdir/../../bin/bvd-add.pl -s $vcfdir/case_100k_bin_08_010.vcf -T H010_cancer  -d $dbdir&#10;endtime=$(date +%s)&#10;timediff=$((endtime-starttime))&#10;echo total excutetime so far $timediff seconds &gt;&gt; $logfile">
            <text:p>echo $vcfdir/case_100k_bin_08_010.vcf &gt;&gt; $logfile<text:line-break/>$scriptdir/../../bin/bvd-add.pl -s $vcfdir/case_100k_bin_08_010.vcf -T H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4]" office:value-type="string" office:string-value="echo $vcfdir/case_100k_bin_08_011.vcf &gt;&gt; $logfile&#10;$scriptdir/../../bin/bvd-add.pl -s $vcfdir/case_100k_bin_08_011.vcf -T H011_cancer  -d $dbdir&#10;endtime=$(date +%s)&#10;timediff=$((endtime-starttime))&#10;echo total excutetime so far $timediff seconds &gt;&gt; $logfile">
            <text:p>echo $vcfdir/case_100k_bin_08_011.vcf &gt;&gt; $logfile<text:line-break/>$scriptdir/../../bin/bvd-add.pl -s $vcfdir/case_100k_bin_08_011.vcf -T H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5]" office:value-type="string" office:string-value="echo $vcfdir/case_100k_bin_08_012.vcf &gt;&gt; $logfile&#10;$scriptdir/../../bin/bvd-add.pl -s $vcfdir/case_100k_bin_08_012.vcf -T H012_cancer  -d $dbdir&#10;endtime=$(date +%s)&#10;timediff=$((endtime-starttime))&#10;echo total excutetime so far $timediff seconds &gt;&gt; $logfile">
            <text:p>echo $vcfdir/case_100k_bin_08_012.vcf &gt;&gt; $logfile<text:line-break/>$scriptdir/../../bin/bvd-add.pl -s $vcfdir/case_100k_bin_08_012.vcf -T H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6]" office:value-type="string" office:string-value="echo $vcfdir/case_100k_bin_08_013.vcf &gt;&gt; $logfile&#10;$scriptdir/../../bin/bvd-add.pl -s $vcfdir/case_100k_bin_08_013.vcf -T H013_cancer  -d $dbdir&#10;endtime=$(date +%s)&#10;timediff=$((endtime-starttime))&#10;echo total excutetime so far $timediff seconds &gt;&gt; $logfile">
            <text:p>echo $vcfdir/case_100k_bin_08_013.vcf &gt;&gt; $logfile<text:line-break/>$scriptdir/../../bin/bvd-add.pl -s $vcfdir/case_100k_bin_08_013.vcf -T H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7]" office:value-type="string" office:string-value="echo $vcfdir/case_100k_bin_08_014.vcf &gt;&gt; $logfile&#10;$scriptdir/../../bin/bvd-add.pl -s $vcfdir/case_100k_bin_08_014.vcf -T H014_cancer  -d $dbdir&#10;endtime=$(date +%s)&#10;timediff=$((endtime-starttime))&#10;echo total excutetime so far $timediff seconds &gt;&gt; $logfile">
            <text:p>echo $vcfdir/case_100k_bin_08_014.vcf &gt;&gt; $logfile<text:line-break/>$scriptdir/../../bin/bvd-add.pl -s $vcfdir/case_100k_bin_08_014.vcf -T H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8]" office:value-type="string" office:string-value="echo $vcfdir/case_100k_bin_08_015.vcf &gt;&gt; $logfile&#10;$scriptdir/../../bin/bvd-add.pl -s $vcfdir/case_100k_bin_08_015.vcf -T H015_cancer  -d $dbdir&#10;endtime=$(date +%s)&#10;timediff=$((endtime-starttime))&#10;echo total excutetime so far $timediff seconds &gt;&gt; $logfile">
            <text:p>echo $vcfdir/case_100k_bin_08_015.vcf &gt;&gt; $logfile<text:line-break/>$scriptdir/../../bin/bvd-add.pl -s $vcfdir/case_100k_bin_08_015.vcf -T H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9]" office:value-type="string" office:string-value="echo $vcfdir/case_100k_bin_08_016.vcf &gt;&gt; $logfile&#10;$scriptdir/../../bin/bvd-add.pl -s $vcfdir/case_100k_bin_08_016.vcf -T H016_cancer  -d $dbdir&#10;endtime=$(date +%s)&#10;timediff=$((endtime-starttime))&#10;echo total excutetime so far $timediff seconds &gt;&gt; $logfile">
            <text:p>echo $vcfdir/case_100k_bin_08_016.vcf &gt;&gt; $logfile<text:line-break/>$scriptdir/../../bin/bvd-add.pl -s $vcfdir/case_100k_bin_08_016.vcf -T H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0]" office:value-type="string" office:string-value="echo $vcfdir/case_100k_bin_08_017.vcf &gt;&gt; $logfile&#10;$scriptdir/../../bin/bvd-add.pl -s $vcfdir/case_100k_bin_08_017.vcf -T H017_cancer  -d $dbdir&#10;endtime=$(date +%s)&#10;timediff=$((endtime-starttime))&#10;echo total excutetime so far $timediff seconds &gt;&gt; $logfile">
            <text:p>echo $vcfdir/case_100k_bin_08_017.vcf &gt;&gt; $logfile<text:line-break/>$scriptdir/../../bin/bvd-add.pl -s $vcfdir/case_100k_bin_08_017.vcf -T H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1]" office:value-type="string" office:string-value="echo $vcfdir/case_100k_bin_08_018.vcf &gt;&gt; $logfile&#10;$scriptdir/../../bin/bvd-add.pl -s $vcfdir/case_100k_bin_08_018.vcf -T H018_cancer  -d $dbdir&#10;endtime=$(date +%s)&#10;timediff=$((endtime-starttime))&#10;echo total excutetime so far $timediff seconds &gt;&gt; $logfile">
            <text:p>echo $vcfdir/case_100k_bin_08_018.vcf &gt;&gt; $logfile<text:line-break/>$scriptdir/../../bin/bvd-add.pl -s $vcfdir/case_100k_bin_08_018.vcf -T H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2]" office:value-type="string" office:string-value="echo $vcfdir/case_100k_bin_08_019.vcf &gt;&gt; $logfile&#10;$scriptdir/../../bin/bvd-add.pl -s $vcfdir/case_100k_bin_08_019.vcf -T H019_cancer  -d $dbdir&#10;endtime=$(date +%s)&#10;timediff=$((endtime-starttime))&#10;echo total excutetime so far $timediff seconds &gt;&gt; $logfile">
            <text:p>echo $vcfdir/case_100k_bin_08_019.vcf &gt;&gt; $logfile<text:line-break/>$scriptdir/../../bin/bvd-add.pl -s $vcfdir/case_100k_bin_08_019.vcf -T H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3]" office:value-type="string" office:string-value="echo $vcfdir/case_100k_bin_08_020.vcf &gt;&gt; $logfile&#10;$scriptdir/../../bin/bvd-add.pl -s $vcfdir/case_100k_bin_08_020.vcf -T H020_cancer  -d $dbdir&#10;endtime=$(date +%s)&#10;timediff=$((endtime-starttime))&#10;echo total excutetime so far $timediff seconds &gt;&gt; $logfile">
            <text:p>echo $vcfdir/case_100k_bin_08_020.vcf &gt;&gt; $logfile<text:line-break/>$scriptdir/../../bin/bvd-add.pl -s $vcfdir/case_100k_bin_08_020.vcf -T H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4]" office:value-type="string" office:string-value="echo $vcfdir/case_100k_bin_08_021.vcf &gt;&gt; $logfile&#10;$scriptdir/../../bin/bvd-add.pl -s $vcfdir/case_100k_bin_08_021.vcf -T H021_cancer  -d $dbdir&#10;endtime=$(date +%s)&#10;timediff=$((endtime-starttime))&#10;echo total excutetime so far $timediff seconds &gt;&gt; $logfile">
            <text:p>echo $vcfdir/case_100k_bin_08_021.vcf &gt;&gt; $logfile<text:line-break/>$scriptdir/../../bin/bvd-add.pl -s $vcfdir/case_100k_bin_08_021.vcf -T H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5]" office:value-type="string" office:string-value="echo $vcfdir/case_100k_bin_08_022.vcf &gt;&gt; $logfile&#10;$scriptdir/../../bin/bvd-add.pl -s $vcfdir/case_100k_bin_08_022.vcf -T H022_cancer  -d $dbdir&#10;endtime=$(date +%s)&#10;timediff=$((endtime-starttime))&#10;echo total excutetime so far $timediff seconds &gt;&gt; $logfile">
            <text:p>echo $vcfdir/case_100k_bin_08_022.vcf &gt;&gt; $logfile<text:line-break/>$scriptdir/../../bin/bvd-add.pl -s $vcfdir/case_100k_bin_08_022.vcf -T H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6]" office:value-type="string" office:string-value="echo $vcfdir/case_100k_bin_08_023.vcf &gt;&gt; $logfile&#10;$scriptdir/../../bin/bvd-add.pl -s $vcfdir/case_100k_bin_08_023.vcf -T H023_cancer  -d $dbdir&#10;endtime=$(date +%s)&#10;timediff=$((endtime-starttime))&#10;echo total excutetime so far $timediff seconds &gt;&gt; $logfile">
            <text:p>echo $vcfdir/case_100k_bin_08_023.vcf &gt;&gt; $logfile<text:line-break/>$scriptdir/../../bin/bvd-add.pl -s $vcfdir/case_100k_bin_08_023.vcf -T H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7]" office:value-type="string" office:string-value="echo $vcfdir/case_100k_bin_08_024.vcf &gt;&gt; $logfile&#10;$scriptdir/../../bin/bvd-add.pl -s $vcfdir/case_100k_bin_08_024.vcf -T H024_cancer  -d $dbdir&#10;endtime=$(date +%s)&#10;timediff=$((endtime-starttime))&#10;echo total excutetime so far $timediff seconds &gt;&gt; $logfile">
            <text:p>echo $vcfdir/case_100k_bin_08_024.vcf &gt;&gt; $logfile<text:line-break/>$scriptdir/../../bin/bvd-add.pl -s $vcfdir/case_100k_bin_08_024.vcf -T H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8]" office:value-type="string" office:string-value="echo $vcfdir/case_100k_bin_08_025.vcf &gt;&gt; $logfile&#10;$scriptdir/../../bin/bvd-add.pl -s $vcfdir/case_100k_bin_08_025.vcf -T H025_cancer  -d $dbdir&#10;endtime=$(date +%s)&#10;timediff=$((endtime-starttime))&#10;echo total excutetime so far $timediff seconds &gt;&gt; $logfile">
            <text:p>echo $vcfdir/case_100k_bin_08_025.vcf &gt;&gt; $logfile<text:line-break/>$scriptdir/../../bin/bvd-add.pl -s $vcfdir/case_100k_bin_08_025.vcf -T H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29]" office:value-type="string" office:string-value="echo $vcfdir/case_100k_bin_08_026.vcf &gt;&gt; $logfile&#10;$scriptdir/../../bin/bvd-add.pl -s $vcfdir/case_100k_bin_08_026.vcf -T H026_cancer  -d $dbdir&#10;endtime=$(date +%s)&#10;timediff=$((endtime-starttime))&#10;echo total excutetime so far $timediff seconds &gt;&gt; $logfile">
            <text:p>echo $vcfdir/case_100k_bin_08_026.vcf &gt;&gt; $logfile<text:line-break/>$scriptdir/../../bin/bvd-add.pl -s $vcfdir/case_100k_bin_08_026.vcf -T H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0]" office:value-type="string" office:string-value="echo $vcfdir/case_100k_bin_08_027.vcf &gt;&gt; $logfile&#10;$scriptdir/../../bin/bvd-add.pl -s $vcfdir/case_100k_bin_08_027.vcf -T H027_cancer  -d $dbdir&#10;endtime=$(date +%s)&#10;timediff=$((endtime-starttime))&#10;echo total excutetime so far $timediff seconds &gt;&gt; $logfile">
            <text:p>echo $vcfdir/case_100k_bin_08_027.vcf &gt;&gt; $logfile<text:line-break/>$scriptdir/../../bin/bvd-add.pl -s $vcfdir/case_100k_bin_08_027.vcf -T H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1]" office:value-type="string" office:string-value="echo $vcfdir/case_100k_bin_08_028.vcf &gt;&gt; $logfile&#10;$scriptdir/../../bin/bvd-add.pl -s $vcfdir/case_100k_bin_08_028.vcf -T H028_cancer  -d $dbdir&#10;endtime=$(date +%s)&#10;timediff=$((endtime-starttime))&#10;echo total excutetime so far $timediff seconds &gt;&gt; $logfile">
            <text:p>echo $vcfdir/case_100k_bin_08_028.vcf &gt;&gt; $logfile<text:line-break/>$scriptdir/../../bin/bvd-add.pl -s $vcfdir/case_100k_bin_08_028.vcf -T H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2]" office:value-type="string" office:string-value="echo $vcfdir/case_100k_bin_08_029.vcf &gt;&gt; $logfile&#10;$scriptdir/../../bin/bvd-add.pl -s $vcfdir/case_100k_bin_08_029.vcf -T H029_cancer  -d $dbdir&#10;endtime=$(date +%s)&#10;timediff=$((endtime-starttime))&#10;echo total excutetime so far $timediff seconds &gt;&gt; $logfile">
            <text:p>echo $vcfdir/case_100k_bin_08_029.vcf &gt;&gt; $logfile<text:line-break/>$scriptdir/../../bin/bvd-add.pl -s $vcfdir/case_100k_bin_08_029.vcf -T H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3]" office:value-type="string" office:string-value="echo $vcfdir/case_100k_bin_08_030.vcf &gt;&gt; $logfile&#10;$scriptdir/../../bin/bvd-add.pl -s $vcfdir/case_100k_bin_08_030.vcf -T H030_cancer  -d $dbdir&#10;endtime=$(date +%s)&#10;timediff=$((endtime-starttime))&#10;echo total excutetime so far $timediff seconds &gt;&gt; $logfile">
            <text:p>echo $vcfdir/case_100k_bin_08_030.vcf &gt;&gt; $logfile<text:line-break/>$scriptdir/../../bin/bvd-add.pl -s $vcfdir/case_100k_bin_08_030.vcf -T H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4]" office:value-type="string" office:string-value="echo $vcfdir/case_100k_bin_08_031.vcf &gt;&gt; $logfile&#10;$scriptdir/../../bin/bvd-add.pl -s $vcfdir/case_100k_bin_08_031.vcf -T H031_cancer  -d $dbdir&#10;endtime=$(date +%s)&#10;timediff=$((endtime-starttime))&#10;echo total excutetime so far $timediff seconds &gt;&gt; $logfile">
            <text:p>echo $vcfdir/case_100k_bin_08_031.vcf &gt;&gt; $logfile<text:line-break/>$scriptdir/../../bin/bvd-add.pl -s $vcfdir/case_100k_bin_08_031.vcf -T H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5]" office:value-type="string" office:string-value="echo $vcfdir/case_100k_bin_08_032.vcf &gt;&gt; $logfile&#10;$scriptdir/../../bin/bvd-add.pl -s $vcfdir/case_100k_bin_08_032.vcf -T H032_cancer  -d $dbdir&#10;endtime=$(date +%s)&#10;timediff=$((endtime-starttime))&#10;echo total excutetime so far $timediff seconds &gt;&gt; $logfile">
            <text:p>echo $vcfdir/case_100k_bin_08_032.vcf &gt;&gt; $logfile<text:line-break/>$scriptdir/../../bin/bvd-add.pl -s $vcfdir/case_100k_bin_08_032.vcf -T H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6]" office:value-type="string" office:string-value="echo $vcfdir/case_100k_bin_08_033.vcf &gt;&gt; $logfile&#10;$scriptdir/../../bin/bvd-add.pl -s $vcfdir/case_100k_bin_08_033.vcf -T H033_cancer  -d $dbdir&#10;endtime=$(date +%s)&#10;timediff=$((endtime-starttime))&#10;echo total excutetime so far $timediff seconds &gt;&gt; $logfile">
            <text:p>echo $vcfdir/case_100k_bin_08_033.vcf &gt;&gt; $logfile<text:line-break/>$scriptdir/../../bin/bvd-add.pl -s $vcfdir/case_100k_bin_08_033.vcf -T H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7]" office:value-type="string" office:string-value="echo $vcfdir/case_100k_bin_08_034.vcf &gt;&gt; $logfile&#10;$scriptdir/../../bin/bvd-add.pl -s $vcfdir/case_100k_bin_08_034.vcf -T H034_cancer  -d $dbdir&#10;endtime=$(date +%s)&#10;timediff=$((endtime-starttime))&#10;echo total excutetime so far $timediff seconds &gt;&gt; $logfile">
            <text:p>echo $vcfdir/case_100k_bin_08_034.vcf &gt;&gt; $logfile<text:line-break/>$scriptdir/../../bin/bvd-add.pl -s $vcfdir/case_100k_bin_08_034.vcf -T H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8]" office:value-type="string" office:string-value="echo $vcfdir/case_100k_bin_08_035.vcf &gt;&gt; $logfile&#10;$scriptdir/../../bin/bvd-add.pl -s $vcfdir/case_100k_bin_08_035.vcf -T H035_cancer  -d $dbdir&#10;endtime=$(date +%s)&#10;timediff=$((endtime-starttime))&#10;echo total excutetime so far $timediff seconds &gt;&gt; $logfile">
            <text:p>echo $vcfdir/case_100k_bin_08_035.vcf &gt;&gt; $logfile<text:line-break/>$scriptdir/../../bin/bvd-add.pl -s $vcfdir/case_100k_bin_08_035.vcf -T H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39]" office:value-type="string" office:string-value="echo $vcfdir/case_100k_bin_08_036.vcf &gt;&gt; $logfile&#10;$scriptdir/../../bin/bvd-add.pl -s $vcfdir/case_100k_bin_08_036.vcf -T H036_cancer  -d $dbdir&#10;endtime=$(date +%s)&#10;timediff=$((endtime-starttime))&#10;echo total excutetime so far $timediff seconds &gt;&gt; $logfile">
            <text:p>echo $vcfdir/case_100k_bin_08_036.vcf &gt;&gt; $logfile<text:line-break/>$scriptdir/../../bin/bvd-add.pl -s $vcfdir/case_100k_bin_08_036.vcf -T H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0]" office:value-type="string" office:string-value="echo $vcfdir/case_100k_bin_08_037.vcf &gt;&gt; $logfile&#10;$scriptdir/../../bin/bvd-add.pl -s $vcfdir/case_100k_bin_08_037.vcf -T H037_cancer  -d $dbdir&#10;endtime=$(date +%s)&#10;timediff=$((endtime-starttime))&#10;echo total excutetime so far $timediff seconds &gt;&gt; $logfile">
            <text:p>echo $vcfdir/case_100k_bin_08_037.vcf &gt;&gt; $logfile<text:line-break/>$scriptdir/../../bin/bvd-add.pl -s $vcfdir/case_100k_bin_08_037.vcf -T H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1]" office:value-type="string" office:string-value="echo $vcfdir/case_100k_bin_08_038.vcf &gt;&gt; $logfile&#10;$scriptdir/../../bin/bvd-add.pl -s $vcfdir/case_100k_bin_08_038.vcf -T H038_cancer  -d $dbdir&#10;endtime=$(date +%s)&#10;timediff=$((endtime-starttime))&#10;echo total excutetime so far $timediff seconds &gt;&gt; $logfile">
            <text:p>echo $vcfdir/case_100k_bin_08_038.vcf &gt;&gt; $logfile<text:line-break/>$scriptdir/../../bin/bvd-add.pl -s $vcfdir/case_100k_bin_08_038.vcf -T H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2]" office:value-type="string" office:string-value="echo $vcfdir/case_100k_bin_08_039.vcf &gt;&gt; $logfile&#10;$scriptdir/../../bin/bvd-add.pl -s $vcfdir/case_100k_bin_08_039.vcf -T H039_cancer  -d $dbdir&#10;endtime=$(date +%s)&#10;timediff=$((endtime-starttime))&#10;echo total excutetime so far $timediff seconds &gt;&gt; $logfile">
            <text:p>echo $vcfdir/case_100k_bin_08_039.vcf &gt;&gt; $logfile<text:line-break/>$scriptdir/../../bin/bvd-add.pl -s $vcfdir/case_100k_bin_08_039.vcf -T H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3]" office:value-type="string" office:string-value="echo $vcfdir/case_100k_bin_08_040.vcf &gt;&gt; $logfile&#10;$scriptdir/../../bin/bvd-add.pl -s $vcfdir/case_100k_bin_08_040.vcf -T H040_cancer  -d $dbdir&#10;endtime=$(date +%s)&#10;timediff=$((endtime-starttime))&#10;echo total excutetime so far $timediff seconds &gt;&gt; $logfile">
            <text:p>echo $vcfdir/case_100k_bin_08_040.vcf &gt;&gt; $logfile<text:line-break/>$scriptdir/../../bin/bvd-add.pl -s $vcfdir/case_100k_bin_08_040.vcf -T H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4]" office:value-type="string" office:string-value="echo $vcfdir/case_100k_bin_08_041.vcf &gt;&gt; $logfile&#10;$scriptdir/../../bin/bvd-add.pl -s $vcfdir/case_100k_bin_08_041.vcf -T H041_cancer  -d $dbdir&#10;endtime=$(date +%s)&#10;timediff=$((endtime-starttime))&#10;echo total excutetime so far $timediff seconds &gt;&gt; $logfile">
            <text:p>echo $vcfdir/case_100k_bin_08_041.vcf &gt;&gt; $logfile<text:line-break/>$scriptdir/../../bin/bvd-add.pl -s $vcfdir/case_100k_bin_08_041.vcf -T H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5]" office:value-type="string" office:string-value="echo $vcfdir/case_100k_bin_08_042.vcf &gt;&gt; $logfile&#10;$scriptdir/../../bin/bvd-add.pl -s $vcfdir/case_100k_bin_08_042.vcf -T H042_cancer  -d $dbdir&#10;endtime=$(date +%s)&#10;timediff=$((endtime-starttime))&#10;echo total excutetime so far $timediff seconds &gt;&gt; $logfile">
            <text:p>echo $vcfdir/case_100k_bin_08_042.vcf &gt;&gt; $logfile<text:line-break/>$scriptdir/../../bin/bvd-add.pl -s $vcfdir/case_100k_bin_08_042.vcf -T H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6]" office:value-type="string" office:string-value="echo $vcfdir/case_100k_bin_08_043.vcf &gt;&gt; $logfile&#10;$scriptdir/../../bin/bvd-add.pl -s $vcfdir/case_100k_bin_08_043.vcf -T H043_cancer  -d $dbdir&#10;endtime=$(date +%s)&#10;timediff=$((endtime-starttime))&#10;echo total excutetime so far $timediff seconds &gt;&gt; $logfile">
            <text:p>echo $vcfdir/case_100k_bin_08_043.vcf &gt;&gt; $logfile<text:line-break/>$scriptdir/../../bin/bvd-add.pl -s $vcfdir/case_100k_bin_08_043.vcf -T H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7]" office:value-type="string" office:string-value="echo $vcfdir/case_100k_bin_08_044.vcf &gt;&gt; $logfile&#10;$scriptdir/../../bin/bvd-add.pl -s $vcfdir/case_100k_bin_08_044.vcf -T H044_cancer  -d $dbdir&#10;endtime=$(date +%s)&#10;timediff=$((endtime-starttime))&#10;echo total excutetime so far $timediff seconds &gt;&gt; $logfile">
            <text:p>echo $vcfdir/case_100k_bin_08_044.vcf &gt;&gt; $logfile<text:line-break/>$scriptdir/../../bin/bvd-add.pl -s $vcfdir/case_100k_bin_08_044.vcf -T H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8]" office:value-type="string" office:string-value="echo $vcfdir/case_100k_bin_08_045.vcf &gt;&gt; $logfile&#10;$scriptdir/../../bin/bvd-add.pl -s $vcfdir/case_100k_bin_08_045.vcf -T H045_cancer  -d $dbdir&#10;endtime=$(date +%s)&#10;timediff=$((endtime-starttime))&#10;echo total excutetime so far $timediff seconds &gt;&gt; $logfile">
            <text:p>echo $vcfdir/case_100k_bin_08_045.vcf &gt;&gt; $logfile<text:line-break/>$scriptdir/../../bin/bvd-add.pl -s $vcfdir/case_100k_bin_08_045.vcf -T H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49]" office:value-type="string" office:string-value="echo $vcfdir/case_100k_bin_08_046.vcf &gt;&gt; $logfile&#10;$scriptdir/../../bin/bvd-add.pl -s $vcfdir/case_100k_bin_08_046.vcf -T H046_cancer  -d $dbdir&#10;endtime=$(date +%s)&#10;timediff=$((endtime-starttime))&#10;echo total excutetime so far $timediff seconds &gt;&gt; $logfile">
            <text:p>echo $vcfdir/case_100k_bin_08_046.vcf &gt;&gt; $logfile<text:line-break/>$scriptdir/../../bin/bvd-add.pl -s $vcfdir/case_100k_bin_08_046.vcf -T H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0]" office:value-type="string" office:string-value="echo $vcfdir/case_100k_bin_08_047.vcf &gt;&gt; $logfile&#10;$scriptdir/../../bin/bvd-add.pl -s $vcfdir/case_100k_bin_08_047.vcf -T H047_cancer  -d $dbdir&#10;endtime=$(date +%s)&#10;timediff=$((endtime-starttime))&#10;echo total excutetime so far $timediff seconds &gt;&gt; $logfile">
            <text:p>echo $vcfdir/case_100k_bin_08_047.vcf &gt;&gt; $logfile<text:line-break/>$scriptdir/../../bin/bvd-add.pl -s $vcfdir/case_100k_bin_08_047.vcf -T H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1]" office:value-type="string" office:string-value="echo $vcfdir/case_100k_bin_08_048.vcf &gt;&gt; $logfile&#10;$scriptdir/../../bin/bvd-add.pl -s $vcfdir/case_100k_bin_08_048.vcf -T H048_cancer  -d $dbdir&#10;endtime=$(date +%s)&#10;timediff=$((endtime-starttime))&#10;echo total excutetime so far $timediff seconds &gt;&gt; $logfile">
            <text:p>echo $vcfdir/case_100k_bin_08_048.vcf &gt;&gt; $logfile<text:line-break/>$scriptdir/../../bin/bvd-add.pl -s $vcfdir/case_100k_bin_08_048.vcf -T H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2]" office:value-type="string" office:string-value="echo $vcfdir/case_100k_bin_08_049.vcf &gt;&gt; $logfile&#10;$scriptdir/../../bin/bvd-add.pl -s $vcfdir/case_100k_bin_08_049.vcf -T H049_cancer  -d $dbdir&#10;endtime=$(date +%s)&#10;timediff=$((endtime-starttime))&#10;echo total excutetime so far $timediff seconds &gt;&gt; $logfile">
            <text:p>echo $vcfdir/case_100k_bin_08_049.vcf &gt;&gt; $logfile<text:line-break/>$scriptdir/../../bin/bvd-add.pl -s $vcfdir/case_100k_bin_08_049.vcf -T H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3]" office:value-type="string" office:string-value="echo $vcfdir/case_100k_bin_08_050.vcf &gt;&gt; $logfile&#10;$scriptdir/../../bin/bvd-add.pl -s $vcfdir/case_100k_bin_08_050.vcf -T H050_cancer  -d $dbdir&#10;endtime=$(date +%s)&#10;timediff=$((endtime-starttime))&#10;echo total excutetime so far $timediff seconds &gt;&gt; $logfile">
            <text:p>echo $vcfdir/case_100k_bin_08_050.vcf &gt;&gt; $logfile<text:line-break/>$scriptdir/../../bin/bvd-add.pl -s $vcfdir/case_100k_bin_08_050.vcf -T H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4]" office:value-type="string" office:string-value="echo $vcfdir/case_100k_bin_08_051.vcf &gt;&gt; $logfile&#10;$scriptdir/../../bin/bvd-add.pl -s $vcfdir/case_100k_bin_08_051.vcf -T H051_cancer  -d $dbdir&#10;endtime=$(date +%s)&#10;timediff=$((endtime-starttime))&#10;echo total excutetime so far $timediff seconds &gt;&gt; $logfile">
            <text:p>echo $vcfdir/case_100k_bin_08_051.vcf &gt;&gt; $logfile<text:line-break/>$scriptdir/../../bin/bvd-add.pl -s $vcfdir/case_100k_bin_08_051.vcf -T H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5]" office:value-type="string" office:string-value="echo $vcfdir/case_100k_bin_08_052.vcf &gt;&gt; $logfile&#10;$scriptdir/../../bin/bvd-add.pl -s $vcfdir/case_100k_bin_08_052.vcf -T H052_cancer  -d $dbdir&#10;endtime=$(date +%s)&#10;timediff=$((endtime-starttime))&#10;echo total excutetime so far $timediff seconds &gt;&gt; $logfile">
            <text:p>echo $vcfdir/case_100k_bin_08_052.vcf &gt;&gt; $logfile<text:line-break/>$scriptdir/../../bin/bvd-add.pl -s $vcfdir/case_100k_bin_08_052.vcf -T H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6]" office:value-type="string" office:string-value="echo $vcfdir/case_100k_bin_08_053.vcf &gt;&gt; $logfile&#10;$scriptdir/../../bin/bvd-add.pl -s $vcfdir/case_100k_bin_08_053.vcf -T H053_cancer  -d $dbdir&#10;endtime=$(date +%s)&#10;timediff=$((endtime-starttime))&#10;echo total excutetime so far $timediff seconds &gt;&gt; $logfile">
            <text:p>echo $vcfdir/case_100k_bin_08_053.vcf &gt;&gt; $logfile<text:line-break/>$scriptdir/../../bin/bvd-add.pl -s $vcfdir/case_100k_bin_08_053.vcf -T H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7]" office:value-type="string" office:string-value="echo $vcfdir/case_100k_bin_08_054.vcf &gt;&gt; $logfile&#10;$scriptdir/../../bin/bvd-add.pl -s $vcfdir/case_100k_bin_08_054.vcf -T H054_cancer  -d $dbdir&#10;endtime=$(date +%s)&#10;timediff=$((endtime-starttime))&#10;echo total excutetime so far $timediff seconds &gt;&gt; $logfile">
            <text:p>echo $vcfdir/case_100k_bin_08_054.vcf &gt;&gt; $logfile<text:line-break/>$scriptdir/../../bin/bvd-add.pl -s $vcfdir/case_100k_bin_08_054.vcf -T H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8]" office:value-type="string" office:string-value="echo $vcfdir/case_100k_bin_08_055.vcf &gt;&gt; $logfile&#10;$scriptdir/../../bin/bvd-add.pl -s $vcfdir/case_100k_bin_08_055.vcf -T H055_cancer  -d $dbdir&#10;endtime=$(date +%s)&#10;timediff=$((endtime-starttime))&#10;echo total excutetime so far $timediff seconds &gt;&gt; $logfile">
            <text:p>echo $vcfdir/case_100k_bin_08_055.vcf &gt;&gt; $logfile<text:line-break/>$scriptdir/../../bin/bvd-add.pl -s $vcfdir/case_100k_bin_08_055.vcf -T H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59]" office:value-type="string" office:string-value="echo $vcfdir/case_100k_bin_08_056.vcf &gt;&gt; $logfile&#10;$scriptdir/../../bin/bvd-add.pl -s $vcfdir/case_100k_bin_08_056.vcf -T H056_cancer  -d $dbdir&#10;endtime=$(date +%s)&#10;timediff=$((endtime-starttime))&#10;echo total excutetime so far $timediff seconds &gt;&gt; $logfile">
            <text:p>echo $vcfdir/case_100k_bin_08_056.vcf &gt;&gt; $logfile<text:line-break/>$scriptdir/../../bin/bvd-add.pl -s $vcfdir/case_100k_bin_08_056.vcf -T H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0]" office:value-type="string" office:string-value="echo $vcfdir/case_100k_bin_08_057.vcf &gt;&gt; $logfile&#10;$scriptdir/../../bin/bvd-add.pl -s $vcfdir/case_100k_bin_08_057.vcf -T H057_cancer  -d $dbdir&#10;endtime=$(date +%s)&#10;timediff=$((endtime-starttime))&#10;echo total excutetime so far $timediff seconds &gt;&gt; $logfile">
            <text:p>echo $vcfdir/case_100k_bin_08_057.vcf &gt;&gt; $logfile<text:line-break/>$scriptdir/../../bin/bvd-add.pl -s $vcfdir/case_100k_bin_08_057.vcf -T H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1]" office:value-type="string" office:string-value="echo $vcfdir/case_100k_bin_08_058.vcf &gt;&gt; $logfile&#10;$scriptdir/../../bin/bvd-add.pl -s $vcfdir/case_100k_bin_08_058.vcf -T H058_cancer  -d $dbdir&#10;endtime=$(date +%s)&#10;timediff=$((endtime-starttime))&#10;echo total excutetime so far $timediff seconds &gt;&gt; $logfile">
            <text:p>echo $vcfdir/case_100k_bin_08_058.vcf &gt;&gt; $logfile<text:line-break/>$scriptdir/../../bin/bvd-add.pl -s $vcfdir/case_100k_bin_08_058.vcf -T H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2]" office:value-type="string" office:string-value="echo $vcfdir/case_100k_bin_08_059.vcf &gt;&gt; $logfile&#10;$scriptdir/../../bin/bvd-add.pl -s $vcfdir/case_100k_bin_08_059.vcf -T H059_cancer  -d $dbdir&#10;endtime=$(date +%s)&#10;timediff=$((endtime-starttime))&#10;echo total excutetime so far $timediff seconds &gt;&gt; $logfile">
            <text:p>echo $vcfdir/case_100k_bin_08_059.vcf &gt;&gt; $logfile<text:line-break/>$scriptdir/../../bin/bvd-add.pl -s $vcfdir/case_100k_bin_08_059.vcf -T H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3]" office:value-type="string" office:string-value="echo $vcfdir/case_100k_bin_08_060.vcf &gt;&gt; $logfile&#10;$scriptdir/../../bin/bvd-add.pl -s $vcfdir/case_100k_bin_08_060.vcf -T H060_cancer  -d $dbdir&#10;endtime=$(date +%s)&#10;timediff=$((endtime-starttime))&#10;echo total excutetime so far $timediff seconds &gt;&gt; $logfile">
            <text:p>echo $vcfdir/case_100k_bin_08_060.vcf &gt;&gt; $logfile<text:line-break/>$scriptdir/../../bin/bvd-add.pl -s $vcfdir/case_100k_bin_08_060.vcf -T H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4]" office:value-type="string" office:string-value="echo $vcfdir/case_100k_bin_08_061.vcf &gt;&gt; $logfile&#10;$scriptdir/../../bin/bvd-add.pl -s $vcfdir/case_100k_bin_08_061.vcf -T H061_cancer  -d $dbdir&#10;endtime=$(date +%s)&#10;timediff=$((endtime-starttime))&#10;echo total excutetime so far $timediff seconds &gt;&gt; $logfile">
            <text:p>echo $vcfdir/case_100k_bin_08_061.vcf &gt;&gt; $logfile<text:line-break/>$scriptdir/../../bin/bvd-add.pl -s $vcfdir/case_100k_bin_08_061.vcf -T H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5]" office:value-type="string" office:string-value="echo $vcfdir/case_100k_bin_08_062.vcf &gt;&gt; $logfile&#10;$scriptdir/../../bin/bvd-add.pl -s $vcfdir/case_100k_bin_08_062.vcf -T H062_cancer  -d $dbdir&#10;endtime=$(date +%s)&#10;timediff=$((endtime-starttime))&#10;echo total excutetime so far $timediff seconds &gt;&gt; $logfile">
            <text:p>echo $vcfdir/case_100k_bin_08_062.vcf &gt;&gt; $logfile<text:line-break/>$scriptdir/../../bin/bvd-add.pl -s $vcfdir/case_100k_bin_08_062.vcf -T H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6]" office:value-type="string" office:string-value="echo $vcfdir/case_100k_bin_08_063.vcf &gt;&gt; $logfile&#10;$scriptdir/../../bin/bvd-add.pl -s $vcfdir/case_100k_bin_08_063.vcf -T H063_cancer  -d $dbdir&#10;endtime=$(date +%s)&#10;timediff=$((endtime-starttime))&#10;echo total excutetime so far $timediff seconds &gt;&gt; $logfile">
            <text:p>echo $vcfdir/case_100k_bin_08_063.vcf &gt;&gt; $logfile<text:line-break/>$scriptdir/../../bin/bvd-add.pl -s $vcfdir/case_100k_bin_08_063.vcf -T H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7]" office:value-type="string" office:string-value="echo $vcfdir/case_100k_bin_08_064.vcf &gt;&gt; $logfile&#10;$scriptdir/../../bin/bvd-add.pl -s $vcfdir/case_100k_bin_08_064.vcf -T H064_cancer  -d $dbdir&#10;endtime=$(date +%s)&#10;timediff=$((endtime-starttime))&#10;echo total excutetime so far $timediff seconds &gt;&gt; $logfile">
            <text:p>echo $vcfdir/case_100k_bin_08_064.vcf &gt;&gt; $logfile<text:line-break/>$scriptdir/../../bin/bvd-add.pl -s $vcfdir/case_100k_bin_08_064.vcf -T H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8]" office:value-type="string" office:string-value="echo $vcfdir/case_100k_bin_08_065.vcf &gt;&gt; $logfile&#10;$scriptdir/../../bin/bvd-add.pl -s $vcfdir/case_100k_bin_08_065.vcf -T H065_cancer  -d $dbdir&#10;endtime=$(date +%s)&#10;timediff=$((endtime-starttime))&#10;echo total excutetime so far $timediff seconds &gt;&gt; $logfile">
            <text:p>echo $vcfdir/case_100k_bin_08_065.vcf &gt;&gt; $logfile<text:line-break/>$scriptdir/../../bin/bvd-add.pl -s $vcfdir/case_100k_bin_08_065.vcf -T H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69]" office:value-type="string" office:string-value="echo $vcfdir/case_100k_bin_08_066.vcf &gt;&gt; $logfile&#10;$scriptdir/../../bin/bvd-add.pl -s $vcfdir/case_100k_bin_08_066.vcf -T H066_cancer  -d $dbdir&#10;endtime=$(date +%s)&#10;timediff=$((endtime-starttime))&#10;echo total excutetime so far $timediff seconds &gt;&gt; $logfile">
            <text:p>echo $vcfdir/case_100k_bin_08_066.vcf &gt;&gt; $logfile<text:line-break/>$scriptdir/../../bin/bvd-add.pl -s $vcfdir/case_100k_bin_08_066.vcf -T H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0]" office:value-type="string" office:string-value="echo $vcfdir/case_100k_bin_08_067.vcf &gt;&gt; $logfile&#10;$scriptdir/../../bin/bvd-add.pl -s $vcfdir/case_100k_bin_08_067.vcf -T H067_cancer  -d $dbdir&#10;endtime=$(date +%s)&#10;timediff=$((endtime-starttime))&#10;echo total excutetime so far $timediff seconds &gt;&gt; $logfile">
            <text:p>echo $vcfdir/case_100k_bin_08_067.vcf &gt;&gt; $logfile<text:line-break/>$scriptdir/../../bin/bvd-add.pl -s $vcfdir/case_100k_bin_08_067.vcf -T H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1]" office:value-type="string" office:string-value="echo $vcfdir/case_100k_bin_08_068.vcf &gt;&gt; $logfile&#10;$scriptdir/../../bin/bvd-add.pl -s $vcfdir/case_100k_bin_08_068.vcf -T H068_cancer  -d $dbdir&#10;endtime=$(date +%s)&#10;timediff=$((endtime-starttime))&#10;echo total excutetime so far $timediff seconds &gt;&gt; $logfile">
            <text:p>echo $vcfdir/case_100k_bin_08_068.vcf &gt;&gt; $logfile<text:line-break/>$scriptdir/../../bin/bvd-add.pl -s $vcfdir/case_100k_bin_08_068.vcf -T H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2]" office:value-type="string" office:string-value="echo $vcfdir/case_100k_bin_08_069.vcf &gt;&gt; $logfile&#10;$scriptdir/../../bin/bvd-add.pl -s $vcfdir/case_100k_bin_08_069.vcf -T H069_cancer  -d $dbdir&#10;endtime=$(date +%s)&#10;timediff=$((endtime-starttime))&#10;echo total excutetime so far $timediff seconds &gt;&gt; $logfile">
            <text:p>echo $vcfdir/case_100k_bin_08_069.vcf &gt;&gt; $logfile<text:line-break/>$scriptdir/../../bin/bvd-add.pl -s $vcfdir/case_100k_bin_08_069.vcf -T H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3]" office:value-type="string" office:string-value="echo $vcfdir/case_100k_bin_08_070.vcf &gt;&gt; $logfile&#10;$scriptdir/../../bin/bvd-add.pl -s $vcfdir/case_100k_bin_08_070.vcf -T H070_cancer  -d $dbdir&#10;endtime=$(date +%s)&#10;timediff=$((endtime-starttime))&#10;echo total excutetime so far $timediff seconds &gt;&gt; $logfile">
            <text:p>echo $vcfdir/case_100k_bin_08_070.vcf &gt;&gt; $logfile<text:line-break/>$scriptdir/../../bin/bvd-add.pl -s $vcfdir/case_100k_bin_08_070.vcf -T H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4]" office:value-type="string" office:string-value="echo $vcfdir/case_100k_bin_08_071.vcf &gt;&gt; $logfile&#10;$scriptdir/../../bin/bvd-add.pl -s $vcfdir/case_100k_bin_08_071.vcf -T H071_cancer  -d $dbdir&#10;endtime=$(date +%s)&#10;timediff=$((endtime-starttime))&#10;echo total excutetime so far $timediff seconds &gt;&gt; $logfile">
            <text:p>echo $vcfdir/case_100k_bin_08_071.vcf &gt;&gt; $logfile<text:line-break/>$scriptdir/../../bin/bvd-add.pl -s $vcfdir/case_100k_bin_08_071.vcf -T H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5]" office:value-type="string" office:string-value="echo $vcfdir/case_100k_bin_08_072.vcf &gt;&gt; $logfile&#10;$scriptdir/../../bin/bvd-add.pl -s $vcfdir/case_100k_bin_08_072.vcf -T H072_cancer  -d $dbdir&#10;endtime=$(date +%s)&#10;timediff=$((endtime-starttime))&#10;echo total excutetime so far $timediff seconds &gt;&gt; $logfile">
            <text:p>echo $vcfdir/case_100k_bin_08_072.vcf &gt;&gt; $logfile<text:line-break/>$scriptdir/../../bin/bvd-add.pl -s $vcfdir/case_100k_bin_08_072.vcf -T H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6]" office:value-type="string" office:string-value="echo $vcfdir/case_100k_bin_08_073.vcf &gt;&gt; $logfile&#10;$scriptdir/../../bin/bvd-add.pl -s $vcfdir/case_100k_bin_08_073.vcf -T H073_cancer  -d $dbdir&#10;endtime=$(date +%s)&#10;timediff=$((endtime-starttime))&#10;echo total excutetime so far $timediff seconds &gt;&gt; $logfile">
            <text:p>echo $vcfdir/case_100k_bin_08_073.vcf &gt;&gt; $logfile<text:line-break/>$scriptdir/../../bin/bvd-add.pl -s $vcfdir/case_100k_bin_08_073.vcf -T H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7]" office:value-type="string" office:string-value="echo $vcfdir/case_100k_bin_08_074.vcf &gt;&gt; $logfile&#10;$scriptdir/../../bin/bvd-add.pl -s $vcfdir/case_100k_bin_08_074.vcf -T H074_cancer  -d $dbdir&#10;endtime=$(date +%s)&#10;timediff=$((endtime-starttime))&#10;echo total excutetime so far $timediff seconds &gt;&gt; $logfile">
            <text:p>echo $vcfdir/case_100k_bin_08_074.vcf &gt;&gt; $logfile<text:line-break/>$scriptdir/../../bin/bvd-add.pl -s $vcfdir/case_100k_bin_08_074.vcf -T H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8]" office:value-type="string" office:string-value="echo $vcfdir/case_100k_bin_08_075.vcf &gt;&gt; $logfile&#10;$scriptdir/../../bin/bvd-add.pl -s $vcfdir/case_100k_bin_08_075.vcf -T H075_cancer  -d $dbdir&#10;endtime=$(date +%s)&#10;timediff=$((endtime-starttime))&#10;echo total excutetime so far $timediff seconds &gt;&gt; $logfile">
            <text:p>echo $vcfdir/case_100k_bin_08_075.vcf &gt;&gt; $logfile<text:line-break/>$scriptdir/../../bin/bvd-add.pl -s $vcfdir/case_100k_bin_08_075.vcf -T H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79]" office:value-type="string" office:string-value="echo $vcfdir/case_100k_bin_08_076.vcf &gt;&gt; $logfile&#10;$scriptdir/../../bin/bvd-add.pl -s $vcfdir/case_100k_bin_08_076.vcf -T H076_cancer  -d $dbdir&#10;endtime=$(date +%s)&#10;timediff=$((endtime-starttime))&#10;echo total excutetime so far $timediff seconds &gt;&gt; $logfile">
            <text:p>echo $vcfdir/case_100k_bin_08_076.vcf &gt;&gt; $logfile<text:line-break/>$scriptdir/../../bin/bvd-add.pl -s $vcfdir/case_100k_bin_08_076.vcf -T H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0]" office:value-type="string" office:string-value="echo $vcfdir/case_100k_bin_08_077.vcf &gt;&gt; $logfile&#10;$scriptdir/../../bin/bvd-add.pl -s $vcfdir/case_100k_bin_08_077.vcf -T H077_cancer  -d $dbdir&#10;endtime=$(date +%s)&#10;timediff=$((endtime-starttime))&#10;echo total excutetime so far $timediff seconds &gt;&gt; $logfile">
            <text:p>echo $vcfdir/case_100k_bin_08_077.vcf &gt;&gt; $logfile<text:line-break/>$scriptdir/../../bin/bvd-add.pl -s $vcfdir/case_100k_bin_08_077.vcf -T H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1]" office:value-type="string" office:string-value="echo $vcfdir/case_100k_bin_08_078.vcf &gt;&gt; $logfile&#10;$scriptdir/../../bin/bvd-add.pl -s $vcfdir/case_100k_bin_08_078.vcf -T H078_cancer  -d $dbdir&#10;endtime=$(date +%s)&#10;timediff=$((endtime-starttime))&#10;echo total excutetime so far $timediff seconds &gt;&gt; $logfile">
            <text:p>echo $vcfdir/case_100k_bin_08_078.vcf &gt;&gt; $logfile<text:line-break/>$scriptdir/../../bin/bvd-add.pl -s $vcfdir/case_100k_bin_08_078.vcf -T H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2]" office:value-type="string" office:string-value="echo $vcfdir/case_100k_bin_08_079.vcf &gt;&gt; $logfile&#10;$scriptdir/../../bin/bvd-add.pl -s $vcfdir/case_100k_bin_08_079.vcf -T H079_cancer  -d $dbdir&#10;endtime=$(date +%s)&#10;timediff=$((endtime-starttime))&#10;echo total excutetime so far $timediff seconds &gt;&gt; $logfile">
            <text:p>echo $vcfdir/case_100k_bin_08_079.vcf &gt;&gt; $logfile<text:line-break/>$scriptdir/../../bin/bvd-add.pl -s $vcfdir/case_100k_bin_08_079.vcf -T H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3]" office:value-type="string" office:string-value="echo $vcfdir/case_100k_bin_08_080.vcf &gt;&gt; $logfile&#10;$scriptdir/../../bin/bvd-add.pl -s $vcfdir/case_100k_bin_08_080.vcf -T H080_cancer  -d $dbdir&#10;endtime=$(date +%s)&#10;timediff=$((endtime-starttime))&#10;echo total excutetime so far $timediff seconds &gt;&gt; $logfile">
            <text:p>echo $vcfdir/case_100k_bin_08_080.vcf &gt;&gt; $logfile<text:line-break/>$scriptdir/../../bin/bvd-add.pl -s $vcfdir/case_100k_bin_08_080.vcf -T H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4]" office:value-type="string" office:string-value="echo $vcfdir/case_100k_bin_08_081.vcf &gt;&gt; $logfile&#10;$scriptdir/../../bin/bvd-add.pl -s $vcfdir/case_100k_bin_08_081.vcf -T H081_cancer  -d $dbdir&#10;endtime=$(date +%s)&#10;timediff=$((endtime-starttime))&#10;echo total excutetime so far $timediff seconds &gt;&gt; $logfile">
            <text:p>echo $vcfdir/case_100k_bin_08_081.vcf &gt;&gt; $logfile<text:line-break/>$scriptdir/../../bin/bvd-add.pl -s $vcfdir/case_100k_bin_08_081.vcf -T H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5]" office:value-type="string" office:string-value="echo $vcfdir/case_100k_bin_08_082.vcf &gt;&gt; $logfile&#10;$scriptdir/../../bin/bvd-add.pl -s $vcfdir/case_100k_bin_08_082.vcf -T H082_cancer  -d $dbdir&#10;endtime=$(date +%s)&#10;timediff=$((endtime-starttime))&#10;echo total excutetime so far $timediff seconds &gt;&gt; $logfile">
            <text:p>echo $vcfdir/case_100k_bin_08_082.vcf &gt;&gt; $logfile<text:line-break/>$scriptdir/../../bin/bvd-add.pl -s $vcfdir/case_100k_bin_08_082.vcf -T H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6]" office:value-type="string" office:string-value="echo $vcfdir/case_100k_bin_08_083.vcf &gt;&gt; $logfile&#10;$scriptdir/../../bin/bvd-add.pl -s $vcfdir/case_100k_bin_08_083.vcf -T H083_cancer  -d $dbdir&#10;endtime=$(date +%s)&#10;timediff=$((endtime-starttime))&#10;echo total excutetime so far $timediff seconds &gt;&gt; $logfile">
            <text:p>echo $vcfdir/case_100k_bin_08_083.vcf &gt;&gt; $logfile<text:line-break/>$scriptdir/../../bin/bvd-add.pl -s $vcfdir/case_100k_bin_08_083.vcf -T H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7]" office:value-type="string" office:string-value="echo $vcfdir/case_100k_bin_08_084.vcf &gt;&gt; $logfile&#10;$scriptdir/../../bin/bvd-add.pl -s $vcfdir/case_100k_bin_08_084.vcf -T H084_cancer  -d $dbdir&#10;endtime=$(date +%s)&#10;timediff=$((endtime-starttime))&#10;echo total excutetime so far $timediff seconds &gt;&gt; $logfile">
            <text:p>echo $vcfdir/case_100k_bin_08_084.vcf &gt;&gt; $logfile<text:line-break/>$scriptdir/../../bin/bvd-add.pl -s $vcfdir/case_100k_bin_08_084.vcf -T H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8]" office:value-type="string" office:string-value="echo $vcfdir/case_100k_bin_08_085.vcf &gt;&gt; $logfile&#10;$scriptdir/../../bin/bvd-add.pl -s $vcfdir/case_100k_bin_08_085.vcf -T H085_cancer  -d $dbdir&#10;endtime=$(date +%s)&#10;timediff=$((endtime-starttime))&#10;echo total excutetime so far $timediff seconds &gt;&gt; $logfile">
            <text:p>echo $vcfdir/case_100k_bin_08_085.vcf &gt;&gt; $logfile<text:line-break/>$scriptdir/../../bin/bvd-add.pl -s $vcfdir/case_100k_bin_08_085.vcf -T H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89]" office:value-type="string" office:string-value="echo $vcfdir/case_100k_bin_08_086.vcf &gt;&gt; $logfile&#10;$scriptdir/../../bin/bvd-add.pl -s $vcfdir/case_100k_bin_08_086.vcf -T H086_cancer  -d $dbdir&#10;endtime=$(date +%s)&#10;timediff=$((endtime-starttime))&#10;echo total excutetime so far $timediff seconds &gt;&gt; $logfile">
            <text:p>echo $vcfdir/case_100k_bin_08_086.vcf &gt;&gt; $logfile<text:line-break/>$scriptdir/../../bin/bvd-add.pl -s $vcfdir/case_100k_bin_08_086.vcf -T H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0]" office:value-type="string" office:string-value="echo $vcfdir/case_100k_bin_08_087.vcf &gt;&gt; $logfile&#10;$scriptdir/../../bin/bvd-add.pl -s $vcfdir/case_100k_bin_08_087.vcf -T H087_cancer  -d $dbdir&#10;endtime=$(date +%s)&#10;timediff=$((endtime-starttime))&#10;echo total excutetime so far $timediff seconds &gt;&gt; $logfile">
            <text:p>echo $vcfdir/case_100k_bin_08_087.vcf &gt;&gt; $logfile<text:line-break/>$scriptdir/../../bin/bvd-add.pl -s $vcfdir/case_100k_bin_08_087.vcf -T H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1]" office:value-type="string" office:string-value="echo $vcfdir/case_100k_bin_08_088.vcf &gt;&gt; $logfile&#10;$scriptdir/../../bin/bvd-add.pl -s $vcfdir/case_100k_bin_08_088.vcf -T H088_cancer  -d $dbdir&#10;endtime=$(date +%s)&#10;timediff=$((endtime-starttime))&#10;echo total excutetime so far $timediff seconds &gt;&gt; $logfile">
            <text:p>echo $vcfdir/case_100k_bin_08_088.vcf &gt;&gt; $logfile<text:line-break/>$scriptdir/../../bin/bvd-add.pl -s $vcfdir/case_100k_bin_08_088.vcf -T H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2]" office:value-type="string" office:string-value="echo $vcfdir/case_100k_bin_08_089.vcf &gt;&gt; $logfile&#10;$scriptdir/../../bin/bvd-add.pl -s $vcfdir/case_100k_bin_08_089.vcf -T H089_cancer  -d $dbdir&#10;endtime=$(date +%s)&#10;timediff=$((endtime-starttime))&#10;echo total excutetime so far $timediff seconds &gt;&gt; $logfile">
            <text:p>echo $vcfdir/case_100k_bin_08_089.vcf &gt;&gt; $logfile<text:line-break/>$scriptdir/../../bin/bvd-add.pl -s $vcfdir/case_100k_bin_08_089.vcf -T H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3]" office:value-type="string" office:string-value="echo $vcfdir/case_100k_bin_08_090.vcf &gt;&gt; $logfile&#10;$scriptdir/../../bin/bvd-add.pl -s $vcfdir/case_100k_bin_08_090.vcf -T H090_cancer  -d $dbdir&#10;endtime=$(date +%s)&#10;timediff=$((endtime-starttime))&#10;echo total excutetime so far $timediff seconds &gt;&gt; $logfile">
            <text:p>echo $vcfdir/case_100k_bin_08_090.vcf &gt;&gt; $logfile<text:line-break/>$scriptdir/../../bin/bvd-add.pl -s $vcfdir/case_100k_bin_08_090.vcf -T H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4]" office:value-type="string" office:string-value="echo $vcfdir/case_100k_bin_08_091.vcf &gt;&gt; $logfile&#10;$scriptdir/../../bin/bvd-add.pl -s $vcfdir/case_100k_bin_08_091.vcf -T H091_cancer  -d $dbdir&#10;endtime=$(date +%s)&#10;timediff=$((endtime-starttime))&#10;echo total excutetime so far $timediff seconds &gt;&gt; $logfile">
            <text:p>echo $vcfdir/case_100k_bin_08_091.vcf &gt;&gt; $logfile<text:line-break/>$scriptdir/../../bin/bvd-add.pl -s $vcfdir/case_100k_bin_08_091.vcf -T H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5]" office:value-type="string" office:string-value="echo $vcfdir/case_100k_bin_08_092.vcf &gt;&gt; $logfile&#10;$scriptdir/../../bin/bvd-add.pl -s $vcfdir/case_100k_bin_08_092.vcf -T H092_cancer  -d $dbdir&#10;endtime=$(date +%s)&#10;timediff=$((endtime-starttime))&#10;echo total excutetime so far $timediff seconds &gt;&gt; $logfile">
            <text:p>echo $vcfdir/case_100k_bin_08_092.vcf &gt;&gt; $logfile<text:line-break/>$scriptdir/../../bin/bvd-add.pl -s $vcfdir/case_100k_bin_08_092.vcf -T H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6]" office:value-type="string" office:string-value="echo $vcfdir/case_100k_bin_08_093.vcf &gt;&gt; $logfile&#10;$scriptdir/../../bin/bvd-add.pl -s $vcfdir/case_100k_bin_08_093.vcf -T H093_cancer  -d $dbdir&#10;endtime=$(date +%s)&#10;timediff=$((endtime-starttime))&#10;echo total excutetime so far $timediff seconds &gt;&gt; $logfile">
            <text:p>echo $vcfdir/case_100k_bin_08_093.vcf &gt;&gt; $logfile<text:line-break/>$scriptdir/../../bin/bvd-add.pl -s $vcfdir/case_100k_bin_08_093.vcf -T H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7]" office:value-type="string" office:string-value="echo $vcfdir/case_100k_bin_08_094.vcf &gt;&gt; $logfile&#10;$scriptdir/../../bin/bvd-add.pl -s $vcfdir/case_100k_bin_08_094.vcf -T H094_cancer  -d $dbdir&#10;endtime=$(date +%s)&#10;timediff=$((endtime-starttime))&#10;echo total excutetime so far $timediff seconds &gt;&gt; $logfile">
            <text:p>echo $vcfdir/case_100k_bin_08_094.vcf &gt;&gt; $logfile<text:line-break/>$scriptdir/../../bin/bvd-add.pl -s $vcfdir/case_100k_bin_08_094.vcf -T H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8]" office:value-type="string" office:string-value="echo $vcfdir/case_100k_bin_08_095.vcf &gt;&gt; $logfile&#10;$scriptdir/../../bin/bvd-add.pl -s $vcfdir/case_100k_bin_08_095.vcf -T H095_cancer  -d $dbdir&#10;endtime=$(date +%s)&#10;timediff=$((endtime-starttime))&#10;echo total excutetime so far $timediff seconds &gt;&gt; $logfile">
            <text:p>echo $vcfdir/case_100k_bin_08_095.vcf &gt;&gt; $logfile<text:line-break/>$scriptdir/../../bin/bvd-add.pl -s $vcfdir/case_100k_bin_08_095.vcf -T H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99]" office:value-type="string" office:string-value="echo $vcfdir/case_100k_bin_08_096.vcf &gt;&gt; $logfile&#10;$scriptdir/../../bin/bvd-add.pl -s $vcfdir/case_100k_bin_08_096.vcf -T H096_cancer  -d $dbdir&#10;endtime=$(date +%s)&#10;timediff=$((endtime-starttime))&#10;echo total excutetime so far $timediff seconds &gt;&gt; $logfile">
            <text:p>echo $vcfdir/case_100k_bin_08_096.vcf &gt;&gt; $logfile<text:line-break/>$scriptdir/../../bin/bvd-add.pl -s $vcfdir/case_100k_bin_08_096.vcf -T H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00]" office:value-type="string" office:string-value="echo $vcfdir/case_100k_bin_08_097.vcf &gt;&gt; $logfile&#10;$scriptdir/../../bin/bvd-add.pl -s $vcfdir/case_100k_bin_08_097.vcf -T H097_cancer  -d $dbdir&#10;endtime=$(date +%s)&#10;timediff=$((endtime-starttime))&#10;echo total excutetime so far $timediff seconds &gt;&gt; $logfile">
            <text:p>echo $vcfdir/case_100k_bin_08_097.vcf &gt;&gt; $logfile<text:line-break/>$scriptdir/../../bin/bvd-add.pl -s $vcfdir/case_100k_bin_08_097.vcf -T H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01]" office:value-type="string" office:string-value="echo $vcfdir/case_100k_bin_08_098.vcf &gt;&gt; $logfile&#10;$scriptdir/../../bin/bvd-add.pl -s $vcfdir/case_100k_bin_08_098.vcf -T H098_cancer  -d $dbdir&#10;endtime=$(date +%s)&#10;timediff=$((endtime-starttime))&#10;echo total excutetime so far $timediff seconds &gt;&gt; $logfile">
            <text:p>echo $vcfdir/case_100k_bin_08_098.vcf &gt;&gt; $logfile<text:line-break/>$scriptdir/../../bin/bvd-add.pl -s $vcfdir/case_100k_bin_08_098.vcf -T H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02]" office:value-type="string" office:string-value="echo $vcfdir/case_100k_bin_08_099.vcf &gt;&gt; $logfile&#10;$scriptdir/../../bin/bvd-add.pl -s $vcfdir/case_100k_bin_08_099.vcf -T H099_cancer  -d $dbdir&#10;endtime=$(date +%s)&#10;timediff=$((endtime-starttime))&#10;echo total excutetime so far $timediff seconds &gt;&gt; $logfile">
            <text:p>echo $vcfdir/case_100k_bin_08_099.vcf &gt;&gt; $logfile<text:line-break/>$scriptdir/../../bin/bvd-add.pl -s $vcfdir/case_100k_bin_08_099.vcf -T H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T103]" office:value-type="string" office:string-value="echo $vcfdir/case_100k_bin_08_100.vcf &gt;&gt; $logfile&#10;$scriptdir/../../bin/bvd-add.pl -s $vcfdir/case_100k_bin_08_100.vcf -T H100_cancer  -d $dbdir&#10;endtime=$(date +%s)&#10;timediff=$((endtime-starttime))&#10;echo total excutetime so far $timediff seconds &gt;&gt; $logfile">
            <text:p>echo $vcfdir/case_100k_bin_08_100.vcf &gt;&gt; $logfile<text:line-break/>$scriptdir/../../bin/bvd-add.pl -s $vcfdir/case_100k_bin_08_100.vcf -T H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]" office:value-type="string" office:string-value="echo $vcfdir/case_100k_bin_09_001.vcf &gt;&gt; $logfile&#10;$scriptdir/../../bin/bvd-add.pl -s $vcfdir/case_100k_bin_09_001.vcf -T I001_cancer  -d $dbdir&#10;endtime=$(date +%s)&#10;timediff=$((endtime-starttime))&#10;echo total excutetime so far $timediff seconds &gt;&gt; $logfile">
            <text:p>echo $vcfdir/case_100k_bin_09_001.vcf &gt;&gt; $logfile<text:line-break/>$scriptdir/../../bin/bvd-add.pl -s $vcfdir/case_100k_bin_09_001.vcf -T I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]" office:value-type="string" office:string-value="echo $vcfdir/case_100k_bin_09_002.vcf &gt;&gt; $logfile&#10;$scriptdir/../../bin/bvd-add.pl -s $vcfdir/case_100k_bin_09_002.vcf -T I002_cancer  -d $dbdir&#10;endtime=$(date +%s)&#10;timediff=$((endtime-starttime))&#10;echo total excutetime so far $timediff seconds &gt;&gt; $logfile">
            <text:p>echo $vcfdir/case_100k_bin_09_002.vcf &gt;&gt; $logfile<text:line-break/>$scriptdir/../../bin/bvd-add.pl -s $vcfdir/case_100k_bin_09_002.vcf -T I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]" office:value-type="string" office:string-value="echo $vcfdir/case_100k_bin_09_003.vcf &gt;&gt; $logfile&#10;$scriptdir/../../bin/bvd-add.pl -s $vcfdir/case_100k_bin_09_003.vcf -T I003_cancer  -d $dbdir&#10;endtime=$(date +%s)&#10;timediff=$((endtime-starttime))&#10;echo total excutetime so far $timediff seconds &gt;&gt; $logfile">
            <text:p>echo $vcfdir/case_100k_bin_09_003.vcf &gt;&gt; $logfile<text:line-break/>$scriptdir/../../bin/bvd-add.pl -s $vcfdir/case_100k_bin_09_003.vcf -T I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]" office:value-type="string" office:string-value="echo $vcfdir/case_100k_bin_09_004.vcf &gt;&gt; $logfile&#10;$scriptdir/../../bin/bvd-add.pl -s $vcfdir/case_100k_bin_09_004.vcf -T I004_cancer  -d $dbdir&#10;endtime=$(date +%s)&#10;timediff=$((endtime-starttime))&#10;echo total excutetime so far $timediff seconds &gt;&gt; $logfile">
            <text:p>echo $vcfdir/case_100k_bin_09_004.vcf &gt;&gt; $logfile<text:line-break/>$scriptdir/../../bin/bvd-add.pl -s $vcfdir/case_100k_bin_09_004.vcf -T I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]" office:value-type="string" office:string-value="echo $vcfdir/case_100k_bin_09_005.vcf &gt;&gt; $logfile&#10;$scriptdir/../../bin/bvd-add.pl -s $vcfdir/case_100k_bin_09_005.vcf -T I005_cancer  -d $dbdir&#10;endtime=$(date +%s)&#10;timediff=$((endtime-starttime))&#10;echo total excutetime so far $timediff seconds &gt;&gt; $logfile">
            <text:p>echo $vcfdir/case_100k_bin_09_005.vcf &gt;&gt; $logfile<text:line-break/>$scriptdir/../../bin/bvd-add.pl -s $vcfdir/case_100k_bin_09_005.vcf -T I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]" office:value-type="string" office:string-value="echo $vcfdir/case_100k_bin_09_006.vcf &gt;&gt; $logfile&#10;$scriptdir/../../bin/bvd-add.pl -s $vcfdir/case_100k_bin_09_006.vcf -T I006_cancer  -d $dbdir&#10;endtime=$(date +%s)&#10;timediff=$((endtime-starttime))&#10;echo total excutetime so far $timediff seconds &gt;&gt; $logfile">
            <text:p>echo $vcfdir/case_100k_bin_09_006.vcf &gt;&gt; $logfile<text:line-break/>$scriptdir/../../bin/bvd-add.pl -s $vcfdir/case_100k_bin_09_006.vcf -T I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0]" office:value-type="string" office:string-value="echo $vcfdir/case_100k_bin_09_007.vcf &gt;&gt; $logfile&#10;$scriptdir/../../bin/bvd-add.pl -s $vcfdir/case_100k_bin_09_007.vcf -T I007_cancer  -d $dbdir&#10;endtime=$(date +%s)&#10;timediff=$((endtime-starttime))&#10;echo total excutetime so far $timediff seconds &gt;&gt; $logfile">
            <text:p>echo $vcfdir/case_100k_bin_09_007.vcf &gt;&gt; $logfile<text:line-break/>$scriptdir/../../bin/bvd-add.pl -s $vcfdir/case_100k_bin_09_007.vcf -T I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1]" office:value-type="string" office:string-value="echo $vcfdir/case_100k_bin_09_008.vcf &gt;&gt; $logfile&#10;$scriptdir/../../bin/bvd-add.pl -s $vcfdir/case_100k_bin_09_008.vcf -T I008_cancer  -d $dbdir&#10;endtime=$(date +%s)&#10;timediff=$((endtime-starttime))&#10;echo total excutetime so far $timediff seconds &gt;&gt; $logfile">
            <text:p>echo $vcfdir/case_100k_bin_09_008.vcf &gt;&gt; $logfile<text:line-break/>$scriptdir/../../bin/bvd-add.pl -s $vcfdir/case_100k_bin_09_008.vcf -T I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2]" office:value-type="string" office:string-value="echo $vcfdir/case_100k_bin_09_009.vcf &gt;&gt; $logfile&#10;$scriptdir/../../bin/bvd-add.pl -s $vcfdir/case_100k_bin_09_009.vcf -T I009_cancer  -d $dbdir&#10;endtime=$(date +%s)&#10;timediff=$((endtime-starttime))&#10;echo total excutetime so far $timediff seconds &gt;&gt; $logfile">
            <text:p>echo $vcfdir/case_100k_bin_09_009.vcf &gt;&gt; $logfile<text:line-break/>$scriptdir/../../bin/bvd-add.pl -s $vcfdir/case_100k_bin_09_009.vcf -T I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3]" office:value-type="string" office:string-value="echo $vcfdir/case_100k_bin_09_010.vcf &gt;&gt; $logfile&#10;$scriptdir/../../bin/bvd-add.pl -s $vcfdir/case_100k_bin_09_010.vcf -T I010_cancer  -d $dbdir&#10;endtime=$(date +%s)&#10;timediff=$((endtime-starttime))&#10;echo total excutetime so far $timediff seconds &gt;&gt; $logfile">
            <text:p>echo $vcfdir/case_100k_bin_09_010.vcf &gt;&gt; $logfile<text:line-break/>$scriptdir/../../bin/bvd-add.pl -s $vcfdir/case_100k_bin_09_010.vcf -T I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4]" office:value-type="string" office:string-value="echo $vcfdir/case_100k_bin_09_011.vcf &gt;&gt; $logfile&#10;$scriptdir/../../bin/bvd-add.pl -s $vcfdir/case_100k_bin_09_011.vcf -T I011_cancer  -d $dbdir&#10;endtime=$(date +%s)&#10;timediff=$((endtime-starttime))&#10;echo total excutetime so far $timediff seconds &gt;&gt; $logfile">
            <text:p>echo $vcfdir/case_100k_bin_09_011.vcf &gt;&gt; $logfile<text:line-break/>$scriptdir/../../bin/bvd-add.pl -s $vcfdir/case_100k_bin_09_011.vcf -T I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5]" office:value-type="string" office:string-value="echo $vcfdir/case_100k_bin_09_012.vcf &gt;&gt; $logfile&#10;$scriptdir/../../bin/bvd-add.pl -s $vcfdir/case_100k_bin_09_012.vcf -T I012_cancer  -d $dbdir&#10;endtime=$(date +%s)&#10;timediff=$((endtime-starttime))&#10;echo total excutetime so far $timediff seconds &gt;&gt; $logfile">
            <text:p>echo $vcfdir/case_100k_bin_09_012.vcf &gt;&gt; $logfile<text:line-break/>$scriptdir/../../bin/bvd-add.pl -s $vcfdir/case_100k_bin_09_012.vcf -T I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6]" office:value-type="string" office:string-value="echo $vcfdir/case_100k_bin_09_013.vcf &gt;&gt; $logfile&#10;$scriptdir/../../bin/bvd-add.pl -s $vcfdir/case_100k_bin_09_013.vcf -T I013_cancer  -d $dbdir&#10;endtime=$(date +%s)&#10;timediff=$((endtime-starttime))&#10;echo total excutetime so far $timediff seconds &gt;&gt; $logfile">
            <text:p>echo $vcfdir/case_100k_bin_09_013.vcf &gt;&gt; $logfile<text:line-break/>$scriptdir/../../bin/bvd-add.pl -s $vcfdir/case_100k_bin_09_013.vcf -T I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7]" office:value-type="string" office:string-value="echo $vcfdir/case_100k_bin_09_014.vcf &gt;&gt; $logfile&#10;$scriptdir/../../bin/bvd-add.pl -s $vcfdir/case_100k_bin_09_014.vcf -T I014_cancer  -d $dbdir&#10;endtime=$(date +%s)&#10;timediff=$((endtime-starttime))&#10;echo total excutetime so far $timediff seconds &gt;&gt; $logfile">
            <text:p>echo $vcfdir/case_100k_bin_09_014.vcf &gt;&gt; $logfile<text:line-break/>$scriptdir/../../bin/bvd-add.pl -s $vcfdir/case_100k_bin_09_014.vcf -T I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8]" office:value-type="string" office:string-value="echo $vcfdir/case_100k_bin_09_015.vcf &gt;&gt; $logfile&#10;$scriptdir/../../bin/bvd-add.pl -s $vcfdir/case_100k_bin_09_015.vcf -T I015_cancer  -d $dbdir&#10;endtime=$(date +%s)&#10;timediff=$((endtime-starttime))&#10;echo total excutetime so far $timediff seconds &gt;&gt; $logfile">
            <text:p>echo $vcfdir/case_100k_bin_09_015.vcf &gt;&gt; $logfile<text:line-break/>$scriptdir/../../bin/bvd-add.pl -s $vcfdir/case_100k_bin_09_015.vcf -T I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9]" office:value-type="string" office:string-value="echo $vcfdir/case_100k_bin_09_016.vcf &gt;&gt; $logfile&#10;$scriptdir/../../bin/bvd-add.pl -s $vcfdir/case_100k_bin_09_016.vcf -T I016_cancer  -d $dbdir&#10;endtime=$(date +%s)&#10;timediff=$((endtime-starttime))&#10;echo total excutetime so far $timediff seconds &gt;&gt; $logfile">
            <text:p>echo $vcfdir/case_100k_bin_09_016.vcf &gt;&gt; $logfile<text:line-break/>$scriptdir/../../bin/bvd-add.pl -s $vcfdir/case_100k_bin_09_016.vcf -T I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0]" office:value-type="string" office:string-value="echo $vcfdir/case_100k_bin_09_017.vcf &gt;&gt; $logfile&#10;$scriptdir/../../bin/bvd-add.pl -s $vcfdir/case_100k_bin_09_017.vcf -T I017_cancer  -d $dbdir&#10;endtime=$(date +%s)&#10;timediff=$((endtime-starttime))&#10;echo total excutetime so far $timediff seconds &gt;&gt; $logfile">
            <text:p>echo $vcfdir/case_100k_bin_09_017.vcf &gt;&gt; $logfile<text:line-break/>$scriptdir/../../bin/bvd-add.pl -s $vcfdir/case_100k_bin_09_017.vcf -T I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1]" office:value-type="string" office:string-value="echo $vcfdir/case_100k_bin_09_018.vcf &gt;&gt; $logfile&#10;$scriptdir/../../bin/bvd-add.pl -s $vcfdir/case_100k_bin_09_018.vcf -T I018_cancer  -d $dbdir&#10;endtime=$(date +%s)&#10;timediff=$((endtime-starttime))&#10;echo total excutetime so far $timediff seconds &gt;&gt; $logfile">
            <text:p>echo $vcfdir/case_100k_bin_09_018.vcf &gt;&gt; $logfile<text:line-break/>$scriptdir/../../bin/bvd-add.pl -s $vcfdir/case_100k_bin_09_018.vcf -T I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2]" office:value-type="string" office:string-value="echo $vcfdir/case_100k_bin_09_019.vcf &gt;&gt; $logfile&#10;$scriptdir/../../bin/bvd-add.pl -s $vcfdir/case_100k_bin_09_019.vcf -T I019_cancer  -d $dbdir&#10;endtime=$(date +%s)&#10;timediff=$((endtime-starttime))&#10;echo total excutetime so far $timediff seconds &gt;&gt; $logfile">
            <text:p>echo $vcfdir/case_100k_bin_09_019.vcf &gt;&gt; $logfile<text:line-break/>$scriptdir/../../bin/bvd-add.pl -s $vcfdir/case_100k_bin_09_019.vcf -T I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3]" office:value-type="string" office:string-value="echo $vcfdir/case_100k_bin_09_020.vcf &gt;&gt; $logfile&#10;$scriptdir/../../bin/bvd-add.pl -s $vcfdir/case_100k_bin_09_020.vcf -T I020_cancer  -d $dbdir&#10;endtime=$(date +%s)&#10;timediff=$((endtime-starttime))&#10;echo total excutetime so far $timediff seconds &gt;&gt; $logfile">
            <text:p>echo $vcfdir/case_100k_bin_09_020.vcf &gt;&gt; $logfile<text:line-break/>$scriptdir/../../bin/bvd-add.pl -s $vcfdir/case_100k_bin_09_020.vcf -T I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4]" office:value-type="string" office:string-value="echo $vcfdir/case_100k_bin_09_021.vcf &gt;&gt; $logfile&#10;$scriptdir/../../bin/bvd-add.pl -s $vcfdir/case_100k_bin_09_021.vcf -T I021_cancer  -d $dbdir&#10;endtime=$(date +%s)&#10;timediff=$((endtime-starttime))&#10;echo total excutetime so far $timediff seconds &gt;&gt; $logfile">
            <text:p>echo $vcfdir/case_100k_bin_09_021.vcf &gt;&gt; $logfile<text:line-break/>$scriptdir/../../bin/bvd-add.pl -s $vcfdir/case_100k_bin_09_021.vcf -T I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5]" office:value-type="string" office:string-value="echo $vcfdir/case_100k_bin_09_022.vcf &gt;&gt; $logfile&#10;$scriptdir/../../bin/bvd-add.pl -s $vcfdir/case_100k_bin_09_022.vcf -T I022_cancer  -d $dbdir&#10;endtime=$(date +%s)&#10;timediff=$((endtime-starttime))&#10;echo total excutetime so far $timediff seconds &gt;&gt; $logfile">
            <text:p>echo $vcfdir/case_100k_bin_09_022.vcf &gt;&gt; $logfile<text:line-break/>$scriptdir/../../bin/bvd-add.pl -s $vcfdir/case_100k_bin_09_022.vcf -T I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6]" office:value-type="string" office:string-value="echo $vcfdir/case_100k_bin_09_023.vcf &gt;&gt; $logfile&#10;$scriptdir/../../bin/bvd-add.pl -s $vcfdir/case_100k_bin_09_023.vcf -T I023_cancer  -d $dbdir&#10;endtime=$(date +%s)&#10;timediff=$((endtime-starttime))&#10;echo total excutetime so far $timediff seconds &gt;&gt; $logfile">
            <text:p>echo $vcfdir/case_100k_bin_09_023.vcf &gt;&gt; $logfile<text:line-break/>$scriptdir/../../bin/bvd-add.pl -s $vcfdir/case_100k_bin_09_023.vcf -T I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7]" office:value-type="string" office:string-value="echo $vcfdir/case_100k_bin_09_024.vcf &gt;&gt; $logfile&#10;$scriptdir/../../bin/bvd-add.pl -s $vcfdir/case_100k_bin_09_024.vcf -T I024_cancer  -d $dbdir&#10;endtime=$(date +%s)&#10;timediff=$((endtime-starttime))&#10;echo total excutetime so far $timediff seconds &gt;&gt; $logfile">
            <text:p>echo $vcfdir/case_100k_bin_09_024.vcf &gt;&gt; $logfile<text:line-break/>$scriptdir/../../bin/bvd-add.pl -s $vcfdir/case_100k_bin_09_024.vcf -T I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8]" office:value-type="string" office:string-value="echo $vcfdir/case_100k_bin_09_025.vcf &gt;&gt; $logfile&#10;$scriptdir/../../bin/bvd-add.pl -s $vcfdir/case_100k_bin_09_025.vcf -T I025_cancer  -d $dbdir&#10;endtime=$(date +%s)&#10;timediff=$((endtime-starttime))&#10;echo total excutetime so far $timediff seconds &gt;&gt; $logfile">
            <text:p>echo $vcfdir/case_100k_bin_09_025.vcf &gt;&gt; $logfile<text:line-break/>$scriptdir/../../bin/bvd-add.pl -s $vcfdir/case_100k_bin_09_025.vcf -T I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29]" office:value-type="string" office:string-value="echo $vcfdir/case_100k_bin_09_026.vcf &gt;&gt; $logfile&#10;$scriptdir/../../bin/bvd-add.pl -s $vcfdir/case_100k_bin_09_026.vcf -T I026_cancer  -d $dbdir&#10;endtime=$(date +%s)&#10;timediff=$((endtime-starttime))&#10;echo total excutetime so far $timediff seconds &gt;&gt; $logfile">
            <text:p>echo $vcfdir/case_100k_bin_09_026.vcf &gt;&gt; $logfile<text:line-break/>$scriptdir/../../bin/bvd-add.pl -s $vcfdir/case_100k_bin_09_026.vcf -T I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0]" office:value-type="string" office:string-value="echo $vcfdir/case_100k_bin_09_027.vcf &gt;&gt; $logfile&#10;$scriptdir/../../bin/bvd-add.pl -s $vcfdir/case_100k_bin_09_027.vcf -T I027_cancer  -d $dbdir&#10;endtime=$(date +%s)&#10;timediff=$((endtime-starttime))&#10;echo total excutetime so far $timediff seconds &gt;&gt; $logfile">
            <text:p>echo $vcfdir/case_100k_bin_09_027.vcf &gt;&gt; $logfile<text:line-break/>$scriptdir/../../bin/bvd-add.pl -s $vcfdir/case_100k_bin_09_027.vcf -T I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1]" office:value-type="string" office:string-value="echo $vcfdir/case_100k_bin_09_028.vcf &gt;&gt; $logfile&#10;$scriptdir/../../bin/bvd-add.pl -s $vcfdir/case_100k_bin_09_028.vcf -T I028_cancer  -d $dbdir&#10;endtime=$(date +%s)&#10;timediff=$((endtime-starttime))&#10;echo total excutetime so far $timediff seconds &gt;&gt; $logfile">
            <text:p>echo $vcfdir/case_100k_bin_09_028.vcf &gt;&gt; $logfile<text:line-break/>$scriptdir/../../bin/bvd-add.pl -s $vcfdir/case_100k_bin_09_028.vcf -T I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2]" office:value-type="string" office:string-value="echo $vcfdir/case_100k_bin_09_029.vcf &gt;&gt; $logfile&#10;$scriptdir/../../bin/bvd-add.pl -s $vcfdir/case_100k_bin_09_029.vcf -T I029_cancer  -d $dbdir&#10;endtime=$(date +%s)&#10;timediff=$((endtime-starttime))&#10;echo total excutetime so far $timediff seconds &gt;&gt; $logfile">
            <text:p>echo $vcfdir/case_100k_bin_09_029.vcf &gt;&gt; $logfile<text:line-break/>$scriptdir/../../bin/bvd-add.pl -s $vcfdir/case_100k_bin_09_029.vcf -T I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3]" office:value-type="string" office:string-value="echo $vcfdir/case_100k_bin_09_030.vcf &gt;&gt; $logfile&#10;$scriptdir/../../bin/bvd-add.pl -s $vcfdir/case_100k_bin_09_030.vcf -T I030_cancer  -d $dbdir&#10;endtime=$(date +%s)&#10;timediff=$((endtime-starttime))&#10;echo total excutetime so far $timediff seconds &gt;&gt; $logfile">
            <text:p>echo $vcfdir/case_100k_bin_09_030.vcf &gt;&gt; $logfile<text:line-break/>$scriptdir/../../bin/bvd-add.pl -s $vcfdir/case_100k_bin_09_030.vcf -T I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4]" office:value-type="string" office:string-value="echo $vcfdir/case_100k_bin_09_031.vcf &gt;&gt; $logfile&#10;$scriptdir/../../bin/bvd-add.pl -s $vcfdir/case_100k_bin_09_031.vcf -T I031_cancer  -d $dbdir&#10;endtime=$(date +%s)&#10;timediff=$((endtime-starttime))&#10;echo total excutetime so far $timediff seconds &gt;&gt; $logfile">
            <text:p>echo $vcfdir/case_100k_bin_09_031.vcf &gt;&gt; $logfile<text:line-break/>$scriptdir/../../bin/bvd-add.pl -s $vcfdir/case_100k_bin_09_031.vcf -T I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5]" office:value-type="string" office:string-value="echo $vcfdir/case_100k_bin_09_032.vcf &gt;&gt; $logfile&#10;$scriptdir/../../bin/bvd-add.pl -s $vcfdir/case_100k_bin_09_032.vcf -T I032_cancer  -d $dbdir&#10;endtime=$(date +%s)&#10;timediff=$((endtime-starttime))&#10;echo total excutetime so far $timediff seconds &gt;&gt; $logfile">
            <text:p>echo $vcfdir/case_100k_bin_09_032.vcf &gt;&gt; $logfile<text:line-break/>$scriptdir/../../bin/bvd-add.pl -s $vcfdir/case_100k_bin_09_032.vcf -T I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6]" office:value-type="string" office:string-value="echo $vcfdir/case_100k_bin_09_033.vcf &gt;&gt; $logfile&#10;$scriptdir/../../bin/bvd-add.pl -s $vcfdir/case_100k_bin_09_033.vcf -T I033_cancer  -d $dbdir&#10;endtime=$(date +%s)&#10;timediff=$((endtime-starttime))&#10;echo total excutetime so far $timediff seconds &gt;&gt; $logfile">
            <text:p>echo $vcfdir/case_100k_bin_09_033.vcf &gt;&gt; $logfile<text:line-break/>$scriptdir/../../bin/bvd-add.pl -s $vcfdir/case_100k_bin_09_033.vcf -T I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7]" office:value-type="string" office:string-value="echo $vcfdir/case_100k_bin_09_034.vcf &gt;&gt; $logfile&#10;$scriptdir/../../bin/bvd-add.pl -s $vcfdir/case_100k_bin_09_034.vcf -T I034_cancer  -d $dbdir&#10;endtime=$(date +%s)&#10;timediff=$((endtime-starttime))&#10;echo total excutetime so far $timediff seconds &gt;&gt; $logfile">
            <text:p>echo $vcfdir/case_100k_bin_09_034.vcf &gt;&gt; $logfile<text:line-break/>$scriptdir/../../bin/bvd-add.pl -s $vcfdir/case_100k_bin_09_034.vcf -T I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8]" office:value-type="string" office:string-value="echo $vcfdir/case_100k_bin_09_035.vcf &gt;&gt; $logfile&#10;$scriptdir/../../bin/bvd-add.pl -s $vcfdir/case_100k_bin_09_035.vcf -T I035_cancer  -d $dbdir&#10;endtime=$(date +%s)&#10;timediff=$((endtime-starttime))&#10;echo total excutetime so far $timediff seconds &gt;&gt; $logfile">
            <text:p>echo $vcfdir/case_100k_bin_09_035.vcf &gt;&gt; $logfile<text:line-break/>$scriptdir/../../bin/bvd-add.pl -s $vcfdir/case_100k_bin_09_035.vcf -T I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39]" office:value-type="string" office:string-value="echo $vcfdir/case_100k_bin_09_036.vcf &gt;&gt; $logfile&#10;$scriptdir/../../bin/bvd-add.pl -s $vcfdir/case_100k_bin_09_036.vcf -T I036_cancer  -d $dbdir&#10;endtime=$(date +%s)&#10;timediff=$((endtime-starttime))&#10;echo total excutetime so far $timediff seconds &gt;&gt; $logfile">
            <text:p>echo $vcfdir/case_100k_bin_09_036.vcf &gt;&gt; $logfile<text:line-break/>$scriptdir/../../bin/bvd-add.pl -s $vcfdir/case_100k_bin_09_036.vcf -T I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0]" office:value-type="string" office:string-value="echo $vcfdir/case_100k_bin_09_037.vcf &gt;&gt; $logfile&#10;$scriptdir/../../bin/bvd-add.pl -s $vcfdir/case_100k_bin_09_037.vcf -T I037_cancer  -d $dbdir&#10;endtime=$(date +%s)&#10;timediff=$((endtime-starttime))&#10;echo total excutetime so far $timediff seconds &gt;&gt; $logfile">
            <text:p>echo $vcfdir/case_100k_bin_09_037.vcf &gt;&gt; $logfile<text:line-break/>$scriptdir/../../bin/bvd-add.pl -s $vcfdir/case_100k_bin_09_037.vcf -T I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1]" office:value-type="string" office:string-value="echo $vcfdir/case_100k_bin_09_038.vcf &gt;&gt; $logfile&#10;$scriptdir/../../bin/bvd-add.pl -s $vcfdir/case_100k_bin_09_038.vcf -T I038_cancer  -d $dbdir&#10;endtime=$(date +%s)&#10;timediff=$((endtime-starttime))&#10;echo total excutetime so far $timediff seconds &gt;&gt; $logfile">
            <text:p>echo $vcfdir/case_100k_bin_09_038.vcf &gt;&gt; $logfile<text:line-break/>$scriptdir/../../bin/bvd-add.pl -s $vcfdir/case_100k_bin_09_038.vcf -T I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2]" office:value-type="string" office:string-value="echo $vcfdir/case_100k_bin_09_039.vcf &gt;&gt; $logfile&#10;$scriptdir/../../bin/bvd-add.pl -s $vcfdir/case_100k_bin_09_039.vcf -T I039_cancer  -d $dbdir&#10;endtime=$(date +%s)&#10;timediff=$((endtime-starttime))&#10;echo total excutetime so far $timediff seconds &gt;&gt; $logfile">
            <text:p>echo $vcfdir/case_100k_bin_09_039.vcf &gt;&gt; $logfile<text:line-break/>$scriptdir/../../bin/bvd-add.pl -s $vcfdir/case_100k_bin_09_039.vcf -T I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3]" office:value-type="string" office:string-value="echo $vcfdir/case_100k_bin_09_040.vcf &gt;&gt; $logfile&#10;$scriptdir/../../bin/bvd-add.pl -s $vcfdir/case_100k_bin_09_040.vcf -T I040_cancer  -d $dbdir&#10;endtime=$(date +%s)&#10;timediff=$((endtime-starttime))&#10;echo total excutetime so far $timediff seconds &gt;&gt; $logfile">
            <text:p>echo $vcfdir/case_100k_bin_09_040.vcf &gt;&gt; $logfile<text:line-break/>$scriptdir/../../bin/bvd-add.pl -s $vcfdir/case_100k_bin_09_040.vcf -T I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4]" office:value-type="string" office:string-value="echo $vcfdir/case_100k_bin_09_041.vcf &gt;&gt; $logfile&#10;$scriptdir/../../bin/bvd-add.pl -s $vcfdir/case_100k_bin_09_041.vcf -T I041_cancer  -d $dbdir&#10;endtime=$(date +%s)&#10;timediff=$((endtime-starttime))&#10;echo total excutetime so far $timediff seconds &gt;&gt; $logfile">
            <text:p>echo $vcfdir/case_100k_bin_09_041.vcf &gt;&gt; $logfile<text:line-break/>$scriptdir/../../bin/bvd-add.pl -s $vcfdir/case_100k_bin_09_041.vcf -T I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5]" office:value-type="string" office:string-value="echo $vcfdir/case_100k_bin_09_042.vcf &gt;&gt; $logfile&#10;$scriptdir/../../bin/bvd-add.pl -s $vcfdir/case_100k_bin_09_042.vcf -T I042_cancer  -d $dbdir&#10;endtime=$(date +%s)&#10;timediff=$((endtime-starttime))&#10;echo total excutetime so far $timediff seconds &gt;&gt; $logfile">
            <text:p>echo $vcfdir/case_100k_bin_09_042.vcf &gt;&gt; $logfile<text:line-break/>$scriptdir/../../bin/bvd-add.pl -s $vcfdir/case_100k_bin_09_042.vcf -T I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6]" office:value-type="string" office:string-value="echo $vcfdir/case_100k_bin_09_043.vcf &gt;&gt; $logfile&#10;$scriptdir/../../bin/bvd-add.pl -s $vcfdir/case_100k_bin_09_043.vcf -T I043_cancer  -d $dbdir&#10;endtime=$(date +%s)&#10;timediff=$((endtime-starttime))&#10;echo total excutetime so far $timediff seconds &gt;&gt; $logfile">
            <text:p>echo $vcfdir/case_100k_bin_09_043.vcf &gt;&gt; $logfile<text:line-break/>$scriptdir/../../bin/bvd-add.pl -s $vcfdir/case_100k_bin_09_043.vcf -T I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7]" office:value-type="string" office:string-value="echo $vcfdir/case_100k_bin_09_044.vcf &gt;&gt; $logfile&#10;$scriptdir/../../bin/bvd-add.pl -s $vcfdir/case_100k_bin_09_044.vcf -T I044_cancer  -d $dbdir&#10;endtime=$(date +%s)&#10;timediff=$((endtime-starttime))&#10;echo total excutetime so far $timediff seconds &gt;&gt; $logfile">
            <text:p>echo $vcfdir/case_100k_bin_09_044.vcf &gt;&gt; $logfile<text:line-break/>$scriptdir/../../bin/bvd-add.pl -s $vcfdir/case_100k_bin_09_044.vcf -T I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8]" office:value-type="string" office:string-value="echo $vcfdir/case_100k_bin_09_045.vcf &gt;&gt; $logfile&#10;$scriptdir/../../bin/bvd-add.pl -s $vcfdir/case_100k_bin_09_045.vcf -T I045_cancer  -d $dbdir&#10;endtime=$(date +%s)&#10;timediff=$((endtime-starttime))&#10;echo total excutetime so far $timediff seconds &gt;&gt; $logfile">
            <text:p>echo $vcfdir/case_100k_bin_09_045.vcf &gt;&gt; $logfile<text:line-break/>$scriptdir/../../bin/bvd-add.pl -s $vcfdir/case_100k_bin_09_045.vcf -T I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49]" office:value-type="string" office:string-value="echo $vcfdir/case_100k_bin_09_046.vcf &gt;&gt; $logfile&#10;$scriptdir/../../bin/bvd-add.pl -s $vcfdir/case_100k_bin_09_046.vcf -T I046_cancer  -d $dbdir&#10;endtime=$(date +%s)&#10;timediff=$((endtime-starttime))&#10;echo total excutetime so far $timediff seconds &gt;&gt; $logfile">
            <text:p>echo $vcfdir/case_100k_bin_09_046.vcf &gt;&gt; $logfile<text:line-break/>$scriptdir/../../bin/bvd-add.pl -s $vcfdir/case_100k_bin_09_046.vcf -T I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0]" office:value-type="string" office:string-value="echo $vcfdir/case_100k_bin_09_047.vcf &gt;&gt; $logfile&#10;$scriptdir/../../bin/bvd-add.pl -s $vcfdir/case_100k_bin_09_047.vcf -T I047_cancer  -d $dbdir&#10;endtime=$(date +%s)&#10;timediff=$((endtime-starttime))&#10;echo total excutetime so far $timediff seconds &gt;&gt; $logfile">
            <text:p>echo $vcfdir/case_100k_bin_09_047.vcf &gt;&gt; $logfile<text:line-break/>$scriptdir/../../bin/bvd-add.pl -s $vcfdir/case_100k_bin_09_047.vcf -T I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1]" office:value-type="string" office:string-value="echo $vcfdir/case_100k_bin_09_048.vcf &gt;&gt; $logfile&#10;$scriptdir/../../bin/bvd-add.pl -s $vcfdir/case_100k_bin_09_048.vcf -T I048_cancer  -d $dbdir&#10;endtime=$(date +%s)&#10;timediff=$((endtime-starttime))&#10;echo total excutetime so far $timediff seconds &gt;&gt; $logfile">
            <text:p>echo $vcfdir/case_100k_bin_09_048.vcf &gt;&gt; $logfile<text:line-break/>$scriptdir/../../bin/bvd-add.pl -s $vcfdir/case_100k_bin_09_048.vcf -T I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2]" office:value-type="string" office:string-value="echo $vcfdir/case_100k_bin_09_049.vcf &gt;&gt; $logfile&#10;$scriptdir/../../bin/bvd-add.pl -s $vcfdir/case_100k_bin_09_049.vcf -T I049_cancer  -d $dbdir&#10;endtime=$(date +%s)&#10;timediff=$((endtime-starttime))&#10;echo total excutetime so far $timediff seconds &gt;&gt; $logfile">
            <text:p>echo $vcfdir/case_100k_bin_09_049.vcf &gt;&gt; $logfile<text:line-break/>$scriptdir/../../bin/bvd-add.pl -s $vcfdir/case_100k_bin_09_049.vcf -T I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3]" office:value-type="string" office:string-value="echo $vcfdir/case_100k_bin_09_050.vcf &gt;&gt; $logfile&#10;$scriptdir/../../bin/bvd-add.pl -s $vcfdir/case_100k_bin_09_050.vcf -T I050_cancer  -d $dbdir&#10;endtime=$(date +%s)&#10;timediff=$((endtime-starttime))&#10;echo total excutetime so far $timediff seconds &gt;&gt; $logfile">
            <text:p>echo $vcfdir/case_100k_bin_09_050.vcf &gt;&gt; $logfile<text:line-break/>$scriptdir/../../bin/bvd-add.pl -s $vcfdir/case_100k_bin_09_050.vcf -T I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4]" office:value-type="string" office:string-value="echo $vcfdir/case_100k_bin_09_051.vcf &gt;&gt; $logfile&#10;$scriptdir/../../bin/bvd-add.pl -s $vcfdir/case_100k_bin_09_051.vcf -T I051_cancer  -d $dbdir&#10;endtime=$(date +%s)&#10;timediff=$((endtime-starttime))&#10;echo total excutetime so far $timediff seconds &gt;&gt; $logfile">
            <text:p>echo $vcfdir/case_100k_bin_09_051.vcf &gt;&gt; $logfile<text:line-break/>$scriptdir/../../bin/bvd-add.pl -s $vcfdir/case_100k_bin_09_051.vcf -T I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5]" office:value-type="string" office:string-value="echo $vcfdir/case_100k_bin_09_052.vcf &gt;&gt; $logfile&#10;$scriptdir/../../bin/bvd-add.pl -s $vcfdir/case_100k_bin_09_052.vcf -T I052_cancer  -d $dbdir&#10;endtime=$(date +%s)&#10;timediff=$((endtime-starttime))&#10;echo total excutetime so far $timediff seconds &gt;&gt; $logfile">
            <text:p>echo $vcfdir/case_100k_bin_09_052.vcf &gt;&gt; $logfile<text:line-break/>$scriptdir/../../bin/bvd-add.pl -s $vcfdir/case_100k_bin_09_052.vcf -T I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6]" office:value-type="string" office:string-value="echo $vcfdir/case_100k_bin_09_053.vcf &gt;&gt; $logfile&#10;$scriptdir/../../bin/bvd-add.pl -s $vcfdir/case_100k_bin_09_053.vcf -T I053_cancer  -d $dbdir&#10;endtime=$(date +%s)&#10;timediff=$((endtime-starttime))&#10;echo total excutetime so far $timediff seconds &gt;&gt; $logfile">
            <text:p>echo $vcfdir/case_100k_bin_09_053.vcf &gt;&gt; $logfile<text:line-break/>$scriptdir/../../bin/bvd-add.pl -s $vcfdir/case_100k_bin_09_053.vcf -T I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7]" office:value-type="string" office:string-value="echo $vcfdir/case_100k_bin_09_054.vcf &gt;&gt; $logfile&#10;$scriptdir/../../bin/bvd-add.pl -s $vcfdir/case_100k_bin_09_054.vcf -T I054_cancer  -d $dbdir&#10;endtime=$(date +%s)&#10;timediff=$((endtime-starttime))&#10;echo total excutetime so far $timediff seconds &gt;&gt; $logfile">
            <text:p>echo $vcfdir/case_100k_bin_09_054.vcf &gt;&gt; $logfile<text:line-break/>$scriptdir/../../bin/bvd-add.pl -s $vcfdir/case_100k_bin_09_054.vcf -T I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8]" office:value-type="string" office:string-value="echo $vcfdir/case_100k_bin_09_055.vcf &gt;&gt; $logfile&#10;$scriptdir/../../bin/bvd-add.pl -s $vcfdir/case_100k_bin_09_055.vcf -T I055_cancer  -d $dbdir&#10;endtime=$(date +%s)&#10;timediff=$((endtime-starttime))&#10;echo total excutetime so far $timediff seconds &gt;&gt; $logfile">
            <text:p>echo $vcfdir/case_100k_bin_09_055.vcf &gt;&gt; $logfile<text:line-break/>$scriptdir/../../bin/bvd-add.pl -s $vcfdir/case_100k_bin_09_055.vcf -T I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59]" office:value-type="string" office:string-value="echo $vcfdir/case_100k_bin_09_056.vcf &gt;&gt; $logfile&#10;$scriptdir/../../bin/bvd-add.pl -s $vcfdir/case_100k_bin_09_056.vcf -T I056_cancer  -d $dbdir&#10;endtime=$(date +%s)&#10;timediff=$((endtime-starttime))&#10;echo total excutetime so far $timediff seconds &gt;&gt; $logfile">
            <text:p>echo $vcfdir/case_100k_bin_09_056.vcf &gt;&gt; $logfile<text:line-break/>$scriptdir/../../bin/bvd-add.pl -s $vcfdir/case_100k_bin_09_056.vcf -T I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0]" office:value-type="string" office:string-value="echo $vcfdir/case_100k_bin_09_057.vcf &gt;&gt; $logfile&#10;$scriptdir/../../bin/bvd-add.pl -s $vcfdir/case_100k_bin_09_057.vcf -T I057_cancer  -d $dbdir&#10;endtime=$(date +%s)&#10;timediff=$((endtime-starttime))&#10;echo total excutetime so far $timediff seconds &gt;&gt; $logfile">
            <text:p>echo $vcfdir/case_100k_bin_09_057.vcf &gt;&gt; $logfile<text:line-break/>$scriptdir/../../bin/bvd-add.pl -s $vcfdir/case_100k_bin_09_057.vcf -T I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1]" office:value-type="string" office:string-value="echo $vcfdir/case_100k_bin_09_058.vcf &gt;&gt; $logfile&#10;$scriptdir/../../bin/bvd-add.pl -s $vcfdir/case_100k_bin_09_058.vcf -T I058_cancer  -d $dbdir&#10;endtime=$(date +%s)&#10;timediff=$((endtime-starttime))&#10;echo total excutetime so far $timediff seconds &gt;&gt; $logfile">
            <text:p>echo $vcfdir/case_100k_bin_09_058.vcf &gt;&gt; $logfile<text:line-break/>$scriptdir/../../bin/bvd-add.pl -s $vcfdir/case_100k_bin_09_058.vcf -T I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2]" office:value-type="string" office:string-value="echo $vcfdir/case_100k_bin_09_059.vcf &gt;&gt; $logfile&#10;$scriptdir/../../bin/bvd-add.pl -s $vcfdir/case_100k_bin_09_059.vcf -T I059_cancer  -d $dbdir&#10;endtime=$(date +%s)&#10;timediff=$((endtime-starttime))&#10;echo total excutetime so far $timediff seconds &gt;&gt; $logfile">
            <text:p>echo $vcfdir/case_100k_bin_09_059.vcf &gt;&gt; $logfile<text:line-break/>$scriptdir/../../bin/bvd-add.pl -s $vcfdir/case_100k_bin_09_059.vcf -T I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3]" office:value-type="string" office:string-value="echo $vcfdir/case_100k_bin_09_060.vcf &gt;&gt; $logfile&#10;$scriptdir/../../bin/bvd-add.pl -s $vcfdir/case_100k_bin_09_060.vcf -T I060_cancer  -d $dbdir&#10;endtime=$(date +%s)&#10;timediff=$((endtime-starttime))&#10;echo total excutetime so far $timediff seconds &gt;&gt; $logfile">
            <text:p>echo $vcfdir/case_100k_bin_09_060.vcf &gt;&gt; $logfile<text:line-break/>$scriptdir/../../bin/bvd-add.pl -s $vcfdir/case_100k_bin_09_060.vcf -T I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4]" office:value-type="string" office:string-value="echo $vcfdir/case_100k_bin_09_061.vcf &gt;&gt; $logfile&#10;$scriptdir/../../bin/bvd-add.pl -s $vcfdir/case_100k_bin_09_061.vcf -T I061_cancer  -d $dbdir&#10;endtime=$(date +%s)&#10;timediff=$((endtime-starttime))&#10;echo total excutetime so far $timediff seconds &gt;&gt; $logfile">
            <text:p>echo $vcfdir/case_100k_bin_09_061.vcf &gt;&gt; $logfile<text:line-break/>$scriptdir/../../bin/bvd-add.pl -s $vcfdir/case_100k_bin_09_061.vcf -T I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5]" office:value-type="string" office:string-value="echo $vcfdir/case_100k_bin_09_062.vcf &gt;&gt; $logfile&#10;$scriptdir/../../bin/bvd-add.pl -s $vcfdir/case_100k_bin_09_062.vcf -T I062_cancer  -d $dbdir&#10;endtime=$(date +%s)&#10;timediff=$((endtime-starttime))&#10;echo total excutetime so far $timediff seconds &gt;&gt; $logfile">
            <text:p>echo $vcfdir/case_100k_bin_09_062.vcf &gt;&gt; $logfile<text:line-break/>$scriptdir/../../bin/bvd-add.pl -s $vcfdir/case_100k_bin_09_062.vcf -T I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6]" office:value-type="string" office:string-value="echo $vcfdir/case_100k_bin_09_063.vcf &gt;&gt; $logfile&#10;$scriptdir/../../bin/bvd-add.pl -s $vcfdir/case_100k_bin_09_063.vcf -T I063_cancer  -d $dbdir&#10;endtime=$(date +%s)&#10;timediff=$((endtime-starttime))&#10;echo total excutetime so far $timediff seconds &gt;&gt; $logfile">
            <text:p>echo $vcfdir/case_100k_bin_09_063.vcf &gt;&gt; $logfile<text:line-break/>$scriptdir/../../bin/bvd-add.pl -s $vcfdir/case_100k_bin_09_063.vcf -T I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7]" office:value-type="string" office:string-value="echo $vcfdir/case_100k_bin_09_064.vcf &gt;&gt; $logfile&#10;$scriptdir/../../bin/bvd-add.pl -s $vcfdir/case_100k_bin_09_064.vcf -T I064_cancer  -d $dbdir&#10;endtime=$(date +%s)&#10;timediff=$((endtime-starttime))&#10;echo total excutetime so far $timediff seconds &gt;&gt; $logfile">
            <text:p>echo $vcfdir/case_100k_bin_09_064.vcf &gt;&gt; $logfile<text:line-break/>$scriptdir/../../bin/bvd-add.pl -s $vcfdir/case_100k_bin_09_064.vcf -T I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8]" office:value-type="string" office:string-value="echo $vcfdir/case_100k_bin_09_065.vcf &gt;&gt; $logfile&#10;$scriptdir/../../bin/bvd-add.pl -s $vcfdir/case_100k_bin_09_065.vcf -T I065_cancer  -d $dbdir&#10;endtime=$(date +%s)&#10;timediff=$((endtime-starttime))&#10;echo total excutetime so far $timediff seconds &gt;&gt; $logfile">
            <text:p>echo $vcfdir/case_100k_bin_09_065.vcf &gt;&gt; $logfile<text:line-break/>$scriptdir/../../bin/bvd-add.pl -s $vcfdir/case_100k_bin_09_065.vcf -T I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69]" office:value-type="string" office:string-value="echo $vcfdir/case_100k_bin_09_066.vcf &gt;&gt; $logfile&#10;$scriptdir/../../bin/bvd-add.pl -s $vcfdir/case_100k_bin_09_066.vcf -T I066_cancer  -d $dbdir&#10;endtime=$(date +%s)&#10;timediff=$((endtime-starttime))&#10;echo total excutetime so far $timediff seconds &gt;&gt; $logfile">
            <text:p>echo $vcfdir/case_100k_bin_09_066.vcf &gt;&gt; $logfile<text:line-break/>$scriptdir/../../bin/bvd-add.pl -s $vcfdir/case_100k_bin_09_066.vcf -T I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0]" office:value-type="string" office:string-value="echo $vcfdir/case_100k_bin_09_067.vcf &gt;&gt; $logfile&#10;$scriptdir/../../bin/bvd-add.pl -s $vcfdir/case_100k_bin_09_067.vcf -T I067_cancer  -d $dbdir&#10;endtime=$(date +%s)&#10;timediff=$((endtime-starttime))&#10;echo total excutetime so far $timediff seconds &gt;&gt; $logfile">
            <text:p>echo $vcfdir/case_100k_bin_09_067.vcf &gt;&gt; $logfile<text:line-break/>$scriptdir/../../bin/bvd-add.pl -s $vcfdir/case_100k_bin_09_067.vcf -T I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1]" office:value-type="string" office:string-value="echo $vcfdir/case_100k_bin_09_068.vcf &gt;&gt; $logfile&#10;$scriptdir/../../bin/bvd-add.pl -s $vcfdir/case_100k_bin_09_068.vcf -T I068_cancer  -d $dbdir&#10;endtime=$(date +%s)&#10;timediff=$((endtime-starttime))&#10;echo total excutetime so far $timediff seconds &gt;&gt; $logfile">
            <text:p>echo $vcfdir/case_100k_bin_09_068.vcf &gt;&gt; $logfile<text:line-break/>$scriptdir/../../bin/bvd-add.pl -s $vcfdir/case_100k_bin_09_068.vcf -T I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2]" office:value-type="string" office:string-value="echo $vcfdir/case_100k_bin_09_069.vcf &gt;&gt; $logfile&#10;$scriptdir/../../bin/bvd-add.pl -s $vcfdir/case_100k_bin_09_069.vcf -T I069_cancer  -d $dbdir&#10;endtime=$(date +%s)&#10;timediff=$((endtime-starttime))&#10;echo total excutetime so far $timediff seconds &gt;&gt; $logfile">
            <text:p>echo $vcfdir/case_100k_bin_09_069.vcf &gt;&gt; $logfile<text:line-break/>$scriptdir/../../bin/bvd-add.pl -s $vcfdir/case_100k_bin_09_069.vcf -T I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3]" office:value-type="string" office:string-value="echo $vcfdir/case_100k_bin_09_070.vcf &gt;&gt; $logfile&#10;$scriptdir/../../bin/bvd-add.pl -s $vcfdir/case_100k_bin_09_070.vcf -T I070_cancer  -d $dbdir&#10;endtime=$(date +%s)&#10;timediff=$((endtime-starttime))&#10;echo total excutetime so far $timediff seconds &gt;&gt; $logfile">
            <text:p>echo $vcfdir/case_100k_bin_09_070.vcf &gt;&gt; $logfile<text:line-break/>$scriptdir/../../bin/bvd-add.pl -s $vcfdir/case_100k_bin_09_070.vcf -T I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4]" office:value-type="string" office:string-value="echo $vcfdir/case_100k_bin_09_071.vcf &gt;&gt; $logfile&#10;$scriptdir/../../bin/bvd-add.pl -s $vcfdir/case_100k_bin_09_071.vcf -T I071_cancer  -d $dbdir&#10;endtime=$(date +%s)&#10;timediff=$((endtime-starttime))&#10;echo total excutetime so far $timediff seconds &gt;&gt; $logfile">
            <text:p>echo $vcfdir/case_100k_bin_09_071.vcf &gt;&gt; $logfile<text:line-break/>$scriptdir/../../bin/bvd-add.pl -s $vcfdir/case_100k_bin_09_071.vcf -T I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5]" office:value-type="string" office:string-value="echo $vcfdir/case_100k_bin_09_072.vcf &gt;&gt; $logfile&#10;$scriptdir/../../bin/bvd-add.pl -s $vcfdir/case_100k_bin_09_072.vcf -T I072_cancer  -d $dbdir&#10;endtime=$(date +%s)&#10;timediff=$((endtime-starttime))&#10;echo total excutetime so far $timediff seconds &gt;&gt; $logfile">
            <text:p>echo $vcfdir/case_100k_bin_09_072.vcf &gt;&gt; $logfile<text:line-break/>$scriptdir/../../bin/bvd-add.pl -s $vcfdir/case_100k_bin_09_072.vcf -T I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6]" office:value-type="string" office:string-value="echo $vcfdir/case_100k_bin_09_073.vcf &gt;&gt; $logfile&#10;$scriptdir/../../bin/bvd-add.pl -s $vcfdir/case_100k_bin_09_073.vcf -T I073_cancer  -d $dbdir&#10;endtime=$(date +%s)&#10;timediff=$((endtime-starttime))&#10;echo total excutetime so far $timediff seconds &gt;&gt; $logfile">
            <text:p>echo $vcfdir/case_100k_bin_09_073.vcf &gt;&gt; $logfile<text:line-break/>$scriptdir/../../bin/bvd-add.pl -s $vcfdir/case_100k_bin_09_073.vcf -T I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7]" office:value-type="string" office:string-value="echo $vcfdir/case_100k_bin_09_074.vcf &gt;&gt; $logfile&#10;$scriptdir/../../bin/bvd-add.pl -s $vcfdir/case_100k_bin_09_074.vcf -T I074_cancer  -d $dbdir&#10;endtime=$(date +%s)&#10;timediff=$((endtime-starttime))&#10;echo total excutetime so far $timediff seconds &gt;&gt; $logfile">
            <text:p>echo $vcfdir/case_100k_bin_09_074.vcf &gt;&gt; $logfile<text:line-break/>$scriptdir/../../bin/bvd-add.pl -s $vcfdir/case_100k_bin_09_074.vcf -T I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8]" office:value-type="string" office:string-value="echo $vcfdir/case_100k_bin_09_075.vcf &gt;&gt; $logfile&#10;$scriptdir/../../bin/bvd-add.pl -s $vcfdir/case_100k_bin_09_075.vcf -T I075_cancer  -d $dbdir&#10;endtime=$(date +%s)&#10;timediff=$((endtime-starttime))&#10;echo total excutetime so far $timediff seconds &gt;&gt; $logfile">
            <text:p>echo $vcfdir/case_100k_bin_09_075.vcf &gt;&gt; $logfile<text:line-break/>$scriptdir/../../bin/bvd-add.pl -s $vcfdir/case_100k_bin_09_075.vcf -T I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79]" office:value-type="string" office:string-value="echo $vcfdir/case_100k_bin_09_076.vcf &gt;&gt; $logfile&#10;$scriptdir/../../bin/bvd-add.pl -s $vcfdir/case_100k_bin_09_076.vcf -T I076_cancer  -d $dbdir&#10;endtime=$(date +%s)&#10;timediff=$((endtime-starttime))&#10;echo total excutetime so far $timediff seconds &gt;&gt; $logfile">
            <text:p>echo $vcfdir/case_100k_bin_09_076.vcf &gt;&gt; $logfile<text:line-break/>$scriptdir/../../bin/bvd-add.pl -s $vcfdir/case_100k_bin_09_076.vcf -T I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0]" office:value-type="string" office:string-value="echo $vcfdir/case_100k_bin_09_077.vcf &gt;&gt; $logfile&#10;$scriptdir/../../bin/bvd-add.pl -s $vcfdir/case_100k_bin_09_077.vcf -T I077_cancer  -d $dbdir&#10;endtime=$(date +%s)&#10;timediff=$((endtime-starttime))&#10;echo total excutetime so far $timediff seconds &gt;&gt; $logfile">
            <text:p>echo $vcfdir/case_100k_bin_09_077.vcf &gt;&gt; $logfile<text:line-break/>$scriptdir/../../bin/bvd-add.pl -s $vcfdir/case_100k_bin_09_077.vcf -T I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1]" office:value-type="string" office:string-value="echo $vcfdir/case_100k_bin_09_078.vcf &gt;&gt; $logfile&#10;$scriptdir/../../bin/bvd-add.pl -s $vcfdir/case_100k_bin_09_078.vcf -T I078_cancer  -d $dbdir&#10;endtime=$(date +%s)&#10;timediff=$((endtime-starttime))&#10;echo total excutetime so far $timediff seconds &gt;&gt; $logfile">
            <text:p>echo $vcfdir/case_100k_bin_09_078.vcf &gt;&gt; $logfile<text:line-break/>$scriptdir/../../bin/bvd-add.pl -s $vcfdir/case_100k_bin_09_078.vcf -T I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2]" office:value-type="string" office:string-value="echo $vcfdir/case_100k_bin_09_079.vcf &gt;&gt; $logfile&#10;$scriptdir/../../bin/bvd-add.pl -s $vcfdir/case_100k_bin_09_079.vcf -T I079_cancer  -d $dbdir&#10;endtime=$(date +%s)&#10;timediff=$((endtime-starttime))&#10;echo total excutetime so far $timediff seconds &gt;&gt; $logfile">
            <text:p>echo $vcfdir/case_100k_bin_09_079.vcf &gt;&gt; $logfile<text:line-break/>$scriptdir/../../bin/bvd-add.pl -s $vcfdir/case_100k_bin_09_079.vcf -T I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3]" office:value-type="string" office:string-value="echo $vcfdir/case_100k_bin_09_080.vcf &gt;&gt; $logfile&#10;$scriptdir/../../bin/bvd-add.pl -s $vcfdir/case_100k_bin_09_080.vcf -T I080_cancer  -d $dbdir&#10;endtime=$(date +%s)&#10;timediff=$((endtime-starttime))&#10;echo total excutetime so far $timediff seconds &gt;&gt; $logfile">
            <text:p>echo $vcfdir/case_100k_bin_09_080.vcf &gt;&gt; $logfile<text:line-break/>$scriptdir/../../bin/bvd-add.pl -s $vcfdir/case_100k_bin_09_080.vcf -T I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4]" office:value-type="string" office:string-value="echo $vcfdir/case_100k_bin_09_081.vcf &gt;&gt; $logfile&#10;$scriptdir/../../bin/bvd-add.pl -s $vcfdir/case_100k_bin_09_081.vcf -T I081_cancer  -d $dbdir&#10;endtime=$(date +%s)&#10;timediff=$((endtime-starttime))&#10;echo total excutetime so far $timediff seconds &gt;&gt; $logfile">
            <text:p>echo $vcfdir/case_100k_bin_09_081.vcf &gt;&gt; $logfile<text:line-break/>$scriptdir/../../bin/bvd-add.pl -s $vcfdir/case_100k_bin_09_081.vcf -T I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5]" office:value-type="string" office:string-value="echo $vcfdir/case_100k_bin_09_082.vcf &gt;&gt; $logfile&#10;$scriptdir/../../bin/bvd-add.pl -s $vcfdir/case_100k_bin_09_082.vcf -T I082_cancer  -d $dbdir&#10;endtime=$(date +%s)&#10;timediff=$((endtime-starttime))&#10;echo total excutetime so far $timediff seconds &gt;&gt; $logfile">
            <text:p>echo $vcfdir/case_100k_bin_09_082.vcf &gt;&gt; $logfile<text:line-break/>$scriptdir/../../bin/bvd-add.pl -s $vcfdir/case_100k_bin_09_082.vcf -T I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6]" office:value-type="string" office:string-value="echo $vcfdir/case_100k_bin_09_083.vcf &gt;&gt; $logfile&#10;$scriptdir/../../bin/bvd-add.pl -s $vcfdir/case_100k_bin_09_083.vcf -T I083_cancer  -d $dbdir&#10;endtime=$(date +%s)&#10;timediff=$((endtime-starttime))&#10;echo total excutetime so far $timediff seconds &gt;&gt; $logfile">
            <text:p>echo $vcfdir/case_100k_bin_09_083.vcf &gt;&gt; $logfile<text:line-break/>$scriptdir/../../bin/bvd-add.pl -s $vcfdir/case_100k_bin_09_083.vcf -T I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7]" office:value-type="string" office:string-value="echo $vcfdir/case_100k_bin_09_084.vcf &gt;&gt; $logfile&#10;$scriptdir/../../bin/bvd-add.pl -s $vcfdir/case_100k_bin_09_084.vcf -T I084_cancer  -d $dbdir&#10;endtime=$(date +%s)&#10;timediff=$((endtime-starttime))&#10;echo total excutetime so far $timediff seconds &gt;&gt; $logfile">
            <text:p>echo $vcfdir/case_100k_bin_09_084.vcf &gt;&gt; $logfile<text:line-break/>$scriptdir/../../bin/bvd-add.pl -s $vcfdir/case_100k_bin_09_084.vcf -T I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8]" office:value-type="string" office:string-value="echo $vcfdir/case_100k_bin_09_085.vcf &gt;&gt; $logfile&#10;$scriptdir/../../bin/bvd-add.pl -s $vcfdir/case_100k_bin_09_085.vcf -T I085_cancer  -d $dbdir&#10;endtime=$(date +%s)&#10;timediff=$((endtime-starttime))&#10;echo total excutetime so far $timediff seconds &gt;&gt; $logfile">
            <text:p>echo $vcfdir/case_100k_bin_09_085.vcf &gt;&gt; $logfile<text:line-break/>$scriptdir/../../bin/bvd-add.pl -s $vcfdir/case_100k_bin_09_085.vcf -T I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89]" office:value-type="string" office:string-value="echo $vcfdir/case_100k_bin_09_086.vcf &gt;&gt; $logfile&#10;$scriptdir/../../bin/bvd-add.pl -s $vcfdir/case_100k_bin_09_086.vcf -T I086_cancer  -d $dbdir&#10;endtime=$(date +%s)&#10;timediff=$((endtime-starttime))&#10;echo total excutetime so far $timediff seconds &gt;&gt; $logfile">
            <text:p>echo $vcfdir/case_100k_bin_09_086.vcf &gt;&gt; $logfile<text:line-break/>$scriptdir/../../bin/bvd-add.pl -s $vcfdir/case_100k_bin_09_086.vcf -T I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0]" office:value-type="string" office:string-value="echo $vcfdir/case_100k_bin_09_087.vcf &gt;&gt; $logfile&#10;$scriptdir/../../bin/bvd-add.pl -s $vcfdir/case_100k_bin_09_087.vcf -T I087_cancer  -d $dbdir&#10;endtime=$(date +%s)&#10;timediff=$((endtime-starttime))&#10;echo total excutetime so far $timediff seconds &gt;&gt; $logfile">
            <text:p>echo $vcfdir/case_100k_bin_09_087.vcf &gt;&gt; $logfile<text:line-break/>$scriptdir/../../bin/bvd-add.pl -s $vcfdir/case_100k_bin_09_087.vcf -T I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1]" office:value-type="string" office:string-value="echo $vcfdir/case_100k_bin_09_088.vcf &gt;&gt; $logfile&#10;$scriptdir/../../bin/bvd-add.pl -s $vcfdir/case_100k_bin_09_088.vcf -T I088_cancer  -d $dbdir&#10;endtime=$(date +%s)&#10;timediff=$((endtime-starttime))&#10;echo total excutetime so far $timediff seconds &gt;&gt; $logfile">
            <text:p>echo $vcfdir/case_100k_bin_09_088.vcf &gt;&gt; $logfile<text:line-break/>$scriptdir/../../bin/bvd-add.pl -s $vcfdir/case_100k_bin_09_088.vcf -T I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2]" office:value-type="string" office:string-value="echo $vcfdir/case_100k_bin_09_089.vcf &gt;&gt; $logfile&#10;$scriptdir/../../bin/bvd-add.pl -s $vcfdir/case_100k_bin_09_089.vcf -T I089_cancer  -d $dbdir&#10;endtime=$(date +%s)&#10;timediff=$((endtime-starttime))&#10;echo total excutetime so far $timediff seconds &gt;&gt; $logfile">
            <text:p>echo $vcfdir/case_100k_bin_09_089.vcf &gt;&gt; $logfile<text:line-break/>$scriptdir/../../bin/bvd-add.pl -s $vcfdir/case_100k_bin_09_089.vcf -T I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3]" office:value-type="string" office:string-value="echo $vcfdir/case_100k_bin_09_090.vcf &gt;&gt; $logfile&#10;$scriptdir/../../bin/bvd-add.pl -s $vcfdir/case_100k_bin_09_090.vcf -T I090_cancer  -d $dbdir&#10;endtime=$(date +%s)&#10;timediff=$((endtime-starttime))&#10;echo total excutetime so far $timediff seconds &gt;&gt; $logfile">
            <text:p>echo $vcfdir/case_100k_bin_09_090.vcf &gt;&gt; $logfile<text:line-break/>$scriptdir/../../bin/bvd-add.pl -s $vcfdir/case_100k_bin_09_090.vcf -T I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4]" office:value-type="string" office:string-value="echo $vcfdir/case_100k_bin_09_091.vcf &gt;&gt; $logfile&#10;$scriptdir/../../bin/bvd-add.pl -s $vcfdir/case_100k_bin_09_091.vcf -T I091_cancer  -d $dbdir&#10;endtime=$(date +%s)&#10;timediff=$((endtime-starttime))&#10;echo total excutetime so far $timediff seconds &gt;&gt; $logfile">
            <text:p>echo $vcfdir/case_100k_bin_09_091.vcf &gt;&gt; $logfile<text:line-break/>$scriptdir/../../bin/bvd-add.pl -s $vcfdir/case_100k_bin_09_091.vcf -T I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5]" office:value-type="string" office:string-value="echo $vcfdir/case_100k_bin_09_092.vcf &gt;&gt; $logfile&#10;$scriptdir/../../bin/bvd-add.pl -s $vcfdir/case_100k_bin_09_092.vcf -T I092_cancer  -d $dbdir&#10;endtime=$(date +%s)&#10;timediff=$((endtime-starttime))&#10;echo total excutetime so far $timediff seconds &gt;&gt; $logfile">
            <text:p>echo $vcfdir/case_100k_bin_09_092.vcf &gt;&gt; $logfile<text:line-break/>$scriptdir/../../bin/bvd-add.pl -s $vcfdir/case_100k_bin_09_092.vcf -T I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6]" office:value-type="string" office:string-value="echo $vcfdir/case_100k_bin_09_093.vcf &gt;&gt; $logfile&#10;$scriptdir/../../bin/bvd-add.pl -s $vcfdir/case_100k_bin_09_093.vcf -T I093_cancer  -d $dbdir&#10;endtime=$(date +%s)&#10;timediff=$((endtime-starttime))&#10;echo total excutetime so far $timediff seconds &gt;&gt; $logfile">
            <text:p>echo $vcfdir/case_100k_bin_09_093.vcf &gt;&gt; $logfile<text:line-break/>$scriptdir/../../bin/bvd-add.pl -s $vcfdir/case_100k_bin_09_093.vcf -T I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7]" office:value-type="string" office:string-value="echo $vcfdir/case_100k_bin_09_094.vcf &gt;&gt; $logfile&#10;$scriptdir/../../bin/bvd-add.pl -s $vcfdir/case_100k_bin_09_094.vcf -T I094_cancer  -d $dbdir&#10;endtime=$(date +%s)&#10;timediff=$((endtime-starttime))&#10;echo total excutetime so far $timediff seconds &gt;&gt; $logfile">
            <text:p>echo $vcfdir/case_100k_bin_09_094.vcf &gt;&gt; $logfile<text:line-break/>$scriptdir/../../bin/bvd-add.pl -s $vcfdir/case_100k_bin_09_094.vcf -T I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8]" office:value-type="string" office:string-value="echo $vcfdir/case_100k_bin_09_095.vcf &gt;&gt; $logfile&#10;$scriptdir/../../bin/bvd-add.pl -s $vcfdir/case_100k_bin_09_095.vcf -T I095_cancer  -d $dbdir&#10;endtime=$(date +%s)&#10;timediff=$((endtime-starttime))&#10;echo total excutetime so far $timediff seconds &gt;&gt; $logfile">
            <text:p>echo $vcfdir/case_100k_bin_09_095.vcf &gt;&gt; $logfile<text:line-break/>$scriptdir/../../bin/bvd-add.pl -s $vcfdir/case_100k_bin_09_095.vcf -T I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99]" office:value-type="string" office:string-value="echo $vcfdir/case_100k_bin_09_096.vcf &gt;&gt; $logfile&#10;$scriptdir/../../bin/bvd-add.pl -s $vcfdir/case_100k_bin_09_096.vcf -T I096_cancer  -d $dbdir&#10;endtime=$(date +%s)&#10;timediff=$((endtime-starttime))&#10;echo total excutetime so far $timediff seconds &gt;&gt; $logfile">
            <text:p>echo $vcfdir/case_100k_bin_09_096.vcf &gt;&gt; $logfile<text:line-break/>$scriptdir/../../bin/bvd-add.pl -s $vcfdir/case_100k_bin_09_096.vcf -T I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00]" office:value-type="string" office:string-value="echo $vcfdir/case_100k_bin_09_097.vcf &gt;&gt; $logfile&#10;$scriptdir/../../bin/bvd-add.pl -s $vcfdir/case_100k_bin_09_097.vcf -T I097_cancer  -d $dbdir&#10;endtime=$(date +%s)&#10;timediff=$((endtime-starttime))&#10;echo total excutetime so far $timediff seconds &gt;&gt; $logfile">
            <text:p>echo $vcfdir/case_100k_bin_09_097.vcf &gt;&gt; $logfile<text:line-break/>$scriptdir/../../bin/bvd-add.pl -s $vcfdir/case_100k_bin_09_097.vcf -T I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01]" office:value-type="string" office:string-value="echo $vcfdir/case_100k_bin_09_098.vcf &gt;&gt; $logfile&#10;$scriptdir/../../bin/bvd-add.pl -s $vcfdir/case_100k_bin_09_098.vcf -T I098_cancer  -d $dbdir&#10;endtime=$(date +%s)&#10;timediff=$((endtime-starttime))&#10;echo total excutetime so far $timediff seconds &gt;&gt; $logfile">
            <text:p>echo $vcfdir/case_100k_bin_09_098.vcf &gt;&gt; $logfile<text:line-break/>$scriptdir/../../bin/bvd-add.pl -s $vcfdir/case_100k_bin_09_098.vcf -T I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02]" office:value-type="string" office:string-value="echo $vcfdir/case_100k_bin_09_099.vcf &gt;&gt; $logfile&#10;$scriptdir/../../bin/bvd-add.pl -s $vcfdir/case_100k_bin_09_099.vcf -T I099_cancer  -d $dbdir&#10;endtime=$(date +%s)&#10;timediff=$((endtime-starttime))&#10;echo total excutetime so far $timediff seconds &gt;&gt; $logfile">
            <text:p>echo $vcfdir/case_100k_bin_09_099.vcf &gt;&gt; $logfile<text:line-break/>$scriptdir/../../bin/bvd-add.pl -s $vcfdir/case_100k_bin_09_099.vcf -T I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U103]" office:value-type="string" office:string-value="echo $vcfdir/case_100k_bin_09_100.vcf &gt;&gt; $logfile&#10;$scriptdir/../../bin/bvd-add.pl -s $vcfdir/case_100k_bin_09_100.vcf -T I100_cancer  -d $dbdir&#10;endtime=$(date +%s)&#10;timediff=$((endtime-starttime))&#10;echo total excutetime so far $timediff seconds &gt;&gt; $logfile">
            <text:p>echo $vcfdir/case_100k_bin_09_100.vcf &gt;&gt; $logfile<text:line-break/>$scriptdir/../../bin/bvd-add.pl -s $vcfdir/case_100k_bin_09_100.vcf -T I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]" office:value-type="string" office:string-value="echo $vcfdir/case_100k_bin_10_001.vcf &gt;&gt; $logfile&#10;$scriptdir/../../bin/bvd-add.pl -s $vcfdir/case_100k_bin_10_001.vcf -T J001_cancer  -d $dbdir&#10;endtime=$(date +%s)&#10;timediff=$((endtime-starttime))&#10;echo total excutetime so far $timediff seconds &gt;&gt; $logfile">
            <text:p>echo $vcfdir/case_100k_bin_10_001.vcf &gt;&gt; $logfile<text:line-break/>$scriptdir/../../bin/bvd-add.pl -s $vcfdir/case_100k_bin_10_001.vcf -T J00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]" office:value-type="string" office:string-value="echo $vcfdir/case_100k_bin_10_002.vcf &gt;&gt; $logfile&#10;$scriptdir/../../bin/bvd-add.pl -s $vcfdir/case_100k_bin_10_002.vcf -T J002_cancer  -d $dbdir&#10;endtime=$(date +%s)&#10;timediff=$((endtime-starttime))&#10;echo total excutetime so far $timediff seconds &gt;&gt; $logfile">
            <text:p>echo $vcfdir/case_100k_bin_10_002.vcf &gt;&gt; $logfile<text:line-break/>$scriptdir/../../bin/bvd-add.pl -s $vcfdir/case_100k_bin_10_002.vcf -T J00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]" office:value-type="string" office:string-value="echo $vcfdir/case_100k_bin_10_003.vcf &gt;&gt; $logfile&#10;$scriptdir/../../bin/bvd-add.pl -s $vcfdir/case_100k_bin_10_003.vcf -T J003_cancer  -d $dbdir&#10;endtime=$(date +%s)&#10;timediff=$((endtime-starttime))&#10;echo total excutetime so far $timediff seconds &gt;&gt; $logfile">
            <text:p>echo $vcfdir/case_100k_bin_10_003.vcf &gt;&gt; $logfile<text:line-break/>$scriptdir/../../bin/bvd-add.pl -s $vcfdir/case_100k_bin_10_003.vcf -T J00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]" office:value-type="string" office:string-value="echo $vcfdir/case_100k_bin_10_004.vcf &gt;&gt; $logfile&#10;$scriptdir/../../bin/bvd-add.pl -s $vcfdir/case_100k_bin_10_004.vcf -T J004_cancer  -d $dbdir&#10;endtime=$(date +%s)&#10;timediff=$((endtime-starttime))&#10;echo total excutetime so far $timediff seconds &gt;&gt; $logfile">
            <text:p>echo $vcfdir/case_100k_bin_10_004.vcf &gt;&gt; $logfile<text:line-break/>$scriptdir/../../bin/bvd-add.pl -s $vcfdir/case_100k_bin_10_004.vcf -T J00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]" office:value-type="string" office:string-value="echo $vcfdir/case_100k_bin_10_005.vcf &gt;&gt; $logfile&#10;$scriptdir/../../bin/bvd-add.pl -s $vcfdir/case_100k_bin_10_005.vcf -T J005_cancer  -d $dbdir&#10;endtime=$(date +%s)&#10;timediff=$((endtime-starttime))&#10;echo total excutetime so far $timediff seconds &gt;&gt; $logfile">
            <text:p>echo $vcfdir/case_100k_bin_10_005.vcf &gt;&gt; $logfile<text:line-break/>$scriptdir/../../bin/bvd-add.pl -s $vcfdir/case_100k_bin_10_005.vcf -T J00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]" office:value-type="string" office:string-value="echo $vcfdir/case_100k_bin_10_006.vcf &gt;&gt; $logfile&#10;$scriptdir/../../bin/bvd-add.pl -s $vcfdir/case_100k_bin_10_006.vcf -T J006_cancer  -d $dbdir&#10;endtime=$(date +%s)&#10;timediff=$((endtime-starttime))&#10;echo total excutetime so far $timediff seconds &gt;&gt; $logfile">
            <text:p>echo $vcfdir/case_100k_bin_10_006.vcf &gt;&gt; $logfile<text:line-break/>$scriptdir/../../bin/bvd-add.pl -s $vcfdir/case_100k_bin_10_006.vcf -T J00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0]" office:value-type="string" office:string-value="echo $vcfdir/case_100k_bin_10_007.vcf &gt;&gt; $logfile&#10;$scriptdir/../../bin/bvd-add.pl -s $vcfdir/case_100k_bin_10_007.vcf -T J007_cancer  -d $dbdir&#10;endtime=$(date +%s)&#10;timediff=$((endtime-starttime))&#10;echo total excutetime so far $timediff seconds &gt;&gt; $logfile">
            <text:p>echo $vcfdir/case_100k_bin_10_007.vcf &gt;&gt; $logfile<text:line-break/>$scriptdir/../../bin/bvd-add.pl -s $vcfdir/case_100k_bin_10_007.vcf -T J00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1]" office:value-type="string" office:string-value="echo $vcfdir/case_100k_bin_10_008.vcf &gt;&gt; $logfile&#10;$scriptdir/../../bin/bvd-add.pl -s $vcfdir/case_100k_bin_10_008.vcf -T J008_cancer  -d $dbdir&#10;endtime=$(date +%s)&#10;timediff=$((endtime-starttime))&#10;echo total excutetime so far $timediff seconds &gt;&gt; $logfile">
            <text:p>echo $vcfdir/case_100k_bin_10_008.vcf &gt;&gt; $logfile<text:line-break/>$scriptdir/../../bin/bvd-add.pl -s $vcfdir/case_100k_bin_10_008.vcf -T J00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2]" office:value-type="string" office:string-value="echo $vcfdir/case_100k_bin_10_009.vcf &gt;&gt; $logfile&#10;$scriptdir/../../bin/bvd-add.pl -s $vcfdir/case_100k_bin_10_009.vcf -T J009_cancer  -d $dbdir&#10;endtime=$(date +%s)&#10;timediff=$((endtime-starttime))&#10;echo total excutetime so far $timediff seconds &gt;&gt; $logfile">
            <text:p>echo $vcfdir/case_100k_bin_10_009.vcf &gt;&gt; $logfile<text:line-break/>$scriptdir/../../bin/bvd-add.pl -s $vcfdir/case_100k_bin_10_009.vcf -T J00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3]" office:value-type="string" office:string-value="echo $vcfdir/case_100k_bin_10_010.vcf &gt;&gt; $logfile&#10;$scriptdir/../../bin/bvd-add.pl -s $vcfdir/case_100k_bin_10_010.vcf -T J010_cancer  -d $dbdir&#10;endtime=$(date +%s)&#10;timediff=$((endtime-starttime))&#10;echo total excutetime so far $timediff seconds &gt;&gt; $logfile">
            <text:p>echo $vcfdir/case_100k_bin_10_010.vcf &gt;&gt; $logfile<text:line-break/>$scriptdir/../../bin/bvd-add.pl -s $vcfdir/case_100k_bin_10_010.vcf -T J01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4]" office:value-type="string" office:string-value="echo $vcfdir/case_100k_bin_10_011.vcf &gt;&gt; $logfile&#10;$scriptdir/../../bin/bvd-add.pl -s $vcfdir/case_100k_bin_10_011.vcf -T J011_cancer  -d $dbdir&#10;endtime=$(date +%s)&#10;timediff=$((endtime-starttime))&#10;echo total excutetime so far $timediff seconds &gt;&gt; $logfile">
            <text:p>echo $vcfdir/case_100k_bin_10_011.vcf &gt;&gt; $logfile<text:line-break/>$scriptdir/../../bin/bvd-add.pl -s $vcfdir/case_100k_bin_10_011.vcf -T J01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5]" office:value-type="string" office:string-value="echo $vcfdir/case_100k_bin_10_012.vcf &gt;&gt; $logfile&#10;$scriptdir/../../bin/bvd-add.pl -s $vcfdir/case_100k_bin_10_012.vcf -T J012_cancer  -d $dbdir&#10;endtime=$(date +%s)&#10;timediff=$((endtime-starttime))&#10;echo total excutetime so far $timediff seconds &gt;&gt; $logfile">
            <text:p>echo $vcfdir/case_100k_bin_10_012.vcf &gt;&gt; $logfile<text:line-break/>$scriptdir/../../bin/bvd-add.pl -s $vcfdir/case_100k_bin_10_012.vcf -T J01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6]" office:value-type="string" office:string-value="echo $vcfdir/case_100k_bin_10_013.vcf &gt;&gt; $logfile&#10;$scriptdir/../../bin/bvd-add.pl -s $vcfdir/case_100k_bin_10_013.vcf -T J013_cancer  -d $dbdir&#10;endtime=$(date +%s)&#10;timediff=$((endtime-starttime))&#10;echo total excutetime so far $timediff seconds &gt;&gt; $logfile">
            <text:p>echo $vcfdir/case_100k_bin_10_013.vcf &gt;&gt; $logfile<text:line-break/>$scriptdir/../../bin/bvd-add.pl -s $vcfdir/case_100k_bin_10_013.vcf -T J01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7]" office:value-type="string" office:string-value="echo $vcfdir/case_100k_bin_10_014.vcf &gt;&gt; $logfile&#10;$scriptdir/../../bin/bvd-add.pl -s $vcfdir/case_100k_bin_10_014.vcf -T J014_cancer  -d $dbdir&#10;endtime=$(date +%s)&#10;timediff=$((endtime-starttime))&#10;echo total excutetime so far $timediff seconds &gt;&gt; $logfile">
            <text:p>echo $vcfdir/case_100k_bin_10_014.vcf &gt;&gt; $logfile<text:line-break/>$scriptdir/../../bin/bvd-add.pl -s $vcfdir/case_100k_bin_10_014.vcf -T J01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8]" office:value-type="string" office:string-value="echo $vcfdir/case_100k_bin_10_015.vcf &gt;&gt; $logfile&#10;$scriptdir/../../bin/bvd-add.pl -s $vcfdir/case_100k_bin_10_015.vcf -T J015_cancer  -d $dbdir&#10;endtime=$(date +%s)&#10;timediff=$((endtime-starttime))&#10;echo total excutetime so far $timediff seconds &gt;&gt; $logfile">
            <text:p>echo $vcfdir/case_100k_bin_10_015.vcf &gt;&gt; $logfile<text:line-break/>$scriptdir/../../bin/bvd-add.pl -s $vcfdir/case_100k_bin_10_015.vcf -T J01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9]" office:value-type="string" office:string-value="echo $vcfdir/case_100k_bin_10_016.vcf &gt;&gt; $logfile&#10;$scriptdir/../../bin/bvd-add.pl -s $vcfdir/case_100k_bin_10_016.vcf -T J016_cancer  -d $dbdir&#10;endtime=$(date +%s)&#10;timediff=$((endtime-starttime))&#10;echo total excutetime so far $timediff seconds &gt;&gt; $logfile">
            <text:p>echo $vcfdir/case_100k_bin_10_016.vcf &gt;&gt; $logfile<text:line-break/>$scriptdir/../../bin/bvd-add.pl -s $vcfdir/case_100k_bin_10_016.vcf -T J01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0]" office:value-type="string" office:string-value="echo $vcfdir/case_100k_bin_10_017.vcf &gt;&gt; $logfile&#10;$scriptdir/../../bin/bvd-add.pl -s $vcfdir/case_100k_bin_10_017.vcf -T J017_cancer  -d $dbdir&#10;endtime=$(date +%s)&#10;timediff=$((endtime-starttime))&#10;echo total excutetime so far $timediff seconds &gt;&gt; $logfile">
            <text:p>echo $vcfdir/case_100k_bin_10_017.vcf &gt;&gt; $logfile<text:line-break/>$scriptdir/../../bin/bvd-add.pl -s $vcfdir/case_100k_bin_10_017.vcf -T J01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1]" office:value-type="string" office:string-value="echo $vcfdir/case_100k_bin_10_018.vcf &gt;&gt; $logfile&#10;$scriptdir/../../bin/bvd-add.pl -s $vcfdir/case_100k_bin_10_018.vcf -T J018_cancer  -d $dbdir&#10;endtime=$(date +%s)&#10;timediff=$((endtime-starttime))&#10;echo total excutetime so far $timediff seconds &gt;&gt; $logfile">
            <text:p>echo $vcfdir/case_100k_bin_10_018.vcf &gt;&gt; $logfile<text:line-break/>$scriptdir/../../bin/bvd-add.pl -s $vcfdir/case_100k_bin_10_018.vcf -T J01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2]" office:value-type="string" office:string-value="echo $vcfdir/case_100k_bin_10_019.vcf &gt;&gt; $logfile&#10;$scriptdir/../../bin/bvd-add.pl -s $vcfdir/case_100k_bin_10_019.vcf -T J019_cancer  -d $dbdir&#10;endtime=$(date +%s)&#10;timediff=$((endtime-starttime))&#10;echo total excutetime so far $timediff seconds &gt;&gt; $logfile">
            <text:p>echo $vcfdir/case_100k_bin_10_019.vcf &gt;&gt; $logfile<text:line-break/>$scriptdir/../../bin/bvd-add.pl -s $vcfdir/case_100k_bin_10_019.vcf -T J01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3]" office:value-type="string" office:string-value="echo $vcfdir/case_100k_bin_10_020.vcf &gt;&gt; $logfile&#10;$scriptdir/../../bin/bvd-add.pl -s $vcfdir/case_100k_bin_10_020.vcf -T J020_cancer  -d $dbdir&#10;endtime=$(date +%s)&#10;timediff=$((endtime-starttime))&#10;echo total excutetime so far $timediff seconds &gt;&gt; $logfile">
            <text:p>echo $vcfdir/case_100k_bin_10_020.vcf &gt;&gt; $logfile<text:line-break/>$scriptdir/../../bin/bvd-add.pl -s $vcfdir/case_100k_bin_10_020.vcf -T J02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4]" office:value-type="string" office:string-value="echo $vcfdir/case_100k_bin_10_021.vcf &gt;&gt; $logfile&#10;$scriptdir/../../bin/bvd-add.pl -s $vcfdir/case_100k_bin_10_021.vcf -T J021_cancer  -d $dbdir&#10;endtime=$(date +%s)&#10;timediff=$((endtime-starttime))&#10;echo total excutetime so far $timediff seconds &gt;&gt; $logfile">
            <text:p>echo $vcfdir/case_100k_bin_10_021.vcf &gt;&gt; $logfile<text:line-break/>$scriptdir/../../bin/bvd-add.pl -s $vcfdir/case_100k_bin_10_021.vcf -T J02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5]" office:value-type="string" office:string-value="echo $vcfdir/case_100k_bin_10_022.vcf &gt;&gt; $logfile&#10;$scriptdir/../../bin/bvd-add.pl -s $vcfdir/case_100k_bin_10_022.vcf -T J022_cancer  -d $dbdir&#10;endtime=$(date +%s)&#10;timediff=$((endtime-starttime))&#10;echo total excutetime so far $timediff seconds &gt;&gt; $logfile">
            <text:p>echo $vcfdir/case_100k_bin_10_022.vcf &gt;&gt; $logfile<text:line-break/>$scriptdir/../../bin/bvd-add.pl -s $vcfdir/case_100k_bin_10_022.vcf -T J02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6]" office:value-type="string" office:string-value="echo $vcfdir/case_100k_bin_10_023.vcf &gt;&gt; $logfile&#10;$scriptdir/../../bin/bvd-add.pl -s $vcfdir/case_100k_bin_10_023.vcf -T J023_cancer  -d $dbdir&#10;endtime=$(date +%s)&#10;timediff=$((endtime-starttime))&#10;echo total excutetime so far $timediff seconds &gt;&gt; $logfile">
            <text:p>echo $vcfdir/case_100k_bin_10_023.vcf &gt;&gt; $logfile<text:line-break/>$scriptdir/../../bin/bvd-add.pl -s $vcfdir/case_100k_bin_10_023.vcf -T J02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7]" office:value-type="string" office:string-value="echo $vcfdir/case_100k_bin_10_024.vcf &gt;&gt; $logfile&#10;$scriptdir/../../bin/bvd-add.pl -s $vcfdir/case_100k_bin_10_024.vcf -T J024_cancer  -d $dbdir&#10;endtime=$(date +%s)&#10;timediff=$((endtime-starttime))&#10;echo total excutetime so far $timediff seconds &gt;&gt; $logfile">
            <text:p>echo $vcfdir/case_100k_bin_10_024.vcf &gt;&gt; $logfile<text:line-break/>$scriptdir/../../bin/bvd-add.pl -s $vcfdir/case_100k_bin_10_024.vcf -T J02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8]" office:value-type="string" office:string-value="echo $vcfdir/case_100k_bin_10_025.vcf &gt;&gt; $logfile&#10;$scriptdir/../../bin/bvd-add.pl -s $vcfdir/case_100k_bin_10_025.vcf -T J025_cancer  -d $dbdir&#10;endtime=$(date +%s)&#10;timediff=$((endtime-starttime))&#10;echo total excutetime so far $timediff seconds &gt;&gt; $logfile">
            <text:p>echo $vcfdir/case_100k_bin_10_025.vcf &gt;&gt; $logfile<text:line-break/>$scriptdir/../../bin/bvd-add.pl -s $vcfdir/case_100k_bin_10_025.vcf -T J02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29]" office:value-type="string" office:string-value="echo $vcfdir/case_100k_bin_10_026.vcf &gt;&gt; $logfile&#10;$scriptdir/../../bin/bvd-add.pl -s $vcfdir/case_100k_bin_10_026.vcf -T J026_cancer  -d $dbdir&#10;endtime=$(date +%s)&#10;timediff=$((endtime-starttime))&#10;echo total excutetime so far $timediff seconds &gt;&gt; $logfile">
            <text:p>echo $vcfdir/case_100k_bin_10_026.vcf &gt;&gt; $logfile<text:line-break/>$scriptdir/../../bin/bvd-add.pl -s $vcfdir/case_100k_bin_10_026.vcf -T J02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0]" office:value-type="string" office:string-value="echo $vcfdir/case_100k_bin_10_027.vcf &gt;&gt; $logfile&#10;$scriptdir/../../bin/bvd-add.pl -s $vcfdir/case_100k_bin_10_027.vcf -T J027_cancer  -d $dbdir&#10;endtime=$(date +%s)&#10;timediff=$((endtime-starttime))&#10;echo total excutetime so far $timediff seconds &gt;&gt; $logfile">
            <text:p>echo $vcfdir/case_100k_bin_10_027.vcf &gt;&gt; $logfile<text:line-break/>$scriptdir/../../bin/bvd-add.pl -s $vcfdir/case_100k_bin_10_027.vcf -T J02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1]" office:value-type="string" office:string-value="echo $vcfdir/case_100k_bin_10_028.vcf &gt;&gt; $logfile&#10;$scriptdir/../../bin/bvd-add.pl -s $vcfdir/case_100k_bin_10_028.vcf -T J028_cancer  -d $dbdir&#10;endtime=$(date +%s)&#10;timediff=$((endtime-starttime))&#10;echo total excutetime so far $timediff seconds &gt;&gt; $logfile">
            <text:p>echo $vcfdir/case_100k_bin_10_028.vcf &gt;&gt; $logfile<text:line-break/>$scriptdir/../../bin/bvd-add.pl -s $vcfdir/case_100k_bin_10_028.vcf -T J02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2]" office:value-type="string" office:string-value="echo $vcfdir/case_100k_bin_10_029.vcf &gt;&gt; $logfile&#10;$scriptdir/../../bin/bvd-add.pl -s $vcfdir/case_100k_bin_10_029.vcf -T J029_cancer  -d $dbdir&#10;endtime=$(date +%s)&#10;timediff=$((endtime-starttime))&#10;echo total excutetime so far $timediff seconds &gt;&gt; $logfile">
            <text:p>echo $vcfdir/case_100k_bin_10_029.vcf &gt;&gt; $logfile<text:line-break/>$scriptdir/../../bin/bvd-add.pl -s $vcfdir/case_100k_bin_10_029.vcf -T J02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3]" office:value-type="string" office:string-value="echo $vcfdir/case_100k_bin_10_030.vcf &gt;&gt; $logfile&#10;$scriptdir/../../bin/bvd-add.pl -s $vcfdir/case_100k_bin_10_030.vcf -T J030_cancer  -d $dbdir&#10;endtime=$(date +%s)&#10;timediff=$((endtime-starttime))&#10;echo total excutetime so far $timediff seconds &gt;&gt; $logfile">
            <text:p>echo $vcfdir/case_100k_bin_10_030.vcf &gt;&gt; $logfile<text:line-break/>$scriptdir/../../bin/bvd-add.pl -s $vcfdir/case_100k_bin_10_030.vcf -T J03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4]" office:value-type="string" office:string-value="echo $vcfdir/case_100k_bin_10_031.vcf &gt;&gt; $logfile&#10;$scriptdir/../../bin/bvd-add.pl -s $vcfdir/case_100k_bin_10_031.vcf -T J031_cancer  -d $dbdir&#10;endtime=$(date +%s)&#10;timediff=$((endtime-starttime))&#10;echo total excutetime so far $timediff seconds &gt;&gt; $logfile">
            <text:p>echo $vcfdir/case_100k_bin_10_031.vcf &gt;&gt; $logfile<text:line-break/>$scriptdir/../../bin/bvd-add.pl -s $vcfdir/case_100k_bin_10_031.vcf -T J03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5]" office:value-type="string" office:string-value="echo $vcfdir/case_100k_bin_10_032.vcf &gt;&gt; $logfile&#10;$scriptdir/../../bin/bvd-add.pl -s $vcfdir/case_100k_bin_10_032.vcf -T J032_cancer  -d $dbdir&#10;endtime=$(date +%s)&#10;timediff=$((endtime-starttime))&#10;echo total excutetime so far $timediff seconds &gt;&gt; $logfile">
            <text:p>echo $vcfdir/case_100k_bin_10_032.vcf &gt;&gt; $logfile<text:line-break/>$scriptdir/../../bin/bvd-add.pl -s $vcfdir/case_100k_bin_10_032.vcf -T J03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6]" office:value-type="string" office:string-value="echo $vcfdir/case_100k_bin_10_033.vcf &gt;&gt; $logfile&#10;$scriptdir/../../bin/bvd-add.pl -s $vcfdir/case_100k_bin_10_033.vcf -T J033_cancer  -d $dbdir&#10;endtime=$(date +%s)&#10;timediff=$((endtime-starttime))&#10;echo total excutetime so far $timediff seconds &gt;&gt; $logfile">
            <text:p>echo $vcfdir/case_100k_bin_10_033.vcf &gt;&gt; $logfile<text:line-break/>$scriptdir/../../bin/bvd-add.pl -s $vcfdir/case_100k_bin_10_033.vcf -T J03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7]" office:value-type="string" office:string-value="echo $vcfdir/case_100k_bin_10_034.vcf &gt;&gt; $logfile&#10;$scriptdir/../../bin/bvd-add.pl -s $vcfdir/case_100k_bin_10_034.vcf -T J034_cancer  -d $dbdir&#10;endtime=$(date +%s)&#10;timediff=$((endtime-starttime))&#10;echo total excutetime so far $timediff seconds &gt;&gt; $logfile">
            <text:p>echo $vcfdir/case_100k_bin_10_034.vcf &gt;&gt; $logfile<text:line-break/>$scriptdir/../../bin/bvd-add.pl -s $vcfdir/case_100k_bin_10_034.vcf -T J03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8]" office:value-type="string" office:string-value="echo $vcfdir/case_100k_bin_10_035.vcf &gt;&gt; $logfile&#10;$scriptdir/../../bin/bvd-add.pl -s $vcfdir/case_100k_bin_10_035.vcf -T J035_cancer  -d $dbdir&#10;endtime=$(date +%s)&#10;timediff=$((endtime-starttime))&#10;echo total excutetime so far $timediff seconds &gt;&gt; $logfile">
            <text:p>echo $vcfdir/case_100k_bin_10_035.vcf &gt;&gt; $logfile<text:line-break/>$scriptdir/../../bin/bvd-add.pl -s $vcfdir/case_100k_bin_10_035.vcf -T J03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39]" office:value-type="string" office:string-value="echo $vcfdir/case_100k_bin_10_036.vcf &gt;&gt; $logfile&#10;$scriptdir/../../bin/bvd-add.pl -s $vcfdir/case_100k_bin_10_036.vcf -T J036_cancer  -d $dbdir&#10;endtime=$(date +%s)&#10;timediff=$((endtime-starttime))&#10;echo total excutetime so far $timediff seconds &gt;&gt; $logfile">
            <text:p>echo $vcfdir/case_100k_bin_10_036.vcf &gt;&gt; $logfile<text:line-break/>$scriptdir/../../bin/bvd-add.pl -s $vcfdir/case_100k_bin_10_036.vcf -T J03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0]" office:value-type="string" office:string-value="echo $vcfdir/case_100k_bin_10_037.vcf &gt;&gt; $logfile&#10;$scriptdir/../../bin/bvd-add.pl -s $vcfdir/case_100k_bin_10_037.vcf -T J037_cancer  -d $dbdir&#10;endtime=$(date +%s)&#10;timediff=$((endtime-starttime))&#10;echo total excutetime so far $timediff seconds &gt;&gt; $logfile">
            <text:p>echo $vcfdir/case_100k_bin_10_037.vcf &gt;&gt; $logfile<text:line-break/>$scriptdir/../../bin/bvd-add.pl -s $vcfdir/case_100k_bin_10_037.vcf -T J03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1]" office:value-type="string" office:string-value="echo $vcfdir/case_100k_bin_10_038.vcf &gt;&gt; $logfile&#10;$scriptdir/../../bin/bvd-add.pl -s $vcfdir/case_100k_bin_10_038.vcf -T J038_cancer  -d $dbdir&#10;endtime=$(date +%s)&#10;timediff=$((endtime-starttime))&#10;echo total excutetime so far $timediff seconds &gt;&gt; $logfile">
            <text:p>echo $vcfdir/case_100k_bin_10_038.vcf &gt;&gt; $logfile<text:line-break/>$scriptdir/../../bin/bvd-add.pl -s $vcfdir/case_100k_bin_10_038.vcf -T J03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2]" office:value-type="string" office:string-value="echo $vcfdir/case_100k_bin_10_039.vcf &gt;&gt; $logfile&#10;$scriptdir/../../bin/bvd-add.pl -s $vcfdir/case_100k_bin_10_039.vcf -T J039_cancer  -d $dbdir&#10;endtime=$(date +%s)&#10;timediff=$((endtime-starttime))&#10;echo total excutetime so far $timediff seconds &gt;&gt; $logfile">
            <text:p>echo $vcfdir/case_100k_bin_10_039.vcf &gt;&gt; $logfile<text:line-break/>$scriptdir/../../bin/bvd-add.pl -s $vcfdir/case_100k_bin_10_039.vcf -T J03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3]" office:value-type="string" office:string-value="echo $vcfdir/case_100k_bin_10_040.vcf &gt;&gt; $logfile&#10;$scriptdir/../../bin/bvd-add.pl -s $vcfdir/case_100k_bin_10_040.vcf -T J040_cancer  -d $dbdir&#10;endtime=$(date +%s)&#10;timediff=$((endtime-starttime))&#10;echo total excutetime so far $timediff seconds &gt;&gt; $logfile">
            <text:p>echo $vcfdir/case_100k_bin_10_040.vcf &gt;&gt; $logfile<text:line-break/>$scriptdir/../../bin/bvd-add.pl -s $vcfdir/case_100k_bin_10_040.vcf -T J04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4]" office:value-type="string" office:string-value="echo $vcfdir/case_100k_bin_10_041.vcf &gt;&gt; $logfile&#10;$scriptdir/../../bin/bvd-add.pl -s $vcfdir/case_100k_bin_10_041.vcf -T J041_cancer  -d $dbdir&#10;endtime=$(date +%s)&#10;timediff=$((endtime-starttime))&#10;echo total excutetime so far $timediff seconds &gt;&gt; $logfile">
            <text:p>echo $vcfdir/case_100k_bin_10_041.vcf &gt;&gt; $logfile<text:line-break/>$scriptdir/../../bin/bvd-add.pl -s $vcfdir/case_100k_bin_10_041.vcf -T J04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5]" office:value-type="string" office:string-value="echo $vcfdir/case_100k_bin_10_042.vcf &gt;&gt; $logfile&#10;$scriptdir/../../bin/bvd-add.pl -s $vcfdir/case_100k_bin_10_042.vcf -T J042_cancer  -d $dbdir&#10;endtime=$(date +%s)&#10;timediff=$((endtime-starttime))&#10;echo total excutetime so far $timediff seconds &gt;&gt; $logfile">
            <text:p>echo $vcfdir/case_100k_bin_10_042.vcf &gt;&gt; $logfile<text:line-break/>$scriptdir/../../bin/bvd-add.pl -s $vcfdir/case_100k_bin_10_042.vcf -T J04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6]" office:value-type="string" office:string-value="echo $vcfdir/case_100k_bin_10_043.vcf &gt;&gt; $logfile&#10;$scriptdir/../../bin/bvd-add.pl -s $vcfdir/case_100k_bin_10_043.vcf -T J043_cancer  -d $dbdir&#10;endtime=$(date +%s)&#10;timediff=$((endtime-starttime))&#10;echo total excutetime so far $timediff seconds &gt;&gt; $logfile">
            <text:p>echo $vcfdir/case_100k_bin_10_043.vcf &gt;&gt; $logfile<text:line-break/>$scriptdir/../../bin/bvd-add.pl -s $vcfdir/case_100k_bin_10_043.vcf -T J04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7]" office:value-type="string" office:string-value="echo $vcfdir/case_100k_bin_10_044.vcf &gt;&gt; $logfile&#10;$scriptdir/../../bin/bvd-add.pl -s $vcfdir/case_100k_bin_10_044.vcf -T J044_cancer  -d $dbdir&#10;endtime=$(date +%s)&#10;timediff=$((endtime-starttime))&#10;echo total excutetime so far $timediff seconds &gt;&gt; $logfile">
            <text:p>echo $vcfdir/case_100k_bin_10_044.vcf &gt;&gt; $logfile<text:line-break/>$scriptdir/../../bin/bvd-add.pl -s $vcfdir/case_100k_bin_10_044.vcf -T J04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8]" office:value-type="string" office:string-value="echo $vcfdir/case_100k_bin_10_045.vcf &gt;&gt; $logfile&#10;$scriptdir/../../bin/bvd-add.pl -s $vcfdir/case_100k_bin_10_045.vcf -T J045_cancer  -d $dbdir&#10;endtime=$(date +%s)&#10;timediff=$((endtime-starttime))&#10;echo total excutetime so far $timediff seconds &gt;&gt; $logfile">
            <text:p>echo $vcfdir/case_100k_bin_10_045.vcf &gt;&gt; $logfile<text:line-break/>$scriptdir/../../bin/bvd-add.pl -s $vcfdir/case_100k_bin_10_045.vcf -T J04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49]" office:value-type="string" office:string-value="echo $vcfdir/case_100k_bin_10_046.vcf &gt;&gt; $logfile&#10;$scriptdir/../../bin/bvd-add.pl -s $vcfdir/case_100k_bin_10_046.vcf -T J046_cancer  -d $dbdir&#10;endtime=$(date +%s)&#10;timediff=$((endtime-starttime))&#10;echo total excutetime so far $timediff seconds &gt;&gt; $logfile">
            <text:p>echo $vcfdir/case_100k_bin_10_046.vcf &gt;&gt; $logfile<text:line-break/>$scriptdir/../../bin/bvd-add.pl -s $vcfdir/case_100k_bin_10_046.vcf -T J04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0]" office:value-type="string" office:string-value="echo $vcfdir/case_100k_bin_10_047.vcf &gt;&gt; $logfile&#10;$scriptdir/../../bin/bvd-add.pl -s $vcfdir/case_100k_bin_10_047.vcf -T J047_cancer  -d $dbdir&#10;endtime=$(date +%s)&#10;timediff=$((endtime-starttime))&#10;echo total excutetime so far $timediff seconds &gt;&gt; $logfile">
            <text:p>echo $vcfdir/case_100k_bin_10_047.vcf &gt;&gt; $logfile<text:line-break/>$scriptdir/../../bin/bvd-add.pl -s $vcfdir/case_100k_bin_10_047.vcf -T J04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1]" office:value-type="string" office:string-value="echo $vcfdir/case_100k_bin_10_048.vcf &gt;&gt; $logfile&#10;$scriptdir/../../bin/bvd-add.pl -s $vcfdir/case_100k_bin_10_048.vcf -T J048_cancer  -d $dbdir&#10;endtime=$(date +%s)&#10;timediff=$((endtime-starttime))&#10;echo total excutetime so far $timediff seconds &gt;&gt; $logfile">
            <text:p>echo $vcfdir/case_100k_bin_10_048.vcf &gt;&gt; $logfile<text:line-break/>$scriptdir/../../bin/bvd-add.pl -s $vcfdir/case_100k_bin_10_048.vcf -T J04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2]" office:value-type="string" office:string-value="echo $vcfdir/case_100k_bin_10_049.vcf &gt;&gt; $logfile&#10;$scriptdir/../../bin/bvd-add.pl -s $vcfdir/case_100k_bin_10_049.vcf -T J049_cancer  -d $dbdir&#10;endtime=$(date +%s)&#10;timediff=$((endtime-starttime))&#10;echo total excutetime so far $timediff seconds &gt;&gt; $logfile">
            <text:p>echo $vcfdir/case_100k_bin_10_049.vcf &gt;&gt; $logfile<text:line-break/>$scriptdir/../../bin/bvd-add.pl -s $vcfdir/case_100k_bin_10_049.vcf -T J04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3]" office:value-type="string" office:string-value="echo $vcfdir/case_100k_bin_10_050.vcf &gt;&gt; $logfile&#10;$scriptdir/../../bin/bvd-add.pl -s $vcfdir/case_100k_bin_10_050.vcf -T J050_cancer  -d $dbdir&#10;endtime=$(date +%s)&#10;timediff=$((endtime-starttime))&#10;echo total excutetime so far $timediff seconds &gt;&gt; $logfile">
            <text:p>echo $vcfdir/case_100k_bin_10_050.vcf &gt;&gt; $logfile<text:line-break/>$scriptdir/../../bin/bvd-add.pl -s $vcfdir/case_100k_bin_10_050.vcf -T J05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4]" office:value-type="string" office:string-value="echo $vcfdir/case_100k_bin_10_051.vcf &gt;&gt; $logfile&#10;$scriptdir/../../bin/bvd-add.pl -s $vcfdir/case_100k_bin_10_051.vcf -T J051_cancer  -d $dbdir&#10;endtime=$(date +%s)&#10;timediff=$((endtime-starttime))&#10;echo total excutetime so far $timediff seconds &gt;&gt; $logfile">
            <text:p>echo $vcfdir/case_100k_bin_10_051.vcf &gt;&gt; $logfile<text:line-break/>$scriptdir/../../bin/bvd-add.pl -s $vcfdir/case_100k_bin_10_051.vcf -T J05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5]" office:value-type="string" office:string-value="echo $vcfdir/case_100k_bin_10_052.vcf &gt;&gt; $logfile&#10;$scriptdir/../../bin/bvd-add.pl -s $vcfdir/case_100k_bin_10_052.vcf -T J052_cancer  -d $dbdir&#10;endtime=$(date +%s)&#10;timediff=$((endtime-starttime))&#10;echo total excutetime so far $timediff seconds &gt;&gt; $logfile">
            <text:p>echo $vcfdir/case_100k_bin_10_052.vcf &gt;&gt; $logfile<text:line-break/>$scriptdir/../../bin/bvd-add.pl -s $vcfdir/case_100k_bin_10_052.vcf -T J05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6]" office:value-type="string" office:string-value="echo $vcfdir/case_100k_bin_10_053.vcf &gt;&gt; $logfile&#10;$scriptdir/../../bin/bvd-add.pl -s $vcfdir/case_100k_bin_10_053.vcf -T J053_cancer  -d $dbdir&#10;endtime=$(date +%s)&#10;timediff=$((endtime-starttime))&#10;echo total excutetime so far $timediff seconds &gt;&gt; $logfile">
            <text:p>echo $vcfdir/case_100k_bin_10_053.vcf &gt;&gt; $logfile<text:line-break/>$scriptdir/../../bin/bvd-add.pl -s $vcfdir/case_100k_bin_10_053.vcf -T J05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7]" office:value-type="string" office:string-value="echo $vcfdir/case_100k_bin_10_054.vcf &gt;&gt; $logfile&#10;$scriptdir/../../bin/bvd-add.pl -s $vcfdir/case_100k_bin_10_054.vcf -T J054_cancer  -d $dbdir&#10;endtime=$(date +%s)&#10;timediff=$((endtime-starttime))&#10;echo total excutetime so far $timediff seconds &gt;&gt; $logfile">
            <text:p>echo $vcfdir/case_100k_bin_10_054.vcf &gt;&gt; $logfile<text:line-break/>$scriptdir/../../bin/bvd-add.pl -s $vcfdir/case_100k_bin_10_054.vcf -T J05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8]" office:value-type="string" office:string-value="echo $vcfdir/case_100k_bin_10_055.vcf &gt;&gt; $logfile&#10;$scriptdir/../../bin/bvd-add.pl -s $vcfdir/case_100k_bin_10_055.vcf -T J055_cancer  -d $dbdir&#10;endtime=$(date +%s)&#10;timediff=$((endtime-starttime))&#10;echo total excutetime so far $timediff seconds &gt;&gt; $logfile">
            <text:p>echo $vcfdir/case_100k_bin_10_055.vcf &gt;&gt; $logfile<text:line-break/>$scriptdir/../../bin/bvd-add.pl -s $vcfdir/case_100k_bin_10_055.vcf -T J05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59]" office:value-type="string" office:string-value="echo $vcfdir/case_100k_bin_10_056.vcf &gt;&gt; $logfile&#10;$scriptdir/../../bin/bvd-add.pl -s $vcfdir/case_100k_bin_10_056.vcf -T J056_cancer  -d $dbdir&#10;endtime=$(date +%s)&#10;timediff=$((endtime-starttime))&#10;echo total excutetime so far $timediff seconds &gt;&gt; $logfile">
            <text:p>echo $vcfdir/case_100k_bin_10_056.vcf &gt;&gt; $logfile<text:line-break/>$scriptdir/../../bin/bvd-add.pl -s $vcfdir/case_100k_bin_10_056.vcf -T J05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0]" office:value-type="string" office:string-value="echo $vcfdir/case_100k_bin_10_057.vcf &gt;&gt; $logfile&#10;$scriptdir/../../bin/bvd-add.pl -s $vcfdir/case_100k_bin_10_057.vcf -T J057_cancer  -d $dbdir&#10;endtime=$(date +%s)&#10;timediff=$((endtime-starttime))&#10;echo total excutetime so far $timediff seconds &gt;&gt; $logfile">
            <text:p>echo $vcfdir/case_100k_bin_10_057.vcf &gt;&gt; $logfile<text:line-break/>$scriptdir/../../bin/bvd-add.pl -s $vcfdir/case_100k_bin_10_057.vcf -T J05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1]" office:value-type="string" office:string-value="echo $vcfdir/case_100k_bin_10_058.vcf &gt;&gt; $logfile&#10;$scriptdir/../../bin/bvd-add.pl -s $vcfdir/case_100k_bin_10_058.vcf -T J058_cancer  -d $dbdir&#10;endtime=$(date +%s)&#10;timediff=$((endtime-starttime))&#10;echo total excutetime so far $timediff seconds &gt;&gt; $logfile">
            <text:p>echo $vcfdir/case_100k_bin_10_058.vcf &gt;&gt; $logfile<text:line-break/>$scriptdir/../../bin/bvd-add.pl -s $vcfdir/case_100k_bin_10_058.vcf -T J05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2]" office:value-type="string" office:string-value="echo $vcfdir/case_100k_bin_10_059.vcf &gt;&gt; $logfile&#10;$scriptdir/../../bin/bvd-add.pl -s $vcfdir/case_100k_bin_10_059.vcf -T J059_cancer  -d $dbdir&#10;endtime=$(date +%s)&#10;timediff=$((endtime-starttime))&#10;echo total excutetime so far $timediff seconds &gt;&gt; $logfile">
            <text:p>echo $vcfdir/case_100k_bin_10_059.vcf &gt;&gt; $logfile<text:line-break/>$scriptdir/../../bin/bvd-add.pl -s $vcfdir/case_100k_bin_10_059.vcf -T J05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3]" office:value-type="string" office:string-value="echo $vcfdir/case_100k_bin_10_060.vcf &gt;&gt; $logfile&#10;$scriptdir/../../bin/bvd-add.pl -s $vcfdir/case_100k_bin_10_060.vcf -T J060_cancer  -d $dbdir&#10;endtime=$(date +%s)&#10;timediff=$((endtime-starttime))&#10;echo total excutetime so far $timediff seconds &gt;&gt; $logfile">
            <text:p>echo $vcfdir/case_100k_bin_10_060.vcf &gt;&gt; $logfile<text:line-break/>$scriptdir/../../bin/bvd-add.pl -s $vcfdir/case_100k_bin_10_060.vcf -T J06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4]" office:value-type="string" office:string-value="echo $vcfdir/case_100k_bin_10_061.vcf &gt;&gt; $logfile&#10;$scriptdir/../../bin/bvd-add.pl -s $vcfdir/case_100k_bin_10_061.vcf -T J061_cancer  -d $dbdir&#10;endtime=$(date +%s)&#10;timediff=$((endtime-starttime))&#10;echo total excutetime so far $timediff seconds &gt;&gt; $logfile">
            <text:p>echo $vcfdir/case_100k_bin_10_061.vcf &gt;&gt; $logfile<text:line-break/>$scriptdir/../../bin/bvd-add.pl -s $vcfdir/case_100k_bin_10_061.vcf -T J06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5]" office:value-type="string" office:string-value="echo $vcfdir/case_100k_bin_10_062.vcf &gt;&gt; $logfile&#10;$scriptdir/../../bin/bvd-add.pl -s $vcfdir/case_100k_bin_10_062.vcf -T J062_cancer  -d $dbdir&#10;endtime=$(date +%s)&#10;timediff=$((endtime-starttime))&#10;echo total excutetime so far $timediff seconds &gt;&gt; $logfile">
            <text:p>echo $vcfdir/case_100k_bin_10_062.vcf &gt;&gt; $logfile<text:line-break/>$scriptdir/../../bin/bvd-add.pl -s $vcfdir/case_100k_bin_10_062.vcf -T J06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6]" office:value-type="string" office:string-value="echo $vcfdir/case_100k_bin_10_063.vcf &gt;&gt; $logfile&#10;$scriptdir/../../bin/bvd-add.pl -s $vcfdir/case_100k_bin_10_063.vcf -T J063_cancer  -d $dbdir&#10;endtime=$(date +%s)&#10;timediff=$((endtime-starttime))&#10;echo total excutetime so far $timediff seconds &gt;&gt; $logfile">
            <text:p>echo $vcfdir/case_100k_bin_10_063.vcf &gt;&gt; $logfile<text:line-break/>$scriptdir/../../bin/bvd-add.pl -s $vcfdir/case_100k_bin_10_063.vcf -T J06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7]" office:value-type="string" office:string-value="echo $vcfdir/case_100k_bin_10_064.vcf &gt;&gt; $logfile&#10;$scriptdir/../../bin/bvd-add.pl -s $vcfdir/case_100k_bin_10_064.vcf -T J064_cancer  -d $dbdir&#10;endtime=$(date +%s)&#10;timediff=$((endtime-starttime))&#10;echo total excutetime so far $timediff seconds &gt;&gt; $logfile">
            <text:p>echo $vcfdir/case_100k_bin_10_064.vcf &gt;&gt; $logfile<text:line-break/>$scriptdir/../../bin/bvd-add.pl -s $vcfdir/case_100k_bin_10_064.vcf -T J06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8]" office:value-type="string" office:string-value="echo $vcfdir/case_100k_bin_10_065.vcf &gt;&gt; $logfile&#10;$scriptdir/../../bin/bvd-add.pl -s $vcfdir/case_100k_bin_10_065.vcf -T J065_cancer  -d $dbdir&#10;endtime=$(date +%s)&#10;timediff=$((endtime-starttime))&#10;echo total excutetime so far $timediff seconds &gt;&gt; $logfile">
            <text:p>echo $vcfdir/case_100k_bin_10_065.vcf &gt;&gt; $logfile<text:line-break/>$scriptdir/../../bin/bvd-add.pl -s $vcfdir/case_100k_bin_10_065.vcf -T J06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69]" office:value-type="string" office:string-value="echo $vcfdir/case_100k_bin_10_066.vcf &gt;&gt; $logfile&#10;$scriptdir/../../bin/bvd-add.pl -s $vcfdir/case_100k_bin_10_066.vcf -T J066_cancer  -d $dbdir&#10;endtime=$(date +%s)&#10;timediff=$((endtime-starttime))&#10;echo total excutetime so far $timediff seconds &gt;&gt; $logfile">
            <text:p>echo $vcfdir/case_100k_bin_10_066.vcf &gt;&gt; $logfile<text:line-break/>$scriptdir/../../bin/bvd-add.pl -s $vcfdir/case_100k_bin_10_066.vcf -T J06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0]" office:value-type="string" office:string-value="echo $vcfdir/case_100k_bin_10_067.vcf &gt;&gt; $logfile&#10;$scriptdir/../../bin/bvd-add.pl -s $vcfdir/case_100k_bin_10_067.vcf -T J067_cancer  -d $dbdir&#10;endtime=$(date +%s)&#10;timediff=$((endtime-starttime))&#10;echo total excutetime so far $timediff seconds &gt;&gt; $logfile">
            <text:p>echo $vcfdir/case_100k_bin_10_067.vcf &gt;&gt; $logfile<text:line-break/>$scriptdir/../../bin/bvd-add.pl -s $vcfdir/case_100k_bin_10_067.vcf -T J06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1]" office:value-type="string" office:string-value="echo $vcfdir/case_100k_bin_10_068.vcf &gt;&gt; $logfile&#10;$scriptdir/../../bin/bvd-add.pl -s $vcfdir/case_100k_bin_10_068.vcf -T J068_cancer  -d $dbdir&#10;endtime=$(date +%s)&#10;timediff=$((endtime-starttime))&#10;echo total excutetime so far $timediff seconds &gt;&gt; $logfile">
            <text:p>echo $vcfdir/case_100k_bin_10_068.vcf &gt;&gt; $logfile<text:line-break/>$scriptdir/../../bin/bvd-add.pl -s $vcfdir/case_100k_bin_10_068.vcf -T J06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2]" office:value-type="string" office:string-value="echo $vcfdir/case_100k_bin_10_069.vcf &gt;&gt; $logfile&#10;$scriptdir/../../bin/bvd-add.pl -s $vcfdir/case_100k_bin_10_069.vcf -T J069_cancer  -d $dbdir&#10;endtime=$(date +%s)&#10;timediff=$((endtime-starttime))&#10;echo total excutetime so far $timediff seconds &gt;&gt; $logfile">
            <text:p>echo $vcfdir/case_100k_bin_10_069.vcf &gt;&gt; $logfile<text:line-break/>$scriptdir/../../bin/bvd-add.pl -s $vcfdir/case_100k_bin_10_069.vcf -T J06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3]" office:value-type="string" office:string-value="echo $vcfdir/case_100k_bin_10_070.vcf &gt;&gt; $logfile&#10;$scriptdir/../../bin/bvd-add.pl -s $vcfdir/case_100k_bin_10_070.vcf -T J070_cancer  -d $dbdir&#10;endtime=$(date +%s)&#10;timediff=$((endtime-starttime))&#10;echo total excutetime so far $timediff seconds &gt;&gt; $logfile">
            <text:p>echo $vcfdir/case_100k_bin_10_070.vcf &gt;&gt; $logfile<text:line-break/>$scriptdir/../../bin/bvd-add.pl -s $vcfdir/case_100k_bin_10_070.vcf -T J07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4]" office:value-type="string" office:string-value="echo $vcfdir/case_100k_bin_10_071.vcf &gt;&gt; $logfile&#10;$scriptdir/../../bin/bvd-add.pl -s $vcfdir/case_100k_bin_10_071.vcf -T J071_cancer  -d $dbdir&#10;endtime=$(date +%s)&#10;timediff=$((endtime-starttime))&#10;echo total excutetime so far $timediff seconds &gt;&gt; $logfile">
            <text:p>echo $vcfdir/case_100k_bin_10_071.vcf &gt;&gt; $logfile<text:line-break/>$scriptdir/../../bin/bvd-add.pl -s $vcfdir/case_100k_bin_10_071.vcf -T J07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5]" office:value-type="string" office:string-value="echo $vcfdir/case_100k_bin_10_072.vcf &gt;&gt; $logfile&#10;$scriptdir/../../bin/bvd-add.pl -s $vcfdir/case_100k_bin_10_072.vcf -T J072_cancer  -d $dbdir&#10;endtime=$(date +%s)&#10;timediff=$((endtime-starttime))&#10;echo total excutetime so far $timediff seconds &gt;&gt; $logfile">
            <text:p>echo $vcfdir/case_100k_bin_10_072.vcf &gt;&gt; $logfile<text:line-break/>$scriptdir/../../bin/bvd-add.pl -s $vcfdir/case_100k_bin_10_072.vcf -T J07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6]" office:value-type="string" office:string-value="echo $vcfdir/case_100k_bin_10_073.vcf &gt;&gt; $logfile&#10;$scriptdir/../../bin/bvd-add.pl -s $vcfdir/case_100k_bin_10_073.vcf -T J073_cancer  -d $dbdir&#10;endtime=$(date +%s)&#10;timediff=$((endtime-starttime))&#10;echo total excutetime so far $timediff seconds &gt;&gt; $logfile">
            <text:p>echo $vcfdir/case_100k_bin_10_073.vcf &gt;&gt; $logfile<text:line-break/>$scriptdir/../../bin/bvd-add.pl -s $vcfdir/case_100k_bin_10_073.vcf -T J07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7]" office:value-type="string" office:string-value="echo $vcfdir/case_100k_bin_10_074.vcf &gt;&gt; $logfile&#10;$scriptdir/../../bin/bvd-add.pl -s $vcfdir/case_100k_bin_10_074.vcf -T J074_cancer  -d $dbdir&#10;endtime=$(date +%s)&#10;timediff=$((endtime-starttime))&#10;echo total excutetime so far $timediff seconds &gt;&gt; $logfile">
            <text:p>echo $vcfdir/case_100k_bin_10_074.vcf &gt;&gt; $logfile<text:line-break/>$scriptdir/../../bin/bvd-add.pl -s $vcfdir/case_100k_bin_10_074.vcf -T J07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8]" office:value-type="string" office:string-value="echo $vcfdir/case_100k_bin_10_075.vcf &gt;&gt; $logfile&#10;$scriptdir/../../bin/bvd-add.pl -s $vcfdir/case_100k_bin_10_075.vcf -T J075_cancer  -d $dbdir&#10;endtime=$(date +%s)&#10;timediff=$((endtime-starttime))&#10;echo total excutetime so far $timediff seconds &gt;&gt; $logfile">
            <text:p>echo $vcfdir/case_100k_bin_10_075.vcf &gt;&gt; $logfile<text:line-break/>$scriptdir/../../bin/bvd-add.pl -s $vcfdir/case_100k_bin_10_075.vcf -T J07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79]" office:value-type="string" office:string-value="echo $vcfdir/case_100k_bin_10_076.vcf &gt;&gt; $logfile&#10;$scriptdir/../../bin/bvd-add.pl -s $vcfdir/case_100k_bin_10_076.vcf -T J076_cancer  -d $dbdir&#10;endtime=$(date +%s)&#10;timediff=$((endtime-starttime))&#10;echo total excutetime so far $timediff seconds &gt;&gt; $logfile">
            <text:p>echo $vcfdir/case_100k_bin_10_076.vcf &gt;&gt; $logfile<text:line-break/>$scriptdir/../../bin/bvd-add.pl -s $vcfdir/case_100k_bin_10_076.vcf -T J07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0]" office:value-type="string" office:string-value="echo $vcfdir/case_100k_bin_10_077.vcf &gt;&gt; $logfile&#10;$scriptdir/../../bin/bvd-add.pl -s $vcfdir/case_100k_bin_10_077.vcf -T J077_cancer  -d $dbdir&#10;endtime=$(date +%s)&#10;timediff=$((endtime-starttime))&#10;echo total excutetime so far $timediff seconds &gt;&gt; $logfile">
            <text:p>echo $vcfdir/case_100k_bin_10_077.vcf &gt;&gt; $logfile<text:line-break/>$scriptdir/../../bin/bvd-add.pl -s $vcfdir/case_100k_bin_10_077.vcf -T J07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1]" office:value-type="string" office:string-value="echo $vcfdir/case_100k_bin_10_078.vcf &gt;&gt; $logfile&#10;$scriptdir/../../bin/bvd-add.pl -s $vcfdir/case_100k_bin_10_078.vcf -T J078_cancer  -d $dbdir&#10;endtime=$(date +%s)&#10;timediff=$((endtime-starttime))&#10;echo total excutetime so far $timediff seconds &gt;&gt; $logfile">
            <text:p>echo $vcfdir/case_100k_bin_10_078.vcf &gt;&gt; $logfile<text:line-break/>$scriptdir/../../bin/bvd-add.pl -s $vcfdir/case_100k_bin_10_078.vcf -T J07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2]" office:value-type="string" office:string-value="echo $vcfdir/case_100k_bin_10_079.vcf &gt;&gt; $logfile&#10;$scriptdir/../../bin/bvd-add.pl -s $vcfdir/case_100k_bin_10_079.vcf -T J079_cancer  -d $dbdir&#10;endtime=$(date +%s)&#10;timediff=$((endtime-starttime))&#10;echo total excutetime so far $timediff seconds &gt;&gt; $logfile">
            <text:p>echo $vcfdir/case_100k_bin_10_079.vcf &gt;&gt; $logfile<text:line-break/>$scriptdir/../../bin/bvd-add.pl -s $vcfdir/case_100k_bin_10_079.vcf -T J07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3]" office:value-type="string" office:string-value="echo $vcfdir/case_100k_bin_10_080.vcf &gt;&gt; $logfile&#10;$scriptdir/../../bin/bvd-add.pl -s $vcfdir/case_100k_bin_10_080.vcf -T J080_cancer  -d $dbdir&#10;endtime=$(date +%s)&#10;timediff=$((endtime-starttime))&#10;echo total excutetime so far $timediff seconds &gt;&gt; $logfile">
            <text:p>echo $vcfdir/case_100k_bin_10_080.vcf &gt;&gt; $logfile<text:line-break/>$scriptdir/../../bin/bvd-add.pl -s $vcfdir/case_100k_bin_10_080.vcf -T J08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4]" office:value-type="string" office:string-value="echo $vcfdir/case_100k_bin_10_081.vcf &gt;&gt; $logfile&#10;$scriptdir/../../bin/bvd-add.pl -s $vcfdir/case_100k_bin_10_081.vcf -T J081_cancer  -d $dbdir&#10;endtime=$(date +%s)&#10;timediff=$((endtime-starttime))&#10;echo total excutetime so far $timediff seconds &gt;&gt; $logfile">
            <text:p>echo $vcfdir/case_100k_bin_10_081.vcf &gt;&gt; $logfile<text:line-break/>$scriptdir/../../bin/bvd-add.pl -s $vcfdir/case_100k_bin_10_081.vcf -T J08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5]" office:value-type="string" office:string-value="echo $vcfdir/case_100k_bin_10_082.vcf &gt;&gt; $logfile&#10;$scriptdir/../../bin/bvd-add.pl -s $vcfdir/case_100k_bin_10_082.vcf -T J082_cancer  -d $dbdir&#10;endtime=$(date +%s)&#10;timediff=$((endtime-starttime))&#10;echo total excutetime so far $timediff seconds &gt;&gt; $logfile">
            <text:p>echo $vcfdir/case_100k_bin_10_082.vcf &gt;&gt; $logfile<text:line-break/>$scriptdir/../../bin/bvd-add.pl -s $vcfdir/case_100k_bin_10_082.vcf -T J08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6]" office:value-type="string" office:string-value="echo $vcfdir/case_100k_bin_10_083.vcf &gt;&gt; $logfile&#10;$scriptdir/../../bin/bvd-add.pl -s $vcfdir/case_100k_bin_10_083.vcf -T J083_cancer  -d $dbdir&#10;endtime=$(date +%s)&#10;timediff=$((endtime-starttime))&#10;echo total excutetime so far $timediff seconds &gt;&gt; $logfile">
            <text:p>echo $vcfdir/case_100k_bin_10_083.vcf &gt;&gt; $logfile<text:line-break/>$scriptdir/../../bin/bvd-add.pl -s $vcfdir/case_100k_bin_10_083.vcf -T J08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7]" office:value-type="string" office:string-value="echo $vcfdir/case_100k_bin_10_084.vcf &gt;&gt; $logfile&#10;$scriptdir/../../bin/bvd-add.pl -s $vcfdir/case_100k_bin_10_084.vcf -T J084_cancer  -d $dbdir&#10;endtime=$(date +%s)&#10;timediff=$((endtime-starttime))&#10;echo total excutetime so far $timediff seconds &gt;&gt; $logfile">
            <text:p>echo $vcfdir/case_100k_bin_10_084.vcf &gt;&gt; $logfile<text:line-break/>$scriptdir/../../bin/bvd-add.pl -s $vcfdir/case_100k_bin_10_084.vcf -T J08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8]" office:value-type="string" office:string-value="echo $vcfdir/case_100k_bin_10_085.vcf &gt;&gt; $logfile&#10;$scriptdir/../../bin/bvd-add.pl -s $vcfdir/case_100k_bin_10_085.vcf -T J085_cancer  -d $dbdir&#10;endtime=$(date +%s)&#10;timediff=$((endtime-starttime))&#10;echo total excutetime so far $timediff seconds &gt;&gt; $logfile">
            <text:p>echo $vcfdir/case_100k_bin_10_085.vcf &gt;&gt; $logfile<text:line-break/>$scriptdir/../../bin/bvd-add.pl -s $vcfdir/case_100k_bin_10_085.vcf -T J08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89]" office:value-type="string" office:string-value="echo $vcfdir/case_100k_bin_10_086.vcf &gt;&gt; $logfile&#10;$scriptdir/../../bin/bvd-add.pl -s $vcfdir/case_100k_bin_10_086.vcf -T J086_cancer  -d $dbdir&#10;endtime=$(date +%s)&#10;timediff=$((endtime-starttime))&#10;echo total excutetime so far $timediff seconds &gt;&gt; $logfile">
            <text:p>echo $vcfdir/case_100k_bin_10_086.vcf &gt;&gt; $logfile<text:line-break/>$scriptdir/../../bin/bvd-add.pl -s $vcfdir/case_100k_bin_10_086.vcf -T J08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0]" office:value-type="string" office:string-value="echo $vcfdir/case_100k_bin_10_087.vcf &gt;&gt; $logfile&#10;$scriptdir/../../bin/bvd-add.pl -s $vcfdir/case_100k_bin_10_087.vcf -T J087_cancer  -d $dbdir&#10;endtime=$(date +%s)&#10;timediff=$((endtime-starttime))&#10;echo total excutetime so far $timediff seconds &gt;&gt; $logfile">
            <text:p>echo $vcfdir/case_100k_bin_10_087.vcf &gt;&gt; $logfile<text:line-break/>$scriptdir/../../bin/bvd-add.pl -s $vcfdir/case_100k_bin_10_087.vcf -T J08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1]" office:value-type="string" office:string-value="echo $vcfdir/case_100k_bin_10_088.vcf &gt;&gt; $logfile&#10;$scriptdir/../../bin/bvd-add.pl -s $vcfdir/case_100k_bin_10_088.vcf -T J088_cancer  -d $dbdir&#10;endtime=$(date +%s)&#10;timediff=$((endtime-starttime))&#10;echo total excutetime so far $timediff seconds &gt;&gt; $logfile">
            <text:p>echo $vcfdir/case_100k_bin_10_088.vcf &gt;&gt; $logfile<text:line-break/>$scriptdir/../../bin/bvd-add.pl -s $vcfdir/case_100k_bin_10_088.vcf -T J08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2]" office:value-type="string" office:string-value="echo $vcfdir/case_100k_bin_10_089.vcf &gt;&gt; $logfile&#10;$scriptdir/../../bin/bvd-add.pl -s $vcfdir/case_100k_bin_10_089.vcf -T J089_cancer  -d $dbdir&#10;endtime=$(date +%s)&#10;timediff=$((endtime-starttime))&#10;echo total excutetime so far $timediff seconds &gt;&gt; $logfile">
            <text:p>echo $vcfdir/case_100k_bin_10_089.vcf &gt;&gt; $logfile<text:line-break/>$scriptdir/../../bin/bvd-add.pl -s $vcfdir/case_100k_bin_10_089.vcf -T J08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3]" office:value-type="string" office:string-value="echo $vcfdir/case_100k_bin_10_090.vcf &gt;&gt; $logfile&#10;$scriptdir/../../bin/bvd-add.pl -s $vcfdir/case_100k_bin_10_090.vcf -T J090_cancer  -d $dbdir&#10;endtime=$(date +%s)&#10;timediff=$((endtime-starttime))&#10;echo total excutetime so far $timediff seconds &gt;&gt; $logfile">
            <text:p>echo $vcfdir/case_100k_bin_10_090.vcf &gt;&gt; $logfile<text:line-break/>$scriptdir/../../bin/bvd-add.pl -s $vcfdir/case_100k_bin_10_090.vcf -T J09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4]" office:value-type="string" office:string-value="echo $vcfdir/case_100k_bin_10_091.vcf &gt;&gt; $logfile&#10;$scriptdir/../../bin/bvd-add.pl -s $vcfdir/case_100k_bin_10_091.vcf -T J091_cancer  -d $dbdir&#10;endtime=$(date +%s)&#10;timediff=$((endtime-starttime))&#10;echo total excutetime so far $timediff seconds &gt;&gt; $logfile">
            <text:p>echo $vcfdir/case_100k_bin_10_091.vcf &gt;&gt; $logfile<text:line-break/>$scriptdir/../../bin/bvd-add.pl -s $vcfdir/case_100k_bin_10_091.vcf -T J091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5]" office:value-type="string" office:string-value="echo $vcfdir/case_100k_bin_10_092.vcf &gt;&gt; $logfile&#10;$scriptdir/../../bin/bvd-add.pl -s $vcfdir/case_100k_bin_10_092.vcf -T J092_cancer  -d $dbdir&#10;endtime=$(date +%s)&#10;timediff=$((endtime-starttime))&#10;echo total excutetime so far $timediff seconds &gt;&gt; $logfile">
            <text:p>echo $vcfdir/case_100k_bin_10_092.vcf &gt;&gt; $logfile<text:line-break/>$scriptdir/../../bin/bvd-add.pl -s $vcfdir/case_100k_bin_10_092.vcf -T J092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6]" office:value-type="string" office:string-value="echo $vcfdir/case_100k_bin_10_093.vcf &gt;&gt; $logfile&#10;$scriptdir/../../bin/bvd-add.pl -s $vcfdir/case_100k_bin_10_093.vcf -T J093_cancer  -d $dbdir&#10;endtime=$(date +%s)&#10;timediff=$((endtime-starttime))&#10;echo total excutetime so far $timediff seconds &gt;&gt; $logfile">
            <text:p>echo $vcfdir/case_100k_bin_10_093.vcf &gt;&gt; $logfile<text:line-break/>$scriptdir/../../bin/bvd-add.pl -s $vcfdir/case_100k_bin_10_093.vcf -T J093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7]" office:value-type="string" office:string-value="echo $vcfdir/case_100k_bin_10_094.vcf &gt;&gt; $logfile&#10;$scriptdir/../../bin/bvd-add.pl -s $vcfdir/case_100k_bin_10_094.vcf -T J094_cancer  -d $dbdir&#10;endtime=$(date +%s)&#10;timediff=$((endtime-starttime))&#10;echo total excutetime so far $timediff seconds &gt;&gt; $logfile">
            <text:p>echo $vcfdir/case_100k_bin_10_094.vcf &gt;&gt; $logfile<text:line-break/>$scriptdir/../../bin/bvd-add.pl -s $vcfdir/case_100k_bin_10_094.vcf -T J094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8]" office:value-type="string" office:string-value="echo $vcfdir/case_100k_bin_10_095.vcf &gt;&gt; $logfile&#10;$scriptdir/../../bin/bvd-add.pl -s $vcfdir/case_100k_bin_10_095.vcf -T J095_cancer  -d $dbdir&#10;endtime=$(date +%s)&#10;timediff=$((endtime-starttime))&#10;echo total excutetime so far $timediff seconds &gt;&gt; $logfile">
            <text:p>echo $vcfdir/case_100k_bin_10_095.vcf &gt;&gt; $logfile<text:line-break/>$scriptdir/../../bin/bvd-add.pl -s $vcfdir/case_100k_bin_10_095.vcf -T J095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99]" office:value-type="string" office:string-value="echo $vcfdir/case_100k_bin_10_096.vcf &gt;&gt; $logfile&#10;$scriptdir/../../bin/bvd-add.pl -s $vcfdir/case_100k_bin_10_096.vcf -T J096_cancer  -d $dbdir&#10;endtime=$(date +%s)&#10;timediff=$((endtime-starttime))&#10;echo total excutetime so far $timediff seconds &gt;&gt; $logfile">
            <text:p>echo $vcfdir/case_100k_bin_10_096.vcf &gt;&gt; $logfile<text:line-break/>$scriptdir/../../bin/bvd-add.pl -s $vcfdir/case_100k_bin_10_096.vcf -T J096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00]" office:value-type="string" office:string-value="echo $vcfdir/case_100k_bin_10_097.vcf &gt;&gt; $logfile&#10;$scriptdir/../../bin/bvd-add.pl -s $vcfdir/case_100k_bin_10_097.vcf -T J097_cancer  -d $dbdir&#10;endtime=$(date +%s)&#10;timediff=$((endtime-starttime))&#10;echo total excutetime so far $timediff seconds &gt;&gt; $logfile">
            <text:p>echo $vcfdir/case_100k_bin_10_097.vcf &gt;&gt; $logfile<text:line-break/>$scriptdir/../../bin/bvd-add.pl -s $vcfdir/case_100k_bin_10_097.vcf -T J097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01]" office:value-type="string" office:string-value="echo $vcfdir/case_100k_bin_10_098.vcf &gt;&gt; $logfile&#10;$scriptdir/../../bin/bvd-add.pl -s $vcfdir/case_100k_bin_10_098.vcf -T J098_cancer  -d $dbdir&#10;endtime=$(date +%s)&#10;timediff=$((endtime-starttime))&#10;echo total excutetime so far $timediff seconds &gt;&gt; $logfile">
            <text:p>echo $vcfdir/case_100k_bin_10_098.vcf &gt;&gt; $logfile<text:line-break/>$scriptdir/../../bin/bvd-add.pl -s $vcfdir/case_100k_bin_10_098.vcf -T J098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02]" office:value-type="string" office:string-value="echo $vcfdir/case_100k_bin_10_099.vcf &gt;&gt; $logfile&#10;$scriptdir/../../bin/bvd-add.pl -s $vcfdir/case_100k_bin_10_099.vcf -T J099_cancer  -d $dbdir&#10;endtime=$(date +%s)&#10;timediff=$((endtime-starttime))&#10;echo total excutetime so far $timediff seconds &gt;&gt; $logfile">
            <text:p>echo $vcfdir/case_100k_bin_10_099.vcf &gt;&gt; $logfile<text:line-break/>$scriptdir/../../bin/bvd-add.pl -s $vcfdir/case_100k_bin_10_099.vcf -T J099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  <table:table-row table:style-name="ro2">
          <table:table-cell table:number-columns-repeated="12"/>
          <table:table-cell table:formula="of:=[.V103]" office:value-type="string" office:string-value="echo $vcfdir/case_100k_bin_10_100.vcf &gt;&gt; $logfile&#10;$scriptdir/../../bin/bvd-add.pl -s $vcfdir/case_100k_bin_10_100.vcf -T J100_cancer  -d $dbdir&#10;endtime=$(date +%s)&#10;timediff=$((endtime-starttime))&#10;echo total excutetime so far $timediff seconds &gt;&gt; $logfile">
            <text:p>echo $vcfdir/case_100k_bin_10_100.vcf &gt;&gt; $logfile<text:line-break/>$scriptdir/../../bin/bvd-add.pl -s $vcfdir/case_100k_bin_10_100.vcf -T J100_cancer <text:s/>-d $dbdir<text:line-break/>endtime=$(date +%s)<text:line-break/>timediff=$((endtime-starttime))<text:line-break/>echo total excutetime so far $timediff seconds &gt;&gt; $logfile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6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25T12:24:57</meta:creation-date>
    <dc:date>2012-02-25T16:54:06</dc:date>
    <dc:creator>jessada </dc:creator>
    <meta:editing-duration>PT4H29M9S</meta:editing-duration>
    <meta:editing-cycles>2</meta:editing-cycles>
    <meta:generator>LibreOffice/3.4$Linux LibreOffice_project/340m1$Build-302</meta:generator>
    <meta:document-statistic meta:table-count="3" meta:cell-count="3030" meta:object-count="0"/>
  </office:meta>
</office:document-meta>
</file>